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lections-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table:formula="of:=SUBSTITUTE([.A2];&quot;./&quot;;&quot;&quot;)" office:value-type="string" office:string-value=".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AN</text:p>
          </table:table-cell>
          <table:table-cell table:formula="of:=SUBSTITUTE([.A3];&quot;./&quot;;&quot;&quot;)" office:value-type="string" office:string-value="AN" calcext:value-type="string">
            <text:p>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DN</text:p>
          </table:table-cell>
          <table:table-cell table:formula="of:=SUBSTITUTE([.A4];&quot;./&quot;;&quot;&quot;)" office:value-type="string" office:string-value="DN" calcext:value-type="string">
            <text:p>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</text:p>
          </table:table-cell>
          <table:table-cell table:formula="of:=SUBSTITUTE([.A5];&quot;./&quot;;&quot;&quot;)" office:value-type="string" office:string-value="KN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Dhp</text:p>
          </table:table-cell>
          <table:table-cell table:formula="of:=SUBSTITUTE([.A6];&quot;./&quot;;&quot;&quot;)" office:value-type="string" office:string-value="KN/Dhp" calcext:value-type="string">
            <text:p>KN/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Iti</text:p>
          </table:table-cell>
          <table:table-cell table:formula="of:=SUBSTITUTE([.A7];&quot;./&quot;;&quot;&quot;)" office:value-type="string" office:string-value="KN/Iti" calcext:value-type="string">
            <text:p>KN/I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Khp</text:p>
          </table:table-cell>
          <table:table-cell table:formula="of:=SUBSTITUTE([.A8];&quot;./&quot;;&quot;&quot;)" office:value-type="string" office:string-value="KN/Khp" calcext:value-type="string">
            <text:p>KN/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StNp</text:p>
          </table:table-cell>
          <table:table-cell table:formula="of:=SUBSTITUTE([.A9];&quot;./&quot;;&quot;&quot;)" office:value-type="string" office:string-value="KN/StNp" calcext:value-type="string">
            <text:p>KN/S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Thag</text:p>
          </table:table-cell>
          <table:table-cell table:formula="of:=SUBSTITUTE([.A10];&quot;./&quot;;&quot;&quot;)" office:value-type="string" office:string-value="KN/Thag" calcext:value-type="string">
            <text:p>KN/Th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Thig</text:p>
          </table:table-cell>
          <table:table-cell table:formula="of:=SUBSTITUTE([.A11];&quot;./&quot;;&quot;&quot;)" office:value-type="string" office:string-value="KN/Thig" calcext:value-type="string">
            <text:p>KN/Th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Ud</text:p>
          </table:table-cell>
          <table:table-cell table:formula="of:=SUBSTITUTE([.A12];&quot;./&quot;;&quot;&quot;)" office:value-type="string" office:string-value="KN/Ud" calcext:value-type="string">
            <text:p>KN/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N</text:p>
          </table:table-cell>
          <table:table-cell table:formula="of:=SUBSTITUTE([.A13];&quot;./&quot;;&quot;&quot;)" office:value-type="string" office:string-value="MN" calcext:value-type="string">
            <text:p>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SN</text:p>
          </table:table-cell>
          <table:table-cell table:formula="of:=SUBSTITUTE([.A14];&quot;./&quot;;&quot;&quot;)" office:value-type="string" office:string-value="SN" calcext:value-type="string">
            <text:p>SN</text:p>
          </table:table-cell>
          <table:table-cell table:number-columns-repeated="2"/>
        </table:table-row>
      </table:table>
      <table:table table:name="AN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AN1_21.txt</text:p>
          </table:table-cell>
          <table:table-cell table:formula="of:=SUBSTITUTE([.A2];&quot;.txt&quot;;&quot;&quot;)" office:value-type="string" office:string-value="AN1_21" calcext:value-type="string">
            <text:p>AN1_21</text:p>
          </table:table-cell>
          <table:table-cell table:formula="of:=MID([.B2];3;100)" office:value-type="string" office:string-value="1_21" calcext:value-type="string">
            <text:p>1_2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1_45.txt</text:p>
          </table:table-cell>
          <table:table-cell table:formula="of:=SUBSTITUTE([.A3];&quot;.txt&quot;;&quot;&quot;)" office:value-type="string" office:string-value="AN1_45" calcext:value-type="string">
            <text:p>AN1_45</text:p>
          </table:table-cell>
          <table:table-cell table:formula="of:=MID([.B3];3;100)" office:value-type="string" office:string-value="1_45" calcext:value-type="string">
            <text:p>1_45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1_48.txt</text:p>
          </table:table-cell>
          <table:table-cell table:formula="of:=SUBSTITUTE([.A4];&quot;.txt&quot;;&quot;&quot;)" office:value-type="string" office:string-value="AN1_48" calcext:value-type="string">
            <text:p>AN1_48</text:p>
          </table:table-cell>
          <table:table-cell table:formula="of:=MID([.B4];3;100)" office:value-type="string" office:string-value="1_48" calcext:value-type="string">
            <text:p>1_48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1_49.txt</text:p>
          </table:table-cell>
          <table:table-cell table:formula="of:=SUBSTITUTE([.A5];&quot;.txt&quot;;&quot;&quot;)" office:value-type="string" office:string-value="AN1_49" calcext:value-type="string">
            <text:p>AN1_49</text:p>
          </table:table-cell>
          <table:table-cell table:formula="of:=MID([.B5];3;100)" office:value-type="string" office:string-value="1_49" calcext:value-type="string">
            <text:p>1_49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1_50.txt</text:p>
          </table:table-cell>
          <table:table-cell table:formula="of:=SUBSTITUTE([.A6];&quot;.txt&quot;;&quot;&quot;)" office:value-type="string" office:string-value="AN1_50" calcext:value-type="string">
            <text:p>AN1_50</text:p>
          </table:table-cell>
          <table:table-cell table:formula="of:=MID([.B6];3;100)" office:value-type="string" office:string-value="1_50" calcext:value-type="string">
            <text:p>1_50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1_140.txt</text:p>
          </table:table-cell>
          <table:table-cell table:formula="of:=SUBSTITUTE([.A7];&quot;.txt&quot;;&quot;&quot;)" office:value-type="string" office:string-value="AN1_140" calcext:value-type="string">
            <text:p>AN1_140</text:p>
          </table:table-cell>
          <table:table-cell table:formula="of:=MID([.B7];3;100)" office:value-type="string" office:string-value="1_140" calcext:value-type="string">
            <text:p>1_140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1_329.txt</text:p>
          </table:table-cell>
          <table:table-cell table:formula="of:=SUBSTITUTE([.A8];&quot;.txt&quot;;&quot;&quot;)" office:value-type="string" office:string-value="AN1_329" calcext:value-type="string">
            <text:p>AN1_329</text:p>
          </table:table-cell>
          <table:table-cell table:formula="of:=MID([.B8];3;100)" office:value-type="string" office:string-value="1_329" calcext:value-type="string">
            <text:p>1_329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N2_5.txt</text:p>
          </table:table-cell>
          <table:table-cell table:formula="of:=SUBSTITUTE([.A9];&quot;.txt&quot;;&quot;&quot;)" office:value-type="string" office:string-value="AN2_5" calcext:value-type="string">
            <text:p>AN2_5</text:p>
          </table:table-cell>
          <table:table-cell table:formula="of:=MID([.B9];3;100)" office:value-type="string" office:string-value="2_5" calcext:value-type="string">
            <text:p>2_5</text:p>
          </table:table-cell>
          <table:table-cell table:formula="of:=VALUE(SUBSTITUTE(ORG.LIBREOFFICE.REGEX([.C9];&quot;(\d)+_&quot;); &quot;_&quot;;&quot;&quot;))" office:value-type="float" office:value="2" calcext:value-type="float">
            <text:p>2</text:p>
          </table:table-cell>
          <table:table-cell table:formula="of:=VALUE(SUBSTITUTE(ORG.LIBREOFFICE.REGEX([.C9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2_9.txt</text:p>
          </table:table-cell>
          <table:table-cell table:formula="of:=SUBSTITUTE([.A10];&quot;.txt&quot;;&quot;&quot;)" office:value-type="string" office:string-value="AN2_9" calcext:value-type="string">
            <text:p>AN2_9</text:p>
          </table:table-cell>
          <table:table-cell table:formula="of:=MID([.B10];3;100)" office:value-type="string" office:string-value="2_9" calcext:value-type="string">
            <text:p>2_9</text:p>
          </table:table-cell>
          <table:table-cell table:formula="of:=VALUE(SUBSTITUTE(ORG.LIBREOFFICE.REGEX([.C10];&quot;(\d)+_&quot;); &quot;_&quot;;&quot;&quot;))" office:value-type="float" office:value="2" calcext:value-type="float">
            <text:p>2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2_18.txt</text:p>
          </table:table-cell>
          <table:table-cell table:formula="of:=SUBSTITUTE([.A11];&quot;.txt&quot;;&quot;&quot;)" office:value-type="string" office:string-value="AN2_18" calcext:value-type="string">
            <text:p>AN2_18</text:p>
          </table:table-cell>
          <table:table-cell table:formula="of:=MID([.B11];3;100)" office:value-type="string" office:string-value="2_18" calcext:value-type="string">
            <text:p>2_18</text:p>
          </table:table-cell>
          <table:table-cell table:formula="of:=VALUE(SUBSTITUTE(ORG.LIBREOFFICE.REGEX([.C11];&quot;(\d)+_&quot;); &quot;_&quot;;&quot;&quot;))" office:value-type="float" office:value="2" calcext:value-type="float">
            <text:p>2</text:p>
          </table:table-cell>
          <table:table-cell table:formula="of:=VALUE(SUBSTITUTE(ORG.LIBREOFFICE.REGEX([.C1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2_19.txt</text:p>
          </table:table-cell>
          <table:table-cell table:formula="of:=SUBSTITUTE([.A12];&quot;.txt&quot;;&quot;&quot;)" office:value-type="string" office:string-value="AN2_19" calcext:value-type="string">
            <text:p>AN2_19</text:p>
          </table:table-cell>
          <table:table-cell table:formula="of:=MID([.B12];3;100)" office:value-type="string" office:string-value="2_19" calcext:value-type="string">
            <text:p>2_19</text:p>
          </table:table-cell>
          <table:table-cell table:formula="of:=VALUE(SUBSTITUTE(ORG.LIBREOFFICE.REGEX([.C12];&quot;(\d)+_&quot;); &quot;_&quot;;&quot;&quot;))" office:value-type="float" office:value="2" calcext:value-type="float">
            <text:p>2</text:p>
          </table:table-cell>
          <table:table-cell table:formula="of:=VALUE(SUBSTITUTE(ORG.LIBREOFFICE.REGEX([.C1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2_21.txt</text:p>
          </table:table-cell>
          <table:table-cell table:formula="of:=SUBSTITUTE([.A13];&quot;.txt&quot;;&quot;&quot;)" office:value-type="string" office:string-value="AN2_21" calcext:value-type="string">
            <text:p>AN2_21</text:p>
          </table:table-cell>
          <table:table-cell table:formula="of:=MID([.B13];3;100)" office:value-type="string" office:string-value="2_21" calcext:value-type="string">
            <text:p>2_21</text:p>
          </table:table-cell>
          <table:table-cell table:formula="of:=VALUE(SUBSTITUTE(ORG.LIBREOFFICE.REGEX([.C13];&quot;(\d)+_&quot;); &quot;_&quot;;&quot;&quot;))" office:value-type="float" office:value="2" calcext:value-type="float">
            <text:p>2</text:p>
          </table:table-cell>
          <table:table-cell table:formula="of:=VALUE(SUBSTITUTE(ORG.LIBREOFFICE.REGEX([.C13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2_23.txt</text:p>
          </table:table-cell>
          <table:table-cell table:formula="of:=SUBSTITUTE([.A14];&quot;.txt&quot;;&quot;&quot;)" office:value-type="string" office:string-value="AN2_23" calcext:value-type="string">
            <text:p>AN2_23</text:p>
          </table:table-cell>
          <table:table-cell table:formula="of:=MID([.B14];3;100)" office:value-type="string" office:string-value="2_23" calcext:value-type="string">
            <text:p>2_23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2_24.txt</text:p>
          </table:table-cell>
          <table:table-cell table:formula="of:=SUBSTITUTE([.A15];&quot;.txt&quot;;&quot;&quot;)" office:value-type="string" office:string-value="AN2_24" calcext:value-type="string">
            <text:p>AN2_24</text:p>
          </table:table-cell>
          <table:table-cell table:formula="of:=MID([.B15];3;100)" office:value-type="string" office:string-value="2_24" calcext:value-type="string">
            <text:p>2_24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2_29.txt</text:p>
          </table:table-cell>
          <table:table-cell table:formula="of:=SUBSTITUTE([.A16];&quot;.txt&quot;;&quot;&quot;)" office:value-type="string" office:string-value="AN2_29" calcext:value-type="string">
            <text:p>AN2_29</text:p>
          </table:table-cell>
          <table:table-cell table:formula="of:=MID([.B16];3;100)" office:value-type="string" office:string-value="2_29" calcext:value-type="string">
            <text:p>2_29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2_30.txt</text:p>
          </table:table-cell>
          <table:table-cell table:formula="of:=SUBSTITUTE([.A17];&quot;.txt&quot;;&quot;&quot;)" office:value-type="string" office:string-value="AN2_30" calcext:value-type="string">
            <text:p>AN2_30</text:p>
          </table:table-cell>
          <table:table-cell table:formula="of:=MID([.B17];3;100)" office:value-type="string" office:string-value="2_30" calcext:value-type="string">
            <text:p>2_30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2_31.txt</text:p>
          </table:table-cell>
          <table:table-cell table:formula="of:=SUBSTITUTE([.A18];&quot;.txt&quot;;&quot;&quot;)" office:value-type="string" office:string-value="AN2_31" calcext:value-type="string">
            <text:p>AN2_31</text:p>
          </table:table-cell>
          <table:table-cell table:formula="of:=MID([.B18];3;100)" office:value-type="string" office:string-value="2_31" calcext:value-type="string">
            <text:p>2_31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2_35.txt</text:p>
          </table:table-cell>
          <table:table-cell table:formula="of:=SUBSTITUTE([.A19];&quot;.txt&quot;;&quot;&quot;)" office:value-type="string" office:string-value="AN2_35" calcext:value-type="string">
            <text:p>AN2_35</text:p>
          </table:table-cell>
          <table:table-cell table:formula="of:=MID([.B19];3;100)" office:value-type="string" office:string-value="2_35" calcext:value-type="string">
            <text:p>2_35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2_36.txt</text:p>
          </table:table-cell>
          <table:table-cell table:formula="of:=SUBSTITUTE([.A20];&quot;.txt&quot;;&quot;&quot;)" office:value-type="string" office:string-value="AN2_36" calcext:value-type="string">
            <text:p>AN2_36</text:p>
          </table:table-cell>
          <table:table-cell table:formula="of:=MID([.B20];3;100)" office:value-type="string" office:string-value="2_36" calcext:value-type="string">
            <text:p>2_36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2_37.txt</text:p>
          </table:table-cell>
          <table:table-cell table:formula="of:=SUBSTITUTE([.A21];&quot;.txt&quot;;&quot;&quot;)" office:value-type="string" office:string-value="AN2_37" calcext:value-type="string">
            <text:p>AN2_37</text:p>
          </table:table-cell>
          <table:table-cell table:formula="of:=MID([.B21];3;100)" office:value-type="string" office:string-value="2_37" calcext:value-type="string">
            <text:p>2_37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2_46.txt</text:p>
          </table:table-cell>
          <table:table-cell table:formula="of:=SUBSTITUTE([.A22];&quot;.txt&quot;;&quot;&quot;)" office:value-type="string" office:string-value="AN2_46" calcext:value-type="string">
            <text:p>AN2_46</text:p>
          </table:table-cell>
          <table:table-cell table:formula="of:=MID([.B22];3;100)" office:value-type="string" office:string-value="2_46" calcext:value-type="string">
            <text:p>2_46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2_61.txt</text:p>
          </table:table-cell>
          <table:table-cell table:formula="of:=SUBSTITUTE([.A23];&quot;.txt&quot;;&quot;&quot;)" office:value-type="string" office:string-value="AN2_61" calcext:value-type="string">
            <text:p>AN2_61</text:p>
          </table:table-cell>
          <table:table-cell table:formula="of:=MID([.B23];3;100)" office:value-type="string" office:string-value="2_61" calcext:value-type="string">
            <text:p>2_61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2_74.txt</text:p>
          </table:table-cell>
          <table:table-cell table:formula="of:=SUBSTITUTE([.A24];&quot;.txt&quot;;&quot;&quot;)" office:value-type="string" office:string-value="AN2_74" calcext:value-type="string">
            <text:p>AN2_74</text:p>
          </table:table-cell>
          <table:table-cell table:formula="of:=MID([.B24];3;100)" office:value-type="string" office:string-value="2_74" calcext:value-type="string">
            <text:p>2_74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2_99.txt</text:p>
          </table:table-cell>
          <table:table-cell table:formula="of:=SUBSTITUTE([.A25];&quot;.txt&quot;;&quot;&quot;)" office:value-type="string" office:string-value="AN2_99" calcext:value-type="string">
            <text:p>AN2_99</text:p>
          </table:table-cell>
          <table:table-cell table:formula="of:=MID([.B25];3;100)" office:value-type="string" office:string-value="2_99" calcext:value-type="string">
            <text:p>2_99</text:p>
          </table:table-cell>
          <table:table-cell table:formula="of:=VALUE(SUBSTITUTE(ORG.LIBREOFFICE.REGEX([.C25];&quot;(\d)+_&quot;); &quot;_&quot;;&quot;&quot;))" office:value-type="float" office:value="2" calcext:value-type="float">
            <text:p>2</text:p>
          </table:table-cell>
          <table:table-cell table:formula="of:=VALUE(SUBSTITUTE(ORG.LIBREOFFICE.REGEX([.C25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2_118.txt</text:p>
          </table:table-cell>
          <table:table-cell table:formula="of:=SUBSTITUTE([.A26];&quot;.txt&quot;;&quot;&quot;)" office:value-type="string" office:string-value="AN2_118" calcext:value-type="string">
            <text:p>AN2_118</text:p>
          </table:table-cell>
          <table:table-cell table:formula="of:=MID([.B26];3;100)" office:value-type="string" office:string-value="2_118" calcext:value-type="string">
            <text:p>2_118</text:p>
          </table:table-cell>
          <table:table-cell table:formula="of:=VALUE(SUBSTITUTE(ORG.LIBREOFFICE.REGEX([.C26];&quot;(\d)+_&quot;); &quot;_&quot;;&quot;&quot;))" office:value-type="float" office:value="2" calcext:value-type="float">
            <text:p>2</text:p>
          </table:table-cell>
          <table:table-cell table:formula="of:=VALUE(SUBSTITUTE(ORG.LIBREOFFICE.REGEX([.C26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2_120.txt</text:p>
          </table:table-cell>
          <table:table-cell table:formula="of:=SUBSTITUTE([.A27];&quot;.txt&quot;;&quot;&quot;)" office:value-type="string" office:string-value="AN2_120" calcext:value-type="string">
            <text:p>AN2_120</text:p>
          </table:table-cell>
          <table:table-cell table:formula="of:=MID([.B27];3;100)" office:value-type="string" office:string-value="2_120" calcext:value-type="string">
            <text:p>2_120</text:p>
          </table:table-cell>
          <table:table-cell table:formula="of:=VALUE(SUBSTITUTE(ORG.LIBREOFFICE.REGEX([.C27];&quot;(\d)+_&quot;); &quot;_&quot;;&quot;&quot;))" office:value-type="float" office:value="2" calcext:value-type="float">
            <text:p>2</text:p>
          </table:table-cell>
          <table:table-cell table:formula="of:=VALUE(SUBSTITUTE(ORG.LIBREOFFICE.REGEX([.C27];&quot;_(\d)+&quot;); &quot;_&quot;;&quot;&quot;)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N2_123.txt</text:p>
          </table:table-cell>
          <table:table-cell table:formula="of:=SUBSTITUTE([.A28];&quot;.txt&quot;;&quot;&quot;)" office:value-type="string" office:string-value="AN2_123" calcext:value-type="string">
            <text:p>AN2_123</text:p>
          </table:table-cell>
          <table:table-cell table:formula="of:=MID([.B28];3;100)" office:value-type="string" office:string-value="2_123" calcext:value-type="string">
            <text:p>2_123</text:p>
          </table:table-cell>
          <table:table-cell table:formula="of:=VALUE(SUBSTITUTE(ORG.LIBREOFFICE.REGEX([.C28];&quot;(\d)+_&quot;); &quot;_&quot;;&quot;&quot;))" office:value-type="float" office:value="2" calcext:value-type="float">
            <text:p>2</text:p>
          </table:table-cell>
          <table:table-cell table:formula="of:=VALUE(SUBSTITUTE(ORG.LIBREOFFICE.REGEX([.C28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2_134.txt</text:p>
          </table:table-cell>
          <table:table-cell table:formula="of:=SUBSTITUTE([.A29];&quot;.txt&quot;;&quot;&quot;)" office:value-type="string" office:string-value="AN2_134" calcext:value-type="string">
            <text:p>AN2_134</text:p>
          </table:table-cell>
          <table:table-cell table:formula="of:=MID([.B29];3;100)" office:value-type="string" office:string-value="2_134" calcext:value-type="string">
            <text:p>2_134</text:p>
          </table:table-cell>
          <table:table-cell table:formula="of:=VALUE(SUBSTITUTE(ORG.LIBREOFFICE.REGEX([.C29];&quot;(\d)+_&quot;); &quot;_&quot;;&quot;&quot;))" office:value-type="float" office:value="2" calcext:value-type="float">
            <text:p>2</text:p>
          </table:table-cell>
          <table:table-cell table:formula="of:=VALUE(SUBSTITUTE(ORG.LIBREOFFICE.REGEX([.C29];&quot;_(\d)+&quot;); &quot;_&quot;;&quot;&quot;)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N3_2.txt</text:p>
          </table:table-cell>
          <table:table-cell table:formula="of:=SUBSTITUTE([.A30];&quot;.txt&quot;;&quot;&quot;)" office:value-type="string" office:string-value="AN3_2" calcext:value-type="string">
            <text:p>AN3_2</text:p>
          </table:table-cell>
          <table:table-cell table:formula="of:=MID([.B30];3;100)" office:value-type="string" office:string-value="3_2" calcext:value-type="string">
            <text:p>3_2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3_5.txt</text:p>
          </table:table-cell>
          <table:table-cell table:formula="of:=SUBSTITUTE([.A31];&quot;.txt&quot;;&quot;&quot;)" office:value-type="string" office:string-value="AN3_5" calcext:value-type="string">
            <text:p>AN3_5</text:p>
          </table:table-cell>
          <table:table-cell table:formula="of:=MID([.B31];3;100)" office:value-type="string" office:string-value="3_5" calcext:value-type="string">
            <text:p>3_5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3_10.txt</text:p>
          </table:table-cell>
          <table:table-cell table:formula="of:=SUBSTITUTE([.A32];&quot;.txt&quot;;&quot;&quot;)" office:value-type="string" office:string-value="AN3_10" calcext:value-type="string">
            <text:p>AN3_10</text:p>
          </table:table-cell>
          <table:table-cell table:formula="of:=MID([.B32];3;100)" office:value-type="string" office:string-value="3_10" calcext:value-type="string">
            <text:p>3_10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3_15.txt</text:p>
          </table:table-cell>
          <table:table-cell table:formula="of:=SUBSTITUTE([.A33];&quot;.txt&quot;;&quot;&quot;)" office:value-type="string" office:string-value="AN3_15" calcext:value-type="string">
            <text:p>AN3_15</text:p>
          </table:table-cell>
          <table:table-cell table:formula="of:=MID([.B33];3;100)" office:value-type="string" office:string-value="3_15" calcext:value-type="string">
            <text:p>3_15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3_20.txt</text:p>
          </table:table-cell>
          <table:table-cell table:formula="of:=SUBSTITUTE([.A34];&quot;.txt&quot;;&quot;&quot;)" office:value-type="string" office:string-value="AN3_20" calcext:value-type="string">
            <text:p>AN3_20</text:p>
          </table:table-cell>
          <table:table-cell table:formula="of:=MID([.B34];3;100)" office:value-type="string" office:string-value="3_20" calcext:value-type="string">
            <text:p>3_20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3_22.txt</text:p>
          </table:table-cell>
          <table:table-cell table:formula="of:=SUBSTITUTE([.A35];&quot;.txt&quot;;&quot;&quot;)" office:value-type="string" office:string-value="AN3_22" calcext:value-type="string">
            <text:p>AN3_22</text:p>
          </table:table-cell>
          <table:table-cell table:formula="of:=MID([.B35];3;100)" office:value-type="string" office:string-value="3_22" calcext:value-type="string">
            <text:p>3_22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3_24.txt</text:p>
          </table:table-cell>
          <table:table-cell table:formula="of:=SUBSTITUTE([.A36];&quot;.txt&quot;;&quot;&quot;)" office:value-type="string" office:string-value="AN3_24" calcext:value-type="string">
            <text:p>AN3_24</text:p>
          </table:table-cell>
          <table:table-cell table:formula="of:=MID([.B36];3;100)" office:value-type="string" office:string-value="3_24" calcext:value-type="string">
            <text:p>3_24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3_30.txt</text:p>
          </table:table-cell>
          <table:table-cell table:formula="of:=SUBSTITUTE([.A37];&quot;.txt&quot;;&quot;&quot;)" office:value-type="string" office:string-value="AN3_30" calcext:value-type="string">
            <text:p>AN3_30</text:p>
          </table:table-cell>
          <table:table-cell table:formula="of:=MID([.B37];3;100)" office:value-type="string" office:string-value="3_30" calcext:value-type="string">
            <text:p>3_30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3_32.txt</text:p>
          </table:table-cell>
          <table:table-cell table:formula="of:=SUBSTITUTE([.A38];&quot;.txt&quot;;&quot;&quot;)" office:value-type="string" office:string-value="AN3_32" calcext:value-type="string">
            <text:p>AN3_32</text:p>
          </table:table-cell>
          <table:table-cell table:formula="of:=MID([.B38];3;100)" office:value-type="string" office:string-value="3_32" calcext:value-type="string">
            <text:p>3_32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3_33.txt</text:p>
          </table:table-cell>
          <table:table-cell table:formula="of:=SUBSTITUTE([.A39];&quot;.txt&quot;;&quot;&quot;)" office:value-type="string" office:string-value="AN3_33" calcext:value-type="string">
            <text:p>AN3_33</text:p>
          </table:table-cell>
          <table:table-cell table:formula="of:=MID([.B39];3;100)" office:value-type="string" office:string-value="3_33" calcext:value-type="string">
            <text:p>3_33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3_34.txt</text:p>
          </table:table-cell>
          <table:table-cell table:formula="of:=SUBSTITUTE([.A40];&quot;.txt&quot;;&quot;&quot;)" office:value-type="string" office:string-value="AN3_34" calcext:value-type="string">
            <text:p>AN3_34</text:p>
          </table:table-cell>
          <table:table-cell table:formula="of:=MID([.B40];3;100)" office:value-type="string" office:string-value="3_34" calcext:value-type="string">
            <text:p>3_34</text:p>
          </table:table-cell>
          <table:table-cell table:formula="of:=VALUE(SUBSTITUTE(ORG.LIBREOFFICE.REGEX([.C40];&quot;(\d)+_&quot;); &quot;_&quot;;&quot;&quot;))" office:value-type="float" office:value="3" calcext:value-type="float">
            <text:p>3</text:p>
          </table:table-cell>
          <table:table-cell table:formula="of:=VALUE(SUBSTITUTE(ORG.LIBREOFFICE.REGEX([.C40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3_35.txt</text:p>
          </table:table-cell>
          <table:table-cell table:formula="of:=SUBSTITUTE([.A41];&quot;.txt&quot;;&quot;&quot;)" office:value-type="string" office:string-value="AN3_35" calcext:value-type="string">
            <text:p>AN3_35</text:p>
          </table:table-cell>
          <table:table-cell table:formula="of:=MID([.B41];3;100)" office:value-type="string" office:string-value="3_35" calcext:value-type="string">
            <text:p>3_35</text:p>
          </table:table-cell>
          <table:table-cell table:formula="of:=VALUE(SUBSTITUTE(ORG.LIBREOFFICE.REGEX([.C41];&quot;(\d)+_&quot;); &quot;_&quot;;&quot;&quot;))" office:value-type="float" office:value="3" calcext:value-type="float">
            <text:p>3</text:p>
          </table:table-cell>
          <table:table-cell table:formula="of:=VALUE(SUBSTITUTE(ORG.LIBREOFFICE.REGEX([.C41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3_39.txt</text:p>
          </table:table-cell>
          <table:table-cell table:formula="of:=SUBSTITUTE([.A42];&quot;.txt&quot;;&quot;&quot;)" office:value-type="string" office:string-value="AN3_39" calcext:value-type="string">
            <text:p>AN3_39</text:p>
          </table:table-cell>
          <table:table-cell table:formula="of:=MID([.B42];3;100)" office:value-type="string" office:string-value="3_39" calcext:value-type="string">
            <text:p>3_39</text:p>
          </table:table-cell>
          <table:table-cell table:formula="of:=VALUE(SUBSTITUTE(ORG.LIBREOFFICE.REGEX([.C42];&quot;(\d)+_&quot;); &quot;_&quot;;&quot;&quot;))" office:value-type="float" office:value="3" calcext:value-type="float">
            <text:p>3</text:p>
          </table:table-cell>
          <table:table-cell table:formula="of:=VALUE(SUBSTITUTE(ORG.LIBREOFFICE.REGEX([.C42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3_40.txt</text:p>
          </table:table-cell>
          <table:table-cell table:formula="of:=SUBSTITUTE([.A43];&quot;.txt&quot;;&quot;&quot;)" office:value-type="string" office:string-value="AN3_40" calcext:value-type="string">
            <text:p>AN3_40</text:p>
          </table:table-cell>
          <table:table-cell table:formula="of:=MID([.B43];3;100)" office:value-type="string" office:string-value="3_40" calcext:value-type="string">
            <text:p>3_40</text:p>
          </table:table-cell>
          <table:table-cell table:formula="of:=VALUE(SUBSTITUTE(ORG.LIBREOFFICE.REGEX([.C43];&quot;(\d)+_&quot;); &quot;_&quot;;&quot;&quot;))" office:value-type="float" office:value="3" calcext:value-type="float">
            <text:p>3</text:p>
          </table:table-cell>
          <table:table-cell table:formula="of:=VALUE(SUBSTITUTE(ORG.LIBREOFFICE.REGEX([.C43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3_42.txt</text:p>
          </table:table-cell>
          <table:table-cell table:formula="of:=SUBSTITUTE([.A44];&quot;.txt&quot;;&quot;&quot;)" office:value-type="string" office:string-value="AN3_42" calcext:value-type="string">
            <text:p>AN3_42</text:p>
          </table:table-cell>
          <table:table-cell table:formula="of:=MID([.B44];3;100)" office:value-type="string" office:string-value="3_42" calcext:value-type="string">
            <text:p>3_42</text:p>
          </table:table-cell>
          <table:table-cell table:formula="of:=VALUE(SUBSTITUTE(ORG.LIBREOFFICE.REGEX([.C44];&quot;(\d)+_&quot;); &quot;_&quot;;&quot;&quot;))" office:value-type="float" office:value="3" calcext:value-type="float">
            <text:p>3</text:p>
          </table:table-cell>
          <table:table-cell table:formula="of:=VALUE(SUBSTITUTE(ORG.LIBREOFFICE.REGEX([.C44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3_47.txt</text:p>
          </table:table-cell>
          <table:table-cell table:formula="of:=SUBSTITUTE([.A45];&quot;.txt&quot;;&quot;&quot;)" office:value-type="string" office:string-value="AN3_47" calcext:value-type="string">
            <text:p>AN3_47</text:p>
          </table:table-cell>
          <table:table-cell table:formula="of:=MID([.B45];3;100)" office:value-type="string" office:string-value="3_47" calcext:value-type="string">
            <text:p>3_47</text:p>
          </table:table-cell>
          <table:table-cell table:formula="of:=VALUE(SUBSTITUTE(ORG.LIBREOFFICE.REGEX([.C45];&quot;(\d)+_&quot;); &quot;_&quot;;&quot;&quot;))" office:value-type="float" office:value="3" calcext:value-type="float">
            <text:p>3</text:p>
          </table:table-cell>
          <table:table-cell table:formula="of:=VALUE(SUBSTITUTE(ORG.LIBREOFFICE.REGEX([.C45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3_49.txt</text:p>
          </table:table-cell>
          <table:table-cell table:formula="of:=SUBSTITUTE([.A46];&quot;.txt&quot;;&quot;&quot;)" office:value-type="string" office:string-value="AN3_49" calcext:value-type="string">
            <text:p>AN3_49</text:p>
          </table:table-cell>
          <table:table-cell table:formula="of:=MID([.B46];3;100)" office:value-type="string" office:string-value="3_49" calcext:value-type="string">
            <text:p>3_49</text:p>
          </table:table-cell>
          <table:table-cell table:formula="of:=VALUE(SUBSTITUTE(ORG.LIBREOFFICE.REGEX([.C46];&quot;(\d)+_&quot;); &quot;_&quot;;&quot;&quot;))" office:value-type="float" office:value="3" calcext:value-type="float">
            <text:p>3</text:p>
          </table:table-cell>
          <table:table-cell table:formula="of:=VALUE(SUBSTITUTE(ORG.LIBREOFFICE.REGEX([.C46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3_50.txt</text:p>
          </table:table-cell>
          <table:table-cell table:formula="of:=SUBSTITUTE([.A47];&quot;.txt&quot;;&quot;&quot;)" office:value-type="string" office:string-value="AN3_50" calcext:value-type="string">
            <text:p>AN3_50</text:p>
          </table:table-cell>
          <table:table-cell table:formula="of:=MID([.B47];3;100)" office:value-type="string" office:string-value="3_50" calcext:value-type="string">
            <text:p>3_50</text:p>
          </table:table-cell>
          <table:table-cell table:formula="of:=VALUE(SUBSTITUTE(ORG.LIBREOFFICE.REGEX([.C47];&quot;(\d)+_&quot;); &quot;_&quot;;&quot;&quot;))" office:value-type="float" office:value="3" calcext:value-type="float">
            <text:p>3</text:p>
          </table:table-cell>
          <table:table-cell table:formula="of:=VALUE(SUBSTITUTE(ORG.LIBREOFFICE.REGEX([.C47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3_52.txt</text:p>
          </table:table-cell>
          <table:table-cell table:formula="of:=SUBSTITUTE([.A48];&quot;.txt&quot;;&quot;&quot;)" office:value-type="string" office:string-value="AN3_52" calcext:value-type="string">
            <text:p>AN3_52</text:p>
          </table:table-cell>
          <table:table-cell table:formula="of:=MID([.B48];3;100)" office:value-type="string" office:string-value="3_52" calcext:value-type="string">
            <text:p>3_52</text:p>
          </table:table-cell>
          <table:table-cell table:formula="of:=VALUE(SUBSTITUTE(ORG.LIBREOFFICE.REGEX([.C48];&quot;(\d)+_&quot;); &quot;_&quot;;&quot;&quot;))" office:value-type="float" office:value="3" calcext:value-type="float">
            <text:p>3</text:p>
          </table:table-cell>
          <table:table-cell table:formula="of:=VALUE(SUBSTITUTE(ORG.LIBREOFFICE.REGEX([.C48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N3_53.txt</text:p>
          </table:table-cell>
          <table:table-cell table:formula="of:=SUBSTITUTE([.A49];&quot;.txt&quot;;&quot;&quot;)" office:value-type="string" office:string-value="AN3_53" calcext:value-type="string">
            <text:p>AN3_53</text:p>
          </table:table-cell>
          <table:table-cell table:formula="of:=MID([.B49];3;100)" office:value-type="string" office:string-value="3_53" calcext:value-type="string">
            <text:p>3_53</text:p>
          </table:table-cell>
          <table:table-cell table:formula="of:=VALUE(SUBSTITUTE(ORG.LIBREOFFICE.REGEX([.C49];&quot;(\d)+_&quot;); &quot;_&quot;;&quot;&quot;))" office:value-type="float" office:value="3" calcext:value-type="float">
            <text:p>3</text:p>
          </table:table-cell>
          <table:table-cell table:formula="of:=VALUE(SUBSTITUTE(ORG.LIBREOFFICE.REGEX([.C49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3_58.txt</text:p>
          </table:table-cell>
          <table:table-cell table:formula="of:=SUBSTITUTE([.A50];&quot;.txt&quot;;&quot;&quot;)" office:value-type="string" office:string-value="AN3_58" calcext:value-type="string">
            <text:p>AN3_58</text:p>
          </table:table-cell>
          <table:table-cell table:formula="of:=MID([.B50];3;100)" office:value-type="string" office:string-value="3_58" calcext:value-type="string">
            <text:p>3_58</text:p>
          </table:table-cell>
          <table:table-cell table:formula="of:=VALUE(SUBSTITUTE(ORG.LIBREOFFICE.REGEX([.C50];&quot;(\d)+_&quot;); &quot;_&quot;;&quot;&quot;))" office:value-type="float" office:value="3" calcext:value-type="float">
            <text:p>3</text:p>
          </table:table-cell>
          <table:table-cell table:formula="of:=VALUE(SUBSTITUTE(ORG.LIBREOFFICE.REGEX([.C50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3_61.txt</text:p>
          </table:table-cell>
          <table:table-cell table:formula="of:=SUBSTITUTE([.A51];&quot;.txt&quot;;&quot;&quot;)" office:value-type="string" office:string-value="AN3_61" calcext:value-type="string">
            <text:p>AN3_61</text:p>
          </table:table-cell>
          <table:table-cell table:formula="of:=MID([.B51];3;100)" office:value-type="string" office:string-value="3_61" calcext:value-type="string">
            <text:p>3_61</text:p>
          </table:table-cell>
          <table:table-cell table:formula="of:=VALUE(SUBSTITUTE(ORG.LIBREOFFICE.REGEX([.C51];&quot;(\d)+_&quot;); &quot;_&quot;;&quot;&quot;))" office:value-type="float" office:value="3" calcext:value-type="float">
            <text:p>3</text:p>
          </table:table-cell>
          <table:table-cell table:formula="of:=VALUE(SUBSTITUTE(ORG.LIBREOFFICE.REGEX([.C51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3_62.txt</text:p>
          </table:table-cell>
          <table:table-cell table:formula="of:=SUBSTITUTE([.A52];&quot;.txt&quot;;&quot;&quot;)" office:value-type="string" office:string-value="AN3_62" calcext:value-type="string">
            <text:p>AN3_62</text:p>
          </table:table-cell>
          <table:table-cell table:formula="of:=MID([.B52];3;100)" office:value-type="string" office:string-value="3_62" calcext:value-type="string">
            <text:p>3_62</text:p>
          </table:table-cell>
          <table:table-cell table:formula="of:=VALUE(SUBSTITUTE(ORG.LIBREOFFICE.REGEX([.C52];&quot;(\d)+_&quot;); &quot;_&quot;;&quot;&quot;))" office:value-type="float" office:value="3" calcext:value-type="float">
            <text:p>3</text:p>
          </table:table-cell>
          <table:table-cell table:formula="of:=VALUE(SUBSTITUTE(ORG.LIBREOFFICE.REGEX([.C52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3_63.txt</text:p>
          </table:table-cell>
          <table:table-cell table:formula="of:=SUBSTITUTE([.A53];&quot;.txt&quot;;&quot;&quot;)" office:value-type="string" office:string-value="AN3_63" calcext:value-type="string">
            <text:p>AN3_63</text:p>
          </table:table-cell>
          <table:table-cell table:formula="of:=MID([.B53];3;100)" office:value-type="string" office:string-value="3_63" calcext:value-type="string">
            <text:p>3_63</text:p>
          </table:table-cell>
          <table:table-cell table:formula="of:=VALUE(SUBSTITUTE(ORG.LIBREOFFICE.REGEX([.C53];&quot;(\d)+_&quot;); &quot;_&quot;;&quot;&quot;))" office:value-type="float" office:value="3" calcext:value-type="float">
            <text:p>3</text:p>
          </table:table-cell>
          <table:table-cell table:formula="of:=VALUE(SUBSTITUTE(ORG.LIBREOFFICE.REGEX([.C53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3_66.txt</text:p>
          </table:table-cell>
          <table:table-cell table:formula="of:=SUBSTITUTE([.A54];&quot;.txt&quot;;&quot;&quot;)" office:value-type="string" office:string-value="AN3_66" calcext:value-type="string">
            <text:p>AN3_66</text:p>
          </table:table-cell>
          <table:table-cell table:formula="of:=MID([.B54];3;100)" office:value-type="string" office:string-value="3_66" calcext:value-type="string">
            <text:p>3_66</text:p>
          </table:table-cell>
          <table:table-cell table:formula="of:=VALUE(SUBSTITUTE(ORG.LIBREOFFICE.REGEX([.C54];&quot;(\d)+_&quot;); &quot;_&quot;;&quot;&quot;))" office:value-type="float" office:value="3" calcext:value-type="float">
            <text:p>3</text:p>
          </table:table-cell>
          <table:table-cell table:formula="of:=VALUE(SUBSTITUTE(ORG.LIBREOFFICE.REGEX([.C54];&quot;_(\d)+&quot;); &quot;_&quot;;&quot;&quot;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N3_68.txt</text:p>
          </table:table-cell>
          <table:table-cell table:formula="of:=SUBSTITUTE([.A55];&quot;.txt&quot;;&quot;&quot;)" office:value-type="string" office:string-value="AN3_68" calcext:value-type="string">
            <text:p>AN3_68</text:p>
          </table:table-cell>
          <table:table-cell table:formula="of:=MID([.B55];3;100)" office:value-type="string" office:string-value="3_68" calcext:value-type="string">
            <text:p>3_68</text:p>
          </table:table-cell>
          <table:table-cell table:formula="of:=VALUE(SUBSTITUTE(ORG.LIBREOFFICE.REGEX([.C55];&quot;(\d)+_&quot;); &quot;_&quot;;&quot;&quot;))" office:value-type="float" office:value="3" calcext:value-type="float">
            <text:p>3</text:p>
          </table:table-cell>
          <table:table-cell table:formula="of:=VALUE(SUBSTITUTE(ORG.LIBREOFFICE.REGEX([.C55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N3_69.txt</text:p>
          </table:table-cell>
          <table:table-cell table:formula="of:=SUBSTITUTE([.A56];&quot;.txt&quot;;&quot;&quot;)" office:value-type="string" office:string-value="AN3_69" calcext:value-type="string">
            <text:p>AN3_69</text:p>
          </table:table-cell>
          <table:table-cell table:formula="of:=MID([.B56];3;100)" office:value-type="string" office:string-value="3_69" calcext:value-type="string">
            <text:p>3_69</text:p>
          </table:table-cell>
          <table:table-cell table:formula="of:=VALUE(SUBSTITUTE(ORG.LIBREOFFICE.REGEX([.C56];&quot;(\d)+_&quot;); &quot;_&quot;;&quot;&quot;))" office:value-type="float" office:value="3" calcext:value-type="float">
            <text:p>3</text:p>
          </table:table-cell>
          <table:table-cell table:formula="of:=VALUE(SUBSTITUTE(ORG.LIBREOFFICE.REGEX([.C56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N3_70.txt</text:p>
          </table:table-cell>
          <table:table-cell table:formula="of:=SUBSTITUTE([.A57];&quot;.txt&quot;;&quot;&quot;)" office:value-type="string" office:string-value="AN3_70" calcext:value-type="string">
            <text:p>AN3_70</text:p>
          </table:table-cell>
          <table:table-cell table:formula="of:=MID([.B57];3;100)" office:value-type="string" office:string-value="3_70" calcext:value-type="string">
            <text:p>3_70</text:p>
          </table:table-cell>
          <table:table-cell table:formula="of:=VALUE(SUBSTITUTE(ORG.LIBREOFFICE.REGEX([.C57];&quot;(\d)+_&quot;); &quot;_&quot;;&quot;&quot;))" office:value-type="float" office:value="3" calcext:value-type="float">
            <text:p>3</text:p>
          </table:table-cell>
          <table:table-cell table:formula="of:=VALUE(SUBSTITUTE(ORG.LIBREOFFICE.REGEX([.C57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3_71.txt</text:p>
          </table:table-cell>
          <table:table-cell table:formula="of:=SUBSTITUTE([.A58];&quot;.txt&quot;;&quot;&quot;)" office:value-type="string" office:string-value="AN3_71" calcext:value-type="string">
            <text:p>AN3_71</text:p>
          </table:table-cell>
          <table:table-cell table:formula="of:=MID([.B58];3;100)" office:value-type="string" office:string-value="3_71" calcext:value-type="string">
            <text:p>3_71</text:p>
          </table:table-cell>
          <table:table-cell table:formula="of:=VALUE(SUBSTITUTE(ORG.LIBREOFFICE.REGEX([.C58];&quot;(\d)+_&quot;); &quot;_&quot;;&quot;&quot;))" office:value-type="float" office:value="3" calcext:value-type="float">
            <text:p>3</text:p>
          </table:table-cell>
          <table:table-cell table:formula="of:=VALUE(SUBSTITUTE(ORG.LIBREOFFICE.REGEX([.C58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3_72.txt</text:p>
          </table:table-cell>
          <table:table-cell table:formula="of:=SUBSTITUTE([.A59];&quot;.txt&quot;;&quot;&quot;)" office:value-type="string" office:string-value="AN3_72" calcext:value-type="string">
            <text:p>AN3_72</text:p>
          </table:table-cell>
          <table:table-cell table:formula="of:=MID([.B59];3;100)" office:value-type="string" office:string-value="3_72" calcext:value-type="string">
            <text:p>3_72</text:p>
          </table:table-cell>
          <table:table-cell table:formula="of:=VALUE(SUBSTITUTE(ORG.LIBREOFFICE.REGEX([.C59];&quot;(\d)+_&quot;); &quot;_&quot;;&quot;&quot;))" office:value-type="float" office:value="3" calcext:value-type="float">
            <text:p>3</text:p>
          </table:table-cell>
          <table:table-cell table:formula="of:=VALUE(SUBSTITUTE(ORG.LIBREOFFICE.REGEX([.C59];&quot;_(\d)+&quot;); &quot;_&quot;;&quot;&quot;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N3_73.txt</text:p>
          </table:table-cell>
          <table:table-cell table:formula="of:=SUBSTITUTE([.A60];&quot;.txt&quot;;&quot;&quot;)" office:value-type="string" office:string-value="AN3_73" calcext:value-type="string">
            <text:p>AN3_73</text:p>
          </table:table-cell>
          <table:table-cell table:formula="of:=MID([.B60];3;100)" office:value-type="string" office:string-value="3_73" calcext:value-type="string">
            <text:p>3_73</text:p>
          </table:table-cell>
          <table:table-cell table:formula="of:=VALUE(SUBSTITUTE(ORG.LIBREOFFICE.REGEX([.C60];&quot;(\d)+_&quot;); &quot;_&quot;;&quot;&quot;))" office:value-type="float" office:value="3" calcext:value-type="float">
            <text:p>3</text:p>
          </table:table-cell>
          <table:table-cell table:formula="of:=VALUE(SUBSTITUTE(ORG.LIBREOFFICE.REGEX([.C60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3_74.txt</text:p>
          </table:table-cell>
          <table:table-cell table:formula="of:=SUBSTITUTE([.A61];&quot;.txt&quot;;&quot;&quot;)" office:value-type="string" office:string-value="AN3_74" calcext:value-type="string">
            <text:p>AN3_74</text:p>
          </table:table-cell>
          <table:table-cell table:formula="of:=MID([.B61];3;100)" office:value-type="string" office:string-value="3_74" calcext:value-type="string">
            <text:p>3_74</text:p>
          </table:table-cell>
          <table:table-cell table:formula="of:=VALUE(SUBSTITUTE(ORG.LIBREOFFICE.REGEX([.C61];&quot;(\d)+_&quot;); &quot;_&quot;;&quot;&quot;))" office:value-type="float" office:value="3" calcext:value-type="float">
            <text:p>3</text:p>
          </table:table-cell>
          <table:table-cell table:formula="of:=VALUE(SUBSTITUTE(ORG.LIBREOFFICE.REGEX([.C61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3_77.txt</text:p>
          </table:table-cell>
          <table:table-cell table:formula="of:=SUBSTITUTE([.A62];&quot;.txt&quot;;&quot;&quot;)" office:value-type="string" office:string-value="AN3_77" calcext:value-type="string">
            <text:p>AN3_77</text:p>
          </table:table-cell>
          <table:table-cell table:formula="of:=MID([.B62];3;100)" office:value-type="string" office:string-value="3_77" calcext:value-type="string">
            <text:p>3_77</text:p>
          </table:table-cell>
          <table:table-cell table:formula="of:=VALUE(SUBSTITUTE(ORG.LIBREOFFICE.REGEX([.C62];&quot;(\d)+_&quot;); &quot;_&quot;;&quot;&quot;))" office:value-type="float" office:value="3" calcext:value-type="float">
            <text:p>3</text:p>
          </table:table-cell>
          <table:table-cell table:formula="of:=VALUE(SUBSTITUTE(ORG.LIBREOFFICE.REGEX([.C62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3_78.txt</text:p>
          </table:table-cell>
          <table:table-cell table:formula="of:=SUBSTITUTE([.A63];&quot;.txt&quot;;&quot;&quot;)" office:value-type="string" office:string-value="AN3_78" calcext:value-type="string">
            <text:p>AN3_78</text:p>
          </table:table-cell>
          <table:table-cell table:formula="of:=MID([.B63];3;100)" office:value-type="string" office:string-value="3_78" calcext:value-type="string">
            <text:p>3_78</text:p>
          </table:table-cell>
          <table:table-cell table:formula="of:=VALUE(SUBSTITUTE(ORG.LIBREOFFICE.REGEX([.C63];&quot;(\d)+_&quot;); &quot;_&quot;;&quot;&quot;))" office:value-type="float" office:value="3" calcext:value-type="float">
            <text:p>3</text:p>
          </table:table-cell>
          <table:table-cell table:formula="of:=VALUE(SUBSTITUTE(ORG.LIBREOFFICE.REGEX([.C63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3_79.txt</text:p>
          </table:table-cell>
          <table:table-cell table:formula="of:=SUBSTITUTE([.A64];&quot;.txt&quot;;&quot;&quot;)" office:value-type="string" office:string-value="AN3_79" calcext:value-type="string">
            <text:p>AN3_79</text:p>
          </table:table-cell>
          <table:table-cell table:formula="of:=MID([.B64];3;100)" office:value-type="string" office:string-value="3_79" calcext:value-type="string">
            <text:p>3_79</text:p>
          </table:table-cell>
          <table:table-cell table:formula="of:=VALUE(SUBSTITUTE(ORG.LIBREOFFICE.REGEX([.C64];&quot;(\d)+_&quot;); &quot;_&quot;;&quot;&quot;))" office:value-type="float" office:value="3" calcext:value-type="float">
            <text:p>3</text:p>
          </table:table-cell>
          <table:table-cell table:formula="of:=VALUE(SUBSTITUTE(ORG.LIBREOFFICE.REGEX([.C64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3_83.txt</text:p>
          </table:table-cell>
          <table:table-cell table:formula="of:=SUBSTITUTE([.A65];&quot;.txt&quot;;&quot;&quot;)" office:value-type="string" office:string-value="AN3_83" calcext:value-type="string">
            <text:p>AN3_83</text:p>
          </table:table-cell>
          <table:table-cell table:formula="of:=MID([.B65];3;100)" office:value-type="string" office:string-value="3_83" calcext:value-type="string">
            <text:p>3_83</text:p>
          </table:table-cell>
          <table:table-cell table:formula="of:=VALUE(SUBSTITUTE(ORG.LIBREOFFICE.REGEX([.C65];&quot;(\d)+_&quot;); &quot;_&quot;;&quot;&quot;))" office:value-type="float" office:value="3" calcext:value-type="float">
            <text:p>3</text:p>
          </table:table-cell>
          <table:table-cell table:formula="of:=VALUE(SUBSTITUTE(ORG.LIBREOFFICE.REGEX([.C65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N3_85.txt</text:p>
          </table:table-cell>
          <table:table-cell table:formula="of:=SUBSTITUTE([.A66];&quot;.txt&quot;;&quot;&quot;)" office:value-type="string" office:string-value="AN3_85" calcext:value-type="string">
            <text:p>AN3_85</text:p>
          </table:table-cell>
          <table:table-cell table:formula="of:=MID([.B66];3;100)" office:value-type="string" office:string-value="3_85" calcext:value-type="string">
            <text:p>3_85</text:p>
          </table:table-cell>
          <table:table-cell table:formula="of:=VALUE(SUBSTITUTE(ORG.LIBREOFFICE.REGEX([.C66];&quot;(\d)+_&quot;); &quot;_&quot;;&quot;&quot;))" office:value-type="float" office:value="3" calcext:value-type="float">
            <text:p>3</text:p>
          </table:table-cell>
          <table:table-cell table:formula="of:=VALUE(SUBSTITUTE(ORG.LIBREOFFICE.REGEX([.C66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3_87.txt</text:p>
          </table:table-cell>
          <table:table-cell table:formula="of:=SUBSTITUTE([.A67];&quot;.txt&quot;;&quot;&quot;)" office:value-type="string" office:string-value="AN3_87" calcext:value-type="string">
            <text:p>AN3_87</text:p>
          </table:table-cell>
          <table:table-cell table:formula="of:=MID([.B67];3;100)" office:value-type="string" office:string-value="3_87" calcext:value-type="string">
            <text:p>3_87</text:p>
          </table:table-cell>
          <table:table-cell table:formula="of:=VALUE(SUBSTITUTE(ORG.LIBREOFFICE.REGEX([.C67];&quot;(\d)+_&quot;); &quot;_&quot;;&quot;&quot;))" office:value-type="float" office:value="3" calcext:value-type="float">
            <text:p>3</text:p>
          </table:table-cell>
          <table:table-cell table:formula="of:=VALUE(SUBSTITUTE(ORG.LIBREOFFICE.REGEX([.C67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3_88.txt</text:p>
          </table:table-cell>
          <table:table-cell table:formula="of:=SUBSTITUTE([.A68];&quot;.txt&quot;;&quot;&quot;)" office:value-type="string" office:string-value="AN3_88" calcext:value-type="string">
            <text:p>AN3_88</text:p>
          </table:table-cell>
          <table:table-cell table:formula="of:=MID([.B68];3;100)" office:value-type="string" office:string-value="3_88" calcext:value-type="string">
            <text:p>3_88</text:p>
          </table:table-cell>
          <table:table-cell table:formula="of:=VALUE(SUBSTITUTE(ORG.LIBREOFFICE.REGEX([.C68];&quot;(\d)+_&quot;); &quot;_&quot;;&quot;&quot;))" office:value-type="float" office:value="3" calcext:value-type="float">
            <text:p>3</text:p>
          </table:table-cell>
          <table:table-cell table:formula="of:=VALUE(SUBSTITUTE(ORG.LIBREOFFICE.REGEX([.C68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3_90.txt</text:p>
          </table:table-cell>
          <table:table-cell table:formula="of:=SUBSTITUTE([.A69];&quot;.txt&quot;;&quot;&quot;)" office:value-type="string" office:string-value="AN3_90" calcext:value-type="string">
            <text:p>AN3_90</text:p>
          </table:table-cell>
          <table:table-cell table:formula="of:=MID([.B69];3;100)" office:value-type="string" office:string-value="3_90" calcext:value-type="string">
            <text:p>3_90</text:p>
          </table:table-cell>
          <table:table-cell table:formula="of:=VALUE(SUBSTITUTE(ORG.LIBREOFFICE.REGEX([.C69];&quot;(\d)+_&quot;); &quot;_&quot;;&quot;&quot;))" office:value-type="float" office:value="3" calcext:value-type="float">
            <text:p>3</text:p>
          </table:table-cell>
          <table:table-cell table:formula="of:=VALUE(SUBSTITUTE(ORG.LIBREOFFICE.REGEX([.C69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3_91.txt</text:p>
          </table:table-cell>
          <table:table-cell table:formula="of:=SUBSTITUTE([.A70];&quot;.txt&quot;;&quot;&quot;)" office:value-type="string" office:string-value="AN3_91" calcext:value-type="string">
            <text:p>AN3_91</text:p>
          </table:table-cell>
          <table:table-cell table:formula="of:=MID([.B70];3;100)" office:value-type="string" office:string-value="3_91" calcext:value-type="string">
            <text:p>3_91</text:p>
          </table:table-cell>
          <table:table-cell table:formula="of:=VALUE(SUBSTITUTE(ORG.LIBREOFFICE.REGEX([.C70];&quot;(\d)+_&quot;); &quot;_&quot;;&quot;&quot;))" office:value-type="float" office:value="3" calcext:value-type="float">
            <text:p>3</text:p>
          </table:table-cell>
          <table:table-cell table:formula="of:=VALUE(SUBSTITUTE(ORG.LIBREOFFICE.REGEX([.C70];&quot;_(\d)+&quot;); &quot;_&quot;;&quot;&quot;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N3_93.txt</text:p>
          </table:table-cell>
          <table:table-cell table:formula="of:=SUBSTITUTE([.A71];&quot;.txt&quot;;&quot;&quot;)" office:value-type="string" office:string-value="AN3_93" calcext:value-type="string">
            <text:p>AN3_93</text:p>
          </table:table-cell>
          <table:table-cell table:formula="of:=MID([.B71];3;100)" office:value-type="string" office:string-value="3_93" calcext:value-type="string">
            <text:p>3_93</text:p>
          </table:table-cell>
          <table:table-cell table:formula="of:=VALUE(SUBSTITUTE(ORG.LIBREOFFICE.REGEX([.C71];&quot;(\d)+_&quot;); &quot;_&quot;;&quot;&quot;))" office:value-type="float" office:value="3" calcext:value-type="float">
            <text:p>3</text:p>
          </table:table-cell>
          <table:table-cell table:formula="of:=VALUE(SUBSTITUTE(ORG.LIBREOFFICE.REGEX([.C71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N3_95.txt</text:p>
          </table:table-cell>
          <table:table-cell table:formula="of:=SUBSTITUTE([.A72];&quot;.txt&quot;;&quot;&quot;)" office:value-type="string" office:string-value="AN3_95" calcext:value-type="string">
            <text:p>AN3_95</text:p>
          </table:table-cell>
          <table:table-cell table:formula="of:=MID([.B72];3;100)" office:value-type="string" office:string-value="3_95" calcext:value-type="string">
            <text:p>3_95</text:p>
          </table:table-cell>
          <table:table-cell table:formula="of:=VALUE(SUBSTITUTE(ORG.LIBREOFFICE.REGEX([.C72];&quot;(\d)+_&quot;); &quot;_&quot;;&quot;&quot;))" office:value-type="float" office:value="3" calcext:value-type="float">
            <text:p>3</text:p>
          </table:table-cell>
          <table:table-cell table:formula="of:=VALUE(SUBSTITUTE(ORG.LIBREOFFICE.REGEX([.C72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3_96.txt</text:p>
          </table:table-cell>
          <table:table-cell table:formula="of:=SUBSTITUTE([.A73];&quot;.txt&quot;;&quot;&quot;)" office:value-type="string" office:string-value="AN3_96" calcext:value-type="string">
            <text:p>AN3_96</text:p>
          </table:table-cell>
          <table:table-cell table:formula="of:=MID([.B73];3;100)" office:value-type="string" office:string-value="3_96" calcext:value-type="string">
            <text:p>3_96</text:p>
          </table:table-cell>
          <table:table-cell table:formula="of:=VALUE(SUBSTITUTE(ORG.LIBREOFFICE.REGEX([.C73];&quot;(\d)+_&quot;); &quot;_&quot;;&quot;&quot;))" office:value-type="float" office:value="3" calcext:value-type="float">
            <text:p>3</text:p>
          </table:table-cell>
          <table:table-cell table:formula="of:=VALUE(SUBSTITUTE(ORG.LIBREOFFICE.REGEX([.C73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3_97.txt</text:p>
          </table:table-cell>
          <table:table-cell table:formula="of:=SUBSTITUTE([.A74];&quot;.txt&quot;;&quot;&quot;)" office:value-type="string" office:string-value="AN3_97" calcext:value-type="string">
            <text:p>AN3_97</text:p>
          </table:table-cell>
          <table:table-cell table:formula="of:=MID([.B74];3;100)" office:value-type="string" office:string-value="3_97" calcext:value-type="string">
            <text:p>3_97</text:p>
          </table:table-cell>
          <table:table-cell table:formula="of:=VALUE(SUBSTITUTE(ORG.LIBREOFFICE.REGEX([.C74];&quot;(\d)+_&quot;); &quot;_&quot;;&quot;&quot;))" office:value-type="float" office:value="3" calcext:value-type="float">
            <text:p>3</text:p>
          </table:table-cell>
          <table:table-cell table:formula="of:=VALUE(SUBSTITUTE(ORG.LIBREOFFICE.REGEX([.C74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3_101.txt</text:p>
          </table:table-cell>
          <table:table-cell table:formula="of:=SUBSTITUTE([.A75];&quot;.txt&quot;;&quot;&quot;)" office:value-type="string" office:string-value="AN3_101" calcext:value-type="string">
            <text:p>AN3_101</text:p>
          </table:table-cell>
          <table:table-cell table:formula="of:=MID([.B75];3;100)" office:value-type="string" office:string-value="3_101" calcext:value-type="string">
            <text:p>3_101</text:p>
          </table:table-cell>
          <table:table-cell table:formula="of:=VALUE(SUBSTITUTE(ORG.LIBREOFFICE.REGEX([.C75];&quot;(\d)+_&quot;); &quot;_&quot;;&quot;&quot;))" office:value-type="float" office:value="3" calcext:value-type="float">
            <text:p>3</text:p>
          </table:table-cell>
          <table:table-cell table:formula="of:=VALUE(SUBSTITUTE(ORG.LIBREOFFICE.REGEX([.C75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3_102.txt</text:p>
          </table:table-cell>
          <table:table-cell table:formula="of:=SUBSTITUTE([.A76];&quot;.txt&quot;;&quot;&quot;)" office:value-type="string" office:string-value="AN3_102" calcext:value-type="string">
            <text:p>AN3_102</text:p>
          </table:table-cell>
          <table:table-cell table:formula="of:=MID([.B76];3;100)" office:value-type="string" office:string-value="3_102" calcext:value-type="string">
            <text:p>3_102</text:p>
          </table:table-cell>
          <table:table-cell table:formula="of:=VALUE(SUBSTITUTE(ORG.LIBREOFFICE.REGEX([.C76];&quot;(\d)+_&quot;); &quot;_&quot;;&quot;&quot;))" office:value-type="float" office:value="3" calcext:value-type="float">
            <text:p>3</text:p>
          </table:table-cell>
          <table:table-cell table:formula="of:=VALUE(SUBSTITUTE(ORG.LIBREOFFICE.REGEX([.C76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3_103.txt</text:p>
          </table:table-cell>
          <table:table-cell table:formula="of:=SUBSTITUTE([.A77];&quot;.txt&quot;;&quot;&quot;)" office:value-type="string" office:string-value="AN3_103" calcext:value-type="string">
            <text:p>AN3_103</text:p>
          </table:table-cell>
          <table:table-cell table:formula="of:=MID([.B77];3;100)" office:value-type="string" office:string-value="3_103" calcext:value-type="string">
            <text:p>3_103</text:p>
          </table:table-cell>
          <table:table-cell table:formula="of:=VALUE(SUBSTITUTE(ORG.LIBREOFFICE.REGEX([.C77];&quot;(\d)+_&quot;); &quot;_&quot;;&quot;&quot;))" office:value-type="float" office:value="3" calcext:value-type="float">
            <text:p>3</text:p>
          </table:table-cell>
          <table:table-cell table:formula="of:=VALUE(SUBSTITUTE(ORG.LIBREOFFICE.REGEX([.C77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3_109.txt</text:p>
          </table:table-cell>
          <table:table-cell table:formula="of:=SUBSTITUTE([.A78];&quot;.txt&quot;;&quot;&quot;)" office:value-type="string" office:string-value="AN3_109" calcext:value-type="string">
            <text:p>AN3_109</text:p>
          </table:table-cell>
          <table:table-cell table:formula="of:=MID([.B78];3;100)" office:value-type="string" office:string-value="3_109" calcext:value-type="string">
            <text:p>3_109</text:p>
          </table:table-cell>
          <table:table-cell table:formula="of:=VALUE(SUBSTITUTE(ORG.LIBREOFFICE.REGEX([.C78];&quot;(\d)+_&quot;); &quot;_&quot;;&quot;&quot;))" office:value-type="float" office:value="3" calcext:value-type="float">
            <text:p>3</text:p>
          </table:table-cell>
          <table:table-cell table:formula="of:=VALUE(SUBSTITUTE(ORG.LIBREOFFICE.REGEX([.C78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3_110.txt</text:p>
          </table:table-cell>
          <table:table-cell table:formula="of:=SUBSTITUTE([.A79];&quot;.txt&quot;;&quot;&quot;)" office:value-type="string" office:string-value="AN3_110" calcext:value-type="string">
            <text:p>AN3_110</text:p>
          </table:table-cell>
          <table:table-cell table:formula="of:=MID([.B79];3;100)" office:value-type="string" office:string-value="3_110" calcext:value-type="string">
            <text:p>3_110</text:p>
          </table:table-cell>
          <table:table-cell table:formula="of:=VALUE(SUBSTITUTE(ORG.LIBREOFFICE.REGEX([.C79];&quot;(\d)+_&quot;); &quot;_&quot;;&quot;&quot;))" office:value-type="float" office:value="3" calcext:value-type="float">
            <text:p>3</text:p>
          </table:table-cell>
          <table:table-cell table:formula="of:=VALUE(SUBSTITUTE(ORG.LIBREOFFICE.REGEX([.C79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N3_112.txt</text:p>
          </table:table-cell>
          <table:table-cell table:formula="of:=SUBSTITUTE([.A80];&quot;.txt&quot;;&quot;&quot;)" office:value-type="string" office:string-value="AN3_112" calcext:value-type="string">
            <text:p>AN3_112</text:p>
          </table:table-cell>
          <table:table-cell table:formula="of:=MID([.B80];3;100)" office:value-type="string" office:string-value="3_112" calcext:value-type="string">
            <text:p>3_112</text:p>
          </table:table-cell>
          <table:table-cell table:formula="of:=VALUE(SUBSTITUTE(ORG.LIBREOFFICE.REGEX([.C80];&quot;(\d)+_&quot;); &quot;_&quot;;&quot;&quot;))" office:value-type="float" office:value="3" calcext:value-type="float">
            <text:p>3</text:p>
          </table:table-cell>
          <table:table-cell table:formula="of:=VALUE(SUBSTITUTE(ORG.LIBREOFFICE.REGEX([.C80];&quot;_(\d)+&quot;); &quot;_&quot;;&quot;&quot;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N3_113.txt</text:p>
          </table:table-cell>
          <table:table-cell table:formula="of:=SUBSTITUTE([.A81];&quot;.txt&quot;;&quot;&quot;)" office:value-type="string" office:string-value="AN3_113" calcext:value-type="string">
            <text:p>AN3_113</text:p>
          </table:table-cell>
          <table:table-cell table:formula="of:=MID([.B81];3;100)" office:value-type="string" office:string-value="3_113" calcext:value-type="string">
            <text:p>3_113</text:p>
          </table:table-cell>
          <table:table-cell table:formula="of:=VALUE(SUBSTITUTE(ORG.LIBREOFFICE.REGEX([.C81];&quot;(\d)+_&quot;); &quot;_&quot;;&quot;&quot;))" office:value-type="float" office:value="3" calcext:value-type="float">
            <text:p>3</text:p>
          </table:table-cell>
          <table:table-cell table:formula="of:=VALUE(SUBSTITUTE(ORG.LIBREOFFICE.REGEX([.C81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N3_115.txt</text:p>
          </table:table-cell>
          <table:table-cell table:formula="of:=SUBSTITUTE([.A82];&quot;.txt&quot;;&quot;&quot;)" office:value-type="string" office:string-value="AN3_115" calcext:value-type="string">
            <text:p>AN3_115</text:p>
          </table:table-cell>
          <table:table-cell table:formula="of:=MID([.B82];3;100)" office:value-type="string" office:string-value="3_115" calcext:value-type="string">
            <text:p>3_115</text:p>
          </table:table-cell>
          <table:table-cell table:formula="of:=VALUE(SUBSTITUTE(ORG.LIBREOFFICE.REGEX([.C82];&quot;(\d)+_&quot;); &quot;_&quot;;&quot;&quot;))" office:value-type="float" office:value="3" calcext:value-type="float">
            <text:p>3</text:p>
          </table:table-cell>
          <table:table-cell table:formula="of:=VALUE(SUBSTITUTE(ORG.LIBREOFFICE.REGEX([.C82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N3_116.txt</text:p>
          </table:table-cell>
          <table:table-cell table:formula="of:=SUBSTITUTE([.A83];&quot;.txt&quot;;&quot;&quot;)" office:value-type="string" office:string-value="AN3_116" calcext:value-type="string">
            <text:p>AN3_116</text:p>
          </table:table-cell>
          <table:table-cell table:formula="of:=MID([.B83];3;100)" office:value-type="string" office:string-value="3_116" calcext:value-type="string">
            <text:p>3_116</text:p>
          </table:table-cell>
          <table:table-cell table:formula="of:=VALUE(SUBSTITUTE(ORG.LIBREOFFICE.REGEX([.C83];&quot;(\d)+_&quot;); &quot;_&quot;;&quot;&quot;))" office:value-type="float" office:value="3" calcext:value-type="float">
            <text:p>3</text:p>
          </table:table-cell>
          <table:table-cell table:formula="of:=VALUE(SUBSTITUTE(ORG.LIBREOFFICE.REGEX([.C83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N3_117.txt</text:p>
          </table:table-cell>
          <table:table-cell table:formula="of:=SUBSTITUTE([.A84];&quot;.txt&quot;;&quot;&quot;)" office:value-type="string" office:string-value="AN3_117" calcext:value-type="string">
            <text:p>AN3_117</text:p>
          </table:table-cell>
          <table:table-cell table:formula="of:=MID([.B84];3;100)" office:value-type="string" office:string-value="3_117" calcext:value-type="string">
            <text:p>3_117</text:p>
          </table:table-cell>
          <table:table-cell table:formula="of:=VALUE(SUBSTITUTE(ORG.LIBREOFFICE.REGEX([.C84];&quot;(\d)+_&quot;); &quot;_&quot;;&quot;&quot;))" office:value-type="float" office:value="3" calcext:value-type="float">
            <text:p>3</text:p>
          </table:table-cell>
          <table:table-cell table:formula="of:=VALUE(SUBSTITUTE(ORG.LIBREOFFICE.REGEX([.C84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N3_121.txt</text:p>
          </table:table-cell>
          <table:table-cell table:formula="of:=SUBSTITUTE([.A85];&quot;.txt&quot;;&quot;&quot;)" office:value-type="string" office:string-value="AN3_121" calcext:value-type="string">
            <text:p>AN3_121</text:p>
          </table:table-cell>
          <table:table-cell table:formula="of:=MID([.B85];3;100)" office:value-type="string" office:string-value="3_121" calcext:value-type="string">
            <text:p>3_121</text:p>
          </table:table-cell>
          <table:table-cell table:formula="of:=VALUE(SUBSTITUTE(ORG.LIBREOFFICE.REGEX([.C85];&quot;(\d)+_&quot;); &quot;_&quot;;&quot;&quot;))" office:value-type="float" office:value="3" calcext:value-type="float">
            <text:p>3</text:p>
          </table:table-cell>
          <table:table-cell table:formula="of:=VALUE(SUBSTITUTE(ORG.LIBREOFFICE.REGEX([.C85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N3_122.txt</text:p>
          </table:table-cell>
          <table:table-cell table:formula="of:=SUBSTITUTE([.A86];&quot;.txt&quot;;&quot;&quot;)" office:value-type="string" office:string-value="AN3_122" calcext:value-type="string">
            <text:p>AN3_122</text:p>
          </table:table-cell>
          <table:table-cell table:formula="of:=MID([.B86];3;100)" office:value-type="string" office:string-value="3_122" calcext:value-type="string">
            <text:p>3_122</text:p>
          </table:table-cell>
          <table:table-cell table:formula="of:=VALUE(SUBSTITUTE(ORG.LIBREOFFICE.REGEX([.C86];&quot;(\d)+_&quot;); &quot;_&quot;;&quot;&quot;))" office:value-type="float" office:value="3" calcext:value-type="float">
            <text:p>3</text:p>
          </table:table-cell>
          <table:table-cell table:formula="of:=VALUE(SUBSTITUTE(ORG.LIBREOFFICE.REGEX([.C86];&quot;_(\d)+&quot;); &quot;_&quot;;&quot;&quot;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N3_123.txt</text:p>
          </table:table-cell>
          <table:table-cell table:formula="of:=SUBSTITUTE([.A87];&quot;.txt&quot;;&quot;&quot;)" office:value-type="string" office:string-value="AN3_123" calcext:value-type="string">
            <text:p>AN3_123</text:p>
          </table:table-cell>
          <table:table-cell table:formula="of:=MID([.B87];3;100)" office:value-type="string" office:string-value="3_123" calcext:value-type="string">
            <text:p>3_123</text:p>
          </table:table-cell>
          <table:table-cell table:formula="of:=VALUE(SUBSTITUTE(ORG.LIBREOFFICE.REGEX([.C87];&quot;(\d)+_&quot;); &quot;_&quot;;&quot;&quot;))" office:value-type="float" office:value="3" calcext:value-type="float">
            <text:p>3</text:p>
          </table:table-cell>
          <table:table-cell table:formula="of:=VALUE(SUBSTITUTE(ORG.LIBREOFFICE.REGEX([.C87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3_124.txt</text:p>
          </table:table-cell>
          <table:table-cell table:formula="of:=SUBSTITUTE([.A88];&quot;.txt&quot;;&quot;&quot;)" office:value-type="string" office:string-value="AN3_124" calcext:value-type="string">
            <text:p>AN3_124</text:p>
          </table:table-cell>
          <table:table-cell table:formula="of:=MID([.B88];3;100)" office:value-type="string" office:string-value="3_124" calcext:value-type="string">
            <text:p>3_124</text:p>
          </table:table-cell>
          <table:table-cell table:formula="of:=VALUE(SUBSTITUTE(ORG.LIBREOFFICE.REGEX([.C88];&quot;(\d)+_&quot;); &quot;_&quot;;&quot;&quot;))" office:value-type="float" office:value="3" calcext:value-type="float">
            <text:p>3</text:p>
          </table:table-cell>
          <table:table-cell table:formula="of:=VALUE(SUBSTITUTE(ORG.LIBREOFFICE.REGEX([.C88];&quot;_(\d)+&quot;); &quot;_&quot;;&quot;&quot;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N3_126.txt</text:p>
          </table:table-cell>
          <table:table-cell table:formula="of:=SUBSTITUTE([.A89];&quot;.txt&quot;;&quot;&quot;)" office:value-type="string" office:string-value="AN3_126" calcext:value-type="string">
            <text:p>AN3_126</text:p>
          </table:table-cell>
          <table:table-cell table:formula="of:=MID([.B89];3;100)" office:value-type="string" office:string-value="3_126" calcext:value-type="string">
            <text:p>3_126</text:p>
          </table:table-cell>
          <table:table-cell table:formula="of:=VALUE(SUBSTITUTE(ORG.LIBREOFFICE.REGEX([.C89];&quot;(\d)+_&quot;); &quot;_&quot;;&quot;&quot;))" office:value-type="float" office:value="3" calcext:value-type="float">
            <text:p>3</text:p>
          </table:table-cell>
          <table:table-cell table:formula="of:=VALUE(SUBSTITUTE(ORG.LIBREOFFICE.REGEX([.C89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N3_129.txt</text:p>
          </table:table-cell>
          <table:table-cell table:formula="of:=SUBSTITUTE([.A90];&quot;.txt&quot;;&quot;&quot;)" office:value-type="string" office:string-value="AN3_129" calcext:value-type="string">
            <text:p>AN3_129</text:p>
          </table:table-cell>
          <table:table-cell table:formula="of:=MID([.B90];3;100)" office:value-type="string" office:string-value="3_129" calcext:value-type="string">
            <text:p>3_129</text:p>
          </table:table-cell>
          <table:table-cell table:formula="of:=VALUE(SUBSTITUTE(ORG.LIBREOFFICE.REGEX([.C90];&quot;(\d)+_&quot;); &quot;_&quot;;&quot;&quot;))" office:value-type="float" office:value="3" calcext:value-type="float">
            <text:p>3</text:p>
          </table:table-cell>
          <table:table-cell table:formula="of:=VALUE(SUBSTITUTE(ORG.LIBREOFFICE.REGEX([.C90];&quot;_(\d)+&quot;); &quot;_&quot;;&quot;&quot;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N3_131.txt</text:p>
          </table:table-cell>
          <table:table-cell table:formula="of:=SUBSTITUTE([.A91];&quot;.txt&quot;;&quot;&quot;)" office:value-type="string" office:string-value="AN3_131" calcext:value-type="string">
            <text:p>AN3_131</text:p>
          </table:table-cell>
          <table:table-cell table:formula="of:=MID([.B91];3;100)" office:value-type="string" office:string-value="3_131" calcext:value-type="string">
            <text:p>3_131</text:p>
          </table:table-cell>
          <table:table-cell table:formula="of:=VALUE(SUBSTITUTE(ORG.LIBREOFFICE.REGEX([.C91];&quot;(\d)+_&quot;); &quot;_&quot;;&quot;&quot;))" office:value-type="float" office:value="3" calcext:value-type="float">
            <text:p>3</text:p>
          </table:table-cell>
          <table:table-cell table:formula="of:=VALUE(SUBSTITUTE(ORG.LIBREOFFICE.REGEX([.C91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N3_133.txt</text:p>
          </table:table-cell>
          <table:table-cell table:formula="of:=SUBSTITUTE([.A92];&quot;.txt&quot;;&quot;&quot;)" office:value-type="string" office:string-value="AN3_133" calcext:value-type="string">
            <text:p>AN3_133</text:p>
          </table:table-cell>
          <table:table-cell table:formula="of:=MID([.B92];3;100)" office:value-type="string" office:string-value="3_133" calcext:value-type="string">
            <text:p>3_133</text:p>
          </table:table-cell>
          <table:table-cell table:formula="of:=VALUE(SUBSTITUTE(ORG.LIBREOFFICE.REGEX([.C92];&quot;(\d)+_&quot;); &quot;_&quot;;&quot;&quot;))" office:value-type="float" office:value="3" calcext:value-type="float">
            <text:p>3</text:p>
          </table:table-cell>
          <table:table-cell table:formula="of:=VALUE(SUBSTITUTE(ORG.LIBREOFFICE.REGEX([.C92];&quot;_(\d)+&quot;); &quot;_&quot;;&quot;&quot;)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N3_136.txt</text:p>
          </table:table-cell>
          <table:table-cell table:formula="of:=SUBSTITUTE([.A93];&quot;.txt&quot;;&quot;&quot;)" office:value-type="string" office:string-value="AN3_136" calcext:value-type="string">
            <text:p>AN3_136</text:p>
          </table:table-cell>
          <table:table-cell table:formula="of:=MID([.B93];3;100)" office:value-type="string" office:string-value="3_136" calcext:value-type="string">
            <text:p>3_136</text:p>
          </table:table-cell>
          <table:table-cell table:formula="of:=VALUE(SUBSTITUTE(ORG.LIBREOFFICE.REGEX([.C93];&quot;(\d)+_&quot;); &quot;_&quot;;&quot;&quot;))" office:value-type="float" office:value="3" calcext:value-type="float">
            <text:p>3</text:p>
          </table:table-cell>
          <table:table-cell table:formula="of:=VALUE(SUBSTITUTE(ORG.LIBREOFFICE.REGEX([.C93];&quot;_(\d)+&quot;); &quot;_&quot;;&quot;&quot;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N3_137.txt</text:p>
          </table:table-cell>
          <table:table-cell table:formula="of:=SUBSTITUTE([.A94];&quot;.txt&quot;;&quot;&quot;)" office:value-type="string" office:string-value="AN3_137" calcext:value-type="string">
            <text:p>AN3_137</text:p>
          </table:table-cell>
          <table:table-cell table:formula="of:=MID([.B94];3;100)" office:value-type="string" office:string-value="3_137" calcext:value-type="string">
            <text:p>3_137</text:p>
          </table:table-cell>
          <table:table-cell table:formula="of:=VALUE(SUBSTITUTE(ORG.LIBREOFFICE.REGEX([.C94];&quot;(\d)+_&quot;); &quot;_&quot;;&quot;&quot;))" office:value-type="float" office:value="3" calcext:value-type="float">
            <text:p>3</text:p>
          </table:table-cell>
          <table:table-cell table:formula="of:=VALUE(SUBSTITUTE(ORG.LIBREOFFICE.REGEX([.C94];&quot;_(\d)+&quot;); &quot;_&quot;;&quot;&quot;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4_1.txt</text:p>
          </table:table-cell>
          <table:table-cell table:formula="of:=SUBSTITUTE([.A95];&quot;.txt&quot;;&quot;&quot;)" office:value-type="string" office:string-value="AN4_1" calcext:value-type="string">
            <text:p>AN4_1</text:p>
          </table:table-cell>
          <table:table-cell table:formula="of:=MID([.B95];3;100)" office:value-type="string" office:string-value="4_1" calcext:value-type="string">
            <text:p>4_1</text:p>
          </table:table-cell>
          <table:table-cell table:formula="of:=VALUE(SUBSTITUTE(ORG.LIBREOFFICE.REGEX([.C95];&quot;(\d)+_&quot;); &quot;_&quot;;&quot;&quot;))" office:value-type="float" office:value="4" calcext:value-type="float">
            <text:p>4</text:p>
          </table:table-cell>
          <table:table-cell table:formula="of:=VALUE(SUBSTITUTE(ORG.LIBREOFFICE.REGEX([.C9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4_5.txt</text:p>
          </table:table-cell>
          <table:table-cell table:formula="of:=SUBSTITUTE([.A96];&quot;.txt&quot;;&quot;&quot;)" office:value-type="string" office:string-value="AN4_5" calcext:value-type="string">
            <text:p>AN4_5</text:p>
          </table:table-cell>
          <table:table-cell table:formula="of:=MID([.B96];3;100)" office:value-type="string" office:string-value="4_5" calcext:value-type="string">
            <text:p>4_5</text:p>
          </table:table-cell>
          <table:table-cell table:formula="of:=VALUE(SUBSTITUTE(ORG.LIBREOFFICE.REGEX([.C96];&quot;(\d)+_&quot;); &quot;_&quot;;&quot;&quot;))" office:value-type="float" office:value="4" calcext:value-type="float">
            <text:p>4</text:p>
          </table:table-cell>
          <table:table-cell table:formula="of:=VALUE(SUBSTITUTE(ORG.LIBREOFFICE.REGEX([.C9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4_10.txt</text:p>
          </table:table-cell>
          <table:table-cell table:formula="of:=SUBSTITUTE([.A97];&quot;.txt&quot;;&quot;&quot;)" office:value-type="string" office:string-value="AN4_10" calcext:value-type="string">
            <text:p>AN4_10</text:p>
          </table:table-cell>
          <table:table-cell table:formula="of:=MID([.B97];3;100)" office:value-type="string" office:string-value="4_10" calcext:value-type="string">
            <text:p>4_10</text:p>
          </table:table-cell>
          <table:table-cell table:formula="of:=VALUE(SUBSTITUTE(ORG.LIBREOFFICE.REGEX([.C97];&quot;(\d)+_&quot;); &quot;_&quot;;&quot;&quot;))" office:value-type="float" office:value="4" calcext:value-type="float">
            <text:p>4</text:p>
          </table:table-cell>
          <table:table-cell table:formula="of:=VALUE(SUBSTITUTE(ORG.LIBREOFFICE.REGEX([.C9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4_19.txt</text:p>
          </table:table-cell>
          <table:table-cell table:formula="of:=SUBSTITUTE([.A98];&quot;.txt&quot;;&quot;&quot;)" office:value-type="string" office:string-value="AN4_19" calcext:value-type="string">
            <text:p>AN4_19</text:p>
          </table:table-cell>
          <table:table-cell table:formula="of:=MID([.B98];3;100)" office:value-type="string" office:string-value="4_19" calcext:value-type="string">
            <text:p>4_19</text:p>
          </table:table-cell>
          <table:table-cell table:formula="of:=VALUE(SUBSTITUTE(ORG.LIBREOFFICE.REGEX([.C98];&quot;(\d)+_&quot;); &quot;_&quot;;&quot;&quot;))" office:value-type="float" office:value="4" calcext:value-type="float">
            <text:p>4</text:p>
          </table:table-cell>
          <table:table-cell table:formula="of:=VALUE(SUBSTITUTE(ORG.LIBREOFFICE.REGEX([.C98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4_24.txt</text:p>
          </table:table-cell>
          <table:table-cell table:formula="of:=SUBSTITUTE([.A99];&quot;.txt&quot;;&quot;&quot;)" office:value-type="string" office:string-value="AN4_24" calcext:value-type="string">
            <text:p>AN4_24</text:p>
          </table:table-cell>
          <table:table-cell table:formula="of:=MID([.B99];3;100)" office:value-type="string" office:string-value="4_24" calcext:value-type="string">
            <text:p>4_24</text:p>
          </table:table-cell>
          <table:table-cell table:formula="of:=VALUE(SUBSTITUTE(ORG.LIBREOFFICE.REGEX([.C99];&quot;(\d)+_&quot;); &quot;_&quot;;&quot;&quot;))" office:value-type="float" office:value="4" calcext:value-type="float">
            <text:p>4</text:p>
          </table:table-cell>
          <table:table-cell table:formula="of:=VALUE(SUBSTITUTE(ORG.LIBREOFFICE.REGEX([.C99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4_28.txt</text:p>
          </table:table-cell>
          <table:table-cell table:formula="of:=SUBSTITUTE([.A100];&quot;.txt&quot;;&quot;&quot;)" office:value-type="string" office:string-value="AN4_28" calcext:value-type="string">
            <text:p>AN4_28</text:p>
          </table:table-cell>
          <table:table-cell table:formula="of:=MID([.B100];3;100)" office:value-type="string" office:string-value="4_28" calcext:value-type="string">
            <text:p>4_28</text:p>
          </table:table-cell>
          <table:table-cell table:formula="of:=VALUE(SUBSTITUTE(ORG.LIBREOFFICE.REGEX([.C100];&quot;(\d)+_&quot;); &quot;_&quot;;&quot;&quot;))" office:value-type="float" office:value="4" calcext:value-type="float">
            <text:p>4</text:p>
          </table:table-cell>
          <table:table-cell table:formula="of:=VALUE(SUBSTITUTE(ORG.LIBREOFFICE.REGEX([.C100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4_31.txt</text:p>
          </table:table-cell>
          <table:table-cell table:formula="of:=SUBSTITUTE([.A101];&quot;.txt&quot;;&quot;&quot;)" office:value-type="string" office:string-value="AN4_31" calcext:value-type="string">
            <text:p>AN4_31</text:p>
          </table:table-cell>
          <table:table-cell table:formula="of:=MID([.B101];3;100)" office:value-type="string" office:string-value="4_31" calcext:value-type="string">
            <text:p>4_31</text:p>
          </table:table-cell>
          <table:table-cell table:formula="of:=VALUE(SUBSTITUTE(ORG.LIBREOFFICE.REGEX([.C101];&quot;(\d)+_&quot;); &quot;_&quot;;&quot;&quot;))" office:value-type="float" office:value="4" calcext:value-type="float">
            <text:p>4</text:p>
          </table:table-cell>
          <table:table-cell table:formula="of:=VALUE(SUBSTITUTE(ORG.LIBREOFFICE.REGEX([.C10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4_32.txt</text:p>
          </table:table-cell>
          <table:table-cell table:formula="of:=SUBSTITUTE([.A102];&quot;.txt&quot;;&quot;&quot;)" office:value-type="string" office:string-value="AN4_32" calcext:value-type="string">
            <text:p>AN4_32</text:p>
          </table:table-cell>
          <table:table-cell table:formula="of:=MID([.B102];3;100)" office:value-type="string" office:string-value="4_32" calcext:value-type="string">
            <text:p>4_32</text:p>
          </table:table-cell>
          <table:table-cell table:formula="of:=VALUE(SUBSTITUTE(ORG.LIBREOFFICE.REGEX([.C102];&quot;(\d)+_&quot;); &quot;_&quot;;&quot;&quot;))" office:value-type="float" office:value="4" calcext:value-type="float">
            <text:p>4</text:p>
          </table:table-cell>
          <table:table-cell table:formula="of:=VALUE(SUBSTITUTE(ORG.LIBREOFFICE.REGEX([.C10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4_33.txt</text:p>
          </table:table-cell>
          <table:table-cell table:formula="of:=SUBSTITUTE([.A103];&quot;.txt&quot;;&quot;&quot;)" office:value-type="string" office:string-value="AN4_33" calcext:value-type="string">
            <text:p>AN4_33</text:p>
          </table:table-cell>
          <table:table-cell table:formula="of:=MID([.B103];3;100)" office:value-type="string" office:string-value="4_33" calcext:value-type="string">
            <text:p>4_33</text:p>
          </table:table-cell>
          <table:table-cell table:formula="of:=VALUE(SUBSTITUTE(ORG.LIBREOFFICE.REGEX([.C103];&quot;(\d)+_&quot;); &quot;_&quot;;&quot;&quot;))" office:value-type="float" office:value="4" calcext:value-type="float">
            <text:p>4</text:p>
          </table:table-cell>
          <table:table-cell table:formula="of:=VALUE(SUBSTITUTE(ORG.LIBREOFFICE.REGEX([.C10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4_35.txt</text:p>
          </table:table-cell>
          <table:table-cell table:formula="of:=SUBSTITUTE([.A104];&quot;.txt&quot;;&quot;&quot;)" office:value-type="string" office:string-value="AN4_35" calcext:value-type="string">
            <text:p>AN4_35</text:p>
          </table:table-cell>
          <table:table-cell table:formula="of:=MID([.B104];3;100)" office:value-type="string" office:string-value="4_35" calcext:value-type="string">
            <text:p>4_35</text:p>
          </table:table-cell>
          <table:table-cell table:formula="of:=VALUE(SUBSTITUTE(ORG.LIBREOFFICE.REGEX([.C104];&quot;(\d)+_&quot;); &quot;_&quot;;&quot;&quot;))" office:value-type="float" office:value="4" calcext:value-type="float">
            <text:p>4</text:p>
          </table:table-cell>
          <table:table-cell table:formula="of:=VALUE(SUBSTITUTE(ORG.LIBREOFFICE.REGEX([.C104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4_36.txt</text:p>
          </table:table-cell>
          <table:table-cell table:formula="of:=SUBSTITUTE([.A105];&quot;.txt&quot;;&quot;&quot;)" office:value-type="string" office:string-value="AN4_36" calcext:value-type="string">
            <text:p>AN4_36</text:p>
          </table:table-cell>
          <table:table-cell table:formula="of:=MID([.B105];3;100)" office:value-type="string" office:string-value="4_36" calcext:value-type="string">
            <text:p>4_36</text:p>
          </table:table-cell>
          <table:table-cell table:formula="of:=VALUE(SUBSTITUTE(ORG.LIBREOFFICE.REGEX([.C105];&quot;(\d)+_&quot;); &quot;_&quot;;&quot;&quot;))" office:value-type="float" office:value="4" calcext:value-type="float">
            <text:p>4</text:p>
          </table:table-cell>
          <table:table-cell table:formula="of:=VALUE(SUBSTITUTE(ORG.LIBREOFFICE.REGEX([.C105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4_37.txt</text:p>
          </table:table-cell>
          <table:table-cell table:formula="of:=SUBSTITUTE([.A106];&quot;.txt&quot;;&quot;&quot;)" office:value-type="string" office:string-value="AN4_37" calcext:value-type="string">
            <text:p>AN4_37</text:p>
          </table:table-cell>
          <table:table-cell table:formula="of:=MID([.B106];3;100)" office:value-type="string" office:string-value="4_37" calcext:value-type="string">
            <text:p>4_37</text:p>
          </table:table-cell>
          <table:table-cell table:formula="of:=VALUE(SUBSTITUTE(ORG.LIBREOFFICE.REGEX([.C106];&quot;(\d)+_&quot;); &quot;_&quot;;&quot;&quot;))" office:value-type="float" office:value="4" calcext:value-type="float">
            <text:p>4</text:p>
          </table:table-cell>
          <table:table-cell table:formula="of:=VALUE(SUBSTITUTE(ORG.LIBREOFFICE.REGEX([.C106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4_38.txt</text:p>
          </table:table-cell>
          <table:table-cell table:formula="of:=SUBSTITUTE([.A107];&quot;.txt&quot;;&quot;&quot;)" office:value-type="string" office:string-value="AN4_38" calcext:value-type="string">
            <text:p>AN4_38</text:p>
          </table:table-cell>
          <table:table-cell table:formula="of:=MID([.B107];3;100)" office:value-type="string" office:string-value="4_38" calcext:value-type="string">
            <text:p>4_38</text:p>
          </table:table-cell>
          <table:table-cell table:formula="of:=VALUE(SUBSTITUTE(ORG.LIBREOFFICE.REGEX([.C107];&quot;(\d)+_&quot;); &quot;_&quot;;&quot;&quot;))" office:value-type="float" office:value="4" calcext:value-type="float">
            <text:p>4</text:p>
          </table:table-cell>
          <table:table-cell table:formula="of:=VALUE(SUBSTITUTE(ORG.LIBREOFFICE.REGEX([.C107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4_41.txt</text:p>
          </table:table-cell>
          <table:table-cell table:formula="of:=SUBSTITUTE([.A108];&quot;.txt&quot;;&quot;&quot;)" office:value-type="string" office:string-value="AN4_41" calcext:value-type="string">
            <text:p>AN4_41</text:p>
          </table:table-cell>
          <table:table-cell table:formula="of:=MID([.B108];3;100)" office:value-type="string" office:string-value="4_41" calcext:value-type="string">
            <text:p>4_41</text:p>
          </table:table-cell>
          <table:table-cell table:formula="of:=VALUE(SUBSTITUTE(ORG.LIBREOFFICE.REGEX([.C108];&quot;(\d)+_&quot;); &quot;_&quot;;&quot;&quot;))" office:value-type="float" office:value="4" calcext:value-type="float">
            <text:p>4</text:p>
          </table:table-cell>
          <table:table-cell table:formula="of:=VALUE(SUBSTITUTE(ORG.LIBREOFFICE.REGEX([.C108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4_42.txt</text:p>
          </table:table-cell>
          <table:table-cell table:formula="of:=SUBSTITUTE([.A109];&quot;.txt&quot;;&quot;&quot;)" office:value-type="string" office:string-value="AN4_42" calcext:value-type="string">
            <text:p>AN4_42</text:p>
          </table:table-cell>
          <table:table-cell table:formula="of:=MID([.B109];3;100)" office:value-type="string" office:string-value="4_42" calcext:value-type="string">
            <text:p>4_42</text:p>
          </table:table-cell>
          <table:table-cell table:formula="of:=VALUE(SUBSTITUTE(ORG.LIBREOFFICE.REGEX([.C109];&quot;(\d)+_&quot;); &quot;_&quot;;&quot;&quot;))" office:value-type="float" office:value="4" calcext:value-type="float">
            <text:p>4</text:p>
          </table:table-cell>
          <table:table-cell table:formula="of:=VALUE(SUBSTITUTE(ORG.LIBREOFFICE.REGEX([.C109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4_45.txt</text:p>
          </table:table-cell>
          <table:table-cell table:formula="of:=SUBSTITUTE([.A110];&quot;.txt&quot;;&quot;&quot;)" office:value-type="string" office:string-value="AN4_45" calcext:value-type="string">
            <text:p>AN4_45</text:p>
          </table:table-cell>
          <table:table-cell table:formula="of:=MID([.B110];3;100)" office:value-type="string" office:string-value="4_45" calcext:value-type="string">
            <text:p>4_45</text:p>
          </table:table-cell>
          <table:table-cell table:formula="of:=VALUE(SUBSTITUTE(ORG.LIBREOFFICE.REGEX([.C110];&quot;(\d)+_&quot;); &quot;_&quot;;&quot;&quot;))" office:value-type="float" office:value="4" calcext:value-type="float">
            <text:p>4</text:p>
          </table:table-cell>
          <table:table-cell table:formula="of:=VALUE(SUBSTITUTE(ORG.LIBREOFFICE.REGEX([.C110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4_49.txt</text:p>
          </table:table-cell>
          <table:table-cell table:formula="of:=SUBSTITUTE([.A111];&quot;.txt&quot;;&quot;&quot;)" office:value-type="string" office:string-value="AN4_49" calcext:value-type="string">
            <text:p>AN4_49</text:p>
          </table:table-cell>
          <table:table-cell table:formula="of:=MID([.B111];3;100)" office:value-type="string" office:string-value="4_49" calcext:value-type="string">
            <text:p>4_49</text:p>
          </table:table-cell>
          <table:table-cell table:formula="of:=VALUE(SUBSTITUTE(ORG.LIBREOFFICE.REGEX([.C111];&quot;(\d)+_&quot;); &quot;_&quot;;&quot;&quot;))" office:value-type="float" office:value="4" calcext:value-type="float">
            <text:p>4</text:p>
          </table:table-cell>
          <table:table-cell table:formula="of:=VALUE(SUBSTITUTE(ORG.LIBREOFFICE.REGEX([.C111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4_50.txt</text:p>
          </table:table-cell>
          <table:table-cell table:formula="of:=SUBSTITUTE([.A112];&quot;.txt&quot;;&quot;&quot;)" office:value-type="string" office:string-value="AN4_50" calcext:value-type="string">
            <text:p>AN4_50</text:p>
          </table:table-cell>
          <table:table-cell table:formula="of:=MID([.B112];3;100)" office:value-type="string" office:string-value="4_50" calcext:value-type="string">
            <text:p>4_50</text:p>
          </table:table-cell>
          <table:table-cell table:formula="of:=VALUE(SUBSTITUTE(ORG.LIBREOFFICE.REGEX([.C112];&quot;(\d)+_&quot;); &quot;_&quot;;&quot;&quot;))" office:value-type="float" office:value="4" calcext:value-type="float">
            <text:p>4</text:p>
          </table:table-cell>
          <table:table-cell table:formula="of:=VALUE(SUBSTITUTE(ORG.LIBREOFFICE.REGEX([.C112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4_55.txt</text:p>
          </table:table-cell>
          <table:table-cell table:formula="of:=SUBSTITUTE([.A113];&quot;.txt&quot;;&quot;&quot;)" office:value-type="string" office:string-value="AN4_55" calcext:value-type="string">
            <text:p>AN4_55</text:p>
          </table:table-cell>
          <table:table-cell table:formula="of:=MID([.B113];3;100)" office:value-type="string" office:string-value="4_55" calcext:value-type="string">
            <text:p>4_55</text:p>
          </table:table-cell>
          <table:table-cell table:formula="of:=VALUE(SUBSTITUTE(ORG.LIBREOFFICE.REGEX([.C113];&quot;(\d)+_&quot;); &quot;_&quot;;&quot;&quot;))" office:value-type="float" office:value="4" calcext:value-type="float">
            <text:p>4</text:p>
          </table:table-cell>
          <table:table-cell table:formula="of:=VALUE(SUBSTITUTE(ORG.LIBREOFFICE.REGEX([.C113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4_62.txt</text:p>
          </table:table-cell>
          <table:table-cell table:formula="of:=SUBSTITUTE([.A114];&quot;.txt&quot;;&quot;&quot;)" office:value-type="string" office:string-value="AN4_62" calcext:value-type="string">
            <text:p>AN4_62</text:p>
          </table:table-cell>
          <table:table-cell table:formula="of:=MID([.B114];3;100)" office:value-type="string" office:string-value="4_62" calcext:value-type="string">
            <text:p>4_62</text:p>
          </table:table-cell>
          <table:table-cell table:formula="of:=VALUE(SUBSTITUTE(ORG.LIBREOFFICE.REGEX([.C114];&quot;(\d)+_&quot;); &quot;_&quot;;&quot;&quot;))" office:value-type="float" office:value="4" calcext:value-type="float">
            <text:p>4</text:p>
          </table:table-cell>
          <table:table-cell table:formula="of:=VALUE(SUBSTITUTE(ORG.LIBREOFFICE.REGEX([.C114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4_67.txt</text:p>
          </table:table-cell>
          <table:table-cell table:formula="of:=SUBSTITUTE([.A115];&quot;.txt&quot;;&quot;&quot;)" office:value-type="string" office:string-value="AN4_67" calcext:value-type="string">
            <text:p>AN4_67</text:p>
          </table:table-cell>
          <table:table-cell table:formula="of:=MID([.B115];3;100)" office:value-type="string" office:string-value="4_67" calcext:value-type="string">
            <text:p>4_67</text:p>
          </table:table-cell>
          <table:table-cell table:formula="of:=VALUE(SUBSTITUTE(ORG.LIBREOFFICE.REGEX([.C115];&quot;(\d)+_&quot;); &quot;_&quot;;&quot;&quot;))" office:value-type="float" office:value="4" calcext:value-type="float">
            <text:p>4</text:p>
          </table:table-cell>
          <table:table-cell table:formula="of:=VALUE(SUBSTITUTE(ORG.LIBREOFFICE.REGEX([.C115];&quot;_(\d)+&quot;); &quot;_&quot;;&quot;&quot;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N4_73.txt</text:p>
          </table:table-cell>
          <table:table-cell table:formula="of:=SUBSTITUTE([.A116];&quot;.txt&quot;;&quot;&quot;)" office:value-type="string" office:string-value="AN4_73" calcext:value-type="string">
            <text:p>AN4_73</text:p>
          </table:table-cell>
          <table:table-cell table:formula="of:=MID([.B116];3;100)" office:value-type="string" office:string-value="4_73" calcext:value-type="string">
            <text:p>4_73</text:p>
          </table:table-cell>
          <table:table-cell table:formula="of:=VALUE(SUBSTITUTE(ORG.LIBREOFFICE.REGEX([.C116];&quot;(\d)+_&quot;); &quot;_&quot;;&quot;&quot;))" office:value-type="float" office:value="4" calcext:value-type="float">
            <text:p>4</text:p>
          </table:table-cell>
          <table:table-cell table:formula="of:=VALUE(SUBSTITUTE(ORG.LIBREOFFICE.REGEX([.C116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4_77.txt</text:p>
          </table:table-cell>
          <table:table-cell table:formula="of:=SUBSTITUTE([.A117];&quot;.txt&quot;;&quot;&quot;)" office:value-type="string" office:string-value="AN4_77" calcext:value-type="string">
            <text:p>AN4_77</text:p>
          </table:table-cell>
          <table:table-cell table:formula="of:=MID([.B117];3;100)" office:value-type="string" office:string-value="4_77" calcext:value-type="string">
            <text:p>4_77</text:p>
          </table:table-cell>
          <table:table-cell table:formula="of:=VALUE(SUBSTITUTE(ORG.LIBREOFFICE.REGEX([.C117];&quot;(\d)+_&quot;); &quot;_&quot;;&quot;&quot;))" office:value-type="float" office:value="4" calcext:value-type="float">
            <text:p>4</text:p>
          </table:table-cell>
          <table:table-cell table:formula="of:=VALUE(SUBSTITUTE(ORG.LIBREOFFICE.REGEX([.C117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4_79.txt</text:p>
          </table:table-cell>
          <table:table-cell table:formula="of:=SUBSTITUTE([.A118];&quot;.txt&quot;;&quot;&quot;)" office:value-type="string" office:string-value="AN4_79" calcext:value-type="string">
            <text:p>AN4_79</text:p>
          </table:table-cell>
          <table:table-cell table:formula="of:=MID([.B118];3;100)" office:value-type="string" office:string-value="4_79" calcext:value-type="string">
            <text:p>4_79</text:p>
          </table:table-cell>
          <table:table-cell table:formula="of:=VALUE(SUBSTITUTE(ORG.LIBREOFFICE.REGEX([.C118];&quot;(\d)+_&quot;); &quot;_&quot;;&quot;&quot;))" office:value-type="float" office:value="4" calcext:value-type="float">
            <text:p>4</text:p>
          </table:table-cell>
          <table:table-cell table:formula="of:=VALUE(SUBSTITUTE(ORG.LIBREOFFICE.REGEX([.C118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4_85.txt</text:p>
          </table:table-cell>
          <table:table-cell table:formula="of:=SUBSTITUTE([.A119];&quot;.txt&quot;;&quot;&quot;)" office:value-type="string" office:string-value="AN4_85" calcext:value-type="string">
            <text:p>AN4_85</text:p>
          </table:table-cell>
          <table:table-cell table:formula="of:=MID([.B119];3;100)" office:value-type="string" office:string-value="4_85" calcext:value-type="string">
            <text:p>4_85</text:p>
          </table:table-cell>
          <table:table-cell table:formula="of:=VALUE(SUBSTITUTE(ORG.LIBREOFFICE.REGEX([.C119];&quot;(\d)+_&quot;); &quot;_&quot;;&quot;&quot;))" office:value-type="float" office:value="4" calcext:value-type="float">
            <text:p>4</text:p>
          </table:table-cell>
          <table:table-cell table:formula="of:=VALUE(SUBSTITUTE(ORG.LIBREOFFICE.REGEX([.C119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4_87.txt</text:p>
          </table:table-cell>
          <table:table-cell table:formula="of:=SUBSTITUTE([.A120];&quot;.txt&quot;;&quot;&quot;)" office:value-type="string" office:string-value="AN4_87" calcext:value-type="string">
            <text:p>AN4_87</text:p>
          </table:table-cell>
          <table:table-cell table:formula="of:=MID([.B120];3;100)" office:value-type="string" office:string-value="4_87" calcext:value-type="string">
            <text:p>4_87</text:p>
          </table:table-cell>
          <table:table-cell table:formula="of:=VALUE(SUBSTITUTE(ORG.LIBREOFFICE.REGEX([.C120];&quot;(\d)+_&quot;); &quot;_&quot;;&quot;&quot;))" office:value-type="float" office:value="4" calcext:value-type="float">
            <text:p>4</text:p>
          </table:table-cell>
          <table:table-cell table:formula="of:=VALUE(SUBSTITUTE(ORG.LIBREOFFICE.REGEX([.C120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4_88.txt</text:p>
          </table:table-cell>
          <table:table-cell table:formula="of:=SUBSTITUTE([.A121];&quot;.txt&quot;;&quot;&quot;)" office:value-type="string" office:string-value="AN4_88" calcext:value-type="string">
            <text:p>AN4_88</text:p>
          </table:table-cell>
          <table:table-cell table:formula="of:=MID([.B121];3;100)" office:value-type="string" office:string-value="4_88" calcext:value-type="string">
            <text:p>4_88</text:p>
          </table:table-cell>
          <table:table-cell table:formula="of:=VALUE(SUBSTITUTE(ORG.LIBREOFFICE.REGEX([.C121];&quot;(\d)+_&quot;); &quot;_&quot;;&quot;&quot;))" office:value-type="float" office:value="4" calcext:value-type="float">
            <text:p>4</text:p>
          </table:table-cell>
          <table:table-cell table:formula="of:=VALUE(SUBSTITUTE(ORG.LIBREOFFICE.REGEX([.C121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4_89.txt</text:p>
          </table:table-cell>
          <table:table-cell table:formula="of:=SUBSTITUTE([.A122];&quot;.txt&quot;;&quot;&quot;)" office:value-type="string" office:string-value="AN4_89" calcext:value-type="string">
            <text:p>AN4_89</text:p>
          </table:table-cell>
          <table:table-cell table:formula="of:=MID([.B122];3;100)" office:value-type="string" office:string-value="4_89" calcext:value-type="string">
            <text:p>4_89</text:p>
          </table:table-cell>
          <table:table-cell table:formula="of:=VALUE(SUBSTITUTE(ORG.LIBREOFFICE.REGEX([.C122];&quot;(\d)+_&quot;); &quot;_&quot;;&quot;&quot;))" office:value-type="float" office:value="4" calcext:value-type="float">
            <text:p>4</text:p>
          </table:table-cell>
          <table:table-cell table:formula="of:=VALUE(SUBSTITUTE(ORG.LIBREOFFICE.REGEX([.C122];&quot;_(\d)+&quot;); &quot;_&quot;;&quot;&quot;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4_90.txt</text:p>
          </table:table-cell>
          <table:table-cell table:formula="of:=SUBSTITUTE([.A123];&quot;.txt&quot;;&quot;&quot;)" office:value-type="string" office:string-value="AN4_90" calcext:value-type="string">
            <text:p>AN4_90</text:p>
          </table:table-cell>
          <table:table-cell table:formula="of:=MID([.B123];3;100)" office:value-type="string" office:string-value="4_90" calcext:value-type="string">
            <text:p>4_90</text:p>
          </table:table-cell>
          <table:table-cell table:formula="of:=VALUE(SUBSTITUTE(ORG.LIBREOFFICE.REGEX([.C123];&quot;(\d)+_&quot;); &quot;_&quot;;&quot;&quot;))" office:value-type="float" office:value="4" calcext:value-type="float">
            <text:p>4</text:p>
          </table:table-cell>
          <table:table-cell table:formula="of:=VALUE(SUBSTITUTE(ORG.LIBREOFFICE.REGEX([.C123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4_94.txt</text:p>
          </table:table-cell>
          <table:table-cell table:formula="of:=SUBSTITUTE([.A124];&quot;.txt&quot;;&quot;&quot;)" office:value-type="string" office:string-value="AN4_94" calcext:value-type="string">
            <text:p>AN4_94</text:p>
          </table:table-cell>
          <table:table-cell table:formula="of:=MID([.B124];3;100)" office:value-type="string" office:string-value="4_94" calcext:value-type="string">
            <text:p>4_94</text:p>
          </table:table-cell>
          <table:table-cell table:formula="of:=VALUE(SUBSTITUTE(ORG.LIBREOFFICE.REGEX([.C124];&quot;(\d)+_&quot;); &quot;_&quot;;&quot;&quot;))" office:value-type="float" office:value="4" calcext:value-type="float">
            <text:p>4</text:p>
          </table:table-cell>
          <table:table-cell table:formula="of:=VALUE(SUBSTITUTE(ORG.LIBREOFFICE.REGEX([.C124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4_95.txt</text:p>
          </table:table-cell>
          <table:table-cell table:formula="of:=SUBSTITUTE([.A125];&quot;.txt&quot;;&quot;&quot;)" office:value-type="string" office:string-value="AN4_95" calcext:value-type="string">
            <text:p>AN4_95</text:p>
          </table:table-cell>
          <table:table-cell table:formula="of:=MID([.B125];3;100)" office:value-type="string" office:string-value="4_95" calcext:value-type="string">
            <text:p>4_95</text:p>
          </table:table-cell>
          <table:table-cell table:formula="of:=VALUE(SUBSTITUTE(ORG.LIBREOFFICE.REGEX([.C125];&quot;(\d)+_&quot;); &quot;_&quot;;&quot;&quot;))" office:value-type="float" office:value="4" calcext:value-type="float">
            <text:p>4</text:p>
          </table:table-cell>
          <table:table-cell table:formula="of:=VALUE(SUBSTITUTE(ORG.LIBREOFFICE.REGEX([.C125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4_96.txt</text:p>
          </table:table-cell>
          <table:table-cell table:formula="of:=SUBSTITUTE([.A126];&quot;.txt&quot;;&quot;&quot;)" office:value-type="string" office:string-value="AN4_96" calcext:value-type="string">
            <text:p>AN4_96</text:p>
          </table:table-cell>
          <table:table-cell table:formula="of:=MID([.B126];3;100)" office:value-type="string" office:string-value="4_96" calcext:value-type="string">
            <text:p>4_96</text:p>
          </table:table-cell>
          <table:table-cell table:formula="of:=VALUE(SUBSTITUTE(ORG.LIBREOFFICE.REGEX([.C126];&quot;(\d)+_&quot;); &quot;_&quot;;&quot;&quot;))" office:value-type="float" office:value="4" calcext:value-type="float">
            <text:p>4</text:p>
          </table:table-cell>
          <table:table-cell table:formula="of:=VALUE(SUBSTITUTE(ORG.LIBREOFFICE.REGEX([.C126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4_99.txt</text:p>
          </table:table-cell>
          <table:table-cell table:formula="of:=SUBSTITUTE([.A127];&quot;.txt&quot;;&quot;&quot;)" office:value-type="string" office:string-value="AN4_99" calcext:value-type="string">
            <text:p>AN4_99</text:p>
          </table:table-cell>
          <table:table-cell table:formula="of:=MID([.B127];3;100)" office:value-type="string" office:string-value="4_99" calcext:value-type="string">
            <text:p>4_99</text:p>
          </table:table-cell>
          <table:table-cell table:formula="of:=VALUE(SUBSTITUTE(ORG.LIBREOFFICE.REGEX([.C127];&quot;(\d)+_&quot;); &quot;_&quot;;&quot;&quot;))" office:value-type="float" office:value="4" calcext:value-type="float">
            <text:p>4</text:p>
          </table:table-cell>
          <table:table-cell table:formula="of:=VALUE(SUBSTITUTE(ORG.LIBREOFFICE.REGEX([.C127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4_100.txt</text:p>
          </table:table-cell>
          <table:table-cell table:formula="of:=SUBSTITUTE([.A128];&quot;.txt&quot;;&quot;&quot;)" office:value-type="string" office:string-value="AN4_100" calcext:value-type="string">
            <text:p>AN4_100</text:p>
          </table:table-cell>
          <table:table-cell table:formula="of:=MID([.B128];3;100)" office:value-type="string" office:string-value="4_100" calcext:value-type="string">
            <text:p>4_100</text:p>
          </table:table-cell>
          <table:table-cell table:formula="of:=VALUE(SUBSTITUTE(ORG.LIBREOFFICE.REGEX([.C128];&quot;(\d)+_&quot;); &quot;_&quot;;&quot;&quot;))" office:value-type="float" office:value="4" calcext:value-type="float">
            <text:p>4</text:p>
          </table:table-cell>
          <table:table-cell table:formula="of:=VALUE(SUBSTITUTE(ORG.LIBREOFFICE.REGEX([.C128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4_102.txt</text:p>
          </table:table-cell>
          <table:table-cell table:formula="of:=SUBSTITUTE([.A129];&quot;.txt&quot;;&quot;&quot;)" office:value-type="string" office:string-value="AN4_102" calcext:value-type="string">
            <text:p>AN4_102</text:p>
          </table:table-cell>
          <table:table-cell table:formula="of:=MID([.B129];3;100)" office:value-type="string" office:string-value="4_102" calcext:value-type="string">
            <text:p>4_102</text:p>
          </table:table-cell>
          <table:table-cell table:formula="of:=VALUE(SUBSTITUTE(ORG.LIBREOFFICE.REGEX([.C129];&quot;(\d)+_&quot;); &quot;_&quot;;&quot;&quot;))" office:value-type="float" office:value="4" calcext:value-type="float">
            <text:p>4</text:p>
          </table:table-cell>
          <table:table-cell table:formula="of:=VALUE(SUBSTITUTE(ORG.LIBREOFFICE.REGEX([.C129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4_111.txt</text:p>
          </table:table-cell>
          <table:table-cell table:formula="of:=SUBSTITUTE([.A130];&quot;.txt&quot;;&quot;&quot;)" office:value-type="string" office:string-value="AN4_111" calcext:value-type="string">
            <text:p>AN4_111</text:p>
          </table:table-cell>
          <table:table-cell table:formula="of:=MID([.B130];3;100)" office:value-type="string" office:string-value="4_111" calcext:value-type="string">
            <text:p>4_111</text:p>
          </table:table-cell>
          <table:table-cell table:formula="of:=VALUE(SUBSTITUTE(ORG.LIBREOFFICE.REGEX([.C130];&quot;(\d)+_&quot;); &quot;_&quot;;&quot;&quot;))" office:value-type="float" office:value="4" calcext:value-type="float">
            <text:p>4</text:p>
          </table:table-cell>
          <table:table-cell table:formula="of:=VALUE(SUBSTITUTE(ORG.LIBREOFFICE.REGEX([.C130];&quot;_(\d)+&quot;); &quot;_&quot;;&quot;&quot;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N4_113.txt</text:p>
          </table:table-cell>
          <table:table-cell table:formula="of:=SUBSTITUTE([.A131];&quot;.txt&quot;;&quot;&quot;)" office:value-type="string" office:string-value="AN4_113" calcext:value-type="string">
            <text:p>AN4_113</text:p>
          </table:table-cell>
          <table:table-cell table:formula="of:=MID([.B131];3;100)" office:value-type="string" office:string-value="4_113" calcext:value-type="string">
            <text:p>4_113</text:p>
          </table:table-cell>
          <table:table-cell table:formula="of:=VALUE(SUBSTITUTE(ORG.LIBREOFFICE.REGEX([.C131];&quot;(\d)+_&quot;); &quot;_&quot;;&quot;&quot;))" office:value-type="float" office:value="4" calcext:value-type="float">
            <text:p>4</text:p>
          </table:table-cell>
          <table:table-cell table:formula="of:=VALUE(SUBSTITUTE(ORG.LIBREOFFICE.REGEX([.C131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N4_115.txt</text:p>
          </table:table-cell>
          <table:table-cell table:formula="of:=SUBSTITUTE([.A132];&quot;.txt&quot;;&quot;&quot;)" office:value-type="string" office:string-value="AN4_115" calcext:value-type="string">
            <text:p>AN4_115</text:p>
          </table:table-cell>
          <table:table-cell table:formula="of:=MID([.B132];3;100)" office:value-type="string" office:string-value="4_115" calcext:value-type="string">
            <text:p>4_115</text:p>
          </table:table-cell>
          <table:table-cell table:formula="of:=VALUE(SUBSTITUTE(ORG.LIBREOFFICE.REGEX([.C132];&quot;(\d)+_&quot;); &quot;_&quot;;&quot;&quot;))" office:value-type="float" office:value="4" calcext:value-type="float">
            <text:p>4</text:p>
          </table:table-cell>
          <table:table-cell table:formula="of:=VALUE(SUBSTITUTE(ORG.LIBREOFFICE.REGEX([.C132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N4_116.txt</text:p>
          </table:table-cell>
          <table:table-cell table:formula="of:=SUBSTITUTE([.A133];&quot;.txt&quot;;&quot;&quot;)" office:value-type="string" office:string-value="AN4_116" calcext:value-type="string">
            <text:p>AN4_116</text:p>
          </table:table-cell>
          <table:table-cell table:formula="of:=MID([.B133];3;100)" office:value-type="string" office:string-value="4_116" calcext:value-type="string">
            <text:p>4_116</text:p>
          </table:table-cell>
          <table:table-cell table:formula="of:=VALUE(SUBSTITUTE(ORG.LIBREOFFICE.REGEX([.C133];&quot;(\d)+_&quot;); &quot;_&quot;;&quot;&quot;))" office:value-type="float" office:value="4" calcext:value-type="float">
            <text:p>4</text:p>
          </table:table-cell>
          <table:table-cell table:formula="of:=VALUE(SUBSTITUTE(ORG.LIBREOFFICE.REGEX([.C133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N4_117.txt</text:p>
          </table:table-cell>
          <table:table-cell table:formula="of:=SUBSTITUTE([.A134];&quot;.txt&quot;;&quot;&quot;)" office:value-type="string" office:string-value="AN4_117" calcext:value-type="string">
            <text:p>AN4_117</text:p>
          </table:table-cell>
          <table:table-cell table:formula="of:=MID([.B134];3;100)" office:value-type="string" office:string-value="4_117" calcext:value-type="string">
            <text:p>4_117</text:p>
          </table:table-cell>
          <table:table-cell table:formula="of:=VALUE(SUBSTITUTE(ORG.LIBREOFFICE.REGEX([.C134];&quot;(\d)+_&quot;); &quot;_&quot;;&quot;&quot;))" office:value-type="float" office:value="4" calcext:value-type="float">
            <text:p>4</text:p>
          </table:table-cell>
          <table:table-cell table:formula="of:=VALUE(SUBSTITUTE(ORG.LIBREOFFICE.REGEX([.C134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N4_123.txt</text:p>
          </table:table-cell>
          <table:table-cell table:formula="of:=SUBSTITUTE([.A135];&quot;.txt&quot;;&quot;&quot;)" office:value-type="string" office:string-value="AN4_123" calcext:value-type="string">
            <text:p>AN4_123</text:p>
          </table:table-cell>
          <table:table-cell table:formula="of:=MID([.B135];3;100)" office:value-type="string" office:string-value="4_123" calcext:value-type="string">
            <text:p>4_123</text:p>
          </table:table-cell>
          <table:table-cell table:formula="of:=VALUE(SUBSTITUTE(ORG.LIBREOFFICE.REGEX([.C135];&quot;(\d)+_&quot;); &quot;_&quot;;&quot;&quot;))" office:value-type="float" office:value="4" calcext:value-type="float">
            <text:p>4</text:p>
          </table:table-cell>
          <table:table-cell table:formula="of:=VALUE(SUBSTITUTE(ORG.LIBREOFFICE.REGEX([.C135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4_124.txt</text:p>
          </table:table-cell>
          <table:table-cell table:formula="of:=SUBSTITUTE([.A136];&quot;.txt&quot;;&quot;&quot;)" office:value-type="string" office:string-value="AN4_124" calcext:value-type="string">
            <text:p>AN4_124</text:p>
          </table:table-cell>
          <table:table-cell table:formula="of:=MID([.B136];3;100)" office:value-type="string" office:string-value="4_124" calcext:value-type="string">
            <text:p>4_124</text:p>
          </table:table-cell>
          <table:table-cell table:formula="of:=VALUE(SUBSTITUTE(ORG.LIBREOFFICE.REGEX([.C136];&quot;(\d)+_&quot;); &quot;_&quot;;&quot;&quot;))" office:value-type="float" office:value="4" calcext:value-type="float">
            <text:p>4</text:p>
          </table:table-cell>
          <table:table-cell table:formula="of:=VALUE(SUBSTITUTE(ORG.LIBREOFFICE.REGEX([.C136];&quot;_(\d)+&quot;); &quot;_&quot;;&quot;&quot;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N4_125.txt</text:p>
          </table:table-cell>
          <table:table-cell table:formula="of:=SUBSTITUTE([.A137];&quot;.txt&quot;;&quot;&quot;)" office:value-type="string" office:string-value="AN4_125" calcext:value-type="string">
            <text:p>AN4_125</text:p>
          </table:table-cell>
          <table:table-cell table:formula="of:=MID([.B137];3;100)" office:value-type="string" office:string-value="4_125" calcext:value-type="string">
            <text:p>4_125</text:p>
          </table:table-cell>
          <table:table-cell table:formula="of:=VALUE(SUBSTITUTE(ORG.LIBREOFFICE.REGEX([.C137];&quot;(\d)+_&quot;); &quot;_&quot;;&quot;&quot;))" office:value-type="float" office:value="4" calcext:value-type="float">
            <text:p>4</text:p>
          </table:table-cell>
          <table:table-cell table:formula="of:=VALUE(SUBSTITUTE(ORG.LIBREOFFICE.REGEX([.C137];&quot;_(\d)+&quot;); &quot;_&quot;;&quot;&quot;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N4_126.txt</text:p>
          </table:table-cell>
          <table:table-cell table:formula="of:=SUBSTITUTE([.A138];&quot;.txt&quot;;&quot;&quot;)" office:value-type="string" office:string-value="AN4_126" calcext:value-type="string">
            <text:p>AN4_126</text:p>
          </table:table-cell>
          <table:table-cell table:formula="of:=MID([.B138];3;100)" office:value-type="string" office:string-value="4_126" calcext:value-type="string">
            <text:p>4_126</text:p>
          </table:table-cell>
          <table:table-cell table:formula="of:=VALUE(SUBSTITUTE(ORG.LIBREOFFICE.REGEX([.C138];&quot;(\d)+_&quot;); &quot;_&quot;;&quot;&quot;))" office:value-type="float" office:value="4" calcext:value-type="float">
            <text:p>4</text:p>
          </table:table-cell>
          <table:table-cell table:formula="of:=VALUE(SUBSTITUTE(ORG.LIBREOFFICE.REGEX([.C138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N4_128.txt</text:p>
          </table:table-cell>
          <table:table-cell table:formula="of:=SUBSTITUTE([.A139];&quot;.txt&quot;;&quot;&quot;)" office:value-type="string" office:string-value="AN4_128" calcext:value-type="string">
            <text:p>AN4_128</text:p>
          </table:table-cell>
          <table:table-cell table:formula="of:=MID([.B139];3;100)" office:value-type="string" office:string-value="4_128" calcext:value-type="string">
            <text:p>4_128</text:p>
          </table:table-cell>
          <table:table-cell table:formula="of:=VALUE(SUBSTITUTE(ORG.LIBREOFFICE.REGEX([.C139];&quot;(\d)+_&quot;); &quot;_&quot;;&quot;&quot;))" office:value-type="float" office:value="4" calcext:value-type="float">
            <text:p>4</text:p>
          </table:table-cell>
          <table:table-cell table:formula="of:=VALUE(SUBSTITUTE(ORG.LIBREOFFICE.REGEX([.C139];&quot;_(\d)+&quot;); &quot;_&quot;;&quot;&quot;)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N4_131.txt</text:p>
          </table:table-cell>
          <table:table-cell table:formula="of:=SUBSTITUTE([.A140];&quot;.txt&quot;;&quot;&quot;)" office:value-type="string" office:string-value="AN4_131" calcext:value-type="string">
            <text:p>AN4_131</text:p>
          </table:table-cell>
          <table:table-cell table:formula="of:=MID([.B140];3;100)" office:value-type="string" office:string-value="4_131" calcext:value-type="string">
            <text:p>4_131</text:p>
          </table:table-cell>
          <table:table-cell table:formula="of:=VALUE(SUBSTITUTE(ORG.LIBREOFFICE.REGEX([.C140];&quot;(\d)+_&quot;); &quot;_&quot;;&quot;&quot;))" office:value-type="float" office:value="4" calcext:value-type="float">
            <text:p>4</text:p>
          </table:table-cell>
          <table:table-cell table:formula="of:=VALUE(SUBSTITUTE(ORG.LIBREOFFICE.REGEX([.C140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N4_138.txt</text:p>
          </table:table-cell>
          <table:table-cell table:formula="of:=SUBSTITUTE([.A141];&quot;.txt&quot;;&quot;&quot;)" office:value-type="string" office:string-value="AN4_138" calcext:value-type="string">
            <text:p>AN4_138</text:p>
          </table:table-cell>
          <table:table-cell table:formula="of:=MID([.B141];3;100)" office:value-type="string" office:string-value="4_138" calcext:value-type="string">
            <text:p>4_138</text:p>
          </table:table-cell>
          <table:table-cell table:formula="of:=VALUE(SUBSTITUTE(ORG.LIBREOFFICE.REGEX([.C141];&quot;(\d)+_&quot;); &quot;_&quot;;&quot;&quot;))" office:value-type="float" office:value="4" calcext:value-type="float">
            <text:p>4</text:p>
          </table:table-cell>
          <table:table-cell table:formula="of:=VALUE(SUBSTITUTE(ORG.LIBREOFFICE.REGEX([.C141];&quot;_(\d)+&quot;); &quot;_&quot;;&quot;&quot;)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N4_144.txt</text:p>
          </table:table-cell>
          <table:table-cell table:formula="of:=SUBSTITUTE([.A142];&quot;.txt&quot;;&quot;&quot;)" office:value-type="string" office:string-value="AN4_144" calcext:value-type="string">
            <text:p>AN4_144</text:p>
          </table:table-cell>
          <table:table-cell table:formula="of:=MID([.B142];3;100)" office:value-type="string" office:string-value="4_144" calcext:value-type="string">
            <text:p>4_144</text:p>
          </table:table-cell>
          <table:table-cell table:formula="of:=VALUE(SUBSTITUTE(ORG.LIBREOFFICE.REGEX([.C142];&quot;(\d)+_&quot;); &quot;_&quot;;&quot;&quot;))" office:value-type="float" office:value="4" calcext:value-type="float">
            <text:p>4</text:p>
          </table:table-cell>
          <table:table-cell table:formula="of:=VALUE(SUBSTITUTE(ORG.LIBREOFFICE.REGEX([.C142];&quot;_(\d)+&quot;); &quot;_&quot;;&quot;&quot;)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N4_156.txt</text:p>
          </table:table-cell>
          <table:table-cell table:formula="of:=SUBSTITUTE([.A143];&quot;.txt&quot;;&quot;&quot;)" office:value-type="string" office:string-value="AN4_156" calcext:value-type="string">
            <text:p>AN4_156</text:p>
          </table:table-cell>
          <table:table-cell table:formula="of:=MID([.B143];3;100)" office:value-type="string" office:string-value="4_156" calcext:value-type="string">
            <text:p>4_156</text:p>
          </table:table-cell>
          <table:table-cell table:formula="of:=VALUE(SUBSTITUTE(ORG.LIBREOFFICE.REGEX([.C143];&quot;(\d)+_&quot;); &quot;_&quot;;&quot;&quot;))" office:value-type="float" office:value="4" calcext:value-type="float">
            <text:p>4</text:p>
          </table:table-cell>
          <table:table-cell table:formula="of:=VALUE(SUBSTITUTE(ORG.LIBREOFFICE.REGEX([.C143];&quot;_(\d)+&quot;); &quot;_&quot;;&quot;&quot;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N4_158.txt</text:p>
          </table:table-cell>
          <table:table-cell table:formula="of:=SUBSTITUTE([.A144];&quot;.txt&quot;;&quot;&quot;)" office:value-type="string" office:string-value="AN4_158" calcext:value-type="string">
            <text:p>AN4_158</text:p>
          </table:table-cell>
          <table:table-cell table:formula="of:=MID([.B144];3;100)" office:value-type="string" office:string-value="4_158" calcext:value-type="string">
            <text:p>4_158</text:p>
          </table:table-cell>
          <table:table-cell table:formula="of:=VALUE(SUBSTITUTE(ORG.LIBREOFFICE.REGEX([.C144];&quot;(\d)+_&quot;); &quot;_&quot;;&quot;&quot;))" office:value-type="float" office:value="4" calcext:value-type="float">
            <text:p>4</text:p>
          </table:table-cell>
          <table:table-cell table:formula="of:=VALUE(SUBSTITUTE(ORG.LIBREOFFICE.REGEX([.C144];&quot;_(\d)+&quot;); &quot;_&quot;;&quot;&quot;)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N4_159.txt</text:p>
          </table:table-cell>
          <table:table-cell table:formula="of:=SUBSTITUTE([.A145];&quot;.txt&quot;;&quot;&quot;)" office:value-type="string" office:string-value="AN4_159" calcext:value-type="string">
            <text:p>AN4_159</text:p>
          </table:table-cell>
          <table:table-cell table:formula="of:=MID([.B145];3;100)" office:value-type="string" office:string-value="4_159" calcext:value-type="string">
            <text:p>4_159</text:p>
          </table:table-cell>
          <table:table-cell table:formula="of:=VALUE(SUBSTITUTE(ORG.LIBREOFFICE.REGEX([.C145];&quot;(\d)+_&quot;); &quot;_&quot;;&quot;&quot;))" office:value-type="float" office:value="4" calcext:value-type="float">
            <text:p>4</text:p>
          </table:table-cell>
          <table:table-cell table:formula="of:=VALUE(SUBSTITUTE(ORG.LIBREOFFICE.REGEX([.C145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N4_160.txt</text:p>
          </table:table-cell>
          <table:table-cell table:formula="of:=SUBSTITUTE([.A146];&quot;.txt&quot;;&quot;&quot;)" office:value-type="string" office:string-value="AN4_160" calcext:value-type="string">
            <text:p>AN4_160</text:p>
          </table:table-cell>
          <table:table-cell table:formula="of:=MID([.B146];3;100)" office:value-type="string" office:string-value="4_160" calcext:value-type="string">
            <text:p>4_160</text:p>
          </table:table-cell>
          <table:table-cell table:formula="of:=VALUE(SUBSTITUTE(ORG.LIBREOFFICE.REGEX([.C146];&quot;(\d)+_&quot;); &quot;_&quot;;&quot;&quot;))" office:value-type="float" office:value="4" calcext:value-type="float">
            <text:p>4</text:p>
          </table:table-cell>
          <table:table-cell table:formula="of:=VALUE(SUBSTITUTE(ORG.LIBREOFFICE.REGEX([.C146];&quot;_(\d)+&quot;); &quot;_&quot;;&quot;&quot;)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N4_162.txt</text:p>
          </table:table-cell>
          <table:table-cell table:formula="of:=SUBSTITUTE([.A147];&quot;.txt&quot;;&quot;&quot;)" office:value-type="string" office:string-value="AN4_162" calcext:value-type="string">
            <text:p>AN4_162</text:p>
          </table:table-cell>
          <table:table-cell table:formula="of:=MID([.B147];3;100)" office:value-type="string" office:string-value="4_162" calcext:value-type="string">
            <text:p>4_162</text:p>
          </table:table-cell>
          <table:table-cell table:formula="of:=VALUE(SUBSTITUTE(ORG.LIBREOFFICE.REGEX([.C147];&quot;(\d)+_&quot;); &quot;_&quot;;&quot;&quot;))" office:value-type="float" office:value="4" calcext:value-type="float">
            <text:p>4</text:p>
          </table:table-cell>
          <table:table-cell table:formula="of:=VALUE(SUBSTITUTE(ORG.LIBREOFFICE.REGEX([.C147];&quot;_(\d)+&quot;); &quot;_&quot;;&quot;&quot;)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N4_163.txt</text:p>
          </table:table-cell>
          <table:table-cell table:formula="of:=SUBSTITUTE([.A148];&quot;.txt&quot;;&quot;&quot;)" office:value-type="string" office:string-value="AN4_163" calcext:value-type="string">
            <text:p>AN4_163</text:p>
          </table:table-cell>
          <table:table-cell table:formula="of:=MID([.B148];3;100)" office:value-type="string" office:string-value="4_163" calcext:value-type="string">
            <text:p>4_163</text:p>
          </table:table-cell>
          <table:table-cell table:formula="of:=VALUE(SUBSTITUTE(ORG.LIBREOFFICE.REGEX([.C148];&quot;(\d)+_&quot;); &quot;_&quot;;&quot;&quot;))" office:value-type="float" office:value="4" calcext:value-type="float">
            <text:p>4</text:p>
          </table:table-cell>
          <table:table-cell table:formula="of:=VALUE(SUBSTITUTE(ORG.LIBREOFFICE.REGEX([.C148];&quot;_(\d)+&quot;); &quot;_&quot;;&quot;&quot;)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N4_164.txt</text:p>
          </table:table-cell>
          <table:table-cell table:formula="of:=SUBSTITUTE([.A149];&quot;.txt&quot;;&quot;&quot;)" office:value-type="string" office:string-value="AN4_164" calcext:value-type="string">
            <text:p>AN4_164</text:p>
          </table:table-cell>
          <table:table-cell table:formula="of:=MID([.B149];3;100)" office:value-type="string" office:string-value="4_164" calcext:value-type="string">
            <text:p>4_164</text:p>
          </table:table-cell>
          <table:table-cell table:formula="of:=VALUE(SUBSTITUTE(ORG.LIBREOFFICE.REGEX([.C149];&quot;(\d)+_&quot;); &quot;_&quot;;&quot;&quot;))" office:value-type="float" office:value="4" calcext:value-type="float">
            <text:p>4</text:p>
          </table:table-cell>
          <table:table-cell table:formula="of:=VALUE(SUBSTITUTE(ORG.LIBREOFFICE.REGEX([.C149];&quot;_(\d)+&quot;); &quot;_&quot;;&quot;&quot;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N4_165.txt</text:p>
          </table:table-cell>
          <table:table-cell table:formula="of:=SUBSTITUTE([.A150];&quot;.txt&quot;;&quot;&quot;)" office:value-type="string" office:string-value="AN4_165" calcext:value-type="string">
            <text:p>AN4_165</text:p>
          </table:table-cell>
          <table:table-cell table:formula="of:=MID([.B150];3;100)" office:value-type="string" office:string-value="4_165" calcext:value-type="string">
            <text:p>4_165</text:p>
          </table:table-cell>
          <table:table-cell table:formula="of:=VALUE(SUBSTITUTE(ORG.LIBREOFFICE.REGEX([.C150];&quot;(\d)+_&quot;); &quot;_&quot;;&quot;&quot;))" office:value-type="float" office:value="4" calcext:value-type="float">
            <text:p>4</text:p>
          </table:table-cell>
          <table:table-cell table:formula="of:=VALUE(SUBSTITUTE(ORG.LIBREOFFICE.REGEX([.C150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4_170.txt</text:p>
          </table:table-cell>
          <table:table-cell table:formula="of:=SUBSTITUTE([.A151];&quot;.txt&quot;;&quot;&quot;)" office:value-type="string" office:string-value="AN4_170" calcext:value-type="string">
            <text:p>AN4_170</text:p>
          </table:table-cell>
          <table:table-cell table:formula="of:=MID([.B151];3;100)" office:value-type="string" office:string-value="4_170" calcext:value-type="string">
            <text:p>4_170</text:p>
          </table:table-cell>
          <table:table-cell table:formula="of:=VALUE(SUBSTITUTE(ORG.LIBREOFFICE.REGEX([.C151];&quot;(\d)+_&quot;); &quot;_&quot;;&quot;&quot;))" office:value-type="float" office:value="4" calcext:value-type="float">
            <text:p>4</text:p>
          </table:table-cell>
          <table:table-cell table:formula="of:=VALUE(SUBSTITUTE(ORG.LIBREOFFICE.REGEX([.C151];&quot;_(\d)+&quot;); &quot;_&quot;;&quot;&quot;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4_173.txt</text:p>
          </table:table-cell>
          <table:table-cell table:formula="of:=SUBSTITUTE([.A152];&quot;.txt&quot;;&quot;&quot;)" office:value-type="string" office:string-value="AN4_173" calcext:value-type="string">
            <text:p>AN4_173</text:p>
          </table:table-cell>
          <table:table-cell table:formula="of:=MID([.B152];3;100)" office:value-type="string" office:string-value="4_173" calcext:value-type="string">
            <text:p>4_173</text:p>
          </table:table-cell>
          <table:table-cell table:formula="of:=VALUE(SUBSTITUTE(ORG.LIBREOFFICE.REGEX([.C152];&quot;(\d)+_&quot;); &quot;_&quot;;&quot;&quot;))" office:value-type="float" office:value="4" calcext:value-type="float">
            <text:p>4</text:p>
          </table:table-cell>
          <table:table-cell table:formula="of:=VALUE(SUBSTITUTE(ORG.LIBREOFFICE.REGEX([.C152];&quot;_(\d)+&quot;); &quot;_&quot;;&quot;&quot;)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N4_178.txt</text:p>
          </table:table-cell>
          <table:table-cell table:formula="of:=SUBSTITUTE([.A153];&quot;.txt&quot;;&quot;&quot;)" office:value-type="string" office:string-value="AN4_178" calcext:value-type="string">
            <text:p>AN4_178</text:p>
          </table:table-cell>
          <table:table-cell table:formula="of:=MID([.B153];3;100)" office:value-type="string" office:string-value="4_178" calcext:value-type="string">
            <text:p>4_178</text:p>
          </table:table-cell>
          <table:table-cell table:formula="of:=VALUE(SUBSTITUTE(ORG.LIBREOFFICE.REGEX([.C153];&quot;(\d)+_&quot;); &quot;_&quot;;&quot;&quot;))" office:value-type="float" office:value="4" calcext:value-type="float">
            <text:p>4</text:p>
          </table:table-cell>
          <table:table-cell table:formula="of:=VALUE(SUBSTITUTE(ORG.LIBREOFFICE.REGEX([.C153];&quot;_(\d)+&quot;); &quot;_&quot;;&quot;&quot;)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N4_179.txt</text:p>
          </table:table-cell>
          <table:table-cell table:formula="of:=SUBSTITUTE([.A154];&quot;.txt&quot;;&quot;&quot;)" office:value-type="string" office:string-value="AN4_179" calcext:value-type="string">
            <text:p>AN4_179</text:p>
          </table:table-cell>
          <table:table-cell table:formula="of:=MID([.B154];3;100)" office:value-type="string" office:string-value="4_179" calcext:value-type="string">
            <text:p>4_179</text:p>
          </table:table-cell>
          <table:table-cell table:formula="of:=VALUE(SUBSTITUTE(ORG.LIBREOFFICE.REGEX([.C154];&quot;(\d)+_&quot;); &quot;_&quot;;&quot;&quot;))" office:value-type="float" office:value="4" calcext:value-type="float">
            <text:p>4</text:p>
          </table:table-cell>
          <table:table-cell table:formula="of:=VALUE(SUBSTITUTE(ORG.LIBREOFFICE.REGEX([.C154];&quot;_(\d)+&quot;); &quot;_&quot;;&quot;&quot;)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N4_181.txt</text:p>
          </table:table-cell>
          <table:table-cell table:formula="of:=SUBSTITUTE([.A155];&quot;.txt&quot;;&quot;&quot;)" office:value-type="string" office:string-value="AN4_181" calcext:value-type="string">
            <text:p>AN4_181</text:p>
          </table:table-cell>
          <table:table-cell table:formula="of:=MID([.B155];3;100)" office:value-type="string" office:string-value="4_181" calcext:value-type="string">
            <text:p>4_181</text:p>
          </table:table-cell>
          <table:table-cell table:formula="of:=VALUE(SUBSTITUTE(ORG.LIBREOFFICE.REGEX([.C155];&quot;(\d)+_&quot;); &quot;_&quot;;&quot;&quot;))" office:value-type="float" office:value="4" calcext:value-type="float">
            <text:p>4</text:p>
          </table:table-cell>
          <table:table-cell table:formula="of:=VALUE(SUBSTITUTE(ORG.LIBREOFFICE.REGEX([.C155];&quot;_(\d)+&quot;); &quot;_&quot;;&quot;&quot;)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4_182.txt</text:p>
          </table:table-cell>
          <table:table-cell table:formula="of:=SUBSTITUTE([.A156];&quot;.txt&quot;;&quot;&quot;)" office:value-type="string" office:string-value="AN4_182" calcext:value-type="string">
            <text:p>AN4_182</text:p>
          </table:table-cell>
          <table:table-cell table:formula="of:=MID([.B156];3;100)" office:value-type="string" office:string-value="4_182" calcext:value-type="string">
            <text:p>4_182</text:p>
          </table:table-cell>
          <table:table-cell table:formula="of:=VALUE(SUBSTITUTE(ORG.LIBREOFFICE.REGEX([.C156];&quot;(\d)+_&quot;); &quot;_&quot;;&quot;&quot;))" office:value-type="float" office:value="4" calcext:value-type="float">
            <text:p>4</text:p>
          </table:table-cell>
          <table:table-cell table:formula="of:=VALUE(SUBSTITUTE(ORG.LIBREOFFICE.REGEX([.C156];&quot;_(\d)+&quot;); &quot;_&quot;;&quot;&quot;)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4_183.txt</text:p>
          </table:table-cell>
          <table:table-cell table:formula="of:=SUBSTITUTE([.A157];&quot;.txt&quot;;&quot;&quot;)" office:value-type="string" office:string-value="AN4_183" calcext:value-type="string">
            <text:p>AN4_183</text:p>
          </table:table-cell>
          <table:table-cell table:formula="of:=MID([.B157];3;100)" office:value-type="string" office:string-value="4_183" calcext:value-type="string">
            <text:p>4_183</text:p>
          </table:table-cell>
          <table:table-cell table:formula="of:=VALUE(SUBSTITUTE(ORG.LIBREOFFICE.REGEX([.C157];&quot;(\d)+_&quot;); &quot;_&quot;;&quot;&quot;))" office:value-type="float" office:value="4" calcext:value-type="float">
            <text:p>4</text:p>
          </table:table-cell>
          <table:table-cell table:formula="of:=VALUE(SUBSTITUTE(ORG.LIBREOFFICE.REGEX([.C157];&quot;_(\d)+&quot;); &quot;_&quot;;&quot;&quot;)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N4_184.txt</text:p>
          </table:table-cell>
          <table:table-cell table:formula="of:=SUBSTITUTE([.A158];&quot;.txt&quot;;&quot;&quot;)" office:value-type="string" office:string-value="AN4_184" calcext:value-type="string">
            <text:p>AN4_184</text:p>
          </table:table-cell>
          <table:table-cell table:formula="of:=MID([.B158];3;100)" office:value-type="string" office:string-value="4_184" calcext:value-type="string">
            <text:p>4_184</text:p>
          </table:table-cell>
          <table:table-cell table:formula="of:=VALUE(SUBSTITUTE(ORG.LIBREOFFICE.REGEX([.C158];&quot;(\d)+_&quot;); &quot;_&quot;;&quot;&quot;))" office:value-type="float" office:value="4" calcext:value-type="float">
            <text:p>4</text:p>
          </table:table-cell>
          <table:table-cell table:formula="of:=VALUE(SUBSTITUTE(ORG.LIBREOFFICE.REGEX([.C158];&quot;_(\d)+&quot;); &quot;_&quot;;&quot;&quot;)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N4_191.txt</text:p>
          </table:table-cell>
          <table:table-cell table:formula="of:=SUBSTITUTE([.A159];&quot;.txt&quot;;&quot;&quot;)" office:value-type="string" office:string-value="AN4_191" calcext:value-type="string">
            <text:p>AN4_191</text:p>
          </table:table-cell>
          <table:table-cell table:formula="of:=MID([.B159];3;100)" office:value-type="string" office:string-value="4_191" calcext:value-type="string">
            <text:p>4_191</text:p>
          </table:table-cell>
          <table:table-cell table:formula="of:=VALUE(SUBSTITUTE(ORG.LIBREOFFICE.REGEX([.C159];&quot;(\d)+_&quot;); &quot;_&quot;;&quot;&quot;))" office:value-type="float" office:value="4" calcext:value-type="float">
            <text:p>4</text:p>
          </table:table-cell>
          <table:table-cell table:formula="of:=VALUE(SUBSTITUTE(ORG.LIBREOFFICE.REGEX([.C159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N4_192.txt</text:p>
          </table:table-cell>
          <table:table-cell table:formula="of:=SUBSTITUTE([.A160];&quot;.txt&quot;;&quot;&quot;)" office:value-type="string" office:string-value="AN4_192" calcext:value-type="string">
            <text:p>AN4_192</text:p>
          </table:table-cell>
          <table:table-cell table:formula="of:=MID([.B160];3;100)" office:value-type="string" office:string-value="4_192" calcext:value-type="string">
            <text:p>4_192</text:p>
          </table:table-cell>
          <table:table-cell table:formula="of:=VALUE(SUBSTITUTE(ORG.LIBREOFFICE.REGEX([.C160];&quot;(\d)+_&quot;); &quot;_&quot;;&quot;&quot;))" office:value-type="float" office:value="4" calcext:value-type="float">
            <text:p>4</text:p>
          </table:table-cell>
          <table:table-cell table:formula="of:=VALUE(SUBSTITUTE(ORG.LIBREOFFICE.REGEX([.C160];&quot;_(\d)+&quot;); &quot;_&quot;;&quot;&quot;)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N4_194.txt</text:p>
          </table:table-cell>
          <table:table-cell table:formula="of:=SUBSTITUTE([.A161];&quot;.txt&quot;;&quot;&quot;)" office:value-type="string" office:string-value="AN4_194" calcext:value-type="string">
            <text:p>AN4_194</text:p>
          </table:table-cell>
          <table:table-cell table:formula="of:=MID([.B161];3;100)" office:value-type="string" office:string-value="4_194" calcext:value-type="string">
            <text:p>4_194</text:p>
          </table:table-cell>
          <table:table-cell table:formula="of:=VALUE(SUBSTITUTE(ORG.LIBREOFFICE.REGEX([.C161];&quot;(\d)+_&quot;); &quot;_&quot;;&quot;&quot;))" office:value-type="float" office:value="4" calcext:value-type="float">
            <text:p>4</text:p>
          </table:table-cell>
          <table:table-cell table:formula="of:=VALUE(SUBSTITUTE(ORG.LIBREOFFICE.REGEX([.C161];&quot;_(\d)+&quot;); &quot;_&quot;;&quot;&quot;)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N4_195.txt</text:p>
          </table:table-cell>
          <table:table-cell table:formula="of:=SUBSTITUTE([.A162];&quot;.txt&quot;;&quot;&quot;)" office:value-type="string" office:string-value="AN4_195" calcext:value-type="string">
            <text:p>AN4_195</text:p>
          </table:table-cell>
          <table:table-cell table:formula="of:=MID([.B162];3;100)" office:value-type="string" office:string-value="4_195" calcext:value-type="string">
            <text:p>4_195</text:p>
          </table:table-cell>
          <table:table-cell table:formula="of:=VALUE(SUBSTITUTE(ORG.LIBREOFFICE.REGEX([.C162];&quot;(\d)+_&quot;); &quot;_&quot;;&quot;&quot;))" office:value-type="float" office:value="4" calcext:value-type="float">
            <text:p>4</text:p>
          </table:table-cell>
          <table:table-cell table:formula="of:=VALUE(SUBSTITUTE(ORG.LIBREOFFICE.REGEX([.C162];&quot;_(\d)+&quot;); &quot;_&quot;;&quot;&quot;)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N4_199.txt</text:p>
          </table:table-cell>
          <table:table-cell table:formula="of:=SUBSTITUTE([.A163];&quot;.txt&quot;;&quot;&quot;)" office:value-type="string" office:string-value="AN4_199" calcext:value-type="string">
            <text:p>AN4_199</text:p>
          </table:table-cell>
          <table:table-cell table:formula="of:=MID([.B163];3;100)" office:value-type="string" office:string-value="4_199" calcext:value-type="string">
            <text:p>4_199</text:p>
          </table:table-cell>
          <table:table-cell table:formula="of:=VALUE(SUBSTITUTE(ORG.LIBREOFFICE.REGEX([.C163];&quot;(\d)+_&quot;); &quot;_&quot;;&quot;&quot;))" office:value-type="float" office:value="4" calcext:value-type="float">
            <text:p>4</text:p>
          </table:table-cell>
          <table:table-cell table:formula="of:=VALUE(SUBSTITUTE(ORG.LIBREOFFICE.REGEX([.C163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4_200.txt</text:p>
          </table:table-cell>
          <table:table-cell table:formula="of:=SUBSTITUTE([.A164];&quot;.txt&quot;;&quot;&quot;)" office:value-type="string" office:string-value="AN4_200" calcext:value-type="string">
            <text:p>AN4_200</text:p>
          </table:table-cell>
          <table:table-cell table:formula="of:=MID([.B164];3;100)" office:value-type="string" office:string-value="4_200" calcext:value-type="string">
            <text:p>4_200</text:p>
          </table:table-cell>
          <table:table-cell table:formula="of:=VALUE(SUBSTITUTE(ORG.LIBREOFFICE.REGEX([.C164];&quot;(\d)+_&quot;); &quot;_&quot;;&quot;&quot;))" office:value-type="float" office:value="4" calcext:value-type="float">
            <text:p>4</text:p>
          </table:table-cell>
          <table:table-cell table:formula="of:=VALUE(SUBSTITUTE(ORG.LIBREOFFICE.REGEX([.C164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4_201.txt</text:p>
          </table:table-cell>
          <table:table-cell table:formula="of:=SUBSTITUTE([.A165];&quot;.txt&quot;;&quot;&quot;)" office:value-type="string" office:string-value="AN4_201" calcext:value-type="string">
            <text:p>AN4_201</text:p>
          </table:table-cell>
          <table:table-cell table:formula="of:=MID([.B165];3;100)" office:value-type="string" office:string-value="4_201" calcext:value-type="string">
            <text:p>4_201</text:p>
          </table:table-cell>
          <table:table-cell table:formula="of:=VALUE(SUBSTITUTE(ORG.LIBREOFFICE.REGEX([.C165];&quot;(\d)+_&quot;); &quot;_&quot;;&quot;&quot;))" office:value-type="float" office:value="4" calcext:value-type="float">
            <text:p>4</text:p>
          </table:table-cell>
          <table:table-cell table:formula="of:=VALUE(SUBSTITUTE(ORG.LIBREOFFICE.REGEX([.C165];&quot;_(\d)+&quot;); &quot;_&quot;;&quot;&quot;)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N4_237.txt</text:p>
          </table:table-cell>
          <table:table-cell table:formula="of:=SUBSTITUTE([.A166];&quot;.txt&quot;;&quot;&quot;)" office:value-type="string" office:string-value="AN4_237" calcext:value-type="string">
            <text:p>AN4_237</text:p>
          </table:table-cell>
          <table:table-cell table:formula="of:=MID([.B166];3;100)" office:value-type="string" office:string-value="4_237" calcext:value-type="string">
            <text:p>4_237</text:p>
          </table:table-cell>
          <table:table-cell table:formula="of:=VALUE(SUBSTITUTE(ORG.LIBREOFFICE.REGEX([.C166];&quot;(\d)+_&quot;); &quot;_&quot;;&quot;&quot;))" office:value-type="float" office:value="4" calcext:value-type="float">
            <text:p>4</text:p>
          </table:table-cell>
          <table:table-cell table:formula="of:=VALUE(SUBSTITUTE(ORG.LIBREOFFICE.REGEX([.C166];&quot;_(\d)+&quot;); &quot;_&quot;;&quot;&quot;)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N4_245.txt</text:p>
          </table:table-cell>
          <table:table-cell table:formula="of:=SUBSTITUTE([.A167];&quot;.txt&quot;;&quot;&quot;)" office:value-type="string" office:string-value="AN4_245" calcext:value-type="string">
            <text:p>AN4_245</text:p>
          </table:table-cell>
          <table:table-cell table:formula="of:=MID([.B167];3;100)" office:value-type="string" office:string-value="4_245" calcext:value-type="string">
            <text:p>4_245</text:p>
          </table:table-cell>
          <table:table-cell table:formula="of:=VALUE(SUBSTITUTE(ORG.LIBREOFFICE.REGEX([.C167];&quot;(\d)+_&quot;); &quot;_&quot;;&quot;&quot;))" office:value-type="float" office:value="4" calcext:value-type="float">
            <text:p>4</text:p>
          </table:table-cell>
          <table:table-cell table:formula="of:=VALUE(SUBSTITUTE(ORG.LIBREOFFICE.REGEX([.C167];&quot;_(\d)+&quot;); &quot;_&quot;;&quot;&quot;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N4_252.txt</text:p>
          </table:table-cell>
          <table:table-cell table:formula="of:=SUBSTITUTE([.A168];&quot;.txt&quot;;&quot;&quot;)" office:value-type="string" office:string-value="AN4_252" calcext:value-type="string">
            <text:p>AN4_252</text:p>
          </table:table-cell>
          <table:table-cell table:formula="of:=MID([.B168];3;100)" office:value-type="string" office:string-value="4_252" calcext:value-type="string">
            <text:p>4_252</text:p>
          </table:table-cell>
          <table:table-cell table:formula="of:=VALUE(SUBSTITUTE(ORG.LIBREOFFICE.REGEX([.C168];&quot;(\d)+_&quot;); &quot;_&quot;;&quot;&quot;))" office:value-type="float" office:value="4" calcext:value-type="float">
            <text:p>4</text:p>
          </table:table-cell>
          <table:table-cell table:formula="of:=VALUE(SUBSTITUTE(ORG.LIBREOFFICE.REGEX([.C168];&quot;_(\d)+&quot;); &quot;_&quot;;&quot;&quot;))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N4_255.txt</text:p>
          </table:table-cell>
          <table:table-cell table:formula="of:=SUBSTITUTE([.A169];&quot;.txt&quot;;&quot;&quot;)" office:value-type="string" office:string-value="AN4_255" calcext:value-type="string">
            <text:p>AN4_255</text:p>
          </table:table-cell>
          <table:table-cell table:formula="of:=MID([.B169];3;100)" office:value-type="string" office:string-value="4_255" calcext:value-type="string">
            <text:p>4_255</text:p>
          </table:table-cell>
          <table:table-cell table:formula="of:=VALUE(SUBSTITUTE(ORG.LIBREOFFICE.REGEX([.C169];&quot;(\d)+_&quot;); &quot;_&quot;;&quot;&quot;))" office:value-type="float" office:value="4" calcext:value-type="float">
            <text:p>4</text:p>
          </table:table-cell>
          <table:table-cell table:formula="of:=VALUE(SUBSTITUTE(ORG.LIBREOFFICE.REGEX([.C169];&quot;_(\d)+&quot;); &quot;_&quot;;&quot;&quot;)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N4_263.txt</text:p>
          </table:table-cell>
          <table:table-cell table:formula="of:=SUBSTITUTE([.A170];&quot;.txt&quot;;&quot;&quot;)" office:value-type="string" office:string-value="AN4_263" calcext:value-type="string">
            <text:p>AN4_263</text:p>
          </table:table-cell>
          <table:table-cell table:formula="of:=MID([.B170];3;100)" office:value-type="string" office:string-value="4_263" calcext:value-type="string">
            <text:p>4_263</text:p>
          </table:table-cell>
          <table:table-cell table:formula="of:=VALUE(SUBSTITUTE(ORG.LIBREOFFICE.REGEX([.C170];&quot;(\d)+_&quot;); &quot;_&quot;;&quot;&quot;))" office:value-type="float" office:value="4" calcext:value-type="float">
            <text:p>4</text:p>
          </table:table-cell>
          <table:table-cell table:formula="of:=VALUE(SUBSTITUTE(ORG.LIBREOFFICE.REGEX([.C170];&quot;_(\d)+&quot;); &quot;_&quot;;&quot;&quot;))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N5_2.txt</text:p>
          </table:table-cell>
          <table:table-cell table:formula="of:=SUBSTITUTE([.A171];&quot;.txt&quot;;&quot;&quot;)" office:value-type="string" office:string-value="AN5_2" calcext:value-type="string">
            <text:p>AN5_2</text:p>
          </table:table-cell>
          <table:table-cell table:formula="of:=MID([.B171];3;100)" office:value-type="string" office:string-value="5_2" calcext:value-type="string">
            <text:p>5_2</text:p>
          </table:table-cell>
          <table:table-cell table:formula="of:=VALUE(SUBSTITUTE(ORG.LIBREOFFICE.REGEX([.C171];&quot;(\d)+_&quot;); &quot;_&quot;;&quot;&quot;))" office:value-type="float" office:value="5" calcext:value-type="float">
            <text:p>5</text:p>
          </table:table-cell>
          <table:table-cell table:formula="of:=VALUE(SUBSTITUTE(ORG.LIBREOFFICE.REGEX([.C17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5_7.txt</text:p>
          </table:table-cell>
          <table:table-cell table:formula="of:=SUBSTITUTE([.A172];&quot;.txt&quot;;&quot;&quot;)" office:value-type="string" office:string-value="AN5_7" calcext:value-type="string">
            <text:p>AN5_7</text:p>
          </table:table-cell>
          <table:table-cell table:formula="of:=MID([.B172];3;100)" office:value-type="string" office:string-value="5_7" calcext:value-type="string">
            <text:p>5_7</text:p>
          </table:table-cell>
          <table:table-cell table:formula="of:=VALUE(SUBSTITUTE(ORG.LIBREOFFICE.REGEX([.C172];&quot;(\d)+_&quot;); &quot;_&quot;;&quot;&quot;))" office:value-type="float" office:value="5" calcext:value-type="float">
            <text:p>5</text:p>
          </table:table-cell>
          <table:table-cell table:formula="of:=VALUE(SUBSTITUTE(ORG.LIBREOFFICE.REGEX([.C17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5_20.txt</text:p>
          </table:table-cell>
          <table:table-cell table:formula="of:=SUBSTITUTE([.A173];&quot;.txt&quot;;&quot;&quot;)" office:value-type="string" office:string-value="AN5_20" calcext:value-type="string">
            <text:p>AN5_20</text:p>
          </table:table-cell>
          <table:table-cell table:formula="of:=MID([.B173];3;100)" office:value-type="string" office:string-value="5_20" calcext:value-type="string">
            <text:p>5_20</text:p>
          </table:table-cell>
          <table:table-cell table:formula="of:=VALUE(SUBSTITUTE(ORG.LIBREOFFICE.REGEX([.C173];&quot;(\d)+_&quot;); &quot;_&quot;;&quot;&quot;))" office:value-type="float" office:value="5" calcext:value-type="float">
            <text:p>5</text:p>
          </table:table-cell>
          <table:table-cell table:formula="of:=VALUE(SUBSTITUTE(ORG.LIBREOFFICE.REGEX([.C17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5_23.txt</text:p>
          </table:table-cell>
          <table:table-cell table:formula="of:=SUBSTITUTE([.A174];&quot;.txt&quot;;&quot;&quot;)" office:value-type="string" office:string-value="AN5_23" calcext:value-type="string">
            <text:p>AN5_23</text:p>
          </table:table-cell>
          <table:table-cell table:formula="of:=MID([.B174];3;100)" office:value-type="string" office:string-value="5_23" calcext:value-type="string">
            <text:p>5_23</text:p>
          </table:table-cell>
          <table:table-cell table:formula="of:=VALUE(SUBSTITUTE(ORG.LIBREOFFICE.REGEX([.C174];&quot;(\d)+_&quot;); &quot;_&quot;;&quot;&quot;))" office:value-type="float" office:value="5" calcext:value-type="float">
            <text:p>5</text:p>
          </table:table-cell>
          <table:table-cell table:formula="of:=VALUE(SUBSTITUTE(ORG.LIBREOFFICE.REGEX([.C17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5_25.txt</text:p>
          </table:table-cell>
          <table:table-cell table:formula="of:=SUBSTITUTE([.A175];&quot;.txt&quot;;&quot;&quot;)" office:value-type="string" office:string-value="AN5_25" calcext:value-type="string">
            <text:p>AN5_25</text:p>
          </table:table-cell>
          <table:table-cell table:formula="of:=MID([.B175];3;100)" office:value-type="string" office:string-value="5_25" calcext:value-type="string">
            <text:p>5_25</text:p>
          </table:table-cell>
          <table:table-cell table:formula="of:=VALUE(SUBSTITUTE(ORG.LIBREOFFICE.REGEX([.C175];&quot;(\d)+_&quot;); &quot;_&quot;;&quot;&quot;))" office:value-type="float" office:value="5" calcext:value-type="float">
            <text:p>5</text:p>
          </table:table-cell>
          <table:table-cell table:formula="of:=VALUE(SUBSTITUTE(ORG.LIBREOFFICE.REGEX([.C17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5_26.txt</text:p>
          </table:table-cell>
          <table:table-cell table:formula="of:=SUBSTITUTE([.A176];&quot;.txt&quot;;&quot;&quot;)" office:value-type="string" office:string-value="AN5_26" calcext:value-type="string">
            <text:p>AN5_26</text:p>
          </table:table-cell>
          <table:table-cell table:formula="of:=MID([.B176];3;100)" office:value-type="string" office:string-value="5_26" calcext:value-type="string">
            <text:p>5_26</text:p>
          </table:table-cell>
          <table:table-cell table:formula="of:=VALUE(SUBSTITUTE(ORG.LIBREOFFICE.REGEX([.C176];&quot;(\d)+_&quot;); &quot;_&quot;;&quot;&quot;))" office:value-type="float" office:value="5" calcext:value-type="float">
            <text:p>5</text:p>
          </table:table-cell>
          <table:table-cell table:formula="of:=VALUE(SUBSTITUTE(ORG.LIBREOFFICE.REGEX([.C176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5_27.txt</text:p>
          </table:table-cell>
          <table:table-cell table:formula="of:=SUBSTITUTE([.A177];&quot;.txt&quot;;&quot;&quot;)" office:value-type="string" office:string-value="AN5_27" calcext:value-type="string">
            <text:p>AN5_27</text:p>
          </table:table-cell>
          <table:table-cell table:formula="of:=MID([.B177];3;100)" office:value-type="string" office:string-value="5_27" calcext:value-type="string">
            <text:p>5_27</text:p>
          </table:table-cell>
          <table:table-cell table:formula="of:=VALUE(SUBSTITUTE(ORG.LIBREOFFICE.REGEX([.C177];&quot;(\d)+_&quot;); &quot;_&quot;;&quot;&quot;))" office:value-type="float" office:value="5" calcext:value-type="float">
            <text:p>5</text:p>
          </table:table-cell>
          <table:table-cell table:formula="of:=VALUE(SUBSTITUTE(ORG.LIBREOFFICE.REGEX([.C177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5_28.txt</text:p>
          </table:table-cell>
          <table:table-cell table:formula="of:=SUBSTITUTE([.A178];&quot;.txt&quot;;&quot;&quot;)" office:value-type="string" office:string-value="AN5_28" calcext:value-type="string">
            <text:p>AN5_28</text:p>
          </table:table-cell>
          <table:table-cell table:formula="of:=MID([.B178];3;100)" office:value-type="string" office:string-value="5_28" calcext:value-type="string">
            <text:p>5_28</text:p>
          </table:table-cell>
          <table:table-cell table:formula="of:=VALUE(SUBSTITUTE(ORG.LIBREOFFICE.REGEX([.C178];&quot;(\d)+_&quot;); &quot;_&quot;;&quot;&quot;))" office:value-type="float" office:value="5" calcext:value-type="float">
            <text:p>5</text:p>
          </table:table-cell>
          <table:table-cell table:formula="of:=VALUE(SUBSTITUTE(ORG.LIBREOFFICE.REGEX([.C178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5_29.txt</text:p>
          </table:table-cell>
          <table:table-cell table:formula="of:=SUBSTITUTE([.A179];&quot;.txt&quot;;&quot;&quot;)" office:value-type="string" office:string-value="AN5_29" calcext:value-type="string">
            <text:p>AN5_29</text:p>
          </table:table-cell>
          <table:table-cell table:formula="of:=MID([.B179];3;100)" office:value-type="string" office:string-value="5_29" calcext:value-type="string">
            <text:p>5_29</text:p>
          </table:table-cell>
          <table:table-cell table:formula="of:=VALUE(SUBSTITUTE(ORG.LIBREOFFICE.REGEX([.C179];&quot;(\d)+_&quot;); &quot;_&quot;;&quot;&quot;))" office:value-type="float" office:value="5" calcext:value-type="float">
            <text:p>5</text:p>
          </table:table-cell>
          <table:table-cell table:formula="of:=VALUE(SUBSTITUTE(ORG.LIBREOFFICE.REGEX([.C179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5_30.txt</text:p>
          </table:table-cell>
          <table:table-cell table:formula="of:=SUBSTITUTE([.A180];&quot;.txt&quot;;&quot;&quot;)" office:value-type="string" office:string-value="AN5_30" calcext:value-type="string">
            <text:p>AN5_30</text:p>
          </table:table-cell>
          <table:table-cell table:formula="of:=MID([.B180];3;100)" office:value-type="string" office:string-value="5_30" calcext:value-type="string">
            <text:p>5_30</text:p>
          </table:table-cell>
          <table:table-cell table:formula="of:=VALUE(SUBSTITUTE(ORG.LIBREOFFICE.REGEX([.C180];&quot;(\d)+_&quot;); &quot;_&quot;;&quot;&quot;))" office:value-type="float" office:value="5" calcext:value-type="float">
            <text:p>5</text:p>
          </table:table-cell>
          <table:table-cell table:formula="of:=VALUE(SUBSTITUTE(ORG.LIBREOFFICE.REGEX([.C18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5_31.txt</text:p>
          </table:table-cell>
          <table:table-cell table:formula="of:=SUBSTITUTE([.A181];&quot;.txt&quot;;&quot;&quot;)" office:value-type="string" office:string-value="AN5_31" calcext:value-type="string">
            <text:p>AN5_31</text:p>
          </table:table-cell>
          <table:table-cell table:formula="of:=MID([.B181];3;100)" office:value-type="string" office:string-value="5_31" calcext:value-type="string">
            <text:p>5_31</text:p>
          </table:table-cell>
          <table:table-cell table:formula="of:=VALUE(SUBSTITUTE(ORG.LIBREOFFICE.REGEX([.C181];&quot;(\d)+_&quot;); &quot;_&quot;;&quot;&quot;))" office:value-type="float" office:value="5" calcext:value-type="float">
            <text:p>5</text:p>
          </table:table-cell>
          <table:table-cell table:formula="of:=VALUE(SUBSTITUTE(ORG.LIBREOFFICE.REGEX([.C18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5_34.txt</text:p>
          </table:table-cell>
          <table:table-cell table:formula="of:=SUBSTITUTE([.A182];&quot;.txt&quot;;&quot;&quot;)" office:value-type="string" office:string-value="AN5_34" calcext:value-type="string">
            <text:p>AN5_34</text:p>
          </table:table-cell>
          <table:table-cell table:formula="of:=MID([.B182];3;100)" office:value-type="string" office:string-value="5_34" calcext:value-type="string">
            <text:p>5_34</text:p>
          </table:table-cell>
          <table:table-cell table:formula="of:=VALUE(SUBSTITUTE(ORG.LIBREOFFICE.REGEX([.C182];&quot;(\d)+_&quot;); &quot;_&quot;;&quot;&quot;))" office:value-type="float" office:value="5" calcext:value-type="float">
            <text:p>5</text:p>
          </table:table-cell>
          <table:table-cell table:formula="of:=VALUE(SUBSTITUTE(ORG.LIBREOFFICE.REGEX([.C182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5_36.txt</text:p>
          </table:table-cell>
          <table:table-cell table:formula="of:=SUBSTITUTE([.A183];&quot;.txt&quot;;&quot;&quot;)" office:value-type="string" office:string-value="AN5_36" calcext:value-type="string">
            <text:p>AN5_36</text:p>
          </table:table-cell>
          <table:table-cell table:formula="of:=MID([.B183];3;100)" office:value-type="string" office:string-value="5_36" calcext:value-type="string">
            <text:p>5_36</text:p>
          </table:table-cell>
          <table:table-cell table:formula="of:=VALUE(SUBSTITUTE(ORG.LIBREOFFICE.REGEX([.C183];&quot;(\d)+_&quot;); &quot;_&quot;;&quot;&quot;))" office:value-type="float" office:value="5" calcext:value-type="float">
            <text:p>5</text:p>
          </table:table-cell>
          <table:table-cell table:formula="of:=VALUE(SUBSTITUTE(ORG.LIBREOFFICE.REGEX([.C183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5_37.txt</text:p>
          </table:table-cell>
          <table:table-cell table:formula="of:=SUBSTITUTE([.A184];&quot;.txt&quot;;&quot;&quot;)" office:value-type="string" office:string-value="AN5_37" calcext:value-type="string">
            <text:p>AN5_37</text:p>
          </table:table-cell>
          <table:table-cell table:formula="of:=MID([.B184];3;100)" office:value-type="string" office:string-value="5_37" calcext:value-type="string">
            <text:p>5_37</text:p>
          </table:table-cell>
          <table:table-cell table:formula="of:=VALUE(SUBSTITUTE(ORG.LIBREOFFICE.REGEX([.C184];&quot;(\d)+_&quot;); &quot;_&quot;;&quot;&quot;))" office:value-type="float" office:value="5" calcext:value-type="float">
            <text:p>5</text:p>
          </table:table-cell>
          <table:table-cell table:formula="of:=VALUE(SUBSTITUTE(ORG.LIBREOFFICE.REGEX([.C184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5_38.txt</text:p>
          </table:table-cell>
          <table:table-cell table:formula="of:=SUBSTITUTE([.A185];&quot;.txt&quot;;&quot;&quot;)" office:value-type="string" office:string-value="AN5_38" calcext:value-type="string">
            <text:p>AN5_38</text:p>
          </table:table-cell>
          <table:table-cell table:formula="of:=MID([.B185];3;100)" office:value-type="string" office:string-value="5_38" calcext:value-type="string">
            <text:p>5_38</text:p>
          </table:table-cell>
          <table:table-cell table:formula="of:=VALUE(SUBSTITUTE(ORG.LIBREOFFICE.REGEX([.C185];&quot;(\d)+_&quot;); &quot;_&quot;;&quot;&quot;))" office:value-type="float" office:value="5" calcext:value-type="float">
            <text:p>5</text:p>
          </table:table-cell>
          <table:table-cell table:formula="of:=VALUE(SUBSTITUTE(ORG.LIBREOFFICE.REGEX([.C185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5_41.txt</text:p>
          </table:table-cell>
          <table:table-cell table:formula="of:=SUBSTITUTE([.A186];&quot;.txt&quot;;&quot;&quot;)" office:value-type="string" office:string-value="AN5_41" calcext:value-type="string">
            <text:p>AN5_41</text:p>
          </table:table-cell>
          <table:table-cell table:formula="of:=MID([.B186];3;100)" office:value-type="string" office:string-value="5_41" calcext:value-type="string">
            <text:p>5_41</text:p>
          </table:table-cell>
          <table:table-cell table:formula="of:=VALUE(SUBSTITUTE(ORG.LIBREOFFICE.REGEX([.C186];&quot;(\d)+_&quot;); &quot;_&quot;;&quot;&quot;))" office:value-type="float" office:value="5" calcext:value-type="float">
            <text:p>5</text:p>
          </table:table-cell>
          <table:table-cell table:formula="of:=VALUE(SUBSTITUTE(ORG.LIBREOFFICE.REGEX([.C186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5_43.txt</text:p>
          </table:table-cell>
          <table:table-cell table:formula="of:=SUBSTITUTE([.A187];&quot;.txt&quot;;&quot;&quot;)" office:value-type="string" office:string-value="AN5_43" calcext:value-type="string">
            <text:p>AN5_43</text:p>
          </table:table-cell>
          <table:table-cell table:formula="of:=MID([.B187];3;100)" office:value-type="string" office:string-value="5_43" calcext:value-type="string">
            <text:p>5_43</text:p>
          </table:table-cell>
          <table:table-cell table:formula="of:=VALUE(SUBSTITUTE(ORG.LIBREOFFICE.REGEX([.C187];&quot;(\d)+_&quot;); &quot;_&quot;;&quot;&quot;))" office:value-type="float" office:value="5" calcext:value-type="float">
            <text:p>5</text:p>
          </table:table-cell>
          <table:table-cell table:formula="of:=VALUE(SUBSTITUTE(ORG.LIBREOFFICE.REGEX([.C187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5_49.txt</text:p>
          </table:table-cell>
          <table:table-cell table:formula="of:=SUBSTITUTE([.A188];&quot;.txt&quot;;&quot;&quot;)" office:value-type="string" office:string-value="AN5_49" calcext:value-type="string">
            <text:p>AN5_49</text:p>
          </table:table-cell>
          <table:table-cell table:formula="of:=MID([.B188];3;100)" office:value-type="string" office:string-value="5_49" calcext:value-type="string">
            <text:p>5_49</text:p>
          </table:table-cell>
          <table:table-cell table:formula="of:=VALUE(SUBSTITUTE(ORG.LIBREOFFICE.REGEX([.C188];&quot;(\d)+_&quot;); &quot;_&quot;;&quot;&quot;))" office:value-type="float" office:value="5" calcext:value-type="float">
            <text:p>5</text:p>
          </table:table-cell>
          <table:table-cell table:formula="of:=VALUE(SUBSTITUTE(ORG.LIBREOFFICE.REGEX([.C188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5_51.txt</text:p>
          </table:table-cell>
          <table:table-cell table:formula="of:=SUBSTITUTE([.A189];&quot;.txt&quot;;&quot;&quot;)" office:value-type="string" office:string-value="AN5_51" calcext:value-type="string">
            <text:p>AN5_51</text:p>
          </table:table-cell>
          <table:table-cell table:formula="of:=MID([.B189];3;100)" office:value-type="string" office:string-value="5_51" calcext:value-type="string">
            <text:p>5_51</text:p>
          </table:table-cell>
          <table:table-cell table:formula="of:=VALUE(SUBSTITUTE(ORG.LIBREOFFICE.REGEX([.C189];&quot;(\d)+_&quot;); &quot;_&quot;;&quot;&quot;))" office:value-type="float" office:value="5" calcext:value-type="float">
            <text:p>5</text:p>
          </table:table-cell>
          <table:table-cell table:formula="of:=VALUE(SUBSTITUTE(ORG.LIBREOFFICE.REGEX([.C189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5_53.txt</text:p>
          </table:table-cell>
          <table:table-cell table:formula="of:=SUBSTITUTE([.A190];&quot;.txt&quot;;&quot;&quot;)" office:value-type="string" office:string-value="AN5_53" calcext:value-type="string">
            <text:p>AN5_53</text:p>
          </table:table-cell>
          <table:table-cell table:formula="of:=MID([.B190];3;100)" office:value-type="string" office:string-value="5_53" calcext:value-type="string">
            <text:p>5_53</text:p>
          </table:table-cell>
          <table:table-cell table:formula="of:=VALUE(SUBSTITUTE(ORG.LIBREOFFICE.REGEX([.C190];&quot;(\d)+_&quot;); &quot;_&quot;;&quot;&quot;))" office:value-type="float" office:value="5" calcext:value-type="float">
            <text:p>5</text:p>
          </table:table-cell>
          <table:table-cell table:formula="of:=VALUE(SUBSTITUTE(ORG.LIBREOFFICE.REGEX([.C190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5_57.txt</text:p>
          </table:table-cell>
          <table:table-cell table:formula="of:=SUBSTITUTE([.A191];&quot;.txt&quot;;&quot;&quot;)" office:value-type="string" office:string-value="AN5_57" calcext:value-type="string">
            <text:p>AN5_57</text:p>
          </table:table-cell>
          <table:table-cell table:formula="of:=MID([.B191];3;100)" office:value-type="string" office:string-value="5_57" calcext:value-type="string">
            <text:p>5_57</text:p>
          </table:table-cell>
          <table:table-cell table:formula="of:=VALUE(SUBSTITUTE(ORG.LIBREOFFICE.REGEX([.C191];&quot;(\d)+_&quot;); &quot;_&quot;;&quot;&quot;))" office:value-type="float" office:value="5" calcext:value-type="float">
            <text:p>5</text:p>
          </table:table-cell>
          <table:table-cell table:formula="of:=VALUE(SUBSTITUTE(ORG.LIBREOFFICE.REGEX([.C191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N5_59.txt</text:p>
          </table:table-cell>
          <table:table-cell table:formula="of:=SUBSTITUTE([.A192];&quot;.txt&quot;;&quot;&quot;)" office:value-type="string" office:string-value="AN5_59" calcext:value-type="string">
            <text:p>AN5_59</text:p>
          </table:table-cell>
          <table:table-cell table:formula="of:=MID([.B192];3;100)" office:value-type="string" office:string-value="5_59" calcext:value-type="string">
            <text:p>5_59</text:p>
          </table:table-cell>
          <table:table-cell table:formula="of:=VALUE(SUBSTITUTE(ORG.LIBREOFFICE.REGEX([.C192];&quot;(\d)+_&quot;); &quot;_&quot;;&quot;&quot;))" office:value-type="float" office:value="5" calcext:value-type="float">
            <text:p>5</text:p>
          </table:table-cell>
          <table:table-cell table:formula="of:=VALUE(SUBSTITUTE(ORG.LIBREOFFICE.REGEX([.C192];&quot;_(\d)+&quot;); &quot;_&quot;;&quot;&quot;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N5_60.txt</text:p>
          </table:table-cell>
          <table:table-cell table:formula="of:=SUBSTITUTE([.A193];&quot;.txt&quot;;&quot;&quot;)" office:value-type="string" office:string-value="AN5_60" calcext:value-type="string">
            <text:p>AN5_60</text:p>
          </table:table-cell>
          <table:table-cell table:formula="of:=MID([.B193];3;100)" office:value-type="string" office:string-value="5_60" calcext:value-type="string">
            <text:p>5_60</text:p>
          </table:table-cell>
          <table:table-cell table:formula="of:=VALUE(SUBSTITUTE(ORG.LIBREOFFICE.REGEX([.C193];&quot;(\d)+_&quot;); &quot;_&quot;;&quot;&quot;))" office:value-type="float" office:value="5" calcext:value-type="float">
            <text:p>5</text:p>
          </table:table-cell>
          <table:table-cell table:formula="of:=VALUE(SUBSTITUTE(ORG.LIBREOFFICE.REGEX([.C19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5_73.txt</text:p>
          </table:table-cell>
          <table:table-cell table:formula="of:=SUBSTITUTE([.A194];&quot;.txt&quot;;&quot;&quot;)" office:value-type="string" office:string-value="AN5_73" calcext:value-type="string">
            <text:p>AN5_73</text:p>
          </table:table-cell>
          <table:table-cell table:formula="of:=MID([.B194];3;100)" office:value-type="string" office:string-value="5_73" calcext:value-type="string">
            <text:p>5_73</text:p>
          </table:table-cell>
          <table:table-cell table:formula="of:=VALUE(SUBSTITUTE(ORG.LIBREOFFICE.REGEX([.C194];&quot;(\d)+_&quot;); &quot;_&quot;;&quot;&quot;))" office:value-type="float" office:value="5" calcext:value-type="float">
            <text:p>5</text:p>
          </table:table-cell>
          <table:table-cell table:formula="of:=VALUE(SUBSTITUTE(ORG.LIBREOFFICE.REGEX([.C194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5_74.txt</text:p>
          </table:table-cell>
          <table:table-cell table:formula="of:=SUBSTITUTE([.A195];&quot;.txt&quot;;&quot;&quot;)" office:value-type="string" office:string-value="AN5_74" calcext:value-type="string">
            <text:p>AN5_74</text:p>
          </table:table-cell>
          <table:table-cell table:formula="of:=MID([.B195];3;100)" office:value-type="string" office:string-value="5_74" calcext:value-type="string">
            <text:p>5_74</text:p>
          </table:table-cell>
          <table:table-cell table:formula="of:=VALUE(SUBSTITUTE(ORG.LIBREOFFICE.REGEX([.C195];&quot;(\d)+_&quot;); &quot;_&quot;;&quot;&quot;))" office:value-type="float" office:value="5" calcext:value-type="float">
            <text:p>5</text:p>
          </table:table-cell>
          <table:table-cell table:formula="of:=VALUE(SUBSTITUTE(ORG.LIBREOFFICE.REGEX([.C195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5_75.txt</text:p>
          </table:table-cell>
          <table:table-cell table:formula="of:=SUBSTITUTE([.A196];&quot;.txt&quot;;&quot;&quot;)" office:value-type="string" office:string-value="AN5_75" calcext:value-type="string">
            <text:p>AN5_75</text:p>
          </table:table-cell>
          <table:table-cell table:formula="of:=MID([.B196];3;100)" office:value-type="string" office:string-value="5_75" calcext:value-type="string">
            <text:p>5_75</text:p>
          </table:table-cell>
          <table:table-cell table:formula="of:=VALUE(SUBSTITUTE(ORG.LIBREOFFICE.REGEX([.C196];&quot;(\d)+_&quot;); &quot;_&quot;;&quot;&quot;))" office:value-type="float" office:value="5" calcext:value-type="float">
            <text:p>5</text:p>
          </table:table-cell>
          <table:table-cell table:formula="of:=VALUE(SUBSTITUTE(ORG.LIBREOFFICE.REGEX([.C196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5_76.txt</text:p>
          </table:table-cell>
          <table:table-cell table:formula="of:=SUBSTITUTE([.A197];&quot;.txt&quot;;&quot;&quot;)" office:value-type="string" office:string-value="AN5_76" calcext:value-type="string">
            <text:p>AN5_76</text:p>
          </table:table-cell>
          <table:table-cell table:formula="of:=MID([.B197];3;100)" office:value-type="string" office:string-value="5_76" calcext:value-type="string">
            <text:p>5_76</text:p>
          </table:table-cell>
          <table:table-cell table:formula="of:=VALUE(SUBSTITUTE(ORG.LIBREOFFICE.REGEX([.C197];&quot;(\d)+_&quot;); &quot;_&quot;;&quot;&quot;))" office:value-type="float" office:value="5" calcext:value-type="float">
            <text:p>5</text:p>
          </table:table-cell>
          <table:table-cell table:formula="of:=VALUE(SUBSTITUTE(ORG.LIBREOFFICE.REGEX([.C197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N5_77.txt</text:p>
          </table:table-cell>
          <table:table-cell table:formula="of:=SUBSTITUTE([.A198];&quot;.txt&quot;;&quot;&quot;)" office:value-type="string" office:string-value="AN5_77" calcext:value-type="string">
            <text:p>AN5_77</text:p>
          </table:table-cell>
          <table:table-cell table:formula="of:=MID([.B198];3;100)" office:value-type="string" office:string-value="5_77" calcext:value-type="string">
            <text:p>5_77</text:p>
          </table:table-cell>
          <table:table-cell table:formula="of:=VALUE(SUBSTITUTE(ORG.LIBREOFFICE.REGEX([.C198];&quot;(\d)+_&quot;); &quot;_&quot;;&quot;&quot;))" office:value-type="float" office:value="5" calcext:value-type="float">
            <text:p>5</text:p>
          </table:table-cell>
          <table:table-cell table:formula="of:=VALUE(SUBSTITUTE(ORG.LIBREOFFICE.REGEX([.C198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5_78.txt</text:p>
          </table:table-cell>
          <table:table-cell table:formula="of:=SUBSTITUTE([.A199];&quot;.txt&quot;;&quot;&quot;)" office:value-type="string" office:string-value="AN5_78" calcext:value-type="string">
            <text:p>AN5_78</text:p>
          </table:table-cell>
          <table:table-cell table:formula="of:=MID([.B199];3;100)" office:value-type="string" office:string-value="5_78" calcext:value-type="string">
            <text:p>5_78</text:p>
          </table:table-cell>
          <table:table-cell table:formula="of:=VALUE(SUBSTITUTE(ORG.LIBREOFFICE.REGEX([.C199];&quot;(\d)+_&quot;); &quot;_&quot;;&quot;&quot;))" office:value-type="float" office:value="5" calcext:value-type="float">
            <text:p>5</text:p>
          </table:table-cell>
          <table:table-cell table:formula="of:=VALUE(SUBSTITUTE(ORG.LIBREOFFICE.REGEX([.C199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5_79.txt</text:p>
          </table:table-cell>
          <table:table-cell table:formula="of:=SUBSTITUTE([.A200];&quot;.txt&quot;;&quot;&quot;)" office:value-type="string" office:string-value="AN5_79" calcext:value-type="string">
            <text:p>AN5_79</text:p>
          </table:table-cell>
          <table:table-cell table:formula="of:=MID([.B200];3;100)" office:value-type="string" office:string-value="5_79" calcext:value-type="string">
            <text:p>5_79</text:p>
          </table:table-cell>
          <table:table-cell table:formula="of:=VALUE(SUBSTITUTE(ORG.LIBREOFFICE.REGEX([.C200];&quot;(\d)+_&quot;); &quot;_&quot;;&quot;&quot;))" office:value-type="float" office:value="5" calcext:value-type="float">
            <text:p>5</text:p>
          </table:table-cell>
          <table:table-cell table:formula="of:=VALUE(SUBSTITUTE(ORG.LIBREOFFICE.REGEX([.C200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5_80.txt</text:p>
          </table:table-cell>
          <table:table-cell table:formula="of:=SUBSTITUTE([.A201];&quot;.txt&quot;;&quot;&quot;)" office:value-type="string" office:string-value="AN5_80" calcext:value-type="string">
            <text:p>AN5_80</text:p>
          </table:table-cell>
          <table:table-cell table:formula="of:=MID([.B201];3;100)" office:value-type="string" office:string-value="5_80" calcext:value-type="string">
            <text:p>5_80</text:p>
          </table:table-cell>
          <table:table-cell table:formula="of:=VALUE(SUBSTITUTE(ORG.LIBREOFFICE.REGEX([.C201];&quot;(\d)+_&quot;); &quot;_&quot;;&quot;&quot;))" office:value-type="float" office:value="5" calcext:value-type="float">
            <text:p>5</text:p>
          </table:table-cell>
          <table:table-cell table:formula="of:=VALUE(SUBSTITUTE(ORG.LIBREOFFICE.REGEX([.C201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5_96.txt</text:p>
          </table:table-cell>
          <table:table-cell table:formula="of:=SUBSTITUTE([.A202];&quot;.txt&quot;;&quot;&quot;)" office:value-type="string" office:string-value="AN5_96" calcext:value-type="string">
            <text:p>AN5_96</text:p>
          </table:table-cell>
          <table:table-cell table:formula="of:=MID([.B202];3;100)" office:value-type="string" office:string-value="5_96" calcext:value-type="string">
            <text:p>5_96</text:p>
          </table:table-cell>
          <table:table-cell table:formula="of:=VALUE(SUBSTITUTE(ORG.LIBREOFFICE.REGEX([.C202];&quot;(\d)+_&quot;); &quot;_&quot;;&quot;&quot;))" office:value-type="float" office:value="5" calcext:value-type="float">
            <text:p>5</text:p>
          </table:table-cell>
          <table:table-cell table:formula="of:=VALUE(SUBSTITUTE(ORG.LIBREOFFICE.REGEX([.C202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5_97.txt</text:p>
          </table:table-cell>
          <table:table-cell table:formula="of:=SUBSTITUTE([.A203];&quot;.txt&quot;;&quot;&quot;)" office:value-type="string" office:string-value="AN5_97" calcext:value-type="string">
            <text:p>AN5_97</text:p>
          </table:table-cell>
          <table:table-cell table:formula="of:=MID([.B203];3;100)" office:value-type="string" office:string-value="5_97" calcext:value-type="string">
            <text:p>5_97</text:p>
          </table:table-cell>
          <table:table-cell table:formula="of:=VALUE(SUBSTITUTE(ORG.LIBREOFFICE.REGEX([.C203];&quot;(\d)+_&quot;); &quot;_&quot;;&quot;&quot;))" office:value-type="float" office:value="5" calcext:value-type="float">
            <text:p>5</text:p>
          </table:table-cell>
          <table:table-cell table:formula="of:=VALUE(SUBSTITUTE(ORG.LIBREOFFICE.REGEX([.C203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5_98.txt</text:p>
          </table:table-cell>
          <table:table-cell table:formula="of:=SUBSTITUTE([.A204];&quot;.txt&quot;;&quot;&quot;)" office:value-type="string" office:string-value="AN5_98" calcext:value-type="string">
            <text:p>AN5_98</text:p>
          </table:table-cell>
          <table:table-cell table:formula="of:=MID([.B204];3;100)" office:value-type="string" office:string-value="5_98" calcext:value-type="string">
            <text:p>5_98</text:p>
          </table:table-cell>
          <table:table-cell table:formula="of:=VALUE(SUBSTITUTE(ORG.LIBREOFFICE.REGEX([.C204];&quot;(\d)+_&quot;); &quot;_&quot;;&quot;&quot;))" office:value-type="float" office:value="5" calcext:value-type="float">
            <text:p>5</text:p>
          </table:table-cell>
          <table:table-cell table:formula="of:=VALUE(SUBSTITUTE(ORG.LIBREOFFICE.REGEX([.C204];&quot;_(\d)+&quot;); &quot;_&quot;;&quot;&quot;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N5_99.txt</text:p>
          </table:table-cell>
          <table:table-cell table:formula="of:=SUBSTITUTE([.A205];&quot;.txt&quot;;&quot;&quot;)" office:value-type="string" office:string-value="AN5_99" calcext:value-type="string">
            <text:p>AN5_99</text:p>
          </table:table-cell>
          <table:table-cell table:formula="of:=MID([.B205];3;100)" office:value-type="string" office:string-value="5_99" calcext:value-type="string">
            <text:p>5_99</text:p>
          </table:table-cell>
          <table:table-cell table:formula="of:=VALUE(SUBSTITUTE(ORG.LIBREOFFICE.REGEX([.C205];&quot;(\d)+_&quot;); &quot;_&quot;;&quot;&quot;))" office:value-type="float" office:value="5" calcext:value-type="float">
            <text:p>5</text:p>
          </table:table-cell>
          <table:table-cell table:formula="of:=VALUE(SUBSTITUTE(ORG.LIBREOFFICE.REGEX([.C205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5_106.txt</text:p>
          </table:table-cell>
          <table:table-cell table:formula="of:=SUBSTITUTE([.A206];&quot;.txt&quot;;&quot;&quot;)" office:value-type="string" office:string-value="AN5_106" calcext:value-type="string">
            <text:p>AN5_106</text:p>
          </table:table-cell>
          <table:table-cell table:formula="of:=MID([.B206];3;100)" office:value-type="string" office:string-value="5_106" calcext:value-type="string">
            <text:p>5_106</text:p>
          </table:table-cell>
          <table:table-cell table:formula="of:=VALUE(SUBSTITUTE(ORG.LIBREOFFICE.REGEX([.C206];&quot;(\d)+_&quot;); &quot;_&quot;;&quot;&quot;))" office:value-type="float" office:value="5" calcext:value-type="float">
            <text:p>5</text:p>
          </table:table-cell>
          <table:table-cell table:formula="of:=VALUE(SUBSTITUTE(ORG.LIBREOFFICE.REGEX([.C206];&quot;_(\d)+&quot;); &quot;_&quot;;&quot;&quot;)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N5_109.txt</text:p>
          </table:table-cell>
          <table:table-cell table:formula="of:=SUBSTITUTE([.A207];&quot;.txt&quot;;&quot;&quot;)" office:value-type="string" office:string-value="AN5_109" calcext:value-type="string">
            <text:p>AN5_109</text:p>
          </table:table-cell>
          <table:table-cell table:formula="of:=MID([.B207];3;100)" office:value-type="string" office:string-value="5_109" calcext:value-type="string">
            <text:p>5_109</text:p>
          </table:table-cell>
          <table:table-cell table:formula="of:=VALUE(SUBSTITUTE(ORG.LIBREOFFICE.REGEX([.C207];&quot;(\d)+_&quot;); &quot;_&quot;;&quot;&quot;))" office:value-type="float" office:value="5" calcext:value-type="float">
            <text:p>5</text:p>
          </table:table-cell>
          <table:table-cell table:formula="of:=VALUE(SUBSTITUTE(ORG.LIBREOFFICE.REGEX([.C207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5_110.txt</text:p>
          </table:table-cell>
          <table:table-cell table:formula="of:=SUBSTITUTE([.A208];&quot;.txt&quot;;&quot;&quot;)" office:value-type="string" office:string-value="AN5_110" calcext:value-type="string">
            <text:p>AN5_110</text:p>
          </table:table-cell>
          <table:table-cell table:formula="of:=MID([.B208];3;100)" office:value-type="string" office:string-value="5_110" calcext:value-type="string">
            <text:p>5_110</text:p>
          </table:table-cell>
          <table:table-cell table:formula="of:=VALUE(SUBSTITUTE(ORG.LIBREOFFICE.REGEX([.C208];&quot;(\d)+_&quot;); &quot;_&quot;;&quot;&quot;))" office:value-type="float" office:value="5" calcext:value-type="float">
            <text:p>5</text:p>
          </table:table-cell>
          <table:table-cell table:formula="of:=VALUE(SUBSTITUTE(ORG.LIBREOFFICE.REGEX([.C208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N5_114.txt</text:p>
          </table:table-cell>
          <table:table-cell table:formula="of:=SUBSTITUTE([.A209];&quot;.txt&quot;;&quot;&quot;)" office:value-type="string" office:string-value="AN5_114" calcext:value-type="string">
            <text:p>AN5_114</text:p>
          </table:table-cell>
          <table:table-cell table:formula="of:=MID([.B209];3;100)" office:value-type="string" office:string-value="5_114" calcext:value-type="string">
            <text:p>5_114</text:p>
          </table:table-cell>
          <table:table-cell table:formula="of:=VALUE(SUBSTITUTE(ORG.LIBREOFFICE.REGEX([.C209];&quot;(\d)+_&quot;); &quot;_&quot;;&quot;&quot;))" office:value-type="float" office:value="5" calcext:value-type="float">
            <text:p>5</text:p>
          </table:table-cell>
          <table:table-cell table:formula="of:=VALUE(SUBSTITUTE(ORG.LIBREOFFICE.REGEX([.C209];&quot;_(\d)+&quot;); &quot;_&quot;;&quot;&quot;)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5_121.txt</text:p>
          </table:table-cell>
          <table:table-cell table:formula="of:=SUBSTITUTE([.A210];&quot;.txt&quot;;&quot;&quot;)" office:value-type="string" office:string-value="AN5_121" calcext:value-type="string">
            <text:p>AN5_121</text:p>
          </table:table-cell>
          <table:table-cell table:formula="of:=MID([.B210];3;100)" office:value-type="string" office:string-value="5_121" calcext:value-type="string">
            <text:p>5_121</text:p>
          </table:table-cell>
          <table:table-cell table:formula="of:=VALUE(SUBSTITUTE(ORG.LIBREOFFICE.REGEX([.C210];&quot;(\d)+_&quot;); &quot;_&quot;;&quot;&quot;))" office:value-type="float" office:value="5" calcext:value-type="float">
            <text:p>5</text:p>
          </table:table-cell>
          <table:table-cell table:formula="of:=VALUE(SUBSTITUTE(ORG.LIBREOFFICE.REGEX([.C210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N5_129.txt</text:p>
          </table:table-cell>
          <table:table-cell table:formula="of:=SUBSTITUTE([.A211];&quot;.txt&quot;;&quot;&quot;)" office:value-type="string" office:string-value="AN5_129" calcext:value-type="string">
            <text:p>AN5_129</text:p>
          </table:table-cell>
          <table:table-cell table:formula="of:=MID([.B211];3;100)" office:value-type="string" office:string-value="5_129" calcext:value-type="string">
            <text:p>5_129</text:p>
          </table:table-cell>
          <table:table-cell table:formula="of:=VALUE(SUBSTITUTE(ORG.LIBREOFFICE.REGEX([.C211];&quot;(\d)+_&quot;); &quot;_&quot;;&quot;&quot;))" office:value-type="float" office:value="5" calcext:value-type="float">
            <text:p>5</text:p>
          </table:table-cell>
          <table:table-cell table:formula="of:=VALUE(SUBSTITUTE(ORG.LIBREOFFICE.REGEX([.C211];&quot;_(\d)+&quot;); &quot;_&quot;;&quot;&quot;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N5_130.txt</text:p>
          </table:table-cell>
          <table:table-cell table:formula="of:=SUBSTITUTE([.A212];&quot;.txt&quot;;&quot;&quot;)" office:value-type="string" office:string-value="AN5_130" calcext:value-type="string">
            <text:p>AN5_130</text:p>
          </table:table-cell>
          <table:table-cell table:formula="of:=MID([.B212];3;100)" office:value-type="string" office:string-value="5_130" calcext:value-type="string">
            <text:p>5_130</text:p>
          </table:table-cell>
          <table:table-cell table:formula="of:=VALUE(SUBSTITUTE(ORG.LIBREOFFICE.REGEX([.C212];&quot;(\d)+_&quot;); &quot;_&quot;;&quot;&quot;))" office:value-type="float" office:value="5" calcext:value-type="float">
            <text:p>5</text:p>
          </table:table-cell>
          <table:table-cell table:formula="of:=VALUE(SUBSTITUTE(ORG.LIBREOFFICE.REGEX([.C212];&quot;_(\d)+&quot;); &quot;_&quot;;&quot;&quot;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N5_137.txt</text:p>
          </table:table-cell>
          <table:table-cell table:formula="of:=SUBSTITUTE([.A213];&quot;.txt&quot;;&quot;&quot;)" office:value-type="string" office:string-value="AN5_137" calcext:value-type="string">
            <text:p>AN5_137</text:p>
          </table:table-cell>
          <table:table-cell table:formula="of:=MID([.B213];3;100)" office:value-type="string" office:string-value="5_137" calcext:value-type="string">
            <text:p>5_137</text:p>
          </table:table-cell>
          <table:table-cell table:formula="of:=VALUE(SUBSTITUTE(ORG.LIBREOFFICE.REGEX([.C213];&quot;(\d)+_&quot;); &quot;_&quot;;&quot;&quot;))" office:value-type="float" office:value="5" calcext:value-type="float">
            <text:p>5</text:p>
          </table:table-cell>
          <table:table-cell table:formula="of:=VALUE(SUBSTITUTE(ORG.LIBREOFFICE.REGEX([.C213];&quot;_(\d)+&quot;); &quot;_&quot;;&quot;&quot;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5_139.txt</text:p>
          </table:table-cell>
          <table:table-cell table:formula="of:=SUBSTITUTE([.A214];&quot;.txt&quot;;&quot;&quot;)" office:value-type="string" office:string-value="AN5_139" calcext:value-type="string">
            <text:p>AN5_139</text:p>
          </table:table-cell>
          <table:table-cell table:formula="of:=MID([.B214];3;100)" office:value-type="string" office:string-value="5_139" calcext:value-type="string">
            <text:p>5_139</text:p>
          </table:table-cell>
          <table:table-cell table:formula="of:=VALUE(SUBSTITUTE(ORG.LIBREOFFICE.REGEX([.C214];&quot;(\d)+_&quot;); &quot;_&quot;;&quot;&quot;))" office:value-type="float" office:value="5" calcext:value-type="float">
            <text:p>5</text:p>
          </table:table-cell>
          <table:table-cell table:formula="of:=VALUE(SUBSTITUTE(ORG.LIBREOFFICE.REGEX([.C214];&quot;_(\d)+&quot;); &quot;_&quot;;&quot;&quot;)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5_140.txt</text:p>
          </table:table-cell>
          <table:table-cell table:formula="of:=SUBSTITUTE([.A215];&quot;.txt&quot;;&quot;&quot;)" office:value-type="string" office:string-value="AN5_140" calcext:value-type="string">
            <text:p>AN5_140</text:p>
          </table:table-cell>
          <table:table-cell table:formula="of:=MID([.B215];3;100)" office:value-type="string" office:string-value="5_140" calcext:value-type="string">
            <text:p>5_140</text:p>
          </table:table-cell>
          <table:table-cell table:formula="of:=VALUE(SUBSTITUTE(ORG.LIBREOFFICE.REGEX([.C215];&quot;(\d)+_&quot;); &quot;_&quot;;&quot;&quot;))" office:value-type="float" office:value="5" calcext:value-type="float">
            <text:p>5</text:p>
          </table:table-cell>
          <table:table-cell table:formula="of:=VALUE(SUBSTITUTE(ORG.LIBREOFFICE.REGEX([.C215];&quot;_(\d)+&quot;); &quot;_&quot;;&quot;&quot;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5_148.txt</text:p>
          </table:table-cell>
          <table:table-cell table:formula="of:=SUBSTITUTE([.A216];&quot;.txt&quot;;&quot;&quot;)" office:value-type="string" office:string-value="AN5_148" calcext:value-type="string">
            <text:p>AN5_148</text:p>
          </table:table-cell>
          <table:table-cell table:formula="of:=MID([.B216];3;100)" office:value-type="string" office:string-value="5_148" calcext:value-type="string">
            <text:p>5_148</text:p>
          </table:table-cell>
          <table:table-cell table:formula="of:=VALUE(SUBSTITUTE(ORG.LIBREOFFICE.REGEX([.C216];&quot;(\d)+_&quot;); &quot;_&quot;;&quot;&quot;))" office:value-type="float" office:value="5" calcext:value-type="float">
            <text:p>5</text:p>
          </table:table-cell>
          <table:table-cell table:formula="of:=VALUE(SUBSTITUTE(ORG.LIBREOFFICE.REGEX([.C216];&quot;_(\d)+&quot;); &quot;_&quot;;&quot;&quot;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N5_151.txt</text:p>
          </table:table-cell>
          <table:table-cell table:formula="of:=SUBSTITUTE([.A217];&quot;.txt&quot;;&quot;&quot;)" office:value-type="string" office:string-value="AN5_151" calcext:value-type="string">
            <text:p>AN5_151</text:p>
          </table:table-cell>
          <table:table-cell table:formula="of:=MID([.B217];3;100)" office:value-type="string" office:string-value="5_151" calcext:value-type="string">
            <text:p>5_151</text:p>
          </table:table-cell>
          <table:table-cell table:formula="of:=VALUE(SUBSTITUTE(ORG.LIBREOFFICE.REGEX([.C217];&quot;(\d)+_&quot;); &quot;_&quot;;&quot;&quot;))" office:value-type="float" office:value="5" calcext:value-type="float">
            <text:p>5</text:p>
          </table:table-cell>
          <table:table-cell table:formula="of:=VALUE(SUBSTITUTE(ORG.LIBREOFFICE.REGEX([.C217];&quot;_(\d)+&quot;); &quot;_&quot;;&quot;&quot;)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N5_152.txt</text:p>
          </table:table-cell>
          <table:table-cell table:formula="of:=SUBSTITUTE([.A218];&quot;.txt&quot;;&quot;&quot;)" office:value-type="string" office:string-value="AN5_152" calcext:value-type="string">
            <text:p>AN5_152</text:p>
          </table:table-cell>
          <table:table-cell table:formula="of:=MID([.B218];3;100)" office:value-type="string" office:string-value="5_152" calcext:value-type="string">
            <text:p>5_152</text:p>
          </table:table-cell>
          <table:table-cell table:formula="of:=VALUE(SUBSTITUTE(ORG.LIBREOFFICE.REGEX([.C218];&quot;(\d)+_&quot;); &quot;_&quot;;&quot;&quot;))" office:value-type="float" office:value="5" calcext:value-type="float">
            <text:p>5</text:p>
          </table:table-cell>
          <table:table-cell table:formula="of:=VALUE(SUBSTITUTE(ORG.LIBREOFFICE.REGEX([.C218];&quot;_(\d)+&quot;); &quot;_&quot;;&quot;&quot;)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N5_159.txt</text:p>
          </table:table-cell>
          <table:table-cell table:formula="of:=SUBSTITUTE([.A219];&quot;.txt&quot;;&quot;&quot;)" office:value-type="string" office:string-value="AN5_159" calcext:value-type="string">
            <text:p>AN5_159</text:p>
          </table:table-cell>
          <table:table-cell table:formula="of:=MID([.B219];3;100)" office:value-type="string" office:string-value="5_159" calcext:value-type="string">
            <text:p>5_159</text:p>
          </table:table-cell>
          <table:table-cell table:formula="of:=VALUE(SUBSTITUTE(ORG.LIBREOFFICE.REGEX([.C219];&quot;(\d)+_&quot;); &quot;_&quot;;&quot;&quot;))" office:value-type="float" office:value="5" calcext:value-type="float">
            <text:p>5</text:p>
          </table:table-cell>
          <table:table-cell table:formula="of:=VALUE(SUBSTITUTE(ORG.LIBREOFFICE.REGEX([.C219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N5_161.txt</text:p>
          </table:table-cell>
          <table:table-cell table:formula="of:=SUBSTITUTE([.A220];&quot;.txt&quot;;&quot;&quot;)" office:value-type="string" office:string-value="AN5_161" calcext:value-type="string">
            <text:p>AN5_161</text:p>
          </table:table-cell>
          <table:table-cell table:formula="of:=MID([.B220];3;100)" office:value-type="string" office:string-value="5_161" calcext:value-type="string">
            <text:p>5_161</text:p>
          </table:table-cell>
          <table:table-cell table:formula="of:=VALUE(SUBSTITUTE(ORG.LIBREOFFICE.REGEX([.C220];&quot;(\d)+_&quot;); &quot;_&quot;;&quot;&quot;))" office:value-type="float" office:value="5" calcext:value-type="float">
            <text:p>5</text:p>
          </table:table-cell>
          <table:table-cell table:formula="of:=VALUE(SUBSTITUTE(ORG.LIBREOFFICE.REGEX([.C220];&quot;_(\d)+&quot;); &quot;_&quot;;&quot;&quot;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N5_162.txt</text:p>
          </table:table-cell>
          <table:table-cell table:formula="of:=SUBSTITUTE([.A221];&quot;.txt&quot;;&quot;&quot;)" office:value-type="string" office:string-value="AN5_162" calcext:value-type="string">
            <text:p>AN5_162</text:p>
          </table:table-cell>
          <table:table-cell table:formula="of:=MID([.B221];3;100)" office:value-type="string" office:string-value="5_162" calcext:value-type="string">
            <text:p>5_162</text:p>
          </table:table-cell>
          <table:table-cell table:formula="of:=VALUE(SUBSTITUTE(ORG.LIBREOFFICE.REGEX([.C221];&quot;(\d)+_&quot;); &quot;_&quot;;&quot;&quot;))" office:value-type="float" office:value="5" calcext:value-type="float">
            <text:p>5</text:p>
          </table:table-cell>
          <table:table-cell table:formula="of:=VALUE(SUBSTITUTE(ORG.LIBREOFFICE.REGEX([.C221];&quot;_(\d)+&quot;); &quot;_&quot;;&quot;&quot;)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N5_165.txt</text:p>
          </table:table-cell>
          <table:table-cell table:formula="of:=SUBSTITUTE([.A222];&quot;.txt&quot;;&quot;&quot;)" office:value-type="string" office:string-value="AN5_165" calcext:value-type="string">
            <text:p>AN5_165</text:p>
          </table:table-cell>
          <table:table-cell table:formula="of:=MID([.B222];3;100)" office:value-type="string" office:string-value="5_165" calcext:value-type="string">
            <text:p>5_165</text:p>
          </table:table-cell>
          <table:table-cell table:formula="of:=VALUE(SUBSTITUTE(ORG.LIBREOFFICE.REGEX([.C222];&quot;(\d)+_&quot;); &quot;_&quot;;&quot;&quot;))" office:value-type="float" office:value="5" calcext:value-type="float">
            <text:p>5</text:p>
          </table:table-cell>
          <table:table-cell table:formula="of:=VALUE(SUBSTITUTE(ORG.LIBREOFFICE.REGEX([.C222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5_166.txt</text:p>
          </table:table-cell>
          <table:table-cell table:formula="of:=SUBSTITUTE([.A223];&quot;.txt&quot;;&quot;&quot;)" office:value-type="string" office:string-value="AN5_166" calcext:value-type="string">
            <text:p>AN5_166</text:p>
          </table:table-cell>
          <table:table-cell table:formula="of:=MID([.B223];3;100)" office:value-type="string" office:string-value="5_166" calcext:value-type="string">
            <text:p>5_166</text:p>
          </table:table-cell>
          <table:table-cell table:formula="of:=VALUE(SUBSTITUTE(ORG.LIBREOFFICE.REGEX([.C223];&quot;(\d)+_&quot;); &quot;_&quot;;&quot;&quot;))" office:value-type="float" office:value="5" calcext:value-type="float">
            <text:p>5</text:p>
          </table:table-cell>
          <table:table-cell table:formula="of:=VALUE(SUBSTITUTE(ORG.LIBREOFFICE.REGEX([.C223];&quot;_(\d)+&quot;); &quot;_&quot;;&quot;&quot;)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N5_170.txt</text:p>
          </table:table-cell>
          <table:table-cell table:formula="of:=SUBSTITUTE([.A224];&quot;.txt&quot;;&quot;&quot;)" office:value-type="string" office:string-value="AN5_170" calcext:value-type="string">
            <text:p>AN5_170</text:p>
          </table:table-cell>
          <table:table-cell table:formula="of:=MID([.B224];3;100)" office:value-type="string" office:string-value="5_170" calcext:value-type="string">
            <text:p>5_170</text:p>
          </table:table-cell>
          <table:table-cell table:formula="of:=VALUE(SUBSTITUTE(ORG.LIBREOFFICE.REGEX([.C224];&quot;(\d)+_&quot;); &quot;_&quot;;&quot;&quot;))" office:value-type="float" office:value="5" calcext:value-type="float">
            <text:p>5</text:p>
          </table:table-cell>
          <table:table-cell table:formula="of:=VALUE(SUBSTITUTE(ORG.LIBREOFFICE.REGEX([.C224];&quot;_(\d)+&quot;); &quot;_&quot;;&quot;&quot;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5_175.txt</text:p>
          </table:table-cell>
          <table:table-cell table:formula="of:=SUBSTITUTE([.A225];&quot;.txt&quot;;&quot;&quot;)" office:value-type="string" office:string-value="AN5_175" calcext:value-type="string">
            <text:p>AN5_175</text:p>
          </table:table-cell>
          <table:table-cell table:formula="of:=MID([.B225];3;100)" office:value-type="string" office:string-value="5_175" calcext:value-type="string">
            <text:p>5_175</text:p>
          </table:table-cell>
          <table:table-cell table:formula="of:=VALUE(SUBSTITUTE(ORG.LIBREOFFICE.REGEX([.C225];&quot;(\d)+_&quot;); &quot;_&quot;;&quot;&quot;))" office:value-type="float" office:value="5" calcext:value-type="float">
            <text:p>5</text:p>
          </table:table-cell>
          <table:table-cell table:formula="of:=VALUE(SUBSTITUTE(ORG.LIBREOFFICE.REGEX([.C225];&quot;_(\d)+&quot;); &quot;_&quot;;&quot;&quot;)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N5_176.txt</text:p>
          </table:table-cell>
          <table:table-cell table:formula="of:=SUBSTITUTE([.A226];&quot;.txt&quot;;&quot;&quot;)" office:value-type="string" office:string-value="AN5_176" calcext:value-type="string">
            <text:p>AN5_176</text:p>
          </table:table-cell>
          <table:table-cell table:formula="of:=MID([.B226];3;100)" office:value-type="string" office:string-value="5_176" calcext:value-type="string">
            <text:p>5_176</text:p>
          </table:table-cell>
          <table:table-cell table:formula="of:=VALUE(SUBSTITUTE(ORG.LIBREOFFICE.REGEX([.C226];&quot;(\d)+_&quot;); &quot;_&quot;;&quot;&quot;))" office:value-type="float" office:value="5" calcext:value-type="float">
            <text:p>5</text:p>
          </table:table-cell>
          <table:table-cell table:formula="of:=VALUE(SUBSTITUTE(ORG.LIBREOFFICE.REGEX([.C226];&quot;_(\d)+&quot;); &quot;_&quot;;&quot;&quot;)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N5_177.txt</text:p>
          </table:table-cell>
          <table:table-cell table:formula="of:=SUBSTITUTE([.A227];&quot;.txt&quot;;&quot;&quot;)" office:value-type="string" office:string-value="AN5_177" calcext:value-type="string">
            <text:p>AN5_177</text:p>
          </table:table-cell>
          <table:table-cell table:formula="of:=MID([.B227];3;100)" office:value-type="string" office:string-value="5_177" calcext:value-type="string">
            <text:p>5_177</text:p>
          </table:table-cell>
          <table:table-cell table:formula="of:=VALUE(SUBSTITUTE(ORG.LIBREOFFICE.REGEX([.C227];&quot;(\d)+_&quot;); &quot;_&quot;;&quot;&quot;))" office:value-type="float" office:value="5" calcext:value-type="float">
            <text:p>5</text:p>
          </table:table-cell>
          <table:table-cell table:formula="of:=VALUE(SUBSTITUTE(ORG.LIBREOFFICE.REGEX([.C227];&quot;_(\d)+&quot;); &quot;_&quot;;&quot;&quot;)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N5_179.txt</text:p>
          </table:table-cell>
          <table:table-cell table:formula="of:=SUBSTITUTE([.A228];&quot;.txt&quot;;&quot;&quot;)" office:value-type="string" office:string-value="AN5_179" calcext:value-type="string">
            <text:p>AN5_179</text:p>
          </table:table-cell>
          <table:table-cell table:formula="of:=MID([.B228];3;100)" office:value-type="string" office:string-value="5_179" calcext:value-type="string">
            <text:p>5_179</text:p>
          </table:table-cell>
          <table:table-cell table:formula="of:=VALUE(SUBSTITUTE(ORG.LIBREOFFICE.REGEX([.C228];&quot;(\d)+_&quot;); &quot;_&quot;;&quot;&quot;))" office:value-type="float" office:value="5" calcext:value-type="float">
            <text:p>5</text:p>
          </table:table-cell>
          <table:table-cell table:formula="of:=VALUE(SUBSTITUTE(ORG.LIBREOFFICE.REGEX([.C228];&quot;_(\d)+&quot;); &quot;_&quot;;&quot;&quot;)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N5_180.txt</text:p>
          </table:table-cell>
          <table:table-cell table:formula="of:=SUBSTITUTE([.A229];&quot;.txt&quot;;&quot;&quot;)" office:value-type="string" office:string-value="AN5_180" calcext:value-type="string">
            <text:p>AN5_180</text:p>
          </table:table-cell>
          <table:table-cell table:formula="of:=MID([.B229];3;100)" office:value-type="string" office:string-value="5_180" calcext:value-type="string">
            <text:p>5_180</text:p>
          </table:table-cell>
          <table:table-cell table:formula="of:=VALUE(SUBSTITUTE(ORG.LIBREOFFICE.REGEX([.C229];&quot;(\d)+_&quot;); &quot;_&quot;;&quot;&quot;))" office:value-type="float" office:value="5" calcext:value-type="float">
            <text:p>5</text:p>
          </table:table-cell>
          <table:table-cell table:formula="of:=VALUE(SUBSTITUTE(ORG.LIBREOFFICE.REGEX([.C229];&quot;_(\d)+&quot;); &quot;_&quot;;&quot;&quot;)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N5_191.txt</text:p>
          </table:table-cell>
          <table:table-cell table:formula="of:=SUBSTITUTE([.A230];&quot;.txt&quot;;&quot;&quot;)" office:value-type="string" office:string-value="AN5_191" calcext:value-type="string">
            <text:p>AN5_191</text:p>
          </table:table-cell>
          <table:table-cell table:formula="of:=MID([.B230];3;100)" office:value-type="string" office:string-value="5_191" calcext:value-type="string">
            <text:p>5_191</text:p>
          </table:table-cell>
          <table:table-cell table:formula="of:=VALUE(SUBSTITUTE(ORG.LIBREOFFICE.REGEX([.C230];&quot;(\d)+_&quot;); &quot;_&quot;;&quot;&quot;))" office:value-type="float" office:value="5" calcext:value-type="float">
            <text:p>5</text:p>
          </table:table-cell>
          <table:table-cell table:formula="of:=VALUE(SUBSTITUTE(ORG.LIBREOFFICE.REGEX([.C230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N5_196.txt</text:p>
          </table:table-cell>
          <table:table-cell table:formula="of:=SUBSTITUTE([.A231];&quot;.txt&quot;;&quot;&quot;)" office:value-type="string" office:string-value="AN5_196" calcext:value-type="string">
            <text:p>AN5_196</text:p>
          </table:table-cell>
          <table:table-cell table:formula="of:=MID([.B231];3;100)" office:value-type="string" office:string-value="5_196" calcext:value-type="string">
            <text:p>5_196</text:p>
          </table:table-cell>
          <table:table-cell table:formula="of:=VALUE(SUBSTITUTE(ORG.LIBREOFFICE.REGEX([.C231];&quot;(\d)+_&quot;); &quot;_&quot;;&quot;&quot;))" office:value-type="float" office:value="5" calcext:value-type="float">
            <text:p>5</text:p>
          </table:table-cell>
          <table:table-cell table:formula="of:=VALUE(SUBSTITUTE(ORG.LIBREOFFICE.REGEX([.C231];&quot;_(\d)+&quot;); &quot;_&quot;;&quot;&quot;)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N5_198.txt</text:p>
          </table:table-cell>
          <table:table-cell table:formula="of:=SUBSTITUTE([.A232];&quot;.txt&quot;;&quot;&quot;)" office:value-type="string" office:string-value="AN5_198" calcext:value-type="string">
            <text:p>AN5_198</text:p>
          </table:table-cell>
          <table:table-cell table:formula="of:=MID([.B232];3;100)" office:value-type="string" office:string-value="5_198" calcext:value-type="string">
            <text:p>5_198</text:p>
          </table:table-cell>
          <table:table-cell table:formula="of:=VALUE(SUBSTITUTE(ORG.LIBREOFFICE.REGEX([.C232];&quot;(\d)+_&quot;); &quot;_&quot;;&quot;&quot;))" office:value-type="float" office:value="5" calcext:value-type="float">
            <text:p>5</text:p>
          </table:table-cell>
          <table:table-cell table:formula="of:=VALUE(SUBSTITUTE(ORG.LIBREOFFICE.REGEX([.C232];&quot;_(\d)+&quot;); &quot;_&quot;;&quot;&quot;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5_199.txt</text:p>
          </table:table-cell>
          <table:table-cell table:formula="of:=SUBSTITUTE([.A233];&quot;.txt&quot;;&quot;&quot;)" office:value-type="string" office:string-value="AN5_199" calcext:value-type="string">
            <text:p>AN5_199</text:p>
          </table:table-cell>
          <table:table-cell table:formula="of:=MID([.B233];3;100)" office:value-type="string" office:string-value="5_199" calcext:value-type="string">
            <text:p>5_199</text:p>
          </table:table-cell>
          <table:table-cell table:formula="of:=VALUE(SUBSTITUTE(ORG.LIBREOFFICE.REGEX([.C233];&quot;(\d)+_&quot;); &quot;_&quot;;&quot;&quot;))" office:value-type="float" office:value="5" calcext:value-type="float">
            <text:p>5</text:p>
          </table:table-cell>
          <table:table-cell table:formula="of:=VALUE(SUBSTITUTE(ORG.LIBREOFFICE.REGEX([.C233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5_200.txt</text:p>
          </table:table-cell>
          <table:table-cell table:formula="of:=SUBSTITUTE([.A234];&quot;.txt&quot;;&quot;&quot;)" office:value-type="string" office:string-value="AN5_200" calcext:value-type="string">
            <text:p>AN5_200</text:p>
          </table:table-cell>
          <table:table-cell table:formula="of:=MID([.B234];3;100)" office:value-type="string" office:string-value="5_200" calcext:value-type="string">
            <text:p>5_200</text:p>
          </table:table-cell>
          <table:table-cell table:formula="of:=VALUE(SUBSTITUTE(ORG.LIBREOFFICE.REGEX([.C234];&quot;(\d)+_&quot;); &quot;_&quot;;&quot;&quot;))" office:value-type="float" office:value="5" calcext:value-type="float">
            <text:p>5</text:p>
          </table:table-cell>
          <table:table-cell table:formula="of:=VALUE(SUBSTITUTE(ORG.LIBREOFFICE.REGEX([.C234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5_202.txt</text:p>
          </table:table-cell>
          <table:table-cell table:formula="of:=SUBSTITUTE([.A235];&quot;.txt&quot;;&quot;&quot;)" office:value-type="string" office:string-value="AN5_202" calcext:value-type="string">
            <text:p>AN5_202</text:p>
          </table:table-cell>
          <table:table-cell table:formula="of:=MID([.B235];3;100)" office:value-type="string" office:string-value="5_202" calcext:value-type="string">
            <text:p>5_202</text:p>
          </table:table-cell>
          <table:table-cell table:formula="of:=VALUE(SUBSTITUTE(ORG.LIBREOFFICE.REGEX([.C235];&quot;(\d)+_&quot;); &quot;_&quot;;&quot;&quot;))" office:value-type="float" office:value="5" calcext:value-type="float">
            <text:p>5</text:p>
          </table:table-cell>
          <table:table-cell table:formula="of:=VALUE(SUBSTITUTE(ORG.LIBREOFFICE.REGEX([.C235];&quot;_(\d)+&quot;); &quot;_&quot;;&quot;&quot;)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N5_254.txt</text:p>
          </table:table-cell>
          <table:table-cell table:formula="of:=SUBSTITUTE([.A236];&quot;.txt&quot;;&quot;&quot;)" office:value-type="string" office:string-value="AN5_254" calcext:value-type="string">
            <text:p>AN5_254</text:p>
          </table:table-cell>
          <table:table-cell table:formula="of:=MID([.B236];3;100)" office:value-type="string" office:string-value="5_254" calcext:value-type="string">
            <text:p>5_254</text:p>
          </table:table-cell>
          <table:table-cell table:formula="of:=VALUE(SUBSTITUTE(ORG.LIBREOFFICE.REGEX([.C236];&quot;(\d)+_&quot;); &quot;_&quot;;&quot;&quot;))" office:value-type="float" office:value="5" calcext:value-type="float">
            <text:p>5</text:p>
          </table:table-cell>
          <table:table-cell table:formula="of:=VALUE(SUBSTITUTE(ORG.LIBREOFFICE.REGEX([.C236];&quot;_(\d)+&quot;); &quot;_&quot;;&quot;&quot;)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N6_12.txt</text:p>
          </table:table-cell>
          <table:table-cell table:formula="of:=SUBSTITUTE([.A237];&quot;.txt&quot;;&quot;&quot;)" office:value-type="string" office:string-value="AN6_12" calcext:value-type="string">
            <text:p>AN6_12</text:p>
          </table:table-cell>
          <table:table-cell table:formula="of:=MID([.B237];3;100)" office:value-type="string" office:string-value="6_12" calcext:value-type="string">
            <text:p>6_12</text:p>
          </table:table-cell>
          <table:table-cell table:formula="of:=VALUE(SUBSTITUTE(ORG.LIBREOFFICE.REGEX([.C237];&quot;(\d)+_&quot;); &quot;_&quot;;&quot;&quot;))" office:value-type="float" office:value="6" calcext:value-type="float">
            <text:p>6</text:p>
          </table:table-cell>
          <table:table-cell table:formula="of:=VALUE(SUBSTITUTE(ORG.LIBREOFFICE.REGEX([.C23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6_13.txt</text:p>
          </table:table-cell>
          <table:table-cell table:formula="of:=SUBSTITUTE([.A238];&quot;.txt&quot;;&quot;&quot;)" office:value-type="string" office:string-value="AN6_13" calcext:value-type="string">
            <text:p>AN6_13</text:p>
          </table:table-cell>
          <table:table-cell table:formula="of:=MID([.B238];3;100)" office:value-type="string" office:string-value="6_13" calcext:value-type="string">
            <text:p>6_13</text:p>
          </table:table-cell>
          <table:table-cell table:formula="of:=VALUE(SUBSTITUTE(ORG.LIBREOFFICE.REGEX([.C238];&quot;(\d)+_&quot;); &quot;_&quot;;&quot;&quot;))" office:value-type="float" office:value="6" calcext:value-type="float">
            <text:p>6</text:p>
          </table:table-cell>
          <table:table-cell table:formula="of:=VALUE(SUBSTITUTE(ORG.LIBREOFFICE.REGEX([.C23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6_16.txt</text:p>
          </table:table-cell>
          <table:table-cell table:formula="of:=SUBSTITUTE([.A239];&quot;.txt&quot;;&quot;&quot;)" office:value-type="string" office:string-value="AN6_16" calcext:value-type="string">
            <text:p>AN6_16</text:p>
          </table:table-cell>
          <table:table-cell table:formula="of:=MID([.B239];3;100)" office:value-type="string" office:string-value="6_16" calcext:value-type="string">
            <text:p>6_16</text:p>
          </table:table-cell>
          <table:table-cell table:formula="of:=VALUE(SUBSTITUTE(ORG.LIBREOFFICE.REGEX([.C239];&quot;(\d)+_&quot;); &quot;_&quot;;&quot;&quot;))" office:value-type="float" office:value="6" calcext:value-type="float">
            <text:p>6</text:p>
          </table:table-cell>
          <table:table-cell table:formula="of:=VALUE(SUBSTITUTE(ORG.LIBREOFFICE.REGEX([.C239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6_19.txt</text:p>
          </table:table-cell>
          <table:table-cell table:formula="of:=SUBSTITUTE([.A240];&quot;.txt&quot;;&quot;&quot;)" office:value-type="string" office:string-value="AN6_19" calcext:value-type="string">
            <text:p>AN6_19</text:p>
          </table:table-cell>
          <table:table-cell table:formula="of:=MID([.B240];3;100)" office:value-type="string" office:string-value="6_19" calcext:value-type="string">
            <text:p>6_19</text:p>
          </table:table-cell>
          <table:table-cell table:formula="of:=VALUE(SUBSTITUTE(ORG.LIBREOFFICE.REGEX([.C240];&quot;(\d)+_&quot;); &quot;_&quot;;&quot;&quot;))" office:value-type="float" office:value="6" calcext:value-type="float">
            <text:p>6</text:p>
          </table:table-cell>
          <table:table-cell table:formula="of:=VALUE(SUBSTITUTE(ORG.LIBREOFFICE.REGEX([.C240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6_20.txt</text:p>
          </table:table-cell>
          <table:table-cell table:formula="of:=SUBSTITUTE([.A241];&quot;.txt&quot;;&quot;&quot;)" office:value-type="string" office:string-value="AN6_20" calcext:value-type="string">
            <text:p>AN6_20</text:p>
          </table:table-cell>
          <table:table-cell table:formula="of:=MID([.B241];3;100)" office:value-type="string" office:string-value="6_20" calcext:value-type="string">
            <text:p>6_20</text:p>
          </table:table-cell>
          <table:table-cell table:formula="of:=VALUE(SUBSTITUTE(ORG.LIBREOFFICE.REGEX([.C241];&quot;(\d)+_&quot;); &quot;_&quot;;&quot;&quot;))" office:value-type="float" office:value="6" calcext:value-type="float">
            <text:p>6</text:p>
          </table:table-cell>
          <table:table-cell table:formula="of:=VALUE(SUBSTITUTE(ORG.LIBREOFFICE.REGEX([.C241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6_31.txt</text:p>
          </table:table-cell>
          <table:table-cell table:formula="of:=SUBSTITUTE([.A242];&quot;.txt&quot;;&quot;&quot;)" office:value-type="string" office:string-value="AN6_31" calcext:value-type="string">
            <text:p>AN6_31</text:p>
          </table:table-cell>
          <table:table-cell table:formula="of:=MID([.B242];3;100)" office:value-type="string" office:string-value="6_31" calcext:value-type="string">
            <text:p>6_31</text:p>
          </table:table-cell>
          <table:table-cell table:formula="of:=VALUE(SUBSTITUTE(ORG.LIBREOFFICE.REGEX([.C242];&quot;(\d)+_&quot;); &quot;_&quot;;&quot;&quot;))" office:value-type="float" office:value="6" calcext:value-type="float">
            <text:p>6</text:p>
          </table:table-cell>
          <table:table-cell table:formula="of:=VALUE(SUBSTITUTE(ORG.LIBREOFFICE.REGEX([.C242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6_37.txt</text:p>
          </table:table-cell>
          <table:table-cell table:formula="of:=SUBSTITUTE([.A243];&quot;.txt&quot;;&quot;&quot;)" office:value-type="string" office:string-value="AN6_37" calcext:value-type="string">
            <text:p>AN6_37</text:p>
          </table:table-cell>
          <table:table-cell table:formula="of:=MID([.B243];3;100)" office:value-type="string" office:string-value="6_37" calcext:value-type="string">
            <text:p>6_37</text:p>
          </table:table-cell>
          <table:table-cell table:formula="of:=VALUE(SUBSTITUTE(ORG.LIBREOFFICE.REGEX([.C243];&quot;(\d)+_&quot;); &quot;_&quot;;&quot;&quot;))" office:value-type="float" office:value="6" calcext:value-type="float">
            <text:p>6</text:p>
          </table:table-cell>
          <table:table-cell table:formula="of:=VALUE(SUBSTITUTE(ORG.LIBREOFFICE.REGEX([.C243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6_41.txt</text:p>
          </table:table-cell>
          <table:table-cell table:formula="of:=SUBSTITUTE([.A244];&quot;.txt&quot;;&quot;&quot;)" office:value-type="string" office:string-value="AN6_41" calcext:value-type="string">
            <text:p>AN6_41</text:p>
          </table:table-cell>
          <table:table-cell table:formula="of:=MID([.B244];3;100)" office:value-type="string" office:string-value="6_41" calcext:value-type="string">
            <text:p>6_41</text:p>
          </table:table-cell>
          <table:table-cell table:formula="of:=VALUE(SUBSTITUTE(ORG.LIBREOFFICE.REGEX([.C244];&quot;(\d)+_&quot;); &quot;_&quot;;&quot;&quot;))" office:value-type="float" office:value="6" calcext:value-type="float">
            <text:p>6</text:p>
          </table:table-cell>
          <table:table-cell table:formula="of:=VALUE(SUBSTITUTE(ORG.LIBREOFFICE.REGEX([.C244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6_42.txt</text:p>
          </table:table-cell>
          <table:table-cell table:formula="of:=SUBSTITUTE([.A245];&quot;.txt&quot;;&quot;&quot;)" office:value-type="string" office:string-value="AN6_42" calcext:value-type="string">
            <text:p>AN6_42</text:p>
          </table:table-cell>
          <table:table-cell table:formula="of:=MID([.B245];3;100)" office:value-type="string" office:string-value="6_42" calcext:value-type="string">
            <text:p>6_42</text:p>
          </table:table-cell>
          <table:table-cell table:formula="of:=VALUE(SUBSTITUTE(ORG.LIBREOFFICE.REGEX([.C245];&quot;(\d)+_&quot;); &quot;_&quot;;&quot;&quot;))" office:value-type="float" office:value="6" calcext:value-type="float">
            <text:p>6</text:p>
          </table:table-cell>
          <table:table-cell table:formula="of:=VALUE(SUBSTITUTE(ORG.LIBREOFFICE.REGEX([.C245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6_43.txt</text:p>
          </table:table-cell>
          <table:table-cell table:formula="of:=SUBSTITUTE([.A246];&quot;.txt&quot;;&quot;&quot;)" office:value-type="string" office:string-value="AN6_43" calcext:value-type="string">
            <text:p>AN6_43</text:p>
          </table:table-cell>
          <table:table-cell table:formula="of:=MID([.B246];3;100)" office:value-type="string" office:string-value="6_43" calcext:value-type="string">
            <text:p>6_43</text:p>
          </table:table-cell>
          <table:table-cell table:formula="of:=VALUE(SUBSTITUTE(ORG.LIBREOFFICE.REGEX([.C246];&quot;(\d)+_&quot;); &quot;_&quot;;&quot;&quot;))" office:value-type="float" office:value="6" calcext:value-type="float">
            <text:p>6</text:p>
          </table:table-cell>
          <table:table-cell table:formula="of:=VALUE(SUBSTITUTE(ORG.LIBREOFFICE.REGEX([.C246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6_45.txt</text:p>
          </table:table-cell>
          <table:table-cell table:formula="of:=SUBSTITUTE([.A247];&quot;.txt&quot;;&quot;&quot;)" office:value-type="string" office:string-value="AN6_45" calcext:value-type="string">
            <text:p>AN6_45</text:p>
          </table:table-cell>
          <table:table-cell table:formula="of:=MID([.B247];3;100)" office:value-type="string" office:string-value="6_45" calcext:value-type="string">
            <text:p>6_45</text:p>
          </table:table-cell>
          <table:table-cell table:formula="of:=VALUE(SUBSTITUTE(ORG.LIBREOFFICE.REGEX([.C247];&quot;(\d)+_&quot;); &quot;_&quot;;&quot;&quot;))" office:value-type="float" office:value="6" calcext:value-type="float">
            <text:p>6</text:p>
          </table:table-cell>
          <table:table-cell table:formula="of:=VALUE(SUBSTITUTE(ORG.LIBREOFFICE.REGEX([.C247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6_46.txt</text:p>
          </table:table-cell>
          <table:table-cell table:formula="of:=SUBSTITUTE([.A248];&quot;.txt&quot;;&quot;&quot;)" office:value-type="string" office:string-value="AN6_46" calcext:value-type="string">
            <text:p>AN6_46</text:p>
          </table:table-cell>
          <table:table-cell table:formula="of:=MID([.B248];3;100)" office:value-type="string" office:string-value="6_46" calcext:value-type="string">
            <text:p>6_46</text:p>
          </table:table-cell>
          <table:table-cell table:formula="of:=VALUE(SUBSTITUTE(ORG.LIBREOFFICE.REGEX([.C248];&quot;(\d)+_&quot;); &quot;_&quot;;&quot;&quot;))" office:value-type="float" office:value="6" calcext:value-type="float">
            <text:p>6</text:p>
          </table:table-cell>
          <table:table-cell table:formula="of:=VALUE(SUBSTITUTE(ORG.LIBREOFFICE.REGEX([.C248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6_47.txt</text:p>
          </table:table-cell>
          <table:table-cell table:formula="of:=SUBSTITUTE([.A249];&quot;.txt&quot;;&quot;&quot;)" office:value-type="string" office:string-value="AN6_47" calcext:value-type="string">
            <text:p>AN6_47</text:p>
          </table:table-cell>
          <table:table-cell table:formula="of:=MID([.B249];3;100)" office:value-type="string" office:string-value="6_47" calcext:value-type="string">
            <text:p>6_47</text:p>
          </table:table-cell>
          <table:table-cell table:formula="of:=VALUE(SUBSTITUTE(ORG.LIBREOFFICE.REGEX([.C249];&quot;(\d)+_&quot;); &quot;_&quot;;&quot;&quot;))" office:value-type="float" office:value="6" calcext:value-type="float">
            <text:p>6</text:p>
          </table:table-cell>
          <table:table-cell table:formula="of:=VALUE(SUBSTITUTE(ORG.LIBREOFFICE.REGEX([.C249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6_49.txt</text:p>
          </table:table-cell>
          <table:table-cell table:formula="of:=SUBSTITUTE([.A250];&quot;.txt&quot;;&quot;&quot;)" office:value-type="string" office:string-value="AN6_49" calcext:value-type="string">
            <text:p>AN6_49</text:p>
          </table:table-cell>
          <table:table-cell table:formula="of:=MID([.B250];3;100)" office:value-type="string" office:string-value="6_49" calcext:value-type="string">
            <text:p>6_49</text:p>
          </table:table-cell>
          <table:table-cell table:formula="of:=VALUE(SUBSTITUTE(ORG.LIBREOFFICE.REGEX([.C250];&quot;(\d)+_&quot;); &quot;_&quot;;&quot;&quot;))" office:value-type="float" office:value="6" calcext:value-type="float">
            <text:p>6</text:p>
          </table:table-cell>
          <table:table-cell table:formula="of:=VALUE(SUBSTITUTE(ORG.LIBREOFFICE.REGEX([.C250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6_51.txt</text:p>
          </table:table-cell>
          <table:table-cell table:formula="of:=SUBSTITUTE([.A251];&quot;.txt&quot;;&quot;&quot;)" office:value-type="string" office:string-value="AN6_51" calcext:value-type="string">
            <text:p>AN6_51</text:p>
          </table:table-cell>
          <table:table-cell table:formula="of:=MID([.B251];3;100)" office:value-type="string" office:string-value="6_51" calcext:value-type="string">
            <text:p>6_51</text:p>
          </table:table-cell>
          <table:table-cell table:formula="of:=VALUE(SUBSTITUTE(ORG.LIBREOFFICE.REGEX([.C251];&quot;(\d)+_&quot;); &quot;_&quot;;&quot;&quot;))" office:value-type="float" office:value="6" calcext:value-type="float">
            <text:p>6</text:p>
          </table:table-cell>
          <table:table-cell table:formula="of:=VALUE(SUBSTITUTE(ORG.LIBREOFFICE.REGEX([.C251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6_55.txt</text:p>
          </table:table-cell>
          <table:table-cell table:formula="of:=SUBSTITUTE([.A252];&quot;.txt&quot;;&quot;&quot;)" office:value-type="string" office:string-value="AN6_55" calcext:value-type="string">
            <text:p>AN6_55</text:p>
          </table:table-cell>
          <table:table-cell table:formula="of:=MID([.B252];3;100)" office:value-type="string" office:string-value="6_55" calcext:value-type="string">
            <text:p>6_55</text:p>
          </table:table-cell>
          <table:table-cell table:formula="of:=VALUE(SUBSTITUTE(ORG.LIBREOFFICE.REGEX([.C252];&quot;(\d)+_&quot;); &quot;_&quot;;&quot;&quot;))" office:value-type="float" office:value="6" calcext:value-type="float">
            <text:p>6</text:p>
          </table:table-cell>
          <table:table-cell table:formula="of:=VALUE(SUBSTITUTE(ORG.LIBREOFFICE.REGEX([.C252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6_60.txt</text:p>
          </table:table-cell>
          <table:table-cell table:formula="of:=SUBSTITUTE([.A253];&quot;.txt&quot;;&quot;&quot;)" office:value-type="string" office:string-value="AN6_60" calcext:value-type="string">
            <text:p>AN6_60</text:p>
          </table:table-cell>
          <table:table-cell table:formula="of:=MID([.B253];3;100)" office:value-type="string" office:string-value="6_60" calcext:value-type="string">
            <text:p>6_60</text:p>
          </table:table-cell>
          <table:table-cell table:formula="of:=VALUE(SUBSTITUTE(ORG.LIBREOFFICE.REGEX([.C253];&quot;(\d)+_&quot;); &quot;_&quot;;&quot;&quot;))" office:value-type="float" office:value="6" calcext:value-type="float">
            <text:p>6</text:p>
          </table:table-cell>
          <table:table-cell table:formula="of:=VALUE(SUBSTITUTE(ORG.LIBREOFFICE.REGEX([.C25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6_61.txt</text:p>
          </table:table-cell>
          <table:table-cell table:formula="of:=SUBSTITUTE([.A254];&quot;.txt&quot;;&quot;&quot;)" office:value-type="string" office:string-value="AN6_61" calcext:value-type="string">
            <text:p>AN6_61</text:p>
          </table:table-cell>
          <table:table-cell table:formula="of:=MID([.B254];3;100)" office:value-type="string" office:string-value="6_61" calcext:value-type="string">
            <text:p>6_61</text:p>
          </table:table-cell>
          <table:table-cell table:formula="of:=VALUE(SUBSTITUTE(ORG.LIBREOFFICE.REGEX([.C254];&quot;(\d)+_&quot;); &quot;_&quot;;&quot;&quot;))" office:value-type="float" office:value="6" calcext:value-type="float">
            <text:p>6</text:p>
          </table:table-cell>
          <table:table-cell table:formula="of:=VALUE(SUBSTITUTE(ORG.LIBREOFFICE.REGEX([.C254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6_63.txt</text:p>
          </table:table-cell>
          <table:table-cell table:formula="of:=SUBSTITUTE([.A255];&quot;.txt&quot;;&quot;&quot;)" office:value-type="string" office:string-value="AN6_63" calcext:value-type="string">
            <text:p>AN6_63</text:p>
          </table:table-cell>
          <table:table-cell table:formula="of:=MID([.B255];3;100)" office:value-type="string" office:string-value="6_63" calcext:value-type="string">
            <text:p>6_63</text:p>
          </table:table-cell>
          <table:table-cell table:formula="of:=VALUE(SUBSTITUTE(ORG.LIBREOFFICE.REGEX([.C255];&quot;(\d)+_&quot;); &quot;_&quot;;&quot;&quot;))" office:value-type="float" office:value="6" calcext:value-type="float">
            <text:p>6</text:p>
          </table:table-cell>
          <table:table-cell table:formula="of:=VALUE(SUBSTITUTE(ORG.LIBREOFFICE.REGEX([.C255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6_70.txt</text:p>
          </table:table-cell>
          <table:table-cell table:formula="of:=SUBSTITUTE([.A256];&quot;.txt&quot;;&quot;&quot;)" office:value-type="string" office:string-value="AN6_70" calcext:value-type="string">
            <text:p>AN6_70</text:p>
          </table:table-cell>
          <table:table-cell table:formula="of:=MID([.B256];3;100)" office:value-type="string" office:string-value="6_70" calcext:value-type="string">
            <text:p>6_70</text:p>
          </table:table-cell>
          <table:table-cell table:formula="of:=VALUE(SUBSTITUTE(ORG.LIBREOFFICE.REGEX([.C256];&quot;(\d)+_&quot;); &quot;_&quot;;&quot;&quot;))" office:value-type="float" office:value="6" calcext:value-type="float">
            <text:p>6</text:p>
          </table:table-cell>
          <table:table-cell table:formula="of:=VALUE(SUBSTITUTE(ORG.LIBREOFFICE.REGEX([.C256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6_71.txt</text:p>
          </table:table-cell>
          <table:table-cell table:formula="of:=SUBSTITUTE([.A257];&quot;.txt&quot;;&quot;&quot;)" office:value-type="string" office:string-value="AN6_71" calcext:value-type="string">
            <text:p>AN6_71</text:p>
          </table:table-cell>
          <table:table-cell table:formula="of:=MID([.B257];3;100)" office:value-type="string" office:string-value="6_71" calcext:value-type="string">
            <text:p>6_71</text:p>
          </table:table-cell>
          <table:table-cell table:formula="of:=VALUE(SUBSTITUTE(ORG.LIBREOFFICE.REGEX([.C257];&quot;(\d)+_&quot;); &quot;_&quot;;&quot;&quot;))" office:value-type="float" office:value="6" calcext:value-type="float">
            <text:p>6</text:p>
          </table:table-cell>
          <table:table-cell table:formula="of:=VALUE(SUBSTITUTE(ORG.LIBREOFFICE.REGEX([.C257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6_73.txt</text:p>
          </table:table-cell>
          <table:table-cell table:formula="of:=SUBSTITUTE([.A258];&quot;.txt&quot;;&quot;&quot;)" office:value-type="string" office:string-value="AN6_73" calcext:value-type="string">
            <text:p>AN6_73</text:p>
          </table:table-cell>
          <table:table-cell table:formula="of:=MID([.B258];3;100)" office:value-type="string" office:string-value="6_73" calcext:value-type="string">
            <text:p>6_73</text:p>
          </table:table-cell>
          <table:table-cell table:formula="of:=VALUE(SUBSTITUTE(ORG.LIBREOFFICE.REGEX([.C258];&quot;(\d)+_&quot;); &quot;_&quot;;&quot;&quot;))" office:value-type="float" office:value="6" calcext:value-type="float">
            <text:p>6</text:p>
          </table:table-cell>
          <table:table-cell table:formula="of:=VALUE(SUBSTITUTE(ORG.LIBREOFFICE.REGEX([.C258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6_74.txt</text:p>
          </table:table-cell>
          <table:table-cell table:formula="of:=SUBSTITUTE([.A259];&quot;.txt&quot;;&quot;&quot;)" office:value-type="string" office:string-value="AN6_74" calcext:value-type="string">
            <text:p>AN6_74</text:p>
          </table:table-cell>
          <table:table-cell table:formula="of:=MID([.B259];3;100)" office:value-type="string" office:string-value="6_74" calcext:value-type="string">
            <text:p>6_74</text:p>
          </table:table-cell>
          <table:table-cell table:formula="of:=VALUE(SUBSTITUTE(ORG.LIBREOFFICE.REGEX([.C259];&quot;(\d)+_&quot;); &quot;_&quot;;&quot;&quot;))" office:value-type="float" office:value="6" calcext:value-type="float">
            <text:p>6</text:p>
          </table:table-cell>
          <table:table-cell table:formula="of:=VALUE(SUBSTITUTE(ORG.LIBREOFFICE.REGEX([.C259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6_78.txt</text:p>
          </table:table-cell>
          <table:table-cell table:formula="of:=SUBSTITUTE([.A260];&quot;.txt&quot;;&quot;&quot;)" office:value-type="string" office:string-value="AN6_78" calcext:value-type="string">
            <text:p>AN6_78</text:p>
          </table:table-cell>
          <table:table-cell table:formula="of:=MID([.B260];3;100)" office:value-type="string" office:string-value="6_78" calcext:value-type="string">
            <text:p>6_78</text:p>
          </table:table-cell>
          <table:table-cell table:formula="of:=VALUE(SUBSTITUTE(ORG.LIBREOFFICE.REGEX([.C260];&quot;(\d)+_&quot;); &quot;_&quot;;&quot;&quot;))" office:value-type="float" office:value="6" calcext:value-type="float">
            <text:p>6</text:p>
          </table:table-cell>
          <table:table-cell table:formula="of:=VALUE(SUBSTITUTE(ORG.LIBREOFFICE.REGEX([.C260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6_83.txt</text:p>
          </table:table-cell>
          <table:table-cell table:formula="of:=SUBSTITUTE([.A261];&quot;.txt&quot;;&quot;&quot;)" office:value-type="string" office:string-value="AN6_83" calcext:value-type="string">
            <text:p>AN6_83</text:p>
          </table:table-cell>
          <table:table-cell table:formula="of:=MID([.B261];3;100)" office:value-type="string" office:string-value="6_83" calcext:value-type="string">
            <text:p>6_83</text:p>
          </table:table-cell>
          <table:table-cell table:formula="of:=VALUE(SUBSTITUTE(ORG.LIBREOFFICE.REGEX([.C261];&quot;(\d)+_&quot;); &quot;_&quot;;&quot;&quot;))" office:value-type="float" office:value="6" calcext:value-type="float">
            <text:p>6</text:p>
          </table:table-cell>
          <table:table-cell table:formula="of:=VALUE(SUBSTITUTE(ORG.LIBREOFFICE.REGEX([.C261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N6_85.txt</text:p>
          </table:table-cell>
          <table:table-cell table:formula="of:=SUBSTITUTE([.A262];&quot;.txt&quot;;&quot;&quot;)" office:value-type="string" office:string-value="AN6_85" calcext:value-type="string">
            <text:p>AN6_85</text:p>
          </table:table-cell>
          <table:table-cell table:formula="of:=MID([.B262];3;100)" office:value-type="string" office:string-value="6_85" calcext:value-type="string">
            <text:p>6_85</text:p>
          </table:table-cell>
          <table:table-cell table:formula="of:=VALUE(SUBSTITUTE(ORG.LIBREOFFICE.REGEX([.C262];&quot;(\d)+_&quot;); &quot;_&quot;;&quot;&quot;))" office:value-type="float" office:value="6" calcext:value-type="float">
            <text:p>6</text:p>
          </table:table-cell>
          <table:table-cell table:formula="of:=VALUE(SUBSTITUTE(ORG.LIBREOFFICE.REGEX([.C262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6_86.txt</text:p>
          </table:table-cell>
          <table:table-cell table:formula="of:=SUBSTITUTE([.A263];&quot;.txt&quot;;&quot;&quot;)" office:value-type="string" office:string-value="AN6_86" calcext:value-type="string">
            <text:p>AN6_86</text:p>
          </table:table-cell>
          <table:table-cell table:formula="of:=MID([.B263];3;100)" office:value-type="string" office:string-value="6_86" calcext:value-type="string">
            <text:p>6_86</text:p>
          </table:table-cell>
          <table:table-cell table:formula="of:=VALUE(SUBSTITUTE(ORG.LIBREOFFICE.REGEX([.C263];&quot;(\d)+_&quot;); &quot;_&quot;;&quot;&quot;))" office:value-type="float" office:value="6" calcext:value-type="float">
            <text:p>6</text:p>
          </table:table-cell>
          <table:table-cell table:formula="of:=VALUE(SUBSTITUTE(ORG.LIBREOFFICE.REGEX([.C263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N6_87.txt</text:p>
          </table:table-cell>
          <table:table-cell table:formula="of:=SUBSTITUTE([.A264];&quot;.txt&quot;;&quot;&quot;)" office:value-type="string" office:string-value="AN6_87" calcext:value-type="string">
            <text:p>AN6_87</text:p>
          </table:table-cell>
          <table:table-cell table:formula="of:=MID([.B264];3;100)" office:value-type="string" office:string-value="6_87" calcext:value-type="string">
            <text:p>6_87</text:p>
          </table:table-cell>
          <table:table-cell table:formula="of:=VALUE(SUBSTITUTE(ORG.LIBREOFFICE.REGEX([.C264];&quot;(\d)+_&quot;); &quot;_&quot;;&quot;&quot;))" office:value-type="float" office:value="6" calcext:value-type="float">
            <text:p>6</text:p>
          </table:table-cell>
          <table:table-cell table:formula="of:=VALUE(SUBSTITUTE(ORG.LIBREOFFICE.REGEX([.C264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6_88.txt</text:p>
          </table:table-cell>
          <table:table-cell table:formula="of:=SUBSTITUTE([.A265];&quot;.txt&quot;;&quot;&quot;)" office:value-type="string" office:string-value="AN6_88" calcext:value-type="string">
            <text:p>AN6_88</text:p>
          </table:table-cell>
          <table:table-cell table:formula="of:=MID([.B265];3;100)" office:value-type="string" office:string-value="6_88" calcext:value-type="string">
            <text:p>6_88</text:p>
          </table:table-cell>
          <table:table-cell table:formula="of:=VALUE(SUBSTITUTE(ORG.LIBREOFFICE.REGEX([.C265];&quot;(\d)+_&quot;); &quot;_&quot;;&quot;&quot;))" office:value-type="float" office:value="6" calcext:value-type="float">
            <text:p>6</text:p>
          </table:table-cell>
          <table:table-cell table:formula="of:=VALUE(SUBSTITUTE(ORG.LIBREOFFICE.REGEX([.C265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6_91.txt</text:p>
          </table:table-cell>
          <table:table-cell table:formula="of:=SUBSTITUTE([.A266];&quot;.txt&quot;;&quot;&quot;)" office:value-type="string" office:string-value="AN6_91" calcext:value-type="string">
            <text:p>AN6_91</text:p>
          </table:table-cell>
          <table:table-cell table:formula="of:=MID([.B266];3;100)" office:value-type="string" office:string-value="6_91" calcext:value-type="string">
            <text:p>6_91</text:p>
          </table:table-cell>
          <table:table-cell table:formula="of:=VALUE(SUBSTITUTE(ORG.LIBREOFFICE.REGEX([.C266];&quot;(\d)+_&quot;); &quot;_&quot;;&quot;&quot;))" office:value-type="float" office:value="6" calcext:value-type="float">
            <text:p>6</text:p>
          </table:table-cell>
          <table:table-cell table:formula="of:=VALUE(SUBSTITUTE(ORG.LIBREOFFICE.REGEX([.C266];&quot;_(\d)+&quot;); &quot;_&quot;;&quot;&quot;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N6_92.txt</text:p>
          </table:table-cell>
          <table:table-cell table:formula="of:=SUBSTITUTE([.A267];&quot;.txt&quot;;&quot;&quot;)" office:value-type="string" office:string-value="AN6_92" calcext:value-type="string">
            <text:p>AN6_92</text:p>
          </table:table-cell>
          <table:table-cell table:formula="of:=MID([.B267];3;100)" office:value-type="string" office:string-value="6_92" calcext:value-type="string">
            <text:p>6_92</text:p>
          </table:table-cell>
          <table:table-cell table:formula="of:=VALUE(SUBSTITUTE(ORG.LIBREOFFICE.REGEX([.C267];&quot;(\d)+_&quot;); &quot;_&quot;;&quot;&quot;))" office:value-type="float" office:value="6" calcext:value-type="float">
            <text:p>6</text:p>
          </table:table-cell>
          <table:table-cell table:formula="of:=VALUE(SUBSTITUTE(ORG.LIBREOFFICE.REGEX([.C267];&quot;_(\d)+&quot;); &quot;_&quot;;&quot;&quot;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N6_97.txt</text:p>
          </table:table-cell>
          <table:table-cell table:formula="of:=SUBSTITUTE([.A268];&quot;.txt&quot;;&quot;&quot;)" office:value-type="string" office:string-value="AN6_97" calcext:value-type="string">
            <text:p>AN6_97</text:p>
          </table:table-cell>
          <table:table-cell table:formula="of:=MID([.B268];3;100)" office:value-type="string" office:string-value="6_97" calcext:value-type="string">
            <text:p>6_97</text:p>
          </table:table-cell>
          <table:table-cell table:formula="of:=VALUE(SUBSTITUTE(ORG.LIBREOFFICE.REGEX([.C268];&quot;(\d)+_&quot;); &quot;_&quot;;&quot;&quot;))" office:value-type="float" office:value="6" calcext:value-type="float">
            <text:p>6</text:p>
          </table:table-cell>
          <table:table-cell table:formula="of:=VALUE(SUBSTITUTE(ORG.LIBREOFFICE.REGEX([.C268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6_102.txt</text:p>
          </table:table-cell>
          <table:table-cell table:formula="of:=SUBSTITUTE([.A269];&quot;.txt&quot;;&quot;&quot;)" office:value-type="string" office:string-value="AN6_102" calcext:value-type="string">
            <text:p>AN6_102</text:p>
          </table:table-cell>
          <table:table-cell table:formula="of:=MID([.B269];3;100)" office:value-type="string" office:string-value="6_102" calcext:value-type="string">
            <text:p>6_102</text:p>
          </table:table-cell>
          <table:table-cell table:formula="of:=VALUE(SUBSTITUTE(ORG.LIBREOFFICE.REGEX([.C269];&quot;(\d)+_&quot;); &quot;_&quot;;&quot;&quot;))" office:value-type="float" office:value="6" calcext:value-type="float">
            <text:p>6</text:p>
          </table:table-cell>
          <table:table-cell table:formula="of:=VALUE(SUBSTITUTE(ORG.LIBREOFFICE.REGEX([.C269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6_103.txt</text:p>
          </table:table-cell>
          <table:table-cell table:formula="of:=SUBSTITUTE([.A270];&quot;.txt&quot;;&quot;&quot;)" office:value-type="string" office:string-value="AN6_103" calcext:value-type="string">
            <text:p>AN6_103</text:p>
          </table:table-cell>
          <table:table-cell table:formula="of:=MID([.B270];3;100)" office:value-type="string" office:string-value="6_103" calcext:value-type="string">
            <text:p>6_103</text:p>
          </table:table-cell>
          <table:table-cell table:formula="of:=VALUE(SUBSTITUTE(ORG.LIBREOFFICE.REGEX([.C270];&quot;(\d)+_&quot;); &quot;_&quot;;&quot;&quot;))" office:value-type="float" office:value="6" calcext:value-type="float">
            <text:p>6</text:p>
          </table:table-cell>
          <table:table-cell table:formula="of:=VALUE(SUBSTITUTE(ORG.LIBREOFFICE.REGEX([.C270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6_104.txt</text:p>
          </table:table-cell>
          <table:table-cell table:formula="of:=SUBSTITUTE([.A271];&quot;.txt&quot;;&quot;&quot;)" office:value-type="string" office:string-value="AN6_104" calcext:value-type="string">
            <text:p>AN6_104</text:p>
          </table:table-cell>
          <table:table-cell table:formula="of:=MID([.B271];3;100)" office:value-type="string" office:string-value="6_104" calcext:value-type="string">
            <text:p>6_104</text:p>
          </table:table-cell>
          <table:table-cell table:formula="of:=VALUE(SUBSTITUTE(ORG.LIBREOFFICE.REGEX([.C271];&quot;(\d)+_&quot;); &quot;_&quot;;&quot;&quot;))" office:value-type="float" office:value="6" calcext:value-type="float">
            <text:p>6</text:p>
          </table:table-cell>
          <table:table-cell table:formula="of:=VALUE(SUBSTITUTE(ORG.LIBREOFFICE.REGEX([.C271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N7_6.txt</text:p>
          </table:table-cell>
          <table:table-cell table:formula="of:=SUBSTITUTE([.A272];&quot;.txt&quot;;&quot;&quot;)" office:value-type="string" office:string-value="AN7_6" calcext:value-type="string">
            <text:p>AN7_6</text:p>
          </table:table-cell>
          <table:table-cell table:formula="of:=MID([.B272];3;100)" office:value-type="string" office:string-value="7_6" calcext:value-type="string">
            <text:p>7_6</text:p>
          </table:table-cell>
          <table:table-cell table:formula="of:=VALUE(SUBSTITUTE(ORG.LIBREOFFICE.REGEX([.C272];&quot;(\d)+_&quot;); &quot;_&quot;;&quot;&quot;))" office:value-type="float" office:value="7" calcext:value-type="float">
            <text:p>7</text:p>
          </table:table-cell>
          <table:table-cell table:formula="of:=VALUE(SUBSTITUTE(ORG.LIBREOFFICE.REGEX([.C272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7_7.txt</text:p>
          </table:table-cell>
          <table:table-cell table:formula="of:=SUBSTITUTE([.A273];&quot;.txt&quot;;&quot;&quot;)" office:value-type="string" office:string-value="AN7_7" calcext:value-type="string">
            <text:p>AN7_7</text:p>
          </table:table-cell>
          <table:table-cell table:formula="of:=MID([.B273];3;100)" office:value-type="string" office:string-value="7_7" calcext:value-type="string">
            <text:p>7_7</text:p>
          </table:table-cell>
          <table:table-cell table:formula="of:=VALUE(SUBSTITUTE(ORG.LIBREOFFICE.REGEX([.C273];&quot;(\d)+_&quot;); &quot;_&quot;;&quot;&quot;))" office:value-type="float" office:value="7" calcext:value-type="float">
            <text:p>7</text:p>
          </table:table-cell>
          <table:table-cell table:formula="of:=VALUE(SUBSTITUTE(ORG.LIBREOFFICE.REGEX([.C273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7_11.txt</text:p>
          </table:table-cell>
          <table:table-cell table:formula="of:=SUBSTITUTE([.A274];&quot;.txt&quot;;&quot;&quot;)" office:value-type="string" office:string-value="AN7_11" calcext:value-type="string">
            <text:p>AN7_11</text:p>
          </table:table-cell>
          <table:table-cell table:formula="of:=MID([.B274];3;100)" office:value-type="string" office:string-value="7_11" calcext:value-type="string">
            <text:p>7_11</text:p>
          </table:table-cell>
          <table:table-cell table:formula="of:=VALUE(SUBSTITUTE(ORG.LIBREOFFICE.REGEX([.C274];&quot;(\d)+_&quot;); &quot;_&quot;;&quot;&quot;))" office:value-type="float" office:value="7" calcext:value-type="float">
            <text:p>7</text:p>
          </table:table-cell>
          <table:table-cell table:formula="of:=VALUE(SUBSTITUTE(ORG.LIBREOFFICE.REGEX([.C27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7_12.txt</text:p>
          </table:table-cell>
          <table:table-cell table:formula="of:=SUBSTITUTE([.A275];&quot;.txt&quot;;&quot;&quot;)" office:value-type="string" office:string-value="AN7_12" calcext:value-type="string">
            <text:p>AN7_12</text:p>
          </table:table-cell>
          <table:table-cell table:formula="of:=MID([.B275];3;100)" office:value-type="string" office:string-value="7_12" calcext:value-type="string">
            <text:p>7_12</text:p>
          </table:table-cell>
          <table:table-cell table:formula="of:=VALUE(SUBSTITUTE(ORG.LIBREOFFICE.REGEX([.C275];&quot;(\d)+_&quot;); &quot;_&quot;;&quot;&quot;))" office:value-type="float" office:value="7" calcext:value-type="float">
            <text:p>7</text:p>
          </table:table-cell>
          <table:table-cell table:formula="of:=VALUE(SUBSTITUTE(ORG.LIBREOFFICE.REGEX([.C27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7_15.txt</text:p>
          </table:table-cell>
          <table:table-cell table:formula="of:=SUBSTITUTE([.A276];&quot;.txt&quot;;&quot;&quot;)" office:value-type="string" office:string-value="AN7_15" calcext:value-type="string">
            <text:p>AN7_15</text:p>
          </table:table-cell>
          <table:table-cell table:formula="of:=MID([.B276];3;100)" office:value-type="string" office:string-value="7_15" calcext:value-type="string">
            <text:p>7_15</text:p>
          </table:table-cell>
          <table:table-cell table:formula="of:=VALUE(SUBSTITUTE(ORG.LIBREOFFICE.REGEX([.C276];&quot;(\d)+_&quot;); &quot;_&quot;;&quot;&quot;))" office:value-type="float" office:value="7" calcext:value-type="float">
            <text:p>7</text:p>
          </table:table-cell>
          <table:table-cell table:formula="of:=VALUE(SUBSTITUTE(ORG.LIBREOFFICE.REGEX([.C27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7_21.txt</text:p>
          </table:table-cell>
          <table:table-cell table:formula="of:=SUBSTITUTE([.A277];&quot;.txt&quot;;&quot;&quot;)" office:value-type="string" office:string-value="AN7_21" calcext:value-type="string">
            <text:p>AN7_21</text:p>
          </table:table-cell>
          <table:table-cell table:formula="of:=MID([.B277];3;100)" office:value-type="string" office:string-value="7_21" calcext:value-type="string">
            <text:p>7_21</text:p>
          </table:table-cell>
          <table:table-cell table:formula="of:=VALUE(SUBSTITUTE(ORG.LIBREOFFICE.REGEX([.C277];&quot;(\d)+_&quot;); &quot;_&quot;;&quot;&quot;))" office:value-type="float" office:value="7" calcext:value-type="float">
            <text:p>7</text:p>
          </table:table-cell>
          <table:table-cell table:formula="of:=VALUE(SUBSTITUTE(ORG.LIBREOFFICE.REGEX([.C277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7_31.txt</text:p>
          </table:table-cell>
          <table:table-cell table:formula="of:=SUBSTITUTE([.A278];&quot;.txt&quot;;&quot;&quot;)" office:value-type="string" office:string-value="AN7_31" calcext:value-type="string">
            <text:p>AN7_31</text:p>
          </table:table-cell>
          <table:table-cell table:formula="of:=MID([.B278];3;100)" office:value-type="string" office:string-value="7_31" calcext:value-type="string">
            <text:p>7_31</text:p>
          </table:table-cell>
          <table:table-cell table:formula="of:=VALUE(SUBSTITUTE(ORG.LIBREOFFICE.REGEX([.C278];&quot;(\d)+_&quot;); &quot;_&quot;;&quot;&quot;))" office:value-type="float" office:value="7" calcext:value-type="float">
            <text:p>7</text:p>
          </table:table-cell>
          <table:table-cell table:formula="of:=VALUE(SUBSTITUTE(ORG.LIBREOFFICE.REGEX([.C27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7_32.txt</text:p>
          </table:table-cell>
          <table:table-cell table:formula="of:=SUBSTITUTE([.A279];&quot;.txt&quot;;&quot;&quot;)" office:value-type="string" office:string-value="AN7_32" calcext:value-type="string">
            <text:p>AN7_32</text:p>
          </table:table-cell>
          <table:table-cell table:formula="of:=MID([.B279];3;100)" office:value-type="string" office:string-value="7_32" calcext:value-type="string">
            <text:p>7_32</text:p>
          </table:table-cell>
          <table:table-cell table:formula="of:=VALUE(SUBSTITUTE(ORG.LIBREOFFICE.REGEX([.C279];&quot;(\d)+_&quot;); &quot;_&quot;;&quot;&quot;))" office:value-type="float" office:value="7" calcext:value-type="float">
            <text:p>7</text:p>
          </table:table-cell>
          <table:table-cell table:formula="of:=VALUE(SUBSTITUTE(ORG.LIBREOFFICE.REGEX([.C279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7_33.txt</text:p>
          </table:table-cell>
          <table:table-cell table:formula="of:=SUBSTITUTE([.A280];&quot;.txt&quot;;&quot;&quot;)" office:value-type="string" office:string-value="AN7_33" calcext:value-type="string">
            <text:p>AN7_33</text:p>
          </table:table-cell>
          <table:table-cell table:formula="of:=MID([.B280];3;100)" office:value-type="string" office:string-value="7_33" calcext:value-type="string">
            <text:p>7_33</text:p>
          </table:table-cell>
          <table:table-cell table:formula="of:=VALUE(SUBSTITUTE(ORG.LIBREOFFICE.REGEX([.C280];&quot;(\d)+_&quot;); &quot;_&quot;;&quot;&quot;))" office:value-type="float" office:value="7" calcext:value-type="float">
            <text:p>7</text:p>
          </table:table-cell>
          <table:table-cell table:formula="of:=VALUE(SUBSTITUTE(ORG.LIBREOFFICE.REGEX([.C280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7_34.txt</text:p>
          </table:table-cell>
          <table:table-cell table:formula="of:=SUBSTITUTE([.A281];&quot;.txt&quot;;&quot;&quot;)" office:value-type="string" office:string-value="AN7_34" calcext:value-type="string">
            <text:p>AN7_34</text:p>
          </table:table-cell>
          <table:table-cell table:formula="of:=MID([.B281];3;100)" office:value-type="string" office:string-value="7_34" calcext:value-type="string">
            <text:p>7_34</text:p>
          </table:table-cell>
          <table:table-cell table:formula="of:=VALUE(SUBSTITUTE(ORG.LIBREOFFICE.REGEX([.C281];&quot;(\d)+_&quot;); &quot;_&quot;;&quot;&quot;))" office:value-type="float" office:value="7" calcext:value-type="float">
            <text:p>7</text:p>
          </table:table-cell>
          <table:table-cell table:formula="of:=VALUE(SUBSTITUTE(ORG.LIBREOFFICE.REGEX([.C281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7_35.txt</text:p>
          </table:table-cell>
          <table:table-cell table:formula="of:=SUBSTITUTE([.A282];&quot;.txt&quot;;&quot;&quot;)" office:value-type="string" office:string-value="AN7_35" calcext:value-type="string">
            <text:p>AN7_35</text:p>
          </table:table-cell>
          <table:table-cell table:formula="of:=MID([.B282];3;100)" office:value-type="string" office:string-value="7_35" calcext:value-type="string">
            <text:p>7_35</text:p>
          </table:table-cell>
          <table:table-cell table:formula="of:=VALUE(SUBSTITUTE(ORG.LIBREOFFICE.REGEX([.C282];&quot;(\d)+_&quot;); &quot;_&quot;;&quot;&quot;))" office:value-type="float" office:value="7" calcext:value-type="float">
            <text:p>7</text:p>
          </table:table-cell>
          <table:table-cell table:formula="of:=VALUE(SUBSTITUTE(ORG.LIBREOFFICE.REGEX([.C282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7_46.txt</text:p>
          </table:table-cell>
          <table:table-cell table:formula="of:=SUBSTITUTE([.A283];&quot;.txt&quot;;&quot;&quot;)" office:value-type="string" office:string-value="AN7_46" calcext:value-type="string">
            <text:p>AN7_46</text:p>
          </table:table-cell>
          <table:table-cell table:formula="of:=MID([.B283];3;100)" office:value-type="string" office:string-value="7_46" calcext:value-type="string">
            <text:p>7_46</text:p>
          </table:table-cell>
          <table:table-cell table:formula="of:=VALUE(SUBSTITUTE(ORG.LIBREOFFICE.REGEX([.C283];&quot;(\d)+_&quot;); &quot;_&quot;;&quot;&quot;))" office:value-type="float" office:value="7" calcext:value-type="float">
            <text:p>7</text:p>
          </table:table-cell>
          <table:table-cell table:formula="of:=VALUE(SUBSTITUTE(ORG.LIBREOFFICE.REGEX([.C283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7_47.txt</text:p>
          </table:table-cell>
          <table:table-cell table:formula="of:=SUBSTITUTE([.A284];&quot;.txt&quot;;&quot;&quot;)" office:value-type="string" office:string-value="AN7_47" calcext:value-type="string">
            <text:p>AN7_47</text:p>
          </table:table-cell>
          <table:table-cell table:formula="of:=MID([.B284];3;100)" office:value-type="string" office:string-value="7_47" calcext:value-type="string">
            <text:p>7_47</text:p>
          </table:table-cell>
          <table:table-cell table:formula="of:=VALUE(SUBSTITUTE(ORG.LIBREOFFICE.REGEX([.C284];&quot;(\d)+_&quot;); &quot;_&quot;;&quot;&quot;))" office:value-type="float" office:value="7" calcext:value-type="float">
            <text:p>7</text:p>
          </table:table-cell>
          <table:table-cell table:formula="of:=VALUE(SUBSTITUTE(ORG.LIBREOFFICE.REGEX([.C284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7_48.txt</text:p>
          </table:table-cell>
          <table:table-cell table:formula="of:=SUBSTITUTE([.A285];&quot;.txt&quot;;&quot;&quot;)" office:value-type="string" office:string-value="AN7_48" calcext:value-type="string">
            <text:p>AN7_48</text:p>
          </table:table-cell>
          <table:table-cell table:formula="of:=MID([.B285];3;100)" office:value-type="string" office:string-value="7_48" calcext:value-type="string">
            <text:p>7_48</text:p>
          </table:table-cell>
          <table:table-cell table:formula="of:=VALUE(SUBSTITUTE(ORG.LIBREOFFICE.REGEX([.C285];&quot;(\d)+_&quot;); &quot;_&quot;;&quot;&quot;))" office:value-type="float" office:value="7" calcext:value-type="float">
            <text:p>7</text:p>
          </table:table-cell>
          <table:table-cell table:formula="of:=VALUE(SUBSTITUTE(ORG.LIBREOFFICE.REGEX([.C285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7_49.txt</text:p>
          </table:table-cell>
          <table:table-cell table:formula="of:=SUBSTITUTE([.A286];&quot;.txt&quot;;&quot;&quot;)" office:value-type="string" office:string-value="AN7_49" calcext:value-type="string">
            <text:p>AN7_49</text:p>
          </table:table-cell>
          <table:table-cell table:formula="of:=MID([.B286];3;100)" office:value-type="string" office:string-value="7_49" calcext:value-type="string">
            <text:p>7_49</text:p>
          </table:table-cell>
          <table:table-cell table:formula="of:=VALUE(SUBSTITUTE(ORG.LIBREOFFICE.REGEX([.C286];&quot;(\d)+_&quot;); &quot;_&quot;;&quot;&quot;))" office:value-type="float" office:value="7" calcext:value-type="float">
            <text:p>7</text:p>
          </table:table-cell>
          <table:table-cell table:formula="of:=VALUE(SUBSTITUTE(ORG.LIBREOFFICE.REGEX([.C286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7_50.txt</text:p>
          </table:table-cell>
          <table:table-cell table:formula="of:=SUBSTITUTE([.A287];&quot;.txt&quot;;&quot;&quot;)" office:value-type="string" office:string-value="AN7_50" calcext:value-type="string">
            <text:p>AN7_50</text:p>
          </table:table-cell>
          <table:table-cell table:formula="of:=MID([.B287];3;100)" office:value-type="string" office:string-value="7_50" calcext:value-type="string">
            <text:p>7_50</text:p>
          </table:table-cell>
          <table:table-cell table:formula="of:=VALUE(SUBSTITUTE(ORG.LIBREOFFICE.REGEX([.C287];&quot;(\d)+_&quot;); &quot;_&quot;;&quot;&quot;))" office:value-type="float" office:value="7" calcext:value-type="float">
            <text:p>7</text:p>
          </table:table-cell>
          <table:table-cell table:formula="of:=VALUE(SUBSTITUTE(ORG.LIBREOFFICE.REGEX([.C287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7_51.txt</text:p>
          </table:table-cell>
          <table:table-cell table:formula="of:=SUBSTITUTE([.A288];&quot;.txt&quot;;&quot;&quot;)" office:value-type="string" office:string-value="AN7_51" calcext:value-type="string">
            <text:p>AN7_51</text:p>
          </table:table-cell>
          <table:table-cell table:formula="of:=MID([.B288];3;100)" office:value-type="string" office:string-value="7_51" calcext:value-type="string">
            <text:p>7_51</text:p>
          </table:table-cell>
          <table:table-cell table:formula="of:=VALUE(SUBSTITUTE(ORG.LIBREOFFICE.REGEX([.C288];&quot;(\d)+_&quot;); &quot;_&quot;;&quot;&quot;))" office:value-type="float" office:value="7" calcext:value-type="float">
            <text:p>7</text:p>
          </table:table-cell>
          <table:table-cell table:formula="of:=VALUE(SUBSTITUTE(ORG.LIBREOFFICE.REGEX([.C288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7_54.txt</text:p>
          </table:table-cell>
          <table:table-cell table:formula="of:=SUBSTITUTE([.A289];&quot;.txt&quot;;&quot;&quot;)" office:value-type="string" office:string-value="AN7_54" calcext:value-type="string">
            <text:p>AN7_54</text:p>
          </table:table-cell>
          <table:table-cell table:formula="of:=MID([.B289];3;100)" office:value-type="string" office:string-value="7_54" calcext:value-type="string">
            <text:p>7_54</text:p>
          </table:table-cell>
          <table:table-cell table:formula="of:=VALUE(SUBSTITUTE(ORG.LIBREOFFICE.REGEX([.C289];&quot;(\d)+_&quot;); &quot;_&quot;;&quot;&quot;))" office:value-type="float" office:value="7" calcext:value-type="float">
            <text:p>7</text:p>
          </table:table-cell>
          <table:table-cell table:formula="of:=VALUE(SUBSTITUTE(ORG.LIBREOFFICE.REGEX([.C289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7_56.txt</text:p>
          </table:table-cell>
          <table:table-cell table:formula="of:=SUBSTITUTE([.A290];&quot;.txt&quot;;&quot;&quot;)" office:value-type="string" office:string-value="AN7_56" calcext:value-type="string">
            <text:p>AN7_56</text:p>
          </table:table-cell>
          <table:table-cell table:formula="of:=MID([.B290];3;100)" office:value-type="string" office:string-value="7_56" calcext:value-type="string">
            <text:p>7_56</text:p>
          </table:table-cell>
          <table:table-cell table:formula="of:=VALUE(SUBSTITUTE(ORG.LIBREOFFICE.REGEX([.C290];&quot;(\d)+_&quot;); &quot;_&quot;;&quot;&quot;))" office:value-type="float" office:value="7" calcext:value-type="float">
            <text:p>7</text:p>
          </table:table-cell>
          <table:table-cell table:formula="of:=VALUE(SUBSTITUTE(ORG.LIBREOFFICE.REGEX([.C290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7_58.txt</text:p>
          </table:table-cell>
          <table:table-cell table:formula="of:=SUBSTITUTE([.A291];&quot;.txt&quot;;&quot;&quot;)" office:value-type="string" office:string-value="AN7_58" calcext:value-type="string">
            <text:p>AN7_58</text:p>
          </table:table-cell>
          <table:table-cell table:formula="of:=MID([.B291];3;100)" office:value-type="string" office:string-value="7_58" calcext:value-type="string">
            <text:p>7_58</text:p>
          </table:table-cell>
          <table:table-cell table:formula="of:=VALUE(SUBSTITUTE(ORG.LIBREOFFICE.REGEX([.C291];&quot;(\d)+_&quot;); &quot;_&quot;;&quot;&quot;))" office:value-type="float" office:value="7" calcext:value-type="float">
            <text:p>7</text:p>
          </table:table-cell>
          <table:table-cell table:formula="of:=VALUE(SUBSTITUTE(ORG.LIBREOFFICE.REGEX([.C291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7_60.txt</text:p>
          </table:table-cell>
          <table:table-cell table:formula="of:=SUBSTITUTE([.A292];&quot;.txt&quot;;&quot;&quot;)" office:value-type="string" office:string-value="AN7_60" calcext:value-type="string">
            <text:p>AN7_60</text:p>
          </table:table-cell>
          <table:table-cell table:formula="of:=MID([.B292];3;100)" office:value-type="string" office:string-value="7_60" calcext:value-type="string">
            <text:p>7_60</text:p>
          </table:table-cell>
          <table:table-cell table:formula="of:=VALUE(SUBSTITUTE(ORG.LIBREOFFICE.REGEX([.C292];&quot;(\d)+_&quot;); &quot;_&quot;;&quot;&quot;))" office:value-type="float" office:value="7" calcext:value-type="float">
            <text:p>7</text:p>
          </table:table-cell>
          <table:table-cell table:formula="of:=VALUE(SUBSTITUTE(ORG.LIBREOFFICE.REGEX([.C292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7_63.txt</text:p>
          </table:table-cell>
          <table:table-cell table:formula="of:=SUBSTITUTE([.A293];&quot;.txt&quot;;&quot;&quot;)" office:value-type="string" office:string-value="AN7_63" calcext:value-type="string">
            <text:p>AN7_63</text:p>
          </table:table-cell>
          <table:table-cell table:formula="of:=MID([.B293];3;100)" office:value-type="string" office:string-value="7_63" calcext:value-type="string">
            <text:p>7_63</text:p>
          </table:table-cell>
          <table:table-cell table:formula="of:=VALUE(SUBSTITUTE(ORG.LIBREOFFICE.REGEX([.C293];&quot;(\d)+_&quot;); &quot;_&quot;;&quot;&quot;))" office:value-type="float" office:value="7" calcext:value-type="float">
            <text:p>7</text:p>
          </table:table-cell>
          <table:table-cell table:formula="of:=VALUE(SUBSTITUTE(ORG.LIBREOFFICE.REGEX([.C293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7_64.txt</text:p>
          </table:table-cell>
          <table:table-cell table:formula="of:=SUBSTITUTE([.A294];&quot;.txt&quot;;&quot;&quot;)" office:value-type="string" office:string-value="AN7_64" calcext:value-type="string">
            <text:p>AN7_64</text:p>
          </table:table-cell>
          <table:table-cell table:formula="of:=MID([.B294];3;100)" office:value-type="string" office:string-value="7_64" calcext:value-type="string">
            <text:p>7_64</text:p>
          </table:table-cell>
          <table:table-cell table:formula="of:=VALUE(SUBSTITUTE(ORG.LIBREOFFICE.REGEX([.C294];&quot;(\d)+_&quot;); &quot;_&quot;;&quot;&quot;))" office:value-type="float" office:value="7" calcext:value-type="float">
            <text:p>7</text:p>
          </table:table-cell>
          <table:table-cell table:formula="of:=VALUE(SUBSTITUTE(ORG.LIBREOFFICE.REGEX([.C294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7_70.txt</text:p>
          </table:table-cell>
          <table:table-cell table:formula="of:=SUBSTITUTE([.A295];&quot;.txt&quot;;&quot;&quot;)" office:value-type="string" office:string-value="AN7_70" calcext:value-type="string">
            <text:p>AN7_70</text:p>
          </table:table-cell>
          <table:table-cell table:formula="of:=MID([.B295];3;100)" office:value-type="string" office:string-value="7_70" calcext:value-type="string">
            <text:p>7_70</text:p>
          </table:table-cell>
          <table:table-cell table:formula="of:=VALUE(SUBSTITUTE(ORG.LIBREOFFICE.REGEX([.C295];&quot;(\d)+_&quot;); &quot;_&quot;;&quot;&quot;))" office:value-type="float" office:value="7" calcext:value-type="float">
            <text:p>7</text:p>
          </table:table-cell>
          <table:table-cell table:formula="of:=VALUE(SUBSTITUTE(ORG.LIBREOFFICE.REGEX([.C295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7_80.txt</text:p>
          </table:table-cell>
          <table:table-cell table:formula="of:=SUBSTITUTE([.A296];&quot;.txt&quot;;&quot;&quot;)" office:value-type="string" office:string-value="AN7_80" calcext:value-type="string">
            <text:p>AN7_80</text:p>
          </table:table-cell>
          <table:table-cell table:formula="of:=MID([.B296];3;100)" office:value-type="string" office:string-value="7_80" calcext:value-type="string">
            <text:p>7_80</text:p>
          </table:table-cell>
          <table:table-cell table:formula="of:=VALUE(SUBSTITUTE(ORG.LIBREOFFICE.REGEX([.C296];&quot;(\d)+_&quot;); &quot;_&quot;;&quot;&quot;))" office:value-type="float" office:value="7" calcext:value-type="float">
            <text:p>7</text:p>
          </table:table-cell>
          <table:table-cell table:formula="of:=VALUE(SUBSTITUTE(ORG.LIBREOFFICE.REGEX([.C296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8_2.txt</text:p>
          </table:table-cell>
          <table:table-cell table:formula="of:=SUBSTITUTE([.A297];&quot;.txt&quot;;&quot;&quot;)" office:value-type="string" office:string-value="AN8_2" calcext:value-type="string">
            <text:p>AN8_2</text:p>
          </table:table-cell>
          <table:table-cell table:formula="of:=MID([.B297];3;100)" office:value-type="string" office:string-value="8_2" calcext:value-type="string">
            <text:p>8_2</text:p>
          </table:table-cell>
          <table:table-cell table:formula="of:=VALUE(SUBSTITUTE(ORG.LIBREOFFICE.REGEX([.C297];&quot;(\d)+_&quot;); &quot;_&quot;;&quot;&quot;))" office:value-type="float" office:value="8" calcext:value-type="float">
            <text:p>8</text:p>
          </table:table-cell>
          <table:table-cell table:formula="of:=VALUE(SUBSTITUTE(ORG.LIBREOFFICE.REGEX([.C29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8_6.txt</text:p>
          </table:table-cell>
          <table:table-cell table:formula="of:=SUBSTITUTE([.A298];&quot;.txt&quot;;&quot;&quot;)" office:value-type="string" office:string-value="AN8_6" calcext:value-type="string">
            <text:p>AN8_6</text:p>
          </table:table-cell>
          <table:table-cell table:formula="of:=MID([.B298];3;100)" office:value-type="string" office:string-value="8_6" calcext:value-type="string">
            <text:p>8_6</text:p>
          </table:table-cell>
          <table:table-cell table:formula="of:=VALUE(SUBSTITUTE(ORG.LIBREOFFICE.REGEX([.C298];&quot;(\d)+_&quot;); &quot;_&quot;;&quot;&quot;))" office:value-type="float" office:value="8" calcext:value-type="float">
            <text:p>8</text:p>
          </table:table-cell>
          <table:table-cell table:formula="of:=VALUE(SUBSTITUTE(ORG.LIBREOFFICE.REGEX([.C29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8_7.txt</text:p>
          </table:table-cell>
          <table:table-cell table:formula="of:=SUBSTITUTE([.A299];&quot;.txt&quot;;&quot;&quot;)" office:value-type="string" office:string-value="AN8_7" calcext:value-type="string">
            <text:p>AN8_7</text:p>
          </table:table-cell>
          <table:table-cell table:formula="of:=MID([.B299];3;100)" office:value-type="string" office:string-value="8_7" calcext:value-type="string">
            <text:p>8_7</text:p>
          </table:table-cell>
          <table:table-cell table:formula="of:=VALUE(SUBSTITUTE(ORG.LIBREOFFICE.REGEX([.C299];&quot;(\d)+_&quot;); &quot;_&quot;;&quot;&quot;))" office:value-type="float" office:value="8" calcext:value-type="float">
            <text:p>8</text:p>
          </table:table-cell>
          <table:table-cell table:formula="of:=VALUE(SUBSTITUTE(ORG.LIBREOFFICE.REGEX([.C29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8_8.txt</text:p>
          </table:table-cell>
          <table:table-cell table:formula="of:=SUBSTITUTE([.A300];&quot;.txt&quot;;&quot;&quot;)" office:value-type="string" office:string-value="AN8_8" calcext:value-type="string">
            <text:p>AN8_8</text:p>
          </table:table-cell>
          <table:table-cell table:formula="of:=MID([.B300];3;100)" office:value-type="string" office:string-value="8_8" calcext:value-type="string">
            <text:p>8_8</text:p>
          </table:table-cell>
          <table:table-cell table:formula="of:=VALUE(SUBSTITUTE(ORG.LIBREOFFICE.REGEX([.C300];&quot;(\d)+_&quot;); &quot;_&quot;;&quot;&quot;))" office:value-type="float" office:value="8" calcext:value-type="float">
            <text:p>8</text:p>
          </table:table-cell>
          <table:table-cell table:formula="of:=VALUE(SUBSTITUTE(ORG.LIBREOFFICE.REGEX([.C30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8_9.txt</text:p>
          </table:table-cell>
          <table:table-cell table:formula="of:=SUBSTITUTE([.A301];&quot;.txt&quot;;&quot;&quot;)" office:value-type="string" office:string-value="AN8_9" calcext:value-type="string">
            <text:p>AN8_9</text:p>
          </table:table-cell>
          <table:table-cell table:formula="of:=MID([.B301];3;100)" office:value-type="string" office:string-value="8_9" calcext:value-type="string">
            <text:p>8_9</text:p>
          </table:table-cell>
          <table:table-cell table:formula="of:=VALUE(SUBSTITUTE(ORG.LIBREOFFICE.REGEX([.C301];&quot;(\d)+_&quot;); &quot;_&quot;;&quot;&quot;))" office:value-type="float" office:value="8" calcext:value-type="float">
            <text:p>8</text:p>
          </table:table-cell>
          <table:table-cell table:formula="of:=VALUE(SUBSTITUTE(ORG.LIBREOFFICE.REGEX([.C301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8_13.txt</text:p>
          </table:table-cell>
          <table:table-cell table:formula="of:=SUBSTITUTE([.A302];&quot;.txt&quot;;&quot;&quot;)" office:value-type="string" office:string-value="AN8_13" calcext:value-type="string">
            <text:p>AN8_13</text:p>
          </table:table-cell>
          <table:table-cell table:formula="of:=MID([.B302];3;100)" office:value-type="string" office:string-value="8_13" calcext:value-type="string">
            <text:p>8_13</text:p>
          </table:table-cell>
          <table:table-cell table:formula="of:=VALUE(SUBSTITUTE(ORG.LIBREOFFICE.REGEX([.C302];&quot;(\d)+_&quot;); &quot;_&quot;;&quot;&quot;))" office:value-type="float" office:value="8" calcext:value-type="float">
            <text:p>8</text:p>
          </table:table-cell>
          <table:table-cell table:formula="of:=VALUE(SUBSTITUTE(ORG.LIBREOFFICE.REGEX([.C30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8_14.txt</text:p>
          </table:table-cell>
          <table:table-cell table:formula="of:=SUBSTITUTE([.A303];&quot;.txt&quot;;&quot;&quot;)" office:value-type="string" office:string-value="AN8_14" calcext:value-type="string">
            <text:p>AN8_14</text:p>
          </table:table-cell>
          <table:table-cell table:formula="of:=MID([.B303];3;100)" office:value-type="string" office:string-value="8_14" calcext:value-type="string">
            <text:p>8_14</text:p>
          </table:table-cell>
          <table:table-cell table:formula="of:=VALUE(SUBSTITUTE(ORG.LIBREOFFICE.REGEX([.C303];&quot;(\d)+_&quot;); &quot;_&quot;;&quot;&quot;))" office:value-type="float" office:value="8" calcext:value-type="float">
            <text:p>8</text:p>
          </table:table-cell>
          <table:table-cell table:formula="of:=VALUE(SUBSTITUTE(ORG.LIBREOFFICE.REGEX([.C303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8_19.txt</text:p>
          </table:table-cell>
          <table:table-cell table:formula="of:=SUBSTITUTE([.A304];&quot;.txt&quot;;&quot;&quot;)" office:value-type="string" office:string-value="AN8_19" calcext:value-type="string">
            <text:p>AN8_19</text:p>
          </table:table-cell>
          <table:table-cell table:formula="of:=MID([.B304];3;100)" office:value-type="string" office:string-value="8_19" calcext:value-type="string">
            <text:p>8_19</text:p>
          </table:table-cell>
          <table:table-cell table:formula="of:=VALUE(SUBSTITUTE(ORG.LIBREOFFICE.REGEX([.C304];&quot;(\d)+_&quot;); &quot;_&quot;;&quot;&quot;))" office:value-type="float" office:value="8" calcext:value-type="float">
            <text:p>8</text:p>
          </table:table-cell>
          <table:table-cell table:formula="of:=VALUE(SUBSTITUTE(ORG.LIBREOFFICE.REGEX([.C304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8_22.txt</text:p>
          </table:table-cell>
          <table:table-cell table:formula="of:=SUBSTITUTE([.A305];&quot;.txt&quot;;&quot;&quot;)" office:value-type="string" office:string-value="AN8_22" calcext:value-type="string">
            <text:p>AN8_22</text:p>
          </table:table-cell>
          <table:table-cell table:formula="of:=MID([.B305];3;100)" office:value-type="string" office:string-value="8_22" calcext:value-type="string">
            <text:p>8_22</text:p>
          </table:table-cell>
          <table:table-cell table:formula="of:=VALUE(SUBSTITUTE(ORG.LIBREOFFICE.REGEX([.C305];&quot;(\d)+_&quot;); &quot;_&quot;;&quot;&quot;))" office:value-type="float" office:value="8" calcext:value-type="float">
            <text:p>8</text:p>
          </table:table-cell>
          <table:table-cell table:formula="of:=VALUE(SUBSTITUTE(ORG.LIBREOFFICE.REGEX([.C30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8_23.txt</text:p>
          </table:table-cell>
          <table:table-cell table:formula="of:=SUBSTITUTE([.A306];&quot;.txt&quot;;&quot;&quot;)" office:value-type="string" office:string-value="AN8_23" calcext:value-type="string">
            <text:p>AN8_23</text:p>
          </table:table-cell>
          <table:table-cell table:formula="of:=MID([.B306];3;100)" office:value-type="string" office:string-value="8_23" calcext:value-type="string">
            <text:p>8_23</text:p>
          </table:table-cell>
          <table:table-cell table:formula="of:=VALUE(SUBSTITUTE(ORG.LIBREOFFICE.REGEX([.C306];&quot;(\d)+_&quot;); &quot;_&quot;;&quot;&quot;))" office:value-type="float" office:value="8" calcext:value-type="float">
            <text:p>8</text:p>
          </table:table-cell>
          <table:table-cell table:formula="of:=VALUE(SUBSTITUTE(ORG.LIBREOFFICE.REGEX([.C306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8_24.txt</text:p>
          </table:table-cell>
          <table:table-cell table:formula="of:=SUBSTITUTE([.A307];&quot;.txt&quot;;&quot;&quot;)" office:value-type="string" office:string-value="AN8_24" calcext:value-type="string">
            <text:p>AN8_24</text:p>
          </table:table-cell>
          <table:table-cell table:formula="of:=MID([.B307];3;100)" office:value-type="string" office:string-value="8_24" calcext:value-type="string">
            <text:p>8_24</text:p>
          </table:table-cell>
          <table:table-cell table:formula="of:=VALUE(SUBSTITUTE(ORG.LIBREOFFICE.REGEX([.C307];&quot;(\d)+_&quot;); &quot;_&quot;;&quot;&quot;))" office:value-type="float" office:value="8" calcext:value-type="float">
            <text:p>8</text:p>
          </table:table-cell>
          <table:table-cell table:formula="of:=VALUE(SUBSTITUTE(ORG.LIBREOFFICE.REGEX([.C307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8_26.txt</text:p>
          </table:table-cell>
          <table:table-cell table:formula="of:=SUBSTITUTE([.A308];&quot;.txt&quot;;&quot;&quot;)" office:value-type="string" office:string-value="AN8_26" calcext:value-type="string">
            <text:p>AN8_26</text:p>
          </table:table-cell>
          <table:table-cell table:formula="of:=MID([.B308];3;100)" office:value-type="string" office:string-value="8_26" calcext:value-type="string">
            <text:p>8_26</text:p>
          </table:table-cell>
          <table:table-cell table:formula="of:=VALUE(SUBSTITUTE(ORG.LIBREOFFICE.REGEX([.C308];&quot;(\d)+_&quot;); &quot;_&quot;;&quot;&quot;))" office:value-type="float" office:value="8" calcext:value-type="float">
            <text:p>8</text:p>
          </table:table-cell>
          <table:table-cell table:formula="of:=VALUE(SUBSTITUTE(ORG.LIBREOFFICE.REGEX([.C308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8_28.txt</text:p>
          </table:table-cell>
          <table:table-cell table:formula="of:=SUBSTITUTE([.A309];&quot;.txt&quot;;&quot;&quot;)" office:value-type="string" office:string-value="AN8_28" calcext:value-type="string">
            <text:p>AN8_28</text:p>
          </table:table-cell>
          <table:table-cell table:formula="of:=MID([.B309];3;100)" office:value-type="string" office:string-value="8_28" calcext:value-type="string">
            <text:p>8_28</text:p>
          </table:table-cell>
          <table:table-cell table:formula="of:=VALUE(SUBSTITUTE(ORG.LIBREOFFICE.REGEX([.C309];&quot;(\d)+_&quot;); &quot;_&quot;;&quot;&quot;))" office:value-type="float" office:value="8" calcext:value-type="float">
            <text:p>8</text:p>
          </table:table-cell>
          <table:table-cell table:formula="of:=VALUE(SUBSTITUTE(ORG.LIBREOFFICE.REGEX([.C309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8_30.txt</text:p>
          </table:table-cell>
          <table:table-cell table:formula="of:=SUBSTITUTE([.A310];&quot;.txt&quot;;&quot;&quot;)" office:value-type="string" office:string-value="AN8_30" calcext:value-type="string">
            <text:p>AN8_30</text:p>
          </table:table-cell>
          <table:table-cell table:formula="of:=MID([.B310];3;100)" office:value-type="string" office:string-value="8_30" calcext:value-type="string">
            <text:p>8_30</text:p>
          </table:table-cell>
          <table:table-cell table:formula="of:=VALUE(SUBSTITUTE(ORG.LIBREOFFICE.REGEX([.C310];&quot;(\d)+_&quot;); &quot;_&quot;;&quot;&quot;))" office:value-type="float" office:value="8" calcext:value-type="float">
            <text:p>8</text:p>
          </table:table-cell>
          <table:table-cell table:formula="of:=VALUE(SUBSTITUTE(ORG.LIBREOFFICE.REGEX([.C31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8_39.txt</text:p>
          </table:table-cell>
          <table:table-cell table:formula="of:=SUBSTITUTE([.A311];&quot;.txt&quot;;&quot;&quot;)" office:value-type="string" office:string-value="AN8_39" calcext:value-type="string">
            <text:p>AN8_39</text:p>
          </table:table-cell>
          <table:table-cell table:formula="of:=MID([.B311];3;100)" office:value-type="string" office:string-value="8_39" calcext:value-type="string">
            <text:p>8_39</text:p>
          </table:table-cell>
          <table:table-cell table:formula="of:=VALUE(SUBSTITUTE(ORG.LIBREOFFICE.REGEX([.C311];&quot;(\d)+_&quot;); &quot;_&quot;;&quot;&quot;))" office:value-type="float" office:value="8" calcext:value-type="float">
            <text:p>8</text:p>
          </table:table-cell>
          <table:table-cell table:formula="of:=VALUE(SUBSTITUTE(ORG.LIBREOFFICE.REGEX([.C311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8_40.txt</text:p>
          </table:table-cell>
          <table:table-cell table:formula="of:=SUBSTITUTE([.A312];&quot;.txt&quot;;&quot;&quot;)" office:value-type="string" office:string-value="AN8_40" calcext:value-type="string">
            <text:p>AN8_40</text:p>
          </table:table-cell>
          <table:table-cell table:formula="of:=MID([.B312];3;100)" office:value-type="string" office:string-value="8_40" calcext:value-type="string">
            <text:p>8_40</text:p>
          </table:table-cell>
          <table:table-cell table:formula="of:=VALUE(SUBSTITUTE(ORG.LIBREOFFICE.REGEX([.C312];&quot;(\d)+_&quot;); &quot;_&quot;;&quot;&quot;))" office:value-type="float" office:value="8" calcext:value-type="float">
            <text:p>8</text:p>
          </table:table-cell>
          <table:table-cell table:formula="of:=VALUE(SUBSTITUTE(ORG.LIBREOFFICE.REGEX([.C312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8_51.txt</text:p>
          </table:table-cell>
          <table:table-cell table:formula="of:=SUBSTITUTE([.A313];&quot;.txt&quot;;&quot;&quot;)" office:value-type="string" office:string-value="AN8_51" calcext:value-type="string">
            <text:p>AN8_51</text:p>
          </table:table-cell>
          <table:table-cell table:formula="of:=MID([.B313];3;100)" office:value-type="string" office:string-value="8_51" calcext:value-type="string">
            <text:p>8_51</text:p>
          </table:table-cell>
          <table:table-cell table:formula="of:=VALUE(SUBSTITUTE(ORG.LIBREOFFICE.REGEX([.C313];&quot;(\d)+_&quot;); &quot;_&quot;;&quot;&quot;))" office:value-type="float" office:value="8" calcext:value-type="float">
            <text:p>8</text:p>
          </table:table-cell>
          <table:table-cell table:formula="of:=VALUE(SUBSTITUTE(ORG.LIBREOFFICE.REGEX([.C31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8_53.txt</text:p>
          </table:table-cell>
          <table:table-cell table:formula="of:=SUBSTITUTE([.A314];&quot;.txt&quot;;&quot;&quot;)" office:value-type="string" office:string-value="AN8_53" calcext:value-type="string">
            <text:p>AN8_53</text:p>
          </table:table-cell>
          <table:table-cell table:formula="of:=MID([.B314];3;100)" office:value-type="string" office:string-value="8_53" calcext:value-type="string">
            <text:p>8_53</text:p>
          </table:table-cell>
          <table:table-cell table:formula="of:=VALUE(SUBSTITUTE(ORG.LIBREOFFICE.REGEX([.C314];&quot;(\d)+_&quot;); &quot;_&quot;;&quot;&quot;))" office:value-type="float" office:value="8" calcext:value-type="float">
            <text:p>8</text:p>
          </table:table-cell>
          <table:table-cell table:formula="of:=VALUE(SUBSTITUTE(ORG.LIBREOFFICE.REGEX([.C314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8_54.txt</text:p>
          </table:table-cell>
          <table:table-cell table:formula="of:=SUBSTITUTE([.A315];&quot;.txt&quot;;&quot;&quot;)" office:value-type="string" office:string-value="AN8_54" calcext:value-type="string">
            <text:p>AN8_54</text:p>
          </table:table-cell>
          <table:table-cell table:formula="of:=MID([.B315];3;100)" office:value-type="string" office:string-value="8_54" calcext:value-type="string">
            <text:p>8_54</text:p>
          </table:table-cell>
          <table:table-cell table:formula="of:=VALUE(SUBSTITUTE(ORG.LIBREOFFICE.REGEX([.C315];&quot;(\d)+_&quot;); &quot;_&quot;;&quot;&quot;))" office:value-type="float" office:value="8" calcext:value-type="float">
            <text:p>8</text:p>
          </table:table-cell>
          <table:table-cell table:formula="of:=VALUE(SUBSTITUTE(ORG.LIBREOFFICE.REGEX([.C315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8_61.txt</text:p>
          </table:table-cell>
          <table:table-cell table:formula="of:=SUBSTITUTE([.A316];&quot;.txt&quot;;&quot;&quot;)" office:value-type="string" office:string-value="AN8_61" calcext:value-type="string">
            <text:p>AN8_61</text:p>
          </table:table-cell>
          <table:table-cell table:formula="of:=MID([.B316];3;100)" office:value-type="string" office:string-value="8_61" calcext:value-type="string">
            <text:p>8_61</text:p>
          </table:table-cell>
          <table:table-cell table:formula="of:=VALUE(SUBSTITUTE(ORG.LIBREOFFICE.REGEX([.C316];&quot;(\d)+_&quot;); &quot;_&quot;;&quot;&quot;))" office:value-type="float" office:value="8" calcext:value-type="float">
            <text:p>8</text:p>
          </table:table-cell>
          <table:table-cell table:formula="of:=VALUE(SUBSTITUTE(ORG.LIBREOFFICE.REGEX([.C316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8_70.txt</text:p>
          </table:table-cell>
          <table:table-cell table:formula="of:=SUBSTITUTE([.A317];&quot;.txt&quot;;&quot;&quot;)" office:value-type="string" office:string-value="AN8_70" calcext:value-type="string">
            <text:p>AN8_70</text:p>
          </table:table-cell>
          <table:table-cell table:formula="of:=MID([.B317];3;100)" office:value-type="string" office:string-value="8_70" calcext:value-type="string">
            <text:p>8_70</text:p>
          </table:table-cell>
          <table:table-cell table:formula="of:=VALUE(SUBSTITUTE(ORG.LIBREOFFICE.REGEX([.C317];&quot;(\d)+_&quot;); &quot;_&quot;;&quot;&quot;))" office:value-type="float" office:value="8" calcext:value-type="float">
            <text:p>8</text:p>
          </table:table-cell>
          <table:table-cell table:formula="of:=VALUE(SUBSTITUTE(ORG.LIBREOFFICE.REGEX([.C317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8_71.txt</text:p>
          </table:table-cell>
          <table:table-cell table:formula="of:=SUBSTITUTE([.A318];&quot;.txt&quot;;&quot;&quot;)" office:value-type="string" office:string-value="AN8_71" calcext:value-type="string">
            <text:p>AN8_71</text:p>
          </table:table-cell>
          <table:table-cell table:formula="of:=MID([.B318];3;100)" office:value-type="string" office:string-value="8_71" calcext:value-type="string">
            <text:p>8_71</text:p>
          </table:table-cell>
          <table:table-cell table:formula="of:=VALUE(SUBSTITUTE(ORG.LIBREOFFICE.REGEX([.C318];&quot;(\d)+_&quot;); &quot;_&quot;;&quot;&quot;))" office:value-type="float" office:value="8" calcext:value-type="float">
            <text:p>8</text:p>
          </table:table-cell>
          <table:table-cell table:formula="of:=VALUE(SUBSTITUTE(ORG.LIBREOFFICE.REGEX([.C318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8_95.txt</text:p>
          </table:table-cell>
          <table:table-cell table:formula="of:=SUBSTITUTE([.A319];&quot;.txt&quot;;&quot;&quot;)" office:value-type="string" office:string-value="AN8_95" calcext:value-type="string">
            <text:p>AN8_95</text:p>
          </table:table-cell>
          <table:table-cell table:formula="of:=MID([.B319];3;100)" office:value-type="string" office:string-value="8_95" calcext:value-type="string">
            <text:p>8_95</text:p>
          </table:table-cell>
          <table:table-cell table:formula="of:=VALUE(SUBSTITUTE(ORG.LIBREOFFICE.REGEX([.C319];&quot;(\d)+_&quot;); &quot;_&quot;;&quot;&quot;))" office:value-type="float" office:value="8" calcext:value-type="float">
            <text:p>8</text:p>
          </table:table-cell>
          <table:table-cell table:formula="of:=VALUE(SUBSTITUTE(ORG.LIBREOFFICE.REGEX([.C319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8_103.txt</text:p>
          </table:table-cell>
          <table:table-cell table:formula="of:=SUBSTITUTE([.A320];&quot;.txt&quot;;&quot;&quot;)" office:value-type="string" office:string-value="AN8_103" calcext:value-type="string">
            <text:p>AN8_103</text:p>
          </table:table-cell>
          <table:table-cell table:formula="of:=MID([.B320];3;100)" office:value-type="string" office:string-value="8_103" calcext:value-type="string">
            <text:p>8_103</text:p>
          </table:table-cell>
          <table:table-cell table:formula="of:=VALUE(SUBSTITUTE(ORG.LIBREOFFICE.REGEX([.C320];&quot;(\d)+_&quot;); &quot;_&quot;;&quot;&quot;))" office:value-type="float" office:value="8" calcext:value-type="float">
            <text:p>8</text:p>
          </table:table-cell>
          <table:table-cell table:formula="of:=VALUE(SUBSTITUTE(ORG.LIBREOFFICE.REGEX([.C320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9_1.txt</text:p>
          </table:table-cell>
          <table:table-cell table:formula="of:=SUBSTITUTE([.A321];&quot;.txt&quot;;&quot;&quot;)" office:value-type="string" office:string-value="AN9_1" calcext:value-type="string">
            <text:p>AN9_1</text:p>
          </table:table-cell>
          <table:table-cell table:formula="of:=MID([.B321];3;100)" office:value-type="string" office:string-value="9_1" calcext:value-type="string">
            <text:p>9_1</text:p>
          </table:table-cell>
          <table:table-cell table:formula="of:=VALUE(SUBSTITUTE(ORG.LIBREOFFICE.REGEX([.C321];&quot;(\d)+_&quot;); &quot;_&quot;;&quot;&quot;))" office:value-type="float" office:value="9" calcext:value-type="float">
            <text:p>9</text:p>
          </table:table-cell>
          <table:table-cell table:formula="of:=VALUE(SUBSTITUTE(ORG.LIBREOFFICE.REGEX([.C32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9_7.txt</text:p>
          </table:table-cell>
          <table:table-cell table:formula="of:=SUBSTITUTE([.A322];&quot;.txt&quot;;&quot;&quot;)" office:value-type="string" office:string-value="AN9_7" calcext:value-type="string">
            <text:p>AN9_7</text:p>
          </table:table-cell>
          <table:table-cell table:formula="of:=MID([.B322];3;100)" office:value-type="string" office:string-value="9_7" calcext:value-type="string">
            <text:p>9_7</text:p>
          </table:table-cell>
          <table:table-cell table:formula="of:=VALUE(SUBSTITUTE(ORG.LIBREOFFICE.REGEX([.C322];&quot;(\d)+_&quot;); &quot;_&quot;;&quot;&quot;))" office:value-type="float" office:value="9" calcext:value-type="float">
            <text:p>9</text:p>
          </table:table-cell>
          <table:table-cell table:formula="of:=VALUE(SUBSTITUTE(ORG.LIBREOFFICE.REGEX([.C32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9_8.txt</text:p>
          </table:table-cell>
          <table:table-cell table:formula="of:=SUBSTITUTE([.A323];&quot;.txt&quot;;&quot;&quot;)" office:value-type="string" office:string-value="AN9_8" calcext:value-type="string">
            <text:p>AN9_8</text:p>
          </table:table-cell>
          <table:table-cell table:formula="of:=MID([.B323];3;100)" office:value-type="string" office:string-value="9_8" calcext:value-type="string">
            <text:p>9_8</text:p>
          </table:table-cell>
          <table:table-cell table:formula="of:=VALUE(SUBSTITUTE(ORG.LIBREOFFICE.REGEX([.C323];&quot;(\d)+_&quot;); &quot;_&quot;;&quot;&quot;))" office:value-type="float" office:value="9" calcext:value-type="float">
            <text:p>9</text:p>
          </table:table-cell>
          <table:table-cell table:formula="of:=VALUE(SUBSTITUTE(ORG.LIBREOFFICE.REGEX([.C32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9_13.txt</text:p>
          </table:table-cell>
          <table:table-cell table:formula="of:=SUBSTITUTE([.A324];&quot;.txt&quot;;&quot;&quot;)" office:value-type="string" office:string-value="AN9_13" calcext:value-type="string">
            <text:p>AN9_13</text:p>
          </table:table-cell>
          <table:table-cell table:formula="of:=MID([.B324];3;100)" office:value-type="string" office:string-value="9_13" calcext:value-type="string">
            <text:p>9_13</text:p>
          </table:table-cell>
          <table:table-cell table:formula="of:=VALUE(SUBSTITUTE(ORG.LIBREOFFICE.REGEX([.C324];&quot;(\d)+_&quot;); &quot;_&quot;;&quot;&quot;))" office:value-type="float" office:value="9" calcext:value-type="float">
            <text:p>9</text:p>
          </table:table-cell>
          <table:table-cell table:formula="of:=VALUE(SUBSTITUTE(ORG.LIBREOFFICE.REGEX([.C324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9_14.txt</text:p>
          </table:table-cell>
          <table:table-cell table:formula="of:=SUBSTITUTE([.A325];&quot;.txt&quot;;&quot;&quot;)" office:value-type="string" office:string-value="AN9_14" calcext:value-type="string">
            <text:p>AN9_14</text:p>
          </table:table-cell>
          <table:table-cell table:formula="of:=MID([.B325];3;100)" office:value-type="string" office:string-value="9_14" calcext:value-type="string">
            <text:p>9_14</text:p>
          </table:table-cell>
          <table:table-cell table:formula="of:=VALUE(SUBSTITUTE(ORG.LIBREOFFICE.REGEX([.C325];&quot;(\d)+_&quot;); &quot;_&quot;;&quot;&quot;))" office:value-type="float" office:value="9" calcext:value-type="float">
            <text:p>9</text:p>
          </table:table-cell>
          <table:table-cell table:formula="of:=VALUE(SUBSTITUTE(ORG.LIBREOFFICE.REGEX([.C32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9_15.txt</text:p>
          </table:table-cell>
          <table:table-cell table:formula="of:=SUBSTITUTE([.A326];&quot;.txt&quot;;&quot;&quot;)" office:value-type="string" office:string-value="AN9_15" calcext:value-type="string">
            <text:p>AN9_15</text:p>
          </table:table-cell>
          <table:table-cell table:formula="of:=MID([.B326];3;100)" office:value-type="string" office:string-value="9_15" calcext:value-type="string">
            <text:p>9_15</text:p>
          </table:table-cell>
          <table:table-cell table:formula="of:=VALUE(SUBSTITUTE(ORG.LIBREOFFICE.REGEX([.C326];&quot;(\d)+_&quot;); &quot;_&quot;;&quot;&quot;))" office:value-type="float" office:value="9" calcext:value-type="float">
            <text:p>9</text:p>
          </table:table-cell>
          <table:table-cell table:formula="of:=VALUE(SUBSTITUTE(ORG.LIBREOFFICE.REGEX([.C32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9_16.txt</text:p>
          </table:table-cell>
          <table:table-cell table:formula="of:=SUBSTITUTE([.A327];&quot;.txt&quot;;&quot;&quot;)" office:value-type="string" office:string-value="AN9_16" calcext:value-type="string">
            <text:p>AN9_16</text:p>
          </table:table-cell>
          <table:table-cell table:formula="of:=MID([.B327];3;100)" office:value-type="string" office:string-value="9_16" calcext:value-type="string">
            <text:p>9_16</text:p>
          </table:table-cell>
          <table:table-cell table:formula="of:=VALUE(SUBSTITUTE(ORG.LIBREOFFICE.REGEX([.C327];&quot;(\d)+_&quot;); &quot;_&quot;;&quot;&quot;))" office:value-type="float" office:value="9" calcext:value-type="float">
            <text:p>9</text:p>
          </table:table-cell>
          <table:table-cell table:formula="of:=VALUE(SUBSTITUTE(ORG.LIBREOFFICE.REGEX([.C327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9_20.txt</text:p>
          </table:table-cell>
          <table:table-cell table:formula="of:=SUBSTITUTE([.A328];&quot;.txt&quot;;&quot;&quot;)" office:value-type="string" office:string-value="AN9_20" calcext:value-type="string">
            <text:p>AN9_20</text:p>
          </table:table-cell>
          <table:table-cell table:formula="of:=MID([.B328];3;100)" office:value-type="string" office:string-value="9_20" calcext:value-type="string">
            <text:p>9_20</text:p>
          </table:table-cell>
          <table:table-cell table:formula="of:=VALUE(SUBSTITUTE(ORG.LIBREOFFICE.REGEX([.C328];&quot;(\d)+_&quot;); &quot;_&quot;;&quot;&quot;))" office:value-type="float" office:value="9" calcext:value-type="float">
            <text:p>9</text:p>
          </table:table-cell>
          <table:table-cell table:formula="of:=VALUE(SUBSTITUTE(ORG.LIBREOFFICE.REGEX([.C32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9_24.txt</text:p>
          </table:table-cell>
          <table:table-cell table:formula="of:=SUBSTITUTE([.A329];&quot;.txt&quot;;&quot;&quot;)" office:value-type="string" office:string-value="AN9_24" calcext:value-type="string">
            <text:p>AN9_24</text:p>
          </table:table-cell>
          <table:table-cell table:formula="of:=MID([.B329];3;100)" office:value-type="string" office:string-value="9_24" calcext:value-type="string">
            <text:p>9_24</text:p>
          </table:table-cell>
          <table:table-cell table:formula="of:=VALUE(SUBSTITUTE(ORG.LIBREOFFICE.REGEX([.C329];&quot;(\d)+_&quot;); &quot;_&quot;;&quot;&quot;))" office:value-type="float" office:value="9" calcext:value-type="float">
            <text:p>9</text:p>
          </table:table-cell>
          <table:table-cell table:formula="of:=VALUE(SUBSTITUTE(ORG.LIBREOFFICE.REGEX([.C329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9_25.txt</text:p>
          </table:table-cell>
          <table:table-cell table:formula="of:=SUBSTITUTE([.A330];&quot;.txt&quot;;&quot;&quot;)" office:value-type="string" office:string-value="AN9_25" calcext:value-type="string">
            <text:p>AN9_25</text:p>
          </table:table-cell>
          <table:table-cell table:formula="of:=MID([.B330];3;100)" office:value-type="string" office:string-value="9_25" calcext:value-type="string">
            <text:p>9_25</text:p>
          </table:table-cell>
          <table:table-cell table:formula="of:=VALUE(SUBSTITUTE(ORG.LIBREOFFICE.REGEX([.C330];&quot;(\d)+_&quot;); &quot;_&quot;;&quot;&quot;))" office:value-type="float" office:value="9" calcext:value-type="float">
            <text:p>9</text:p>
          </table:table-cell>
          <table:table-cell table:formula="of:=VALUE(SUBSTITUTE(ORG.LIBREOFFICE.REGEX([.C330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9_31.txt</text:p>
          </table:table-cell>
          <table:table-cell table:formula="of:=SUBSTITUTE([.A331];&quot;.txt&quot;;&quot;&quot;)" office:value-type="string" office:string-value="AN9_31" calcext:value-type="string">
            <text:p>AN9_31</text:p>
          </table:table-cell>
          <table:table-cell table:formula="of:=MID([.B331];3;100)" office:value-type="string" office:string-value="9_31" calcext:value-type="string">
            <text:p>9_31</text:p>
          </table:table-cell>
          <table:table-cell table:formula="of:=VALUE(SUBSTITUTE(ORG.LIBREOFFICE.REGEX([.C331];&quot;(\d)+_&quot;); &quot;_&quot;;&quot;&quot;))" office:value-type="float" office:value="9" calcext:value-type="float">
            <text:p>9</text:p>
          </table:table-cell>
          <table:table-cell table:formula="of:=VALUE(SUBSTITUTE(ORG.LIBREOFFICE.REGEX([.C33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9_32.txt</text:p>
          </table:table-cell>
          <table:table-cell table:formula="of:=SUBSTITUTE([.A332];&quot;.txt&quot;;&quot;&quot;)" office:value-type="string" office:string-value="AN9_32" calcext:value-type="string">
            <text:p>AN9_32</text:p>
          </table:table-cell>
          <table:table-cell table:formula="of:=MID([.B332];3;100)" office:value-type="string" office:string-value="9_32" calcext:value-type="string">
            <text:p>9_32</text:p>
          </table:table-cell>
          <table:table-cell table:formula="of:=VALUE(SUBSTITUTE(ORG.LIBREOFFICE.REGEX([.C332];&quot;(\d)+_&quot;); &quot;_&quot;;&quot;&quot;))" office:value-type="float" office:value="9" calcext:value-type="float">
            <text:p>9</text:p>
          </table:table-cell>
          <table:table-cell table:formula="of:=VALUE(SUBSTITUTE(ORG.LIBREOFFICE.REGEX([.C33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9_33.txt</text:p>
          </table:table-cell>
          <table:table-cell table:formula="of:=SUBSTITUTE([.A333];&quot;.txt&quot;;&quot;&quot;)" office:value-type="string" office:string-value="AN9_33" calcext:value-type="string">
            <text:p>AN9_33</text:p>
          </table:table-cell>
          <table:table-cell table:formula="of:=MID([.B333];3;100)" office:value-type="string" office:string-value="9_33" calcext:value-type="string">
            <text:p>9_33</text:p>
          </table:table-cell>
          <table:table-cell table:formula="of:=VALUE(SUBSTITUTE(ORG.LIBREOFFICE.REGEX([.C333];&quot;(\d)+_&quot;); &quot;_&quot;;&quot;&quot;))" office:value-type="float" office:value="9" calcext:value-type="float">
            <text:p>9</text:p>
          </table:table-cell>
          <table:table-cell table:formula="of:=VALUE(SUBSTITUTE(ORG.LIBREOFFICE.REGEX([.C33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9_34.txt</text:p>
          </table:table-cell>
          <table:table-cell table:formula="of:=SUBSTITUTE([.A334];&quot;.txt&quot;;&quot;&quot;)" office:value-type="string" office:string-value="AN9_34" calcext:value-type="string">
            <text:p>AN9_34</text:p>
          </table:table-cell>
          <table:table-cell table:formula="of:=MID([.B334];3;100)" office:value-type="string" office:string-value="9_34" calcext:value-type="string">
            <text:p>9_34</text:p>
          </table:table-cell>
          <table:table-cell table:formula="of:=VALUE(SUBSTITUTE(ORG.LIBREOFFICE.REGEX([.C334];&quot;(\d)+_&quot;); &quot;_&quot;;&quot;&quot;))" office:value-type="float" office:value="9" calcext:value-type="float">
            <text:p>9</text:p>
          </table:table-cell>
          <table:table-cell table:formula="of:=VALUE(SUBSTITUTE(ORG.LIBREOFFICE.REGEX([.C334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9_35.txt</text:p>
          </table:table-cell>
          <table:table-cell table:formula="of:=SUBSTITUTE([.A335];&quot;.txt&quot;;&quot;&quot;)" office:value-type="string" office:string-value="AN9_35" calcext:value-type="string">
            <text:p>AN9_35</text:p>
          </table:table-cell>
          <table:table-cell table:formula="of:=MID([.B335];3;100)" office:value-type="string" office:string-value="9_35" calcext:value-type="string">
            <text:p>9_35</text:p>
          </table:table-cell>
          <table:table-cell table:formula="of:=VALUE(SUBSTITUTE(ORG.LIBREOFFICE.REGEX([.C335];&quot;(\d)+_&quot;); &quot;_&quot;;&quot;&quot;))" office:value-type="float" office:value="9" calcext:value-type="float">
            <text:p>9</text:p>
          </table:table-cell>
          <table:table-cell table:formula="of:=VALUE(SUBSTITUTE(ORG.LIBREOFFICE.REGEX([.C335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9_36.txt</text:p>
          </table:table-cell>
          <table:table-cell table:formula="of:=SUBSTITUTE([.A336];&quot;.txt&quot;;&quot;&quot;)" office:value-type="string" office:string-value="AN9_36" calcext:value-type="string">
            <text:p>AN9_36</text:p>
          </table:table-cell>
          <table:table-cell table:formula="of:=MID([.B336];3;100)" office:value-type="string" office:string-value="9_36" calcext:value-type="string">
            <text:p>9_36</text:p>
          </table:table-cell>
          <table:table-cell table:formula="of:=VALUE(SUBSTITUTE(ORG.LIBREOFFICE.REGEX([.C336];&quot;(\d)+_&quot;); &quot;_&quot;;&quot;&quot;))" office:value-type="float" office:value="9" calcext:value-type="float">
            <text:p>9</text:p>
          </table:table-cell>
          <table:table-cell table:formula="of:=VALUE(SUBSTITUTE(ORG.LIBREOFFICE.REGEX([.C336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9_37.txt</text:p>
          </table:table-cell>
          <table:table-cell table:formula="of:=SUBSTITUTE([.A337];&quot;.txt&quot;;&quot;&quot;)" office:value-type="string" office:string-value="AN9_37" calcext:value-type="string">
            <text:p>AN9_37</text:p>
          </table:table-cell>
          <table:table-cell table:formula="of:=MID([.B337];3;100)" office:value-type="string" office:string-value="9_37" calcext:value-type="string">
            <text:p>9_37</text:p>
          </table:table-cell>
          <table:table-cell table:formula="of:=VALUE(SUBSTITUTE(ORG.LIBREOFFICE.REGEX([.C337];&quot;(\d)+_&quot;); &quot;_&quot;;&quot;&quot;))" office:value-type="float" office:value="9" calcext:value-type="float">
            <text:p>9</text:p>
          </table:table-cell>
          <table:table-cell table:formula="of:=VALUE(SUBSTITUTE(ORG.LIBREOFFICE.REGEX([.C337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9_38.txt</text:p>
          </table:table-cell>
          <table:table-cell table:formula="of:=SUBSTITUTE([.A338];&quot;.txt&quot;;&quot;&quot;)" office:value-type="string" office:string-value="AN9_38" calcext:value-type="string">
            <text:p>AN9_38</text:p>
          </table:table-cell>
          <table:table-cell table:formula="of:=MID([.B338];3;100)" office:value-type="string" office:string-value="9_38" calcext:value-type="string">
            <text:p>9_38</text:p>
          </table:table-cell>
          <table:table-cell table:formula="of:=VALUE(SUBSTITUTE(ORG.LIBREOFFICE.REGEX([.C338];&quot;(\d)+_&quot;); &quot;_&quot;;&quot;&quot;))" office:value-type="float" office:value="9" calcext:value-type="float">
            <text:p>9</text:p>
          </table:table-cell>
          <table:table-cell table:formula="of:=VALUE(SUBSTITUTE(ORG.LIBREOFFICE.REGEX([.C338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9_39.txt</text:p>
          </table:table-cell>
          <table:table-cell table:formula="of:=SUBSTITUTE([.A339];&quot;.txt&quot;;&quot;&quot;)" office:value-type="string" office:string-value="AN9_39" calcext:value-type="string">
            <text:p>AN9_39</text:p>
          </table:table-cell>
          <table:table-cell table:formula="of:=MID([.B339];3;100)" office:value-type="string" office:string-value="9_39" calcext:value-type="string">
            <text:p>9_39</text:p>
          </table:table-cell>
          <table:table-cell table:formula="of:=VALUE(SUBSTITUTE(ORG.LIBREOFFICE.REGEX([.C339];&quot;(\d)+_&quot;); &quot;_&quot;;&quot;&quot;))" office:value-type="float" office:value="9" calcext:value-type="float">
            <text:p>9</text:p>
          </table:table-cell>
          <table:table-cell table:formula="of:=VALUE(SUBSTITUTE(ORG.LIBREOFFICE.REGEX([.C339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9_40.txt</text:p>
          </table:table-cell>
          <table:table-cell table:formula="of:=SUBSTITUTE([.A340];&quot;.txt&quot;;&quot;&quot;)" office:value-type="string" office:string-value="AN9_40" calcext:value-type="string">
            <text:p>AN9_40</text:p>
          </table:table-cell>
          <table:table-cell table:formula="of:=MID([.B340];3;100)" office:value-type="string" office:string-value="9_40" calcext:value-type="string">
            <text:p>9_40</text:p>
          </table:table-cell>
          <table:table-cell table:formula="of:=VALUE(SUBSTITUTE(ORG.LIBREOFFICE.REGEX([.C340];&quot;(\d)+_&quot;); &quot;_&quot;;&quot;&quot;))" office:value-type="float" office:value="9" calcext:value-type="float">
            <text:p>9</text:p>
          </table:table-cell>
          <table:table-cell table:formula="of:=VALUE(SUBSTITUTE(ORG.LIBREOFFICE.REGEX([.C340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9_41.txt</text:p>
          </table:table-cell>
          <table:table-cell table:formula="of:=SUBSTITUTE([.A341];&quot;.txt&quot;;&quot;&quot;)" office:value-type="string" office:string-value="AN9_41" calcext:value-type="string">
            <text:p>AN9_41</text:p>
          </table:table-cell>
          <table:table-cell table:formula="of:=MID([.B341];3;100)" office:value-type="string" office:string-value="9_41" calcext:value-type="string">
            <text:p>9_41</text:p>
          </table:table-cell>
          <table:table-cell table:formula="of:=VALUE(SUBSTITUTE(ORG.LIBREOFFICE.REGEX([.C341];&quot;(\d)+_&quot;); &quot;_&quot;;&quot;&quot;))" office:value-type="float" office:value="9" calcext:value-type="float">
            <text:p>9</text:p>
          </table:table-cell>
          <table:table-cell table:formula="of:=VALUE(SUBSTITUTE(ORG.LIBREOFFICE.REGEX([.C34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9_42.txt</text:p>
          </table:table-cell>
          <table:table-cell table:formula="of:=SUBSTITUTE([.A342];&quot;.txt&quot;;&quot;&quot;)" office:value-type="string" office:string-value="AN9_42" calcext:value-type="string">
            <text:p>AN9_42</text:p>
          </table:table-cell>
          <table:table-cell table:formula="of:=MID([.B342];3;100)" office:value-type="string" office:string-value="9_42" calcext:value-type="string">
            <text:p>9_42</text:p>
          </table:table-cell>
          <table:table-cell table:formula="of:=VALUE(SUBSTITUTE(ORG.LIBREOFFICE.REGEX([.C342];&quot;(\d)+_&quot;); &quot;_&quot;;&quot;&quot;))" office:value-type="float" office:value="9" calcext:value-type="float">
            <text:p>9</text:p>
          </table:table-cell>
          <table:table-cell table:formula="of:=VALUE(SUBSTITUTE(ORG.LIBREOFFICE.REGEX([.C342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9_43.txt</text:p>
          </table:table-cell>
          <table:table-cell table:formula="of:=SUBSTITUTE([.A343];&quot;.txt&quot;;&quot;&quot;)" office:value-type="string" office:string-value="AN9_43" calcext:value-type="string">
            <text:p>AN9_43</text:p>
          </table:table-cell>
          <table:table-cell table:formula="of:=MID([.B343];3;100)" office:value-type="string" office:string-value="9_43" calcext:value-type="string">
            <text:p>9_43</text:p>
          </table:table-cell>
          <table:table-cell table:formula="of:=VALUE(SUBSTITUTE(ORG.LIBREOFFICE.REGEX([.C343];&quot;(\d)+_&quot;); &quot;_&quot;;&quot;&quot;))" office:value-type="float" office:value="9" calcext:value-type="float">
            <text:p>9</text:p>
          </table:table-cell>
          <table:table-cell table:formula="of:=VALUE(SUBSTITUTE(ORG.LIBREOFFICE.REGEX([.C343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9_44.txt</text:p>
          </table:table-cell>
          <table:table-cell table:formula="of:=SUBSTITUTE([.A344];&quot;.txt&quot;;&quot;&quot;)" office:value-type="string" office:string-value="AN9_44" calcext:value-type="string">
            <text:p>AN9_44</text:p>
          </table:table-cell>
          <table:table-cell table:formula="of:=MID([.B344];3;100)" office:value-type="string" office:string-value="9_44" calcext:value-type="string">
            <text:p>9_44</text:p>
          </table:table-cell>
          <table:table-cell table:formula="of:=VALUE(SUBSTITUTE(ORG.LIBREOFFICE.REGEX([.C344];&quot;(\d)+_&quot;); &quot;_&quot;;&quot;&quot;))" office:value-type="float" office:value="9" calcext:value-type="float">
            <text:p>9</text:p>
          </table:table-cell>
          <table:table-cell table:formula="of:=VALUE(SUBSTITUTE(ORG.LIBREOFFICE.REGEX([.C344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9_45.txt</text:p>
          </table:table-cell>
          <table:table-cell table:formula="of:=SUBSTITUTE([.A345];&quot;.txt&quot;;&quot;&quot;)" office:value-type="string" office:string-value="AN9_45" calcext:value-type="string">
            <text:p>AN9_45</text:p>
          </table:table-cell>
          <table:table-cell table:formula="of:=MID([.B345];3;100)" office:value-type="string" office:string-value="9_45" calcext:value-type="string">
            <text:p>9_45</text:p>
          </table:table-cell>
          <table:table-cell table:formula="of:=VALUE(SUBSTITUTE(ORG.LIBREOFFICE.REGEX([.C345];&quot;(\d)+_&quot;); &quot;_&quot;;&quot;&quot;))" office:value-type="float" office:value="9" calcext:value-type="float">
            <text:p>9</text:p>
          </table:table-cell>
          <table:table-cell table:formula="of:=VALUE(SUBSTITUTE(ORG.LIBREOFFICE.REGEX([.C345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9_62.txt</text:p>
          </table:table-cell>
          <table:table-cell table:formula="of:=SUBSTITUTE([.A346];&quot;.txt&quot;;&quot;&quot;)" office:value-type="string" office:string-value="AN9_62" calcext:value-type="string">
            <text:p>AN9_62</text:p>
          </table:table-cell>
          <table:table-cell table:formula="of:=MID([.B346];3;100)" office:value-type="string" office:string-value="9_62" calcext:value-type="string">
            <text:p>9_62</text:p>
          </table:table-cell>
          <table:table-cell table:formula="of:=VALUE(SUBSTITUTE(ORG.LIBREOFFICE.REGEX([.C346];&quot;(\d)+_&quot;); &quot;_&quot;;&quot;&quot;))" office:value-type="float" office:value="9" calcext:value-type="float">
            <text:p>9</text:p>
          </table:table-cell>
          <table:table-cell table:formula="of:=VALUE(SUBSTITUTE(ORG.LIBREOFFICE.REGEX([.C346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9_63.txt</text:p>
          </table:table-cell>
          <table:table-cell table:formula="of:=SUBSTITUTE([.A347];&quot;.txt&quot;;&quot;&quot;)" office:value-type="string" office:string-value="AN9_63" calcext:value-type="string">
            <text:p>AN9_63</text:p>
          </table:table-cell>
          <table:table-cell table:formula="of:=MID([.B347];3;100)" office:value-type="string" office:string-value="9_63" calcext:value-type="string">
            <text:p>9_63</text:p>
          </table:table-cell>
          <table:table-cell table:formula="of:=VALUE(SUBSTITUTE(ORG.LIBREOFFICE.REGEX([.C347];&quot;(\d)+_&quot;); &quot;_&quot;;&quot;&quot;))" office:value-type="float" office:value="9" calcext:value-type="float">
            <text:p>9</text:p>
          </table:table-cell>
          <table:table-cell table:formula="of:=VALUE(SUBSTITUTE(ORG.LIBREOFFICE.REGEX([.C34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9_64.txt</text:p>
          </table:table-cell>
          <table:table-cell table:formula="of:=SUBSTITUTE([.A348];&quot;.txt&quot;;&quot;&quot;)" office:value-type="string" office:string-value="AN9_64" calcext:value-type="string">
            <text:p>AN9_64</text:p>
          </table:table-cell>
          <table:table-cell table:formula="of:=MID([.B348];3;100)" office:value-type="string" office:string-value="9_64" calcext:value-type="string">
            <text:p>9_64</text:p>
          </table:table-cell>
          <table:table-cell table:formula="of:=VALUE(SUBSTITUTE(ORG.LIBREOFFICE.REGEX([.C348];&quot;(\d)+_&quot;); &quot;_&quot;;&quot;&quot;))" office:value-type="float" office:value="9" calcext:value-type="float">
            <text:p>9</text:p>
          </table:table-cell>
          <table:table-cell table:formula="of:=VALUE(SUBSTITUTE(ORG.LIBREOFFICE.REGEX([.C348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10_6.txt</text:p>
          </table:table-cell>
          <table:table-cell table:formula="of:=SUBSTITUTE([.A349];&quot;.txt&quot;;&quot;&quot;)" office:value-type="string" office:string-value="AN10_6" calcext:value-type="string">
            <text:p>AN10_6</text:p>
          </table:table-cell>
          <table:table-cell table:formula="of:=MID([.B349];3;100)" office:value-type="string" office:string-value="10_6" calcext:value-type="string">
            <text:p>10_6</text:p>
          </table:table-cell>
          <table:table-cell table:formula="of:=VALUE(SUBSTITUTE(ORG.LIBREOFFICE.REGEX([.C349];&quot;(\d)+_&quot;); &quot;_&quot;;&quot;&quot;))" office:value-type="float" office:value="10" calcext:value-type="float">
            <text:p>10</text:p>
          </table:table-cell>
          <table:table-cell table:formula="of:=VALUE(SUBSTITUTE(ORG.LIBREOFFICE.REGEX([.C34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10_7.txt</text:p>
          </table:table-cell>
          <table:table-cell table:formula="of:=SUBSTITUTE([.A350];&quot;.txt&quot;;&quot;&quot;)" office:value-type="string" office:string-value="AN10_7" calcext:value-type="string">
            <text:p>AN10_7</text:p>
          </table:table-cell>
          <table:table-cell table:formula="of:=MID([.B350];3;100)" office:value-type="string" office:string-value="10_7" calcext:value-type="string">
            <text:p>10_7</text:p>
          </table:table-cell>
          <table:table-cell table:formula="of:=VALUE(SUBSTITUTE(ORG.LIBREOFFICE.REGEX([.C350];&quot;(\d)+_&quot;); &quot;_&quot;;&quot;&quot;))" office:value-type="float" office:value="10" calcext:value-type="float">
            <text:p>10</text:p>
          </table:table-cell>
          <table:table-cell table:formula="of:=VALUE(SUBSTITUTE(ORG.LIBREOFFICE.REGEX([.C35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10_13.txt</text:p>
          </table:table-cell>
          <table:table-cell table:formula="of:=SUBSTITUTE([.A351];&quot;.txt&quot;;&quot;&quot;)" office:value-type="string" office:string-value="AN10_13" calcext:value-type="string">
            <text:p>AN10_13</text:p>
          </table:table-cell>
          <table:table-cell table:formula="of:=MID([.B351];3;100)" office:value-type="string" office:string-value="10_13" calcext:value-type="string">
            <text:p>10_13</text:p>
          </table:table-cell>
          <table:table-cell table:formula="of:=VALUE(SUBSTITUTE(ORG.LIBREOFFICE.REGEX([.C351];&quot;(\d)+_&quot;); &quot;_&quot;;&quot;&quot;))" office:value-type="float" office:value="10" calcext:value-type="float">
            <text:p>10</text:p>
          </table:table-cell>
          <table:table-cell table:formula="of:=VALUE(SUBSTITUTE(ORG.LIBREOFFICE.REGEX([.C351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10_15.txt</text:p>
          </table:table-cell>
          <table:table-cell table:formula="of:=SUBSTITUTE([.A352];&quot;.txt&quot;;&quot;&quot;)" office:value-type="string" office:string-value="AN10_15" calcext:value-type="string">
            <text:p>AN10_15</text:p>
          </table:table-cell>
          <table:table-cell table:formula="of:=MID([.B352];3;100)" office:value-type="string" office:string-value="10_15" calcext:value-type="string">
            <text:p>10_15</text:p>
          </table:table-cell>
          <table:table-cell table:formula="of:=VALUE(SUBSTITUTE(ORG.LIBREOFFICE.REGEX([.C352];&quot;(\d)+_&quot;); &quot;_&quot;;&quot;&quot;))" office:value-type="float" office:value="10" calcext:value-type="float">
            <text:p>10</text:p>
          </table:table-cell>
          <table:table-cell table:formula="of:=VALUE(SUBSTITUTE(ORG.LIBREOFFICE.REGEX([.C35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10_17.txt</text:p>
          </table:table-cell>
          <table:table-cell table:formula="of:=SUBSTITUTE([.A353];&quot;.txt&quot;;&quot;&quot;)" office:value-type="string" office:string-value="AN10_17" calcext:value-type="string">
            <text:p>AN10_17</text:p>
          </table:table-cell>
          <table:table-cell table:formula="of:=MID([.B353];3;100)" office:value-type="string" office:string-value="10_17" calcext:value-type="string">
            <text:p>10_17</text:p>
          </table:table-cell>
          <table:table-cell table:formula="of:=VALUE(SUBSTITUTE(ORG.LIBREOFFICE.REGEX([.C353];&quot;(\d)+_&quot;); &quot;_&quot;;&quot;&quot;))" office:value-type="float" office:value="10" calcext:value-type="float">
            <text:p>10</text:p>
          </table:table-cell>
          <table:table-cell table:formula="of:=VALUE(SUBSTITUTE(ORG.LIBREOFFICE.REGEX([.C353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10_18.txt</text:p>
          </table:table-cell>
          <table:table-cell table:formula="of:=SUBSTITUTE([.A354];&quot;.txt&quot;;&quot;&quot;)" office:value-type="string" office:string-value="AN10_18" calcext:value-type="string">
            <text:p>AN10_18</text:p>
          </table:table-cell>
          <table:table-cell table:formula="of:=MID([.B354];3;100)" office:value-type="string" office:string-value="10_18" calcext:value-type="string">
            <text:p>10_18</text:p>
          </table:table-cell>
          <table:table-cell table:formula="of:=VALUE(SUBSTITUTE(ORG.LIBREOFFICE.REGEX([.C354];&quot;(\d)+_&quot;); &quot;_&quot;;&quot;&quot;))" office:value-type="float" office:value="10" calcext:value-type="float">
            <text:p>10</text:p>
          </table:table-cell>
          <table:table-cell table:formula="of:=VALUE(SUBSTITUTE(ORG.LIBREOFFICE.REGEX([.C354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10_20.txt</text:p>
          </table:table-cell>
          <table:table-cell table:formula="of:=SUBSTITUTE([.A355];&quot;.txt&quot;;&quot;&quot;)" office:value-type="string" office:string-value="AN10_20" calcext:value-type="string">
            <text:p>AN10_20</text:p>
          </table:table-cell>
          <table:table-cell table:formula="of:=MID([.B355];3;100)" office:value-type="string" office:string-value="10_20" calcext:value-type="string">
            <text:p>10_20</text:p>
          </table:table-cell>
          <table:table-cell table:formula="of:=VALUE(SUBSTITUTE(ORG.LIBREOFFICE.REGEX([.C355];&quot;(\d)+_&quot;); &quot;_&quot;;&quot;&quot;))" office:value-type="float" office:value="10" calcext:value-type="float">
            <text:p>10</text:p>
          </table:table-cell>
          <table:table-cell table:formula="of:=VALUE(SUBSTITUTE(ORG.LIBREOFFICE.REGEX([.C355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10_24.txt</text:p>
          </table:table-cell>
          <table:table-cell table:formula="of:=SUBSTITUTE([.A356];&quot;.txt&quot;;&quot;&quot;)" office:value-type="string" office:string-value="AN10_24" calcext:value-type="string">
            <text:p>AN10_24</text:p>
          </table:table-cell>
          <table:table-cell table:formula="of:=MID([.B356];3;100)" office:value-type="string" office:string-value="10_24" calcext:value-type="string">
            <text:p>10_24</text:p>
          </table:table-cell>
          <table:table-cell table:formula="of:=VALUE(SUBSTITUTE(ORG.LIBREOFFICE.REGEX([.C356];&quot;(\d)+_&quot;); &quot;_&quot;;&quot;&quot;))" office:value-type="float" office:value="10" calcext:value-type="float">
            <text:p>10</text:p>
          </table:table-cell>
          <table:table-cell table:formula="of:=VALUE(SUBSTITUTE(ORG.LIBREOFFICE.REGEX([.C356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10_29.txt</text:p>
          </table:table-cell>
          <table:table-cell table:formula="of:=SUBSTITUTE([.A357];&quot;.txt&quot;;&quot;&quot;)" office:value-type="string" office:string-value="AN10_29" calcext:value-type="string">
            <text:p>AN10_29</text:p>
          </table:table-cell>
          <table:table-cell table:formula="of:=MID([.B357];3;100)" office:value-type="string" office:string-value="10_29" calcext:value-type="string">
            <text:p>10_29</text:p>
          </table:table-cell>
          <table:table-cell table:formula="of:=VALUE(SUBSTITUTE(ORG.LIBREOFFICE.REGEX([.C357];&quot;(\d)+_&quot;); &quot;_&quot;;&quot;&quot;))" office:value-type="float" office:value="10" calcext:value-type="float">
            <text:p>10</text:p>
          </table:table-cell>
          <table:table-cell table:formula="of:=VALUE(SUBSTITUTE(ORG.LIBREOFFICE.REGEX([.C357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10_46.txt</text:p>
          </table:table-cell>
          <table:table-cell table:formula="of:=SUBSTITUTE([.A358];&quot;.txt&quot;;&quot;&quot;)" office:value-type="string" office:string-value="AN10_46" calcext:value-type="string">
            <text:p>AN10_46</text:p>
          </table:table-cell>
          <table:table-cell table:formula="of:=MID([.B358];3;100)" office:value-type="string" office:string-value="10_46" calcext:value-type="string">
            <text:p>10_46</text:p>
          </table:table-cell>
          <table:table-cell table:formula="of:=VALUE(SUBSTITUTE(ORG.LIBREOFFICE.REGEX([.C358];&quot;(\d)+_&quot;); &quot;_&quot;;&quot;&quot;))" office:value-type="float" office:value="10" calcext:value-type="float">
            <text:p>10</text:p>
          </table:table-cell>
          <table:table-cell table:formula="of:=VALUE(SUBSTITUTE(ORG.LIBREOFFICE.REGEX([.C358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10_48.txt</text:p>
          </table:table-cell>
          <table:table-cell table:formula="of:=SUBSTITUTE([.A359];&quot;.txt&quot;;&quot;&quot;)" office:value-type="string" office:string-value="AN10_48" calcext:value-type="string">
            <text:p>AN10_48</text:p>
          </table:table-cell>
          <table:table-cell table:formula="of:=MID([.B359];3;100)" office:value-type="string" office:string-value="10_48" calcext:value-type="string">
            <text:p>10_48</text:p>
          </table:table-cell>
          <table:table-cell table:formula="of:=VALUE(SUBSTITUTE(ORG.LIBREOFFICE.REGEX([.C359];&quot;(\d)+_&quot;); &quot;_&quot;;&quot;&quot;))" office:value-type="float" office:value="10" calcext:value-type="float">
            <text:p>10</text:p>
          </table:table-cell>
          <table:table-cell table:formula="of:=VALUE(SUBSTITUTE(ORG.LIBREOFFICE.REGEX([.C359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10_51.txt</text:p>
          </table:table-cell>
          <table:table-cell table:formula="of:=SUBSTITUTE([.A360];&quot;.txt&quot;;&quot;&quot;)" office:value-type="string" office:string-value="AN10_51" calcext:value-type="string">
            <text:p>AN10_51</text:p>
          </table:table-cell>
          <table:table-cell table:formula="of:=MID([.B360];3;100)" office:value-type="string" office:string-value="10_51" calcext:value-type="string">
            <text:p>10_51</text:p>
          </table:table-cell>
          <table:table-cell table:formula="of:=VALUE(SUBSTITUTE(ORG.LIBREOFFICE.REGEX([.C360];&quot;(\d)+_&quot;); &quot;_&quot;;&quot;&quot;))" office:value-type="float" office:value="10" calcext:value-type="float">
            <text:p>10</text:p>
          </table:table-cell>
          <table:table-cell table:formula="of:=VALUE(SUBSTITUTE(ORG.LIBREOFFICE.REGEX([.C360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10_54.txt</text:p>
          </table:table-cell>
          <table:table-cell table:formula="of:=SUBSTITUTE([.A361];&quot;.txt&quot;;&quot;&quot;)" office:value-type="string" office:string-value="AN10_54" calcext:value-type="string">
            <text:p>AN10_54</text:p>
          </table:table-cell>
          <table:table-cell table:formula="of:=MID([.B361];3;100)" office:value-type="string" office:string-value="10_54" calcext:value-type="string">
            <text:p>10_54</text:p>
          </table:table-cell>
          <table:table-cell table:formula="of:=VALUE(SUBSTITUTE(ORG.LIBREOFFICE.REGEX([.C361];&quot;(\d)+_&quot;); &quot;_&quot;;&quot;&quot;))" office:value-type="float" office:value="10" calcext:value-type="float">
            <text:p>10</text:p>
          </table:table-cell>
          <table:table-cell table:formula="of:=VALUE(SUBSTITUTE(ORG.LIBREOFFICE.REGEX([.C361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10_58.txt</text:p>
          </table:table-cell>
          <table:table-cell table:formula="of:=SUBSTITUTE([.A362];&quot;.txt&quot;;&quot;&quot;)" office:value-type="string" office:string-value="AN10_58" calcext:value-type="string">
            <text:p>AN10_58</text:p>
          </table:table-cell>
          <table:table-cell table:formula="of:=MID([.B362];3;100)" office:value-type="string" office:string-value="10_58" calcext:value-type="string">
            <text:p>10_58</text:p>
          </table:table-cell>
          <table:table-cell table:formula="of:=VALUE(SUBSTITUTE(ORG.LIBREOFFICE.REGEX([.C362];&quot;(\d)+_&quot;); &quot;_&quot;;&quot;&quot;))" office:value-type="float" office:value="10" calcext:value-type="float">
            <text:p>10</text:p>
          </table:table-cell>
          <table:table-cell table:formula="of:=VALUE(SUBSTITUTE(ORG.LIBREOFFICE.REGEX([.C362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10_60.txt</text:p>
          </table:table-cell>
          <table:table-cell table:formula="of:=SUBSTITUTE([.A363];&quot;.txt&quot;;&quot;&quot;)" office:value-type="string" office:string-value="AN10_60" calcext:value-type="string">
            <text:p>AN10_60</text:p>
          </table:table-cell>
          <table:table-cell table:formula="of:=MID([.B363];3;100)" office:value-type="string" office:string-value="10_60" calcext:value-type="string">
            <text:p>10_60</text:p>
          </table:table-cell>
          <table:table-cell table:formula="of:=VALUE(SUBSTITUTE(ORG.LIBREOFFICE.REGEX([.C363];&quot;(\d)+_&quot;); &quot;_&quot;;&quot;&quot;))" office:value-type="float" office:value="10" calcext:value-type="float">
            <text:p>10</text:p>
          </table:table-cell>
          <table:table-cell table:formula="of:=VALUE(SUBSTITUTE(ORG.LIBREOFFICE.REGEX([.C36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10_61.txt</text:p>
          </table:table-cell>
          <table:table-cell table:formula="of:=SUBSTITUTE([.A364];&quot;.txt&quot;;&quot;&quot;)" office:value-type="string" office:string-value="AN10_61" calcext:value-type="string">
            <text:p>AN10_61</text:p>
          </table:table-cell>
          <table:table-cell table:formula="of:=MID([.B364];3;100)" office:value-type="string" office:string-value="10_61" calcext:value-type="string">
            <text:p>10_61</text:p>
          </table:table-cell>
          <table:table-cell table:formula="of:=VALUE(SUBSTITUTE(ORG.LIBREOFFICE.REGEX([.C364];&quot;(\d)+_&quot;); &quot;_&quot;;&quot;&quot;))" office:value-type="float" office:value="10" calcext:value-type="float">
            <text:p>10</text:p>
          </table:table-cell>
          <table:table-cell table:formula="of:=VALUE(SUBSTITUTE(ORG.LIBREOFFICE.REGEX([.C364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10_69.txt</text:p>
          </table:table-cell>
          <table:table-cell table:formula="of:=SUBSTITUTE([.A365];&quot;.txt&quot;;&quot;&quot;)" office:value-type="string" office:string-value="AN10_69" calcext:value-type="string">
            <text:p>AN10_69</text:p>
          </table:table-cell>
          <table:table-cell table:formula="of:=MID([.B365];3;100)" office:value-type="string" office:string-value="10_69" calcext:value-type="string">
            <text:p>10_69</text:p>
          </table:table-cell>
          <table:table-cell table:formula="of:=VALUE(SUBSTITUTE(ORG.LIBREOFFICE.REGEX([.C365];&quot;(\d)+_&quot;); &quot;_&quot;;&quot;&quot;))" office:value-type="float" office:value="10" calcext:value-type="float">
            <text:p>10</text:p>
          </table:table-cell>
          <table:table-cell table:formula="of:=VALUE(SUBSTITUTE(ORG.LIBREOFFICE.REGEX([.C365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N10_70.txt</text:p>
          </table:table-cell>
          <table:table-cell table:formula="of:=SUBSTITUTE([.A366];&quot;.txt&quot;;&quot;&quot;)" office:value-type="string" office:string-value="AN10_70" calcext:value-type="string">
            <text:p>AN10_70</text:p>
          </table:table-cell>
          <table:table-cell table:formula="of:=MID([.B366];3;100)" office:value-type="string" office:string-value="10_70" calcext:value-type="string">
            <text:p>10_70</text:p>
          </table:table-cell>
          <table:table-cell table:formula="of:=VALUE(SUBSTITUTE(ORG.LIBREOFFICE.REGEX([.C366];&quot;(\d)+_&quot;); &quot;_&quot;;&quot;&quot;))" office:value-type="float" office:value="10" calcext:value-type="float">
            <text:p>10</text:p>
          </table:table-cell>
          <table:table-cell table:formula="of:=VALUE(SUBSTITUTE(ORG.LIBREOFFICE.REGEX([.C366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10_71.txt</text:p>
          </table:table-cell>
          <table:table-cell table:formula="of:=SUBSTITUTE([.A367];&quot;.txt&quot;;&quot;&quot;)" office:value-type="string" office:string-value="AN10_71" calcext:value-type="string">
            <text:p>AN10_71</text:p>
          </table:table-cell>
          <table:table-cell table:formula="of:=MID([.B367];3;100)" office:value-type="string" office:string-value="10_71" calcext:value-type="string">
            <text:p>10_71</text:p>
          </table:table-cell>
          <table:table-cell table:formula="of:=VALUE(SUBSTITUTE(ORG.LIBREOFFICE.REGEX([.C367];&quot;(\d)+_&quot;); &quot;_&quot;;&quot;&quot;))" office:value-type="float" office:value="10" calcext:value-type="float">
            <text:p>10</text:p>
          </table:table-cell>
          <table:table-cell table:formula="of:=VALUE(SUBSTITUTE(ORG.LIBREOFFICE.REGEX([.C367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10_72.txt</text:p>
          </table:table-cell>
          <table:table-cell table:formula="of:=SUBSTITUTE([.A368];&quot;.txt&quot;;&quot;&quot;)" office:value-type="string" office:string-value="AN10_72" calcext:value-type="string">
            <text:p>AN10_72</text:p>
          </table:table-cell>
          <table:table-cell table:formula="of:=MID([.B368];3;100)" office:value-type="string" office:string-value="10_72" calcext:value-type="string">
            <text:p>10_72</text:p>
          </table:table-cell>
          <table:table-cell table:formula="of:=VALUE(SUBSTITUTE(ORG.LIBREOFFICE.REGEX([.C368];&quot;(\d)+_&quot;); &quot;_&quot;;&quot;&quot;))" office:value-type="float" office:value="10" calcext:value-type="float">
            <text:p>10</text:p>
          </table:table-cell>
          <table:table-cell table:formula="of:=VALUE(SUBSTITUTE(ORG.LIBREOFFICE.REGEX([.C368];&quot;_(\d)+&quot;); &quot;_&quot;;&quot;&quot;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N10_73.txt</text:p>
          </table:table-cell>
          <table:table-cell table:formula="of:=SUBSTITUTE([.A369];&quot;.txt&quot;;&quot;&quot;)" office:value-type="string" office:string-value="AN10_73" calcext:value-type="string">
            <text:p>AN10_73</text:p>
          </table:table-cell>
          <table:table-cell table:formula="of:=MID([.B369];3;100)" office:value-type="string" office:string-value="10_73" calcext:value-type="string">
            <text:p>10_73</text:p>
          </table:table-cell>
          <table:table-cell table:formula="of:=VALUE(SUBSTITUTE(ORG.LIBREOFFICE.REGEX([.C369];&quot;(\d)+_&quot;); &quot;_&quot;;&quot;&quot;))" office:value-type="float" office:value="10" calcext:value-type="float">
            <text:p>10</text:p>
          </table:table-cell>
          <table:table-cell table:formula="of:=VALUE(SUBSTITUTE(ORG.LIBREOFFICE.REGEX([.C369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10_75.txt</text:p>
          </table:table-cell>
          <table:table-cell table:formula="of:=SUBSTITUTE([.A370];&quot;.txt&quot;;&quot;&quot;)" office:value-type="string" office:string-value="AN10_75" calcext:value-type="string">
            <text:p>AN10_75</text:p>
          </table:table-cell>
          <table:table-cell table:formula="of:=MID([.B370];3;100)" office:value-type="string" office:string-value="10_75" calcext:value-type="string">
            <text:p>10_75</text:p>
          </table:table-cell>
          <table:table-cell table:formula="of:=VALUE(SUBSTITUTE(ORG.LIBREOFFICE.REGEX([.C370];&quot;(\d)+_&quot;); &quot;_&quot;;&quot;&quot;))" office:value-type="float" office:value="10" calcext:value-type="float">
            <text:p>10</text:p>
          </table:table-cell>
          <table:table-cell table:formula="of:=VALUE(SUBSTITUTE(ORG.LIBREOFFICE.REGEX([.C370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10_76.txt</text:p>
          </table:table-cell>
          <table:table-cell table:formula="of:=SUBSTITUTE([.A371];&quot;.txt&quot;;&quot;&quot;)" office:value-type="string" office:string-value="AN10_76" calcext:value-type="string">
            <text:p>AN10_76</text:p>
          </table:table-cell>
          <table:table-cell table:formula="of:=MID([.B371];3;100)" office:value-type="string" office:string-value="10_76" calcext:value-type="string">
            <text:p>10_76</text:p>
          </table:table-cell>
          <table:table-cell table:formula="of:=VALUE(SUBSTITUTE(ORG.LIBREOFFICE.REGEX([.C371];&quot;(\d)+_&quot;); &quot;_&quot;;&quot;&quot;))" office:value-type="float" office:value="10" calcext:value-type="float">
            <text:p>10</text:p>
          </table:table-cell>
          <table:table-cell table:formula="of:=VALUE(SUBSTITUTE(ORG.LIBREOFFICE.REGEX([.C371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N10_80.txt</text:p>
          </table:table-cell>
          <table:table-cell table:formula="of:=SUBSTITUTE([.A372];&quot;.txt&quot;;&quot;&quot;)" office:value-type="string" office:string-value="AN10_80" calcext:value-type="string">
            <text:p>AN10_80</text:p>
          </table:table-cell>
          <table:table-cell table:formula="of:=MID([.B372];3;100)" office:value-type="string" office:string-value="10_80" calcext:value-type="string">
            <text:p>10_80</text:p>
          </table:table-cell>
          <table:table-cell table:formula="of:=VALUE(SUBSTITUTE(ORG.LIBREOFFICE.REGEX([.C372];&quot;(\d)+_&quot;); &quot;_&quot;;&quot;&quot;))" office:value-type="float" office:value="10" calcext:value-type="float">
            <text:p>10</text:p>
          </table:table-cell>
          <table:table-cell table:formula="of:=VALUE(SUBSTITUTE(ORG.LIBREOFFICE.REGEX([.C372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10_81.txt</text:p>
          </table:table-cell>
          <table:table-cell table:formula="of:=SUBSTITUTE([.A373];&quot;.txt&quot;;&quot;&quot;)" office:value-type="string" office:string-value="AN10_81" calcext:value-type="string">
            <text:p>AN10_81</text:p>
          </table:table-cell>
          <table:table-cell table:formula="of:=MID([.B373];3;100)" office:value-type="string" office:string-value="10_81" calcext:value-type="string">
            <text:p>10_81</text:p>
          </table:table-cell>
          <table:table-cell table:formula="of:=VALUE(SUBSTITUTE(ORG.LIBREOFFICE.REGEX([.C373];&quot;(\d)+_&quot;); &quot;_&quot;;&quot;&quot;))" office:value-type="float" office:value="10" calcext:value-type="float">
            <text:p>10</text:p>
          </table:table-cell>
          <table:table-cell table:formula="of:=VALUE(SUBSTITUTE(ORG.LIBREOFFICE.REGEX([.C373];&quot;_(\d)+&quot;); &quot;_&quot;;&quot;&quot;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N10_92.txt</text:p>
          </table:table-cell>
          <table:table-cell table:formula="of:=SUBSTITUTE([.A374];&quot;.txt&quot;;&quot;&quot;)" office:value-type="string" office:string-value="AN10_92" calcext:value-type="string">
            <text:p>AN10_92</text:p>
          </table:table-cell>
          <table:table-cell table:formula="of:=MID([.B374];3;100)" office:value-type="string" office:string-value="10_92" calcext:value-type="string">
            <text:p>10_92</text:p>
          </table:table-cell>
          <table:table-cell table:formula="of:=VALUE(SUBSTITUTE(ORG.LIBREOFFICE.REGEX([.C374];&quot;(\d)+_&quot;); &quot;_&quot;;&quot;&quot;))" office:value-type="float" office:value="10" calcext:value-type="float">
            <text:p>10</text:p>
          </table:table-cell>
          <table:table-cell table:formula="of:=VALUE(SUBSTITUTE(ORG.LIBREOFFICE.REGEX([.C374];&quot;_(\d)+&quot;); &quot;_&quot;;&quot;&quot;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N10_93.txt</text:p>
          </table:table-cell>
          <table:table-cell table:formula="of:=SUBSTITUTE([.A375];&quot;.txt&quot;;&quot;&quot;)" office:value-type="string" office:string-value="AN10_93" calcext:value-type="string">
            <text:p>AN10_93</text:p>
          </table:table-cell>
          <table:table-cell table:formula="of:=MID([.B375];3;100)" office:value-type="string" office:string-value="10_93" calcext:value-type="string">
            <text:p>10_93</text:p>
          </table:table-cell>
          <table:table-cell table:formula="of:=VALUE(SUBSTITUTE(ORG.LIBREOFFICE.REGEX([.C375];&quot;(\d)+_&quot;); &quot;_&quot;;&quot;&quot;))" office:value-type="float" office:value="10" calcext:value-type="float">
            <text:p>10</text:p>
          </table:table-cell>
          <table:table-cell table:formula="of:=VALUE(SUBSTITUTE(ORG.LIBREOFFICE.REGEX([.C375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N10_94.txt</text:p>
          </table:table-cell>
          <table:table-cell table:formula="of:=SUBSTITUTE([.A376];&quot;.txt&quot;;&quot;&quot;)" office:value-type="string" office:string-value="AN10_94" calcext:value-type="string">
            <text:p>AN10_94</text:p>
          </table:table-cell>
          <table:table-cell table:formula="of:=MID([.B376];3;100)" office:value-type="string" office:string-value="10_94" calcext:value-type="string">
            <text:p>10_94</text:p>
          </table:table-cell>
          <table:table-cell table:formula="of:=VALUE(SUBSTITUTE(ORG.LIBREOFFICE.REGEX([.C376];&quot;(\d)+_&quot;); &quot;_&quot;;&quot;&quot;))" office:value-type="float" office:value="10" calcext:value-type="float">
            <text:p>10</text:p>
          </table:table-cell>
          <table:table-cell table:formula="of:=VALUE(SUBSTITUTE(ORG.LIBREOFFICE.REGEX([.C376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10_95.txt</text:p>
          </table:table-cell>
          <table:table-cell table:formula="of:=SUBSTITUTE([.A377];&quot;.txt&quot;;&quot;&quot;)" office:value-type="string" office:string-value="AN10_95" calcext:value-type="string">
            <text:p>AN10_95</text:p>
          </table:table-cell>
          <table:table-cell table:formula="of:=MID([.B377];3;100)" office:value-type="string" office:string-value="10_95" calcext:value-type="string">
            <text:p>10_95</text:p>
          </table:table-cell>
          <table:table-cell table:formula="of:=VALUE(SUBSTITUTE(ORG.LIBREOFFICE.REGEX([.C377];&quot;(\d)+_&quot;); &quot;_&quot;;&quot;&quot;))" office:value-type="float" office:value="10" calcext:value-type="float">
            <text:p>10</text:p>
          </table:table-cell>
          <table:table-cell table:formula="of:=VALUE(SUBSTITUTE(ORG.LIBREOFFICE.REGEX([.C377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10_96.txt</text:p>
          </table:table-cell>
          <table:table-cell table:formula="of:=SUBSTITUTE([.A378];&quot;.txt&quot;;&quot;&quot;)" office:value-type="string" office:string-value="AN10_96" calcext:value-type="string">
            <text:p>AN10_96</text:p>
          </table:table-cell>
          <table:table-cell table:formula="of:=MID([.B378];3;100)" office:value-type="string" office:string-value="10_96" calcext:value-type="string">
            <text:p>10_96</text:p>
          </table:table-cell>
          <table:table-cell table:formula="of:=VALUE(SUBSTITUTE(ORG.LIBREOFFICE.REGEX([.C378];&quot;(\d)+_&quot;); &quot;_&quot;;&quot;&quot;))" office:value-type="float" office:value="10" calcext:value-type="float">
            <text:p>10</text:p>
          </table:table-cell>
          <table:table-cell table:formula="of:=VALUE(SUBSTITUTE(ORG.LIBREOFFICE.REGEX([.C378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10_99.txt</text:p>
          </table:table-cell>
          <table:table-cell table:formula="of:=SUBSTITUTE([.A379];&quot;.txt&quot;;&quot;&quot;)" office:value-type="string" office:string-value="AN10_99" calcext:value-type="string">
            <text:p>AN10_99</text:p>
          </table:table-cell>
          <table:table-cell table:formula="of:=MID([.B379];3;100)" office:value-type="string" office:string-value="10_99" calcext:value-type="string">
            <text:p>10_99</text:p>
          </table:table-cell>
          <table:table-cell table:formula="of:=VALUE(SUBSTITUTE(ORG.LIBREOFFICE.REGEX([.C379];&quot;(\d)+_&quot;); &quot;_&quot;;&quot;&quot;))" office:value-type="float" office:value="10" calcext:value-type="float">
            <text:p>10</text:p>
          </table:table-cell>
          <table:table-cell table:formula="of:=VALUE(SUBSTITUTE(ORG.LIBREOFFICE.REGEX([.C379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10_101.txt</text:p>
          </table:table-cell>
          <table:table-cell table:formula="of:=SUBSTITUTE([.A380];&quot;.txt&quot;;&quot;&quot;)" office:value-type="string" office:string-value="AN10_101" calcext:value-type="string">
            <text:p>AN10_101</text:p>
          </table:table-cell>
          <table:table-cell table:formula="of:=MID([.B380];3;100)" office:value-type="string" office:string-value="10_101" calcext:value-type="string">
            <text:p>10_101</text:p>
          </table:table-cell>
          <table:table-cell table:formula="of:=VALUE(SUBSTITUTE(ORG.LIBREOFFICE.REGEX([.C380];&quot;(\d)+_&quot;); &quot;_&quot;;&quot;&quot;))" office:value-type="float" office:value="10" calcext:value-type="float">
            <text:p>10</text:p>
          </table:table-cell>
          <table:table-cell table:formula="of:=VALUE(SUBSTITUTE(ORG.LIBREOFFICE.REGEX([.C380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10_103.txt</text:p>
          </table:table-cell>
          <table:table-cell table:formula="of:=SUBSTITUTE([.A381];&quot;.txt&quot;;&quot;&quot;)" office:value-type="string" office:string-value="AN10_103" calcext:value-type="string">
            <text:p>AN10_103</text:p>
          </table:table-cell>
          <table:table-cell table:formula="of:=MID([.B381];3;100)" office:value-type="string" office:string-value="10_103" calcext:value-type="string">
            <text:p>10_103</text:p>
          </table:table-cell>
          <table:table-cell table:formula="of:=VALUE(SUBSTITUTE(ORG.LIBREOFFICE.REGEX([.C381];&quot;(\d)+_&quot;); &quot;_&quot;;&quot;&quot;))" office:value-type="float" office:value="10" calcext:value-type="float">
            <text:p>10</text:p>
          </table:table-cell>
          <table:table-cell table:formula="of:=VALUE(SUBSTITUTE(ORG.LIBREOFFICE.REGEX([.C381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10_104.txt</text:p>
          </table:table-cell>
          <table:table-cell table:formula="of:=SUBSTITUTE([.A382];&quot;.txt&quot;;&quot;&quot;)" office:value-type="string" office:string-value="AN10_104" calcext:value-type="string">
            <text:p>AN10_104</text:p>
          </table:table-cell>
          <table:table-cell table:formula="of:=MID([.B382];3;100)" office:value-type="string" office:string-value="10_104" calcext:value-type="string">
            <text:p>10_104</text:p>
          </table:table-cell>
          <table:table-cell table:formula="of:=VALUE(SUBSTITUTE(ORG.LIBREOFFICE.REGEX([.C382];&quot;(\d)+_&quot;); &quot;_&quot;;&quot;&quot;))" office:value-type="float" office:value="10" calcext:value-type="float">
            <text:p>10</text:p>
          </table:table-cell>
          <table:table-cell table:formula="of:=VALUE(SUBSTITUTE(ORG.LIBREOFFICE.REGEX([.C382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N10_108.txt</text:p>
          </table:table-cell>
          <table:table-cell table:formula="of:=SUBSTITUTE([.A383];&quot;.txt&quot;;&quot;&quot;)" office:value-type="string" office:string-value="AN10_108" calcext:value-type="string">
            <text:p>AN10_108</text:p>
          </table:table-cell>
          <table:table-cell table:formula="of:=MID([.B383];3;100)" office:value-type="string" office:string-value="10_108" calcext:value-type="string">
            <text:p>10_108</text:p>
          </table:table-cell>
          <table:table-cell table:formula="of:=VALUE(SUBSTITUTE(ORG.LIBREOFFICE.REGEX([.C383];&quot;(\d)+_&quot;); &quot;_&quot;;&quot;&quot;))" office:value-type="float" office:value="10" calcext:value-type="float">
            <text:p>10</text:p>
          </table:table-cell>
          <table:table-cell table:formula="of:=VALUE(SUBSTITUTE(ORG.LIBREOFFICE.REGEX([.C383];&quot;_(\d)+&quot;); &quot;_&quot;;&quot;&quot;)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N10_118.txt</text:p>
          </table:table-cell>
          <table:table-cell table:formula="of:=SUBSTITUTE([.A384];&quot;.txt&quot;;&quot;&quot;)" office:value-type="string" office:string-value="AN10_118" calcext:value-type="string">
            <text:p>AN10_118</text:p>
          </table:table-cell>
          <table:table-cell table:formula="of:=MID([.B384];3;100)" office:value-type="string" office:string-value="10_118" calcext:value-type="string">
            <text:p>10_118</text:p>
          </table:table-cell>
          <table:table-cell table:formula="of:=VALUE(SUBSTITUTE(ORG.LIBREOFFICE.REGEX([.C384];&quot;(\d)+_&quot;); &quot;_&quot;;&quot;&quot;))" office:value-type="float" office:value="10" calcext:value-type="float">
            <text:p>10</text:p>
          </table:table-cell>
          <table:table-cell table:formula="of:=VALUE(SUBSTITUTE(ORG.LIBREOFFICE.REGEX([.C384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10_165.txt</text:p>
          </table:table-cell>
          <table:table-cell table:formula="of:=SUBSTITUTE([.A385];&quot;.txt&quot;;&quot;&quot;)" office:value-type="string" office:string-value="AN10_165" calcext:value-type="string">
            <text:p>AN10_165</text:p>
          </table:table-cell>
          <table:table-cell table:formula="of:=MID([.B385];3;100)" office:value-type="string" office:string-value="10_165" calcext:value-type="string">
            <text:p>10_165</text:p>
          </table:table-cell>
          <table:table-cell table:formula="of:=VALUE(SUBSTITUTE(ORG.LIBREOFFICE.REGEX([.C385];&quot;(\d)+_&quot;); &quot;_&quot;;&quot;&quot;))" office:value-type="float" office:value="10" calcext:value-type="float">
            <text:p>10</text:p>
          </table:table-cell>
          <table:table-cell table:formula="of:=VALUE(SUBSTITUTE(ORG.LIBREOFFICE.REGEX([.C385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10_166.txt</text:p>
          </table:table-cell>
          <table:table-cell table:formula="of:=SUBSTITUTE([.A386];&quot;.txt&quot;;&quot;&quot;)" office:value-type="string" office:string-value="AN10_166" calcext:value-type="string">
            <text:p>AN10_166</text:p>
          </table:table-cell>
          <table:table-cell table:formula="of:=MID([.B386];3;100)" office:value-type="string" office:string-value="10_166" calcext:value-type="string">
            <text:p>10_166</text:p>
          </table:table-cell>
          <table:table-cell table:formula="of:=VALUE(SUBSTITUTE(ORG.LIBREOFFICE.REGEX([.C386];&quot;(\d)+_&quot;); &quot;_&quot;;&quot;&quot;))" office:value-type="float" office:value="10" calcext:value-type="float">
            <text:p>10</text:p>
          </table:table-cell>
          <table:table-cell table:formula="of:=VALUE(SUBSTITUTE(ORG.LIBREOFFICE.REGEX([.C386];&quot;_(\d)+&quot;); &quot;_&quot;;&quot;&quot;)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N10_196.txt</text:p>
          </table:table-cell>
          <table:table-cell table:formula="of:=SUBSTITUTE([.A387];&quot;.txt&quot;;&quot;&quot;)" office:value-type="string" office:string-value="AN10_196" calcext:value-type="string">
            <text:p>AN10_196</text:p>
          </table:table-cell>
          <table:table-cell table:formula="of:=MID([.B387];3;100)" office:value-type="string" office:string-value="10_196" calcext:value-type="string">
            <text:p>10_196</text:p>
          </table:table-cell>
          <table:table-cell table:formula="of:=VALUE(SUBSTITUTE(ORG.LIBREOFFICE.REGEX([.C387];&quot;(\d)+_&quot;); &quot;_&quot;;&quot;&quot;))" office:value-type="float" office:value="10" calcext:value-type="float">
            <text:p>10</text:p>
          </table:table-cell>
          <table:table-cell table:formula="of:=VALUE(SUBSTITUTE(ORG.LIBREOFFICE.REGEX([.C387];&quot;_(\d)+&quot;); &quot;_&quot;;&quot;&quot;)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N11_1.txt</text:p>
          </table:table-cell>
          <table:table-cell table:formula="of:=SUBSTITUTE([.A388];&quot;.txt&quot;;&quot;&quot;)" office:value-type="string" office:string-value="AN11_1" calcext:value-type="string">
            <text:p>AN11_1</text:p>
          </table:table-cell>
          <table:table-cell table:formula="of:=MID([.B388];3;100)" office:value-type="string" office:string-value="11_1" calcext:value-type="string">
            <text:p>11_1</text:p>
          </table:table-cell>
          <table:table-cell table:formula="of:=VALUE(SUBSTITUTE(ORG.LIBREOFFICE.REGEX([.C388];&quot;(\d)+_&quot;); &quot;_&quot;;&quot;&quot;))" office:value-type="float" office:value="11" calcext:value-type="float">
            <text:p>11</text:p>
          </table:table-cell>
          <table:table-cell table:formula="of:=VALUE(SUBSTITUTE(ORG.LIBREOFFICE.REGEX([.C38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11_2.txt</text:p>
          </table:table-cell>
          <table:table-cell table:formula="of:=SUBSTITUTE([.A389];&quot;.txt&quot;;&quot;&quot;)" office:value-type="string" office:string-value="AN11_2" calcext:value-type="string">
            <text:p>AN11_2</text:p>
          </table:table-cell>
          <table:table-cell table:formula="of:=MID([.B389];3;100)" office:value-type="string" office:string-value="11_2" calcext:value-type="string">
            <text:p>11_2</text:p>
          </table:table-cell>
          <table:table-cell table:formula="of:=VALUE(SUBSTITUTE(ORG.LIBREOFFICE.REGEX([.C389];&quot;(\d)+_&quot;); &quot;_&quot;;&quot;&quot;))" office:value-type="float" office:value="11" calcext:value-type="float">
            <text:p>11</text:p>
          </table:table-cell>
          <table:table-cell table:formula="of:=VALUE(SUBSTITUTE(ORG.LIBREOFFICE.REGEX([.C38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11_10.txt</text:p>
          </table:table-cell>
          <table:table-cell table:formula="of:=SUBSTITUTE([.A390];&quot;.txt&quot;;&quot;&quot;)" office:value-type="string" office:string-value="AN11_10" calcext:value-type="string">
            <text:p>AN11_10</text:p>
          </table:table-cell>
          <table:table-cell table:formula="of:=MID([.B390];3;100)" office:value-type="string" office:string-value="11_10" calcext:value-type="string">
            <text:p>11_10</text:p>
          </table:table-cell>
          <table:table-cell table:formula="of:=VALUE(SUBSTITUTE(ORG.LIBREOFFICE.REGEX([.C390];&quot;(\d)+_&quot;); &quot;_&quot;;&quot;&quot;))" office:value-type="float" office:value="11" calcext:value-type="float">
            <text:p>11</text:p>
          </table:table-cell>
          <table:table-cell table:formula="of:=VALUE(SUBSTITUTE(ORG.LIBREOFFICE.REGEX([.C390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11_12.txt</text:p>
          </table:table-cell>
          <table:table-cell table:formula="of:=SUBSTITUTE([.A391];&quot;.txt&quot;;&quot;&quot;)" office:value-type="string" office:string-value="AN11_12" calcext:value-type="string">
            <text:p>AN11_12</text:p>
          </table:table-cell>
          <table:table-cell table:formula="of:=MID([.B391];3;100)" office:value-type="string" office:string-value="11_12" calcext:value-type="string">
            <text:p>11_12</text:p>
          </table:table-cell>
          <table:table-cell table:formula="of:=VALUE(SUBSTITUTE(ORG.LIBREOFFICE.REGEX([.C391];&quot;(\d)+_&quot;); &quot;_&quot;;&quot;&quot;))" office:value-type="float" office:value="11" calcext:value-type="float">
            <text:p>11</text:p>
          </table:table-cell>
          <table:table-cell table:formula="of:=VALUE(SUBSTITUTE(ORG.LIBREOFFICE.REGEX([.C391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11_13.txt</text:p>
          </table:table-cell>
          <table:table-cell table:formula="of:=SUBSTITUTE([.A392];&quot;.txt&quot;;&quot;&quot;)" office:value-type="string" office:string-value="AN11_13" calcext:value-type="string">
            <text:p>AN11_13</text:p>
          </table:table-cell>
          <table:table-cell table:formula="of:=MID([.B392];3;100)" office:value-type="string" office:string-value="11_13" calcext:value-type="string">
            <text:p>11_13</text:p>
          </table:table-cell>
          <table:table-cell table:formula="of:=VALUE(SUBSTITUTE(ORG.LIBREOFFICE.REGEX([.C392];&quot;(\d)+_&quot;); &quot;_&quot;;&quot;&quot;))" office:value-type="float" office:value="11" calcext:value-type="float">
            <text:p>11</text:p>
          </table:table-cell>
          <table:table-cell table:formula="of:=VALUE(SUBSTITUTE(ORG.LIBREOFFICE.REGEX([.C39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11_16.txt</text:p>
          </table:table-cell>
          <table:table-cell table:formula="of:=SUBSTITUTE([.A393];&quot;.txt&quot;;&quot;&quot;)" office:value-type="string" office:string-value="AN11_16" calcext:value-type="string">
            <text:p>AN11_16</text:p>
          </table:table-cell>
          <table:table-cell table:formula="of:=MID([.B393];3;100)" office:value-type="string" office:string-value="11_16" calcext:value-type="string">
            <text:p>11_16</text:p>
          </table:table-cell>
          <table:table-cell table:formula="of:=VALUE(SUBSTITUTE(ORG.LIBREOFFICE.REGEX([.C393];&quot;(\d)+_&quot;); &quot;_&quot;;&quot;&quot;))" office:value-type="float" office:value="11" calcext:value-type="float">
            <text:p>11</text:p>
          </table:table-cell>
          <table:table-cell table:formula="of:=VALUE(SUBSTITUTE(ORG.LIBREOFFICE.REGEX([.C393];&quot;_(\d)+&quot;); &quot;_&quot;;&quot;&quot;))" office:value-type="float" office:value="16" calcext:value-type="float">
            <text:p>16</text:p>
          </table:table-cell>
        </table:table-row>
      </table:table>
      <table:table table:name="DN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DN01.txt</text:p>
          </table:table-cell>
          <table:table-cell table:formula="of:=SUBSTITUTE([.A2];&quot;.txt&quot;;&quot;&quot;)" office:value-type="string" office:string-value="DN01" calcext:value-type="string">
            <text:p>DN01</text:p>
          </table:table-cell>
          <table:table-cell table:formula="of:=MID([.B2];3;100)" office:value-type="string" office:string-value="01" calcext:value-type="string">
            <text:p>0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02.txt</text:p>
          </table:table-cell>
          <table:table-cell table:formula="of:=SUBSTITUTE([.A3];&quot;.txt&quot;;&quot;&quot;)" office:value-type="string" office:string-value="DN02" calcext:value-type="string">
            <text:p>DN02</text:p>
          </table:table-cell>
          <table:table-cell table:formula="of:=MID([.B3];3;100)" office:value-type="string" office:string-value="02" calcext:value-type="string">
            <text:p>0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09.txt</text:p>
          </table:table-cell>
          <table:table-cell table:formula="of:=SUBSTITUTE([.A4];&quot;.txt&quot;;&quot;&quot;)" office:value-type="string" office:string-value="DN09" calcext:value-type="string">
            <text:p>DN09</text:p>
          </table:table-cell>
          <table:table-cell table:formula="of:=MID([.B4];3;100)" office:value-type="string" office:string-value="09" calcext:value-type="string">
            <text:p>09</text:p>
          </table:table-cell>
          <table:table-cell table:formula="of:=VALUE([.C4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11.txt</text:p>
          </table:table-cell>
          <table:table-cell table:formula="of:=SUBSTITUTE([.A5];&quot;.txt&quot;;&quot;&quot;)" office:value-type="string" office:string-value="DN11" calcext:value-type="string">
            <text:p>DN11</text:p>
          </table:table-cell>
          <table:table-cell table:formula="of:=MID([.B5];3;100)" office:value-type="string" office:string-value="11" calcext:value-type="string">
            <text:p>11</text:p>
          </table:table-cell>
          <table:table-cell table:formula="of:=VALUE([.C5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12.txt</text:p>
          </table:table-cell>
          <table:table-cell table:formula="of:=SUBSTITUTE([.A6];&quot;.txt&quot;;&quot;&quot;)" office:value-type="string" office:string-value="DN12" calcext:value-type="string">
            <text:p>DN12</text:p>
          </table:table-cell>
          <table:table-cell table:formula="of:=MID([.B6];3;100)" office:value-type="string" office:string-value="12" calcext:value-type="string">
            <text:p>12</text:p>
          </table:table-cell>
          <table:table-cell table:formula="of:=VALUE([.C6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15.txt</text:p>
          </table:table-cell>
          <table:table-cell table:formula="of:=SUBSTITUTE([.A7];&quot;.txt&quot;;&quot;&quot;)" office:value-type="string" office:string-value="DN15" calcext:value-type="string">
            <text:p>DN15</text:p>
          </table:table-cell>
          <table:table-cell table:formula="of:=MID([.B7];3;100)" office:value-type="string" office:string-value="15" calcext:value-type="string">
            <text:p>15</text:p>
          </table:table-cell>
          <table:table-cell table:formula="of:=VALUE([.C7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6_1.txt</text:p>
          </table:table-cell>
          <table:table-cell table:formula="of:=SUBSTITUTE([.A8];&quot;.txt&quot;;&quot;&quot;)" office:value-type="string" office:string-value="DN16_1" calcext:value-type="string">
            <text:p>DN16_1</text:p>
          </table:table-cell>
          <table:table-cell table:formula="of:=MID([.B8];3;100)" office:value-type="string" office:string-value="16_1" calcext:value-type="string">
            <text:p>16_1</text:p>
          </table:table-cell>
          <table:table-cell table:formula="of:=VALUE(SUBSTITUTE(ORG.LIBREOFFICE.REGEX([.C8];&quot;(\d)+_&quot;); &quot;_&quot;;&quot;&quot;))" office:value-type="float" office:value="16" calcext:value-type="float">
            <text:p>16</text:p>
          </table:table-cell>
          <table:table-cell table:formula="of:=VALUE(SUBSTITUTE(ORG.LIBREOFFICE.REGEX([.C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2.txt</text:p>
          </table:table-cell>
          <table:table-cell table:formula="of:=SUBSTITUTE([.A9];&quot;.txt&quot;;&quot;&quot;)" office:value-type="string" office:string-value="DN16_2" calcext:value-type="string">
            <text:p>DN16_2</text:p>
          </table:table-cell>
          <table:table-cell table:formula="of:=MID([.B9];3;100)" office:value-type="string" office:string-value="16_2" calcext:value-type="string">
            <text:p>16_2</text:p>
          </table:table-cell>
          <table:table-cell table:formula="of:=VALUE(SUBSTITUTE(ORG.LIBREOFFICE.REGEX([.C9];&quot;(\d)+_&quot;); &quot;_&quot;;&quot;&quot;))" office:value-type="float" office:value="16" calcext:value-type="float">
            <text:p>16</text:p>
          </table:table-cell>
          <table:table-cell table:formula="of:=VALUE(SUBSTITUTE(ORG.LIBREOFFICE.REGEX([.C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16_3.txt</text:p>
          </table:table-cell>
          <table:table-cell table:formula="of:=SUBSTITUTE([.A10];&quot;.txt&quot;;&quot;&quot;)" office:value-type="string" office:string-value="DN16_3" calcext:value-type="string">
            <text:p>DN16_3</text:p>
          </table:table-cell>
          <table:table-cell table:formula="of:=MID([.B10];3;100)" office:value-type="string" office:string-value="16_3" calcext:value-type="string">
            <text:p>16_3</text:p>
          </table:table-cell>
          <table:table-cell table:formula="of:=VALUE(SUBSTITUTE(ORG.LIBREOFFICE.REGEX([.C10];&quot;(\d)+_&quot;); &quot;_&quot;;&quot;&quot;))" office:value-type="float" office:value="16" calcext:value-type="float">
            <text:p>16</text:p>
          </table:table-cell>
          <table:table-cell table:formula="of:=VALUE(SUBSTITUTE(ORG.LIBREOFFICE.REGEX([.C1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16_4.txt</text:p>
          </table:table-cell>
          <table:table-cell table:formula="of:=SUBSTITUTE([.A11];&quot;.txt&quot;;&quot;&quot;)" office:value-type="string" office:string-value="DN16_4" calcext:value-type="string">
            <text:p>DN16_4</text:p>
          </table:table-cell>
          <table:table-cell table:formula="of:=MID([.B11];3;100)" office:value-type="string" office:string-value="16_4" calcext:value-type="string">
            <text:p>16_4</text:p>
          </table:table-cell>
          <table:table-cell table:formula="of:=VALUE(SUBSTITUTE(ORG.LIBREOFFICE.REGEX([.C11];&quot;(\d)+_&quot;); &quot;_&quot;;&quot;&quot;))" office:value-type="float" office:value="16" calcext:value-type="float">
            <text:p>16</text:p>
          </table:table-cell>
          <table:table-cell table:formula="of:=VALUE(SUBSTITUTE(ORG.LIBREOFFICE.REGEX([.C1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16_5.txt</text:p>
          </table:table-cell>
          <table:table-cell table:formula="of:=SUBSTITUTE([.A12];&quot;.txt&quot;;&quot;&quot;)" office:value-type="string" office:string-value="DN16_5" calcext:value-type="string">
            <text:p>DN16_5</text:p>
          </table:table-cell>
          <table:table-cell table:formula="of:=MID([.B12];3;100)" office:value-type="string" office:string-value="16_5" calcext:value-type="string">
            <text:p>16_5</text:p>
          </table:table-cell>
          <table:table-cell table:formula="of:=VALUE(SUBSTITUTE(ORG.LIBREOFFICE.REGEX([.C12];&quot;(\d)+_&quot;); &quot;_&quot;;&quot;&quot;))" office:value-type="float" office:value="16" calcext:value-type="float">
            <text:p>16</text:p>
          </table:table-cell>
          <table:table-cell table:formula="of:=VALUE(SUBSTITUTE(ORG.LIBREOFFICE.REGEX([.C1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6_6.txt</text:p>
          </table:table-cell>
          <table:table-cell table:formula="of:=SUBSTITUTE([.A13];&quot;.txt&quot;;&quot;&quot;)" office:value-type="string" office:string-value="DN16_6" calcext:value-type="string">
            <text:p>DN16_6</text:p>
          </table:table-cell>
          <table:table-cell table:formula="of:=MID([.B13];3;100)" office:value-type="string" office:string-value="16_6" calcext:value-type="string">
            <text:p>16_6</text:p>
          </table:table-cell>
          <table:table-cell table:formula="of:=VALUE(SUBSTITUTE(ORG.LIBREOFFICE.REGEX([.C13];&quot;(\d)+_&quot;); &quot;_&quot;;&quot;&quot;))" office:value-type="float" office:value="16" calcext:value-type="float">
            <text:p>16</text:p>
          </table:table-cell>
          <table:table-cell table:formula="of:=VALUE(SUBSTITUTE(ORG.LIBREOFFICE.REGEX([.C1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20.txt</text:p>
          </table:table-cell>
          <table:table-cell table:formula="of:=SUBSTITUTE([.A14];&quot;.txt&quot;;&quot;&quot;)" office:value-type="string" office:string-value="DN20" calcext:value-type="string">
            <text:p>DN20</text:p>
          </table:table-cell>
          <table:table-cell table:formula="of:=MID([.B14];3;100)" office:value-type="string" office:string-value="20" calcext:value-type="string">
            <text:p>20</text:p>
          </table:table-cell>
          <table:table-cell table:formula="of:=VALUE([.C1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21.txt</text:p>
          </table:table-cell>
          <table:table-cell table:formula="of:=SUBSTITUTE([.A15];&quot;.txt&quot;;&quot;&quot;)" office:value-type="string" office:string-value="DN21" calcext:value-type="string">
            <text:p>DN21</text:p>
          </table:table-cell>
          <table:table-cell table:formula="of:=MID([.B15];3;100)" office:value-type="string" office:string-value="21" calcext:value-type="string">
            <text:p>21</text:p>
          </table:table-cell>
          <table:table-cell table:formula="of:=VALUE([.C15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22.txt</text:p>
          </table:table-cell>
          <table:table-cell table:formula="of:=SUBSTITUTE([.A16];&quot;.txt&quot;;&quot;&quot;)" office:value-type="string" office:string-value="DN22" calcext:value-type="string">
            <text:p>DN22</text:p>
          </table:table-cell>
          <table:table-cell table:formula="of:=MID([.B16];3;100)" office:value-type="string" office:string-value="22" calcext:value-type="string">
            <text:p>22</text:p>
          </table:table-cell>
          <table:table-cell table:formula="of:=VALUE([.C16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N26.txt</text:p>
          </table:table-cell>
          <table:table-cell table:formula="of:=SUBSTITUTE([.A17];&quot;.txt&quot;;&quot;&quot;)" office:value-type="string" office:string-value="DN26" calcext:value-type="string">
            <text:p>DN26</text:p>
          </table:table-cell>
          <table:table-cell table:formula="of:=MID([.B17];3;100)" office:value-type="string" office:string-value="26" calcext:value-type="string">
            <text:p>26</text:p>
          </table:table-cell>
          <table:table-cell table:formula="of:=VALUE([.C17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N29.txt</text:p>
          </table:table-cell>
          <table:table-cell table:formula="of:=SUBSTITUTE([.A18];&quot;.txt&quot;;&quot;&quot;)" office:value-type="string" office:string-value="DN29" calcext:value-type="string">
            <text:p>DN29</text:p>
          </table:table-cell>
          <table:table-cell table:formula="of:=MID([.B18];3;100)" office:value-type="string" office:string-value="29" calcext:value-type="string">
            <text:p>29</text:p>
          </table:table-cell>
          <table:table-cell table:formula="of:=VALUE([.C18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33_1-5.txt</text:p>
          </table:table-cell>
          <table:table-cell table:formula="of:=SUBSTITUTE([.A19];&quot;.txt&quot;;&quot;&quot;)" office:value-type="string" office:string-value="DN33_1-5" calcext:value-type="string">
            <text:p>DN33_1-5</text:p>
          </table:table-cell>
          <table:table-cell table:formula="of:=MID([.B19];3;100)" office:value-type="string" office:string-value="33_1-5" calcext:value-type="string">
            <text:p>33_1-5</text:p>
          </table:table-cell>
          <table:table-cell table:formula="of:=VALUE(SUBSTITUTE(ORG.LIBREOFFICE.REGEX([.C19];&quot;(\d)+_&quot;); &quot;_&quot;;&quot;&quot;))" office:value-type="float" office:value="33" calcext:value-type="float">
            <text:p>33</text:p>
          </table:table-cell>
          <table:table-cell table:formula="of:=VALUE(SUBSTITUTE(ORG.LIBREOFFICE.REGEX([.C19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3_6-10.txt</text:p>
          </table:table-cell>
          <table:table-cell table:formula="of:=SUBSTITUTE([.A20];&quot;.txt&quot;;&quot;&quot;)" office:value-type="string" office:string-value="DN33_6-10" calcext:value-type="string">
            <text:p>DN33_6-10</text:p>
          </table:table-cell>
          <table:table-cell table:formula="of:=MID([.B20];3;100)" office:value-type="string" office:string-value="33_6-10" calcext:value-type="string">
            <text:p>33_6-10</text:p>
          </table:table-cell>
          <table:table-cell table:formula="of:=VALUE(SUBSTITUTE(ORG.LIBREOFFICE.REGEX([.C20];&quot;(\d)+_&quot;); &quot;_&quot;;&quot;&quot;))" office:value-type="float" office:value="33" calcext:value-type="float">
            <text:p>33</text:p>
          </table:table-cell>
          <table:table-cell table:formula="of:=VALUE(SUBSTITUTE(ORG.LIBREOFFICE.REGEX([.C20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34_1_5.txt</text:p>
          </table:table-cell>
          <table:table-cell table:formula="of:=SUBSTITUTE([.A21];&quot;.txt&quot;;&quot;&quot;)" office:value-type="string" office:string-value="DN34_1_5" calcext:value-type="string">
            <text:p>DN34_1_5</text:p>
          </table:table-cell>
          <table:table-cell table:formula="of:=MID([.B21];3;100)" office:value-type="string" office:string-value="34_1_5" calcext:value-type="string">
            <text:p>34_1_5</text:p>
          </table:table-cell>
          <table:table-cell table:formula="of:=VALUE(SUBSTITUTE(ORG.LIBREOFFICE.REGEX([.C21];&quot;(\d)+_&quot;); &quot;_&quot;;&quot;&quot;))" office:value-type="float" office:value="34" calcext:value-type="float">
            <text:p>34</text:p>
          </table:table-cell>
          <table:table-cell table:formula="of:=VALUE(SUBSTITUTE(ORG.LIBREOFFICE.REGEX([.C2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4_6_10.txt</text:p>
          </table:table-cell>
          <table:table-cell table:formula="of:=SUBSTITUTE([.A22];&quot;.txt&quot;;&quot;&quot;)" office:value-type="string" office:string-value="DN34_6_10" calcext:value-type="string">
            <text:p>DN34_6_10</text:p>
          </table:table-cell>
          <table:table-cell table:formula="of:=MID([.B22];3;100)" office:value-type="string" office:string-value="34_6_10" calcext:value-type="string">
            <text:p>34_6_10</text:p>
          </table:table-cell>
          <table:table-cell table:formula="of:=VALUE(SUBSTITUTE(ORG.LIBREOFFICE.REGEX([.C22];&quot;(\d)+_&quot;); &quot;_&quot;;&quot;&quot;))" office:value-type="float" office:value="34" calcext:value-type="float">
            <text:p>34</text:p>
          </table:table-cell>
          <table:table-cell table:formula="of:=VALUE(SUBSTITUTE(ORG.LIBREOFFICE.REGEX([.C22];&quot;_(\d)+&quot;); &quot;_&quot;;&quot;&quot;))" office:value-type="float" office:value="6" calcext:value-type="float">
            <text:p>6</text:p>
          </table:table-cell>
        </table:table-row>
      </table:table>
      <table:table table:name="Dhp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Ch01.txt</text:p>
          </table:table-cell>
          <table:table-cell table:formula="of:=SUBSTITUTE([.A2];&quot;.txt&quot;;&quot;&quot;)" office:value-type="string" office:string-value="Ch01" calcext:value-type="string">
            <text:p>Ch01</text:p>
          </table:table-cell>
          <table:table-cell table:formula="of:=MID([.B2];3;100)" office:value-type="string" office:string-value="01" calcext:value-type="string">
            <text:p>0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02.txt</text:p>
          </table:table-cell>
          <table:table-cell table:formula="of:=SUBSTITUTE([.A3];&quot;.txt&quot;;&quot;&quot;)" office:value-type="string" office:string-value="Ch02" calcext:value-type="string">
            <text:p>Ch02</text:p>
          </table:table-cell>
          <table:table-cell table:formula="of:=MID([.B3];3;100)" office:value-type="string" office:string-value="02" calcext:value-type="string">
            <text:p>0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3.txt</text:p>
          </table:table-cell>
          <table:table-cell table:formula="of:=SUBSTITUTE([.A4];&quot;.txt&quot;;&quot;&quot;)" office:value-type="string" office:string-value="Ch03" calcext:value-type="string">
            <text:p>Ch03</text:p>
          </table:table-cell>
          <table:table-cell table:formula="of:=MID([.B4];3;100)" office:value-type="string" office:string-value="03" calcext:value-type="string">
            <text:p>0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04.txt</text:p>
          </table:table-cell>
          <table:table-cell table:formula="of:=SUBSTITUTE([.A5];&quot;.txt&quot;;&quot;&quot;)" office:value-type="string" office:string-value="Ch04" calcext:value-type="string">
            <text:p>Ch04</text:p>
          </table:table-cell>
          <table:table-cell table:formula="of:=MID([.B5];3;100)" office:value-type="string" office:string-value="04" calcext:value-type="string">
            <text:p>0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05.txt</text:p>
          </table:table-cell>
          <table:table-cell table:formula="of:=SUBSTITUTE([.A6];&quot;.txt&quot;;&quot;&quot;)" office:value-type="string" office:string-value="Ch05" calcext:value-type="string">
            <text:p>Ch05</text:p>
          </table:table-cell>
          <table:table-cell table:formula="of:=MID([.B6];3;100)" office:value-type="string" office:string-value="05" calcext:value-type="string">
            <text:p>0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06.txt</text:p>
          </table:table-cell>
          <table:table-cell table:formula="of:=SUBSTITUTE([.A7];&quot;.txt&quot;;&quot;&quot;)" office:value-type="string" office:string-value="Ch06" calcext:value-type="string">
            <text:p>Ch06</text:p>
          </table:table-cell>
          <table:table-cell table:formula="of:=MID([.B7];3;100)" office:value-type="string" office:string-value="06" calcext:value-type="string">
            <text:p>0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07.txt</text:p>
          </table:table-cell>
          <table:table-cell table:formula="of:=SUBSTITUTE([.A8];&quot;.txt&quot;;&quot;&quot;)" office:value-type="string" office:string-value="Ch07" calcext:value-type="string">
            <text:p>Ch07</text:p>
          </table:table-cell>
          <table:table-cell table:formula="of:=MID([.B8];3;100)" office:value-type="string" office:string-value="07" calcext:value-type="string">
            <text:p>0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08.txt</text:p>
          </table:table-cell>
          <table:table-cell table:formula="of:=SUBSTITUTE([.A9];&quot;.txt&quot;;&quot;&quot;)" office:value-type="string" office:string-value="Ch08" calcext:value-type="string">
            <text:p>Ch08</text:p>
          </table:table-cell>
          <table:table-cell table:formula="of:=MID([.B9];3;100)" office:value-type="string" office:string-value="08" calcext:value-type="string">
            <text:p>0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09.txt</text:p>
          </table:table-cell>
          <table:table-cell table:formula="of:=SUBSTITUTE([.A10];&quot;.txt&quot;;&quot;&quot;)" office:value-type="string" office:string-value="Ch09" calcext:value-type="string">
            <text:p>Ch09</text:p>
          </table:table-cell>
          <table:table-cell table:formula="of:=MID([.B10];3;100)" office:value-type="string" office:string-value="09" calcext:value-type="string">
            <text:p>0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10.txt</text:p>
          </table:table-cell>
          <table:table-cell table:formula="of:=SUBSTITUTE([.A11];&quot;.txt&quot;;&quot;&quot;)" office:value-type="string" office:string-value="Ch10" calcext:value-type="string">
            <text:p>Ch10</text:p>
          </table:table-cell>
          <table:table-cell table:formula="of:=MID([.B11];3;100)" office:value-type="string" office:string-value="10" calcext:value-type="string">
            <text:p>10</text:p>
          </table:table-cell>
          <table:table-cell table:formula="of:=VALUE([.C11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11.txt</text:p>
          </table:table-cell>
          <table:table-cell table:formula="of:=SUBSTITUTE([.A12];&quot;.txt&quot;;&quot;&quot;)" office:value-type="string" office:string-value="Ch11" calcext:value-type="string">
            <text:p>Ch11</text:p>
          </table:table-cell>
          <table:table-cell table:formula="of:=MID([.B12];3;100)" office:value-type="string" office:string-value="11" calcext:value-type="string">
            <text:p>11</text:p>
          </table:table-cell>
          <table:table-cell table:formula="of:=VALUE([.C12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12.txt</text:p>
          </table:table-cell>
          <table:table-cell table:formula="of:=SUBSTITUTE([.A13];&quot;.txt&quot;;&quot;&quot;)" office:value-type="string" office:string-value="Ch12" calcext:value-type="string">
            <text:p>Ch12</text:p>
          </table:table-cell>
          <table:table-cell table:formula="of:=MID([.B13];3;100)" office:value-type="string" office:string-value="12" calcext:value-type="string">
            <text:p>12</text:p>
          </table:table-cell>
          <table:table-cell table:formula="of:=VALUE([.C13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13.txt</text:p>
          </table:table-cell>
          <table:table-cell table:formula="of:=SUBSTITUTE([.A14];&quot;.txt&quot;;&quot;&quot;)" office:value-type="string" office:string-value="Ch13" calcext:value-type="string">
            <text:p>Ch13</text:p>
          </table:table-cell>
          <table:table-cell table:formula="of:=MID([.B14];3;100)" office:value-type="string" office:string-value="13" calcext:value-type="string">
            <text:p>13</text:p>
          </table:table-cell>
          <table:table-cell table:formula="of:=VALUE([.C14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14.txt</text:p>
          </table:table-cell>
          <table:table-cell table:formula="of:=SUBSTITUTE([.A15];&quot;.txt&quot;;&quot;&quot;)" office:value-type="string" office:string-value="Ch14" calcext:value-type="string">
            <text:p>Ch14</text:p>
          </table:table-cell>
          <table:table-cell table:formula="of:=MID([.B15];3;100)" office:value-type="string" office:string-value="14" calcext:value-type="string">
            <text:p>14</text:p>
          </table:table-cell>
          <table:table-cell table:formula="of:=VALUE([.C15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15.txt</text:p>
          </table:table-cell>
          <table:table-cell table:formula="of:=SUBSTITUTE([.A16];&quot;.txt&quot;;&quot;&quot;)" office:value-type="string" office:string-value="Ch15" calcext:value-type="string">
            <text:p>Ch15</text:p>
          </table:table-cell>
          <table:table-cell table:formula="of:=MID([.B16];3;100)" office:value-type="string" office:string-value="15" calcext:value-type="string">
            <text:p>15</text:p>
          </table:table-cell>
          <table:table-cell table:formula="of:=VALUE([.C16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16.txt</text:p>
          </table:table-cell>
          <table:table-cell table:formula="of:=SUBSTITUTE([.A17];&quot;.txt&quot;;&quot;&quot;)" office:value-type="string" office:string-value="Ch16" calcext:value-type="string">
            <text:p>Ch16</text:p>
          </table:table-cell>
          <table:table-cell table:formula="of:=MID([.B17];3;100)" office:value-type="string" office:string-value="16" calcext:value-type="string">
            <text:p>16</text:p>
          </table:table-cell>
          <table:table-cell table:formula="of:=VALUE([.C17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17.txt</text:p>
          </table:table-cell>
          <table:table-cell table:formula="of:=SUBSTITUTE([.A18];&quot;.txt&quot;;&quot;&quot;)" office:value-type="string" office:string-value="Ch17" calcext:value-type="string">
            <text:p>Ch17</text:p>
          </table:table-cell>
          <table:table-cell table:formula="of:=MID([.B18];3;100)" office:value-type="string" office:string-value="17" calcext:value-type="string">
            <text:p>17</text:p>
          </table:table-cell>
          <table:table-cell table:formula="of:=VALUE([.C1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18.txt</text:p>
          </table:table-cell>
          <table:table-cell table:formula="of:=SUBSTITUTE([.A19];&quot;.txt&quot;;&quot;&quot;)" office:value-type="string" office:string-value="Ch18" calcext:value-type="string">
            <text:p>Ch18</text:p>
          </table:table-cell>
          <table:table-cell table:formula="of:=MID([.B19];3;100)" office:value-type="string" office:string-value="18" calcext:value-type="string">
            <text:p>18</text:p>
          </table:table-cell>
          <table:table-cell table:formula="of:=VALUE([.C19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19.txt</text:p>
          </table:table-cell>
          <table:table-cell table:formula="of:=SUBSTITUTE([.A20];&quot;.txt&quot;;&quot;&quot;)" office:value-type="string" office:string-value="Ch19" calcext:value-type="string">
            <text:p>Ch19</text:p>
          </table:table-cell>
          <table:table-cell table:formula="of:=MID([.B20];3;100)" office:value-type="string" office:string-value="19" calcext:value-type="string">
            <text:p>19</text:p>
          </table:table-cell>
          <table:table-cell table:formula="of:=VALUE([.C20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20.txt</text:p>
          </table:table-cell>
          <table:table-cell table:formula="of:=SUBSTITUTE([.A21];&quot;.txt&quot;;&quot;&quot;)" office:value-type="string" office:string-value="Ch20" calcext:value-type="string">
            <text:p>Ch20</text:p>
          </table:table-cell>
          <table:table-cell table:formula="of:=MID([.B21];3;100)" office:value-type="string" office:string-value="20" calcext:value-type="string">
            <text:p>20</text:p>
          </table:table-cell>
          <table:table-cell table:formula="of:=VALUE([.C21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21.txt</text:p>
          </table:table-cell>
          <table:table-cell table:formula="of:=SUBSTITUTE([.A22];&quot;.txt&quot;;&quot;&quot;)" office:value-type="string" office:string-value="Ch21" calcext:value-type="string">
            <text:p>Ch21</text:p>
          </table:table-cell>
          <table:table-cell table:formula="of:=MID([.B22];3;100)" office:value-type="string" office:string-value="21" calcext:value-type="string">
            <text:p>21</text:p>
          </table:table-cell>
          <table:table-cell table:formula="of:=VALUE([.C22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22.txt</text:p>
          </table:table-cell>
          <table:table-cell table:formula="of:=SUBSTITUTE([.A23];&quot;.txt&quot;;&quot;&quot;)" office:value-type="string" office:string-value="Ch22" calcext:value-type="string">
            <text:p>Ch22</text:p>
          </table:table-cell>
          <table:table-cell table:formula="of:=MID([.B23];3;100)" office:value-type="string" office:string-value="22" calcext:value-type="string">
            <text:p>22</text:p>
          </table:table-cell>
          <table:table-cell table:formula="of:=VALUE([.C23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23.txt</text:p>
          </table:table-cell>
          <table:table-cell table:formula="of:=SUBSTITUTE([.A24];&quot;.txt&quot;;&quot;&quot;)" office:value-type="string" office:string-value="Ch23" calcext:value-type="string">
            <text:p>Ch23</text:p>
          </table:table-cell>
          <table:table-cell table:formula="of:=MID([.B24];3;100)" office:value-type="string" office:string-value="23" calcext:value-type="string">
            <text:p>23</text:p>
          </table:table-cell>
          <table:table-cell table:formula="of:=VALUE([.C2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24.txt</text:p>
          </table:table-cell>
          <table:table-cell table:formula="of:=SUBSTITUTE([.A25];&quot;.txt&quot;;&quot;&quot;)" office:value-type="string" office:string-value="Ch24" calcext:value-type="string">
            <text:p>Ch24</text:p>
          </table:table-cell>
          <table:table-cell table:formula="of:=MID([.B25];3;100)" office:value-type="string" office:string-value="24" calcext:value-type="string">
            <text:p>24</text:p>
          </table:table-cell>
          <table:table-cell table:formula="of:=VALUE([.C25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25.txt</text:p>
          </table:table-cell>
          <table:table-cell table:formula="of:=SUBSTITUTE([.A26];&quot;.txt&quot;;&quot;&quot;)" office:value-type="string" office:string-value="Ch25" calcext:value-type="string">
            <text:p>Ch25</text:p>
          </table:table-cell>
          <table:table-cell table:formula="of:=MID([.B26];3;100)" office:value-type="string" office:string-value="25" calcext:value-type="string">
            <text:p>25</text:p>
          </table:table-cell>
          <table:table-cell table:formula="of:=VALUE([.C26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26.txt</text:p>
          </table:table-cell>
          <table:table-cell table:formula="of:=SUBSTITUTE([.A27];&quot;.txt&quot;;&quot;&quot;)" office:value-type="string" office:string-value="Ch26" calcext:value-type="string">
            <text:p>Ch26</text:p>
          </table:table-cell>
          <table:table-cell table:formula="of:=MID([.B27];3;100)" office:value-type="string" office:string-value="26" calcext:value-type="string">
            <text:p>26</text:p>
          </table:table-cell>
          <table:table-cell table:formula="of:=VALUE([.C27])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Iti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iti1.txt</text:p>
          </table:table-cell>
          <table:table-cell table:formula="of:=SUBSTITUTE([.A2];&quot;.txt&quot;;&quot;&quot;)" office:value-type="string" office:string-value="iti1" calcext:value-type="string">
            <text:p>iti1</text:p>
          </table:table-cell>
          <table:table-cell table:formula="of:=MID([.B2];4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ti2.txt</text:p>
          </table:table-cell>
          <table:table-cell table:formula="of:=SUBSTITUTE([.A3];&quot;.txt&quot;;&quot;&quot;)" office:value-type="string" office:string-value="iti2" calcext:value-type="string">
            <text:p>iti2</text:p>
          </table:table-cell>
          <table:table-cell table:formula="of:=MID([.B3];4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i3.txt</text:p>
          </table:table-cell>
          <table:table-cell table:formula="of:=SUBSTITUTE([.A4];&quot;.txt&quot;;&quot;&quot;)" office:value-type="string" office:string-value="iti3" calcext:value-type="string">
            <text:p>iti3</text:p>
          </table:table-cell>
          <table:table-cell table:formula="of:=MID([.B4];4;100)" office:value-type="string" office:string-value="3" calcext:value-type="string">
            <text:p>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ti4.txt</text:p>
          </table:table-cell>
          <table:table-cell table:formula="of:=SUBSTITUTE([.A5];&quot;.txt&quot;;&quot;&quot;)" office:value-type="string" office:string-value="iti4" calcext:value-type="string">
            <text:p>iti4</text:p>
          </table:table-cell>
          <table:table-cell table:formula="of:=MID([.B5];4;100)" office:value-type="string" office:string-value="4" calcext:value-type="string">
            <text:p>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ti5.txt</text:p>
          </table:table-cell>
          <table:table-cell table:formula="of:=SUBSTITUTE([.A6];&quot;.txt&quot;;&quot;&quot;)" office:value-type="string" office:string-value="iti5" calcext:value-type="string">
            <text:p>iti5</text:p>
          </table:table-cell>
          <table:table-cell table:formula="of:=MID([.B6];4;100)" office:value-type="string" office:string-value="5" calcext:value-type="string">
            <text:p>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ti6.txt</text:p>
          </table:table-cell>
          <table:table-cell table:formula="of:=SUBSTITUTE([.A7];&quot;.txt&quot;;&quot;&quot;)" office:value-type="string" office:string-value="iti6" calcext:value-type="string">
            <text:p>iti6</text:p>
          </table:table-cell>
          <table:table-cell table:formula="of:=MID([.B7];4;100)" office:value-type="string" office:string-value="6" calcext:value-type="string">
            <text:p>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ti7.txt</text:p>
          </table:table-cell>
          <table:table-cell table:formula="of:=SUBSTITUTE([.A8];&quot;.txt&quot;;&quot;&quot;)" office:value-type="string" office:string-value="iti7" calcext:value-type="string">
            <text:p>iti7</text:p>
          </table:table-cell>
          <table:table-cell table:formula="of:=MID([.B8];4;100)" office:value-type="string" office:string-value="7" calcext:value-type="string">
            <text:p>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ti8.txt</text:p>
          </table:table-cell>
          <table:table-cell table:formula="of:=SUBSTITUTE([.A9];&quot;.txt&quot;;&quot;&quot;)" office:value-type="string" office:string-value="iti8" calcext:value-type="string">
            <text:p>iti8</text:p>
          </table:table-cell>
          <table:table-cell table:formula="of:=MID([.B9];4;100)" office:value-type="string" office:string-value="8" calcext:value-type="string">
            <text:p>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ti9.txt</text:p>
          </table:table-cell>
          <table:table-cell table:formula="of:=SUBSTITUTE([.A10];&quot;.txt&quot;;&quot;&quot;)" office:value-type="string" office:string-value="iti9" calcext:value-type="string">
            <text:p>iti9</text:p>
          </table:table-cell>
          <table:table-cell table:formula="of:=MID([.B10];4;100)" office:value-type="string" office:string-value="9" calcext:value-type="string">
            <text:p>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ti10.txt</text:p>
          </table:table-cell>
          <table:table-cell table:formula="of:=SUBSTITUTE([.A11];&quot;.txt&quot;;&quot;&quot;)" office:value-type="string" office:string-value="iti10" calcext:value-type="string">
            <text:p>iti10</text:p>
          </table:table-cell>
          <table:table-cell table:formula="of:=MID([.B11];4;100)" office:value-type="string" office:string-value="10" calcext:value-type="string">
            <text:p>10</text:p>
          </table:table-cell>
          <table:table-cell table:formula="of:=VALUE([.C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i14.txt</text:p>
          </table:table-cell>
          <table:table-cell table:formula="of:=SUBSTITUTE([.A12];&quot;.txt&quot;;&quot;&quot;)" office:value-type="string" office:string-value="iti14" calcext:value-type="string">
            <text:p>iti14</text:p>
          </table:table-cell>
          <table:table-cell table:formula="of:=MID([.B12];4;100)" office:value-type="string" office:string-value="14" calcext:value-type="string">
            <text:p>14</text:p>
          </table:table-cell>
          <table:table-cell table:formula="of:=VALUE([.C12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ti15.txt</text:p>
          </table:table-cell>
          <table:table-cell table:formula="of:=SUBSTITUTE([.A13];&quot;.txt&quot;;&quot;&quot;)" office:value-type="string" office:string-value="iti15" calcext:value-type="string">
            <text:p>iti15</text:p>
          </table:table-cell>
          <table:table-cell table:formula="of:=MID([.B13];4;100)" office:value-type="string" office:string-value="15" calcext:value-type="string">
            <text:p>15</text:p>
          </table:table-cell>
          <table:table-cell table:formula="of:=VALUE([.C13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i16.txt</text:p>
          </table:table-cell>
          <table:table-cell table:formula="of:=SUBSTITUTE([.A14];&quot;.txt&quot;;&quot;&quot;)" office:value-type="string" office:string-value="iti16" calcext:value-type="string">
            <text:p>iti16</text:p>
          </table:table-cell>
          <table:table-cell table:formula="of:=MID([.B14];4;100)" office:value-type="string" office:string-value="16" calcext:value-type="string">
            <text:p>16</text:p>
          </table:table-cell>
          <table:table-cell table:formula="of:=VALUE([.C1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i17.txt</text:p>
          </table:table-cell>
          <table:table-cell table:formula="of:=SUBSTITUTE([.A15];&quot;.txt&quot;;&quot;&quot;)" office:value-type="string" office:string-value="iti17" calcext:value-type="string">
            <text:p>iti17</text:p>
          </table:table-cell>
          <table:table-cell table:formula="of:=MID([.B15];4;100)" office:value-type="string" office:string-value="17" calcext:value-type="string">
            <text:p>17</text:p>
          </table:table-cell>
          <table:table-cell table:formula="of:=VALUE([.C15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ti18.txt</text:p>
          </table:table-cell>
          <table:table-cell table:formula="of:=SUBSTITUTE([.A16];&quot;.txt&quot;;&quot;&quot;)" office:value-type="string" office:string-value="iti18" calcext:value-type="string">
            <text:p>iti18</text:p>
          </table:table-cell>
          <table:table-cell table:formula="of:=MID([.B16];4;100)" office:value-type="string" office:string-value="18" calcext:value-type="string">
            <text:p>18</text:p>
          </table:table-cell>
          <table:table-cell table:formula="of:=VALUE([.C1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ti19.txt</text:p>
          </table:table-cell>
          <table:table-cell table:formula="of:=SUBSTITUTE([.A17];&quot;.txt&quot;;&quot;&quot;)" office:value-type="string" office:string-value="iti19" calcext:value-type="string">
            <text:p>iti19</text:p>
          </table:table-cell>
          <table:table-cell table:formula="of:=MID([.B17];4;100)" office:value-type="string" office:string-value="19" calcext:value-type="string">
            <text:p>19</text:p>
          </table:table-cell>
          <table:table-cell table:formula="of:=VALUE([.C17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ti20.txt</text:p>
          </table:table-cell>
          <table:table-cell table:formula="of:=SUBSTITUTE([.A18];&quot;.txt&quot;;&quot;&quot;)" office:value-type="string" office:string-value="iti20" calcext:value-type="string">
            <text:p>iti20</text:p>
          </table:table-cell>
          <table:table-cell table:formula="of:=MID([.B18];4;100)" office:value-type="string" office:string-value="20" calcext:value-type="string">
            <text:p>20</text:p>
          </table:table-cell>
          <table:table-cell table:formula="of:=VALUE([.C18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ti21.txt</text:p>
          </table:table-cell>
          <table:table-cell table:formula="of:=SUBSTITUTE([.A19];&quot;.txt&quot;;&quot;&quot;)" office:value-type="string" office:string-value="iti21" calcext:value-type="string">
            <text:p>iti21</text:p>
          </table:table-cell>
          <table:table-cell table:formula="of:=MID([.B19];4;100)" office:value-type="string" office:string-value="21" calcext:value-type="string">
            <text:p>21</text:p>
          </table:table-cell>
          <table:table-cell table:formula="of:=VALUE([.C19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ti22.txt</text:p>
          </table:table-cell>
          <table:table-cell table:formula="of:=SUBSTITUTE([.A20];&quot;.txt&quot;;&quot;&quot;)" office:value-type="string" office:string-value="iti22" calcext:value-type="string">
            <text:p>iti22</text:p>
          </table:table-cell>
          <table:table-cell table:formula="of:=MID([.B20];4;100)" office:value-type="string" office:string-value="22" calcext:value-type="string">
            <text:p>22</text:p>
          </table:table-cell>
          <table:table-cell table:formula="of:=VALUE([.C2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ti23.txt</text:p>
          </table:table-cell>
          <table:table-cell table:formula="of:=SUBSTITUTE([.A21];&quot;.txt&quot;;&quot;&quot;)" office:value-type="string" office:string-value="iti23" calcext:value-type="string">
            <text:p>iti23</text:p>
          </table:table-cell>
          <table:table-cell table:formula="of:=MID([.B21];4;100)" office:value-type="string" office:string-value="23" calcext:value-type="string">
            <text:p>23</text:p>
          </table:table-cell>
          <table:table-cell table:formula="of:=VALUE([.C21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ti24.txt</text:p>
          </table:table-cell>
          <table:table-cell table:formula="of:=SUBSTITUTE([.A22];&quot;.txt&quot;;&quot;&quot;)" office:value-type="string" office:string-value="iti24" calcext:value-type="string">
            <text:p>iti24</text:p>
          </table:table-cell>
          <table:table-cell table:formula="of:=MID([.B22];4;100)" office:value-type="string" office:string-value="24" calcext:value-type="string">
            <text:p>24</text:p>
          </table:table-cell>
          <table:table-cell table:formula="of:=VALUE([.C22])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ti25.txt</text:p>
          </table:table-cell>
          <table:table-cell table:formula="of:=SUBSTITUTE([.A23];&quot;.txt&quot;;&quot;&quot;)" office:value-type="string" office:string-value="iti25" calcext:value-type="string">
            <text:p>iti25</text:p>
          </table:table-cell>
          <table:table-cell table:formula="of:=MID([.B23];4;100)" office:value-type="string" office:string-value="25" calcext:value-type="string">
            <text:p>25</text:p>
          </table:table-cell>
          <table:table-cell table:formula="of:=VALUE([.C23]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ti26.txt</text:p>
          </table:table-cell>
          <table:table-cell table:formula="of:=SUBSTITUTE([.A24];&quot;.txt&quot;;&quot;&quot;)" office:value-type="string" office:string-value="iti26" calcext:value-type="string">
            <text:p>iti26</text:p>
          </table:table-cell>
          <table:table-cell table:formula="of:=MID([.B24];4;100)" office:value-type="string" office:string-value="26" calcext:value-type="string">
            <text:p>26</text:p>
          </table:table-cell>
          <table:table-cell table:formula="of:=VALUE([.C24]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ti27.txt</text:p>
          </table:table-cell>
          <table:table-cell table:formula="of:=SUBSTITUTE([.A25];&quot;.txt&quot;;&quot;&quot;)" office:value-type="string" office:string-value="iti27" calcext:value-type="string">
            <text:p>iti27</text:p>
          </table:table-cell>
          <table:table-cell table:formula="of:=MID([.B25];4;100)" office:value-type="string" office:string-value="27" calcext:value-type="string">
            <text:p>27</text:p>
          </table:table-cell>
          <table:table-cell table:formula="of:=VALUE([.C25])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ti28.txt</text:p>
          </table:table-cell>
          <table:table-cell table:formula="of:=SUBSTITUTE([.A26];&quot;.txt&quot;;&quot;&quot;)" office:value-type="string" office:string-value="iti28" calcext:value-type="string">
            <text:p>iti28</text:p>
          </table:table-cell>
          <table:table-cell table:formula="of:=MID([.B26];4;100)" office:value-type="string" office:string-value="28" calcext:value-type="string">
            <text:p>28</text:p>
          </table:table-cell>
          <table:table-cell table:formula="of:=VALUE([.C26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ti29.txt</text:p>
          </table:table-cell>
          <table:table-cell table:formula="of:=SUBSTITUTE([.A27];&quot;.txt&quot;;&quot;&quot;)" office:value-type="string" office:string-value="iti29" calcext:value-type="string">
            <text:p>iti29</text:p>
          </table:table-cell>
          <table:table-cell table:formula="of:=MID([.B27];4;100)" office:value-type="string" office:string-value="29" calcext:value-type="string">
            <text:p>29</text:p>
          </table:table-cell>
          <table:table-cell table:formula="of:=VALUE([.C2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ti30.txt</text:p>
          </table:table-cell>
          <table:table-cell table:formula="of:=SUBSTITUTE([.A28];&quot;.txt&quot;;&quot;&quot;)" office:value-type="string" office:string-value="iti30" calcext:value-type="string">
            <text:p>iti30</text:p>
          </table:table-cell>
          <table:table-cell table:formula="of:=MID([.B28];4;100)" office:value-type="string" office:string-value="30" calcext:value-type="string">
            <text:p>30</text:p>
          </table:table-cell>
          <table:table-cell table:formula="of:=VALUE([.C28])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ti31.txt</text:p>
          </table:table-cell>
          <table:table-cell table:formula="of:=SUBSTITUTE([.A29];&quot;.txt&quot;;&quot;&quot;)" office:value-type="string" office:string-value="iti31" calcext:value-type="string">
            <text:p>iti31</text:p>
          </table:table-cell>
          <table:table-cell table:formula="of:=MID([.B29];4;100)" office:value-type="string" office:string-value="31" calcext:value-type="string">
            <text:p>31</text:p>
          </table:table-cell>
          <table:table-cell table:formula="of:=VALUE([.C29]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ti32.txt</text:p>
          </table:table-cell>
          <table:table-cell table:formula="of:=SUBSTITUTE([.A30];&quot;.txt&quot;;&quot;&quot;)" office:value-type="string" office:string-value="iti32" calcext:value-type="string">
            <text:p>iti32</text:p>
          </table:table-cell>
          <table:table-cell table:formula="of:=MID([.B30];4;100)" office:value-type="string" office:string-value="32" calcext:value-type="string">
            <text:p>32</text:p>
          </table:table-cell>
          <table:table-cell table:formula="of:=VALUE([.C30])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ti33.txt</text:p>
          </table:table-cell>
          <table:table-cell table:formula="of:=SUBSTITUTE([.A31];&quot;.txt&quot;;&quot;&quot;)" office:value-type="string" office:string-value="iti33" calcext:value-type="string">
            <text:p>iti33</text:p>
          </table:table-cell>
          <table:table-cell table:formula="of:=MID([.B31];4;100)" office:value-type="string" office:string-value="33" calcext:value-type="string">
            <text:p>33</text:p>
          </table:table-cell>
          <table:table-cell table:formula="of:=VALUE([.C31])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ti34.txt</text:p>
          </table:table-cell>
          <table:table-cell table:formula="of:=SUBSTITUTE([.A32];&quot;.txt&quot;;&quot;&quot;)" office:value-type="string" office:string-value="iti34" calcext:value-type="string">
            <text:p>iti34</text:p>
          </table:table-cell>
          <table:table-cell table:formula="of:=MID([.B32];4;100)" office:value-type="string" office:string-value="34" calcext:value-type="string">
            <text:p>34</text:p>
          </table:table-cell>
          <table:table-cell table:formula="of:=VALUE([.C32])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ti35.txt</text:p>
          </table:table-cell>
          <table:table-cell table:formula="of:=SUBSTITUTE([.A33];&quot;.txt&quot;;&quot;&quot;)" office:value-type="string" office:string-value="iti35" calcext:value-type="string">
            <text:p>iti35</text:p>
          </table:table-cell>
          <table:table-cell table:formula="of:=MID([.B33];4;100)" office:value-type="string" office:string-value="35" calcext:value-type="string">
            <text:p>35</text:p>
          </table:table-cell>
          <table:table-cell table:formula="of:=VALUE([.C33]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ti36.txt</text:p>
          </table:table-cell>
          <table:table-cell table:formula="of:=SUBSTITUTE([.A34];&quot;.txt&quot;;&quot;&quot;)" office:value-type="string" office:string-value="iti36" calcext:value-type="string">
            <text:p>iti36</text:p>
          </table:table-cell>
          <table:table-cell table:formula="of:=MID([.B34];4;100)" office:value-type="string" office:string-value="36" calcext:value-type="string">
            <text:p>36</text:p>
          </table:table-cell>
          <table:table-cell table:formula="of:=VALUE([.C34])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ti37.txt</text:p>
          </table:table-cell>
          <table:table-cell table:formula="of:=SUBSTITUTE([.A35];&quot;.txt&quot;;&quot;&quot;)" office:value-type="string" office:string-value="iti37" calcext:value-type="string">
            <text:p>iti37</text:p>
          </table:table-cell>
          <table:table-cell table:formula="of:=MID([.B35];4;100)" office:value-type="string" office:string-value="37" calcext:value-type="string">
            <text:p>37</text:p>
          </table:table-cell>
          <table:table-cell table:formula="of:=VALUE([.C35])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ti38.txt</text:p>
          </table:table-cell>
          <table:table-cell table:formula="of:=SUBSTITUTE([.A36];&quot;.txt&quot;;&quot;&quot;)" office:value-type="string" office:string-value="iti38" calcext:value-type="string">
            <text:p>iti38</text:p>
          </table:table-cell>
          <table:table-cell table:formula="of:=MID([.B36];4;100)" office:value-type="string" office:string-value="38" calcext:value-type="string">
            <text:p>38</text:p>
          </table:table-cell>
          <table:table-cell table:formula="of:=VALUE([.C36]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ti39.txt</text:p>
          </table:table-cell>
          <table:table-cell table:formula="of:=SUBSTITUTE([.A37];&quot;.txt&quot;;&quot;&quot;)" office:value-type="string" office:string-value="iti39" calcext:value-type="string">
            <text:p>iti39</text:p>
          </table:table-cell>
          <table:table-cell table:formula="of:=MID([.B37];4;100)" office:value-type="string" office:string-value="39" calcext:value-type="string">
            <text:p>39</text:p>
          </table:table-cell>
          <table:table-cell table:formula="of:=VALUE([.C37]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ti40.txt</text:p>
          </table:table-cell>
          <table:table-cell table:formula="of:=SUBSTITUTE([.A38];&quot;.txt&quot;;&quot;&quot;)" office:value-type="string" office:string-value="iti40" calcext:value-type="string">
            <text:p>iti40</text:p>
          </table:table-cell>
          <table:table-cell table:formula="of:=MID([.B38];4;100)" office:value-type="string" office:string-value="40" calcext:value-type="string">
            <text:p>40</text:p>
          </table:table-cell>
          <table:table-cell table:formula="of:=VALUE([.C38])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ti41.txt</text:p>
          </table:table-cell>
          <table:table-cell table:formula="of:=SUBSTITUTE([.A39];&quot;.txt&quot;;&quot;&quot;)" office:value-type="string" office:string-value="iti41" calcext:value-type="string">
            <text:p>iti41</text:p>
          </table:table-cell>
          <table:table-cell table:formula="of:=MID([.B39];4;100)" office:value-type="string" office:string-value="41" calcext:value-type="string">
            <text:p>41</text:p>
          </table:table-cell>
          <table:table-cell table:formula="of:=VALUE([.C39])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ti42.txt</text:p>
          </table:table-cell>
          <table:table-cell table:formula="of:=SUBSTITUTE([.A40];&quot;.txt&quot;;&quot;&quot;)" office:value-type="string" office:string-value="iti42" calcext:value-type="string">
            <text:p>iti42</text:p>
          </table:table-cell>
          <table:table-cell table:formula="of:=MID([.B40];4;100)" office:value-type="string" office:string-value="42" calcext:value-type="string">
            <text:p>42</text:p>
          </table:table-cell>
          <table:table-cell table:formula="of:=VALUE([.C40])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i43.txt</text:p>
          </table:table-cell>
          <table:table-cell table:formula="of:=SUBSTITUTE([.A41];&quot;.txt&quot;;&quot;&quot;)" office:value-type="string" office:string-value="iti43" calcext:value-type="string">
            <text:p>iti43</text:p>
          </table:table-cell>
          <table:table-cell table:formula="of:=MID([.B41];4;100)" office:value-type="string" office:string-value="43" calcext:value-type="string">
            <text:p>43</text:p>
          </table:table-cell>
          <table:table-cell table:formula="of:=VALUE([.C41]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ti44.txt</text:p>
          </table:table-cell>
          <table:table-cell table:formula="of:=SUBSTITUTE([.A42];&quot;.txt&quot;;&quot;&quot;)" office:value-type="string" office:string-value="iti44" calcext:value-type="string">
            <text:p>iti44</text:p>
          </table:table-cell>
          <table:table-cell table:formula="of:=MID([.B42];4;100)" office:value-type="string" office:string-value="44" calcext:value-type="string">
            <text:p>44</text:p>
          </table:table-cell>
          <table:table-cell table:formula="of:=VALUE([.C42])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ti45.txt</text:p>
          </table:table-cell>
          <table:table-cell table:formula="of:=SUBSTITUTE([.A43];&quot;.txt&quot;;&quot;&quot;)" office:value-type="string" office:string-value="iti45" calcext:value-type="string">
            <text:p>iti45</text:p>
          </table:table-cell>
          <table:table-cell table:formula="of:=MID([.B43];4;100)" office:value-type="string" office:string-value="45" calcext:value-type="string">
            <text:p>45</text:p>
          </table:table-cell>
          <table:table-cell table:formula="of:=VALUE([.C43])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ti46.txt</text:p>
          </table:table-cell>
          <table:table-cell table:formula="of:=SUBSTITUTE([.A44];&quot;.txt&quot;;&quot;&quot;)" office:value-type="string" office:string-value="iti46" calcext:value-type="string">
            <text:p>iti46</text:p>
          </table:table-cell>
          <table:table-cell table:formula="of:=MID([.B44];4;100)" office:value-type="string" office:string-value="46" calcext:value-type="string">
            <text:p>46</text:p>
          </table:table-cell>
          <table:table-cell table:formula="of:=VALUE([.C44])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ti47.txt</text:p>
          </table:table-cell>
          <table:table-cell table:formula="of:=SUBSTITUTE([.A45];&quot;.txt&quot;;&quot;&quot;)" office:value-type="string" office:string-value="iti47" calcext:value-type="string">
            <text:p>iti47</text:p>
          </table:table-cell>
          <table:table-cell table:formula="of:=MID([.B45];4;100)" office:value-type="string" office:string-value="47" calcext:value-type="string">
            <text:p>47</text:p>
          </table:table-cell>
          <table:table-cell table:formula="of:=VALUE([.C45]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ti48.txt</text:p>
          </table:table-cell>
          <table:table-cell table:formula="of:=SUBSTITUTE([.A46];&quot;.txt&quot;;&quot;&quot;)" office:value-type="string" office:string-value="iti48" calcext:value-type="string">
            <text:p>iti48</text:p>
          </table:table-cell>
          <table:table-cell table:formula="of:=MID([.B46];4;100)" office:value-type="string" office:string-value="48" calcext:value-type="string">
            <text:p>48</text:p>
          </table:table-cell>
          <table:table-cell table:formula="of:=VALUE([.C46])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ti49.txt</text:p>
          </table:table-cell>
          <table:table-cell table:formula="of:=SUBSTITUTE([.A47];&quot;.txt&quot;;&quot;&quot;)" office:value-type="string" office:string-value="iti49" calcext:value-type="string">
            <text:p>iti49</text:p>
          </table:table-cell>
          <table:table-cell table:formula="of:=MID([.B47];4;100)" office:value-type="string" office:string-value="49" calcext:value-type="string">
            <text:p>49</text:p>
          </table:table-cell>
          <table:table-cell table:formula="of:=VALUE([.C47])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ti50.txt</text:p>
          </table:table-cell>
          <table:table-cell table:formula="of:=SUBSTITUTE([.A48];&quot;.txt&quot;;&quot;&quot;)" office:value-type="string" office:string-value="iti50" calcext:value-type="string">
            <text:p>iti50</text:p>
          </table:table-cell>
          <table:table-cell table:formula="of:=MID([.B48];4;100)" office:value-type="string" office:string-value="50" calcext:value-type="string">
            <text:p>50</text:p>
          </table:table-cell>
          <table:table-cell table:formula="of:=VALUE([.C48]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ti51.txt</text:p>
          </table:table-cell>
          <table:table-cell table:formula="of:=SUBSTITUTE([.A49];&quot;.txt&quot;;&quot;&quot;)" office:value-type="string" office:string-value="iti51" calcext:value-type="string">
            <text:p>iti51</text:p>
          </table:table-cell>
          <table:table-cell table:formula="of:=MID([.B49];4;100)" office:value-type="string" office:string-value="51" calcext:value-type="string">
            <text:p>51</text:p>
          </table:table-cell>
          <table:table-cell table:formula="of:=VALUE([.C49])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ti52.txt</text:p>
          </table:table-cell>
          <table:table-cell table:formula="of:=SUBSTITUTE([.A50];&quot;.txt&quot;;&quot;&quot;)" office:value-type="string" office:string-value="iti52" calcext:value-type="string">
            <text:p>iti52</text:p>
          </table:table-cell>
          <table:table-cell table:formula="of:=MID([.B50];4;100)" office:value-type="string" office:string-value="52" calcext:value-type="string">
            <text:p>52</text:p>
          </table:table-cell>
          <table:table-cell table:formula="of:=VALUE([.C50])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ti53.txt</text:p>
          </table:table-cell>
          <table:table-cell table:formula="of:=SUBSTITUTE([.A51];&quot;.txt&quot;;&quot;&quot;)" office:value-type="string" office:string-value="iti53" calcext:value-type="string">
            <text:p>iti53</text:p>
          </table:table-cell>
          <table:table-cell table:formula="of:=MID([.B51];4;100)" office:value-type="string" office:string-value="53" calcext:value-type="string">
            <text:p>53</text:p>
          </table:table-cell>
          <table:table-cell table:formula="of:=VALUE([.C51])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ti54.txt</text:p>
          </table:table-cell>
          <table:table-cell table:formula="of:=SUBSTITUTE([.A52];&quot;.txt&quot;;&quot;&quot;)" office:value-type="string" office:string-value="iti54" calcext:value-type="string">
            <text:p>iti54</text:p>
          </table:table-cell>
          <table:table-cell table:formula="of:=MID([.B52];4;100)" office:value-type="string" office:string-value="54" calcext:value-type="string">
            <text:p>54</text:p>
          </table:table-cell>
          <table:table-cell table:formula="of:=VALUE([.C52])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ti55.txt</text:p>
          </table:table-cell>
          <table:table-cell table:formula="of:=SUBSTITUTE([.A53];&quot;.txt&quot;;&quot;&quot;)" office:value-type="string" office:string-value="iti55" calcext:value-type="string">
            <text:p>iti55</text:p>
          </table:table-cell>
          <table:table-cell table:formula="of:=MID([.B53];4;100)" office:value-type="string" office:string-value="55" calcext:value-type="string">
            <text:p>55</text:p>
          </table:table-cell>
          <table:table-cell table:formula="of:=VALUE([.C53])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ti56.txt</text:p>
          </table:table-cell>
          <table:table-cell table:formula="of:=SUBSTITUTE([.A54];&quot;.txt&quot;;&quot;&quot;)" office:value-type="string" office:string-value="iti56" calcext:value-type="string">
            <text:p>iti56</text:p>
          </table:table-cell>
          <table:table-cell table:formula="of:=MID([.B54];4;100)" office:value-type="string" office:string-value="56" calcext:value-type="string">
            <text:p>56</text:p>
          </table:table-cell>
          <table:table-cell table:formula="of:=VALUE([.C54])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ti57.txt</text:p>
          </table:table-cell>
          <table:table-cell table:formula="of:=SUBSTITUTE([.A55];&quot;.txt&quot;;&quot;&quot;)" office:value-type="string" office:string-value="iti57" calcext:value-type="string">
            <text:p>iti57</text:p>
          </table:table-cell>
          <table:table-cell table:formula="of:=MID([.B55];4;100)" office:value-type="string" office:string-value="57" calcext:value-type="string">
            <text:p>57</text:p>
          </table:table-cell>
          <table:table-cell table:formula="of:=VALUE([.C55])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ti58.txt</text:p>
          </table:table-cell>
          <table:table-cell table:formula="of:=SUBSTITUTE([.A56];&quot;.txt&quot;;&quot;&quot;)" office:value-type="string" office:string-value="iti58" calcext:value-type="string">
            <text:p>iti58</text:p>
          </table:table-cell>
          <table:table-cell table:formula="of:=MID([.B56];4;100)" office:value-type="string" office:string-value="58" calcext:value-type="string">
            <text:p>58</text:p>
          </table:table-cell>
          <table:table-cell table:formula="of:=VALUE([.C56])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iti59.txt</text:p>
          </table:table-cell>
          <table:table-cell table:formula="of:=SUBSTITUTE([.A57];&quot;.txt&quot;;&quot;&quot;)" office:value-type="string" office:string-value="iti59" calcext:value-type="string">
            <text:p>iti59</text:p>
          </table:table-cell>
          <table:table-cell table:formula="of:=MID([.B57];4;100)" office:value-type="string" office:string-value="59" calcext:value-type="string">
            <text:p>59</text:p>
          </table:table-cell>
          <table:table-cell table:formula="of:=VALUE([.C57])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ti60.txt</text:p>
          </table:table-cell>
          <table:table-cell table:formula="of:=SUBSTITUTE([.A58];&quot;.txt&quot;;&quot;&quot;)" office:value-type="string" office:string-value="iti60" calcext:value-type="string">
            <text:p>iti60</text:p>
          </table:table-cell>
          <table:table-cell table:formula="of:=MID([.B58];4;100)" office:value-type="string" office:string-value="60" calcext:value-type="string">
            <text:p>60</text:p>
          </table:table-cell>
          <table:table-cell table:formula="of:=VALUE([.C58]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ti61.txt</text:p>
          </table:table-cell>
          <table:table-cell table:formula="of:=SUBSTITUTE([.A59];&quot;.txt&quot;;&quot;&quot;)" office:value-type="string" office:string-value="iti61" calcext:value-type="string">
            <text:p>iti61</text:p>
          </table:table-cell>
          <table:table-cell table:formula="of:=MID([.B59];4;100)" office:value-type="string" office:string-value="61" calcext:value-type="string">
            <text:p>61</text:p>
          </table:table-cell>
          <table:table-cell table:formula="of:=VALUE([.C59])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ti62.txt</text:p>
          </table:table-cell>
          <table:table-cell table:formula="of:=SUBSTITUTE([.A60];&quot;.txt&quot;;&quot;&quot;)" office:value-type="string" office:string-value="iti62" calcext:value-type="string">
            <text:p>iti62</text:p>
          </table:table-cell>
          <table:table-cell table:formula="of:=MID([.B60];4;100)" office:value-type="string" office:string-value="62" calcext:value-type="string">
            <text:p>62</text:p>
          </table:table-cell>
          <table:table-cell table:formula="of:=VALUE([.C60])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ti63.txt</text:p>
          </table:table-cell>
          <table:table-cell table:formula="of:=SUBSTITUTE([.A61];&quot;.txt&quot;;&quot;&quot;)" office:value-type="string" office:string-value="iti63" calcext:value-type="string">
            <text:p>iti63</text:p>
          </table:table-cell>
          <table:table-cell table:formula="of:=MID([.B61];4;100)" office:value-type="string" office:string-value="63" calcext:value-type="string">
            <text:p>63</text:p>
          </table:table-cell>
          <table:table-cell table:formula="of:=VALUE([.C61]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ti64.txt</text:p>
          </table:table-cell>
          <table:table-cell table:formula="of:=SUBSTITUTE([.A62];&quot;.txt&quot;;&quot;&quot;)" office:value-type="string" office:string-value="iti64" calcext:value-type="string">
            <text:p>iti64</text:p>
          </table:table-cell>
          <table:table-cell table:formula="of:=MID([.B62];4;100)" office:value-type="string" office:string-value="64" calcext:value-type="string">
            <text:p>64</text:p>
          </table:table-cell>
          <table:table-cell table:formula="of:=VALUE([.C62])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ti65.txt</text:p>
          </table:table-cell>
          <table:table-cell table:formula="of:=SUBSTITUTE([.A63];&quot;.txt&quot;;&quot;&quot;)" office:value-type="string" office:string-value="iti65" calcext:value-type="string">
            <text:p>iti65</text:p>
          </table:table-cell>
          <table:table-cell table:formula="of:=MID([.B63];4;100)" office:value-type="string" office:string-value="65" calcext:value-type="string">
            <text:p>65</text:p>
          </table:table-cell>
          <table:table-cell table:formula="of:=VALUE([.C63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ti66.txt</text:p>
          </table:table-cell>
          <table:table-cell table:formula="of:=SUBSTITUTE([.A64];&quot;.txt&quot;;&quot;&quot;)" office:value-type="string" office:string-value="iti66" calcext:value-type="string">
            <text:p>iti66</text:p>
          </table:table-cell>
          <table:table-cell table:formula="of:=MID([.B64];4;100)" office:value-type="string" office:string-value="66" calcext:value-type="string">
            <text:p>66</text:p>
          </table:table-cell>
          <table:table-cell table:formula="of:=VALUE([.C64])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ti67.txt</text:p>
          </table:table-cell>
          <table:table-cell table:formula="of:=SUBSTITUTE([.A65];&quot;.txt&quot;;&quot;&quot;)" office:value-type="string" office:string-value="iti67" calcext:value-type="string">
            <text:p>iti67</text:p>
          </table:table-cell>
          <table:table-cell table:formula="of:=MID([.B65];4;100)" office:value-type="string" office:string-value="67" calcext:value-type="string">
            <text:p>67</text:p>
          </table:table-cell>
          <table:table-cell table:formula="of:=VALUE([.C65])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ti68.txt</text:p>
          </table:table-cell>
          <table:table-cell table:formula="of:=SUBSTITUTE([.A66];&quot;.txt&quot;;&quot;&quot;)" office:value-type="string" office:string-value="iti68" calcext:value-type="string">
            <text:p>iti68</text:p>
          </table:table-cell>
          <table:table-cell table:formula="of:=MID([.B66];4;100)" office:value-type="string" office:string-value="68" calcext:value-type="string">
            <text:p>68</text:p>
          </table:table-cell>
          <table:table-cell table:formula="of:=VALUE([.C66])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ti69.txt</text:p>
          </table:table-cell>
          <table:table-cell table:formula="of:=SUBSTITUTE([.A67];&quot;.txt&quot;;&quot;&quot;)" office:value-type="string" office:string-value="iti69" calcext:value-type="string">
            <text:p>iti69</text:p>
          </table:table-cell>
          <table:table-cell table:formula="of:=MID([.B67];4;100)" office:value-type="string" office:string-value="69" calcext:value-type="string">
            <text:p>69</text:p>
          </table:table-cell>
          <table:table-cell table:formula="of:=VALUE([.C67])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ti70.txt</text:p>
          </table:table-cell>
          <table:table-cell table:formula="of:=SUBSTITUTE([.A68];&quot;.txt&quot;;&quot;&quot;)" office:value-type="string" office:string-value="iti70" calcext:value-type="string">
            <text:p>iti70</text:p>
          </table:table-cell>
          <table:table-cell table:formula="of:=MID([.B68];4;100)" office:value-type="string" office:string-value="70" calcext:value-type="string">
            <text:p>70</text:p>
          </table:table-cell>
          <table:table-cell table:formula="of:=VALUE([.C68])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ti71.txt</text:p>
          </table:table-cell>
          <table:table-cell table:formula="of:=SUBSTITUTE([.A69];&quot;.txt&quot;;&quot;&quot;)" office:value-type="string" office:string-value="iti71" calcext:value-type="string">
            <text:p>iti71</text:p>
          </table:table-cell>
          <table:table-cell table:formula="of:=MID([.B69];4;100)" office:value-type="string" office:string-value="71" calcext:value-type="string">
            <text:p>71</text:p>
          </table:table-cell>
          <table:table-cell table:formula="of:=VALUE([.C69])"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ti72.txt</text:p>
          </table:table-cell>
          <table:table-cell table:formula="of:=SUBSTITUTE([.A70];&quot;.txt&quot;;&quot;&quot;)" office:value-type="string" office:string-value="iti72" calcext:value-type="string">
            <text:p>iti72</text:p>
          </table:table-cell>
          <table:table-cell table:formula="of:=MID([.B70];4;100)" office:value-type="string" office:string-value="72" calcext:value-type="string">
            <text:p>72</text:p>
          </table:table-cell>
          <table:table-cell table:formula="of:=VALUE([.C70])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ti73.txt</text:p>
          </table:table-cell>
          <table:table-cell table:formula="of:=SUBSTITUTE([.A71];&quot;.txt&quot;;&quot;&quot;)" office:value-type="string" office:string-value="iti73" calcext:value-type="string">
            <text:p>iti73</text:p>
          </table:table-cell>
          <table:table-cell table:formula="of:=MID([.B71];4;100)" office:value-type="string" office:string-value="73" calcext:value-type="string">
            <text:p>73</text:p>
          </table:table-cell>
          <table:table-cell table:formula="of:=VALUE([.C71])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ti74.txt</text:p>
          </table:table-cell>
          <table:table-cell table:formula="of:=SUBSTITUTE([.A72];&quot;.txt&quot;;&quot;&quot;)" office:value-type="string" office:string-value="iti74" calcext:value-type="string">
            <text:p>iti74</text:p>
          </table:table-cell>
          <table:table-cell table:formula="of:=MID([.B72];4;100)" office:value-type="string" office:string-value="74" calcext:value-type="string">
            <text:p>74</text:p>
          </table:table-cell>
          <table:table-cell table:formula="of:=VALUE([.C72])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ti75.txt</text:p>
          </table:table-cell>
          <table:table-cell table:formula="of:=SUBSTITUTE([.A73];&quot;.txt&quot;;&quot;&quot;)" office:value-type="string" office:string-value="iti75" calcext:value-type="string">
            <text:p>iti75</text:p>
          </table:table-cell>
          <table:table-cell table:formula="of:=MID([.B73];4;100)" office:value-type="string" office:string-value="75" calcext:value-type="string">
            <text:p>75</text:p>
          </table:table-cell>
          <table:table-cell table:formula="of:=VALUE([.C73])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ti76.txt</text:p>
          </table:table-cell>
          <table:table-cell table:formula="of:=SUBSTITUTE([.A74];&quot;.txt&quot;;&quot;&quot;)" office:value-type="string" office:string-value="iti76" calcext:value-type="string">
            <text:p>iti76</text:p>
          </table:table-cell>
          <table:table-cell table:formula="of:=MID([.B74];4;100)" office:value-type="string" office:string-value="76" calcext:value-type="string">
            <text:p>76</text:p>
          </table:table-cell>
          <table:table-cell table:formula="of:=VALUE([.C74]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ti77.txt</text:p>
          </table:table-cell>
          <table:table-cell table:formula="of:=SUBSTITUTE([.A75];&quot;.txt&quot;;&quot;&quot;)" office:value-type="string" office:string-value="iti77" calcext:value-type="string">
            <text:p>iti77</text:p>
          </table:table-cell>
          <table:table-cell table:formula="of:=MID([.B75];4;100)" office:value-type="string" office:string-value="77" calcext:value-type="string">
            <text:p>77</text:p>
          </table:table-cell>
          <table:table-cell table:formula="of:=VALUE([.C75])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ti78.txt</text:p>
          </table:table-cell>
          <table:table-cell table:formula="of:=SUBSTITUTE([.A76];&quot;.txt&quot;;&quot;&quot;)" office:value-type="string" office:string-value="iti78" calcext:value-type="string">
            <text:p>iti78</text:p>
          </table:table-cell>
          <table:table-cell table:formula="of:=MID([.B76];4;100)" office:value-type="string" office:string-value="78" calcext:value-type="string">
            <text:p>78</text:p>
          </table:table-cell>
          <table:table-cell table:formula="of:=VALUE([.C76])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ti79.txt</text:p>
          </table:table-cell>
          <table:table-cell table:formula="of:=SUBSTITUTE([.A77];&quot;.txt&quot;;&quot;&quot;)" office:value-type="string" office:string-value="iti79" calcext:value-type="string">
            <text:p>iti79</text:p>
          </table:table-cell>
          <table:table-cell table:formula="of:=MID([.B77];4;100)" office:value-type="string" office:string-value="79" calcext:value-type="string">
            <text:p>79</text:p>
          </table:table-cell>
          <table:table-cell table:formula="of:=VALUE([.C77])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ti80.txt</text:p>
          </table:table-cell>
          <table:table-cell table:formula="of:=SUBSTITUTE([.A78];&quot;.txt&quot;;&quot;&quot;)" office:value-type="string" office:string-value="iti80" calcext:value-type="string">
            <text:p>iti80</text:p>
          </table:table-cell>
          <table:table-cell table:formula="of:=MID([.B78];4;100)" office:value-type="string" office:string-value="80" calcext:value-type="string">
            <text:p>80</text:p>
          </table:table-cell>
          <table:table-cell table:formula="of:=VALUE([.C78])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ti81.txt</text:p>
          </table:table-cell>
          <table:table-cell table:formula="of:=SUBSTITUTE([.A79];&quot;.txt&quot;;&quot;&quot;)" office:value-type="string" office:string-value="iti81" calcext:value-type="string">
            <text:p>iti81</text:p>
          </table:table-cell>
          <table:table-cell table:formula="of:=MID([.B79];4;100)" office:value-type="string" office:string-value="81" calcext:value-type="string">
            <text:p>81</text:p>
          </table:table-cell>
          <table:table-cell table:formula="of:=VALUE([.C79]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ti82.txt</text:p>
          </table:table-cell>
          <table:table-cell table:formula="of:=SUBSTITUTE([.A80];&quot;.txt&quot;;&quot;&quot;)" office:value-type="string" office:string-value="iti82" calcext:value-type="string">
            <text:p>iti82</text:p>
          </table:table-cell>
          <table:table-cell table:formula="of:=MID([.B80];4;100)" office:value-type="string" office:string-value="82" calcext:value-type="string">
            <text:p>82</text:p>
          </table:table-cell>
          <table:table-cell table:formula="of:=VALUE([.C80])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ti83.txt</text:p>
          </table:table-cell>
          <table:table-cell table:formula="of:=SUBSTITUTE([.A81];&quot;.txt&quot;;&quot;&quot;)" office:value-type="string" office:string-value="iti83" calcext:value-type="string">
            <text:p>iti83</text:p>
          </table:table-cell>
          <table:table-cell table:formula="of:=MID([.B81];4;100)" office:value-type="string" office:string-value="83" calcext:value-type="string">
            <text:p>83</text:p>
          </table:table-cell>
          <table:table-cell table:formula="of:=VALUE([.C81])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ti84.txt</text:p>
          </table:table-cell>
          <table:table-cell table:formula="of:=SUBSTITUTE([.A82];&quot;.txt&quot;;&quot;&quot;)" office:value-type="string" office:string-value="iti84" calcext:value-type="string">
            <text:p>iti84</text:p>
          </table:table-cell>
          <table:table-cell table:formula="of:=MID([.B82];4;100)" office:value-type="string" office:string-value="84" calcext:value-type="string">
            <text:p>84</text:p>
          </table:table-cell>
          <table:table-cell table:formula="of:=VALUE([.C82])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ti85.txt</text:p>
          </table:table-cell>
          <table:table-cell table:formula="of:=SUBSTITUTE([.A83];&quot;.txt&quot;;&quot;&quot;)" office:value-type="string" office:string-value="iti85" calcext:value-type="string">
            <text:p>iti85</text:p>
          </table:table-cell>
          <table:table-cell table:formula="of:=MID([.B83];4;100)" office:value-type="string" office:string-value="85" calcext:value-type="string">
            <text:p>85</text:p>
          </table:table-cell>
          <table:table-cell table:formula="of:=VALUE([.C83])"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ti86.txt</text:p>
          </table:table-cell>
          <table:table-cell table:formula="of:=SUBSTITUTE([.A84];&quot;.txt&quot;;&quot;&quot;)" office:value-type="string" office:string-value="iti86" calcext:value-type="string">
            <text:p>iti86</text:p>
          </table:table-cell>
          <table:table-cell table:formula="of:=MID([.B84];4;100)" office:value-type="string" office:string-value="86" calcext:value-type="string">
            <text:p>86</text:p>
          </table:table-cell>
          <table:table-cell table:formula="of:=VALUE([.C84])"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ti87.txt</text:p>
          </table:table-cell>
          <table:table-cell table:formula="of:=SUBSTITUTE([.A85];&quot;.txt&quot;;&quot;&quot;)" office:value-type="string" office:string-value="iti87" calcext:value-type="string">
            <text:p>iti87</text:p>
          </table:table-cell>
          <table:table-cell table:formula="of:=MID([.B85];4;100)" office:value-type="string" office:string-value="87" calcext:value-type="string">
            <text:p>87</text:p>
          </table:table-cell>
          <table:table-cell table:formula="of:=VALUE([.C85])"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ti88.txt</text:p>
          </table:table-cell>
          <table:table-cell table:formula="of:=SUBSTITUTE([.A86];&quot;.txt&quot;;&quot;&quot;)" office:value-type="string" office:string-value="iti88" calcext:value-type="string">
            <text:p>iti88</text:p>
          </table:table-cell>
          <table:table-cell table:formula="of:=MID([.B86];4;100)" office:value-type="string" office:string-value="88" calcext:value-type="string">
            <text:p>88</text:p>
          </table:table-cell>
          <table:table-cell table:formula="of:=VALUE([.C86])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ti89.txt</text:p>
          </table:table-cell>
          <table:table-cell table:formula="of:=SUBSTITUTE([.A87];&quot;.txt&quot;;&quot;&quot;)" office:value-type="string" office:string-value="iti89" calcext:value-type="string">
            <text:p>iti89</text:p>
          </table:table-cell>
          <table:table-cell table:formula="of:=MID([.B87];4;100)" office:value-type="string" office:string-value="89" calcext:value-type="string">
            <text:p>89</text:p>
          </table:table-cell>
          <table:table-cell table:formula="of:=VALUE([.C87])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ti90.txt</text:p>
          </table:table-cell>
          <table:table-cell table:formula="of:=SUBSTITUTE([.A88];&quot;.txt&quot;;&quot;&quot;)" office:value-type="string" office:string-value="iti90" calcext:value-type="string">
            <text:p>iti90</text:p>
          </table:table-cell>
          <table:table-cell table:formula="of:=MID([.B88];4;100)" office:value-type="string" office:string-value="90" calcext:value-type="string">
            <text:p>90</text:p>
          </table:table-cell>
          <table:table-cell table:formula="of:=VALUE([.C88])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ti91.txt</text:p>
          </table:table-cell>
          <table:table-cell table:formula="of:=SUBSTITUTE([.A89];&quot;.txt&quot;;&quot;&quot;)" office:value-type="string" office:string-value="iti91" calcext:value-type="string">
            <text:p>iti91</text:p>
          </table:table-cell>
          <table:table-cell table:formula="of:=MID([.B89];4;100)" office:value-type="string" office:string-value="91" calcext:value-type="string">
            <text:p>91</text:p>
          </table:table-cell>
          <table:table-cell table:formula="of:=VALUE([.C89])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ti92.txt</text:p>
          </table:table-cell>
          <table:table-cell table:formula="of:=SUBSTITUTE([.A90];&quot;.txt&quot;;&quot;&quot;)" office:value-type="string" office:string-value="iti92" calcext:value-type="string">
            <text:p>iti92</text:p>
          </table:table-cell>
          <table:table-cell table:formula="of:=MID([.B90];4;100)" office:value-type="string" office:string-value="92" calcext:value-type="string">
            <text:p>92</text:p>
          </table:table-cell>
          <table:table-cell table:formula="of:=VALUE([.C90])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ti93.txt</text:p>
          </table:table-cell>
          <table:table-cell table:formula="of:=SUBSTITUTE([.A91];&quot;.txt&quot;;&quot;&quot;)" office:value-type="string" office:string-value="iti93" calcext:value-type="string">
            <text:p>iti93</text:p>
          </table:table-cell>
          <table:table-cell table:formula="of:=MID([.B91];4;100)" office:value-type="string" office:string-value="93" calcext:value-type="string">
            <text:p>93</text:p>
          </table:table-cell>
          <table:table-cell table:formula="of:=VALUE([.C91]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ti94.txt</text:p>
          </table:table-cell>
          <table:table-cell table:formula="of:=SUBSTITUTE([.A92];&quot;.txt&quot;;&quot;&quot;)" office:value-type="string" office:string-value="iti94" calcext:value-type="string">
            <text:p>iti94</text:p>
          </table:table-cell>
          <table:table-cell table:formula="of:=MID([.B92];4;100)" office:value-type="string" office:string-value="94" calcext:value-type="string">
            <text:p>94</text:p>
          </table:table-cell>
          <table:table-cell table:formula="of:=VALUE([.C92])"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ti95.txt</text:p>
          </table:table-cell>
          <table:table-cell table:formula="of:=SUBSTITUTE([.A93];&quot;.txt&quot;;&quot;&quot;)" office:value-type="string" office:string-value="iti95" calcext:value-type="string">
            <text:p>iti95</text:p>
          </table:table-cell>
          <table:table-cell table:formula="of:=MID([.B93];4;100)" office:value-type="string" office:string-value="95" calcext:value-type="string">
            <text:p>95</text:p>
          </table:table-cell>
          <table:table-cell table:formula="of:=VALUE([.C93])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ti96.txt</text:p>
          </table:table-cell>
          <table:table-cell table:formula="of:=SUBSTITUTE([.A94];&quot;.txt&quot;;&quot;&quot;)" office:value-type="string" office:string-value="iti96" calcext:value-type="string">
            <text:p>iti96</text:p>
          </table:table-cell>
          <table:table-cell table:formula="of:=MID([.B94];4;100)" office:value-type="string" office:string-value="96" calcext:value-type="string">
            <text:p>96</text:p>
          </table:table-cell>
          <table:table-cell table:formula="of:=VALUE([.C94])"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ti97.txt</text:p>
          </table:table-cell>
          <table:table-cell table:formula="of:=SUBSTITUTE([.A95];&quot;.txt&quot;;&quot;&quot;)" office:value-type="string" office:string-value="iti97" calcext:value-type="string">
            <text:p>iti97</text:p>
          </table:table-cell>
          <table:table-cell table:formula="of:=MID([.B95];4;100)" office:value-type="string" office:string-value="97" calcext:value-type="string">
            <text:p>97</text:p>
          </table:table-cell>
          <table:table-cell table:formula="of:=VALUE([.C95])"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iti98.txt</text:p>
          </table:table-cell>
          <table:table-cell table:formula="of:=SUBSTITUTE([.A96];&quot;.txt&quot;;&quot;&quot;)" office:value-type="string" office:string-value="iti98" calcext:value-type="string">
            <text:p>iti98</text:p>
          </table:table-cell>
          <table:table-cell table:formula="of:=MID([.B96];4;100)" office:value-type="string" office:string-value="98" calcext:value-type="string">
            <text:p>98</text:p>
          </table:table-cell>
          <table:table-cell table:formula="of:=VALUE([.C96])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ti99.txt</text:p>
          </table:table-cell>
          <table:table-cell table:formula="of:=SUBSTITUTE([.A97];&quot;.txt&quot;;&quot;&quot;)" office:value-type="string" office:string-value="iti99" calcext:value-type="string">
            <text:p>iti99</text:p>
          </table:table-cell>
          <table:table-cell table:formula="of:=MID([.B97];4;100)" office:value-type="string" office:string-value="99" calcext:value-type="string">
            <text:p>99</text:p>
          </table:table-cell>
          <table:table-cell table:formula="of:=VALUE([.C97])"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iti100.txt</text:p>
          </table:table-cell>
          <table:table-cell table:formula="of:=SUBSTITUTE([.A98];&quot;.txt&quot;;&quot;&quot;)" office:value-type="string" office:string-value="iti100" calcext:value-type="string">
            <text:p>iti100</text:p>
          </table:table-cell>
          <table:table-cell table:formula="of:=MID([.B98];4;100)" office:value-type="string" office:string-value="100" calcext:value-type="string">
            <text:p>100</text:p>
          </table:table-cell>
          <table:table-cell table:formula="of:=VALUE([.C9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i101.txt</text:p>
          </table:table-cell>
          <table:table-cell table:formula="of:=SUBSTITUTE([.A99];&quot;.txt&quot;;&quot;&quot;)" office:value-type="string" office:string-value="iti101" calcext:value-type="string">
            <text:p>iti101</text:p>
          </table:table-cell>
          <table:table-cell table:formula="of:=MID([.B99];4;100)" office:value-type="string" office:string-value="101" calcext:value-type="string">
            <text:p>101</text:p>
          </table:table-cell>
          <table:table-cell table:formula="of:=VALUE([.C99]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2.txt</text:p>
          </table:table-cell>
          <table:table-cell table:formula="of:=SUBSTITUTE([.A100];&quot;.txt&quot;;&quot;&quot;)" office:value-type="string" office:string-value="iti102" calcext:value-type="string">
            <text:p>iti102</text:p>
          </table:table-cell>
          <table:table-cell table:formula="of:=MID([.B100];4;100)" office:value-type="string" office:string-value="102" calcext:value-type="string">
            <text:p>102</text:p>
          </table:table-cell>
          <table:table-cell table:formula="of:=VALUE([.C100])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i103.txt</text:p>
          </table:table-cell>
          <table:table-cell table:formula="of:=SUBSTITUTE([.A101];&quot;.txt&quot;;&quot;&quot;)" office:value-type="string" office:string-value="iti103" calcext:value-type="string">
            <text:p>iti103</text:p>
          </table:table-cell>
          <table:table-cell table:formula="of:=MID([.B101];4;100)" office:value-type="string" office:string-value="103" calcext:value-type="string">
            <text:p>103</text:p>
          </table:table-cell>
          <table:table-cell table:formula="of:=VALUE([.C101]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i104.txt</text:p>
          </table:table-cell>
          <table:table-cell table:formula="of:=SUBSTITUTE([.A102];&quot;.txt&quot;;&quot;&quot;)" office:value-type="string" office:string-value="iti104" calcext:value-type="string">
            <text:p>iti104</text:p>
          </table:table-cell>
          <table:table-cell table:formula="of:=MID([.B102];4;100)" office:value-type="string" office:string-value="104" calcext:value-type="string">
            <text:p>104</text:p>
          </table:table-cell>
          <table:table-cell table:formula="of:=VALUE([.C102])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i105.txt</text:p>
          </table:table-cell>
          <table:table-cell table:formula="of:=SUBSTITUTE([.A103];&quot;.txt&quot;;&quot;&quot;)" office:value-type="string" office:string-value="iti105" calcext:value-type="string">
            <text:p>iti105</text:p>
          </table:table-cell>
          <table:table-cell table:formula="of:=MID([.B103];4;100)" office:value-type="string" office:string-value="105" calcext:value-type="string">
            <text:p>105</text:p>
          </table:table-cell>
          <table:table-cell table:formula="of:=VALUE([.C103])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i106.txt</text:p>
          </table:table-cell>
          <table:table-cell table:formula="of:=SUBSTITUTE([.A104];&quot;.txt&quot;;&quot;&quot;)" office:value-type="string" office:string-value="iti106" calcext:value-type="string">
            <text:p>iti106</text:p>
          </table:table-cell>
          <table:table-cell table:formula="of:=MID([.B104];4;100)" office:value-type="string" office:string-value="106" calcext:value-type="string">
            <text:p>106</text:p>
          </table:table-cell>
          <table:table-cell table:formula="of:=VALUE([.C104])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i107.txt</text:p>
          </table:table-cell>
          <table:table-cell table:formula="of:=SUBSTITUTE([.A105];&quot;.txt&quot;;&quot;&quot;)" office:value-type="string" office:string-value="iti107" calcext:value-type="string">
            <text:p>iti107</text:p>
          </table:table-cell>
          <table:table-cell table:formula="of:=MID([.B105];4;100)" office:value-type="string" office:string-value="107" calcext:value-type="string">
            <text:p>107</text:p>
          </table:table-cell>
          <table:table-cell table:formula="of:=VALUE([.C105])"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i108.txt</text:p>
          </table:table-cell>
          <table:table-cell table:formula="of:=SUBSTITUTE([.A106];&quot;.txt&quot;;&quot;&quot;)" office:value-type="string" office:string-value="iti108" calcext:value-type="string">
            <text:p>iti108</text:p>
          </table:table-cell>
          <table:table-cell table:formula="of:=MID([.B106];4;100)" office:value-type="string" office:string-value="108" calcext:value-type="string">
            <text:p>108</text:p>
          </table:table-cell>
          <table:table-cell table:formula="of:=VALUE([.C106])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i109.txt</text:p>
          </table:table-cell>
          <table:table-cell table:formula="of:=SUBSTITUTE([.A107];&quot;.txt&quot;;&quot;&quot;)" office:value-type="string" office:string-value="iti109" calcext:value-type="string">
            <text:p>iti109</text:p>
          </table:table-cell>
          <table:table-cell table:formula="of:=MID([.B107];4;100)" office:value-type="string" office:string-value="109" calcext:value-type="string">
            <text:p>109</text:p>
          </table:table-cell>
          <table:table-cell table:formula="of:=VALUE([.C107])"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i110.txt</text:p>
          </table:table-cell>
          <table:table-cell table:formula="of:=SUBSTITUTE([.A108];&quot;.txt&quot;;&quot;&quot;)" office:value-type="string" office:string-value="iti110" calcext:value-type="string">
            <text:p>iti110</text:p>
          </table:table-cell>
          <table:table-cell table:formula="of:=MID([.B108];4;100)" office:value-type="string" office:string-value="110" calcext:value-type="string">
            <text:p>110</text:p>
          </table:table-cell>
          <table:table-cell table:formula="of:=VALUE([.C108])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ti111.txt</text:p>
          </table:table-cell>
          <table:table-cell table:formula="of:=SUBSTITUTE([.A109];&quot;.txt&quot;;&quot;&quot;)" office:value-type="string" office:string-value="iti111" calcext:value-type="string">
            <text:p>iti111</text:p>
          </table:table-cell>
          <table:table-cell table:formula="of:=MID([.B109];4;100)" office:value-type="string" office:string-value="111" calcext:value-type="string">
            <text:p>111</text:p>
          </table:table-cell>
          <table:table-cell table:formula="of:=VALUE([.C109])"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ti112.txt</text:p>
          </table:table-cell>
          <table:table-cell table:formula="of:=SUBSTITUTE([.A110];&quot;.txt&quot;;&quot;&quot;)" office:value-type="string" office:string-value="iti112" calcext:value-type="string">
            <text:p>iti112</text:p>
          </table:table-cell>
          <table:table-cell table:formula="of:=MID([.B110];4;100)" office:value-type="string" office:string-value="112" calcext:value-type="string">
            <text:p>112</text:p>
          </table:table-cell>
          <table:table-cell table:formula="of:=VALUE([.C110])"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Khp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khp1.txt</text:p>
          </table:table-cell>
          <table:table-cell table:formula="of:=SUBSTITUTE([.A2];&quot;.txt&quot;;&quot;&quot;)" office:value-type="string" office:string-value="khp1" calcext:value-type="string">
            <text:p>khp1</text:p>
          </table:table-cell>
          <table:table-cell table:formula="of:=MID([.B2];4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p2.txt</text:p>
          </table:table-cell>
          <table:table-cell table:formula="of:=SUBSTITUTE([.A3];&quot;.txt&quot;;&quot;&quot;)" office:value-type="string" office:string-value="khp2" calcext:value-type="string">
            <text:p>khp2</text:p>
          </table:table-cell>
          <table:table-cell table:formula="of:=MID([.B3];4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hp3.txt</text:p>
          </table:table-cell>
          <table:table-cell table:formula="of:=SUBSTITUTE([.A4];&quot;.txt&quot;;&quot;&quot;)" office:value-type="string" office:string-value="khp3" calcext:value-type="string">
            <text:p>khp3</text:p>
          </table:table-cell>
          <table:table-cell table:formula="of:=MID([.B4];4;100)" office:value-type="string" office:string-value="3" calcext:value-type="string">
            <text:p>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hp4.txt</text:p>
          </table:table-cell>
          <table:table-cell table:formula="of:=SUBSTITUTE([.A5];&quot;.txt&quot;;&quot;&quot;)" office:value-type="string" office:string-value="khp4" calcext:value-type="string">
            <text:p>khp4</text:p>
          </table:table-cell>
          <table:table-cell table:formula="of:=MID([.B5];4;100)" office:value-type="string" office:string-value="4" calcext:value-type="string">
            <text:p>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hp5.txt</text:p>
          </table:table-cell>
          <table:table-cell table:formula="of:=SUBSTITUTE([.A6];&quot;.txt&quot;;&quot;&quot;)" office:value-type="string" office:string-value="khp5" calcext:value-type="string">
            <text:p>khp5</text:p>
          </table:table-cell>
          <table:table-cell table:formula="of:=MID([.B6];4;100)" office:value-type="string" office:string-value="5" calcext:value-type="string">
            <text:p>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hp6.txt</text:p>
          </table:table-cell>
          <table:table-cell table:formula="of:=SUBSTITUTE([.A7];&quot;.txt&quot;;&quot;&quot;)" office:value-type="string" office:string-value="khp6" calcext:value-type="string">
            <text:p>khp6</text:p>
          </table:table-cell>
          <table:table-cell table:formula="of:=MID([.B7];4;100)" office:value-type="string" office:string-value="6" calcext:value-type="string">
            <text:p>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hp7.txt</text:p>
          </table:table-cell>
          <table:table-cell table:formula="of:=SUBSTITUTE([.A8];&quot;.txt&quot;;&quot;&quot;)" office:value-type="string" office:string-value="khp7" calcext:value-type="string">
            <text:p>khp7</text:p>
          </table:table-cell>
          <table:table-cell table:formula="of:=MID([.B8];4;100)" office:value-type="string" office:string-value="7" calcext:value-type="string">
            <text:p>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hp8.txt</text:p>
          </table:table-cell>
          <table:table-cell table:formula="of:=SUBSTITUTE([.A9];&quot;.txt&quot;;&quot;&quot;)" office:value-type="string" office:string-value="khp8" calcext:value-type="string">
            <text:p>khp8</text:p>
          </table:table-cell>
          <table:table-cell table:formula="of:=MID([.B9];4;100)" office:value-type="string" office:string-value="8" calcext:value-type="string">
            <text:p>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hp9.txt</text:p>
          </table:table-cell>
          <table:table-cell table:formula="of:=SUBSTITUTE([.A10];&quot;.txt&quot;;&quot;&quot;)" office:value-type="string" office:string-value="khp9" calcext:value-type="string">
            <text:p>khp9</text:p>
          </table:table-cell>
          <table:table-cell table:formula="of:=MID([.B10];4;100)" office:value-type="string" office:string-value="9" calcext:value-type="string">
            <text:p>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StNp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StNp1_1.txt</text:p>
          </table:table-cell>
          <table:table-cell table:formula="of:=SUBSTITUTE([.A2];&quot;.txt&quot;;&quot;&quot;)" office:value-type="string" office:string-value="StNp1_1" calcext:value-type="string">
            <text:p>StNp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2.txt</text:p>
          </table:table-cell>
          <table:table-cell table:formula="of:=SUBSTITUTE([.A3];&quot;.txt&quot;;&quot;&quot;)" office:value-type="string" office:string-value="StNp1_2" calcext:value-type="string">
            <text:p>StNp1_2</text:p>
          </table:table-cell>
          <table:table-cell table:formula="of:=MID([.B3];5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1_3.txt</text:p>
          </table:table-cell>
          <table:table-cell table:formula="of:=SUBSTITUTE([.A4];&quot;.txt&quot;;&quot;&quot;)" office:value-type="string" office:string-value="StNp1_3" calcext:value-type="string">
            <text:p>StNp1_3</text:p>
          </table:table-cell>
          <table:table-cell table:formula="of:=MID([.B4];5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1_4.txt</text:p>
          </table:table-cell>
          <table:table-cell table:formula="of:=SUBSTITUTE([.A5];&quot;.txt&quot;;&quot;&quot;)" office:value-type="string" office:string-value="StNp1_4" calcext:value-type="string">
            <text:p>StNp1_4</text:p>
          </table:table-cell>
          <table:table-cell table:formula="of:=MID([.B5];5;100)" office:value-type="string" office:string-value="1_4" calcext:value-type="string">
            <text:p>1_4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1_5.txt</text:p>
          </table:table-cell>
          <table:table-cell table:formula="of:=SUBSTITUTE([.A6];&quot;.txt&quot;;&quot;&quot;)" office:value-type="string" office:string-value="StNp1_5" calcext:value-type="string">
            <text:p>StNp1_5</text:p>
          </table:table-cell>
          <table:table-cell table:formula="of:=MID([.B6];5;100)" office:value-type="string" office:string-value="1_5" calcext:value-type="string">
            <text:p>1_5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1_6.txt</text:p>
          </table:table-cell>
          <table:table-cell table:formula="of:=SUBSTITUTE([.A7];&quot;.txt&quot;;&quot;&quot;)" office:value-type="string" office:string-value="StNp1_6" calcext:value-type="string">
            <text:p>StNp1_6</text:p>
          </table:table-cell>
          <table:table-cell table:formula="of:=MID([.B7];5;100)" office:value-type="string" office:string-value="1_6" calcext:value-type="string">
            <text:p>1_6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1_7.txt</text:p>
          </table:table-cell>
          <table:table-cell table:formula="of:=SUBSTITUTE([.A8];&quot;.txt&quot;;&quot;&quot;)" office:value-type="string" office:string-value="StNp1_7" calcext:value-type="string">
            <text:p>StNp1_7</text:p>
          </table:table-cell>
          <table:table-cell table:formula="of:=MID([.B8];5;100)" office:value-type="string" office:string-value="1_7" calcext:value-type="string">
            <text:p>1_7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1_8.txt</text:p>
          </table:table-cell>
          <table:table-cell table:formula="of:=SUBSTITUTE([.A9];&quot;.txt&quot;;&quot;&quot;)" office:value-type="string" office:string-value="StNp1_8" calcext:value-type="string">
            <text:p>StNp1_8</text:p>
          </table:table-cell>
          <table:table-cell table:formula="of:=MID([.B9];5;100)" office:value-type="string" office:string-value="1_8" calcext:value-type="string">
            <text:p>1_8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1_9.txt</text:p>
          </table:table-cell>
          <table:table-cell table:formula="of:=SUBSTITUTE([.A10];&quot;.txt&quot;;&quot;&quot;)" office:value-type="string" office:string-value="StNp1_9" calcext:value-type="string">
            <text:p>StNp1_9</text:p>
          </table:table-cell>
          <table:table-cell table:formula="of:=MID([.B10];5;100)" office:value-type="string" office:string-value="1_9" calcext:value-type="string">
            <text:p>1_9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1_10.txt</text:p>
          </table:table-cell>
          <table:table-cell table:formula="of:=SUBSTITUTE([.A11];&quot;.txt&quot;;&quot;&quot;)" office:value-type="string" office:string-value="StNp1_10" calcext:value-type="string">
            <text:p>StNp1_10</text:p>
          </table:table-cell>
          <table:table-cell table:formula="of:=MID([.B11];5;100)" office:value-type="string" office:string-value="1_10" calcext:value-type="string">
            <text:p>1_10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1_11.txt</text:p>
          </table:table-cell>
          <table:table-cell table:formula="of:=SUBSTITUTE([.A12];&quot;.txt&quot;;&quot;&quot;)" office:value-type="string" office:string-value="StNp1_11" calcext:value-type="string">
            <text:p>StNp1_11</text:p>
          </table:table-cell>
          <table:table-cell table:formula="of:=MID([.B12];5;100)" office:value-type="string" office:string-value="1_11" calcext:value-type="string">
            <text:p>1_11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1_12.txt</text:p>
          </table:table-cell>
          <table:table-cell table:formula="of:=SUBSTITUTE([.A13];&quot;.txt&quot;;&quot;&quot;)" office:value-type="string" office:string-value="StNp1_12" calcext:value-type="string">
            <text:p>StNp1_12</text:p>
          </table:table-cell>
          <table:table-cell table:formula="of:=MID([.B13];5;100)" office:value-type="string" office:string-value="1_12" calcext:value-type="string">
            <text:p>1_12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2_1.txt</text:p>
          </table:table-cell>
          <table:table-cell table:formula="of:=SUBSTITUTE([.A14];&quot;.txt&quot;;&quot;&quot;)" office:value-type="string" office:string-value="StNp2_1" calcext:value-type="string">
            <text:p>StNp2_1</text:p>
          </table:table-cell>
          <table:table-cell table:formula="of:=MID([.B14];5;100)" office:value-type="string" office:string-value="2_1" calcext:value-type="string">
            <text:p>2_1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2.txt</text:p>
          </table:table-cell>
          <table:table-cell table:formula="of:=SUBSTITUTE([.A15];&quot;.txt&quot;;&quot;&quot;)" office:value-type="string" office:string-value="StNp2_2" calcext:value-type="string">
            <text:p>StNp2_2</text:p>
          </table:table-cell>
          <table:table-cell table:formula="of:=MID([.B15];5;100)" office:value-type="string" office:string-value="2_2" calcext:value-type="string">
            <text:p>2_2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2_3.txt</text:p>
          </table:table-cell>
          <table:table-cell table:formula="of:=SUBSTITUTE([.A16];&quot;.txt&quot;;&quot;&quot;)" office:value-type="string" office:string-value="StNp2_3" calcext:value-type="string">
            <text:p>StNp2_3</text:p>
          </table:table-cell>
          <table:table-cell table:formula="of:=MID([.B16];5;100)" office:value-type="string" office:string-value="2_3" calcext:value-type="string">
            <text:p>2_3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2_4.txt</text:p>
          </table:table-cell>
          <table:table-cell table:formula="of:=SUBSTITUTE([.A17];&quot;.txt&quot;;&quot;&quot;)" office:value-type="string" office:string-value="StNp2_4" calcext:value-type="string">
            <text:p>StNp2_4</text:p>
          </table:table-cell>
          <table:table-cell table:formula="of:=MID([.B17];5;100)" office:value-type="string" office:string-value="2_4" calcext:value-type="string">
            <text:p>2_4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2_5.txt</text:p>
          </table:table-cell>
          <table:table-cell table:formula="of:=SUBSTITUTE([.A18];&quot;.txt&quot;;&quot;&quot;)" office:value-type="string" office:string-value="StNp2_5" calcext:value-type="string">
            <text:p>StNp2_5</text:p>
          </table:table-cell>
          <table:table-cell table:formula="of:=MID([.B18];5;100)" office:value-type="string" office:string-value="2_5" calcext:value-type="string">
            <text:p>2_5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2_6.txt</text:p>
          </table:table-cell>
          <table:table-cell table:formula="of:=SUBSTITUTE([.A19];&quot;.txt&quot;;&quot;&quot;)" office:value-type="string" office:string-value="StNp2_6" calcext:value-type="string">
            <text:p>StNp2_6</text:p>
          </table:table-cell>
          <table:table-cell table:formula="of:=MID([.B19];5;100)" office:value-type="string" office:string-value="2_6" calcext:value-type="string">
            <text:p>2_6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2_7.txt</text:p>
          </table:table-cell>
          <table:table-cell table:formula="of:=SUBSTITUTE([.A20];&quot;.txt&quot;;&quot;&quot;)" office:value-type="string" office:string-value="StNp2_7" calcext:value-type="string">
            <text:p>StNp2_7</text:p>
          </table:table-cell>
          <table:table-cell table:formula="of:=MID([.B20];5;100)" office:value-type="string" office:string-value="2_7" calcext:value-type="string">
            <text:p>2_7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2_8.txt</text:p>
          </table:table-cell>
          <table:table-cell table:formula="of:=SUBSTITUTE([.A21];&quot;.txt&quot;;&quot;&quot;)" office:value-type="string" office:string-value="StNp2_8" calcext:value-type="string">
            <text:p>StNp2_8</text:p>
          </table:table-cell>
          <table:table-cell table:formula="of:=MID([.B21];5;100)" office:value-type="string" office:string-value="2_8" calcext:value-type="string">
            <text:p>2_8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2_9.txt</text:p>
          </table:table-cell>
          <table:table-cell table:formula="of:=SUBSTITUTE([.A22];&quot;.txt&quot;;&quot;&quot;)" office:value-type="string" office:string-value="StNp2_9" calcext:value-type="string">
            <text:p>StNp2_9</text:p>
          </table:table-cell>
          <table:table-cell table:formula="of:=MID([.B22];5;100)" office:value-type="string" office:string-value="2_9" calcext:value-type="string">
            <text:p>2_9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2_10.txt</text:p>
          </table:table-cell>
          <table:table-cell table:formula="of:=SUBSTITUTE([.A23];&quot;.txt&quot;;&quot;&quot;)" office:value-type="string" office:string-value="StNp2_10" calcext:value-type="string">
            <text:p>StNp2_10</text:p>
          </table:table-cell>
          <table:table-cell table:formula="of:=MID([.B23];5;100)" office:value-type="string" office:string-value="2_10" calcext:value-type="string">
            <text:p>2_10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2_11.txt</text:p>
          </table:table-cell>
          <table:table-cell table:formula="of:=SUBSTITUTE([.A24];&quot;.txt&quot;;&quot;&quot;)" office:value-type="string" office:string-value="StNp2_11" calcext:value-type="string">
            <text:p>StNp2_11</text:p>
          </table:table-cell>
          <table:table-cell table:formula="of:=MID([.B24];5;100)" office:value-type="string" office:string-value="2_11" calcext:value-type="string">
            <text:p>2_11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2_12.txt</text:p>
          </table:table-cell>
          <table:table-cell table:formula="of:=SUBSTITUTE([.A25];&quot;.txt&quot;;&quot;&quot;)" office:value-type="string" office:string-value="StNp2_12" calcext:value-type="string">
            <text:p>StNp2_12</text:p>
          </table:table-cell>
          <table:table-cell table:formula="of:=MID([.B25];5;100)" office:value-type="string" office:string-value="2_12" calcext:value-type="string">
            <text:p>2_12</text:p>
          </table:table-cell>
          <table:table-cell table:formula="of:=VALUE(SUBSTITUTE(ORG.LIBREOFFICE.REGEX([.C25];&quot;(\d)+_&quot;); &quot;_&quot;;&quot;&quot;))" office:value-type="float" office:value="2" calcext:value-type="float">
            <text:p>2</text:p>
          </table:table-cell>
          <table:table-cell table:formula="of:=VALUE(SUBSTITUTE(ORG.LIBREOFFICE.REGEX([.C2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2_13.txt</text:p>
          </table:table-cell>
          <table:table-cell table:formula="of:=SUBSTITUTE([.A26];&quot;.txt&quot;;&quot;&quot;)" office:value-type="string" office:string-value="StNp2_13" calcext:value-type="string">
            <text:p>StNp2_13</text:p>
          </table:table-cell>
          <table:table-cell table:formula="of:=MID([.B26];5;100)" office:value-type="string" office:string-value="2_13" calcext:value-type="string">
            <text:p>2_13</text:p>
          </table:table-cell>
          <table:table-cell table:formula="of:=VALUE(SUBSTITUTE(ORG.LIBREOFFICE.REGEX([.C26];&quot;(\d)+_&quot;); &quot;_&quot;;&quot;&quot;))" office:value-type="float" office:value="2" calcext:value-type="float">
            <text:p>2</text:p>
          </table:table-cell>
          <table:table-cell table:formula="of:=VALUE(SUBSTITUTE(ORG.LIBREOFFICE.REGEX([.C26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2_14.txt</text:p>
          </table:table-cell>
          <table:table-cell table:formula="of:=SUBSTITUTE([.A27];&quot;.txt&quot;;&quot;&quot;)" office:value-type="string" office:string-value="StNp2_14" calcext:value-type="string">
            <text:p>StNp2_14</text:p>
          </table:table-cell>
          <table:table-cell table:formula="of:=MID([.B27];5;100)" office:value-type="string" office:string-value="2_14" calcext:value-type="string">
            <text:p>2_14</text:p>
          </table:table-cell>
          <table:table-cell table:formula="of:=VALUE(SUBSTITUTE(ORG.LIBREOFFICE.REGEX([.C27];&quot;(\d)+_&quot;); &quot;_&quot;;&quot;&quot;))" office:value-type="float" office:value="2" calcext:value-type="float">
            <text:p>2</text:p>
          </table:table-cell>
          <table:table-cell table:formula="of:=VALUE(SUBSTITUTE(ORG.LIBREOFFICE.REGEX([.C27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3_1.txt</text:p>
          </table:table-cell>
          <table:table-cell table:formula="of:=SUBSTITUTE([.A28];&quot;.txt&quot;;&quot;&quot;)" office:value-type="string" office:string-value="StNp3_1" calcext:value-type="string">
            <text:p>StNp3_1</text:p>
          </table:table-cell>
          <table:table-cell table:formula="of:=MID([.B28];5;100)" office:value-type="string" office:string-value="3_1" calcext:value-type="string">
            <text:p>3_1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2.txt</text:p>
          </table:table-cell>
          <table:table-cell table:formula="of:=SUBSTITUTE([.A29];&quot;.txt&quot;;&quot;&quot;)" office:value-type="string" office:string-value="StNp3_2" calcext:value-type="string">
            <text:p>StNp3_2</text:p>
          </table:table-cell>
          <table:table-cell table:formula="of:=MID([.B29];5;100)" office:value-type="string" office:string-value="3_2" calcext:value-type="string">
            <text:p>3_2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3_3.txt</text:p>
          </table:table-cell>
          <table:table-cell table:formula="of:=SUBSTITUTE([.A30];&quot;.txt&quot;;&quot;&quot;)" office:value-type="string" office:string-value="StNp3_3" calcext:value-type="string">
            <text:p>StNp3_3</text:p>
          </table:table-cell>
          <table:table-cell table:formula="of:=MID([.B30];5;100)" office:value-type="string" office:string-value="3_3" calcext:value-type="string">
            <text:p>3_3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3_4.txt</text:p>
          </table:table-cell>
          <table:table-cell table:formula="of:=SUBSTITUTE([.A31];&quot;.txt&quot;;&quot;&quot;)" office:value-type="string" office:string-value="StNp3_4" calcext:value-type="string">
            <text:p>StNp3_4</text:p>
          </table:table-cell>
          <table:table-cell table:formula="of:=MID([.B31];5;100)" office:value-type="string" office:string-value="3_4" calcext:value-type="string">
            <text:p>3_4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3_5.txt</text:p>
          </table:table-cell>
          <table:table-cell table:formula="of:=SUBSTITUTE([.A32];&quot;.txt&quot;;&quot;&quot;)" office:value-type="string" office:string-value="StNp3_5" calcext:value-type="string">
            <text:p>StNp3_5</text:p>
          </table:table-cell>
          <table:table-cell table:formula="of:=MID([.B32];5;100)" office:value-type="string" office:string-value="3_5" calcext:value-type="string">
            <text:p>3_5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3_6.txt</text:p>
          </table:table-cell>
          <table:table-cell table:formula="of:=SUBSTITUTE([.A33];&quot;.txt&quot;;&quot;&quot;)" office:value-type="string" office:string-value="StNp3_6" calcext:value-type="string">
            <text:p>StNp3_6</text:p>
          </table:table-cell>
          <table:table-cell table:formula="of:=MID([.B33];5;100)" office:value-type="string" office:string-value="3_6" calcext:value-type="string">
            <text:p>3_6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3_7.txt</text:p>
          </table:table-cell>
          <table:table-cell table:formula="of:=SUBSTITUTE([.A34];&quot;.txt&quot;;&quot;&quot;)" office:value-type="string" office:string-value="StNp3_7" calcext:value-type="string">
            <text:p>StNp3_7</text:p>
          </table:table-cell>
          <table:table-cell table:formula="of:=MID([.B34];5;100)" office:value-type="string" office:string-value="3_7" calcext:value-type="string">
            <text:p>3_7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3_8.txt</text:p>
          </table:table-cell>
          <table:table-cell table:formula="of:=SUBSTITUTE([.A35];&quot;.txt&quot;;&quot;&quot;)" office:value-type="string" office:string-value="StNp3_8" calcext:value-type="string">
            <text:p>StNp3_8</text:p>
          </table:table-cell>
          <table:table-cell table:formula="of:=MID([.B35];5;100)" office:value-type="string" office:string-value="3_8" calcext:value-type="string">
            <text:p>3_8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3_9.txt</text:p>
          </table:table-cell>
          <table:table-cell table:formula="of:=SUBSTITUTE([.A36];&quot;.txt&quot;;&quot;&quot;)" office:value-type="string" office:string-value="StNp3_9" calcext:value-type="string">
            <text:p>StNp3_9</text:p>
          </table:table-cell>
          <table:table-cell table:formula="of:=MID([.B36];5;100)" office:value-type="string" office:string-value="3_9" calcext:value-type="string">
            <text:p>3_9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3_10.txt</text:p>
          </table:table-cell>
          <table:table-cell table:formula="of:=SUBSTITUTE([.A37];&quot;.txt&quot;;&quot;&quot;)" office:value-type="string" office:string-value="StNp3_10" calcext:value-type="string">
            <text:p>StNp3_10</text:p>
          </table:table-cell>
          <table:table-cell table:formula="of:=MID([.B37];5;100)" office:value-type="string" office:string-value="3_10" calcext:value-type="string">
            <text:p>3_10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3_11.txt</text:p>
          </table:table-cell>
          <table:table-cell table:formula="of:=SUBSTITUTE([.A38];&quot;.txt&quot;;&quot;&quot;)" office:value-type="string" office:string-value="StNp3_11" calcext:value-type="string">
            <text:p>StNp3_11</text:p>
          </table:table-cell>
          <table:table-cell table:formula="of:=MID([.B38];5;100)" office:value-type="string" office:string-value="3_11" calcext:value-type="string">
            <text:p>3_11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3_12.txt</text:p>
          </table:table-cell>
          <table:table-cell table:formula="of:=SUBSTITUTE([.A39];&quot;.txt&quot;;&quot;&quot;)" office:value-type="string" office:string-value="StNp3_12" calcext:value-type="string">
            <text:p>StNp3_12</text:p>
          </table:table-cell>
          <table:table-cell table:formula="of:=MID([.B39];5;100)" office:value-type="string" office:string-value="3_12" calcext:value-type="string">
            <text:p>3_12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4_1.txt</text:p>
          </table:table-cell>
          <table:table-cell table:formula="of:=SUBSTITUTE([.A40];&quot;.txt&quot;;&quot;&quot;)" office:value-type="string" office:string-value="StNp4_1" calcext:value-type="string">
            <text:p>StNp4_1</text:p>
          </table:table-cell>
          <table:table-cell table:formula="of:=MID([.B40];5;100)" office:value-type="string" office:string-value="4_1" calcext:value-type="string">
            <text:p>4_1</text:p>
          </table:table-cell>
          <table:table-cell table:formula="of:=VALUE(SUBSTITUTE(ORG.LIBREOFFICE.REGEX([.C40];&quot;(\d)+_&quot;); &quot;_&quot;;&quot;&quot;))" office:value-type="float" office:value="4" calcext:value-type="float">
            <text:p>4</text:p>
          </table:table-cell>
          <table:table-cell table:formula="of:=VALUE(SUBSTITUTE(ORG.LIBREOFFICE.REGEX([.C4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2.txt</text:p>
          </table:table-cell>
          <table:table-cell table:formula="of:=SUBSTITUTE([.A41];&quot;.txt&quot;;&quot;&quot;)" office:value-type="string" office:string-value="StNp4_2" calcext:value-type="string">
            <text:p>StNp4_2</text:p>
          </table:table-cell>
          <table:table-cell table:formula="of:=MID([.B41];5;100)" office:value-type="string" office:string-value="4_2" calcext:value-type="string">
            <text:p>4_2</text:p>
          </table:table-cell>
          <table:table-cell table:formula="of:=VALUE(SUBSTITUTE(ORG.LIBREOFFICE.REGEX([.C41];&quot;(\d)+_&quot;); &quot;_&quot;;&quot;&quot;))" office:value-type="float" office:value="4" calcext:value-type="float">
            <text:p>4</text:p>
          </table:table-cell>
          <table:table-cell table:formula="of:=VALUE(SUBSTITUTE(ORG.LIBREOFFICE.REGEX([.C4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4_3.txt</text:p>
          </table:table-cell>
          <table:table-cell table:formula="of:=SUBSTITUTE([.A42];&quot;.txt&quot;;&quot;&quot;)" office:value-type="string" office:string-value="StNp4_3" calcext:value-type="string">
            <text:p>StNp4_3</text:p>
          </table:table-cell>
          <table:table-cell table:formula="of:=MID([.B42];5;100)" office:value-type="string" office:string-value="4_3" calcext:value-type="string">
            <text:p>4_3</text:p>
          </table:table-cell>
          <table:table-cell table:formula="of:=VALUE(SUBSTITUTE(ORG.LIBREOFFICE.REGEX([.C42];&quot;(\d)+_&quot;); &quot;_&quot;;&quot;&quot;))" office:value-type="float" office:value="4" calcext:value-type="float">
            <text:p>4</text:p>
          </table:table-cell>
          <table:table-cell table:formula="of:=VALUE(SUBSTITUTE(ORG.LIBREOFFICE.REGEX([.C4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4_4.txt</text:p>
          </table:table-cell>
          <table:table-cell table:formula="of:=SUBSTITUTE([.A43];&quot;.txt&quot;;&quot;&quot;)" office:value-type="string" office:string-value="StNp4_4" calcext:value-type="string">
            <text:p>StNp4_4</text:p>
          </table:table-cell>
          <table:table-cell table:formula="of:=MID([.B43];5;100)" office:value-type="string" office:string-value="4_4" calcext:value-type="string">
            <text:p>4_4</text:p>
          </table:table-cell>
          <table:table-cell table:formula="of:=VALUE(SUBSTITUTE(ORG.LIBREOFFICE.REGEX([.C43];&quot;(\d)+_&quot;); &quot;_&quot;;&quot;&quot;))" office:value-type="float" office:value="4" calcext:value-type="float">
            <text:p>4</text:p>
          </table:table-cell>
          <table:table-cell table:formula="of:=VALUE(SUBSTITUTE(ORG.LIBREOFFICE.REGEX([.C4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4_5.txt</text:p>
          </table:table-cell>
          <table:table-cell table:formula="of:=SUBSTITUTE([.A44];&quot;.txt&quot;;&quot;&quot;)" office:value-type="string" office:string-value="StNp4_5" calcext:value-type="string">
            <text:p>StNp4_5</text:p>
          </table:table-cell>
          <table:table-cell table:formula="of:=MID([.B44];5;100)" office:value-type="string" office:string-value="4_5" calcext:value-type="string">
            <text:p>4_5</text:p>
          </table:table-cell>
          <table:table-cell table:formula="of:=VALUE(SUBSTITUTE(ORG.LIBREOFFICE.REGEX([.C44];&quot;(\d)+_&quot;); &quot;_&quot;;&quot;&quot;))" office:value-type="float" office:value="4" calcext:value-type="float">
            <text:p>4</text:p>
          </table:table-cell>
          <table:table-cell table:formula="of:=VALUE(SUBSTITUTE(ORG.LIBREOFFICE.REGEX([.C4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4_6.txt</text:p>
          </table:table-cell>
          <table:table-cell table:formula="of:=SUBSTITUTE([.A45];&quot;.txt&quot;;&quot;&quot;)" office:value-type="string" office:string-value="StNp4_6" calcext:value-type="string">
            <text:p>StNp4_6</text:p>
          </table:table-cell>
          <table:table-cell table:formula="of:=MID([.B45];5;100)" office:value-type="string" office:string-value="4_6" calcext:value-type="string">
            <text:p>4_6</text:p>
          </table:table-cell>
          <table:table-cell table:formula="of:=VALUE(SUBSTITUTE(ORG.LIBREOFFICE.REGEX([.C45];&quot;(\d)+_&quot;); &quot;_&quot;;&quot;&quot;))" office:value-type="float" office:value="4" calcext:value-type="float">
            <text:p>4</text:p>
          </table:table-cell>
          <table:table-cell table:formula="of:=VALUE(SUBSTITUTE(ORG.LIBREOFFICE.REGEX([.C4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4_7.txt</text:p>
          </table:table-cell>
          <table:table-cell table:formula="of:=SUBSTITUTE([.A46];&quot;.txt&quot;;&quot;&quot;)" office:value-type="string" office:string-value="StNp4_7" calcext:value-type="string">
            <text:p>StNp4_7</text:p>
          </table:table-cell>
          <table:table-cell table:formula="of:=MID([.B46];5;100)" office:value-type="string" office:string-value="4_7" calcext:value-type="string">
            <text:p>4_7</text:p>
          </table:table-cell>
          <table:table-cell table:formula="of:=VALUE(SUBSTITUTE(ORG.LIBREOFFICE.REGEX([.C46];&quot;(\d)+_&quot;); &quot;_&quot;;&quot;&quot;))" office:value-type="float" office:value="4" calcext:value-type="float">
            <text:p>4</text:p>
          </table:table-cell>
          <table:table-cell table:formula="of:=VALUE(SUBSTITUTE(ORG.LIBREOFFICE.REGEX([.C4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4_8.txt</text:p>
          </table:table-cell>
          <table:table-cell table:formula="of:=SUBSTITUTE([.A47];&quot;.txt&quot;;&quot;&quot;)" office:value-type="string" office:string-value="StNp4_8" calcext:value-type="string">
            <text:p>StNp4_8</text:p>
          </table:table-cell>
          <table:table-cell table:formula="of:=MID([.B47];5;100)" office:value-type="string" office:string-value="4_8" calcext:value-type="string">
            <text:p>4_8</text:p>
          </table:table-cell>
          <table:table-cell table:formula="of:=VALUE(SUBSTITUTE(ORG.LIBREOFFICE.REGEX([.C47];&quot;(\d)+_&quot;); &quot;_&quot;;&quot;&quot;))" office:value-type="float" office:value="4" calcext:value-type="float">
            <text:p>4</text:p>
          </table:table-cell>
          <table:table-cell table:formula="of:=VALUE(SUBSTITUTE(ORG.LIBREOFFICE.REGEX([.C4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4_9.txt</text:p>
          </table:table-cell>
          <table:table-cell table:formula="of:=SUBSTITUTE([.A48];&quot;.txt&quot;;&quot;&quot;)" office:value-type="string" office:string-value="StNp4_9" calcext:value-type="string">
            <text:p>StNp4_9</text:p>
          </table:table-cell>
          <table:table-cell table:formula="of:=MID([.B48];5;100)" office:value-type="string" office:string-value="4_9" calcext:value-type="string">
            <text:p>4_9</text:p>
          </table:table-cell>
          <table:table-cell table:formula="of:=VALUE(SUBSTITUTE(ORG.LIBREOFFICE.REGEX([.C48];&quot;(\d)+_&quot;); &quot;_&quot;;&quot;&quot;))" office:value-type="float" office:value="4" calcext:value-type="float">
            <text:p>4</text:p>
          </table:table-cell>
          <table:table-cell table:formula="of:=VALUE(SUBSTITUTE(ORG.LIBREOFFICE.REGEX([.C4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4_10.txt</text:p>
          </table:table-cell>
          <table:table-cell table:formula="of:=SUBSTITUTE([.A49];&quot;.txt&quot;;&quot;&quot;)" office:value-type="string" office:string-value="StNp4_10" calcext:value-type="string">
            <text:p>StNp4_10</text:p>
          </table:table-cell>
          <table:table-cell table:formula="of:=MID([.B49];5;100)" office:value-type="string" office:string-value="4_10" calcext:value-type="string">
            <text:p>4_10</text:p>
          </table:table-cell>
          <table:table-cell table:formula="of:=VALUE(SUBSTITUTE(ORG.LIBREOFFICE.REGEX([.C49];&quot;(\d)+_&quot;); &quot;_&quot;;&quot;&quot;))" office:value-type="float" office:value="4" calcext:value-type="float">
            <text:p>4</text:p>
          </table:table-cell>
          <table:table-cell table:formula="of:=VALUE(SUBSTITUTE(ORG.LIBREOFFICE.REGEX([.C4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4_11.txt</text:p>
          </table:table-cell>
          <table:table-cell table:formula="of:=SUBSTITUTE([.A50];&quot;.txt&quot;;&quot;&quot;)" office:value-type="string" office:string-value="StNp4_11" calcext:value-type="string">
            <text:p>StNp4_11</text:p>
          </table:table-cell>
          <table:table-cell table:formula="of:=MID([.B50];5;100)" office:value-type="string" office:string-value="4_11" calcext:value-type="string">
            <text:p>4_11</text:p>
          </table:table-cell>
          <table:table-cell table:formula="of:=VALUE(SUBSTITUTE(ORG.LIBREOFFICE.REGEX([.C50];&quot;(\d)+_&quot;); &quot;_&quot;;&quot;&quot;))" office:value-type="float" office:value="4" calcext:value-type="float">
            <text:p>4</text:p>
          </table:table-cell>
          <table:table-cell table:formula="of:=VALUE(SUBSTITUTE(ORG.LIBREOFFICE.REGEX([.C50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4_12.txt</text:p>
          </table:table-cell>
          <table:table-cell table:formula="of:=SUBSTITUTE([.A51];&quot;.txt&quot;;&quot;&quot;)" office:value-type="string" office:string-value="StNp4_12" calcext:value-type="string">
            <text:p>StNp4_12</text:p>
          </table:table-cell>
          <table:table-cell table:formula="of:=MID([.B51];5;100)" office:value-type="string" office:string-value="4_12" calcext:value-type="string">
            <text:p>4_12</text:p>
          </table:table-cell>
          <table:table-cell table:formula="of:=VALUE(SUBSTITUTE(ORG.LIBREOFFICE.REGEX([.C51];&quot;(\d)+_&quot;); &quot;_&quot;;&quot;&quot;))" office:value-type="float" office:value="4" calcext:value-type="float">
            <text:p>4</text:p>
          </table:table-cell>
          <table:table-cell table:formula="of:=VALUE(SUBSTITUTE(ORG.LIBREOFFICE.REGEX([.C51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4_13.txt</text:p>
          </table:table-cell>
          <table:table-cell table:formula="of:=SUBSTITUTE([.A52];&quot;.txt&quot;;&quot;&quot;)" office:value-type="string" office:string-value="StNp4_13" calcext:value-type="string">
            <text:p>StNp4_13</text:p>
          </table:table-cell>
          <table:table-cell table:formula="of:=MID([.B52];5;100)" office:value-type="string" office:string-value="4_13" calcext:value-type="string">
            <text:p>4_13</text:p>
          </table:table-cell>
          <table:table-cell table:formula="of:=VALUE(SUBSTITUTE(ORG.LIBREOFFICE.REGEX([.C52];&quot;(\d)+_&quot;); &quot;_&quot;;&quot;&quot;))" office:value-type="float" office:value="4" calcext:value-type="float">
            <text:p>4</text:p>
          </table:table-cell>
          <table:table-cell table:formula="of:=VALUE(SUBSTITUTE(ORG.LIBREOFFICE.REGEX([.C5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4_14.txt</text:p>
          </table:table-cell>
          <table:table-cell table:formula="of:=SUBSTITUTE([.A53];&quot;.txt&quot;;&quot;&quot;)" office:value-type="string" office:string-value="StNp4_14" calcext:value-type="string">
            <text:p>StNp4_14</text:p>
          </table:table-cell>
          <table:table-cell table:formula="of:=MID([.B53];5;100)" office:value-type="string" office:string-value="4_14" calcext:value-type="string">
            <text:p>4_14</text:p>
          </table:table-cell>
          <table:table-cell table:formula="of:=VALUE(SUBSTITUTE(ORG.LIBREOFFICE.REGEX([.C53];&quot;(\d)+_&quot;); &quot;_&quot;;&quot;&quot;))" office:value-type="float" office:value="4" calcext:value-type="float">
            <text:p>4</text:p>
          </table:table-cell>
          <table:table-cell table:formula="of:=VALUE(SUBSTITUTE(ORG.LIBREOFFICE.REGEX([.C53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4_15.txt</text:p>
          </table:table-cell>
          <table:table-cell table:formula="of:=SUBSTITUTE([.A54];&quot;.txt&quot;;&quot;&quot;)" office:value-type="string" office:string-value="StNp4_15" calcext:value-type="string">
            <text:p>StNp4_15</text:p>
          </table:table-cell>
          <table:table-cell table:formula="of:=MID([.B54];5;100)" office:value-type="string" office:string-value="4_15" calcext:value-type="string">
            <text:p>4_15</text:p>
          </table:table-cell>
          <table:table-cell table:formula="of:=VALUE(SUBSTITUTE(ORG.LIBREOFFICE.REGEX([.C54];&quot;(\d)+_&quot;); &quot;_&quot;;&quot;&quot;))" office:value-type="float" office:value="4" calcext:value-type="float">
            <text:p>4</text:p>
          </table:table-cell>
          <table:table-cell table:formula="of:=VALUE(SUBSTITUTE(ORG.LIBREOFFICE.REGEX([.C54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Np4_16.txt</text:p>
          </table:table-cell>
          <table:table-cell table:formula="of:=SUBSTITUTE([.A55];&quot;.txt&quot;;&quot;&quot;)" office:value-type="string" office:string-value="StNp4_16" calcext:value-type="string">
            <text:p>StNp4_16</text:p>
          </table:table-cell>
          <table:table-cell table:formula="of:=MID([.B55];5;100)" office:value-type="string" office:string-value="4_16" calcext:value-type="string">
            <text:p>4_16</text:p>
          </table:table-cell>
          <table:table-cell table:formula="of:=VALUE(SUBSTITUTE(ORG.LIBREOFFICE.REGEX([.C55];&quot;(\d)+_&quot;); &quot;_&quot;;&quot;&quot;))" office:value-type="float" office:value="4" calcext:value-type="float">
            <text:p>4</text:p>
          </table:table-cell>
          <table:table-cell table:formula="of:=VALUE(SUBSTITUTE(ORG.LIBREOFFICE.REGEX([.C55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Np5_1.txt</text:p>
          </table:table-cell>
          <table:table-cell table:formula="of:=SUBSTITUTE([.A56];&quot;.txt&quot;;&quot;&quot;)" office:value-type="string" office:string-value="StNp5_1" calcext:value-type="string">
            <text:p>StNp5_1</text:p>
          </table:table-cell>
          <table:table-cell table:formula="of:=MID([.B56];5;100)" office:value-type="string" office:string-value="5_1" calcext:value-type="string">
            <text:p>5_1</text:p>
          </table:table-cell>
          <table:table-cell table:formula="of:=VALUE(SUBSTITUTE(ORG.LIBREOFFICE.REGEX([.C56];&quot;(\d)+_&quot;); &quot;_&quot;;&quot;&quot;))" office:value-type="float" office:value="5" calcext:value-type="float">
            <text:p>5</text:p>
          </table:table-cell>
          <table:table-cell table:formula="of:=VALUE(SUBSTITUTE(ORG.LIBREOFFICE.REGEX([.C56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2.txt</text:p>
          </table:table-cell>
          <table:table-cell table:formula="of:=SUBSTITUTE([.A57];&quot;.txt&quot;;&quot;&quot;)" office:value-type="string" office:string-value="StNp5_2" calcext:value-type="string">
            <text:p>StNp5_2</text:p>
          </table:table-cell>
          <table:table-cell table:formula="of:=MID([.B57];5;100)" office:value-type="string" office:string-value="5_2" calcext:value-type="string">
            <text:p>5_2</text:p>
          </table:table-cell>
          <table:table-cell table:formula="of:=VALUE(SUBSTITUTE(ORG.LIBREOFFICE.REGEX([.C57];&quot;(\d)+_&quot;); &quot;_&quot;;&quot;&quot;))" office:value-type="float" office:value="5" calcext:value-type="float">
            <text:p>5</text:p>
          </table:table-cell>
          <table:table-cell table:formula="of:=VALUE(SUBSTITUTE(ORG.LIBREOFFICE.REGEX([.C5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5_3.txt</text:p>
          </table:table-cell>
          <table:table-cell table:formula="of:=SUBSTITUTE([.A58];&quot;.txt&quot;;&quot;&quot;)" office:value-type="string" office:string-value="StNp5_3" calcext:value-type="string">
            <text:p>StNp5_3</text:p>
          </table:table-cell>
          <table:table-cell table:formula="of:=MID([.B58];5;100)" office:value-type="string" office:string-value="5_3" calcext:value-type="string">
            <text:p>5_3</text:p>
          </table:table-cell>
          <table:table-cell table:formula="of:=VALUE(SUBSTITUTE(ORG.LIBREOFFICE.REGEX([.C58];&quot;(\d)+_&quot;); &quot;_&quot;;&quot;&quot;))" office:value-type="float" office:value="5" calcext:value-type="float">
            <text:p>5</text:p>
          </table:table-cell>
          <table:table-cell table:formula="of:=VALUE(SUBSTITUTE(ORG.LIBREOFFICE.REGEX([.C58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5_4.txt</text:p>
          </table:table-cell>
          <table:table-cell table:formula="of:=SUBSTITUTE([.A59];&quot;.txt&quot;;&quot;&quot;)" office:value-type="string" office:string-value="StNp5_4" calcext:value-type="string">
            <text:p>StNp5_4</text:p>
          </table:table-cell>
          <table:table-cell table:formula="of:=MID([.B59];5;100)" office:value-type="string" office:string-value="5_4" calcext:value-type="string">
            <text:p>5_4</text:p>
          </table:table-cell>
          <table:table-cell table:formula="of:=VALUE(SUBSTITUTE(ORG.LIBREOFFICE.REGEX([.C59];&quot;(\d)+_&quot;); &quot;_&quot;;&quot;&quot;))" office:value-type="float" office:value="5" calcext:value-type="float">
            <text:p>5</text:p>
          </table:table-cell>
          <table:table-cell table:formula="of:=VALUE(SUBSTITUTE(ORG.LIBREOFFICE.REGEX([.C59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5_5.txt</text:p>
          </table:table-cell>
          <table:table-cell table:formula="of:=SUBSTITUTE([.A60];&quot;.txt&quot;;&quot;&quot;)" office:value-type="string" office:string-value="StNp5_5" calcext:value-type="string">
            <text:p>StNp5_5</text:p>
          </table:table-cell>
          <table:table-cell table:formula="of:=MID([.B60];5;100)" office:value-type="string" office:string-value="5_5" calcext:value-type="string">
            <text:p>5_5</text:p>
          </table:table-cell>
          <table:table-cell table:formula="of:=VALUE(SUBSTITUTE(ORG.LIBREOFFICE.REGEX([.C60];&quot;(\d)+_&quot;); &quot;_&quot;;&quot;&quot;))" office:value-type="float" office:value="5" calcext:value-type="float">
            <text:p>5</text:p>
          </table:table-cell>
          <table:table-cell table:formula="of:=VALUE(SUBSTITUTE(ORG.LIBREOFFICE.REGEX([.C6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5_6.txt</text:p>
          </table:table-cell>
          <table:table-cell table:formula="of:=SUBSTITUTE([.A61];&quot;.txt&quot;;&quot;&quot;)" office:value-type="string" office:string-value="StNp5_6" calcext:value-type="string">
            <text:p>StNp5_6</text:p>
          </table:table-cell>
          <table:table-cell table:formula="of:=MID([.B61];5;100)" office:value-type="string" office:string-value="5_6" calcext:value-type="string">
            <text:p>5_6</text:p>
          </table:table-cell>
          <table:table-cell table:formula="of:=VALUE(SUBSTITUTE(ORG.LIBREOFFICE.REGEX([.C61];&quot;(\d)+_&quot;); &quot;_&quot;;&quot;&quot;))" office:value-type="float" office:value="5" calcext:value-type="float">
            <text:p>5</text:p>
          </table:table-cell>
          <table:table-cell table:formula="of:=VALUE(SUBSTITUTE(ORG.LIBREOFFICE.REGEX([.C61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5_7.txt</text:p>
          </table:table-cell>
          <table:table-cell table:formula="of:=SUBSTITUTE([.A62];&quot;.txt&quot;;&quot;&quot;)" office:value-type="string" office:string-value="StNp5_7" calcext:value-type="string">
            <text:p>StNp5_7</text:p>
          </table:table-cell>
          <table:table-cell table:formula="of:=MID([.B62];5;100)" office:value-type="string" office:string-value="5_7" calcext:value-type="string">
            <text:p>5_7</text:p>
          </table:table-cell>
          <table:table-cell table:formula="of:=VALUE(SUBSTITUTE(ORG.LIBREOFFICE.REGEX([.C62];&quot;(\d)+_&quot;); &quot;_&quot;;&quot;&quot;))" office:value-type="float" office:value="5" calcext:value-type="float">
            <text:p>5</text:p>
          </table:table-cell>
          <table:table-cell table:formula="of:=VALUE(SUBSTITUTE(ORG.LIBREOFFICE.REGEX([.C6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5_8.txt</text:p>
          </table:table-cell>
          <table:table-cell table:formula="of:=SUBSTITUTE([.A63];&quot;.txt&quot;;&quot;&quot;)" office:value-type="string" office:string-value="StNp5_8" calcext:value-type="string">
            <text:p>StNp5_8</text:p>
          </table:table-cell>
          <table:table-cell table:formula="of:=MID([.B63];5;100)" office:value-type="string" office:string-value="5_8" calcext:value-type="string">
            <text:p>5_8</text:p>
          </table:table-cell>
          <table:table-cell table:formula="of:=VALUE(SUBSTITUTE(ORG.LIBREOFFICE.REGEX([.C63];&quot;(\d)+_&quot;); &quot;_&quot;;&quot;&quot;))" office:value-type="float" office:value="5" calcext:value-type="float">
            <text:p>5</text:p>
          </table:table-cell>
          <table:table-cell table:formula="of:=VALUE(SUBSTITUTE(ORG.LIBREOFFICE.REGEX([.C6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5_9.txt</text:p>
          </table:table-cell>
          <table:table-cell table:formula="of:=SUBSTITUTE([.A64];&quot;.txt&quot;;&quot;&quot;)" office:value-type="string" office:string-value="StNp5_9" calcext:value-type="string">
            <text:p>StNp5_9</text:p>
          </table:table-cell>
          <table:table-cell table:formula="of:=MID([.B64];5;100)" office:value-type="string" office:string-value="5_9" calcext:value-type="string">
            <text:p>5_9</text:p>
          </table:table-cell>
          <table:table-cell table:formula="of:=VALUE(SUBSTITUTE(ORG.LIBREOFFICE.REGEX([.C64];&quot;(\d)+_&quot;); &quot;_&quot;;&quot;&quot;))" office:value-type="float" office:value="5" calcext:value-type="float">
            <text:p>5</text:p>
          </table:table-cell>
          <table:table-cell table:formula="of:=VALUE(SUBSTITUTE(ORG.LIBREOFFICE.REGEX([.C64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5_10.txt</text:p>
          </table:table-cell>
          <table:table-cell table:formula="of:=SUBSTITUTE([.A65];&quot;.txt&quot;;&quot;&quot;)" office:value-type="string" office:string-value="StNp5_10" calcext:value-type="string">
            <text:p>StNp5_10</text:p>
          </table:table-cell>
          <table:table-cell table:formula="of:=MID([.B65];5;100)" office:value-type="string" office:string-value="5_10" calcext:value-type="string">
            <text:p>5_10</text:p>
          </table:table-cell>
          <table:table-cell table:formula="of:=VALUE(SUBSTITUTE(ORG.LIBREOFFICE.REGEX([.C65];&quot;(\d)+_&quot;); &quot;_&quot;;&quot;&quot;))" office:value-type="float" office:value="5" calcext:value-type="float">
            <text:p>5</text:p>
          </table:table-cell>
          <table:table-cell table:formula="of:=VALUE(SUBSTITUTE(ORG.LIBREOFFICE.REGEX([.C65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5_11.txt</text:p>
          </table:table-cell>
          <table:table-cell table:formula="of:=SUBSTITUTE([.A66];&quot;.txt&quot;;&quot;&quot;)" office:value-type="string" office:string-value="StNp5_11" calcext:value-type="string">
            <text:p>StNp5_11</text:p>
          </table:table-cell>
          <table:table-cell table:formula="of:=MID([.B66];5;100)" office:value-type="string" office:string-value="5_11" calcext:value-type="string">
            <text:p>5_11</text:p>
          </table:table-cell>
          <table:table-cell table:formula="of:=VALUE(SUBSTITUTE(ORG.LIBREOFFICE.REGEX([.C66];&quot;(\d)+_&quot;); &quot;_&quot;;&quot;&quot;))" office:value-type="float" office:value="5" calcext:value-type="float">
            <text:p>5</text:p>
          </table:table-cell>
          <table:table-cell table:formula="of:=VALUE(SUBSTITUTE(ORG.LIBREOFFICE.REGEX([.C6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5_12.txt</text:p>
          </table:table-cell>
          <table:table-cell table:formula="of:=SUBSTITUTE([.A67];&quot;.txt&quot;;&quot;&quot;)" office:value-type="string" office:string-value="StNp5_12" calcext:value-type="string">
            <text:p>StNp5_12</text:p>
          </table:table-cell>
          <table:table-cell table:formula="of:=MID([.B67];5;100)" office:value-type="string" office:string-value="5_12" calcext:value-type="string">
            <text:p>5_12</text:p>
          </table:table-cell>
          <table:table-cell table:formula="of:=VALUE(SUBSTITUTE(ORG.LIBREOFFICE.REGEX([.C67];&quot;(\d)+_&quot;); &quot;_&quot;;&quot;&quot;))" office:value-type="float" office:value="5" calcext:value-type="float">
            <text:p>5</text:p>
          </table:table-cell>
          <table:table-cell table:formula="of:=VALUE(SUBSTITUTE(ORG.LIBREOFFICE.REGEX([.C6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5_13.txt</text:p>
          </table:table-cell>
          <table:table-cell table:formula="of:=SUBSTITUTE([.A68];&quot;.txt&quot;;&quot;&quot;)" office:value-type="string" office:string-value="StNp5_13" calcext:value-type="string">
            <text:p>StNp5_13</text:p>
          </table:table-cell>
          <table:table-cell table:formula="of:=MID([.B68];5;100)" office:value-type="string" office:string-value="5_13" calcext:value-type="string">
            <text:p>5_13</text:p>
          </table:table-cell>
          <table:table-cell table:formula="of:=VALUE(SUBSTITUTE(ORG.LIBREOFFICE.REGEX([.C68];&quot;(\d)+_&quot;); &quot;_&quot;;&quot;&quot;))" office:value-type="float" office:value="5" calcext:value-type="float">
            <text:p>5</text:p>
          </table:table-cell>
          <table:table-cell table:formula="of:=VALUE(SUBSTITUTE(ORG.LIBREOFFICE.REGEX([.C6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5_14.txt</text:p>
          </table:table-cell>
          <table:table-cell table:formula="of:=SUBSTITUTE([.A69];&quot;.txt&quot;;&quot;&quot;)" office:value-type="string" office:string-value="StNp5_14" calcext:value-type="string">
            <text:p>StNp5_14</text:p>
          </table:table-cell>
          <table:table-cell table:formula="of:=MID([.B69];5;100)" office:value-type="string" office:string-value="5_14" calcext:value-type="string">
            <text:p>5_14</text:p>
          </table:table-cell>
          <table:table-cell table:formula="of:=VALUE(SUBSTITUTE(ORG.LIBREOFFICE.REGEX([.C69];&quot;(\d)+_&quot;); &quot;_&quot;;&quot;&quot;))" office:value-type="float" office:value="5" calcext:value-type="float">
            <text:p>5</text:p>
          </table:table-cell>
          <table:table-cell table:formula="of:=VALUE(SUBSTITUTE(ORG.LIBREOFFICE.REGEX([.C6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5_15.txt</text:p>
          </table:table-cell>
          <table:table-cell table:formula="of:=SUBSTITUTE([.A70];&quot;.txt&quot;;&quot;&quot;)" office:value-type="string" office:string-value="StNp5_15" calcext:value-type="string">
            <text:p>StNp5_15</text:p>
          </table:table-cell>
          <table:table-cell table:formula="of:=MID([.B70];5;100)" office:value-type="string" office:string-value="5_15" calcext:value-type="string">
            <text:p>5_15</text:p>
          </table:table-cell>
          <table:table-cell table:formula="of:=VALUE(SUBSTITUTE(ORG.LIBREOFFICE.REGEX([.C70];&quot;(\d)+_&quot;); &quot;_&quot;;&quot;&quot;))" office:value-type="float" office:value="5" calcext:value-type="float">
            <text:p>5</text:p>
          </table:table-cell>
          <table:table-cell table:formula="of:=VALUE(SUBSTITUTE(ORG.LIBREOFFICE.REGEX([.C70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Np5_16.txt</text:p>
          </table:table-cell>
          <table:table-cell table:formula="of:=SUBSTITUTE([.A71];&quot;.txt&quot;;&quot;&quot;)" office:value-type="string" office:string-value="StNp5_16" calcext:value-type="string">
            <text:p>StNp5_16</text:p>
          </table:table-cell>
          <table:table-cell table:formula="of:=MID([.B71];5;100)" office:value-type="string" office:string-value="5_16" calcext:value-type="string">
            <text:p>5_16</text:p>
          </table:table-cell>
          <table:table-cell table:formula="of:=VALUE(SUBSTITUTE(ORG.LIBREOFFICE.REGEX([.C71];&quot;(\d)+_&quot;); &quot;_&quot;;&quot;&quot;))" office:value-type="float" office:value="5" calcext:value-type="float">
            <text:p>5</text:p>
          </table:table-cell>
          <table:table-cell table:formula="of:=VALUE(SUBSTITUTE(ORG.LIBREOFFICE.REGEX([.C71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Np5_epilog.txt</text:p>
          </table:table-cell>
          <table:table-cell table:formula="of:=SUBSTITUTE([.A72];&quot;.txt&quot;;&quot;&quot;)" office:value-type="string" office:string-value="StNp5_epilog" calcext:value-type="string">
            <text:p>StNp5_epilog</text:p>
          </table:table-cell>
          <table:table-cell table:formula="of:=MID([.B72];5;100)" office:value-type="string" office:string-value="5_epilog" calcext:value-type="string">
            <text:p>5_epilog</text:p>
          </table:table-cell>
          <table:table-cell table:formula="of:=VALUE(SUBSTITUTE(ORG.LIBREOFFICE.REGEX([.C72];&quot;(\d)+_&quot;); &quot;_&quot;;&quot;&quot;))" office:value-type="float" office:value="5" calcext:value-type="float">
            <text:p>5</text:p>
          </table:table-cell>
          <table:table-cell table:formula="of:=VALUE(SUBSTITUTE(ORG.LIBREOFFICE.REGEX([.C72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tNp5_prolog.txt</text:p>
          </table:table-cell>
          <table:table-cell table:formula="of:=SUBSTITUTE([.A73];&quot;.txt&quot;;&quot;&quot;)" office:value-type="string" office:string-value="StNp5_prolog" calcext:value-type="string">
            <text:p>StNp5_prolog</text:p>
          </table:table-cell>
          <table:table-cell table:formula="of:=MID([.B73];5;100)" office:value-type="string" office:string-value="5_prolog" calcext:value-type="string">
            <text:p>5_prolog</text:p>
          </table:table-cell>
          <table:table-cell table:formula="of:=VALUE(SUBSTITUTE(ORG.LIBREOFFICE.REGEX([.C73];&quot;(\d)+_&quot;); &quot;_&quot;;&quot;&quot;))" office:value-type="float" office:value="5" calcext:value-type="float">
            <text:p>5</text:p>
          </table:table-cell>
          <table:table-cell table:formula="of:=VALUE(SUBSTITUTE(ORG.LIBREOFFICE.REGEX([.C73];&quot;_(\d)+&quot;); &quot;_&quot;;&quot;&quot;))" office:value-type="string" office:string-value="" calcext:value-type="error">
            <text:p>#N/A</text:p>
          </table:table-cell>
        </table:table-row>
      </table:table>
      <table:table table:name="Thag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thag1_1.txt</text:p>
          </table:table-cell>
          <table:table-cell table:formula="of:=SUBSTITUTE([.A2];&quot;.txt&quot;;&quot;&quot;)" office:value-type="string" office:string-value="thag1_1" calcext:value-type="string">
            <text:p>thag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.txt</text:p>
          </table:table-cell>
          <table:table-cell table:formula="of:=SUBSTITUTE([.A3];&quot;.txt&quot;;&quot;&quot;)" office:value-type="string" office:string-value="thag1_2" calcext:value-type="string">
            <text:p>thag1_2</text:p>
          </table:table-cell>
          <table:table-cell table:formula="of:=MID([.B3];5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_3.txt</text:p>
          </table:table-cell>
          <table:table-cell table:formula="of:=SUBSTITUTE([.A4];&quot;.txt&quot;;&quot;&quot;)" office:value-type="string" office:string-value="thag1_3" calcext:value-type="string">
            <text:p>thag1_3</text:p>
          </table:table-cell>
          <table:table-cell table:formula="of:=MID([.B4];5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1_6.txt</text:p>
          </table:table-cell>
          <table:table-cell table:formula="of:=SUBSTITUTE([.A5];&quot;.txt&quot;;&quot;&quot;)" office:value-type="string" office:string-value="thag1_6" calcext:value-type="string">
            <text:p>thag1_6</text:p>
          </table:table-cell>
          <table:table-cell table:formula="of:=MID([.B5];5;100)" office:value-type="string" office:string-value="1_6" calcext:value-type="string">
            <text:p>1_6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g1_7.txt</text:p>
          </table:table-cell>
          <table:table-cell table:formula="of:=SUBSTITUTE([.A6];&quot;.txt&quot;;&quot;&quot;)" office:value-type="string" office:string-value="thag1_7" calcext:value-type="string">
            <text:p>thag1_7</text:p>
          </table:table-cell>
          <table:table-cell table:formula="of:=MID([.B6];5;100)" office:value-type="string" office:string-value="1_7" calcext:value-type="string">
            <text:p>1_7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_10.txt</text:p>
          </table:table-cell>
          <table:table-cell table:formula="of:=SUBSTITUTE([.A7];&quot;.txt&quot;;&quot;&quot;)" office:value-type="string" office:string-value="thag1_10" calcext:value-type="string">
            <text:p>thag1_10</text:p>
          </table:table-cell>
          <table:table-cell table:formula="of:=MID([.B7];5;100)" office:value-type="string" office:string-value="1_10" calcext:value-type="string">
            <text:p>1_10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1_13.txt</text:p>
          </table:table-cell>
          <table:table-cell table:formula="of:=SUBSTITUTE([.A8];&quot;.txt&quot;;&quot;&quot;)" office:value-type="string" office:string-value="thag1_13" calcext:value-type="string">
            <text:p>thag1_13</text:p>
          </table:table-cell>
          <table:table-cell table:formula="of:=MID([.B8];5;100)" office:value-type="string" office:string-value="1_13" calcext:value-type="string">
            <text:p>1_13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1_14.txt</text:p>
          </table:table-cell>
          <table:table-cell table:formula="of:=SUBSTITUTE([.A9];&quot;.txt&quot;;&quot;&quot;)" office:value-type="string" office:string-value="thag1_14" calcext:value-type="string">
            <text:p>thag1_14</text:p>
          </table:table-cell>
          <table:table-cell table:formula="of:=MID([.B9];5;100)" office:value-type="string" office:string-value="1_14" calcext:value-type="string">
            <text:p>1_14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ag1_16.txt</text:p>
          </table:table-cell>
          <table:table-cell table:formula="of:=SUBSTITUTE([.A10];&quot;.txt&quot;;&quot;&quot;)" office:value-type="string" office:string-value="thag1_16" calcext:value-type="string">
            <text:p>thag1_16</text:p>
          </table:table-cell>
          <table:table-cell table:formula="of:=MID([.B10];5;100)" office:value-type="string" office:string-value="1_16" calcext:value-type="string">
            <text:p>1_16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g1_18.txt</text:p>
          </table:table-cell>
          <table:table-cell table:formula="of:=SUBSTITUTE([.A11];&quot;.txt&quot;;&quot;&quot;)" office:value-type="string" office:string-value="thag1_18" calcext:value-type="string">
            <text:p>thag1_18</text:p>
          </table:table-cell>
          <table:table-cell table:formula="of:=MID([.B11];5;100)" office:value-type="string" office:string-value="1_18" calcext:value-type="string">
            <text:p>1_18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ag1_21.txt</text:p>
          </table:table-cell>
          <table:table-cell table:formula="of:=SUBSTITUTE([.A12];&quot;.txt&quot;;&quot;&quot;)" office:value-type="string" office:string-value="thag1_21" calcext:value-type="string">
            <text:p>thag1_21</text:p>
          </table:table-cell>
          <table:table-cell table:formula="of:=MID([.B12];5;100)" office:value-type="string" office:string-value="1_21" calcext:value-type="string">
            <text:p>1_21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ag1_22.txt</text:p>
          </table:table-cell>
          <table:table-cell table:formula="of:=SUBSTITUTE([.A13];&quot;.txt&quot;;&quot;&quot;)" office:value-type="string" office:string-value="thag1_22" calcext:value-type="string">
            <text:p>thag1_22</text:p>
          </table:table-cell>
          <table:table-cell table:formula="of:=MID([.B13];5;100)" office:value-type="string" office:string-value="1_22" calcext:value-type="string">
            <text:p>1_22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ag1_23.txt</text:p>
          </table:table-cell>
          <table:table-cell table:formula="of:=SUBSTITUTE([.A14];&quot;.txt&quot;;&quot;&quot;)" office:value-type="string" office:string-value="thag1_23" calcext:value-type="string">
            <text:p>thag1_23</text:p>
          </table:table-cell>
          <table:table-cell table:formula="of:=MID([.B14];5;100)" office:value-type="string" office:string-value="1_23" calcext:value-type="string">
            <text:p>1_23</text:p>
          </table:table-cell>
          <table:table-cell table:formula="of:=VALUE(SUBSTITUTE(ORG.LIBREOFFICE.REGEX([.C14];&quot;(\d)+_&quot;); &quot;_&quot;;&quot;&quot;))" office:value-type="float" office:value="1" calcext:value-type="float">
            <text:p>1</text:p>
          </table:table-cell>
          <table:table-cell table:formula="of:=VALUE(SUBSTITUTE(ORG.LIBREOFFICE.REGEX([.C1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ag1_25.txt</text:p>
          </table:table-cell>
          <table:table-cell table:formula="of:=SUBSTITUTE([.A15];&quot;.txt&quot;;&quot;&quot;)" office:value-type="string" office:string-value="thag1_25" calcext:value-type="string">
            <text:p>thag1_25</text:p>
          </table:table-cell>
          <table:table-cell table:formula="of:=MID([.B15];5;100)" office:value-type="string" office:string-value="1_25" calcext:value-type="string">
            <text:p>1_25</text:p>
          </table:table-cell>
          <table:table-cell table:formula="of:=VALUE(SUBSTITUTE(ORG.LIBREOFFICE.REGEX([.C15];&quot;(\d)+_&quot;); &quot;_&quot;;&quot;&quot;))" office:value-type="float" office:value="1" calcext:value-type="float">
            <text:p>1</text:p>
          </table:table-cell>
          <table:table-cell table:formula="of:=VALUE(SUBSTITUTE(ORG.LIBREOFFICE.REGEX([.C1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ag1_26.txt</text:p>
          </table:table-cell>
          <table:table-cell table:formula="of:=SUBSTITUTE([.A16];&quot;.txt&quot;;&quot;&quot;)" office:value-type="string" office:string-value="thag1_26" calcext:value-type="string">
            <text:p>thag1_26</text:p>
          </table:table-cell>
          <table:table-cell table:formula="of:=MID([.B16];5;100)" office:value-type="string" office:string-value="1_26" calcext:value-type="string">
            <text:p>1_26</text:p>
          </table:table-cell>
          <table:table-cell table:formula="of:=VALUE(SUBSTITUTE(ORG.LIBREOFFICE.REGEX([.C16];&quot;(\d)+_&quot;); &quot;_&quot;;&quot;&quot;))" office:value-type="float" office:value="1" calcext:value-type="float">
            <text:p>1</text:p>
          </table:table-cell>
          <table:table-cell table:formula="of:=VALUE(SUBSTITUTE(ORG.LIBREOFFICE.REGEX([.C16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ag1_29.txt</text:p>
          </table:table-cell>
          <table:table-cell table:formula="of:=SUBSTITUTE([.A17];&quot;.txt&quot;;&quot;&quot;)" office:value-type="string" office:string-value="thag1_29" calcext:value-type="string">
            <text:p>thag1_29</text:p>
          </table:table-cell>
          <table:table-cell table:formula="of:=MID([.B17];5;100)" office:value-type="string" office:string-value="1_29" calcext:value-type="string">
            <text:p>1_29</text:p>
          </table:table-cell>
          <table:table-cell table:formula="of:=VALUE(SUBSTITUTE(ORG.LIBREOFFICE.REGEX([.C17];&quot;(\d)+_&quot;); &quot;_&quot;;&quot;&quot;))" office:value-type="float" office:value="1" calcext:value-type="float">
            <text:p>1</text:p>
          </table:table-cell>
          <table:table-cell table:formula="of:=VALUE(SUBSTITUTE(ORG.LIBREOFFICE.REGEX([.C17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hag1_31.txt</text:p>
          </table:table-cell>
          <table:table-cell table:formula="of:=SUBSTITUTE([.A18];&quot;.txt&quot;;&quot;&quot;)" office:value-type="string" office:string-value="thag1_31" calcext:value-type="string">
            <text:p>thag1_31</text:p>
          </table:table-cell>
          <table:table-cell table:formula="of:=MID([.B18];5;100)" office:value-type="string" office:string-value="1_31" calcext:value-type="string">
            <text:p>1_31</text:p>
          </table:table-cell>
          <table:table-cell table:formula="of:=VALUE(SUBSTITUTE(ORG.LIBREOFFICE.REGEX([.C18];&quot;(\d)+_&quot;); &quot;_&quot;;&quot;&quot;))" office:value-type="float" office:value="1" calcext:value-type="float">
            <text:p>1</text:p>
          </table:table-cell>
          <table:table-cell table:formula="of:=VALUE(SUBSTITUTE(ORG.LIBREOFFICE.REGEX([.C1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ag1_32.txt</text:p>
          </table:table-cell>
          <table:table-cell table:formula="of:=SUBSTITUTE([.A19];&quot;.txt&quot;;&quot;&quot;)" office:value-type="string" office:string-value="thag1_32" calcext:value-type="string">
            <text:p>thag1_32</text:p>
          </table:table-cell>
          <table:table-cell table:formula="of:=MID([.B19];5;100)" office:value-type="string" office:string-value="1_32" calcext:value-type="string">
            <text:p>1_32</text:p>
          </table:table-cell>
          <table:table-cell table:formula="of:=VALUE(SUBSTITUTE(ORG.LIBREOFFICE.REGEX([.C19];&quot;(\d)+_&quot;); &quot;_&quot;;&quot;&quot;))" office:value-type="float" office:value="1" calcext:value-type="float">
            <text:p>1</text:p>
          </table:table-cell>
          <table:table-cell table:formula="of:=VALUE(SUBSTITUTE(ORG.LIBREOFFICE.REGEX([.C19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ag1_33.txt</text:p>
          </table:table-cell>
          <table:table-cell table:formula="of:=SUBSTITUTE([.A20];&quot;.txt&quot;;&quot;&quot;)" office:value-type="string" office:string-value="thag1_33" calcext:value-type="string">
            <text:p>thag1_33</text:p>
          </table:table-cell>
          <table:table-cell table:formula="of:=MID([.B20];5;100)" office:value-type="string" office:string-value="1_33" calcext:value-type="string">
            <text:p>1_33</text:p>
          </table:table-cell>
          <table:table-cell table:formula="of:=VALUE(SUBSTITUTE(ORG.LIBREOFFICE.REGEX([.C20];&quot;(\d)+_&quot;); &quot;_&quot;;&quot;&quot;))" office:value-type="float" office:value="1" calcext:value-type="float">
            <text:p>1</text:p>
          </table:table-cell>
          <table:table-cell table:formula="of:=VALUE(SUBSTITUTE(ORG.LIBREOFFICE.REGEX([.C20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ag1_39.txt</text:p>
          </table:table-cell>
          <table:table-cell table:formula="of:=SUBSTITUTE([.A21];&quot;.txt&quot;;&quot;&quot;)" office:value-type="string" office:string-value="thag1_39" calcext:value-type="string">
            <text:p>thag1_39</text:p>
          </table:table-cell>
          <table:table-cell table:formula="of:=MID([.B21];5;100)" office:value-type="string" office:string-value="1_39" calcext:value-type="string">
            <text:p>1_39</text:p>
          </table:table-cell>
          <table:table-cell table:formula="of:=VALUE(SUBSTITUTE(ORG.LIBREOFFICE.REGEX([.C21];&quot;(\d)+_&quot;); &quot;_&quot;;&quot;&quot;))" office:value-type="float" office:value="1" calcext:value-type="float">
            <text:p>1</text:p>
          </table:table-cell>
          <table:table-cell table:formula="of:=VALUE(SUBSTITUTE(ORG.LIBREOFFICE.REGEX([.C21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hag1_41.txt</text:p>
          </table:table-cell>
          <table:table-cell table:formula="of:=SUBSTITUTE([.A22];&quot;.txt&quot;;&quot;&quot;)" office:value-type="string" office:string-value="thag1_41" calcext:value-type="string">
            <text:p>thag1_41</text:p>
          </table:table-cell>
          <table:table-cell table:formula="of:=MID([.B22];5;100)" office:value-type="string" office:string-value="1_41" calcext:value-type="string">
            <text:p>1_41</text:p>
          </table:table-cell>
          <table:table-cell table:formula="of:=VALUE(SUBSTITUTE(ORG.LIBREOFFICE.REGEX([.C22];&quot;(\d)+_&quot;); &quot;_&quot;;&quot;&quot;))" office:value-type="float" office:value="1" calcext:value-type="float">
            <text:p>1</text:p>
          </table:table-cell>
          <table:table-cell table:formula="of:=VALUE(SUBSTITUTE(ORG.LIBREOFFICE.REGEX([.C22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ag1_43.txt</text:p>
          </table:table-cell>
          <table:table-cell table:formula="of:=SUBSTITUTE([.A23];&quot;.txt&quot;;&quot;&quot;)" office:value-type="string" office:string-value="thag1_43" calcext:value-type="string">
            <text:p>thag1_43</text:p>
          </table:table-cell>
          <table:table-cell table:formula="of:=MID([.B23];5;100)" office:value-type="string" office:string-value="1_43" calcext:value-type="string">
            <text:p>1_43</text:p>
          </table:table-cell>
          <table:table-cell table:formula="of:=VALUE(SUBSTITUTE(ORG.LIBREOFFICE.REGEX([.C23];&quot;(\d)+_&quot;); &quot;_&quot;;&quot;&quot;))" office:value-type="float" office:value="1" calcext:value-type="float">
            <text:p>1</text:p>
          </table:table-cell>
          <table:table-cell table:formula="of:=VALUE(SUBSTITUTE(ORG.LIBREOFFICE.REGEX([.C23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hag1_49.txt</text:p>
          </table:table-cell>
          <table:table-cell table:formula="of:=SUBSTITUTE([.A24];&quot;.txt&quot;;&quot;&quot;)" office:value-type="string" office:string-value="thag1_49" calcext:value-type="string">
            <text:p>thag1_49</text:p>
          </table:table-cell>
          <table:table-cell table:formula="of:=MID([.B24];5;100)" office:value-type="string" office:string-value="1_49" calcext:value-type="string">
            <text:p>1_49</text:p>
          </table:table-cell>
          <table:table-cell table:formula="of:=VALUE(SUBSTITUTE(ORG.LIBREOFFICE.REGEX([.C24];&quot;(\d)+_&quot;); &quot;_&quot;;&quot;&quot;))" office:value-type="float" office:value="1" calcext:value-type="float">
            <text:p>1</text:p>
          </table:table-cell>
          <table:table-cell table:formula="of:=VALUE(SUBSTITUTE(ORG.LIBREOFFICE.REGEX([.C24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ag1_50.txt</text:p>
          </table:table-cell>
          <table:table-cell table:formula="of:=SUBSTITUTE([.A25];&quot;.txt&quot;;&quot;&quot;)" office:value-type="string" office:string-value="thag1_50" calcext:value-type="string">
            <text:p>thag1_50</text:p>
          </table:table-cell>
          <table:table-cell table:formula="of:=MID([.B25];5;100)" office:value-type="string" office:string-value="1_50" calcext:value-type="string">
            <text:p>1_50</text:p>
          </table:table-cell>
          <table:table-cell table:formula="of:=VALUE(SUBSTITUTE(ORG.LIBREOFFICE.REGEX([.C25];&quot;(\d)+_&quot;); &quot;_&quot;;&quot;&quot;))" office:value-type="float" office:value="1" calcext:value-type="float">
            <text:p>1</text:p>
          </table:table-cell>
          <table:table-cell table:formula="of:=VALUE(SUBSTITUTE(ORG.LIBREOFFICE.REGEX([.C25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hag1_56.txt</text:p>
          </table:table-cell>
          <table:table-cell table:formula="of:=SUBSTITUTE([.A26];&quot;.txt&quot;;&quot;&quot;)" office:value-type="string" office:string-value="thag1_56" calcext:value-type="string">
            <text:p>thag1_56</text:p>
          </table:table-cell>
          <table:table-cell table:formula="of:=MID([.B26];5;100)" office:value-type="string" office:string-value="1_56" calcext:value-type="string">
            <text:p>1_56</text:p>
          </table:table-cell>
          <table:table-cell table:formula="of:=VALUE(SUBSTITUTE(ORG.LIBREOFFICE.REGEX([.C26];&quot;(\d)+_&quot;); &quot;_&quot;;&quot;&quot;))" office:value-type="float" office:value="1" calcext:value-type="float">
            <text:p>1</text:p>
          </table:table-cell>
          <table:table-cell table:formula="of:=VALUE(SUBSTITUTE(ORG.LIBREOFFICE.REGEX([.C26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hag1_57.txt</text:p>
          </table:table-cell>
          <table:table-cell table:formula="of:=SUBSTITUTE([.A27];&quot;.txt&quot;;&quot;&quot;)" office:value-type="string" office:string-value="thag1_57" calcext:value-type="string">
            <text:p>thag1_57</text:p>
          </table:table-cell>
          <table:table-cell table:formula="of:=MID([.B27];5;100)" office:value-type="string" office:string-value="1_57" calcext:value-type="string">
            <text:p>1_57</text:p>
          </table:table-cell>
          <table:table-cell table:formula="of:=VALUE(SUBSTITUTE(ORG.LIBREOFFICE.REGEX([.C27];&quot;(\d)+_&quot;); &quot;_&quot;;&quot;&quot;))" office:value-type="float" office:value="1" calcext:value-type="float">
            <text:p>1</text:p>
          </table:table-cell>
          <table:table-cell table:formula="of:=VALUE(SUBSTITUTE(ORG.LIBREOFFICE.REGEX([.C27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hag1_61.txt</text:p>
          </table:table-cell>
          <table:table-cell table:formula="of:=SUBSTITUTE([.A28];&quot;.txt&quot;;&quot;&quot;)" office:value-type="string" office:string-value="thag1_61" calcext:value-type="string">
            <text:p>thag1_61</text:p>
          </table:table-cell>
          <table:table-cell table:formula="of:=MID([.B28];5;100)" office:value-type="string" office:string-value="1_61" calcext:value-type="string">
            <text:p>1_61</text:p>
          </table:table-cell>
          <table:table-cell table:formula="of:=VALUE(SUBSTITUTE(ORG.LIBREOFFICE.REGEX([.C28];&quot;(\d)+_&quot;); &quot;_&quot;;&quot;&quot;))" office:value-type="float" office:value="1" calcext:value-type="float">
            <text:p>1</text:p>
          </table:table-cell>
          <table:table-cell table:formula="of:=VALUE(SUBSTITUTE(ORG.LIBREOFFICE.REGEX([.C28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ag1_68.txt</text:p>
          </table:table-cell>
          <table:table-cell table:formula="of:=SUBSTITUTE([.A29];&quot;.txt&quot;;&quot;&quot;)" office:value-type="string" office:string-value="thag1_68" calcext:value-type="string">
            <text:p>thag1_68</text:p>
          </table:table-cell>
          <table:table-cell table:formula="of:=MID([.B29];5;100)" office:value-type="string" office:string-value="1_68" calcext:value-type="string">
            <text:p>1_68</text:p>
          </table:table-cell>
          <table:table-cell table:formula="of:=VALUE(SUBSTITUTE(ORG.LIBREOFFICE.REGEX([.C29];&quot;(\d)+_&quot;); &quot;_&quot;;&quot;&quot;))" office:value-type="float" office:value="1" calcext:value-type="float">
            <text:p>1</text:p>
          </table:table-cell>
          <table:table-cell table:formula="of:=VALUE(SUBSTITUTE(ORG.LIBREOFFICE.REGEX([.C29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hag1_73.txt</text:p>
          </table:table-cell>
          <table:table-cell table:formula="of:=SUBSTITUTE([.A30];&quot;.txt&quot;;&quot;&quot;)" office:value-type="string" office:string-value="thag1_73" calcext:value-type="string">
            <text:p>thag1_73</text:p>
          </table:table-cell>
          <table:table-cell table:formula="of:=MID([.B30];5;100)" office:value-type="string" office:string-value="1_73" calcext:value-type="string">
            <text:p>1_73</text:p>
          </table:table-cell>
          <table:table-cell table:formula="of:=VALUE(SUBSTITUTE(ORG.LIBREOFFICE.REGEX([.C30];&quot;(\d)+_&quot;); &quot;_&quot;;&quot;&quot;))" office:value-type="float" office:value="1" calcext:value-type="float">
            <text:p>1</text:p>
          </table:table-cell>
          <table:table-cell table:formula="of:=VALUE(SUBSTITUTE(ORG.LIBREOFFICE.REGEX([.C30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hag1_75.txt</text:p>
          </table:table-cell>
          <table:table-cell table:formula="of:=SUBSTITUTE([.A31];&quot;.txt&quot;;&quot;&quot;)" office:value-type="string" office:string-value="thag1_75" calcext:value-type="string">
            <text:p>thag1_75</text:p>
          </table:table-cell>
          <table:table-cell table:formula="of:=MID([.B31];5;100)" office:value-type="string" office:string-value="1_75" calcext:value-type="string">
            <text:p>1_75</text:p>
          </table:table-cell>
          <table:table-cell table:formula="of:=VALUE(SUBSTITUTE(ORG.LIBREOFFICE.REGEX([.C31];&quot;(\d)+_&quot;); &quot;_&quot;;&quot;&quot;))" office:value-type="float" office:value="1" calcext:value-type="float">
            <text:p>1</text:p>
          </table:table-cell>
          <table:table-cell table:formula="of:=VALUE(SUBSTITUTE(ORG.LIBREOFFICE.REGEX([.C31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hag1_84.txt</text:p>
          </table:table-cell>
          <table:table-cell table:formula="of:=SUBSTITUTE([.A32];&quot;.txt&quot;;&quot;&quot;)" office:value-type="string" office:string-value="thag1_84" calcext:value-type="string">
            <text:p>thag1_84</text:p>
          </table:table-cell>
          <table:table-cell table:formula="of:=MID([.B32];5;100)" office:value-type="string" office:string-value="1_84" calcext:value-type="string">
            <text:p>1_84</text:p>
          </table:table-cell>
          <table:table-cell table:formula="of:=VALUE(SUBSTITUTE(ORG.LIBREOFFICE.REGEX([.C32];&quot;(\d)+_&quot;); &quot;_&quot;;&quot;&quot;))" office:value-type="float" office:value="1" calcext:value-type="float">
            <text:p>1</text:p>
          </table:table-cell>
          <table:table-cell table:formula="of:=VALUE(SUBSTITUTE(ORG.LIBREOFFICE.REGEX([.C32];&quot;_(\d)+&quot;); &quot;_&quot;;&quot;&quot;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hag1_85.txt</text:p>
          </table:table-cell>
          <table:table-cell table:formula="of:=SUBSTITUTE([.A33];&quot;.txt&quot;;&quot;&quot;)" office:value-type="string" office:string-value="thag1_85" calcext:value-type="string">
            <text:p>thag1_85</text:p>
          </table:table-cell>
          <table:table-cell table:formula="of:=MID([.B33];5;100)" office:value-type="string" office:string-value="1_85" calcext:value-type="string">
            <text:p>1_85</text:p>
          </table:table-cell>
          <table:table-cell table:formula="of:=VALUE(SUBSTITUTE(ORG.LIBREOFFICE.REGEX([.C33];&quot;(\d)+_&quot;); &quot;_&quot;;&quot;&quot;))" office:value-type="float" office:value="1" calcext:value-type="float">
            <text:p>1</text:p>
          </table:table-cell>
          <table:table-cell table:formula="of:=VALUE(SUBSTITUTE(ORG.LIBREOFFICE.REGEX([.C33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hag1_86.txt</text:p>
          </table:table-cell>
          <table:table-cell table:formula="of:=SUBSTITUTE([.A34];&quot;.txt&quot;;&quot;&quot;)" office:value-type="string" office:string-value="thag1_86" calcext:value-type="string">
            <text:p>thag1_86</text:p>
          </table:table-cell>
          <table:table-cell table:formula="of:=MID([.B34];5;100)" office:value-type="string" office:string-value="1_86" calcext:value-type="string">
            <text:p>1_86</text:p>
          </table:table-cell>
          <table:table-cell table:formula="of:=VALUE(SUBSTITUTE(ORG.LIBREOFFICE.REGEX([.C34];&quot;(\d)+_&quot;); &quot;_&quot;;&quot;&quot;))" office:value-type="float" office:value="1" calcext:value-type="float">
            <text:p>1</text:p>
          </table:table-cell>
          <table:table-cell table:formula="of:=VALUE(SUBSTITUTE(ORG.LIBREOFFICE.REGEX([.C34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hag1_88.txt</text:p>
          </table:table-cell>
          <table:table-cell table:formula="of:=SUBSTITUTE([.A35];&quot;.txt&quot;;&quot;&quot;)" office:value-type="string" office:string-value="thag1_88" calcext:value-type="string">
            <text:p>thag1_88</text:p>
          </table:table-cell>
          <table:table-cell table:formula="of:=MID([.B35];5;100)" office:value-type="string" office:string-value="1_88" calcext:value-type="string">
            <text:p>1_88</text:p>
          </table:table-cell>
          <table:table-cell table:formula="of:=VALUE(SUBSTITUTE(ORG.LIBREOFFICE.REGEX([.C35];&quot;(\d)+_&quot;); &quot;_&quot;;&quot;&quot;))" office:value-type="float" office:value="1" calcext:value-type="float">
            <text:p>1</text:p>
          </table:table-cell>
          <table:table-cell table:formula="of:=VALUE(SUBSTITUTE(ORG.LIBREOFFICE.REGEX([.C35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ag1_93.txt</text:p>
          </table:table-cell>
          <table:table-cell table:formula="of:=SUBSTITUTE([.A36];&quot;.txt&quot;;&quot;&quot;)" office:value-type="string" office:string-value="thag1_93" calcext:value-type="string">
            <text:p>thag1_93</text:p>
          </table:table-cell>
          <table:table-cell table:formula="of:=MID([.B36];5;100)" office:value-type="string" office:string-value="1_93" calcext:value-type="string">
            <text:p>1_93</text:p>
          </table:table-cell>
          <table:table-cell table:formula="of:=VALUE(SUBSTITUTE(ORG.LIBREOFFICE.REGEX([.C36];&quot;(\d)+_&quot;); &quot;_&quot;;&quot;&quot;))" office:value-type="float" office:value="1" calcext:value-type="float">
            <text:p>1</text:p>
          </table:table-cell>
          <table:table-cell table:formula="of:=VALUE(SUBSTITUTE(ORG.LIBREOFFICE.REGEX([.C36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ag1_95.txt</text:p>
          </table:table-cell>
          <table:table-cell table:formula="of:=SUBSTITUTE([.A37];&quot;.txt&quot;;&quot;&quot;)" office:value-type="string" office:string-value="thag1_95" calcext:value-type="string">
            <text:p>thag1_95</text:p>
          </table:table-cell>
          <table:table-cell table:formula="of:=MID([.B37];5;100)" office:value-type="string" office:string-value="1_95" calcext:value-type="string">
            <text:p>1_95</text:p>
          </table:table-cell>
          <table:table-cell table:formula="of:=VALUE(SUBSTITUTE(ORG.LIBREOFFICE.REGEX([.C37];&quot;(\d)+_&quot;); &quot;_&quot;;&quot;&quot;))" office:value-type="float" office:value="1" calcext:value-type="float">
            <text:p>1</text:p>
          </table:table-cell>
          <table:table-cell table:formula="of:=VALUE(SUBSTITUTE(ORG.LIBREOFFICE.REGEX([.C37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hag1_100.txt</text:p>
          </table:table-cell>
          <table:table-cell table:formula="of:=SUBSTITUTE([.A38];&quot;.txt&quot;;&quot;&quot;)" office:value-type="string" office:string-value="thag1_100" calcext:value-type="string">
            <text:p>thag1_100</text:p>
          </table:table-cell>
          <table:table-cell table:formula="of:=MID([.B38];5;100)" office:value-type="string" office:string-value="1_100" calcext:value-type="string">
            <text:p>1_100</text:p>
          </table:table-cell>
          <table:table-cell table:formula="of:=VALUE(SUBSTITUTE(ORG.LIBREOFFICE.REGEX([.C38];&quot;(\d)+_&quot;); &quot;_&quot;;&quot;&quot;))" office:value-type="float" office:value="1" calcext:value-type="float">
            <text:p>1</text:p>
          </table:table-cell>
          <table:table-cell table:formula="of:=VALUE(SUBSTITUTE(ORG.LIBREOFFICE.REGEX([.C38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ag1_101.txt</text:p>
          </table:table-cell>
          <table:table-cell table:formula="of:=SUBSTITUTE([.A39];&quot;.txt&quot;;&quot;&quot;)" office:value-type="string" office:string-value="thag1_101" calcext:value-type="string">
            <text:p>thag1_101</text:p>
          </table:table-cell>
          <table:table-cell table:formula="of:=MID([.B39];5;100)" office:value-type="string" office:string-value="1_101" calcext:value-type="string">
            <text:p>1_101</text:p>
          </table:table-cell>
          <table:table-cell table:formula="of:=VALUE(SUBSTITUTE(ORG.LIBREOFFICE.REGEX([.C39];&quot;(\d)+_&quot;); &quot;_&quot;;&quot;&quot;))" office:value-type="float" office:value="1" calcext:value-type="float">
            <text:p>1</text:p>
          </table:table-cell>
          <table:table-cell table:formula="of:=VALUE(SUBSTITUTE(ORG.LIBREOFFICE.REGEX([.C39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g1_104.txt</text:p>
          </table:table-cell>
          <table:table-cell table:formula="of:=SUBSTITUTE([.A40];&quot;.txt&quot;;&quot;&quot;)" office:value-type="string" office:string-value="thag1_104" calcext:value-type="string">
            <text:p>thag1_104</text:p>
          </table:table-cell>
          <table:table-cell table:formula="of:=MID([.B40];5;100)" office:value-type="string" office:string-value="1_104" calcext:value-type="string">
            <text:p>1_104</text:p>
          </table:table-cell>
          <table:table-cell table:formula="of:=VALUE(SUBSTITUTE(ORG.LIBREOFFICE.REGEX([.C40];&quot;(\d)+_&quot;); &quot;_&quot;;&quot;&quot;))" office:value-type="float" office:value="1" calcext:value-type="float">
            <text:p>1</text:p>
          </table:table-cell>
          <table:table-cell table:formula="of:=VALUE(SUBSTITUTE(ORG.LIBREOFFICE.REGEX([.C40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hag1_109.txt</text:p>
          </table:table-cell>
          <table:table-cell table:formula="of:=SUBSTITUTE([.A41];&quot;.txt&quot;;&quot;&quot;)" office:value-type="string" office:string-value="thag1_109" calcext:value-type="string">
            <text:p>thag1_109</text:p>
          </table:table-cell>
          <table:table-cell table:formula="of:=MID([.B41];5;100)" office:value-type="string" office:string-value="1_109" calcext:value-type="string">
            <text:p>1_109</text:p>
          </table:table-cell>
          <table:table-cell table:formula="of:=VALUE(SUBSTITUTE(ORG.LIBREOFFICE.REGEX([.C41];&quot;(\d)+_&quot;); &quot;_&quot;;&quot;&quot;))" office:value-type="float" office:value="1" calcext:value-type="float">
            <text:p>1</text:p>
          </table:table-cell>
          <table:table-cell table:formula="of:=VALUE(SUBSTITUTE(ORG.LIBREOFFICE.REGEX([.C41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hag1_110.txt</text:p>
          </table:table-cell>
          <table:table-cell table:formula="of:=SUBSTITUTE([.A42];&quot;.txt&quot;;&quot;&quot;)" office:value-type="string" office:string-value="thag1_110" calcext:value-type="string">
            <text:p>thag1_110</text:p>
          </table:table-cell>
          <table:table-cell table:formula="of:=MID([.B42];5;100)" office:value-type="string" office:string-value="1_110" calcext:value-type="string">
            <text:p>1_110</text:p>
          </table:table-cell>
          <table:table-cell table:formula="of:=VALUE(SUBSTITUTE(ORG.LIBREOFFICE.REGEX([.C42];&quot;(\d)+_&quot;); &quot;_&quot;;&quot;&quot;))" office:value-type="float" office:value="1" calcext:value-type="float">
            <text:p>1</text:p>
          </table:table-cell>
          <table:table-cell table:formula="of:=VALUE(SUBSTITUTE(ORG.LIBREOFFICE.REGEX([.C42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hag1_111.txt</text:p>
          </table:table-cell>
          <table:table-cell table:formula="of:=SUBSTITUTE([.A43];&quot;.txt&quot;;&quot;&quot;)" office:value-type="string" office:string-value="thag1_111" calcext:value-type="string">
            <text:p>thag1_111</text:p>
          </table:table-cell>
          <table:table-cell table:formula="of:=MID([.B43];5;100)" office:value-type="string" office:string-value="1_111" calcext:value-type="string">
            <text:p>1_111</text:p>
          </table:table-cell>
          <table:table-cell table:formula="of:=VALUE(SUBSTITUTE(ORG.LIBREOFFICE.REGEX([.C43];&quot;(\d)+_&quot;); &quot;_&quot;;&quot;&quot;))" office:value-type="float" office:value="1" calcext:value-type="float">
            <text:p>1</text:p>
          </table:table-cell>
          <table:table-cell table:formula="of:=VALUE(SUBSTITUTE(ORG.LIBREOFFICE.REGEX([.C43];&quot;_(\d)+&quot;); &quot;_&quot;;&quot;&quot;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hag1_113.txt</text:p>
          </table:table-cell>
          <table:table-cell table:formula="of:=SUBSTITUTE([.A44];&quot;.txt&quot;;&quot;&quot;)" office:value-type="string" office:string-value="thag1_113" calcext:value-type="string">
            <text:p>thag1_113</text:p>
          </table:table-cell>
          <table:table-cell table:formula="of:=MID([.B44];5;100)" office:value-type="string" office:string-value="1_113" calcext:value-type="string">
            <text:p>1_113</text:p>
          </table:table-cell>
          <table:table-cell table:formula="of:=VALUE(SUBSTITUTE(ORG.LIBREOFFICE.REGEX([.C44];&quot;(\d)+_&quot;); &quot;_&quot;;&quot;&quot;))" office:value-type="float" office:value="1" calcext:value-type="float">
            <text:p>1</text:p>
          </table:table-cell>
          <table:table-cell table:formula="of:=VALUE(SUBSTITUTE(ORG.LIBREOFFICE.REGEX([.C44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hag1_114.txt</text:p>
          </table:table-cell>
          <table:table-cell table:formula="of:=SUBSTITUTE([.A45];&quot;.txt&quot;;&quot;&quot;)" office:value-type="string" office:string-value="thag1_114" calcext:value-type="string">
            <text:p>thag1_114</text:p>
          </table:table-cell>
          <table:table-cell table:formula="of:=MID([.B45];5;100)" office:value-type="string" office:string-value="1_114" calcext:value-type="string">
            <text:p>1_114</text:p>
          </table:table-cell>
          <table:table-cell table:formula="of:=VALUE(SUBSTITUTE(ORG.LIBREOFFICE.REGEX([.C45];&quot;(\d)+_&quot;); &quot;_&quot;;&quot;&quot;))" office:value-type="float" office:value="1" calcext:value-type="float">
            <text:p>1</text:p>
          </table:table-cell>
          <table:table-cell table:formula="of:=VALUE(SUBSTITUTE(ORG.LIBREOFFICE.REGEX([.C45];&quot;_(\d)+&quot;); &quot;_&quot;;&quot;&quot;)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hag1_118.txt</text:p>
          </table:table-cell>
          <table:table-cell table:formula="of:=SUBSTITUTE([.A46];&quot;.txt&quot;;&quot;&quot;)" office:value-type="string" office:string-value="thag1_118" calcext:value-type="string">
            <text:p>thag1_118</text:p>
          </table:table-cell>
          <table:table-cell table:formula="of:=MID([.B46];5;100)" office:value-type="string" office:string-value="1_118" calcext:value-type="string">
            <text:p>1_118</text:p>
          </table:table-cell>
          <table:table-cell table:formula="of:=VALUE(SUBSTITUTE(ORG.LIBREOFFICE.REGEX([.C46];&quot;(\d)+_&quot;); &quot;_&quot;;&quot;&quot;))" office:value-type="float" office:value="1" calcext:value-type="float">
            <text:p>1</text:p>
          </table:table-cell>
          <table:table-cell table:formula="of:=VALUE(SUBSTITUTE(ORG.LIBREOFFICE.REGEX([.C46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hag1_119.txt</text:p>
          </table:table-cell>
          <table:table-cell table:formula="of:=SUBSTITUTE([.A47];&quot;.txt&quot;;&quot;&quot;)" office:value-type="string" office:string-value="thag1_119" calcext:value-type="string">
            <text:p>thag1_119</text:p>
          </table:table-cell>
          <table:table-cell table:formula="of:=MID([.B47];5;100)" office:value-type="string" office:string-value="1_119" calcext:value-type="string">
            <text:p>1_119</text:p>
          </table:table-cell>
          <table:table-cell table:formula="of:=VALUE(SUBSTITUTE(ORG.LIBREOFFICE.REGEX([.C47];&quot;(\d)+_&quot;); &quot;_&quot;;&quot;&quot;))" office:value-type="float" office:value="1" calcext:value-type="float">
            <text:p>1</text:p>
          </table:table-cell>
          <table:table-cell table:formula="of:=VALUE(SUBSTITUTE(ORG.LIBREOFFICE.REGEX([.C47];&quot;_(\d)+&quot;); &quot;_&quot;;&quot;&quot;)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hag1_120.txt</text:p>
          </table:table-cell>
          <table:table-cell table:formula="of:=SUBSTITUTE([.A48];&quot;.txt&quot;;&quot;&quot;)" office:value-type="string" office:string-value="thag1_120" calcext:value-type="string">
            <text:p>thag1_120</text:p>
          </table:table-cell>
          <table:table-cell table:formula="of:=MID([.B48];5;100)" office:value-type="string" office:string-value="1_120" calcext:value-type="string">
            <text:p>1_120</text:p>
          </table:table-cell>
          <table:table-cell table:formula="of:=VALUE(SUBSTITUTE(ORG.LIBREOFFICE.REGEX([.C48];&quot;(\d)+_&quot;); &quot;_&quot;;&quot;&quot;))" office:value-type="float" office:value="1" calcext:value-type="float">
            <text:p>1</text:p>
          </table:table-cell>
          <table:table-cell table:formula="of:=VALUE(SUBSTITUTE(ORG.LIBREOFFICE.REGEX([.C48];&quot;_(\d)+&quot;); &quot;_&quot;;&quot;&quot;)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hag2_3.txt</text:p>
          </table:table-cell>
          <table:table-cell table:formula="of:=SUBSTITUTE([.A49];&quot;.txt&quot;;&quot;&quot;)" office:value-type="string" office:string-value="thag2_3" calcext:value-type="string">
            <text:p>thag2_3</text:p>
          </table:table-cell>
          <table:table-cell table:formula="of:=MID([.B49];5;100)" office:value-type="string" office:string-value="2_3" calcext:value-type="string">
            <text:p>2_3</text:p>
          </table:table-cell>
          <table:table-cell table:formula="of:=VALUE(SUBSTITUTE(ORG.LIBREOFFICE.REGEX([.C49];&quot;(\d)+_&quot;); &quot;_&quot;;&quot;&quot;))" office:value-type="float" office:value="2" calcext:value-type="float">
            <text:p>2</text:p>
          </table:table-cell>
          <table:table-cell table:formula="of:=VALUE(SUBSTITUTE(ORG.LIBREOFFICE.REGEX([.C4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2_9.txt</text:p>
          </table:table-cell>
          <table:table-cell table:formula="of:=SUBSTITUTE([.A50];&quot;.txt&quot;;&quot;&quot;)" office:value-type="string" office:string-value="thag2_9" calcext:value-type="string">
            <text:p>thag2_9</text:p>
          </table:table-cell>
          <table:table-cell table:formula="of:=MID([.B50];5;100)" office:value-type="string" office:string-value="2_9" calcext:value-type="string">
            <text:p>2_9</text:p>
          </table:table-cell>
          <table:table-cell table:formula="of:=VALUE(SUBSTITUTE(ORG.LIBREOFFICE.REGEX([.C50];&quot;(\d)+_&quot;); &quot;_&quot;;&quot;&quot;))" office:value-type="float" office:value="2" calcext:value-type="float">
            <text:p>2</text:p>
          </table:table-cell>
          <table:table-cell table:formula="of:=VALUE(SUBSTITUTE(ORG.LIBREOFFICE.REGEX([.C5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ag2_11.txt</text:p>
          </table:table-cell>
          <table:table-cell table:formula="of:=SUBSTITUTE([.A51];&quot;.txt&quot;;&quot;&quot;)" office:value-type="string" office:string-value="thag2_11" calcext:value-type="string">
            <text:p>thag2_11</text:p>
          </table:table-cell>
          <table:table-cell table:formula="of:=MID([.B51];5;100)" office:value-type="string" office:string-value="2_11" calcext:value-type="string">
            <text:p>2_11</text:p>
          </table:table-cell>
          <table:table-cell table:formula="of:=VALUE(SUBSTITUTE(ORG.LIBREOFFICE.REGEX([.C51];&quot;(\d)+_&quot;); &quot;_&quot;;&quot;&quot;))" office:value-type="float" office:value="2" calcext:value-type="float">
            <text:p>2</text:p>
          </table:table-cell>
          <table:table-cell table:formula="of:=VALUE(SUBSTITUTE(ORG.LIBREOFFICE.REGEX([.C51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ag2_13.txt</text:p>
          </table:table-cell>
          <table:table-cell table:formula="of:=SUBSTITUTE([.A52];&quot;.txt&quot;;&quot;&quot;)" office:value-type="string" office:string-value="thag2_13" calcext:value-type="string">
            <text:p>thag2_13</text:p>
          </table:table-cell>
          <table:table-cell table:formula="of:=MID([.B52];5;100)" office:value-type="string" office:string-value="2_13" calcext:value-type="string">
            <text:p>2_13</text:p>
          </table:table-cell>
          <table:table-cell table:formula="of:=VALUE(SUBSTITUTE(ORG.LIBREOFFICE.REGEX([.C52];&quot;(\d)+_&quot;); &quot;_&quot;;&quot;&quot;))" office:value-type="float" office:value="2" calcext:value-type="float">
            <text:p>2</text:p>
          </table:table-cell>
          <table:table-cell table:formula="of:=VALUE(SUBSTITUTE(ORG.LIBREOFFICE.REGEX([.C5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2_16.txt</text:p>
          </table:table-cell>
          <table:table-cell table:formula="of:=SUBSTITUTE([.A53];&quot;.txt&quot;;&quot;&quot;)" office:value-type="string" office:string-value="thag2_16" calcext:value-type="string">
            <text:p>thag2_16</text:p>
          </table:table-cell>
          <table:table-cell table:formula="of:=MID([.B53];5;100)" office:value-type="string" office:string-value="2_16" calcext:value-type="string">
            <text:p>2_16</text:p>
          </table:table-cell>
          <table:table-cell table:formula="of:=VALUE(SUBSTITUTE(ORG.LIBREOFFICE.REGEX([.C53];&quot;(\d)+_&quot;); &quot;_&quot;;&quot;&quot;))" office:value-type="float" office:value="2" calcext:value-type="float">
            <text:p>2</text:p>
          </table:table-cell>
          <table:table-cell table:formula="of:=VALUE(SUBSTITUTE(ORG.LIBREOFFICE.REGEX([.C53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g2_24.txt</text:p>
          </table:table-cell>
          <table:table-cell table:formula="of:=SUBSTITUTE([.A54];&quot;.txt&quot;;&quot;&quot;)" office:value-type="string" office:string-value="thag2_24" calcext:value-type="string">
            <text:p>thag2_24</text:p>
          </table:table-cell>
          <table:table-cell table:formula="of:=MID([.B54];5;100)" office:value-type="string" office:string-value="2_24" calcext:value-type="string">
            <text:p>2_24</text:p>
          </table:table-cell>
          <table:table-cell table:formula="of:=VALUE(SUBSTITUTE(ORG.LIBREOFFICE.REGEX([.C54];&quot;(\d)+_&quot;); &quot;_&quot;;&quot;&quot;))" office:value-type="float" office:value="2" calcext:value-type="float">
            <text:p>2</text:p>
          </table:table-cell>
          <table:table-cell table:formula="of:=VALUE(SUBSTITUTE(ORG.LIBREOFFICE.REGEX([.C54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ag2_26.txt</text:p>
          </table:table-cell>
          <table:table-cell table:formula="of:=SUBSTITUTE([.A55];&quot;.txt&quot;;&quot;&quot;)" office:value-type="string" office:string-value="thag2_26" calcext:value-type="string">
            <text:p>thag2_26</text:p>
          </table:table-cell>
          <table:table-cell table:formula="of:=MID([.B55];5;100)" office:value-type="string" office:string-value="2_26" calcext:value-type="string">
            <text:p>2_26</text:p>
          </table:table-cell>
          <table:table-cell table:formula="of:=VALUE(SUBSTITUTE(ORG.LIBREOFFICE.REGEX([.C55];&quot;(\d)+_&quot;); &quot;_&quot;;&quot;&quot;))" office:value-type="float" office:value="2" calcext:value-type="float">
            <text:p>2</text:p>
          </table:table-cell>
          <table:table-cell table:formula="of:=VALUE(SUBSTITUTE(ORG.LIBREOFFICE.REGEX([.C55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ag2_27.txt</text:p>
          </table:table-cell>
          <table:table-cell table:formula="of:=SUBSTITUTE([.A56];&quot;.txt&quot;;&quot;&quot;)" office:value-type="string" office:string-value="thag2_27" calcext:value-type="string">
            <text:p>thag2_27</text:p>
          </table:table-cell>
          <table:table-cell table:formula="of:=MID([.B56];5;100)" office:value-type="string" office:string-value="2_27" calcext:value-type="string">
            <text:p>2_27</text:p>
          </table:table-cell>
          <table:table-cell table:formula="of:=VALUE(SUBSTITUTE(ORG.LIBREOFFICE.REGEX([.C56];&quot;(\d)+_&quot;); &quot;_&quot;;&quot;&quot;))" office:value-type="float" office:value="2" calcext:value-type="float">
            <text:p>2</text:p>
          </table:table-cell>
          <table:table-cell table:formula="of:=VALUE(SUBSTITUTE(ORG.LIBREOFFICE.REGEX([.C56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hag2_30.txt</text:p>
          </table:table-cell>
          <table:table-cell table:formula="of:=SUBSTITUTE([.A57];&quot;.txt&quot;;&quot;&quot;)" office:value-type="string" office:string-value="thag2_30" calcext:value-type="string">
            <text:p>thag2_30</text:p>
          </table:table-cell>
          <table:table-cell table:formula="of:=MID([.B57];5;100)" office:value-type="string" office:string-value="2_30" calcext:value-type="string">
            <text:p>2_30</text:p>
          </table:table-cell>
          <table:table-cell table:formula="of:=VALUE(SUBSTITUTE(ORG.LIBREOFFICE.REGEX([.C57];&quot;(\d)+_&quot;); &quot;_&quot;;&quot;&quot;))" office:value-type="float" office:value="2" calcext:value-type="float">
            <text:p>2</text:p>
          </table:table-cell>
          <table:table-cell table:formula="of:=VALUE(SUBSTITUTE(ORG.LIBREOFFICE.REGEX([.C5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ag2_32.txt</text:p>
          </table:table-cell>
          <table:table-cell table:formula="of:=SUBSTITUTE([.A58];&quot;.txt&quot;;&quot;&quot;)" office:value-type="string" office:string-value="thag2_32" calcext:value-type="string">
            <text:p>thag2_32</text:p>
          </table:table-cell>
          <table:table-cell table:formula="of:=MID([.B58];5;100)" office:value-type="string" office:string-value="2_32" calcext:value-type="string">
            <text:p>2_32</text:p>
          </table:table-cell>
          <table:table-cell table:formula="of:=VALUE(SUBSTITUTE(ORG.LIBREOFFICE.REGEX([.C58];&quot;(\d)+_&quot;); &quot;_&quot;;&quot;&quot;))" office:value-type="float" office:value="2" calcext:value-type="float">
            <text:p>2</text:p>
          </table:table-cell>
          <table:table-cell table:formula="of:=VALUE(SUBSTITUTE(ORG.LIBREOFFICE.REGEX([.C58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ag2_36.txt</text:p>
          </table:table-cell>
          <table:table-cell table:formula="of:=SUBSTITUTE([.A59];&quot;.txt&quot;;&quot;&quot;)" office:value-type="string" office:string-value="thag2_36" calcext:value-type="string">
            <text:p>thag2_36</text:p>
          </table:table-cell>
          <table:table-cell table:formula="of:=MID([.B59];5;100)" office:value-type="string" office:string-value="2_36" calcext:value-type="string">
            <text:p>2_36</text:p>
          </table:table-cell>
          <table:table-cell table:formula="of:=VALUE(SUBSTITUTE(ORG.LIBREOFFICE.REGEX([.C59];&quot;(\d)+_&quot;); &quot;_&quot;;&quot;&quot;))" office:value-type="float" office:value="2" calcext:value-type="float">
            <text:p>2</text:p>
          </table:table-cell>
          <table:table-cell table:formula="of:=VALUE(SUBSTITUTE(ORG.LIBREOFFICE.REGEX([.C59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ag2_37.txt</text:p>
          </table:table-cell>
          <table:table-cell table:formula="of:=SUBSTITUTE([.A60];&quot;.txt&quot;;&quot;&quot;)" office:value-type="string" office:string-value="thag2_37" calcext:value-type="string">
            <text:p>thag2_37</text:p>
          </table:table-cell>
          <table:table-cell table:formula="of:=MID([.B60];5;100)" office:value-type="string" office:string-value="2_37" calcext:value-type="string">
            <text:p>2_37</text:p>
          </table:table-cell>
          <table:table-cell table:formula="of:=VALUE(SUBSTITUTE(ORG.LIBREOFFICE.REGEX([.C60];&quot;(\d)+_&quot;); &quot;_&quot;;&quot;&quot;))" office:value-type="float" office:value="2" calcext:value-type="float">
            <text:p>2</text:p>
          </table:table-cell>
          <table:table-cell table:formula="of:=VALUE(SUBSTITUTE(ORG.LIBREOFFICE.REGEX([.C60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ag2_47.txt</text:p>
          </table:table-cell>
          <table:table-cell table:formula="of:=SUBSTITUTE([.A61];&quot;.txt&quot;;&quot;&quot;)" office:value-type="string" office:string-value="thag2_47" calcext:value-type="string">
            <text:p>thag2_47</text:p>
          </table:table-cell>
          <table:table-cell table:formula="of:=MID([.B61];5;100)" office:value-type="string" office:string-value="2_47" calcext:value-type="string">
            <text:p>2_47</text:p>
          </table:table-cell>
          <table:table-cell table:formula="of:=VALUE(SUBSTITUTE(ORG.LIBREOFFICE.REGEX([.C61];&quot;(\d)+_&quot;); &quot;_&quot;;&quot;&quot;))" office:value-type="float" office:value="2" calcext:value-type="float">
            <text:p>2</text:p>
          </table:table-cell>
          <table:table-cell table:formula="of:=VALUE(SUBSTITUTE(ORG.LIBREOFFICE.REGEX([.C61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ag3_5.txt</text:p>
          </table:table-cell>
          <table:table-cell table:formula="of:=SUBSTITUTE([.A62];&quot;.txt&quot;;&quot;&quot;)" office:value-type="string" office:string-value="thag3_5" calcext:value-type="string">
            <text:p>thag3_5</text:p>
          </table:table-cell>
          <table:table-cell table:formula="of:=MID([.B62];5;100)" office:value-type="string" office:string-value="3_5" calcext:value-type="string">
            <text:p>3_5</text:p>
          </table:table-cell>
          <table:table-cell table:formula="of:=VALUE(SUBSTITUTE(ORG.LIBREOFFICE.REGEX([.C62];&quot;(\d)+_&quot;); &quot;_&quot;;&quot;&quot;))" office:value-type="float" office:value="3" calcext:value-type="float">
            <text:p>3</text:p>
          </table:table-cell>
          <table:table-cell table:formula="of:=VALUE(SUBSTITUTE(ORG.LIBREOFFICE.REGEX([.C6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3_8.txt</text:p>
          </table:table-cell>
          <table:table-cell table:formula="of:=SUBSTITUTE([.A63];&quot;.txt&quot;;&quot;&quot;)" office:value-type="string" office:string-value="thag3_8" calcext:value-type="string">
            <text:p>thag3_8</text:p>
          </table:table-cell>
          <table:table-cell table:formula="of:=MID([.B63];5;100)" office:value-type="string" office:string-value="3_8" calcext:value-type="string">
            <text:p>3_8</text:p>
          </table:table-cell>
          <table:table-cell table:formula="of:=VALUE(SUBSTITUTE(ORG.LIBREOFFICE.REGEX([.C63];&quot;(\d)+_&quot;); &quot;_&quot;;&quot;&quot;))" office:value-type="float" office:value="3" calcext:value-type="float">
            <text:p>3</text:p>
          </table:table-cell>
          <table:table-cell table:formula="of:=VALUE(SUBSTITUTE(ORG.LIBREOFFICE.REGEX([.C6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3_13.txt</text:p>
          </table:table-cell>
          <table:table-cell table:formula="of:=SUBSTITUTE([.A64];&quot;.txt&quot;;&quot;&quot;)" office:value-type="string" office:string-value="thag3_13" calcext:value-type="string">
            <text:p>thag3_13</text:p>
          </table:table-cell>
          <table:table-cell table:formula="of:=MID([.B64];5;100)" office:value-type="string" office:string-value="3_13" calcext:value-type="string">
            <text:p>3_13</text:p>
          </table:table-cell>
          <table:table-cell table:formula="of:=VALUE(SUBSTITUTE(ORG.LIBREOFFICE.REGEX([.C64];&quot;(\d)+_&quot;); &quot;_&quot;;&quot;&quot;))" office:value-type="float" office:value="3" calcext:value-type="float">
            <text:p>3</text:p>
          </table:table-cell>
          <table:table-cell table:formula="of:=VALUE(SUBSTITUTE(ORG.LIBREOFFICE.REGEX([.C64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3_14.txt</text:p>
          </table:table-cell>
          <table:table-cell table:formula="of:=SUBSTITUTE([.A65];&quot;.txt&quot;;&quot;&quot;)" office:value-type="string" office:string-value="thag3_14" calcext:value-type="string">
            <text:p>thag3_14</text:p>
          </table:table-cell>
          <table:table-cell table:formula="of:=MID([.B65];5;100)" office:value-type="string" office:string-value="3_14" calcext:value-type="string">
            <text:p>3_14</text:p>
          </table:table-cell>
          <table:table-cell table:formula="of:=VALUE(SUBSTITUTE(ORG.LIBREOFFICE.REGEX([.C65];&quot;(\d)+_&quot;); &quot;_&quot;;&quot;&quot;))" office:value-type="float" office:value="3" calcext:value-type="float">
            <text:p>3</text:p>
          </table:table-cell>
          <table:table-cell table:formula="of:=VALUE(SUBSTITUTE(ORG.LIBREOFFICE.REGEX([.C6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ag3_15.txt</text:p>
          </table:table-cell>
          <table:table-cell table:formula="of:=SUBSTITUTE([.A66];&quot;.txt&quot;;&quot;&quot;)" office:value-type="string" office:string-value="thag3_15" calcext:value-type="string">
            <text:p>thag3_15</text:p>
          </table:table-cell>
          <table:table-cell table:formula="of:=MID([.B66];5;100)" office:value-type="string" office:string-value="3_15" calcext:value-type="string">
            <text:p>3_15</text:p>
          </table:table-cell>
          <table:table-cell table:formula="of:=VALUE(SUBSTITUTE(ORG.LIBREOFFICE.REGEX([.C66];&quot;(\d)+_&quot;); &quot;_&quot;;&quot;&quot;))" office:value-type="float" office:value="3" calcext:value-type="float">
            <text:p>3</text:p>
          </table:table-cell>
          <table:table-cell table:formula="of:=VALUE(SUBSTITUTE(ORG.LIBREOFFICE.REGEX([.C6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ag4_8.txt</text:p>
          </table:table-cell>
          <table:table-cell table:formula="of:=SUBSTITUTE([.A67];&quot;.txt&quot;;&quot;&quot;)" office:value-type="string" office:string-value="thag4_8" calcext:value-type="string">
            <text:p>thag4_8</text:p>
          </table:table-cell>
          <table:table-cell table:formula="of:=MID([.B67];5;100)" office:value-type="string" office:string-value="4_8" calcext:value-type="string">
            <text:p>4_8</text:p>
          </table:table-cell>
          <table:table-cell table:formula="of:=VALUE(SUBSTITUTE(ORG.LIBREOFFICE.REGEX([.C67];&quot;(\d)+_&quot;); &quot;_&quot;;&quot;&quot;))" office:value-type="float" office:value="4" calcext:value-type="float">
            <text:p>4</text:p>
          </table:table-cell>
          <table:table-cell table:formula="of:=VALUE(SUBSTITUTE(ORG.LIBREOFFICE.REGEX([.C6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4_10.txt</text:p>
          </table:table-cell>
          <table:table-cell table:formula="of:=SUBSTITUTE([.A68];&quot;.txt&quot;;&quot;&quot;)" office:value-type="string" office:string-value="thag4_10" calcext:value-type="string">
            <text:p>thag4_10</text:p>
          </table:table-cell>
          <table:table-cell table:formula="of:=MID([.B68];5;100)" office:value-type="string" office:string-value="4_10" calcext:value-type="string">
            <text:p>4_10</text:p>
          </table:table-cell>
          <table:table-cell table:formula="of:=VALUE(SUBSTITUTE(ORG.LIBREOFFICE.REGEX([.C68];&quot;(\d)+_&quot;); &quot;_&quot;;&quot;&quot;))" office:value-type="float" office:value="4" calcext:value-type="float">
            <text:p>4</text:p>
          </table:table-cell>
          <table:table-cell table:formula="of:=VALUE(SUBSTITUTE(ORG.LIBREOFFICE.REGEX([.C68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5_1.txt</text:p>
          </table:table-cell>
          <table:table-cell table:formula="of:=SUBSTITUTE([.A69];&quot;.txt&quot;;&quot;&quot;)" office:value-type="string" office:string-value="thag5_1" calcext:value-type="string">
            <text:p>thag5_1</text:p>
          </table:table-cell>
          <table:table-cell table:formula="of:=MID([.B69];5;100)" office:value-type="string" office:string-value="5_1" calcext:value-type="string">
            <text:p>5_1</text:p>
          </table:table-cell>
          <table:table-cell table:formula="of:=VALUE(SUBSTITUTE(ORG.LIBREOFFICE.REGEX([.C69];&quot;(\d)+_&quot;); &quot;_&quot;;&quot;&quot;))" office:value-type="float" office:value="5" calcext:value-type="float">
            <text:p>5</text:p>
          </table:table-cell>
          <table:table-cell table:formula="of:=VALUE(SUBSTITUTE(ORG.LIBREOFFICE.REGEX([.C69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5_8.txt</text:p>
          </table:table-cell>
          <table:table-cell table:formula="of:=SUBSTITUTE([.A70];&quot;.txt&quot;;&quot;&quot;)" office:value-type="string" office:string-value="thag5_8" calcext:value-type="string">
            <text:p>thag5_8</text:p>
          </table:table-cell>
          <table:table-cell table:formula="of:=MID([.B70];5;100)" office:value-type="string" office:string-value="5_8" calcext:value-type="string">
            <text:p>5_8</text:p>
          </table:table-cell>
          <table:table-cell table:formula="of:=VALUE(SUBSTITUTE(ORG.LIBREOFFICE.REGEX([.C70];&quot;(\d)+_&quot;); &quot;_&quot;;&quot;&quot;))" office:value-type="float" office:value="5" calcext:value-type="float">
            <text:p>5</text:p>
          </table:table-cell>
          <table:table-cell table:formula="of:=VALUE(SUBSTITUTE(ORG.LIBREOFFICE.REGEX([.C7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5_10.txt</text:p>
          </table:table-cell>
          <table:table-cell table:formula="of:=SUBSTITUTE([.A71];&quot;.txt&quot;;&quot;&quot;)" office:value-type="string" office:string-value="thag5_10" calcext:value-type="string">
            <text:p>thag5_10</text:p>
          </table:table-cell>
          <table:table-cell table:formula="of:=MID([.B71];5;100)" office:value-type="string" office:string-value="5_10" calcext:value-type="string">
            <text:p>5_10</text:p>
          </table:table-cell>
          <table:table-cell table:formula="of:=VALUE(SUBSTITUTE(ORG.LIBREOFFICE.REGEX([.C71];&quot;(\d)+_&quot;); &quot;_&quot;;&quot;&quot;))" office:value-type="float" office:value="5" calcext:value-type="float">
            <text:p>5</text:p>
          </table:table-cell>
          <table:table-cell table:formula="of:=VALUE(SUBSTITUTE(ORG.LIBREOFFICE.REGEX([.C7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6_2.txt</text:p>
          </table:table-cell>
          <table:table-cell table:formula="of:=SUBSTITUTE([.A72];&quot;.txt&quot;;&quot;&quot;)" office:value-type="string" office:string-value="thag6_2" calcext:value-type="string">
            <text:p>thag6_2</text:p>
          </table:table-cell>
          <table:table-cell table:formula="of:=MID([.B72];5;100)" office:value-type="string" office:string-value="6_2" calcext:value-type="string">
            <text:p>6_2</text:p>
          </table:table-cell>
          <table:table-cell table:formula="of:=VALUE(SUBSTITUTE(ORG.LIBREOFFICE.REGEX([.C72];&quot;(\d)+_&quot;); &quot;_&quot;;&quot;&quot;))" office:value-type="float" office:value="6" calcext:value-type="float">
            <text:p>6</text:p>
          </table:table-cell>
          <table:table-cell table:formula="of:=VALUE(SUBSTITUTE(ORG.LIBREOFFICE.REGEX([.C7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6_3.txt</text:p>
          </table:table-cell>
          <table:table-cell table:formula="of:=SUBSTITUTE([.A73];&quot;.txt&quot;;&quot;&quot;)" office:value-type="string" office:string-value="thag6_3" calcext:value-type="string">
            <text:p>thag6_3</text:p>
          </table:table-cell>
          <table:table-cell table:formula="of:=MID([.B73];5;100)" office:value-type="string" office:string-value="6_3" calcext:value-type="string">
            <text:p>6_3</text:p>
          </table:table-cell>
          <table:table-cell table:formula="of:=VALUE(SUBSTITUTE(ORG.LIBREOFFICE.REGEX([.C73];&quot;(\d)+_&quot;); &quot;_&quot;;&quot;&quot;))" office:value-type="float" office:value="6" calcext:value-type="float">
            <text:p>6</text:p>
          </table:table-cell>
          <table:table-cell table:formula="of:=VALUE(SUBSTITUTE(ORG.LIBREOFFICE.REGEX([.C7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6_5.txt</text:p>
          </table:table-cell>
          <table:table-cell table:formula="of:=SUBSTITUTE([.A74];&quot;.txt&quot;;&quot;&quot;)" office:value-type="string" office:string-value="thag6_5" calcext:value-type="string">
            <text:p>thag6_5</text:p>
          </table:table-cell>
          <table:table-cell table:formula="of:=MID([.B74];5;100)" office:value-type="string" office:string-value="6_5" calcext:value-type="string">
            <text:p>6_5</text:p>
          </table:table-cell>
          <table:table-cell table:formula="of:=VALUE(SUBSTITUTE(ORG.LIBREOFFICE.REGEX([.C74];&quot;(\d)+_&quot;); &quot;_&quot;;&quot;&quot;))" office:value-type="float" office:value="6" calcext:value-type="float">
            <text:p>6</text:p>
          </table:table-cell>
          <table:table-cell table:formula="of:=VALUE(SUBSTITUTE(ORG.LIBREOFFICE.REGEX([.C7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6_6.txt</text:p>
          </table:table-cell>
          <table:table-cell table:formula="of:=SUBSTITUTE([.A75];&quot;.txt&quot;;&quot;&quot;)" office:value-type="string" office:string-value="thag6_6" calcext:value-type="string">
            <text:p>thag6_6</text:p>
          </table:table-cell>
          <table:table-cell table:formula="of:=MID([.B75];5;100)" office:value-type="string" office:string-value="6_6" calcext:value-type="string">
            <text:p>6_6</text:p>
          </table:table-cell>
          <table:table-cell table:formula="of:=VALUE(SUBSTITUTE(ORG.LIBREOFFICE.REGEX([.C75];&quot;(\d)+_&quot;); &quot;_&quot;;&quot;&quot;))" office:value-type="float" office:value="6" calcext:value-type="float">
            <text:p>6</text:p>
          </table:table-cell>
          <table:table-cell table:formula="of:=VALUE(SUBSTITUTE(ORG.LIBREOFFICE.REGEX([.C7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g6_9.txt</text:p>
          </table:table-cell>
          <table:table-cell table:formula="of:=SUBSTITUTE([.A76];&quot;.txt&quot;;&quot;&quot;)" office:value-type="string" office:string-value="thag6_9" calcext:value-type="string">
            <text:p>thag6_9</text:p>
          </table:table-cell>
          <table:table-cell table:formula="of:=MID([.B76];5;100)" office:value-type="string" office:string-value="6_9" calcext:value-type="string">
            <text:p>6_9</text:p>
          </table:table-cell>
          <table:table-cell table:formula="of:=VALUE(SUBSTITUTE(ORG.LIBREOFFICE.REGEX([.C76];&quot;(\d)+_&quot;); &quot;_&quot;;&quot;&quot;))" office:value-type="float" office:value="6" calcext:value-type="float">
            <text:p>6</text:p>
          </table:table-cell>
          <table:table-cell table:formula="of:=VALUE(SUBSTITUTE(ORG.LIBREOFFICE.REGEX([.C7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ag6_10.txt</text:p>
          </table:table-cell>
          <table:table-cell table:formula="of:=SUBSTITUTE([.A77];&quot;.txt&quot;;&quot;&quot;)" office:value-type="string" office:string-value="thag6_10" calcext:value-type="string">
            <text:p>thag6_10</text:p>
          </table:table-cell>
          <table:table-cell table:formula="of:=MID([.B77];5;100)" office:value-type="string" office:string-value="6_10" calcext:value-type="string">
            <text:p>6_10</text:p>
          </table:table-cell>
          <table:table-cell table:formula="of:=VALUE(SUBSTITUTE(ORG.LIBREOFFICE.REGEX([.C77];&quot;(\d)+_&quot;); &quot;_&quot;;&quot;&quot;))" office:value-type="float" office:value="6" calcext:value-type="float">
            <text:p>6</text:p>
          </table:table-cell>
          <table:table-cell table:formula="of:=VALUE(SUBSTITUTE(ORG.LIBREOFFICE.REGEX([.C7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6_12.txt</text:p>
          </table:table-cell>
          <table:table-cell table:formula="of:=SUBSTITUTE([.A78];&quot;.txt&quot;;&quot;&quot;)" office:value-type="string" office:string-value="thag6_12" calcext:value-type="string">
            <text:p>thag6_12</text:p>
          </table:table-cell>
          <table:table-cell table:formula="of:=MID([.B78];5;100)" office:value-type="string" office:string-value="6_12" calcext:value-type="string">
            <text:p>6_12</text:p>
          </table:table-cell>
          <table:table-cell table:formula="of:=VALUE(SUBSTITUTE(ORG.LIBREOFFICE.REGEX([.C78];&quot;(\d)+_&quot;); &quot;_&quot;;&quot;&quot;))" office:value-type="float" office:value="6" calcext:value-type="float">
            <text:p>6</text:p>
          </table:table-cell>
          <table:table-cell table:formula="of:=VALUE(SUBSTITUTE(ORG.LIBREOFFICE.REGEX([.C7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g6_13.txt</text:p>
          </table:table-cell>
          <table:table-cell table:formula="of:=SUBSTITUTE([.A79];&quot;.txt&quot;;&quot;&quot;)" office:value-type="string" office:string-value="thag6_13" calcext:value-type="string">
            <text:p>thag6_13</text:p>
          </table:table-cell>
          <table:table-cell table:formula="of:=MID([.B79];5;100)" office:value-type="string" office:string-value="6_13" calcext:value-type="string">
            <text:p>6_13</text:p>
          </table:table-cell>
          <table:table-cell table:formula="of:=VALUE(SUBSTITUTE(ORG.LIBREOFFICE.REGEX([.C79];&quot;(\d)+_&quot;); &quot;_&quot;;&quot;&quot;))" office:value-type="float" office:value="6" calcext:value-type="float">
            <text:p>6</text:p>
          </table:table-cell>
          <table:table-cell table:formula="of:=VALUE(SUBSTITUTE(ORG.LIBREOFFICE.REGEX([.C79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7_1.txt</text:p>
          </table:table-cell>
          <table:table-cell table:formula="of:=SUBSTITUTE([.A80];&quot;.txt&quot;;&quot;&quot;)" office:value-type="string" office:string-value="thag7_1" calcext:value-type="string">
            <text:p>thag7_1</text:p>
          </table:table-cell>
          <table:table-cell table:formula="of:=MID([.B80];5;100)" office:value-type="string" office:string-value="7_1" calcext:value-type="string">
            <text:p>7_1</text:p>
          </table:table-cell>
          <table:table-cell table:formula="of:=VALUE(SUBSTITUTE(ORG.LIBREOFFICE.REGEX([.C80];&quot;(\d)+_&quot;); &quot;_&quot;;&quot;&quot;))" office:value-type="float" office:value="7" calcext:value-type="float">
            <text:p>7</text:p>
          </table:table-cell>
          <table:table-cell table:formula="of:=VALUE(SUBSTITUTE(ORG.LIBREOFFICE.REGEX([.C8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9.txt</text:p>
          </table:table-cell>
          <table:table-cell table:formula="of:=SUBSTITUTE([.A81];&quot;.txt&quot;;&quot;&quot;)" office:value-type="string" office:string-value="thag9" calcext:value-type="string">
            <text:p>thag9</text:p>
          </table:table-cell>
          <table:table-cell table:formula="of:=MID([.B81];5;100)" office:value-type="string" office:string-value="9" calcext:value-type="string">
            <text:p>9</text:p>
          </table:table-cell>
          <table:table-cell table:formula="of:=VALUE([.C81])" office:value-type="float" office:value="9" calcext:value-type="float">
            <text:p>9</text:p>
          </table:table-cell>
          <table:table-cell table:formula="of:=VALUE(SUBSTITUTE(ORG.LIBREOFFICE.REGEX([.C81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0_1.txt</text:p>
          </table:table-cell>
          <table:table-cell table:formula="of:=SUBSTITUTE([.A82];&quot;.txt&quot;;&quot;&quot;)" office:value-type="string" office:string-value="thag10_1" calcext:value-type="string">
            <text:p>thag10_1</text:p>
          </table:table-cell>
          <table:table-cell table:formula="of:=MID([.B82];5;100)" office:value-type="string" office:string-value="10_1" calcext:value-type="string">
            <text:p>10_1</text:p>
          </table:table-cell>
          <table:table-cell table:formula="of:=VALUE(SUBSTITUTE(ORG.LIBREOFFICE.REGEX([.C82];&quot;(\d)+_&quot;); &quot;_&quot;;&quot;&quot;))" office:value-type="float" office:value="10" calcext:value-type="float">
            <text:p>10</text:p>
          </table:table-cell>
          <table:table-cell table:formula="of:=VALUE(SUBSTITUTE(ORG.LIBREOFFICE.REGEX([.C8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2.txt</text:p>
          </table:table-cell>
          <table:table-cell table:formula="of:=SUBSTITUTE([.A83];&quot;.txt&quot;;&quot;&quot;)" office:value-type="string" office:string-value="thag10_2" calcext:value-type="string">
            <text:p>thag10_2</text:p>
          </table:table-cell>
          <table:table-cell table:formula="of:=MID([.B83];5;100)" office:value-type="string" office:string-value="10_2" calcext:value-type="string">
            <text:p>10_2</text:p>
          </table:table-cell>
          <table:table-cell table:formula="of:=VALUE(SUBSTITUTE(ORG.LIBREOFFICE.REGEX([.C83];&quot;(\d)+_&quot;); &quot;_&quot;;&quot;&quot;))" office:value-type="float" office:value="10" calcext:value-type="float">
            <text:p>10</text:p>
          </table:table-cell>
          <table:table-cell table:formula="of:=VALUE(SUBSTITUTE(ORG.LIBREOFFICE.REGEX([.C8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0_5.txt</text:p>
          </table:table-cell>
          <table:table-cell table:formula="of:=SUBSTITUTE([.A84];&quot;.txt&quot;;&quot;&quot;)" office:value-type="string" office:string-value="thag10_5" calcext:value-type="string">
            <text:p>thag10_5</text:p>
          </table:table-cell>
          <table:table-cell table:formula="of:=MID([.B84];5;100)" office:value-type="string" office:string-value="10_5" calcext:value-type="string">
            <text:p>10_5</text:p>
          </table:table-cell>
          <table:table-cell table:formula="of:=VALUE(SUBSTITUTE(ORG.LIBREOFFICE.REGEX([.C84];&quot;(\d)+_&quot;); &quot;_&quot;;&quot;&quot;))" office:value-type="float" office:value="10" calcext:value-type="float">
            <text:p>10</text:p>
          </table:table-cell>
          <table:table-cell table:formula="of:=VALUE(SUBSTITUTE(ORG.LIBREOFFICE.REGEX([.C8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10_7.txt</text:p>
          </table:table-cell>
          <table:table-cell table:formula="of:=SUBSTITUTE([.A85];&quot;.txt&quot;;&quot;&quot;)" office:value-type="string" office:string-value="thag10_7" calcext:value-type="string">
            <text:p>thag10_7</text:p>
          </table:table-cell>
          <table:table-cell table:formula="of:=MID([.B85];5;100)" office:value-type="string" office:string-value="10_7" calcext:value-type="string">
            <text:p>10_7</text:p>
          </table:table-cell>
          <table:table-cell table:formula="of:=VALUE(SUBSTITUTE(ORG.LIBREOFFICE.REGEX([.C85];&quot;(\d)+_&quot;); &quot;_&quot;;&quot;&quot;))" office:value-type="float" office:value="10" calcext:value-type="float">
            <text:p>10</text:p>
          </table:table-cell>
          <table:table-cell table:formula="of:=VALUE(SUBSTITUTE(ORG.LIBREOFFICE.REGEX([.C8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1.txt</text:p>
          </table:table-cell>
          <table:table-cell table:formula="of:=SUBSTITUTE([.A86];&quot;.txt&quot;;&quot;&quot;)" office:value-type="string" office:string-value="thag11" calcext:value-type="string">
            <text:p>thag11</text:p>
          </table:table-cell>
          <table:table-cell table:formula="of:=MID([.B86];5;100)" office:value-type="string" office:string-value="11" calcext:value-type="string">
            <text:p>11</text:p>
          </table:table-cell>
          <table:table-cell table:formula="of:=VALUE([.C86])" office:value-type="float" office:value="11" calcext:value-type="float">
            <text:p>11</text:p>
          </table:table-cell>
          <table:table-cell table:formula="of:=VALUE(SUBSTITUTE(ORG.LIBREOFFICE.REGEX([.C86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2_1.txt</text:p>
          </table:table-cell>
          <table:table-cell table:formula="of:=SUBSTITUTE([.A87];&quot;.txt&quot;;&quot;&quot;)" office:value-type="string" office:string-value="thag12_1" calcext:value-type="string">
            <text:p>thag12_1</text:p>
          </table:table-cell>
          <table:table-cell table:formula="of:=MID([.B87];5;100)" office:value-type="string" office:string-value="12_1" calcext:value-type="string">
            <text:p>12_1</text:p>
          </table:table-cell>
          <table:table-cell table:formula="of:=VALUE(SUBSTITUTE(ORG.LIBREOFFICE.REGEX([.C87];&quot;(\d)+_&quot;); &quot;_&quot;;&quot;&quot;))" office:value-type="float" office:value="12" calcext:value-type="float">
            <text:p>12</text:p>
          </table:table-cell>
          <table:table-cell table:formula="of:=VALUE(SUBSTITUTE(ORG.LIBREOFFICE.REGEX([.C87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2_2.txt</text:p>
          </table:table-cell>
          <table:table-cell table:formula="of:=SUBSTITUTE([.A88];&quot;.txt&quot;;&quot;&quot;)" office:value-type="string" office:string-value="thag12_2" calcext:value-type="string">
            <text:p>thag12_2</text:p>
          </table:table-cell>
          <table:table-cell table:formula="of:=MID([.B88];5;100)" office:value-type="string" office:string-value="12_2" calcext:value-type="string">
            <text:p>12_2</text:p>
          </table:table-cell>
          <table:table-cell table:formula="of:=VALUE(SUBSTITUTE(ORG.LIBREOFFICE.REGEX([.C88];&quot;(\d)+_&quot;); &quot;_&quot;;&quot;&quot;))" office:value-type="float" office:value="12" calcext:value-type="float">
            <text:p>12</text:p>
          </table:table-cell>
          <table:table-cell table:formula="of:=VALUE(SUBSTITUTE(ORG.LIBREOFFICE.REGEX([.C8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3.txt</text:p>
          </table:table-cell>
          <table:table-cell table:formula="of:=SUBSTITUTE([.A89];&quot;.txt&quot;;&quot;&quot;)" office:value-type="string" office:string-value="thag13" calcext:value-type="string">
            <text:p>thag13</text:p>
          </table:table-cell>
          <table:table-cell table:formula="of:=MID([.B89];5;100)" office:value-type="string" office:string-value="13" calcext:value-type="string">
            <text:p>13</text:p>
          </table:table-cell>
          <table:table-cell table:formula="of:=VALUE([.C89])" office:value-type="float" office:value="13" calcext:value-type="float">
            <text:p>13</text:p>
          </table:table-cell>
          <table:table-cell table:formula="of:=VALUE(SUBSTITUTE(ORG.LIBREOFFICE.REGEX([.C8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4_1.txt</text:p>
          </table:table-cell>
          <table:table-cell table:formula="of:=SUBSTITUTE([.A90];&quot;.txt&quot;;&quot;&quot;)" office:value-type="string" office:string-value="thag14_1" calcext:value-type="string">
            <text:p>thag14_1</text:p>
          </table:table-cell>
          <table:table-cell table:formula="of:=MID([.B90];5;100)" office:value-type="string" office:string-value="14_1" calcext:value-type="string">
            <text:p>14_1</text:p>
          </table:table-cell>
          <table:table-cell table:formula="of:=VALUE(SUBSTITUTE(ORG.LIBREOFFICE.REGEX([.C90];&quot;(\d)+_&quot;); &quot;_&quot;;&quot;&quot;))" office:value-type="float" office:value="14" calcext:value-type="float">
            <text:p>14</text:p>
          </table:table-cell>
          <table:table-cell table:formula="of:=VALUE(SUBSTITUTE(ORG.LIBREOFFICE.REGEX([.C9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4_2.txt</text:p>
          </table:table-cell>
          <table:table-cell table:formula="of:=SUBSTITUTE([.A91];&quot;.txt&quot;;&quot;&quot;)" office:value-type="string" office:string-value="thag14_2" calcext:value-type="string">
            <text:p>thag14_2</text:p>
          </table:table-cell>
          <table:table-cell table:formula="of:=MID([.B91];5;100)" office:value-type="string" office:string-value="14_2" calcext:value-type="string">
            <text:p>14_2</text:p>
          </table:table-cell>
          <table:table-cell table:formula="of:=VALUE(SUBSTITUTE(ORG.LIBREOFFICE.REGEX([.C91];&quot;(\d)+_&quot;); &quot;_&quot;;&quot;&quot;))" office:value-type="float" office:value="14" calcext:value-type="float">
            <text:p>14</text:p>
          </table:table-cell>
          <table:table-cell table:formula="of:=VALUE(SUBSTITUTE(ORG.LIBREOFFICE.REGEX([.C9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5_2.txt</text:p>
          </table:table-cell>
          <table:table-cell table:formula="of:=SUBSTITUTE([.A92];&quot;.txt&quot;;&quot;&quot;)" office:value-type="string" office:string-value="thag15_2" calcext:value-type="string">
            <text:p>thag15_2</text:p>
          </table:table-cell>
          <table:table-cell table:formula="of:=MID([.B92];5;100)" office:value-type="string" office:string-value="15_2" calcext:value-type="string">
            <text:p>15_2</text:p>
          </table:table-cell>
          <table:table-cell table:formula="of:=VALUE(SUBSTITUTE(ORG.LIBREOFFICE.REGEX([.C92];&quot;(\d)+_&quot;); &quot;_&quot;;&quot;&quot;))" office:value-type="float" office:value="15" calcext:value-type="float">
            <text:p>15</text:p>
          </table:table-cell>
          <table:table-cell table:formula="of:=VALUE(SUBSTITUTE(ORG.LIBREOFFICE.REGEX([.C9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6_1.txt</text:p>
          </table:table-cell>
          <table:table-cell table:formula="of:=SUBSTITUTE([.A93];&quot;.txt&quot;;&quot;&quot;)" office:value-type="string" office:string-value="thag16_1" calcext:value-type="string">
            <text:p>thag16_1</text:p>
          </table:table-cell>
          <table:table-cell table:formula="of:=MID([.B93];5;100)" office:value-type="string" office:string-value="16_1" calcext:value-type="string">
            <text:p>16_1</text:p>
          </table:table-cell>
          <table:table-cell table:formula="of:=VALUE(SUBSTITUTE(ORG.LIBREOFFICE.REGEX([.C93];&quot;(\d)+_&quot;); &quot;_&quot;;&quot;&quot;))" office:value-type="float" office:value="16" calcext:value-type="float">
            <text:p>16</text:p>
          </table:table-cell>
          <table:table-cell table:formula="of:=VALUE(SUBSTITUTE(ORG.LIBREOFFICE.REGEX([.C93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4.txt</text:p>
          </table:table-cell>
          <table:table-cell table:formula="of:=SUBSTITUTE([.A94];&quot;.txt&quot;;&quot;&quot;)" office:value-type="string" office:string-value="thag16_4" calcext:value-type="string">
            <text:p>thag16_4</text:p>
          </table:table-cell>
          <table:table-cell table:formula="of:=MID([.B94];5;100)" office:value-type="string" office:string-value="16_4" calcext:value-type="string">
            <text:p>16_4</text:p>
          </table:table-cell>
          <table:table-cell table:formula="of:=VALUE(SUBSTITUTE(ORG.LIBREOFFICE.REGEX([.C94];&quot;(\d)+_&quot;); &quot;_&quot;;&quot;&quot;))" office:value-type="float" office:value="16" calcext:value-type="float">
            <text:p>16</text:p>
          </table:table-cell>
          <table:table-cell table:formula="of:=VALUE(SUBSTITUTE(ORG.LIBREOFFICE.REGEX([.C94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g16_7.txt</text:p>
          </table:table-cell>
          <table:table-cell table:formula="of:=SUBSTITUTE([.A95];&quot;.txt&quot;;&quot;&quot;)" office:value-type="string" office:string-value="thag16_7" calcext:value-type="string">
            <text:p>thag16_7</text:p>
          </table:table-cell>
          <table:table-cell table:formula="of:=MID([.B95];5;100)" office:value-type="string" office:string-value="16_7" calcext:value-type="string">
            <text:p>16_7</text:p>
          </table:table-cell>
          <table:table-cell table:formula="of:=VALUE(SUBSTITUTE(ORG.LIBREOFFICE.REGEX([.C95];&quot;(\d)+_&quot;); &quot;_&quot;;&quot;&quot;))" office:value-type="float" office:value="16" calcext:value-type="float">
            <text:p>16</text:p>
          </table:table-cell>
          <table:table-cell table:formula="of:=VALUE(SUBSTITUTE(ORG.LIBREOFFICE.REGEX([.C9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6_8.txt</text:p>
          </table:table-cell>
          <table:table-cell table:formula="of:=SUBSTITUTE([.A96];&quot;.txt&quot;;&quot;&quot;)" office:value-type="string" office:string-value="thag16_8" calcext:value-type="string">
            <text:p>thag16_8</text:p>
          </table:table-cell>
          <table:table-cell table:formula="of:=MID([.B96];5;100)" office:value-type="string" office:string-value="16_8" calcext:value-type="string">
            <text:p>16_8</text:p>
          </table:table-cell>
          <table:table-cell table:formula="of:=VALUE(SUBSTITUTE(ORG.LIBREOFFICE.REGEX([.C96];&quot;(\d)+_&quot;); &quot;_&quot;;&quot;&quot;))" office:value-type="float" office:value="16" calcext:value-type="float">
            <text:p>16</text:p>
          </table:table-cell>
          <table:table-cell table:formula="of:=VALUE(SUBSTITUTE(ORG.LIBREOFFICE.REGEX([.C9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17_2.txt</text:p>
          </table:table-cell>
          <table:table-cell table:formula="of:=SUBSTITUTE([.A97];&quot;.txt&quot;;&quot;&quot;)" office:value-type="string" office:string-value="thag17_2" calcext:value-type="string">
            <text:p>thag17_2</text:p>
          </table:table-cell>
          <table:table-cell table:formula="of:=MID([.B97];5;100)" office:value-type="string" office:string-value="17_2" calcext:value-type="string">
            <text:p>17_2</text:p>
          </table:table-cell>
          <table:table-cell table:formula="of:=VALUE(SUBSTITUTE(ORG.LIBREOFFICE.REGEX([.C97];&quot;(\d)+_&quot;); &quot;_&quot;;&quot;&quot;))" office:value-type="float" office:value="17" calcext:value-type="float">
            <text:p>17</text:p>
          </table:table-cell>
          <table:table-cell table:formula="of:=VALUE(SUBSTITUTE(ORG.LIBREOFFICE.REGEX([.C9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8.txt</text:p>
          </table:table-cell>
          <table:table-cell table:formula="of:=SUBSTITUTE([.A98];&quot;.txt&quot;;&quot;&quot;)" office:value-type="string" office:string-value="thag18" calcext:value-type="string">
            <text:p>thag18</text:p>
          </table:table-cell>
          <table:table-cell table:formula="of:=MID([.B98];5;100)" office:value-type="string" office:string-value="18" calcext:value-type="string">
            <text:p>18</text:p>
          </table:table-cell>
          <table:table-cell table:formula="of:=VALUE([.C98])" office:value-type="float" office:value="18" calcext:value-type="float">
            <text:p>18</text:p>
          </table:table-cell>
          <table:table-cell table:formula="of:=VALUE(SUBSTITUTE(ORG.LIBREOFFICE.REGEX([.C98];&quot;_(\d)+&quot;); &quot;_&quot;;&quot;&quot;))" office:value-type="string" office:string-value="" calcext:value-type="error">
            <text:p>#N/A</text:p>
          </table:table-cell>
        </table:table-row>
      </table:table>
      <table:table table:name="Thig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thig1_1.txt</text:p>
          </table:table-cell>
          <table:table-cell table:formula="of:=SUBSTITUTE([.A2];&quot;.txt&quot;;&quot;&quot;)" office:value-type="string" office:string-value="thig1_1" calcext:value-type="string">
            <text:p>thig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_3.txt</text:p>
          </table:table-cell>
          <table:table-cell table:formula="of:=SUBSTITUTE([.A3];&quot;.txt&quot;;&quot;&quot;)" office:value-type="string" office:string-value="thig1_3" calcext:value-type="string">
            <text:p>thig1_3</text:p>
          </table:table-cell>
          <table:table-cell table:formula="of:=MID([.B3];5;100)" office:value-type="string" office:string-value="1_3" calcext:value-type="string">
            <text:p>1_3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1_11.txt</text:p>
          </table:table-cell>
          <table:table-cell table:formula="of:=SUBSTITUTE([.A4];&quot;.txt&quot;;&quot;&quot;)" office:value-type="string" office:string-value="thig1_11" calcext:value-type="string">
            <text:p>thig1_11</text:p>
          </table:table-cell>
          <table:table-cell table:formula="of:=MID([.B4];5;100)" office:value-type="string" office:string-value="1_11" calcext:value-type="string">
            <text:p>1_11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g1_17.txt</text:p>
          </table:table-cell>
          <table:table-cell table:formula="of:=SUBSTITUTE([.A5];&quot;.txt&quot;;&quot;&quot;)" office:value-type="string" office:string-value="thig1_17" calcext:value-type="string">
            <text:p>thig1_17</text:p>
          </table:table-cell>
          <table:table-cell table:formula="of:=MID([.B5];5;100)" office:value-type="string" office:string-value="1_17" calcext:value-type="string">
            <text:p>1_17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ig2_3.txt</text:p>
          </table:table-cell>
          <table:table-cell table:formula="of:=SUBSTITUTE([.A6];&quot;.txt&quot;;&quot;&quot;)" office:value-type="string" office:string-value="thig2_3" calcext:value-type="string">
            <text:p>thig2_3</text:p>
          </table:table-cell>
          <table:table-cell table:formula="of:=MID([.B6];5;100)" office:value-type="string" office:string-value="2_3" calcext:value-type="string">
            <text:p>2_3</text:p>
          </table:table-cell>
          <table:table-cell table:formula="of:=VALUE(SUBSTITUTE(ORG.LIBREOFFICE.REGEX([.C6];&quot;(\d)+_&quot;); &quot;_&quot;;&quot;&quot;))" office:value-type="float" office:value="2" calcext:value-type="float">
            <text:p>2</text:p>
          </table:table-cell>
          <table:table-cell table:formula="of:=VALUE(SUBSTITUTE(ORG.LIBREOFFICE.REGEX([.C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2_4.txt</text:p>
          </table:table-cell>
          <table:table-cell table:formula="of:=SUBSTITUTE([.A7];&quot;.txt&quot;;&quot;&quot;)" office:value-type="string" office:string-value="thig2_4" calcext:value-type="string">
            <text:p>thig2_4</text:p>
          </table:table-cell>
          <table:table-cell table:formula="of:=MID([.B7];5;100)" office:value-type="string" office:string-value="2_4" calcext:value-type="string">
            <text:p>2_4</text:p>
          </table:table-cell>
          <table:table-cell table:formula="of:=VALUE(SUBSTITUTE(ORG.LIBREOFFICE.REGEX([.C7];&quot;(\d)+_&quot;); &quot;_&quot;;&quot;&quot;))" office:value-type="float" office:value="2" calcext:value-type="float">
            <text:p>2</text:p>
          </table:table-cell>
          <table:table-cell table:formula="of:=VALUE(SUBSTITUTE(ORG.LIBREOFFICE.REGEX([.C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3_2.txt</text:p>
          </table:table-cell>
          <table:table-cell table:formula="of:=SUBSTITUTE([.A8];&quot;.txt&quot;;&quot;&quot;)" office:value-type="string" office:string-value="thig3_2" calcext:value-type="string">
            <text:p>thig3_2</text:p>
          </table:table-cell>
          <table:table-cell table:formula="of:=MID([.B8];5;100)" office:value-type="string" office:string-value="3_2" calcext:value-type="string">
            <text:p>3_2</text:p>
          </table:table-cell>
          <table:table-cell table:formula="of:=VALUE(SUBSTITUTE(ORG.LIBREOFFICE.REGEX([.C8];&quot;(\d)+_&quot;); &quot;_&quot;;&quot;&quot;))" office:value-type="float" office:value="3" calcext:value-type="float">
            <text:p>3</text:p>
          </table:table-cell>
          <table:table-cell table:formula="of:=VALUE(SUBSTITUTE(ORG.LIBREOFFICE.REGEX([.C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3_4.txt</text:p>
          </table:table-cell>
          <table:table-cell table:formula="of:=SUBSTITUTE([.A9];&quot;.txt&quot;;&quot;&quot;)" office:value-type="string" office:string-value="thig3_4" calcext:value-type="string">
            <text:p>thig3_4</text:p>
          </table:table-cell>
          <table:table-cell table:formula="of:=MID([.B9];5;100)" office:value-type="string" office:string-value="3_4" calcext:value-type="string">
            <text:p>3_4</text:p>
          </table:table-cell>
          <table:table-cell table:formula="of:=VALUE(SUBSTITUTE(ORG.LIBREOFFICE.REGEX([.C9];&quot;(\d)+_&quot;); &quot;_&quot;;&quot;&quot;))" office:value-type="float" office:value="3" calcext:value-type="float">
            <text:p>3</text:p>
          </table:table-cell>
          <table:table-cell table:formula="of:=VALUE(SUBSTITUTE(ORG.LIBREOFFICE.REGEX([.C9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3_5.txt</text:p>
          </table:table-cell>
          <table:table-cell table:formula="of:=SUBSTITUTE([.A10];&quot;.txt&quot;;&quot;&quot;)" office:value-type="string" office:string-value="thig3_5" calcext:value-type="string">
            <text:p>thig3_5</text:p>
          </table:table-cell>
          <table:table-cell table:formula="of:=MID([.B10];5;100)" office:value-type="string" office:string-value="3_5" calcext:value-type="string">
            <text:p>3_5</text:p>
          </table:table-cell>
          <table:table-cell table:formula="of:=VALUE(SUBSTITUTE(ORG.LIBREOFFICE.REGEX([.C10];&quot;(\d)+_&quot;); &quot;_&quot;;&quot;&quot;))" office:value-type="float" office:value="3" calcext:value-type="float">
            <text:p>3</text:p>
          </table:table-cell>
          <table:table-cell table:formula="of:=VALUE(SUBSTITUTE(ORG.LIBREOFFICE.REGEX([.C1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5_2.txt</text:p>
          </table:table-cell>
          <table:table-cell table:formula="of:=SUBSTITUTE([.A11];&quot;.txt&quot;;&quot;&quot;)" office:value-type="string" office:string-value="thig5_2" calcext:value-type="string">
            <text:p>thig5_2</text:p>
          </table:table-cell>
          <table:table-cell table:formula="of:=MID([.B11];5;100)" office:value-type="string" office:string-value="5_2" calcext:value-type="string">
            <text:p>5_2</text:p>
          </table:table-cell>
          <table:table-cell table:formula="of:=VALUE(SUBSTITUTE(ORG.LIBREOFFICE.REGEX([.C11];&quot;(\d)+_&quot;); &quot;_&quot;;&quot;&quot;))" office:value-type="float" office:value="5" calcext:value-type="float">
            <text:p>5</text:p>
          </table:table-cell>
          <table:table-cell table:formula="of:=VALUE(SUBSTITUTE(ORG.LIBREOFFICE.REGEX([.C1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5_4.txt</text:p>
          </table:table-cell>
          <table:table-cell table:formula="of:=SUBSTITUTE([.A12];&quot;.txt&quot;;&quot;&quot;)" office:value-type="string" office:string-value="thig5_4" calcext:value-type="string">
            <text:p>thig5_4</text:p>
          </table:table-cell>
          <table:table-cell table:formula="of:=MID([.B12];5;100)" office:value-type="string" office:string-value="5_4" calcext:value-type="string">
            <text:p>5_4</text:p>
          </table:table-cell>
          <table:table-cell table:formula="of:=VALUE(SUBSTITUTE(ORG.LIBREOFFICE.REGEX([.C12];&quot;(\d)+_&quot;); &quot;_&quot;;&quot;&quot;))" office:value-type="float" office:value="5" calcext:value-type="float">
            <text:p>5</text:p>
          </table:table-cell>
          <table:table-cell table:formula="of:=VALUE(SUBSTITUTE(ORG.LIBREOFFICE.REGEX([.C1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5_6.txt</text:p>
          </table:table-cell>
          <table:table-cell table:formula="of:=SUBSTITUTE([.A13];&quot;.txt&quot;;&quot;&quot;)" office:value-type="string" office:string-value="thig5_6" calcext:value-type="string">
            <text:p>thig5_6</text:p>
          </table:table-cell>
          <table:table-cell table:formula="of:=MID([.B13];5;100)" office:value-type="string" office:string-value="5_6" calcext:value-type="string">
            <text:p>5_6</text:p>
          </table:table-cell>
          <table:table-cell table:formula="of:=VALUE(SUBSTITUTE(ORG.LIBREOFFICE.REGEX([.C13];&quot;(\d)+_&quot;); &quot;_&quot;;&quot;&quot;))" office:value-type="float" office:value="5" calcext:value-type="float">
            <text:p>5</text:p>
          </table:table-cell>
          <table:table-cell table:formula="of:=VALUE(SUBSTITUTE(ORG.LIBREOFFICE.REGEX([.C1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g5_8.txt</text:p>
          </table:table-cell>
          <table:table-cell table:formula="of:=SUBSTITUTE([.A14];&quot;.txt&quot;;&quot;&quot;)" office:value-type="string" office:string-value="thig5_8" calcext:value-type="string">
            <text:p>thig5_8</text:p>
          </table:table-cell>
          <table:table-cell table:formula="of:=MID([.B14];5;100)" office:value-type="string" office:string-value="5_8" calcext:value-type="string">
            <text:p>5_8</text:p>
          </table:table-cell>
          <table:table-cell table:formula="of:=VALUE(SUBSTITUTE(ORG.LIBREOFFICE.REGEX([.C14];&quot;(\d)+_&quot;); &quot;_&quot;;&quot;&quot;))" office:value-type="float" office:value="5" calcext:value-type="float">
            <text:p>5</text:p>
          </table:table-cell>
          <table:table-cell table:formula="of:=VALUE(SUBSTITUTE(ORG.LIBREOFFICE.REGEX([.C14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5_10.txt</text:p>
          </table:table-cell>
          <table:table-cell table:formula="of:=SUBSTITUTE([.A15];&quot;.txt&quot;;&quot;&quot;)" office:value-type="string" office:string-value="thig5_10" calcext:value-type="string">
            <text:p>thig5_10</text:p>
          </table:table-cell>
          <table:table-cell table:formula="of:=MID([.B15];5;100)" office:value-type="string" office:string-value="5_10" calcext:value-type="string">
            <text:p>5_10</text:p>
          </table:table-cell>
          <table:table-cell table:formula="of:=VALUE(SUBSTITUTE(ORG.LIBREOFFICE.REGEX([.C15];&quot;(\d)+_&quot;); &quot;_&quot;;&quot;&quot;))" office:value-type="float" office:value="5" calcext:value-type="float">
            <text:p>5</text:p>
          </table:table-cell>
          <table:table-cell table:formula="of:=VALUE(SUBSTITUTE(ORG.LIBREOFFICE.REGEX([.C15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ig5_11.txt</text:p>
          </table:table-cell>
          <table:table-cell table:formula="of:=SUBSTITUTE([.A16];&quot;.txt&quot;;&quot;&quot;)" office:value-type="string" office:string-value="thig5_11" calcext:value-type="string">
            <text:p>thig5_11</text:p>
          </table:table-cell>
          <table:table-cell table:formula="of:=MID([.B16];5;100)" office:value-type="string" office:string-value="5_11" calcext:value-type="string">
            <text:p>5_11</text:p>
          </table:table-cell>
          <table:table-cell table:formula="of:=VALUE(SUBSTITUTE(ORG.LIBREOFFICE.REGEX([.C16];&quot;(\d)+_&quot;); &quot;_&quot;;&quot;&quot;))" office:value-type="float" office:value="5" calcext:value-type="float">
            <text:p>5</text:p>
          </table:table-cell>
          <table:table-cell table:formula="of:=VALUE(SUBSTITUTE(ORG.LIBREOFFICE.REGEX([.C1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g5_12.txt</text:p>
          </table:table-cell>
          <table:table-cell table:formula="of:=SUBSTITUTE([.A17];&quot;.txt&quot;;&quot;&quot;)" office:value-type="string" office:string-value="thig5_12" calcext:value-type="string">
            <text:p>thig5_12</text:p>
          </table:table-cell>
          <table:table-cell table:formula="of:=MID([.B17];5;100)" office:value-type="string" office:string-value="5_12" calcext:value-type="string">
            <text:p>5_12</text:p>
          </table:table-cell>
          <table:table-cell table:formula="of:=VALUE(SUBSTITUTE(ORG.LIBREOFFICE.REGEX([.C17];&quot;(\d)+_&quot;); &quot;_&quot;;&quot;&quot;))" office:value-type="float" office:value="5" calcext:value-type="float">
            <text:p>5</text:p>
          </table:table-cell>
          <table:table-cell table:formula="of:=VALUE(SUBSTITUTE(ORG.LIBREOFFICE.REGEX([.C1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ig6_1.txt</text:p>
          </table:table-cell>
          <table:table-cell table:formula="of:=SUBSTITUTE([.A18];&quot;.txt&quot;;&quot;&quot;)" office:value-type="string" office:string-value="thig6_1" calcext:value-type="string">
            <text:p>thig6_1</text:p>
          </table:table-cell>
          <table:table-cell table:formula="of:=MID([.B18];5;100)" office:value-type="string" office:string-value="6_1" calcext:value-type="string">
            <text:p>6_1</text:p>
          </table:table-cell>
          <table:table-cell table:formula="of:=VALUE(SUBSTITUTE(ORG.LIBREOFFICE.REGEX([.C18];&quot;(\d)+_&quot;); &quot;_&quot;;&quot;&quot;))" office:value-type="float" office:value="6" calcext:value-type="float">
            <text:p>6</text:p>
          </table:table-cell>
          <table:table-cell table:formula="of:=VALUE(SUBSTITUTE(ORG.LIBREOFFICE.REGEX([.C1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2.txt</text:p>
          </table:table-cell>
          <table:table-cell table:formula="of:=SUBSTITUTE([.A19];&quot;.txt&quot;;&quot;&quot;)" office:value-type="string" office:string-value="thig6_2" calcext:value-type="string">
            <text:p>thig6_2</text:p>
          </table:table-cell>
          <table:table-cell table:formula="of:=MID([.B19];5;100)" office:value-type="string" office:string-value="6_2" calcext:value-type="string">
            <text:p>6_2</text:p>
          </table:table-cell>
          <table:table-cell table:formula="of:=VALUE(SUBSTITUTE(ORG.LIBREOFFICE.REGEX([.C19];&quot;(\d)+_&quot;); &quot;_&quot;;&quot;&quot;))" office:value-type="float" office:value="6" calcext:value-type="float">
            <text:p>6</text:p>
          </table:table-cell>
          <table:table-cell table:formula="of:=VALUE(SUBSTITUTE(ORG.LIBREOFFICE.REGEX([.C1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6_3.txt</text:p>
          </table:table-cell>
          <table:table-cell table:formula="of:=SUBSTITUTE([.A20];&quot;.txt&quot;;&quot;&quot;)" office:value-type="string" office:string-value="thig6_3" calcext:value-type="string">
            <text:p>thig6_3</text:p>
          </table:table-cell>
          <table:table-cell table:formula="of:=MID([.B20];5;100)" office:value-type="string" office:string-value="6_3" calcext:value-type="string">
            <text:p>6_3</text:p>
          </table:table-cell>
          <table:table-cell table:formula="of:=VALUE(SUBSTITUTE(ORG.LIBREOFFICE.REGEX([.C20];&quot;(\d)+_&quot;); &quot;_&quot;;&quot;&quot;))" office:value-type="float" office:value="6" calcext:value-type="float">
            <text:p>6</text:p>
          </table:table-cell>
          <table:table-cell table:formula="of:=VALUE(SUBSTITUTE(ORG.LIBREOFFICE.REGEX([.C2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6_4.txt</text:p>
          </table:table-cell>
          <table:table-cell table:formula="of:=SUBSTITUTE([.A21];&quot;.txt&quot;;&quot;&quot;)" office:value-type="string" office:string-value="thig6_4" calcext:value-type="string">
            <text:p>thig6_4</text:p>
          </table:table-cell>
          <table:table-cell table:formula="of:=MID([.B21];5;100)" office:value-type="string" office:string-value="6_4" calcext:value-type="string">
            <text:p>6_4</text:p>
          </table:table-cell>
          <table:table-cell table:formula="of:=VALUE(SUBSTITUTE(ORG.LIBREOFFICE.REGEX([.C21];&quot;(\d)+_&quot;); &quot;_&quot;;&quot;&quot;))" office:value-type="float" office:value="6" calcext:value-type="float">
            <text:p>6</text:p>
          </table:table-cell>
          <table:table-cell table:formula="of:=VALUE(SUBSTITUTE(ORG.LIBREOFFICE.REGEX([.C2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6_5.txt</text:p>
          </table:table-cell>
          <table:table-cell table:formula="of:=SUBSTITUTE([.A22];&quot;.txt&quot;;&quot;&quot;)" office:value-type="string" office:string-value="thig6_5" calcext:value-type="string">
            <text:p>thig6_5</text:p>
          </table:table-cell>
          <table:table-cell table:formula="of:=MID([.B22];5;100)" office:value-type="string" office:string-value="6_5" calcext:value-type="string">
            <text:p>6_5</text:p>
          </table:table-cell>
          <table:table-cell table:formula="of:=VALUE(SUBSTITUTE(ORG.LIBREOFFICE.REGEX([.C22];&quot;(\d)+_&quot;); &quot;_&quot;;&quot;&quot;))" office:value-type="float" office:value="6" calcext:value-type="float">
            <text:p>6</text:p>
          </table:table-cell>
          <table:table-cell table:formula="of:=VALUE(SUBSTITUTE(ORG.LIBREOFFICE.REGEX([.C2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6_6.txt</text:p>
          </table:table-cell>
          <table:table-cell table:formula="of:=SUBSTITUTE([.A23];&quot;.txt&quot;;&quot;&quot;)" office:value-type="string" office:string-value="thig6_6" calcext:value-type="string">
            <text:p>thig6_6</text:p>
          </table:table-cell>
          <table:table-cell table:formula="of:=MID([.B23];5;100)" office:value-type="string" office:string-value="6_6" calcext:value-type="string">
            <text:p>6_6</text:p>
          </table:table-cell>
          <table:table-cell table:formula="of:=VALUE(SUBSTITUTE(ORG.LIBREOFFICE.REGEX([.C23];&quot;(\d)+_&quot;); &quot;_&quot;;&quot;&quot;))" office:value-type="float" office:value="6" calcext:value-type="float">
            <text:p>6</text:p>
          </table:table-cell>
          <table:table-cell table:formula="of:=VALUE(SUBSTITUTE(ORG.LIBREOFFICE.REGEX([.C2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g6_7.txt</text:p>
          </table:table-cell>
          <table:table-cell table:formula="of:=SUBSTITUTE([.A24];&quot;.txt&quot;;&quot;&quot;)" office:value-type="string" office:string-value="thig6_7" calcext:value-type="string">
            <text:p>thig6_7</text:p>
          </table:table-cell>
          <table:table-cell table:formula="of:=MID([.B24];5;100)" office:value-type="string" office:string-value="6_7" calcext:value-type="string">
            <text:p>6_7</text:p>
          </table:table-cell>
          <table:table-cell table:formula="of:=VALUE(SUBSTITUTE(ORG.LIBREOFFICE.REGEX([.C24];&quot;(\d)+_&quot;); &quot;_&quot;;&quot;&quot;))" office:value-type="float" office:value="6" calcext:value-type="float">
            <text:p>6</text:p>
          </table:table-cell>
          <table:table-cell table:formula="of:=VALUE(SUBSTITUTE(ORG.LIBREOFFICE.REGEX([.C2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ig6_8.txt</text:p>
          </table:table-cell>
          <table:table-cell table:formula="of:=SUBSTITUTE([.A25];&quot;.txt&quot;;&quot;&quot;)" office:value-type="string" office:string-value="thig6_8" calcext:value-type="string">
            <text:p>thig6_8</text:p>
          </table:table-cell>
          <table:table-cell table:formula="of:=MID([.B25];5;100)" office:value-type="string" office:string-value="6_8" calcext:value-type="string">
            <text:p>6_8</text:p>
          </table:table-cell>
          <table:table-cell table:formula="of:=VALUE(SUBSTITUTE(ORG.LIBREOFFICE.REGEX([.C25];&quot;(\d)+_&quot;); &quot;_&quot;;&quot;&quot;))" office:value-type="float" office:value="6" calcext:value-type="float">
            <text:p>6</text:p>
          </table:table-cell>
          <table:table-cell table:formula="of:=VALUE(SUBSTITUTE(ORG.LIBREOFFICE.REGEX([.C2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7_2.txt</text:p>
          </table:table-cell>
          <table:table-cell table:formula="of:=SUBSTITUTE([.A26];&quot;.txt&quot;;&quot;&quot;)" office:value-type="string" office:string-value="thig7_2" calcext:value-type="string">
            <text:p>thig7_2</text:p>
          </table:table-cell>
          <table:table-cell table:formula="of:=MID([.B26];5;100)" office:value-type="string" office:string-value="7_2" calcext:value-type="string">
            <text:p>7_2</text:p>
          </table:table-cell>
          <table:table-cell table:formula="of:=VALUE(SUBSTITUTE(ORG.LIBREOFFICE.REGEX([.C26];&quot;(\d)+_&quot;); &quot;_&quot;;&quot;&quot;))" office:value-type="float" office:value="7" calcext:value-type="float">
            <text:p>7</text:p>
          </table:table-cell>
          <table:table-cell table:formula="of:=VALUE(SUBSTITUTE(ORG.LIBREOFFICE.REGEX([.C2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7_3.txt</text:p>
          </table:table-cell>
          <table:table-cell table:formula="of:=SUBSTITUTE([.A27];&quot;.txt&quot;;&quot;&quot;)" office:value-type="string" office:string-value="thig7_3" calcext:value-type="string">
            <text:p>thig7_3</text:p>
          </table:table-cell>
          <table:table-cell table:formula="of:=MID([.B27];5;100)" office:value-type="string" office:string-value="7_3" calcext:value-type="string">
            <text:p>7_3</text:p>
          </table:table-cell>
          <table:table-cell table:formula="of:=VALUE(SUBSTITUTE(ORG.LIBREOFFICE.REGEX([.C27];&quot;(\d)+_&quot;); &quot;_&quot;;&quot;&quot;))" office:value-type="float" office:value="7" calcext:value-type="float">
            <text:p>7</text:p>
          </table:table-cell>
          <table:table-cell table:formula="of:=VALUE(SUBSTITUTE(ORG.LIBREOFFICE.REGEX([.C27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8.txt</text:p>
          </table:table-cell>
          <table:table-cell table:formula="of:=SUBSTITUTE([.A28];&quot;.txt&quot;;&quot;&quot;)" office:value-type="string" office:string-value="thig8" calcext:value-type="string">
            <text:p>thig8</text:p>
          </table:table-cell>
          <table:table-cell table:formula="of:=MID([.B28];5;100)" office:value-type="string" office:string-value="8" calcext:value-type="string">
            <text:p>8</text:p>
          </table:table-cell>
          <table:table-cell table:formula="of:=VALUE([.C28])" office:value-type="float" office:value="8" calcext:value-type="float">
            <text:p>8</text:p>
          </table:table-cell>
          <table:table-cell table:formula="of:=VALUE(SUBSTITUTE(ORG.LIBREOFFICE.REGEX([.C28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9.txt</text:p>
          </table:table-cell>
          <table:table-cell table:formula="of:=SUBSTITUTE([.A29];&quot;.txt&quot;;&quot;&quot;)" office:value-type="string" office:string-value="thig9" calcext:value-type="string">
            <text:p>thig9</text:p>
          </table:table-cell>
          <table:table-cell table:formula="of:=MID([.B29];5;100)" office:value-type="string" office:string-value="9" calcext:value-type="string">
            <text:p>9</text:p>
          </table:table-cell>
          <table:table-cell table:formula="of:=VALUE([.C29])" office:value-type="float" office:value="9" calcext:value-type="float">
            <text:p>9</text:p>
          </table:table-cell>
          <table:table-cell table:formula="of:=VALUE(SUBSTITUTE(ORG.LIBREOFFICE.REGEX([.C2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0.txt</text:p>
          </table:table-cell>
          <table:table-cell table:formula="of:=SUBSTITUTE([.A30];&quot;.txt&quot;;&quot;&quot;)" office:value-type="string" office:string-value="thig10" calcext:value-type="string">
            <text:p>thig10</text:p>
          </table:table-cell>
          <table:table-cell table:formula="of:=MID([.B30];5;100)" office:value-type="string" office:string-value="10" calcext:value-type="string">
            <text:p>10</text:p>
          </table:table-cell>
          <table:table-cell table:formula="of:=VALUE([.C30])" office:value-type="float" office:value="10" calcext:value-type="float">
            <text:p>10</text:p>
          </table:table-cell>
          <table:table-cell table:formula="of:=VALUE(SUBSTITUTE(ORG.LIBREOFFICE.REGEX([.C30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2.txt</text:p>
          </table:table-cell>
          <table:table-cell table:formula="of:=SUBSTITUTE([.A31];&quot;.txt&quot;;&quot;&quot;)" office:value-type="string" office:string-value="thig12" calcext:value-type="string">
            <text:p>thig12</text:p>
          </table:table-cell>
          <table:table-cell table:formula="of:=MID([.B31];5;100)" office:value-type="string" office:string-value="12" calcext:value-type="string">
            <text:p>12</text:p>
          </table:table-cell>
          <table:table-cell table:formula="of:=VALUE([.C31])" office:value-type="float" office:value="12" calcext:value-type="float">
            <text:p>12</text:p>
          </table:table-cell>
          <table:table-cell table:formula="of:=VALUE(SUBSTITUTE(ORG.LIBREOFFICE.REGEX([.C31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3_1.txt</text:p>
          </table:table-cell>
          <table:table-cell table:formula="of:=SUBSTITUTE([.A32];&quot;.txt&quot;;&quot;&quot;)" office:value-type="string" office:string-value="thig13_1" calcext:value-type="string">
            <text:p>thig13_1</text:p>
          </table:table-cell>
          <table:table-cell table:formula="of:=MID([.B32];5;100)" office:value-type="string" office:string-value="13_1" calcext:value-type="string">
            <text:p>13_1</text:p>
          </table:table-cell>
          <table:table-cell table:formula="of:=VALUE(SUBSTITUTE(ORG.LIBREOFFICE.REGEX([.C32];&quot;(\d)+_&quot;); &quot;_&quot;;&quot;&quot;))" office:value-type="float" office:value="13" calcext:value-type="float">
            <text:p>13</text:p>
          </table:table-cell>
          <table:table-cell table:formula="of:=VALUE(SUBSTITUTE(ORG.LIBREOFFICE.REGEX([.C3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3_2.txt</text:p>
          </table:table-cell>
          <table:table-cell table:formula="of:=SUBSTITUTE([.A33];&quot;.txt&quot;;&quot;&quot;)" office:value-type="string" office:string-value="thig13_2" calcext:value-type="string">
            <text:p>thig13_2</text:p>
          </table:table-cell>
          <table:table-cell table:formula="of:=MID([.B33];5;100)" office:value-type="string" office:string-value="13_2" calcext:value-type="string">
            <text:p>13_2</text:p>
          </table:table-cell>
          <table:table-cell table:formula="of:=VALUE(SUBSTITUTE(ORG.LIBREOFFICE.REGEX([.C33];&quot;(\d)+_&quot;); &quot;_&quot;;&quot;&quot;))" office:value-type="float" office:value="13" calcext:value-type="float">
            <text:p>13</text:p>
          </table:table-cell>
          <table:table-cell table:formula="of:=VALUE(SUBSTITUTE(ORG.LIBREOFFICE.REGEX([.C3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13_5.txt</text:p>
          </table:table-cell>
          <table:table-cell table:formula="of:=SUBSTITUTE([.A34];&quot;.txt&quot;;&quot;&quot;)" office:value-type="string" office:string-value="thig13_5" calcext:value-type="string">
            <text:p>thig13_5</text:p>
          </table:table-cell>
          <table:table-cell table:formula="of:=MID([.B34];5;100)" office:value-type="string" office:string-value="13_5" calcext:value-type="string">
            <text:p>13_5</text:p>
          </table:table-cell>
          <table:table-cell table:formula="of:=VALUE(SUBSTITUTE(ORG.LIBREOFFICE.REGEX([.C34];&quot;(\d)+_&quot;); &quot;_&quot;;&quot;&quot;))" office:value-type="float" office:value="13" calcext:value-type="float">
            <text:p>13</text:p>
          </table:table-cell>
          <table:table-cell table:formula="of:=VALUE(SUBSTITUTE(ORG.LIBREOFFICE.REGEX([.C3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14.txt</text:p>
          </table:table-cell>
          <table:table-cell table:formula="of:=SUBSTITUTE([.A35];&quot;.txt&quot;;&quot;&quot;)" office:value-type="string" office:string-value="thig14" calcext:value-type="string">
            <text:p>thig14</text:p>
          </table:table-cell>
          <table:table-cell table:formula="of:=MID([.B35];5;100)" office:value-type="string" office:string-value="14" calcext:value-type="string">
            <text:p>14</text:p>
          </table:table-cell>
          <table:table-cell table:formula="of:=VALUE([.C35])" office:value-type="float" office:value="14" calcext:value-type="float">
            <text:p>14</text:p>
          </table:table-cell>
          <table:table-cell table:formula="of:=VALUE(SUBSTITUTE(ORG.LIBREOFFICE.REGEX([.C35];&quot;_(\d)+&quot;); &quot;_&quot;;&quot;&quot;))" office:value-type="string" office:string-value="" calcext:value-type="error">
            <text:p>#N/A</text:p>
          </table:table-cell>
        </table:table-row>
      </table:table>
      <table:table table:name="Ud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ud1_1.txt</text:p>
          </table:table-cell>
          <table:table-cell table:formula="of:=SUBSTITUTE([.A2];&quot;.txt&quot;;&quot;&quot;)" office:value-type="string" office:string-value="ud1_1" calcext:value-type="string">
            <text:p>ud1_1</text:p>
          </table:table-cell>
          <table:table-cell table:formula="of:=MID([.B2];3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2.txt</text:p>
          </table:table-cell>
          <table:table-cell table:formula="of:=SUBSTITUTE([.A3];&quot;.txt&quot;;&quot;&quot;)" office:value-type="string" office:string-value="ud1_2" calcext:value-type="string">
            <text:p>ud1_2</text:p>
          </table:table-cell>
          <table:table-cell table:formula="of:=MID([.B3];3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1_3.txt</text:p>
          </table:table-cell>
          <table:table-cell table:formula="of:=SUBSTITUTE([.A4];&quot;.txt&quot;;&quot;&quot;)" office:value-type="string" office:string-value="ud1_3" calcext:value-type="string">
            <text:p>ud1_3</text:p>
          </table:table-cell>
          <table:table-cell table:formula="of:=MID([.B4];3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1_4.txt</text:p>
          </table:table-cell>
          <table:table-cell table:formula="of:=SUBSTITUTE([.A5];&quot;.txt&quot;;&quot;&quot;)" office:value-type="string" office:string-value="ud1_4" calcext:value-type="string">
            <text:p>ud1_4</text:p>
          </table:table-cell>
          <table:table-cell table:formula="of:=MID([.B5];3;100)" office:value-type="string" office:string-value="1_4" calcext:value-type="string">
            <text:p>1_4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1_5.txt</text:p>
          </table:table-cell>
          <table:table-cell table:formula="of:=SUBSTITUTE([.A6];&quot;.txt&quot;;&quot;&quot;)" office:value-type="string" office:string-value="ud1_5" calcext:value-type="string">
            <text:p>ud1_5</text:p>
          </table:table-cell>
          <table:table-cell table:formula="of:=MID([.B6];3;100)" office:value-type="string" office:string-value="1_5" calcext:value-type="string">
            <text:p>1_5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1_6.txt</text:p>
          </table:table-cell>
          <table:table-cell table:formula="of:=SUBSTITUTE([.A7];&quot;.txt&quot;;&quot;&quot;)" office:value-type="string" office:string-value="ud1_6" calcext:value-type="string">
            <text:p>ud1_6</text:p>
          </table:table-cell>
          <table:table-cell table:formula="of:=MID([.B7];3;100)" office:value-type="string" office:string-value="1_6" calcext:value-type="string">
            <text:p>1_6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1_7.txt</text:p>
          </table:table-cell>
          <table:table-cell table:formula="of:=SUBSTITUTE([.A8];&quot;.txt&quot;;&quot;&quot;)" office:value-type="string" office:string-value="ud1_7" calcext:value-type="string">
            <text:p>ud1_7</text:p>
          </table:table-cell>
          <table:table-cell table:formula="of:=MID([.B8];3;100)" office:value-type="string" office:string-value="1_7" calcext:value-type="string">
            <text:p>1_7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1_8.txt</text:p>
          </table:table-cell>
          <table:table-cell table:formula="of:=SUBSTITUTE([.A9];&quot;.txt&quot;;&quot;&quot;)" office:value-type="string" office:string-value="ud1_8" calcext:value-type="string">
            <text:p>ud1_8</text:p>
          </table:table-cell>
          <table:table-cell table:formula="of:=MID([.B9];3;100)" office:value-type="string" office:string-value="1_8" calcext:value-type="string">
            <text:p>1_8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1_9.txt</text:p>
          </table:table-cell>
          <table:table-cell table:formula="of:=SUBSTITUTE([.A10];&quot;.txt&quot;;&quot;&quot;)" office:value-type="string" office:string-value="ud1_9" calcext:value-type="string">
            <text:p>ud1_9</text:p>
          </table:table-cell>
          <table:table-cell table:formula="of:=MID([.B10];3;100)" office:value-type="string" office:string-value="1_9" calcext:value-type="string">
            <text:p>1_9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1_10.txt</text:p>
          </table:table-cell>
          <table:table-cell table:formula="of:=SUBSTITUTE([.A11];&quot;.txt&quot;;&quot;&quot;)" office:value-type="string" office:string-value="ud1_10" calcext:value-type="string">
            <text:p>ud1_10</text:p>
          </table:table-cell>
          <table:table-cell table:formula="of:=MID([.B11];3;100)" office:value-type="string" office:string-value="1_10" calcext:value-type="string">
            <text:p>1_10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2_1.txt</text:p>
          </table:table-cell>
          <table:table-cell table:formula="of:=SUBSTITUTE([.A12];&quot;.txt&quot;;&quot;&quot;)" office:value-type="string" office:string-value="ud2_1" calcext:value-type="string">
            <text:p>ud2_1</text:p>
          </table:table-cell>
          <table:table-cell table:formula="of:=MID([.B12];3;100)" office:value-type="string" office:string-value="2_1" calcext:value-type="string">
            <text:p>2_1</text:p>
          </table:table-cell>
          <table:table-cell table:formula="of:=VALUE(SUBSTITUTE(ORG.LIBREOFFICE.REGEX([.C12];&quot;(\d)+_&quot;); &quot;_&quot;;&quot;&quot;))" office:value-type="float" office:value="2" calcext:value-type="float">
            <text:p>2</text:p>
          </table:table-cell>
          <table:table-cell table:formula="of:=VALUE(SUBSTITUTE(ORG.LIBREOFFICE.REGEX([.C1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2.txt</text:p>
          </table:table-cell>
          <table:table-cell table:formula="of:=SUBSTITUTE([.A13];&quot;.txt&quot;;&quot;&quot;)" office:value-type="string" office:string-value="ud2_2" calcext:value-type="string">
            <text:p>ud2_2</text:p>
          </table:table-cell>
          <table:table-cell table:formula="of:=MID([.B13];3;100)" office:value-type="string" office:string-value="2_2" calcext:value-type="string">
            <text:p>2_2</text:p>
          </table:table-cell>
          <table:table-cell table:formula="of:=VALUE(SUBSTITUTE(ORG.LIBREOFFICE.REGEX([.C13];&quot;(\d)+_&quot;); &quot;_&quot;;&quot;&quot;))" office:value-type="float" office:value="2" calcext:value-type="float">
            <text:p>2</text:p>
          </table:table-cell>
          <table:table-cell table:formula="of:=VALUE(SUBSTITUTE(ORG.LIBREOFFICE.REGEX([.C1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2_3.txt</text:p>
          </table:table-cell>
          <table:table-cell table:formula="of:=SUBSTITUTE([.A14];&quot;.txt&quot;;&quot;&quot;)" office:value-type="string" office:string-value="ud2_3" calcext:value-type="string">
            <text:p>ud2_3</text:p>
          </table:table-cell>
          <table:table-cell table:formula="of:=MID([.B14];3;100)" office:value-type="string" office:string-value="2_3" calcext:value-type="string">
            <text:p>2_3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2_4.txt</text:p>
          </table:table-cell>
          <table:table-cell table:formula="of:=SUBSTITUTE([.A15];&quot;.txt&quot;;&quot;&quot;)" office:value-type="string" office:string-value="ud2_4" calcext:value-type="string">
            <text:p>ud2_4</text:p>
          </table:table-cell>
          <table:table-cell table:formula="of:=MID([.B15];3;100)" office:value-type="string" office:string-value="2_4" calcext:value-type="string">
            <text:p>2_4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2_5.txt</text:p>
          </table:table-cell>
          <table:table-cell table:formula="of:=SUBSTITUTE([.A16];&quot;.txt&quot;;&quot;&quot;)" office:value-type="string" office:string-value="ud2_5" calcext:value-type="string">
            <text:p>ud2_5</text:p>
          </table:table-cell>
          <table:table-cell table:formula="of:=MID([.B16];3;100)" office:value-type="string" office:string-value="2_5" calcext:value-type="string">
            <text:p>2_5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2_6.txt</text:p>
          </table:table-cell>
          <table:table-cell table:formula="of:=SUBSTITUTE([.A17];&quot;.txt&quot;;&quot;&quot;)" office:value-type="string" office:string-value="ud2_6" calcext:value-type="string">
            <text:p>ud2_6</text:p>
          </table:table-cell>
          <table:table-cell table:formula="of:=MID([.B17];3;100)" office:value-type="string" office:string-value="2_6" calcext:value-type="string">
            <text:p>2_6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2_7.txt</text:p>
          </table:table-cell>
          <table:table-cell table:formula="of:=SUBSTITUTE([.A18];&quot;.txt&quot;;&quot;&quot;)" office:value-type="string" office:string-value="ud2_7" calcext:value-type="string">
            <text:p>ud2_7</text:p>
          </table:table-cell>
          <table:table-cell table:formula="of:=MID([.B18];3;100)" office:value-type="string" office:string-value="2_7" calcext:value-type="string">
            <text:p>2_7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2_8.txt</text:p>
          </table:table-cell>
          <table:table-cell table:formula="of:=SUBSTITUTE([.A19];&quot;.txt&quot;;&quot;&quot;)" office:value-type="string" office:string-value="ud2_8" calcext:value-type="string">
            <text:p>ud2_8</text:p>
          </table:table-cell>
          <table:table-cell table:formula="of:=MID([.B19];3;100)" office:value-type="string" office:string-value="2_8" calcext:value-type="string">
            <text:p>2_8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2_9.txt</text:p>
          </table:table-cell>
          <table:table-cell table:formula="of:=SUBSTITUTE([.A20];&quot;.txt&quot;;&quot;&quot;)" office:value-type="string" office:string-value="ud2_9" calcext:value-type="string">
            <text:p>ud2_9</text:p>
          </table:table-cell>
          <table:table-cell table:formula="of:=MID([.B20];3;100)" office:value-type="string" office:string-value="2_9" calcext:value-type="string">
            <text:p>2_9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2_10.txt</text:p>
          </table:table-cell>
          <table:table-cell table:formula="of:=SUBSTITUTE([.A21];&quot;.txt&quot;;&quot;&quot;)" office:value-type="string" office:string-value="ud2_10" calcext:value-type="string">
            <text:p>ud2_10</text:p>
          </table:table-cell>
          <table:table-cell table:formula="of:=MID([.B21];3;100)" office:value-type="string" office:string-value="2_10" calcext:value-type="string">
            <text:p>2_10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3_1.txt</text:p>
          </table:table-cell>
          <table:table-cell table:formula="of:=SUBSTITUTE([.A22];&quot;.txt&quot;;&quot;&quot;)" office:value-type="string" office:string-value="ud3_1" calcext:value-type="string">
            <text:p>ud3_1</text:p>
          </table:table-cell>
          <table:table-cell table:formula="of:=MID([.B22];3;100)" office:value-type="string" office:string-value="3_1" calcext:value-type="string">
            <text:p>3_1</text:p>
          </table:table-cell>
          <table:table-cell table:formula="of:=VALUE(SUBSTITUTE(ORG.LIBREOFFICE.REGEX([.C22];&quot;(\d)+_&quot;); &quot;_&quot;;&quot;&quot;))" office:value-type="float" office:value="3" calcext:value-type="float">
            <text:p>3</text:p>
          </table:table-cell>
          <table:table-cell table:formula="of:=VALUE(SUBSTITUTE(ORG.LIBREOFFICE.REGEX([.C2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2.txt</text:p>
          </table:table-cell>
          <table:table-cell table:formula="of:=SUBSTITUTE([.A23];&quot;.txt&quot;;&quot;&quot;)" office:value-type="string" office:string-value="ud3_2" calcext:value-type="string">
            <text:p>ud3_2</text:p>
          </table:table-cell>
          <table:table-cell table:formula="of:=MID([.B23];3;100)" office:value-type="string" office:string-value="3_2" calcext:value-type="string">
            <text:p>3_2</text:p>
          </table:table-cell>
          <table:table-cell table:formula="of:=VALUE(SUBSTITUTE(ORG.LIBREOFFICE.REGEX([.C23];&quot;(\d)+_&quot;); &quot;_&quot;;&quot;&quot;))" office:value-type="float" office:value="3" calcext:value-type="float">
            <text:p>3</text:p>
          </table:table-cell>
          <table:table-cell table:formula="of:=VALUE(SUBSTITUTE(ORG.LIBREOFFICE.REGEX([.C2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3_3.txt</text:p>
          </table:table-cell>
          <table:table-cell table:formula="of:=SUBSTITUTE([.A24];&quot;.txt&quot;;&quot;&quot;)" office:value-type="string" office:string-value="ud3_3" calcext:value-type="string">
            <text:p>ud3_3</text:p>
          </table:table-cell>
          <table:table-cell table:formula="of:=MID([.B24];3;100)" office:value-type="string" office:string-value="3_3" calcext:value-type="string">
            <text:p>3_3</text:p>
          </table:table-cell>
          <table:table-cell table:formula="of:=VALUE(SUBSTITUTE(ORG.LIBREOFFICE.REGEX([.C24];&quot;(\d)+_&quot;); &quot;_&quot;;&quot;&quot;))" office:value-type="float" office:value="3" calcext:value-type="float">
            <text:p>3</text:p>
          </table:table-cell>
          <table:table-cell table:formula="of:=VALUE(SUBSTITUTE(ORG.LIBREOFFICE.REGEX([.C2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3_4.txt</text:p>
          </table:table-cell>
          <table:table-cell table:formula="of:=SUBSTITUTE([.A25];&quot;.txt&quot;;&quot;&quot;)" office:value-type="string" office:string-value="ud3_4" calcext:value-type="string">
            <text:p>ud3_4</text:p>
          </table:table-cell>
          <table:table-cell table:formula="of:=MID([.B25];3;100)" office:value-type="string" office:string-value="3_4" calcext:value-type="string">
            <text:p>3_4</text:p>
          </table:table-cell>
          <table:table-cell table:formula="of:=VALUE(SUBSTITUTE(ORG.LIBREOFFICE.REGEX([.C25];&quot;(\d)+_&quot;); &quot;_&quot;;&quot;&quot;))" office:value-type="float" office:value="3" calcext:value-type="float">
            <text:p>3</text:p>
          </table:table-cell>
          <table:table-cell table:formula="of:=VALUE(SUBSTITUTE(ORG.LIBREOFFICE.REGEX([.C2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3_5.txt</text:p>
          </table:table-cell>
          <table:table-cell table:formula="of:=SUBSTITUTE([.A26];&quot;.txt&quot;;&quot;&quot;)" office:value-type="string" office:string-value="ud3_5" calcext:value-type="string">
            <text:p>ud3_5</text:p>
          </table:table-cell>
          <table:table-cell table:formula="of:=MID([.B26];3;100)" office:value-type="string" office:string-value="3_5" calcext:value-type="string">
            <text:p>3_5</text:p>
          </table:table-cell>
          <table:table-cell table:formula="of:=VALUE(SUBSTITUTE(ORG.LIBREOFFICE.REGEX([.C26];&quot;(\d)+_&quot;); &quot;_&quot;;&quot;&quot;))" office:value-type="float" office:value="3" calcext:value-type="float">
            <text:p>3</text:p>
          </table:table-cell>
          <table:table-cell table:formula="of:=VALUE(SUBSTITUTE(ORG.LIBREOFFICE.REGEX([.C2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3_6.txt</text:p>
          </table:table-cell>
          <table:table-cell table:formula="of:=SUBSTITUTE([.A27];&quot;.txt&quot;;&quot;&quot;)" office:value-type="string" office:string-value="ud3_6" calcext:value-type="string">
            <text:p>ud3_6</text:p>
          </table:table-cell>
          <table:table-cell table:formula="of:=MID([.B27];3;100)" office:value-type="string" office:string-value="3_6" calcext:value-type="string">
            <text:p>3_6</text:p>
          </table:table-cell>
          <table:table-cell table:formula="of:=VALUE(SUBSTITUTE(ORG.LIBREOFFICE.REGEX([.C27];&quot;(\d)+_&quot;); &quot;_&quot;;&quot;&quot;))" office:value-type="float" office:value="3" calcext:value-type="float">
            <text:p>3</text:p>
          </table:table-cell>
          <table:table-cell table:formula="of:=VALUE(SUBSTITUTE(ORG.LIBREOFFICE.REGEX([.C2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3_7.txt</text:p>
          </table:table-cell>
          <table:table-cell table:formula="of:=SUBSTITUTE([.A28];&quot;.txt&quot;;&quot;&quot;)" office:value-type="string" office:string-value="ud3_7" calcext:value-type="string">
            <text:p>ud3_7</text:p>
          </table:table-cell>
          <table:table-cell table:formula="of:=MID([.B28];3;100)" office:value-type="string" office:string-value="3_7" calcext:value-type="string">
            <text:p>3_7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3_8.txt</text:p>
          </table:table-cell>
          <table:table-cell table:formula="of:=SUBSTITUTE([.A29];&quot;.txt&quot;;&quot;&quot;)" office:value-type="string" office:string-value="ud3_8" calcext:value-type="string">
            <text:p>ud3_8</text:p>
          </table:table-cell>
          <table:table-cell table:formula="of:=MID([.B29];3;100)" office:value-type="string" office:string-value="3_8" calcext:value-type="string">
            <text:p>3_8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3_9.txt</text:p>
          </table:table-cell>
          <table:table-cell table:formula="of:=SUBSTITUTE([.A30];&quot;.txt&quot;;&quot;&quot;)" office:value-type="string" office:string-value="ud3_9" calcext:value-type="string">
            <text:p>ud3_9</text:p>
          </table:table-cell>
          <table:table-cell table:formula="of:=MID([.B30];3;100)" office:value-type="string" office:string-value="3_9" calcext:value-type="string">
            <text:p>3_9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3_10.txt</text:p>
          </table:table-cell>
          <table:table-cell table:formula="of:=SUBSTITUTE([.A31];&quot;.txt&quot;;&quot;&quot;)" office:value-type="string" office:string-value="ud3_10" calcext:value-type="string">
            <text:p>ud3_10</text:p>
          </table:table-cell>
          <table:table-cell table:formula="of:=MID([.B31];3;100)" office:value-type="string" office:string-value="3_10" calcext:value-type="string">
            <text:p>3_10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4_1.txt</text:p>
          </table:table-cell>
          <table:table-cell table:formula="of:=SUBSTITUTE([.A32];&quot;.txt&quot;;&quot;&quot;)" office:value-type="string" office:string-value="ud4_1" calcext:value-type="string">
            <text:p>ud4_1</text:p>
          </table:table-cell>
          <table:table-cell table:formula="of:=MID([.B32];3;100)" office:value-type="string" office:string-value="4_1" calcext:value-type="string">
            <text:p>4_1</text:p>
          </table:table-cell>
          <table:table-cell table:formula="of:=VALUE(SUBSTITUTE(ORG.LIBREOFFICE.REGEX([.C32];&quot;(\d)+_&quot;); &quot;_&quot;;&quot;&quot;))" office:value-type="float" office:value="4" calcext:value-type="float">
            <text:p>4</text:p>
          </table:table-cell>
          <table:table-cell table:formula="of:=VALUE(SUBSTITUTE(ORG.LIBREOFFICE.REGEX([.C3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2.txt</text:p>
          </table:table-cell>
          <table:table-cell table:formula="of:=SUBSTITUTE([.A33];&quot;.txt&quot;;&quot;&quot;)" office:value-type="string" office:string-value="ud4_2" calcext:value-type="string">
            <text:p>ud4_2</text:p>
          </table:table-cell>
          <table:table-cell table:formula="of:=MID([.B33];3;100)" office:value-type="string" office:string-value="4_2" calcext:value-type="string">
            <text:p>4_2</text:p>
          </table:table-cell>
          <table:table-cell table:formula="of:=VALUE(SUBSTITUTE(ORG.LIBREOFFICE.REGEX([.C33];&quot;(\d)+_&quot;); &quot;_&quot;;&quot;&quot;))" office:value-type="float" office:value="4" calcext:value-type="float">
            <text:p>4</text:p>
          </table:table-cell>
          <table:table-cell table:formula="of:=VALUE(SUBSTITUTE(ORG.LIBREOFFICE.REGEX([.C3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4_3.txt</text:p>
          </table:table-cell>
          <table:table-cell table:formula="of:=SUBSTITUTE([.A34];&quot;.txt&quot;;&quot;&quot;)" office:value-type="string" office:string-value="ud4_3" calcext:value-type="string">
            <text:p>ud4_3</text:p>
          </table:table-cell>
          <table:table-cell table:formula="of:=MID([.B34];3;100)" office:value-type="string" office:string-value="4_3" calcext:value-type="string">
            <text:p>4_3</text:p>
          </table:table-cell>
          <table:table-cell table:formula="of:=VALUE(SUBSTITUTE(ORG.LIBREOFFICE.REGEX([.C34];&quot;(\d)+_&quot;); &quot;_&quot;;&quot;&quot;))" office:value-type="float" office:value="4" calcext:value-type="float">
            <text:p>4</text:p>
          </table:table-cell>
          <table:table-cell table:formula="of:=VALUE(SUBSTITUTE(ORG.LIBREOFFICE.REGEX([.C3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4_4.txt</text:p>
          </table:table-cell>
          <table:table-cell table:formula="of:=SUBSTITUTE([.A35];&quot;.txt&quot;;&quot;&quot;)" office:value-type="string" office:string-value="ud4_4" calcext:value-type="string">
            <text:p>ud4_4</text:p>
          </table:table-cell>
          <table:table-cell table:formula="of:=MID([.B35];3;100)" office:value-type="string" office:string-value="4_4" calcext:value-type="string">
            <text:p>4_4</text:p>
          </table:table-cell>
          <table:table-cell table:formula="of:=VALUE(SUBSTITUTE(ORG.LIBREOFFICE.REGEX([.C35];&quot;(\d)+_&quot;); &quot;_&quot;;&quot;&quot;))" office:value-type="float" office:value="4" calcext:value-type="float">
            <text:p>4</text:p>
          </table:table-cell>
          <table:table-cell table:formula="of:=VALUE(SUBSTITUTE(ORG.LIBREOFFICE.REGEX([.C3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4_5.txt</text:p>
          </table:table-cell>
          <table:table-cell table:formula="of:=SUBSTITUTE([.A36];&quot;.txt&quot;;&quot;&quot;)" office:value-type="string" office:string-value="ud4_5" calcext:value-type="string">
            <text:p>ud4_5</text:p>
          </table:table-cell>
          <table:table-cell table:formula="of:=MID([.B36];3;100)" office:value-type="string" office:string-value="4_5" calcext:value-type="string">
            <text:p>4_5</text:p>
          </table:table-cell>
          <table:table-cell table:formula="of:=VALUE(SUBSTITUTE(ORG.LIBREOFFICE.REGEX([.C36];&quot;(\d)+_&quot;); &quot;_&quot;;&quot;&quot;))" office:value-type="float" office:value="4" calcext:value-type="float">
            <text:p>4</text:p>
          </table:table-cell>
          <table:table-cell table:formula="of:=VALUE(SUBSTITUTE(ORG.LIBREOFFICE.REGEX([.C3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4_6.txt</text:p>
          </table:table-cell>
          <table:table-cell table:formula="of:=SUBSTITUTE([.A37];&quot;.txt&quot;;&quot;&quot;)" office:value-type="string" office:string-value="ud4_6" calcext:value-type="string">
            <text:p>ud4_6</text:p>
          </table:table-cell>
          <table:table-cell table:formula="of:=MID([.B37];3;100)" office:value-type="string" office:string-value="4_6" calcext:value-type="string">
            <text:p>4_6</text:p>
          </table:table-cell>
          <table:table-cell table:formula="of:=VALUE(SUBSTITUTE(ORG.LIBREOFFICE.REGEX([.C37];&quot;(\d)+_&quot;); &quot;_&quot;;&quot;&quot;))" office:value-type="float" office:value="4" calcext:value-type="float">
            <text:p>4</text:p>
          </table:table-cell>
          <table:table-cell table:formula="of:=VALUE(SUBSTITUTE(ORG.LIBREOFFICE.REGEX([.C3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4_7.txt</text:p>
          </table:table-cell>
          <table:table-cell table:formula="of:=SUBSTITUTE([.A38];&quot;.txt&quot;;&quot;&quot;)" office:value-type="string" office:string-value="ud4_7" calcext:value-type="string">
            <text:p>ud4_7</text:p>
          </table:table-cell>
          <table:table-cell table:formula="of:=MID([.B38];3;100)" office:value-type="string" office:string-value="4_7" calcext:value-type="string">
            <text:p>4_7</text:p>
          </table:table-cell>
          <table:table-cell table:formula="of:=VALUE(SUBSTITUTE(ORG.LIBREOFFICE.REGEX([.C38];&quot;(\d)+_&quot;); &quot;_&quot;;&quot;&quot;))" office:value-type="float" office:value="4" calcext:value-type="float">
            <text:p>4</text:p>
          </table:table-cell>
          <table:table-cell table:formula="of:=VALUE(SUBSTITUTE(ORG.LIBREOFFICE.REGEX([.C3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4_8.txt</text:p>
          </table:table-cell>
          <table:table-cell table:formula="of:=SUBSTITUTE([.A39];&quot;.txt&quot;;&quot;&quot;)" office:value-type="string" office:string-value="ud4_8" calcext:value-type="string">
            <text:p>ud4_8</text:p>
          </table:table-cell>
          <table:table-cell table:formula="of:=MID([.B39];3;100)" office:value-type="string" office:string-value="4_8" calcext:value-type="string">
            <text:p>4_8</text:p>
          </table:table-cell>
          <table:table-cell table:formula="of:=VALUE(SUBSTITUTE(ORG.LIBREOFFICE.REGEX([.C39];&quot;(\d)+_&quot;); &quot;_&quot;;&quot;&quot;))" office:value-type="float" office:value="4" calcext:value-type="float">
            <text:p>4</text:p>
          </table:table-cell>
          <table:table-cell table:formula="of:=VALUE(SUBSTITUTE(ORG.LIBREOFFICE.REGEX([.C3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4_9.txt</text:p>
          </table:table-cell>
          <table:table-cell table:formula="of:=SUBSTITUTE([.A40];&quot;.txt&quot;;&quot;&quot;)" office:value-type="string" office:string-value="ud4_9" calcext:value-type="string">
            <text:p>ud4_9</text:p>
          </table:table-cell>
          <table:table-cell table:formula="of:=MID([.B40];3;100)" office:value-type="string" office:string-value="4_9" calcext:value-type="string">
            <text:p>4_9</text:p>
          </table:table-cell>
          <table:table-cell table:formula="of:=VALUE(SUBSTITUTE(ORG.LIBREOFFICE.REGEX([.C40];&quot;(\d)+_&quot;); &quot;_&quot;;&quot;&quot;))" office:value-type="float" office:value="4" calcext:value-type="float">
            <text:p>4</text:p>
          </table:table-cell>
          <table:table-cell table:formula="of:=VALUE(SUBSTITUTE(ORG.LIBREOFFICE.REGEX([.C4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4_10.txt</text:p>
          </table:table-cell>
          <table:table-cell table:formula="of:=SUBSTITUTE([.A41];&quot;.txt&quot;;&quot;&quot;)" office:value-type="string" office:string-value="ud4_10" calcext:value-type="string">
            <text:p>ud4_10</text:p>
          </table:table-cell>
          <table:table-cell table:formula="of:=MID([.B41];3;100)" office:value-type="string" office:string-value="4_10" calcext:value-type="string">
            <text:p>4_10</text:p>
          </table:table-cell>
          <table:table-cell table:formula="of:=VALUE(SUBSTITUTE(ORG.LIBREOFFICE.REGEX([.C41];&quot;(\d)+_&quot;); &quot;_&quot;;&quot;&quot;))" office:value-type="float" office:value="4" calcext:value-type="float">
            <text:p>4</text:p>
          </table:table-cell>
          <table:table-cell table:formula="of:=VALUE(SUBSTITUTE(ORG.LIBREOFFICE.REGEX([.C4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5_1.txt</text:p>
          </table:table-cell>
          <table:table-cell table:formula="of:=SUBSTITUTE([.A42];&quot;.txt&quot;;&quot;&quot;)" office:value-type="string" office:string-value="ud5_1" calcext:value-type="string">
            <text:p>ud5_1</text:p>
          </table:table-cell>
          <table:table-cell table:formula="of:=MID([.B42];3;100)" office:value-type="string" office:string-value="5_1" calcext:value-type="string">
            <text:p>5_1</text:p>
          </table:table-cell>
          <table:table-cell table:formula="of:=VALUE(SUBSTITUTE(ORG.LIBREOFFICE.REGEX([.C42];&quot;(\d)+_&quot;); &quot;_&quot;;&quot;&quot;))" office:value-type="float" office:value="5" calcext:value-type="float">
            <text:p>5</text:p>
          </table:table-cell>
          <table:table-cell table:formula="of:=VALUE(SUBSTITUTE(ORG.LIBREOFFICE.REGEX([.C4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2.txt</text:p>
          </table:table-cell>
          <table:table-cell table:formula="of:=SUBSTITUTE([.A43];&quot;.txt&quot;;&quot;&quot;)" office:value-type="string" office:string-value="ud5_2" calcext:value-type="string">
            <text:p>ud5_2</text:p>
          </table:table-cell>
          <table:table-cell table:formula="of:=MID([.B43];3;100)" office:value-type="string" office:string-value="5_2" calcext:value-type="string">
            <text:p>5_2</text:p>
          </table:table-cell>
          <table:table-cell table:formula="of:=VALUE(SUBSTITUTE(ORG.LIBREOFFICE.REGEX([.C43];&quot;(\d)+_&quot;); &quot;_&quot;;&quot;&quot;))" office:value-type="float" office:value="5" calcext:value-type="float">
            <text:p>5</text:p>
          </table:table-cell>
          <table:table-cell table:formula="of:=VALUE(SUBSTITUTE(ORG.LIBREOFFICE.REGEX([.C4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5_3.txt</text:p>
          </table:table-cell>
          <table:table-cell table:formula="of:=SUBSTITUTE([.A44];&quot;.txt&quot;;&quot;&quot;)" office:value-type="string" office:string-value="ud5_3" calcext:value-type="string">
            <text:p>ud5_3</text:p>
          </table:table-cell>
          <table:table-cell table:formula="of:=MID([.B44];3;100)" office:value-type="string" office:string-value="5_3" calcext:value-type="string">
            <text:p>5_3</text:p>
          </table:table-cell>
          <table:table-cell table:formula="of:=VALUE(SUBSTITUTE(ORG.LIBREOFFICE.REGEX([.C44];&quot;(\d)+_&quot;); &quot;_&quot;;&quot;&quot;))" office:value-type="float" office:value="5" calcext:value-type="float">
            <text:p>5</text:p>
          </table:table-cell>
          <table:table-cell table:formula="of:=VALUE(SUBSTITUTE(ORG.LIBREOFFICE.REGEX([.C4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5_4.txt</text:p>
          </table:table-cell>
          <table:table-cell table:formula="of:=SUBSTITUTE([.A45];&quot;.txt&quot;;&quot;&quot;)" office:value-type="string" office:string-value="ud5_4" calcext:value-type="string">
            <text:p>ud5_4</text:p>
          </table:table-cell>
          <table:table-cell table:formula="of:=MID([.B45];3;100)" office:value-type="string" office:string-value="5_4" calcext:value-type="string">
            <text:p>5_4</text:p>
          </table:table-cell>
          <table:table-cell table:formula="of:=VALUE(SUBSTITUTE(ORG.LIBREOFFICE.REGEX([.C45];&quot;(\d)+_&quot;); &quot;_&quot;;&quot;&quot;))" office:value-type="float" office:value="5" calcext:value-type="float">
            <text:p>5</text:p>
          </table:table-cell>
          <table:table-cell table:formula="of:=VALUE(SUBSTITUTE(ORG.LIBREOFFICE.REGEX([.C4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5_5.txt</text:p>
          </table:table-cell>
          <table:table-cell table:formula="of:=SUBSTITUTE([.A46];&quot;.txt&quot;;&quot;&quot;)" office:value-type="string" office:string-value="ud5_5" calcext:value-type="string">
            <text:p>ud5_5</text:p>
          </table:table-cell>
          <table:table-cell table:formula="of:=MID([.B46];3;100)" office:value-type="string" office:string-value="5_5" calcext:value-type="string">
            <text:p>5_5</text:p>
          </table:table-cell>
          <table:table-cell table:formula="of:=VALUE(SUBSTITUTE(ORG.LIBREOFFICE.REGEX([.C46];&quot;(\d)+_&quot;); &quot;_&quot;;&quot;&quot;))" office:value-type="float" office:value="5" calcext:value-type="float">
            <text:p>5</text:p>
          </table:table-cell>
          <table:table-cell table:formula="of:=VALUE(SUBSTITUTE(ORG.LIBREOFFICE.REGEX([.C4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5_6.txt</text:p>
          </table:table-cell>
          <table:table-cell table:formula="of:=SUBSTITUTE([.A47];&quot;.txt&quot;;&quot;&quot;)" office:value-type="string" office:string-value="ud5_6" calcext:value-type="string">
            <text:p>ud5_6</text:p>
          </table:table-cell>
          <table:table-cell table:formula="of:=MID([.B47];3;100)" office:value-type="string" office:string-value="5_6" calcext:value-type="string">
            <text:p>5_6</text:p>
          </table:table-cell>
          <table:table-cell table:formula="of:=VALUE(SUBSTITUTE(ORG.LIBREOFFICE.REGEX([.C47];&quot;(\d)+_&quot;); &quot;_&quot;;&quot;&quot;))" office:value-type="float" office:value="5" calcext:value-type="float">
            <text:p>5</text:p>
          </table:table-cell>
          <table:table-cell table:formula="of:=VALUE(SUBSTITUTE(ORG.LIBREOFFICE.REGEX([.C4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5_7.txt</text:p>
          </table:table-cell>
          <table:table-cell table:formula="of:=SUBSTITUTE([.A48];&quot;.txt&quot;;&quot;&quot;)" office:value-type="string" office:string-value="ud5_7" calcext:value-type="string">
            <text:p>ud5_7</text:p>
          </table:table-cell>
          <table:table-cell table:formula="of:=MID([.B48];3;100)" office:value-type="string" office:string-value="5_7" calcext:value-type="string">
            <text:p>5_7</text:p>
          </table:table-cell>
          <table:table-cell table:formula="of:=VALUE(SUBSTITUTE(ORG.LIBREOFFICE.REGEX([.C48];&quot;(\d)+_&quot;); &quot;_&quot;;&quot;&quot;))" office:value-type="float" office:value="5" calcext:value-type="float">
            <text:p>5</text:p>
          </table:table-cell>
          <table:table-cell table:formula="of:=VALUE(SUBSTITUTE(ORG.LIBREOFFICE.REGEX([.C4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5_8.txt</text:p>
          </table:table-cell>
          <table:table-cell table:formula="of:=SUBSTITUTE([.A49];&quot;.txt&quot;;&quot;&quot;)" office:value-type="string" office:string-value="ud5_8" calcext:value-type="string">
            <text:p>ud5_8</text:p>
          </table:table-cell>
          <table:table-cell table:formula="of:=MID([.B49];3;100)" office:value-type="string" office:string-value="5_8" calcext:value-type="string">
            <text:p>5_8</text:p>
          </table:table-cell>
          <table:table-cell table:formula="of:=VALUE(SUBSTITUTE(ORG.LIBREOFFICE.REGEX([.C49];&quot;(\d)+_&quot;); &quot;_&quot;;&quot;&quot;))" office:value-type="float" office:value="5" calcext:value-type="float">
            <text:p>5</text:p>
          </table:table-cell>
          <table:table-cell table:formula="of:=VALUE(SUBSTITUTE(ORG.LIBREOFFICE.REGEX([.C4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5_9.txt</text:p>
          </table:table-cell>
          <table:table-cell table:formula="of:=SUBSTITUTE([.A50];&quot;.txt&quot;;&quot;&quot;)" office:value-type="string" office:string-value="ud5_9" calcext:value-type="string">
            <text:p>ud5_9</text:p>
          </table:table-cell>
          <table:table-cell table:formula="of:=MID([.B50];3;100)" office:value-type="string" office:string-value="5_9" calcext:value-type="string">
            <text:p>5_9</text:p>
          </table:table-cell>
          <table:table-cell table:formula="of:=VALUE(SUBSTITUTE(ORG.LIBREOFFICE.REGEX([.C50];&quot;(\d)+_&quot;); &quot;_&quot;;&quot;&quot;))" office:value-type="float" office:value="5" calcext:value-type="float">
            <text:p>5</text:p>
          </table:table-cell>
          <table:table-cell table:formula="of:=VALUE(SUBSTITUTE(ORG.LIBREOFFICE.REGEX([.C5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5_10.txt</text:p>
          </table:table-cell>
          <table:table-cell table:formula="of:=SUBSTITUTE([.A51];&quot;.txt&quot;;&quot;&quot;)" office:value-type="string" office:string-value="ud5_10" calcext:value-type="string">
            <text:p>ud5_10</text:p>
          </table:table-cell>
          <table:table-cell table:formula="of:=MID([.B51];3;100)" office:value-type="string" office:string-value="5_10" calcext:value-type="string">
            <text:p>5_10</text:p>
          </table:table-cell>
          <table:table-cell table:formula="of:=VALUE(SUBSTITUTE(ORG.LIBREOFFICE.REGEX([.C51];&quot;(\d)+_&quot;); &quot;_&quot;;&quot;&quot;))" office:value-type="float" office:value="5" calcext:value-type="float">
            <text:p>5</text:p>
          </table:table-cell>
          <table:table-cell table:formula="of:=VALUE(SUBSTITUTE(ORG.LIBREOFFICE.REGEX([.C5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6_1.txt</text:p>
          </table:table-cell>
          <table:table-cell table:formula="of:=SUBSTITUTE([.A52];&quot;.txt&quot;;&quot;&quot;)" office:value-type="string" office:string-value="ud6_1" calcext:value-type="string">
            <text:p>ud6_1</text:p>
          </table:table-cell>
          <table:table-cell table:formula="of:=MID([.B52];3;100)" office:value-type="string" office:string-value="6_1" calcext:value-type="string">
            <text:p>6_1</text:p>
          </table:table-cell>
          <table:table-cell table:formula="of:=VALUE(SUBSTITUTE(ORG.LIBREOFFICE.REGEX([.C52];&quot;(\d)+_&quot;); &quot;_&quot;;&quot;&quot;))" office:value-type="float" office:value="6" calcext:value-type="float">
            <text:p>6</text:p>
          </table:table-cell>
          <table:table-cell table:formula="of:=VALUE(SUBSTITUTE(ORG.LIBREOFFICE.REGEX([.C5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2.txt</text:p>
          </table:table-cell>
          <table:table-cell table:formula="of:=SUBSTITUTE([.A53];&quot;.txt&quot;;&quot;&quot;)" office:value-type="string" office:string-value="ud6_2" calcext:value-type="string">
            <text:p>ud6_2</text:p>
          </table:table-cell>
          <table:table-cell table:formula="of:=MID([.B53];3;100)" office:value-type="string" office:string-value="6_2" calcext:value-type="string">
            <text:p>6_2</text:p>
          </table:table-cell>
          <table:table-cell table:formula="of:=VALUE(SUBSTITUTE(ORG.LIBREOFFICE.REGEX([.C53];&quot;(\d)+_&quot;); &quot;_&quot;;&quot;&quot;))" office:value-type="float" office:value="6" calcext:value-type="float">
            <text:p>6</text:p>
          </table:table-cell>
          <table:table-cell table:formula="of:=VALUE(SUBSTITUTE(ORG.LIBREOFFICE.REGEX([.C5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6_3.txt</text:p>
          </table:table-cell>
          <table:table-cell table:formula="of:=SUBSTITUTE([.A54];&quot;.txt&quot;;&quot;&quot;)" office:value-type="string" office:string-value="ud6_3" calcext:value-type="string">
            <text:p>ud6_3</text:p>
          </table:table-cell>
          <table:table-cell table:formula="of:=MID([.B54];3;100)" office:value-type="string" office:string-value="6_3" calcext:value-type="string">
            <text:p>6_3</text:p>
          </table:table-cell>
          <table:table-cell table:formula="of:=VALUE(SUBSTITUTE(ORG.LIBREOFFICE.REGEX([.C54];&quot;(\d)+_&quot;); &quot;_&quot;;&quot;&quot;))" office:value-type="float" office:value="6" calcext:value-type="float">
            <text:p>6</text:p>
          </table:table-cell>
          <table:table-cell table:formula="of:=VALUE(SUBSTITUTE(ORG.LIBREOFFICE.REGEX([.C5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6_4.txt</text:p>
          </table:table-cell>
          <table:table-cell table:formula="of:=SUBSTITUTE([.A55];&quot;.txt&quot;;&quot;&quot;)" office:value-type="string" office:string-value="ud6_4" calcext:value-type="string">
            <text:p>ud6_4</text:p>
          </table:table-cell>
          <table:table-cell table:formula="of:=MID([.B55];3;100)" office:value-type="string" office:string-value="6_4" calcext:value-type="string">
            <text:p>6_4</text:p>
          </table:table-cell>
          <table:table-cell table:formula="of:=VALUE(SUBSTITUTE(ORG.LIBREOFFICE.REGEX([.C55];&quot;(\d)+_&quot;); &quot;_&quot;;&quot;&quot;))" office:value-type="float" office:value="6" calcext:value-type="float">
            <text:p>6</text:p>
          </table:table-cell>
          <table:table-cell table:formula="of:=VALUE(SUBSTITUTE(ORG.LIBREOFFICE.REGEX([.C5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6_5.txt</text:p>
          </table:table-cell>
          <table:table-cell table:formula="of:=SUBSTITUTE([.A56];&quot;.txt&quot;;&quot;&quot;)" office:value-type="string" office:string-value="ud6_5" calcext:value-type="string">
            <text:p>ud6_5</text:p>
          </table:table-cell>
          <table:table-cell table:formula="of:=MID([.B56];3;100)" office:value-type="string" office:string-value="6_5" calcext:value-type="string">
            <text:p>6_5</text:p>
          </table:table-cell>
          <table:table-cell table:formula="of:=VALUE(SUBSTITUTE(ORG.LIBREOFFICE.REGEX([.C56];&quot;(\d)+_&quot;); &quot;_&quot;;&quot;&quot;))" office:value-type="float" office:value="6" calcext:value-type="float">
            <text:p>6</text:p>
          </table:table-cell>
          <table:table-cell table:formula="of:=VALUE(SUBSTITUTE(ORG.LIBREOFFICE.REGEX([.C5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6_6.txt</text:p>
          </table:table-cell>
          <table:table-cell table:formula="of:=SUBSTITUTE([.A57];&quot;.txt&quot;;&quot;&quot;)" office:value-type="string" office:string-value="ud6_6" calcext:value-type="string">
            <text:p>ud6_6</text:p>
          </table:table-cell>
          <table:table-cell table:formula="of:=MID([.B57];3;100)" office:value-type="string" office:string-value="6_6" calcext:value-type="string">
            <text:p>6_6</text:p>
          </table:table-cell>
          <table:table-cell table:formula="of:=VALUE(SUBSTITUTE(ORG.LIBREOFFICE.REGEX([.C57];&quot;(\d)+_&quot;); &quot;_&quot;;&quot;&quot;))" office:value-type="float" office:value="6" calcext:value-type="float">
            <text:p>6</text:p>
          </table:table-cell>
          <table:table-cell table:formula="of:=VALUE(SUBSTITUTE(ORG.LIBREOFFICE.REGEX([.C5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6_7.txt</text:p>
          </table:table-cell>
          <table:table-cell table:formula="of:=SUBSTITUTE([.A58];&quot;.txt&quot;;&quot;&quot;)" office:value-type="string" office:string-value="ud6_7" calcext:value-type="string">
            <text:p>ud6_7</text:p>
          </table:table-cell>
          <table:table-cell table:formula="of:=MID([.B58];3;100)" office:value-type="string" office:string-value="6_7" calcext:value-type="string">
            <text:p>6_7</text:p>
          </table:table-cell>
          <table:table-cell table:formula="of:=VALUE(SUBSTITUTE(ORG.LIBREOFFICE.REGEX([.C58];&quot;(\d)+_&quot;); &quot;_&quot;;&quot;&quot;))" office:value-type="float" office:value="6" calcext:value-type="float">
            <text:p>6</text:p>
          </table:table-cell>
          <table:table-cell table:formula="of:=VALUE(SUBSTITUTE(ORG.LIBREOFFICE.REGEX([.C5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6_8.txt</text:p>
          </table:table-cell>
          <table:table-cell table:formula="of:=SUBSTITUTE([.A59];&quot;.txt&quot;;&quot;&quot;)" office:value-type="string" office:string-value="ud6_8" calcext:value-type="string">
            <text:p>ud6_8</text:p>
          </table:table-cell>
          <table:table-cell table:formula="of:=MID([.B59];3;100)" office:value-type="string" office:string-value="6_8" calcext:value-type="string">
            <text:p>6_8</text:p>
          </table:table-cell>
          <table:table-cell table:formula="of:=VALUE(SUBSTITUTE(ORG.LIBREOFFICE.REGEX([.C59];&quot;(\d)+_&quot;); &quot;_&quot;;&quot;&quot;))" office:value-type="float" office:value="6" calcext:value-type="float">
            <text:p>6</text:p>
          </table:table-cell>
          <table:table-cell table:formula="of:=VALUE(SUBSTITUTE(ORG.LIBREOFFICE.REGEX([.C5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6_9.txt</text:p>
          </table:table-cell>
          <table:table-cell table:formula="of:=SUBSTITUTE([.A60];&quot;.txt&quot;;&quot;&quot;)" office:value-type="string" office:string-value="ud6_9" calcext:value-type="string">
            <text:p>ud6_9</text:p>
          </table:table-cell>
          <table:table-cell table:formula="of:=MID([.B60];3;100)" office:value-type="string" office:string-value="6_9" calcext:value-type="string">
            <text:p>6_9</text:p>
          </table:table-cell>
          <table:table-cell table:formula="of:=VALUE(SUBSTITUTE(ORG.LIBREOFFICE.REGEX([.C60];&quot;(\d)+_&quot;); &quot;_&quot;;&quot;&quot;))" office:value-type="float" office:value="6" calcext:value-type="float">
            <text:p>6</text:p>
          </table:table-cell>
          <table:table-cell table:formula="of:=VALUE(SUBSTITUTE(ORG.LIBREOFFICE.REGEX([.C6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6_10.txt</text:p>
          </table:table-cell>
          <table:table-cell table:formula="of:=SUBSTITUTE([.A61];&quot;.txt&quot;;&quot;&quot;)" office:value-type="string" office:string-value="ud6_10" calcext:value-type="string">
            <text:p>ud6_10</text:p>
          </table:table-cell>
          <table:table-cell table:formula="of:=MID([.B61];3;100)" office:value-type="string" office:string-value="6_10" calcext:value-type="string">
            <text:p>6_10</text:p>
          </table:table-cell>
          <table:table-cell table:formula="of:=VALUE(SUBSTITUTE(ORG.LIBREOFFICE.REGEX([.C61];&quot;(\d)+_&quot;); &quot;_&quot;;&quot;&quot;))" office:value-type="float" office:value="6" calcext:value-type="float">
            <text:p>6</text:p>
          </table:table-cell>
          <table:table-cell table:formula="of:=VALUE(SUBSTITUTE(ORG.LIBREOFFICE.REGEX([.C6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7_1.txt</text:p>
          </table:table-cell>
          <table:table-cell table:formula="of:=SUBSTITUTE([.A62];&quot;.txt&quot;;&quot;&quot;)" office:value-type="string" office:string-value="ud7_1" calcext:value-type="string">
            <text:p>ud7_1</text:p>
          </table:table-cell>
          <table:table-cell table:formula="of:=MID([.B62];3;100)" office:value-type="string" office:string-value="7_1" calcext:value-type="string">
            <text:p>7_1</text:p>
          </table:table-cell>
          <table:table-cell table:formula="of:=VALUE(SUBSTITUTE(ORG.LIBREOFFICE.REGEX([.C62];&quot;(\d)+_&quot;); &quot;_&quot;;&quot;&quot;))" office:value-type="float" office:value="7" calcext:value-type="float">
            <text:p>7</text:p>
          </table:table-cell>
          <table:table-cell table:formula="of:=VALUE(SUBSTITUTE(ORG.LIBREOFFICE.REGEX([.C6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2.txt</text:p>
          </table:table-cell>
          <table:table-cell table:formula="of:=SUBSTITUTE([.A63];&quot;.txt&quot;;&quot;&quot;)" office:value-type="string" office:string-value="ud7_2" calcext:value-type="string">
            <text:p>ud7_2</text:p>
          </table:table-cell>
          <table:table-cell table:formula="of:=MID([.B63];3;100)" office:value-type="string" office:string-value="7_2" calcext:value-type="string">
            <text:p>7_2</text:p>
          </table:table-cell>
          <table:table-cell table:formula="of:=VALUE(SUBSTITUTE(ORG.LIBREOFFICE.REGEX([.C63];&quot;(\d)+_&quot;); &quot;_&quot;;&quot;&quot;))" office:value-type="float" office:value="7" calcext:value-type="float">
            <text:p>7</text:p>
          </table:table-cell>
          <table:table-cell table:formula="of:=VALUE(SUBSTITUTE(ORG.LIBREOFFICE.REGEX([.C6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7_3.txt</text:p>
          </table:table-cell>
          <table:table-cell table:formula="of:=SUBSTITUTE([.A64];&quot;.txt&quot;;&quot;&quot;)" office:value-type="string" office:string-value="ud7_3" calcext:value-type="string">
            <text:p>ud7_3</text:p>
          </table:table-cell>
          <table:table-cell table:formula="of:=MID([.B64];3;100)" office:value-type="string" office:string-value="7_3" calcext:value-type="string">
            <text:p>7_3</text:p>
          </table:table-cell>
          <table:table-cell table:formula="of:=VALUE(SUBSTITUTE(ORG.LIBREOFFICE.REGEX([.C64];&quot;(\d)+_&quot;); &quot;_&quot;;&quot;&quot;))" office:value-type="float" office:value="7" calcext:value-type="float">
            <text:p>7</text:p>
          </table:table-cell>
          <table:table-cell table:formula="of:=VALUE(SUBSTITUTE(ORG.LIBREOFFICE.REGEX([.C6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7_4.txt</text:p>
          </table:table-cell>
          <table:table-cell table:formula="of:=SUBSTITUTE([.A65];&quot;.txt&quot;;&quot;&quot;)" office:value-type="string" office:string-value="ud7_4" calcext:value-type="string">
            <text:p>ud7_4</text:p>
          </table:table-cell>
          <table:table-cell table:formula="of:=MID([.B65];3;100)" office:value-type="string" office:string-value="7_4" calcext:value-type="string">
            <text:p>7_4</text:p>
          </table:table-cell>
          <table:table-cell table:formula="of:=VALUE(SUBSTITUTE(ORG.LIBREOFFICE.REGEX([.C65];&quot;(\d)+_&quot;); &quot;_&quot;;&quot;&quot;))" office:value-type="float" office:value="7" calcext:value-type="float">
            <text:p>7</text:p>
          </table:table-cell>
          <table:table-cell table:formula="of:=VALUE(SUBSTITUTE(ORG.LIBREOFFICE.REGEX([.C6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7_5.txt</text:p>
          </table:table-cell>
          <table:table-cell table:formula="of:=SUBSTITUTE([.A66];&quot;.txt&quot;;&quot;&quot;)" office:value-type="string" office:string-value="ud7_5" calcext:value-type="string">
            <text:p>ud7_5</text:p>
          </table:table-cell>
          <table:table-cell table:formula="of:=MID([.B66];3;100)" office:value-type="string" office:string-value="7_5" calcext:value-type="string">
            <text:p>7_5</text:p>
          </table:table-cell>
          <table:table-cell table:formula="of:=VALUE(SUBSTITUTE(ORG.LIBREOFFICE.REGEX([.C66];&quot;(\d)+_&quot;); &quot;_&quot;;&quot;&quot;))" office:value-type="float" office:value="7" calcext:value-type="float">
            <text:p>7</text:p>
          </table:table-cell>
          <table:table-cell table:formula="of:=VALUE(SUBSTITUTE(ORG.LIBREOFFICE.REGEX([.C6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7_6.txt</text:p>
          </table:table-cell>
          <table:table-cell table:formula="of:=SUBSTITUTE([.A67];&quot;.txt&quot;;&quot;&quot;)" office:value-type="string" office:string-value="ud7_6" calcext:value-type="string">
            <text:p>ud7_6</text:p>
          </table:table-cell>
          <table:table-cell table:formula="of:=MID([.B67];3;100)" office:value-type="string" office:string-value="7_6" calcext:value-type="string">
            <text:p>7_6</text:p>
          </table:table-cell>
          <table:table-cell table:formula="of:=VALUE(SUBSTITUTE(ORG.LIBREOFFICE.REGEX([.C67];&quot;(\d)+_&quot;); &quot;_&quot;;&quot;&quot;))" office:value-type="float" office:value="7" calcext:value-type="float">
            <text:p>7</text:p>
          </table:table-cell>
          <table:table-cell table:formula="of:=VALUE(SUBSTITUTE(ORG.LIBREOFFICE.REGEX([.C6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7_7.txt</text:p>
          </table:table-cell>
          <table:table-cell table:formula="of:=SUBSTITUTE([.A68];&quot;.txt&quot;;&quot;&quot;)" office:value-type="string" office:string-value="ud7_7" calcext:value-type="string">
            <text:p>ud7_7</text:p>
          </table:table-cell>
          <table:table-cell table:formula="of:=MID([.B68];3;100)" office:value-type="string" office:string-value="7_7" calcext:value-type="string">
            <text:p>7_7</text:p>
          </table:table-cell>
          <table:table-cell table:formula="of:=VALUE(SUBSTITUTE(ORG.LIBREOFFICE.REGEX([.C68];&quot;(\d)+_&quot;); &quot;_&quot;;&quot;&quot;))" office:value-type="float" office:value="7" calcext:value-type="float">
            <text:p>7</text:p>
          </table:table-cell>
          <table:table-cell table:formula="of:=VALUE(SUBSTITUTE(ORG.LIBREOFFICE.REGEX([.C6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7_8.txt</text:p>
          </table:table-cell>
          <table:table-cell table:formula="of:=SUBSTITUTE([.A69];&quot;.txt&quot;;&quot;&quot;)" office:value-type="string" office:string-value="ud7_8" calcext:value-type="string">
            <text:p>ud7_8</text:p>
          </table:table-cell>
          <table:table-cell table:formula="of:=MID([.B69];3;100)" office:value-type="string" office:string-value="7_8" calcext:value-type="string">
            <text:p>7_8</text:p>
          </table:table-cell>
          <table:table-cell table:formula="of:=VALUE(SUBSTITUTE(ORG.LIBREOFFICE.REGEX([.C69];&quot;(\d)+_&quot;); &quot;_&quot;;&quot;&quot;))" office:value-type="float" office:value="7" calcext:value-type="float">
            <text:p>7</text:p>
          </table:table-cell>
          <table:table-cell table:formula="of:=VALUE(SUBSTITUTE(ORG.LIBREOFFICE.REGEX([.C6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7_9.txt</text:p>
          </table:table-cell>
          <table:table-cell table:formula="of:=SUBSTITUTE([.A70];&quot;.txt&quot;;&quot;&quot;)" office:value-type="string" office:string-value="ud7_9" calcext:value-type="string">
            <text:p>ud7_9</text:p>
          </table:table-cell>
          <table:table-cell table:formula="of:=MID([.B70];3;100)" office:value-type="string" office:string-value="7_9" calcext:value-type="string">
            <text:p>7_9</text:p>
          </table:table-cell>
          <table:table-cell table:formula="of:=VALUE(SUBSTITUTE(ORG.LIBREOFFICE.REGEX([.C70];&quot;(\d)+_&quot;); &quot;_&quot;;&quot;&quot;))" office:value-type="float" office:value="7" calcext:value-type="float">
            <text:p>7</text:p>
          </table:table-cell>
          <table:table-cell table:formula="of:=VALUE(SUBSTITUTE(ORG.LIBREOFFICE.REGEX([.C7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7_10.txt</text:p>
          </table:table-cell>
          <table:table-cell table:formula="of:=SUBSTITUTE([.A71];&quot;.txt&quot;;&quot;&quot;)" office:value-type="string" office:string-value="ud7_10" calcext:value-type="string">
            <text:p>ud7_10</text:p>
          </table:table-cell>
          <table:table-cell table:formula="of:=MID([.B71];3;100)" office:value-type="string" office:string-value="7_10" calcext:value-type="string">
            <text:p>7_10</text:p>
          </table:table-cell>
          <table:table-cell table:formula="of:=VALUE(SUBSTITUTE(ORG.LIBREOFFICE.REGEX([.C71];&quot;(\d)+_&quot;); &quot;_&quot;;&quot;&quot;))" office:value-type="float" office:value="7" calcext:value-type="float">
            <text:p>7</text:p>
          </table:table-cell>
          <table:table-cell table:formula="of:=VALUE(SUBSTITUTE(ORG.LIBREOFFICE.REGEX([.C7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8_1.txt</text:p>
          </table:table-cell>
          <table:table-cell table:formula="of:=SUBSTITUTE([.A72];&quot;.txt&quot;;&quot;&quot;)" office:value-type="string" office:string-value="ud8_1" calcext:value-type="string">
            <text:p>ud8_1</text:p>
          </table:table-cell>
          <table:table-cell table:formula="of:=MID([.B72];3;100)" office:value-type="string" office:string-value="8_1" calcext:value-type="string">
            <text:p>8_1</text:p>
          </table:table-cell>
          <table:table-cell table:formula="of:=VALUE(SUBSTITUTE(ORG.LIBREOFFICE.REGEX([.C72];&quot;(\d)+_&quot;); &quot;_&quot;;&quot;&quot;))" office:value-type="float" office:value="8" calcext:value-type="float">
            <text:p>8</text:p>
          </table:table-cell>
          <table:table-cell table:formula="of:=VALUE(SUBSTITUTE(ORG.LIBREOFFICE.REGEX([.C7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2.txt</text:p>
          </table:table-cell>
          <table:table-cell table:formula="of:=SUBSTITUTE([.A73];&quot;.txt&quot;;&quot;&quot;)" office:value-type="string" office:string-value="ud8_2" calcext:value-type="string">
            <text:p>ud8_2</text:p>
          </table:table-cell>
          <table:table-cell table:formula="of:=MID([.B73];3;100)" office:value-type="string" office:string-value="8_2" calcext:value-type="string">
            <text:p>8_2</text:p>
          </table:table-cell>
          <table:table-cell table:formula="of:=VALUE(SUBSTITUTE(ORG.LIBREOFFICE.REGEX([.C73];&quot;(\d)+_&quot;); &quot;_&quot;;&quot;&quot;))" office:value-type="float" office:value="8" calcext:value-type="float">
            <text:p>8</text:p>
          </table:table-cell>
          <table:table-cell table:formula="of:=VALUE(SUBSTITUTE(ORG.LIBREOFFICE.REGEX([.C7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8_3.txt</text:p>
          </table:table-cell>
          <table:table-cell table:formula="of:=SUBSTITUTE([.A74];&quot;.txt&quot;;&quot;&quot;)" office:value-type="string" office:string-value="ud8_3" calcext:value-type="string">
            <text:p>ud8_3</text:p>
          </table:table-cell>
          <table:table-cell table:formula="of:=MID([.B74];3;100)" office:value-type="string" office:string-value="8_3" calcext:value-type="string">
            <text:p>8_3</text:p>
          </table:table-cell>
          <table:table-cell table:formula="of:=VALUE(SUBSTITUTE(ORG.LIBREOFFICE.REGEX([.C74];&quot;(\d)+_&quot;); &quot;_&quot;;&quot;&quot;))" office:value-type="float" office:value="8" calcext:value-type="float">
            <text:p>8</text:p>
          </table:table-cell>
          <table:table-cell table:formula="of:=VALUE(SUBSTITUTE(ORG.LIBREOFFICE.REGEX([.C7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8_4.txt</text:p>
          </table:table-cell>
          <table:table-cell table:formula="of:=SUBSTITUTE([.A75];&quot;.txt&quot;;&quot;&quot;)" office:value-type="string" office:string-value="ud8_4" calcext:value-type="string">
            <text:p>ud8_4</text:p>
          </table:table-cell>
          <table:table-cell table:formula="of:=MID([.B75];3;100)" office:value-type="string" office:string-value="8_4" calcext:value-type="string">
            <text:p>8_4</text:p>
          </table:table-cell>
          <table:table-cell table:formula="of:=VALUE(SUBSTITUTE(ORG.LIBREOFFICE.REGEX([.C75];&quot;(\d)+_&quot;); &quot;_&quot;;&quot;&quot;))" office:value-type="float" office:value="8" calcext:value-type="float">
            <text:p>8</text:p>
          </table:table-cell>
          <table:table-cell table:formula="of:=VALUE(SUBSTITUTE(ORG.LIBREOFFICE.REGEX([.C7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8_5.txt</text:p>
          </table:table-cell>
          <table:table-cell table:formula="of:=SUBSTITUTE([.A76];&quot;.txt&quot;;&quot;&quot;)" office:value-type="string" office:string-value="ud8_5" calcext:value-type="string">
            <text:p>ud8_5</text:p>
          </table:table-cell>
          <table:table-cell table:formula="of:=MID([.B76];3;100)" office:value-type="string" office:string-value="8_5" calcext:value-type="string">
            <text:p>8_5</text:p>
          </table:table-cell>
          <table:table-cell table:formula="of:=VALUE(SUBSTITUTE(ORG.LIBREOFFICE.REGEX([.C76];&quot;(\d)+_&quot;); &quot;_&quot;;&quot;&quot;))" office:value-type="float" office:value="8" calcext:value-type="float">
            <text:p>8</text:p>
          </table:table-cell>
          <table:table-cell table:formula="of:=VALUE(SUBSTITUTE(ORG.LIBREOFFICE.REGEX([.C7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8_6.txt</text:p>
          </table:table-cell>
          <table:table-cell table:formula="of:=SUBSTITUTE([.A77];&quot;.txt&quot;;&quot;&quot;)" office:value-type="string" office:string-value="ud8_6" calcext:value-type="string">
            <text:p>ud8_6</text:p>
          </table:table-cell>
          <table:table-cell table:formula="of:=MID([.B77];3;100)" office:value-type="string" office:string-value="8_6" calcext:value-type="string">
            <text:p>8_6</text:p>
          </table:table-cell>
          <table:table-cell table:formula="of:=VALUE(SUBSTITUTE(ORG.LIBREOFFICE.REGEX([.C77];&quot;(\d)+_&quot;); &quot;_&quot;;&quot;&quot;))" office:value-type="float" office:value="8" calcext:value-type="float">
            <text:p>8</text:p>
          </table:table-cell>
          <table:table-cell table:formula="of:=VALUE(SUBSTITUTE(ORG.LIBREOFFICE.REGEX([.C7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8_7.txt</text:p>
          </table:table-cell>
          <table:table-cell table:formula="of:=SUBSTITUTE([.A78];&quot;.txt&quot;;&quot;&quot;)" office:value-type="string" office:string-value="ud8_7" calcext:value-type="string">
            <text:p>ud8_7</text:p>
          </table:table-cell>
          <table:table-cell table:formula="of:=MID([.B78];3;100)" office:value-type="string" office:string-value="8_7" calcext:value-type="string">
            <text:p>8_7</text:p>
          </table:table-cell>
          <table:table-cell table:formula="of:=VALUE(SUBSTITUTE(ORG.LIBREOFFICE.REGEX([.C78];&quot;(\d)+_&quot;); &quot;_&quot;;&quot;&quot;))" office:value-type="float" office:value="8" calcext:value-type="float">
            <text:p>8</text:p>
          </table:table-cell>
          <table:table-cell table:formula="of:=VALUE(SUBSTITUTE(ORG.LIBREOFFICE.REGEX([.C7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8_8.txt</text:p>
          </table:table-cell>
          <table:table-cell table:formula="of:=SUBSTITUTE([.A79];&quot;.txt&quot;;&quot;&quot;)" office:value-type="string" office:string-value="ud8_8" calcext:value-type="string">
            <text:p>ud8_8</text:p>
          </table:table-cell>
          <table:table-cell table:formula="of:=MID([.B79];3;100)" office:value-type="string" office:string-value="8_8" calcext:value-type="string">
            <text:p>8_8</text:p>
          </table:table-cell>
          <table:table-cell table:formula="of:=VALUE(SUBSTITUTE(ORG.LIBREOFFICE.REGEX([.C79];&quot;(\d)+_&quot;); &quot;_&quot;;&quot;&quot;))" office:value-type="float" office:value="8" calcext:value-type="float">
            <text:p>8</text:p>
          </table:table-cell>
          <table:table-cell table:formula="of:=VALUE(SUBSTITUTE(ORG.LIBREOFFICE.REGEX([.C7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8_9.txt</text:p>
          </table:table-cell>
          <table:table-cell table:formula="of:=SUBSTITUTE([.A80];&quot;.txt&quot;;&quot;&quot;)" office:value-type="string" office:string-value="ud8_9" calcext:value-type="string">
            <text:p>ud8_9</text:p>
          </table:table-cell>
          <table:table-cell table:formula="of:=MID([.B80];3;100)" office:value-type="string" office:string-value="8_9" calcext:value-type="string">
            <text:p>8_9</text:p>
          </table:table-cell>
          <table:table-cell table:formula="of:=VALUE(SUBSTITUTE(ORG.LIBREOFFICE.REGEX([.C80];&quot;(\d)+_&quot;); &quot;_&quot;;&quot;&quot;))" office:value-type="float" office:value="8" calcext:value-type="float">
            <text:p>8</text:p>
          </table:table-cell>
          <table:table-cell table:formula="of:=VALUE(SUBSTITUTE(ORG.LIBREOFFICE.REGEX([.C8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8_10.txt</text:p>
          </table:table-cell>
          <table:table-cell table:formula="of:=SUBSTITUTE([.A81];&quot;.txt&quot;;&quot;&quot;)" office:value-type="string" office:string-value="ud8_10" calcext:value-type="string">
            <text:p>ud8_10</text:p>
          </table:table-cell>
          <table:table-cell table:formula="of:=MID([.B81];3;100)" office:value-type="string" office:string-value="8_10" calcext:value-type="string">
            <text:p>8_10</text:p>
          </table:table-cell>
          <table:table-cell table:formula="of:=VALUE(SUBSTITUTE(ORG.LIBREOFFICE.REGEX([.C81];&quot;(\d)+_&quot;); &quot;_&quot;;&quot;&quot;))" office:value-type="float" office:value="8" calcext:value-type="float">
            <text:p>8</text:p>
          </table:table-cell>
          <table:table-cell table:formula="of:=VALUE(SUBSTITUTE(ORG.LIBREOFFICE.REGEX([.C8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two.txt</text:p>
          </table:table-cell>
          <table:table-cell table:formula="of:=SUBSTITUTE([.A82];&quot;.txt&quot;;&quot;&quot;)" office:value-type="string" office:string-value="apptwo" calcext:value-type="string">
            <text:p>apptwo</text:p>
          </table:table-cell>
          <table:table-cell table:formula="of:=MID([.B82];3;100)" office:value-type="string" office:string-value="ptwo" calcext:value-type="string">
            <text:p>ptwo</text:p>
          </table:table-cell>
          <table:table-cell table:formula="of:=VALUE(SUBSTITUTE(ORG.LIBREOFFICE.REGEX([.C82];&quot;(\d)+_&quot;); &quot;_&quot;;&quot;&quot;))" office:value-type="string" office:string-value="" calcext:value-type="error">
            <text:p>#N/A</text:p>
          </table:table-cell>
          <table:table-cell table:formula="of:=VALUE(SUBSTITUTE(ORG.LIBREOFFICE.REGEX([.C82];&quot;_(\d)+&quot;); &quot;_&quot;;&quot;&quot;))" office:value-type="string" office:string-value="" calcext:value-type="error">
            <text:p>#N/A</text:p>
          </table:table-cell>
        </table:table-row>
      </table:table>
      <table:table table:name="MN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MN1.txt</text:p>
          </table:table-cell>
          <table:table-cell table:formula="of:=SUBSTITUTE([.A2];&quot;.txt&quot;;&quot;&quot;)" office:value-type="string" office:string-value="MN1" calcext:value-type="string">
            <text:p>MN1</text:p>
          </table:table-cell>
          <table:table-cell table:formula="of:=MID([.B2];3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N2.txt</text:p>
          </table:table-cell>
          <table:table-cell table:formula="of:=SUBSTITUTE([.A3];&quot;.txt&quot;;&quot;&quot;)" office:value-type="string" office:string-value="MN2" calcext:value-type="string">
            <text:p>MN2</text:p>
          </table:table-cell>
          <table:table-cell table:formula="of:=MID([.B3];3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N4.txt</text:p>
          </table:table-cell>
          <table:table-cell table:formula="of:=SUBSTITUTE([.A4];&quot;.txt&quot;;&quot;&quot;)" office:value-type="string" office:string-value="MN4" calcext:value-type="string">
            <text:p>MN4</text:p>
          </table:table-cell>
          <table:table-cell table:formula="of:=MID([.B4];3;100)" office:value-type="string" office:string-value="4" calcext:value-type="string">
            <text:p>4</text:p>
          </table:table-cell>
          <table:table-cell table:formula="of:=VALUE([.C4])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N5.txt</text:p>
          </table:table-cell>
          <table:table-cell table:formula="of:=SUBSTITUTE([.A5];&quot;.txt&quot;;&quot;&quot;)" office:value-type="string" office:string-value="MN5" calcext:value-type="string">
            <text:p>MN5</text:p>
          </table:table-cell>
          <table:table-cell table:formula="of:=MID([.B5];3;100)" office:value-type="string" office:string-value="5" calcext:value-type="string">
            <text:p>5</text:p>
          </table:table-cell>
          <table:table-cell table:formula="of:=VALUE([.C5])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N6.txt</text:p>
          </table:table-cell>
          <table:table-cell table:formula="of:=SUBSTITUTE([.A6];&quot;.txt&quot;;&quot;&quot;)" office:value-type="string" office:string-value="MN6" calcext:value-type="string">
            <text:p>MN6</text:p>
          </table:table-cell>
          <table:table-cell table:formula="of:=MID([.B6];3;100)" office:value-type="string" office:string-value="6" calcext:value-type="string">
            <text:p>6</text:p>
          </table:table-cell>
          <table:table-cell table:formula="of:=VALUE([.C6])"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N7.txt</text:p>
          </table:table-cell>
          <table:table-cell table:formula="of:=SUBSTITUTE([.A7];&quot;.txt&quot;;&quot;&quot;)" office:value-type="string" office:string-value="MN7" calcext:value-type="string">
            <text:p>MN7</text:p>
          </table:table-cell>
          <table:table-cell table:formula="of:=MID([.B7];3;100)" office:value-type="string" office:string-value="7" calcext:value-type="string">
            <text:p>7</text:p>
          </table:table-cell>
          <table:table-cell table:formula="of:=VALUE([.C7])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N9.txt</text:p>
          </table:table-cell>
          <table:table-cell table:formula="of:=SUBSTITUTE([.A8];&quot;.txt&quot;;&quot;&quot;)" office:value-type="string" office:string-value="MN9" calcext:value-type="string">
            <text:p>MN9</text:p>
          </table:table-cell>
          <table:table-cell table:formula="of:=MID([.B8];3;100)" office:value-type="string" office:string-value="9" calcext:value-type="string">
            <text:p>9</text:p>
          </table:table-cell>
          <table:table-cell table:formula="of:=VALUE([.C8])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N10.txt</text:p>
          </table:table-cell>
          <table:table-cell table:formula="of:=SUBSTITUTE([.A9];&quot;.txt&quot;;&quot;&quot;)" office:value-type="string" office:string-value="MN10" calcext:value-type="string">
            <text:p>MN10</text:p>
          </table:table-cell>
          <table:table-cell table:formula="of:=MID([.B9];3;100)" office:value-type="string" office:string-value="10" calcext:value-type="string">
            <text:p>10</text:p>
          </table:table-cell>
          <table:table-cell table:formula="of:=VALUE([.C9])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N11.txt</text:p>
          </table:table-cell>
          <table:table-cell table:formula="of:=SUBSTITUTE([.A10];&quot;.txt&quot;;&quot;&quot;)" office:value-type="string" office:string-value="MN11" calcext:value-type="string">
            <text:p>MN11</text:p>
          </table:table-cell>
          <table:table-cell table:formula="of:=MID([.B10];3;100)" office:value-type="string" office:string-value="11" calcext:value-type="string">
            <text:p>11</text:p>
          </table:table-cell>
          <table:table-cell table:formula="of:=VALUE([.C10]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N12.txt</text:p>
          </table:table-cell>
          <table:table-cell table:formula="of:=SUBSTITUTE([.A11];&quot;.txt&quot;;&quot;&quot;)" office:value-type="string" office:string-value="MN12" calcext:value-type="string">
            <text:p>MN12</text:p>
          </table:table-cell>
          <table:table-cell table:formula="of:=MID([.B11];3;100)" office:value-type="string" office:string-value="12" calcext:value-type="string">
            <text:p>12</text:p>
          </table:table-cell>
          <table:table-cell table:formula="of:=VALUE([.C11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N13.txt</text:p>
          </table:table-cell>
          <table:table-cell table:formula="of:=SUBSTITUTE([.A12];&quot;.txt&quot;;&quot;&quot;)" office:value-type="string" office:string-value="MN13" calcext:value-type="string">
            <text:p>MN13</text:p>
          </table:table-cell>
          <table:table-cell table:formula="of:=MID([.B12];3;100)" office:value-type="string" office:string-value="13" calcext:value-type="string">
            <text:p>13</text:p>
          </table:table-cell>
          <table:table-cell table:formula="of:=VALUE([.C12]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N14.txt</text:p>
          </table:table-cell>
          <table:table-cell table:formula="of:=SUBSTITUTE([.A13];&quot;.txt&quot;;&quot;&quot;)" office:value-type="string" office:string-value="MN14" calcext:value-type="string">
            <text:p>MN14</text:p>
          </table:table-cell>
          <table:table-cell table:formula="of:=MID([.B13];3;100)" office:value-type="string" office:string-value="14" calcext:value-type="string">
            <text:p>14</text:p>
          </table:table-cell>
          <table:table-cell table:formula="of:=VALUE([.C13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N18.txt</text:p>
          </table:table-cell>
          <table:table-cell table:formula="of:=SUBSTITUTE([.A14];&quot;.txt&quot;;&quot;&quot;)" office:value-type="string" office:string-value="MN18" calcext:value-type="string">
            <text:p>MN18</text:p>
          </table:table-cell>
          <table:table-cell table:formula="of:=MID([.B14];3;100)" office:value-type="string" office:string-value="18" calcext:value-type="string">
            <text:p>18</text:p>
          </table:table-cell>
          <table:table-cell table:formula="of:=VALUE([.C14])"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N19.txt</text:p>
          </table:table-cell>
          <table:table-cell table:formula="of:=SUBSTITUTE([.A15];&quot;.txt&quot;;&quot;&quot;)" office:value-type="string" office:string-value="MN19" calcext:value-type="string">
            <text:p>MN19</text:p>
          </table:table-cell>
          <table:table-cell table:formula="of:=MID([.B15];3;100)" office:value-type="string" office:string-value="19" calcext:value-type="string">
            <text:p>19</text:p>
          </table:table-cell>
          <table:table-cell table:formula="of:=VALUE([.C15])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N20.txt</text:p>
          </table:table-cell>
          <table:table-cell table:formula="of:=SUBSTITUTE([.A16];&quot;.txt&quot;;&quot;&quot;)" office:value-type="string" office:string-value="MN20" calcext:value-type="string">
            <text:p>MN20</text:p>
          </table:table-cell>
          <table:table-cell table:formula="of:=MID([.B16];3;100)" office:value-type="string" office:string-value="20" calcext:value-type="string">
            <text:p>20</text:p>
          </table:table-cell>
          <table:table-cell table:formula="of:=VALUE([.C16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N21.txt</text:p>
          </table:table-cell>
          <table:table-cell table:formula="of:=SUBSTITUTE([.A17];&quot;.txt&quot;;&quot;&quot;)" office:value-type="string" office:string-value="MN21" calcext:value-type="string">
            <text:p>MN21</text:p>
          </table:table-cell>
          <table:table-cell table:formula="of:=MID([.B17];3;100)" office:value-type="string" office:string-value="21" calcext:value-type="string">
            <text:p>21</text:p>
          </table:table-cell>
          <table:table-cell table:formula="of:=VALUE([.C17])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N22.txt</text:p>
          </table:table-cell>
          <table:table-cell table:formula="of:=SUBSTITUTE([.A18];&quot;.txt&quot;;&quot;&quot;)" office:value-type="string" office:string-value="MN22" calcext:value-type="string">
            <text:p>MN22</text:p>
          </table:table-cell>
          <table:table-cell table:formula="of:=MID([.B18];3;100)" office:value-type="string" office:string-value="22" calcext:value-type="string">
            <text:p>22</text:p>
          </table:table-cell>
          <table:table-cell table:formula="of:=VALUE([.C18])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N24.txt</text:p>
          </table:table-cell>
          <table:table-cell table:formula="of:=SUBSTITUTE([.A19];&quot;.txt&quot;;&quot;&quot;)" office:value-type="string" office:string-value="MN24" calcext:value-type="string">
            <text:p>MN24</text:p>
          </table:table-cell>
          <table:table-cell table:formula="of:=MID([.B19];3;100)" office:value-type="string" office:string-value="24" calcext:value-type="string">
            <text:p>24</text:p>
          </table:table-cell>
          <table:table-cell table:formula="of:=VALUE([.C19])"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N25.txt</text:p>
          </table:table-cell>
          <table:table-cell table:formula="of:=SUBSTITUTE([.A20];&quot;.txt&quot;;&quot;&quot;)" office:value-type="string" office:string-value="MN25" calcext:value-type="string">
            <text:p>MN25</text:p>
          </table:table-cell>
          <table:table-cell table:formula="of:=MID([.B20];3;100)" office:value-type="string" office:string-value="25" calcext:value-type="string">
            <text:p>25</text:p>
          </table:table-cell>
          <table:table-cell table:formula="of:=VALUE([.C20])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N26.txt</text:p>
          </table:table-cell>
          <table:table-cell table:formula="of:=SUBSTITUTE([.A21];&quot;.txt&quot;;&quot;&quot;)" office:value-type="string" office:string-value="MN26" calcext:value-type="string">
            <text:p>MN26</text:p>
          </table:table-cell>
          <table:table-cell table:formula="of:=MID([.B21];3;100)" office:value-type="string" office:string-value="26" calcext:value-type="string">
            <text:p>26</text:p>
          </table:table-cell>
          <table:table-cell table:formula="of:=VALUE([.C21]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N27.txt</text:p>
          </table:table-cell>
          <table:table-cell table:formula="of:=SUBSTITUTE([.A22];&quot;.txt&quot;;&quot;&quot;)" office:value-type="string" office:string-value="MN27" calcext:value-type="string">
            <text:p>MN27</text:p>
          </table:table-cell>
          <table:table-cell table:formula="of:=MID([.B22];3;100)" office:value-type="string" office:string-value="27" calcext:value-type="string">
            <text:p>27</text:p>
          </table:table-cell>
          <table:table-cell table:formula="of:=VALUE([.C22])"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N28.txt</text:p>
          </table:table-cell>
          <table:table-cell table:formula="of:=SUBSTITUTE([.A23];&quot;.txt&quot;;&quot;&quot;)" office:value-type="string" office:string-value="MN28" calcext:value-type="string">
            <text:p>MN28</text:p>
          </table:table-cell>
          <table:table-cell table:formula="of:=MID([.B23];3;100)" office:value-type="string" office:string-value="28" calcext:value-type="string">
            <text:p>28</text:p>
          </table:table-cell>
          <table:table-cell table:formula="of:=VALUE([.C23])"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N29.txt</text:p>
          </table:table-cell>
          <table:table-cell table:formula="of:=SUBSTITUTE([.A24];&quot;.txt&quot;;&quot;&quot;)" office:value-type="string" office:string-value="MN29" calcext:value-type="string">
            <text:p>MN29</text:p>
          </table:table-cell>
          <table:table-cell table:formula="of:=MID([.B24];3;100)" office:value-type="string" office:string-value="29" calcext:value-type="string">
            <text:p>29</text:p>
          </table:table-cell>
          <table:table-cell table:formula="of:=VALUE([.C24]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N30.txt</text:p>
          </table:table-cell>
          <table:table-cell table:formula="of:=SUBSTITUTE([.A25];&quot;.txt&quot;;&quot;&quot;)" office:value-type="string" office:string-value="MN30" calcext:value-type="string">
            <text:p>MN30</text:p>
          </table:table-cell>
          <table:table-cell table:formula="of:=MID([.B25];3;100)" office:value-type="string" office:string-value="30" calcext:value-type="string">
            <text:p>30</text:p>
          </table:table-cell>
          <table:table-cell table:formula="of:=VALUE([.C25])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N31.txt</text:p>
          </table:table-cell>
          <table:table-cell table:formula="of:=SUBSTITUTE([.A26];&quot;.txt&quot;;&quot;&quot;)" office:value-type="string" office:string-value="MN31" calcext:value-type="string">
            <text:p>MN31</text:p>
          </table:table-cell>
          <table:table-cell table:formula="of:=MID([.B26];3;100)" office:value-type="string" office:string-value="31" calcext:value-type="string">
            <text:p>31</text:p>
          </table:table-cell>
          <table:table-cell table:formula="of:=VALUE([.C26])"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N33.txt</text:p>
          </table:table-cell>
          <table:table-cell table:formula="of:=SUBSTITUTE([.A27];&quot;.txt&quot;;&quot;&quot;)" office:value-type="string" office:string-value="MN33" calcext:value-type="string">
            <text:p>MN33</text:p>
          </table:table-cell>
          <table:table-cell table:formula="of:=MID([.B27];3;100)" office:value-type="string" office:string-value="33" calcext:value-type="string">
            <text:p>33</text:p>
          </table:table-cell>
          <table:table-cell table:formula="of:=VALUE([.C27])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N35.txt</text:p>
          </table:table-cell>
          <table:table-cell table:formula="of:=SUBSTITUTE([.A28];&quot;.txt&quot;;&quot;&quot;)" office:value-type="string" office:string-value="MN35" calcext:value-type="string">
            <text:p>MN35</text:p>
          </table:table-cell>
          <table:table-cell table:formula="of:=MID([.B28];3;100)" office:value-type="string" office:string-value="35" calcext:value-type="string">
            <text:p>35</text:p>
          </table:table-cell>
          <table:table-cell table:formula="of:=VALUE([.C28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N36.txt</text:p>
          </table:table-cell>
          <table:table-cell table:formula="of:=SUBSTITUTE([.A29];&quot;.txt&quot;;&quot;&quot;)" office:value-type="string" office:string-value="MN36" calcext:value-type="string">
            <text:p>MN36</text:p>
          </table:table-cell>
          <table:table-cell table:formula="of:=MID([.B29];3;100)" office:value-type="string" office:string-value="36" calcext:value-type="string">
            <text:p>36</text:p>
          </table:table-cell>
          <table:table-cell table:formula="of:=VALUE([.C29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N38.txt</text:p>
          </table:table-cell>
          <table:table-cell table:formula="of:=SUBSTITUTE([.A30];&quot;.txt&quot;;&quot;&quot;)" office:value-type="string" office:string-value="MN38" calcext:value-type="string">
            <text:p>MN38</text:p>
          </table:table-cell>
          <table:table-cell table:formula="of:=MID([.B30];3;100)" office:value-type="string" office:string-value="38" calcext:value-type="string">
            <text:p>38</text:p>
          </table:table-cell>
          <table:table-cell table:formula="of:=VALUE([.C30]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N39.txt</text:p>
          </table:table-cell>
          <table:table-cell table:formula="of:=SUBSTITUTE([.A31];&quot;.txt&quot;;&quot;&quot;)" office:value-type="string" office:string-value="MN39" calcext:value-type="string">
            <text:p>MN39</text:p>
          </table:table-cell>
          <table:table-cell table:formula="of:=MID([.B31];3;100)" office:value-type="string" office:string-value="39" calcext:value-type="string">
            <text:p>39</text:p>
          </table:table-cell>
          <table:table-cell table:formula="of:=VALUE([.C31])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N40.txt</text:p>
          </table:table-cell>
          <table:table-cell table:formula="of:=SUBSTITUTE([.A32];&quot;.txt&quot;;&quot;&quot;)" office:value-type="string" office:string-value="MN40" calcext:value-type="string">
            <text:p>MN40</text:p>
          </table:table-cell>
          <table:table-cell table:formula="of:=MID([.B32];3;100)" office:value-type="string" office:string-value="40" calcext:value-type="string">
            <text:p>40</text:p>
          </table:table-cell>
          <table:table-cell table:formula="of:=VALUE([.C32])"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N41.txt</text:p>
          </table:table-cell>
          <table:table-cell table:formula="of:=SUBSTITUTE([.A33];&quot;.txt&quot;;&quot;&quot;)" office:value-type="string" office:string-value="MN41" calcext:value-type="string">
            <text:p>MN41</text:p>
          </table:table-cell>
          <table:table-cell table:formula="of:=MID([.B33];3;100)" office:value-type="string" office:string-value="41" calcext:value-type="string">
            <text:p>41</text:p>
          </table:table-cell>
          <table:table-cell table:formula="of:=VALUE([.C33])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N43.txt</text:p>
          </table:table-cell>
          <table:table-cell table:formula="of:=SUBSTITUTE([.A34];&quot;.txt&quot;;&quot;&quot;)" office:value-type="string" office:string-value="MN43" calcext:value-type="string">
            <text:p>MN43</text:p>
          </table:table-cell>
          <table:table-cell table:formula="of:=MID([.B34];3;100)" office:value-type="string" office:string-value="43" calcext:value-type="string">
            <text:p>43</text:p>
          </table:table-cell>
          <table:table-cell table:formula="of:=VALUE([.C34])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N44.txt</text:p>
          </table:table-cell>
          <table:table-cell table:formula="of:=SUBSTITUTE([.A35];&quot;.txt&quot;;&quot;&quot;)" office:value-type="string" office:string-value="MN44" calcext:value-type="string">
            <text:p>MN44</text:p>
          </table:table-cell>
          <table:table-cell table:formula="of:=MID([.B35];3;100)" office:value-type="string" office:string-value="44" calcext:value-type="string">
            <text:p>44</text:p>
          </table:table-cell>
          <table:table-cell table:formula="of:=VALUE([.C35])"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N45.txt</text:p>
          </table:table-cell>
          <table:table-cell table:formula="of:=SUBSTITUTE([.A36];&quot;.txt&quot;;&quot;&quot;)" office:value-type="string" office:string-value="MN45" calcext:value-type="string">
            <text:p>MN45</text:p>
          </table:table-cell>
          <table:table-cell table:formula="of:=MID([.B36];3;100)" office:value-type="string" office:string-value="45" calcext:value-type="string">
            <text:p>45</text:p>
          </table:table-cell>
          <table:table-cell table:formula="of:=VALUE([.C36])"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N48.txt</text:p>
          </table:table-cell>
          <table:table-cell table:formula="of:=SUBSTITUTE([.A37];&quot;.txt&quot;;&quot;&quot;)" office:value-type="string" office:string-value="MN48" calcext:value-type="string">
            <text:p>MN48</text:p>
          </table:table-cell>
          <table:table-cell table:formula="of:=MID([.B37];3;100)" office:value-type="string" office:string-value="48" calcext:value-type="string">
            <text:p>48</text:p>
          </table:table-cell>
          <table:table-cell table:formula="of:=VALUE([.C37])"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N49.txt</text:p>
          </table:table-cell>
          <table:table-cell table:formula="of:=SUBSTITUTE([.A38];&quot;.txt&quot;;&quot;&quot;)" office:value-type="string" office:string-value="MN49" calcext:value-type="string">
            <text:p>MN49</text:p>
          </table:table-cell>
          <table:table-cell table:formula="of:=MID([.B38];3;100)" office:value-type="string" office:string-value="49" calcext:value-type="string">
            <text:p>49</text:p>
          </table:table-cell>
          <table:table-cell table:formula="of:=VALUE([.C38])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N51.txt</text:p>
          </table:table-cell>
          <table:table-cell table:formula="of:=SUBSTITUTE([.A39];&quot;.txt&quot;;&quot;&quot;)" office:value-type="string" office:string-value="MN51" calcext:value-type="string">
            <text:p>MN51</text:p>
          </table:table-cell>
          <table:table-cell table:formula="of:=MID([.B39];3;100)" office:value-type="string" office:string-value="51" calcext:value-type="string">
            <text:p>51</text:p>
          </table:table-cell>
          <table:table-cell table:formula="of:=VALUE([.C39])"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N52.txt</text:p>
          </table:table-cell>
          <table:table-cell table:formula="of:=SUBSTITUTE([.A40];&quot;.txt&quot;;&quot;&quot;)" office:value-type="string" office:string-value="MN52" calcext:value-type="string">
            <text:p>MN52</text:p>
          </table:table-cell>
          <table:table-cell table:formula="of:=MID([.B40];3;100)" office:value-type="string" office:string-value="52" calcext:value-type="string">
            <text:p>52</text:p>
          </table:table-cell>
          <table:table-cell table:formula="of:=VALUE([.C40])"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N53.txt</text:p>
          </table:table-cell>
          <table:table-cell table:formula="of:=SUBSTITUTE([.A41];&quot;.txt&quot;;&quot;&quot;)" office:value-type="string" office:string-value="MN53" calcext:value-type="string">
            <text:p>MN53</text:p>
          </table:table-cell>
          <table:table-cell table:formula="of:=MID([.B41];3;100)" office:value-type="string" office:string-value="53" calcext:value-type="string">
            <text:p>53</text:p>
          </table:table-cell>
          <table:table-cell table:formula="of:=VALUE([.C41])"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N54.txt</text:p>
          </table:table-cell>
          <table:table-cell table:formula="of:=SUBSTITUTE([.A42];&quot;.txt&quot;;&quot;&quot;)" office:value-type="string" office:string-value="MN54" calcext:value-type="string">
            <text:p>MN54</text:p>
          </table:table-cell>
          <table:table-cell table:formula="of:=MID([.B42];3;100)" office:value-type="string" office:string-value="54" calcext:value-type="string">
            <text:p>54</text:p>
          </table:table-cell>
          <table:table-cell table:formula="of:=VALUE([.C42])"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N55.txt</text:p>
          </table:table-cell>
          <table:table-cell table:formula="of:=SUBSTITUTE([.A43];&quot;.txt&quot;;&quot;&quot;)" office:value-type="string" office:string-value="MN55" calcext:value-type="string">
            <text:p>MN55</text:p>
          </table:table-cell>
          <table:table-cell table:formula="of:=MID([.B43];3;100)" office:value-type="string" office:string-value="55" calcext:value-type="string">
            <text:p>55</text:p>
          </table:table-cell>
          <table:table-cell table:formula="of:=VALUE([.C43])"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N56.txt</text:p>
          </table:table-cell>
          <table:table-cell table:formula="of:=SUBSTITUTE([.A44];&quot;.txt&quot;;&quot;&quot;)" office:value-type="string" office:string-value="MN56" calcext:value-type="string">
            <text:p>MN56</text:p>
          </table:table-cell>
          <table:table-cell table:formula="of:=MID([.B44];3;100)" office:value-type="string" office:string-value="56" calcext:value-type="string">
            <text:p>56</text:p>
          </table:table-cell>
          <table:table-cell table:formula="of:=VALUE([.C44])"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N58.txt</text:p>
          </table:table-cell>
          <table:table-cell table:formula="of:=SUBSTITUTE([.A45];&quot;.txt&quot;;&quot;&quot;)" office:value-type="string" office:string-value="MN58" calcext:value-type="string">
            <text:p>MN58</text:p>
          </table:table-cell>
          <table:table-cell table:formula="of:=MID([.B45];3;100)" office:value-type="string" office:string-value="58" calcext:value-type="string">
            <text:p>58</text:p>
          </table:table-cell>
          <table:table-cell table:formula="of:=VALUE([.C45])"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N59.txt</text:p>
          </table:table-cell>
          <table:table-cell table:formula="of:=SUBSTITUTE([.A46];&quot;.txt&quot;;&quot;&quot;)" office:value-type="string" office:string-value="MN59" calcext:value-type="string">
            <text:p>MN59</text:p>
          </table:table-cell>
          <table:table-cell table:formula="of:=MID([.B46];3;100)" office:value-type="string" office:string-value="59" calcext:value-type="string">
            <text:p>59</text:p>
          </table:table-cell>
          <table:table-cell table:formula="of:=VALUE([.C46])"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N60.txt</text:p>
          </table:table-cell>
          <table:table-cell table:formula="of:=SUBSTITUTE([.A47];&quot;.txt&quot;;&quot;&quot;)" office:value-type="string" office:string-value="MN60" calcext:value-type="string">
            <text:p>MN60</text:p>
          </table:table-cell>
          <table:table-cell table:formula="of:=MID([.B47];3;100)" office:value-type="string" office:string-value="60" calcext:value-type="string">
            <text:p>60</text:p>
          </table:table-cell>
          <table:table-cell table:formula="of:=VALUE([.C47])"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N61.txt</text:p>
          </table:table-cell>
          <table:table-cell table:formula="of:=SUBSTITUTE([.A48];&quot;.txt&quot;;&quot;&quot;)" office:value-type="string" office:string-value="MN61" calcext:value-type="string">
            <text:p>MN61</text:p>
          </table:table-cell>
          <table:table-cell table:formula="of:=MID([.B48];3;100)" office:value-type="string" office:string-value="61" calcext:value-type="string">
            <text:p>61</text:p>
          </table:table-cell>
          <table:table-cell table:formula="of:=VALUE([.C48])"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N62.txt</text:p>
          </table:table-cell>
          <table:table-cell table:formula="of:=SUBSTITUTE([.A49];&quot;.txt&quot;;&quot;&quot;)" office:value-type="string" office:string-value="MN62" calcext:value-type="string">
            <text:p>MN62</text:p>
          </table:table-cell>
          <table:table-cell table:formula="of:=MID([.B49];3;100)" office:value-type="string" office:string-value="62" calcext:value-type="string">
            <text:p>62</text:p>
          </table:table-cell>
          <table:table-cell table:formula="of:=VALUE([.C49])"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N63.txt</text:p>
          </table:table-cell>
          <table:table-cell table:formula="of:=SUBSTITUTE([.A50];&quot;.txt&quot;;&quot;&quot;)" office:value-type="string" office:string-value="MN63" calcext:value-type="string">
            <text:p>MN63</text:p>
          </table:table-cell>
          <table:table-cell table:formula="of:=MID([.B50];3;100)" office:value-type="string" office:string-value="63" calcext:value-type="string">
            <text:p>63</text:p>
          </table:table-cell>
          <table:table-cell table:formula="of:=VALUE([.C50])"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N64.txt</text:p>
          </table:table-cell>
          <table:table-cell table:formula="of:=SUBSTITUTE([.A51];&quot;.txt&quot;;&quot;&quot;)" office:value-type="string" office:string-value="MN64" calcext:value-type="string">
            <text:p>MN64</text:p>
          </table:table-cell>
          <table:table-cell table:formula="of:=MID([.B51];3;100)" office:value-type="string" office:string-value="64" calcext:value-type="string">
            <text:p>64</text:p>
          </table:table-cell>
          <table:table-cell table:formula="of:=VALUE([.C51])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N66.txt</text:p>
          </table:table-cell>
          <table:table-cell table:formula="of:=SUBSTITUTE([.A52];&quot;.txt&quot;;&quot;&quot;)" office:value-type="string" office:string-value="MN66" calcext:value-type="string">
            <text:p>MN66</text:p>
          </table:table-cell>
          <table:table-cell table:formula="of:=MID([.B52];3;100)" office:value-type="string" office:string-value="66" calcext:value-type="string">
            <text:p>66</text:p>
          </table:table-cell>
          <table:table-cell table:formula="of:=VALUE([.C52])"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N67.txt</text:p>
          </table:table-cell>
          <table:table-cell table:formula="of:=SUBSTITUTE([.A53];&quot;.txt&quot;;&quot;&quot;)" office:value-type="string" office:string-value="MN67" calcext:value-type="string">
            <text:p>MN67</text:p>
          </table:table-cell>
          <table:table-cell table:formula="of:=MID([.B53];3;100)" office:value-type="string" office:string-value="67" calcext:value-type="string">
            <text:p>67</text:p>
          </table:table-cell>
          <table:table-cell table:formula="of:=VALUE([.C53])"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N69.txt</text:p>
          </table:table-cell>
          <table:table-cell table:formula="of:=SUBSTITUTE([.A54];&quot;.txt&quot;;&quot;&quot;)" office:value-type="string" office:string-value="MN69" calcext:value-type="string">
            <text:p>MN69</text:p>
          </table:table-cell>
          <table:table-cell table:formula="of:=MID([.B54];3;100)" office:value-type="string" office:string-value="69" calcext:value-type="string">
            <text:p>69</text:p>
          </table:table-cell>
          <table:table-cell table:formula="of:=VALUE([.C54])"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N70.txt</text:p>
          </table:table-cell>
          <table:table-cell table:formula="of:=SUBSTITUTE([.A55];&quot;.txt&quot;;&quot;&quot;)" office:value-type="string" office:string-value="MN70" calcext:value-type="string">
            <text:p>MN70</text:p>
          </table:table-cell>
          <table:table-cell table:formula="of:=MID([.B55];3;100)" office:value-type="string" office:string-value="70" calcext:value-type="string">
            <text:p>70</text:p>
          </table:table-cell>
          <table:table-cell table:formula="of:=VALUE([.C55])"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N72.txt</text:p>
          </table:table-cell>
          <table:table-cell table:formula="of:=SUBSTITUTE([.A56];&quot;.txt&quot;;&quot;&quot;)" office:value-type="string" office:string-value="MN72" calcext:value-type="string">
            <text:p>MN72</text:p>
          </table:table-cell>
          <table:table-cell table:formula="of:=MID([.B56];3;100)" office:value-type="string" office:string-value="72" calcext:value-type="string">
            <text:p>72</text:p>
          </table:table-cell>
          <table:table-cell table:formula="of:=VALUE([.C56])"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N74.txt</text:p>
          </table:table-cell>
          <table:table-cell table:formula="of:=SUBSTITUTE([.A57];&quot;.txt&quot;;&quot;&quot;)" office:value-type="string" office:string-value="MN74" calcext:value-type="string">
            <text:p>MN74</text:p>
          </table:table-cell>
          <table:table-cell table:formula="of:=MID([.B57];3;100)" office:value-type="string" office:string-value="74" calcext:value-type="string">
            <text:p>74</text:p>
          </table:table-cell>
          <table:table-cell table:formula="of:=VALUE([.C57])"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N75.txt</text:p>
          </table:table-cell>
          <table:table-cell table:formula="of:=SUBSTITUTE([.A58];&quot;.txt&quot;;&quot;&quot;)" office:value-type="string" office:string-value="MN75" calcext:value-type="string">
            <text:p>MN75</text:p>
          </table:table-cell>
          <table:table-cell table:formula="of:=MID([.B58];3;100)" office:value-type="string" office:string-value="75" calcext:value-type="string">
            <text:p>75</text:p>
          </table:table-cell>
          <table:table-cell table:formula="of:=VALUE([.C58])"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N77.txt</text:p>
          </table:table-cell>
          <table:table-cell table:formula="of:=SUBSTITUTE([.A59];&quot;.txt&quot;;&quot;&quot;)" office:value-type="string" office:string-value="MN77" calcext:value-type="string">
            <text:p>MN77</text:p>
          </table:table-cell>
          <table:table-cell table:formula="of:=MID([.B59];3;100)" office:value-type="string" office:string-value="77" calcext:value-type="string">
            <text:p>77</text:p>
          </table:table-cell>
          <table:table-cell table:formula="of:=VALUE([.C59])"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N78.txt</text:p>
          </table:table-cell>
          <table:table-cell table:formula="of:=SUBSTITUTE([.A60];&quot;.txt&quot;;&quot;&quot;)" office:value-type="string" office:string-value="MN78" calcext:value-type="string">
            <text:p>MN78</text:p>
          </table:table-cell>
          <table:table-cell table:formula="of:=MID([.B60];3;100)" office:value-type="string" office:string-value="78" calcext:value-type="string">
            <text:p>78</text:p>
          </table:table-cell>
          <table:table-cell table:formula="of:=VALUE([.C60])"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N82.txt</text:p>
          </table:table-cell>
          <table:table-cell table:formula="of:=SUBSTITUTE([.A61];&quot;.txt&quot;;&quot;&quot;)" office:value-type="string" office:string-value="MN82" calcext:value-type="string">
            <text:p>MN82</text:p>
          </table:table-cell>
          <table:table-cell table:formula="of:=MID([.B61];3;100)" office:value-type="string" office:string-value="82" calcext:value-type="string">
            <text:p>82</text:p>
          </table:table-cell>
          <table:table-cell table:formula="of:=VALUE([.C61])"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N86.txt</text:p>
          </table:table-cell>
          <table:table-cell table:formula="of:=SUBSTITUTE([.A62];&quot;.txt&quot;;&quot;&quot;)" office:value-type="string" office:string-value="MN86" calcext:value-type="string">
            <text:p>MN86</text:p>
          </table:table-cell>
          <table:table-cell table:formula="of:=MID([.B62];3;100)" office:value-type="string" office:string-value="86" calcext:value-type="string">
            <text:p>86</text:p>
          </table:table-cell>
          <table:table-cell table:formula="of:=VALUE([.C62])"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N87.txt</text:p>
          </table:table-cell>
          <table:table-cell table:formula="of:=SUBSTITUTE([.A63];&quot;.txt&quot;;&quot;&quot;)" office:value-type="string" office:string-value="MN87" calcext:value-type="string">
            <text:p>MN87</text:p>
          </table:table-cell>
          <table:table-cell table:formula="of:=MID([.B63];3;100)" office:value-type="string" office:string-value="87" calcext:value-type="string">
            <text:p>87</text:p>
          </table:table-cell>
          <table:table-cell table:formula="of:=VALUE([.C63])"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N90.txt</text:p>
          </table:table-cell>
          <table:table-cell table:formula="of:=SUBSTITUTE([.A64];&quot;.txt&quot;;&quot;&quot;)" office:value-type="string" office:string-value="MN90" calcext:value-type="string">
            <text:p>MN90</text:p>
          </table:table-cell>
          <table:table-cell table:formula="of:=MID([.B64];3;100)" office:value-type="string" office:string-value="90" calcext:value-type="string">
            <text:p>90</text:p>
          </table:table-cell>
          <table:table-cell table:formula="of:=VALUE([.C64])"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N91.txt</text:p>
          </table:table-cell>
          <table:table-cell table:formula="of:=SUBSTITUTE([.A65];&quot;.txt&quot;;&quot;&quot;)" office:value-type="string" office:string-value="MN91" calcext:value-type="string">
            <text:p>MN91</text:p>
          </table:table-cell>
          <table:table-cell table:formula="of:=MID([.B65];3;100)" office:value-type="string" office:string-value="91" calcext:value-type="string">
            <text:p>91</text:p>
          </table:table-cell>
          <table:table-cell table:formula="of:=VALUE([.C65])"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N93.txt</text:p>
          </table:table-cell>
          <table:table-cell table:formula="of:=SUBSTITUTE([.A66];&quot;.txt&quot;;&quot;&quot;)" office:value-type="string" office:string-value="MN93" calcext:value-type="string">
            <text:p>MN93</text:p>
          </table:table-cell>
          <table:table-cell table:formula="of:=MID([.B66];3;100)" office:value-type="string" office:string-value="93" calcext:value-type="string">
            <text:p>93</text:p>
          </table:table-cell>
          <table:table-cell table:formula="of:=VALUE([.C66])"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N95.txt</text:p>
          </table:table-cell>
          <table:table-cell table:formula="of:=SUBSTITUTE([.A67];&quot;.txt&quot;;&quot;&quot;)" office:value-type="string" office:string-value="MN95" calcext:value-type="string">
            <text:p>MN95</text:p>
          </table:table-cell>
          <table:table-cell table:formula="of:=MID([.B67];3;100)" office:value-type="string" office:string-value="95" calcext:value-type="string">
            <text:p>95</text:p>
          </table:table-cell>
          <table:table-cell table:formula="of:=VALUE([.C67])"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N97.txt</text:p>
          </table:table-cell>
          <table:table-cell table:formula="of:=SUBSTITUTE([.A68];&quot;.txt&quot;;&quot;&quot;)" office:value-type="string" office:string-value="MN97" calcext:value-type="string">
            <text:p>MN97</text:p>
          </table:table-cell>
          <table:table-cell table:formula="of:=MID([.B68];3;100)" office:value-type="string" office:string-value="97" calcext:value-type="string">
            <text:p>97</text:p>
          </table:table-cell>
          <table:table-cell table:formula="of:=VALUE([.C68])"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N101.txt</text:p>
          </table:table-cell>
          <table:table-cell table:formula="of:=SUBSTITUTE([.A69];&quot;.txt&quot;;&quot;&quot;)" office:value-type="string" office:string-value="MN101" calcext:value-type="string">
            <text:p>MN101</text:p>
          </table:table-cell>
          <table:table-cell table:formula="of:=MID([.B69];3;100)" office:value-type="string" office:string-value="101" calcext:value-type="string">
            <text:p>101</text:p>
          </table:table-cell>
          <table:table-cell table:formula="of:=VALUE([.C69])"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N102.txt</text:p>
          </table:table-cell>
          <table:table-cell table:formula="of:=SUBSTITUTE([.A70];&quot;.txt&quot;;&quot;&quot;)" office:value-type="string" office:string-value="MN102" calcext:value-type="string">
            <text:p>MN102</text:p>
          </table:table-cell>
          <table:table-cell table:formula="of:=MID([.B70];3;100)" office:value-type="string" office:string-value="102" calcext:value-type="string">
            <text:p>102</text:p>
          </table:table-cell>
          <table:table-cell table:formula="of:=VALUE([.C70])"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N105.txt</text:p>
          </table:table-cell>
          <table:table-cell table:formula="of:=SUBSTITUTE([.A71];&quot;.txt&quot;;&quot;&quot;)" office:value-type="string" office:string-value="MN105" calcext:value-type="string">
            <text:p>MN105</text:p>
          </table:table-cell>
          <table:table-cell table:formula="of:=MID([.B71];3;100)" office:value-type="string" office:string-value="105" calcext:value-type="string">
            <text:p>105</text:p>
          </table:table-cell>
          <table:table-cell table:formula="of:=VALUE([.C71])"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N106.txt</text:p>
          </table:table-cell>
          <table:table-cell table:formula="of:=SUBSTITUTE([.A72];&quot;.txt&quot;;&quot;&quot;)" office:value-type="string" office:string-value="MN106" calcext:value-type="string">
            <text:p>MN106</text:p>
          </table:table-cell>
          <table:table-cell table:formula="of:=MID([.B72];3;100)" office:value-type="string" office:string-value="106" calcext:value-type="string">
            <text:p>106</text:p>
          </table:table-cell>
          <table:table-cell table:formula="of:=VALUE([.C72])"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N107.txt</text:p>
          </table:table-cell>
          <table:table-cell table:formula="of:=SUBSTITUTE([.A73];&quot;.txt&quot;;&quot;&quot;)" office:value-type="string" office:string-value="MN107" calcext:value-type="string">
            <text:p>MN107</text:p>
          </table:table-cell>
          <table:table-cell table:formula="of:=MID([.B73];3;100)" office:value-type="string" office:string-value="107" calcext:value-type="string">
            <text:p>107</text:p>
          </table:table-cell>
          <table:table-cell table:formula="of:=VALUE([.C73])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N108.txt</text:p>
          </table:table-cell>
          <table:table-cell table:formula="of:=SUBSTITUTE([.A74];&quot;.txt&quot;;&quot;&quot;)" office:value-type="string" office:string-value="MN108" calcext:value-type="string">
            <text:p>MN108</text:p>
          </table:table-cell>
          <table:table-cell table:formula="of:=MID([.B74];3;100)" office:value-type="string" office:string-value="108" calcext:value-type="string">
            <text:p>108</text:p>
          </table:table-cell>
          <table:table-cell table:formula="of:=VALUE([.C74])"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N109.txt</text:p>
          </table:table-cell>
          <table:table-cell table:formula="of:=SUBSTITUTE([.A75];&quot;.txt&quot;;&quot;&quot;)" office:value-type="string" office:string-value="MN109" calcext:value-type="string">
            <text:p>MN109</text:p>
          </table:table-cell>
          <table:table-cell table:formula="of:=MID([.B75];3;100)" office:value-type="string" office:string-value="109" calcext:value-type="string">
            <text:p>109</text:p>
          </table:table-cell>
          <table:table-cell table:formula="of:=VALUE([.C75])"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N110.txt</text:p>
          </table:table-cell>
          <table:table-cell table:formula="of:=SUBSTITUTE([.A76];&quot;.txt&quot;;&quot;&quot;)" office:value-type="string" office:string-value="MN110" calcext:value-type="string">
            <text:p>MN110</text:p>
          </table:table-cell>
          <table:table-cell table:formula="of:=MID([.B76];3;100)" office:value-type="string" office:string-value="110" calcext:value-type="string">
            <text:p>110</text:p>
          </table:table-cell>
          <table:table-cell table:formula="of:=VALUE([.C76])"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N111.txt</text:p>
          </table:table-cell>
          <table:table-cell table:formula="of:=SUBSTITUTE([.A77];&quot;.txt&quot;;&quot;&quot;)" office:value-type="string" office:string-value="MN111" calcext:value-type="string">
            <text:p>MN111</text:p>
          </table:table-cell>
          <table:table-cell table:formula="of:=MID([.B77];3;100)" office:value-type="string" office:string-value="111" calcext:value-type="string">
            <text:p>111</text:p>
          </table:table-cell>
          <table:table-cell table:formula="of:=VALUE([.C77])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N113.txt</text:p>
          </table:table-cell>
          <table:table-cell table:formula="of:=SUBSTITUTE([.A78];&quot;.txt&quot;;&quot;&quot;)" office:value-type="string" office:string-value="MN113" calcext:value-type="string">
            <text:p>MN113</text:p>
          </table:table-cell>
          <table:table-cell table:formula="of:=MID([.B78];3;100)" office:value-type="string" office:string-value="113" calcext:value-type="string">
            <text:p>113</text:p>
          </table:table-cell>
          <table:table-cell table:formula="of:=VALUE([.C78])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N117.txt</text:p>
          </table:table-cell>
          <table:table-cell table:formula="of:=SUBSTITUTE([.A79];&quot;.txt&quot;;&quot;&quot;)" office:value-type="string" office:string-value="MN117" calcext:value-type="string">
            <text:p>MN117</text:p>
          </table:table-cell>
          <table:table-cell table:formula="of:=MID([.B79];3;100)" office:value-type="string" office:string-value="117" calcext:value-type="string">
            <text:p>117</text:p>
          </table:table-cell>
          <table:table-cell table:formula="of:=VALUE([.C79])"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N118.txt</text:p>
          </table:table-cell>
          <table:table-cell table:formula="of:=SUBSTITUTE([.A80];&quot;.txt&quot;;&quot;&quot;)" office:value-type="string" office:string-value="MN118" calcext:value-type="string">
            <text:p>MN118</text:p>
          </table:table-cell>
          <table:table-cell table:formula="of:=MID([.B80];3;100)" office:value-type="string" office:string-value="118" calcext:value-type="string">
            <text:p>118</text:p>
          </table:table-cell>
          <table:table-cell table:formula="of:=VALUE([.C80])"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N119.txt</text:p>
          </table:table-cell>
          <table:table-cell table:formula="of:=SUBSTITUTE([.A81];&quot;.txt&quot;;&quot;&quot;)" office:value-type="string" office:string-value="MN119" calcext:value-type="string">
            <text:p>MN119</text:p>
          </table:table-cell>
          <table:table-cell table:formula="of:=MID([.B81];3;100)" office:value-type="string" office:string-value="119" calcext:value-type="string">
            <text:p>119</text:p>
          </table:table-cell>
          <table:table-cell table:formula="of:=VALUE([.C81])"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N121.txt</text:p>
          </table:table-cell>
          <table:table-cell table:formula="of:=SUBSTITUTE([.A82];&quot;.txt&quot;;&quot;&quot;)" office:value-type="string" office:string-value="MN121" calcext:value-type="string">
            <text:p>MN121</text:p>
          </table:table-cell>
          <table:table-cell table:formula="of:=MID([.B82];3;100)" office:value-type="string" office:string-value="121" calcext:value-type="string">
            <text:p>121</text:p>
          </table:table-cell>
          <table:table-cell table:formula="of:=VALUE([.C82])"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N122.txt</text:p>
          </table:table-cell>
          <table:table-cell table:formula="of:=SUBSTITUTE([.A83];&quot;.txt&quot;;&quot;&quot;)" office:value-type="string" office:string-value="MN122" calcext:value-type="string">
            <text:p>MN122</text:p>
          </table:table-cell>
          <table:table-cell table:formula="of:=MID([.B83];3;100)" office:value-type="string" office:string-value="122" calcext:value-type="string">
            <text:p>122</text:p>
          </table:table-cell>
          <table:table-cell table:formula="of:=VALUE([.C83])"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N123.txt</text:p>
          </table:table-cell>
          <table:table-cell table:formula="of:=SUBSTITUTE([.A84];&quot;.txt&quot;;&quot;&quot;)" office:value-type="string" office:string-value="MN123" calcext:value-type="string">
            <text:p>MN123</text:p>
          </table:table-cell>
          <table:table-cell table:formula="of:=MID([.B84];3;100)" office:value-type="string" office:string-value="123" calcext:value-type="string">
            <text:p>123</text:p>
          </table:table-cell>
          <table:table-cell table:formula="of:=VALUE([.C84])"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N125.txt</text:p>
          </table:table-cell>
          <table:table-cell table:formula="of:=SUBSTITUTE([.A85];&quot;.txt&quot;;&quot;&quot;)" office:value-type="string" office:string-value="MN125" calcext:value-type="string">
            <text:p>MN125</text:p>
          </table:table-cell>
          <table:table-cell table:formula="of:=MID([.B85];3;100)" office:value-type="string" office:string-value="125" calcext:value-type="string">
            <text:p>125</text:p>
          </table:table-cell>
          <table:table-cell table:formula="of:=VALUE([.C85])"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N126.txt</text:p>
          </table:table-cell>
          <table:table-cell table:formula="of:=SUBSTITUTE([.A86];&quot;.txt&quot;;&quot;&quot;)" office:value-type="string" office:string-value="MN126" calcext:value-type="string">
            <text:p>MN126</text:p>
          </table:table-cell>
          <table:table-cell table:formula="of:=MID([.B86];3;100)" office:value-type="string" office:string-value="126" calcext:value-type="string">
            <text:p>126</text:p>
          </table:table-cell>
          <table:table-cell table:formula="of:=VALUE([.C86])"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N128.txt</text:p>
          </table:table-cell>
          <table:table-cell table:formula="of:=SUBSTITUTE([.A87];&quot;.txt&quot;;&quot;&quot;)" office:value-type="string" office:string-value="MN128" calcext:value-type="string">
            <text:p>MN128</text:p>
          </table:table-cell>
          <table:table-cell table:formula="of:=MID([.B87];3;100)" office:value-type="string" office:string-value="128" calcext:value-type="string">
            <text:p>128</text:p>
          </table:table-cell>
          <table:table-cell table:formula="of:=VALUE([.C87])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N130.txt</text:p>
          </table:table-cell>
          <table:table-cell table:formula="of:=SUBSTITUTE([.A88];&quot;.txt&quot;;&quot;&quot;)" office:value-type="string" office:string-value="MN130" calcext:value-type="string">
            <text:p>MN130</text:p>
          </table:table-cell>
          <table:table-cell table:formula="of:=MID([.B88];3;100)" office:value-type="string" office:string-value="130" calcext:value-type="string">
            <text:p>130</text:p>
          </table:table-cell>
          <table:table-cell table:formula="of:=VALUE([.C88])"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N131.txt</text:p>
          </table:table-cell>
          <table:table-cell table:formula="of:=SUBSTITUTE([.A89];&quot;.txt&quot;;&quot;&quot;)" office:value-type="string" office:string-value="MN131" calcext:value-type="string">
            <text:p>MN131</text:p>
          </table:table-cell>
          <table:table-cell table:formula="of:=MID([.B89];3;100)" office:value-type="string" office:string-value="131" calcext:value-type="string">
            <text:p>131</text:p>
          </table:table-cell>
          <table:table-cell table:formula="of:=VALUE([.C89])"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N135.txt</text:p>
          </table:table-cell>
          <table:table-cell table:formula="of:=SUBSTITUTE([.A90];&quot;.txt&quot;;&quot;&quot;)" office:value-type="string" office:string-value="MN135" calcext:value-type="string">
            <text:p>MN135</text:p>
          </table:table-cell>
          <table:table-cell table:formula="of:=MID([.B90];3;100)" office:value-type="string" office:string-value="135" calcext:value-type="string">
            <text:p>135</text:p>
          </table:table-cell>
          <table:table-cell table:formula="of:=VALUE([.C90])"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N136.txt</text:p>
          </table:table-cell>
          <table:table-cell table:formula="of:=SUBSTITUTE([.A91];&quot;.txt&quot;;&quot;&quot;)" office:value-type="string" office:string-value="MN136" calcext:value-type="string">
            <text:p>MN136</text:p>
          </table:table-cell>
          <table:table-cell table:formula="of:=MID([.B91];3;100)" office:value-type="string" office:string-value="136" calcext:value-type="string">
            <text:p>136</text:p>
          </table:table-cell>
          <table:table-cell table:formula="of:=VALUE([.C91])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N137.txt</text:p>
          </table:table-cell>
          <table:table-cell table:formula="of:=SUBSTITUTE([.A92];&quot;.txt&quot;;&quot;&quot;)" office:value-type="string" office:string-value="MN137" calcext:value-type="string">
            <text:p>MN137</text:p>
          </table:table-cell>
          <table:table-cell table:formula="of:=MID([.B92];3;100)" office:value-type="string" office:string-value="137" calcext:value-type="string">
            <text:p>137</text:p>
          </table:table-cell>
          <table:table-cell table:formula="of:=VALUE([.C92])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N138.txt</text:p>
          </table:table-cell>
          <table:table-cell table:formula="of:=SUBSTITUTE([.A93];&quot;.txt&quot;;&quot;&quot;)" office:value-type="string" office:string-value="MN138" calcext:value-type="string">
            <text:p>MN138</text:p>
          </table:table-cell>
          <table:table-cell table:formula="of:=MID([.B93];3;100)" office:value-type="string" office:string-value="138" calcext:value-type="string">
            <text:p>138</text:p>
          </table:table-cell>
          <table:table-cell table:formula="of:=VALUE([.C93])"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N140.txt</text:p>
          </table:table-cell>
          <table:table-cell table:formula="of:=SUBSTITUTE([.A94];&quot;.txt&quot;;&quot;&quot;)" office:value-type="string" office:string-value="MN140" calcext:value-type="string">
            <text:p>MN140</text:p>
          </table:table-cell>
          <table:table-cell table:formula="of:=MID([.B94];3;100)" office:value-type="string" office:string-value="140" calcext:value-type="string">
            <text:p>140</text:p>
          </table:table-cell>
          <table:table-cell table:formula="of:=VALUE([.C94])"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N141.txt</text:p>
          </table:table-cell>
          <table:table-cell table:formula="of:=SUBSTITUTE([.A95];&quot;.txt&quot;;&quot;&quot;)" office:value-type="string" office:string-value="MN141" calcext:value-type="string">
            <text:p>MN141</text:p>
          </table:table-cell>
          <table:table-cell table:formula="of:=MID([.B95];3;100)" office:value-type="string" office:string-value="141" calcext:value-type="string">
            <text:p>141</text:p>
          </table:table-cell>
          <table:table-cell table:formula="of:=VALUE([.C95])"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N143.txt</text:p>
          </table:table-cell>
          <table:table-cell table:formula="of:=SUBSTITUTE([.A96];&quot;.txt&quot;;&quot;&quot;)" office:value-type="string" office:string-value="MN143" calcext:value-type="string">
            <text:p>MN143</text:p>
          </table:table-cell>
          <table:table-cell table:formula="of:=MID([.B96];3;100)" office:value-type="string" office:string-value="143" calcext:value-type="string">
            <text:p>143</text:p>
          </table:table-cell>
          <table:table-cell table:formula="of:=VALUE([.C96])"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N146.txt</text:p>
          </table:table-cell>
          <table:table-cell table:formula="of:=SUBSTITUTE([.A97];&quot;.txt&quot;;&quot;&quot;)" office:value-type="string" office:string-value="MN146" calcext:value-type="string">
            <text:p>MN146</text:p>
          </table:table-cell>
          <table:table-cell table:formula="of:=MID([.B97];3;100)" office:value-type="string" office:string-value="146" calcext:value-type="string">
            <text:p>146</text:p>
          </table:table-cell>
          <table:table-cell table:formula="of:=VALUE([.C97])"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N147.txt</text:p>
          </table:table-cell>
          <table:table-cell table:formula="of:=SUBSTITUTE([.A98];&quot;.txt&quot;;&quot;&quot;)" office:value-type="string" office:string-value="MN147" calcext:value-type="string">
            <text:p>MN147</text:p>
          </table:table-cell>
          <table:table-cell table:formula="of:=MID([.B98];3;100)" office:value-type="string" office:string-value="147" calcext:value-type="string">
            <text:p>147</text:p>
          </table:table-cell>
          <table:table-cell table:formula="of:=VALUE([.C98])"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N148.txt</text:p>
          </table:table-cell>
          <table:table-cell table:formula="of:=SUBSTITUTE([.A99];&quot;.txt&quot;;&quot;&quot;)" office:value-type="string" office:string-value="MN148" calcext:value-type="string">
            <text:p>MN148</text:p>
          </table:table-cell>
          <table:table-cell table:formula="of:=MID([.B99];3;100)" office:value-type="string" office:string-value="148" calcext:value-type="string">
            <text:p>148</text:p>
          </table:table-cell>
          <table:table-cell table:formula="of:=VALUE([.C99])"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N149.txt</text:p>
          </table:table-cell>
          <table:table-cell table:formula="of:=SUBSTITUTE([.A100];&quot;.txt&quot;;&quot;&quot;)" office:value-type="string" office:string-value="MN149" calcext:value-type="string">
            <text:p>MN149</text:p>
          </table:table-cell>
          <table:table-cell table:formula="of:=MID([.B100];3;100)" office:value-type="string" office:string-value="149" calcext:value-type="string">
            <text:p>149</text:p>
          </table:table-cell>
          <table:table-cell table:formula="of:=VALUE([.C100])"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N151.txt</text:p>
          </table:table-cell>
          <table:table-cell table:formula="of:=SUBSTITUTE([.A101];&quot;.txt&quot;;&quot;&quot;)" office:value-type="string" office:string-value="MN151" calcext:value-type="string">
            <text:p>MN151</text:p>
          </table:table-cell>
          <table:table-cell table:formula="of:=MID([.B101];3;100)" office:value-type="string" office:string-value="151" calcext:value-type="string">
            <text:p>151</text:p>
          </table:table-cell>
          <table:table-cell table:formula="of:=VALUE([.C101])"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N152.txt</text:p>
          </table:table-cell>
          <table:table-cell table:formula="of:=SUBSTITUTE([.A102];&quot;.txt&quot;;&quot;&quot;)" office:value-type="string" office:string-value="MN152" calcext:value-type="string">
            <text:p>MN152</text:p>
          </table:table-cell>
          <table:table-cell table:formula="of:=MID([.B102];3;100)" office:value-type="string" office:string-value="152" calcext:value-type="string">
            <text:p>152</text:p>
          </table:table-cell>
          <table:table-cell table:formula="of:=VALUE([.C102])"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SN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SN1_1.txt</text:p>
          </table:table-cell>
          <table:table-cell table:formula="of:=SUBSTITUTE([.A2];&quot;.txt&quot;;&quot;&quot;)" office:value-type="string" office:string-value="SN1_1" calcext:value-type="string">
            <text:p>SN1_1</text:p>
          </table:table-cell>
          <table:table-cell table:formula="of:=MID([.B2];3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2.txt</text:p>
          </table:table-cell>
          <table:table-cell table:formula="of:=SUBSTITUTE([.A3];&quot;.txt&quot;;&quot;&quot;)" office:value-type="string" office:string-value="SN1_2" calcext:value-type="string">
            <text:p>SN1_2</text:p>
          </table:table-cell>
          <table:table-cell table:formula="of:=MID([.B3];3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_7.txt</text:p>
          </table:table-cell>
          <table:table-cell table:formula="of:=SUBSTITUTE([.A4];&quot;.txt&quot;;&quot;&quot;)" office:value-type="string" office:string-value="SN1_7" calcext:value-type="string">
            <text:p>SN1_7</text:p>
          </table:table-cell>
          <table:table-cell table:formula="of:=MID([.B4];3;100)" office:value-type="string" office:string-value="1_7" calcext:value-type="string">
            <text:p>1_7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1_9.txt</text:p>
          </table:table-cell>
          <table:table-cell table:formula="of:=SUBSTITUTE([.A5];&quot;.txt&quot;;&quot;&quot;)" office:value-type="string" office:string-value="SN1_9" calcext:value-type="string">
            <text:p>SN1_9</text:p>
          </table:table-cell>
          <table:table-cell table:formula="of:=MID([.B5];3;100)" office:value-type="string" office:string-value="1_9" calcext:value-type="string">
            <text:p>1_9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1_10.txt</text:p>
          </table:table-cell>
          <table:table-cell table:formula="of:=SUBSTITUTE([.A6];&quot;.txt&quot;;&quot;&quot;)" office:value-type="string" office:string-value="SN1_10" calcext:value-type="string">
            <text:p>SN1_10</text:p>
          </table:table-cell>
          <table:table-cell table:formula="of:=MID([.B6];3;100)" office:value-type="string" office:string-value="1_10" calcext:value-type="string">
            <text:p>1_10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_18.txt</text:p>
          </table:table-cell>
          <table:table-cell table:formula="of:=SUBSTITUTE([.A7];&quot;.txt&quot;;&quot;&quot;)" office:value-type="string" office:string-value="SN1_18" calcext:value-type="string">
            <text:p>SN1_18</text:p>
          </table:table-cell>
          <table:table-cell table:formula="of:=MID([.B7];3;100)" office:value-type="string" office:string-value="1_18" calcext:value-type="string">
            <text:p>1_18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1_20.txt</text:p>
          </table:table-cell>
          <table:table-cell table:formula="of:=SUBSTITUTE([.A8];&quot;.txt&quot;;&quot;&quot;)" office:value-type="string" office:string-value="SN1_20" calcext:value-type="string">
            <text:p>SN1_20</text:p>
          </table:table-cell>
          <table:table-cell table:formula="of:=MID([.B8];3;100)" office:value-type="string" office:string-value="1_20" calcext:value-type="string">
            <text:p>1_20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1_25.txt</text:p>
          </table:table-cell>
          <table:table-cell table:formula="of:=SUBSTITUTE([.A9];&quot;.txt&quot;;&quot;&quot;)" office:value-type="string" office:string-value="SN1_25" calcext:value-type="string">
            <text:p>SN1_25</text:p>
          </table:table-cell>
          <table:table-cell table:formula="of:=MID([.B9];3;100)" office:value-type="string" office:string-value="1_25" calcext:value-type="string">
            <text:p>1_25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1_38.txt</text:p>
          </table:table-cell>
          <table:table-cell table:formula="of:=SUBSTITUTE([.A10];&quot;.txt&quot;;&quot;&quot;)" office:value-type="string" office:string-value="SN1_38" calcext:value-type="string">
            <text:p>SN1_38</text:p>
          </table:table-cell>
          <table:table-cell table:formula="of:=MID([.B10];3;100)" office:value-type="string" office:string-value="1_38" calcext:value-type="string">
            <text:p>1_38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1_41.txt</text:p>
          </table:table-cell>
          <table:table-cell table:formula="of:=SUBSTITUTE([.A11];&quot;.txt&quot;;&quot;&quot;)" office:value-type="string" office:string-value="SN1_41" calcext:value-type="string">
            <text:p>SN1_41</text:p>
          </table:table-cell>
          <table:table-cell table:formula="of:=MID([.B11];3;100)" office:value-type="string" office:string-value="1_41" calcext:value-type="string">
            <text:p>1_41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1_42.txt</text:p>
          </table:table-cell>
          <table:table-cell table:formula="of:=SUBSTITUTE([.A12];&quot;.txt&quot;;&quot;&quot;)" office:value-type="string" office:string-value="SN1_42" calcext:value-type="string">
            <text:p>SN1_42</text:p>
          </table:table-cell>
          <table:table-cell table:formula="of:=MID([.B12];3;100)" office:value-type="string" office:string-value="1_42" calcext:value-type="string">
            <text:p>1_42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1_51.txt</text:p>
          </table:table-cell>
          <table:table-cell table:formula="of:=SUBSTITUTE([.A13];&quot;.txt&quot;;&quot;&quot;)" office:value-type="string" office:string-value="SN1_51" calcext:value-type="string">
            <text:p>SN1_51</text:p>
          </table:table-cell>
          <table:table-cell table:formula="of:=MID([.B13];3;100)" office:value-type="string" office:string-value="1_51" calcext:value-type="string">
            <text:p>1_51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1_55.txt</text:p>
          </table:table-cell>
          <table:table-cell table:formula="of:=SUBSTITUTE([.A14];&quot;.txt&quot;;&quot;&quot;)" office:value-type="string" office:string-value="SN1_55" calcext:value-type="string">
            <text:p>SN1_55</text:p>
          </table:table-cell>
          <table:table-cell table:formula="of:=MID([.B14];3;100)" office:value-type="string" office:string-value="1_55" calcext:value-type="string">
            <text:p>1_55</text:p>
          </table:table-cell>
          <table:table-cell table:formula="of:=VALUE(SUBSTITUTE(ORG.LIBREOFFICE.REGEX([.C14];&quot;(\d)+_&quot;); &quot;_&quot;;&quot;&quot;))" office:value-type="float" office:value="1" calcext:value-type="float">
            <text:p>1</text:p>
          </table:table-cell>
          <table:table-cell table:formula="of:=VALUE(SUBSTITUTE(ORG.LIBREOFFICE.REGEX([.C14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1_56.txt</text:p>
          </table:table-cell>
          <table:table-cell table:formula="of:=SUBSTITUTE([.A15];&quot;.txt&quot;;&quot;&quot;)" office:value-type="string" office:string-value="SN1_56" calcext:value-type="string">
            <text:p>SN1_56</text:p>
          </table:table-cell>
          <table:table-cell table:formula="of:=MID([.B15];3;100)" office:value-type="string" office:string-value="1_56" calcext:value-type="string">
            <text:p>1_56</text:p>
          </table:table-cell>
          <table:table-cell table:formula="of:=VALUE(SUBSTITUTE(ORG.LIBREOFFICE.REGEX([.C15];&quot;(\d)+_&quot;); &quot;_&quot;;&quot;&quot;))" office:value-type="float" office:value="1" calcext:value-type="float">
            <text:p>1</text:p>
          </table:table-cell>
          <table:table-cell table:formula="of:=VALUE(SUBSTITUTE(ORG.LIBREOFFICE.REGEX([.C15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1_57.txt</text:p>
          </table:table-cell>
          <table:table-cell table:formula="of:=SUBSTITUTE([.A16];&quot;.txt&quot;;&quot;&quot;)" office:value-type="string" office:string-value="SN1_57" calcext:value-type="string">
            <text:p>SN1_57</text:p>
          </table:table-cell>
          <table:table-cell table:formula="of:=MID([.B16];3;100)" office:value-type="string" office:string-value="1_57" calcext:value-type="string">
            <text:p>1_57</text:p>
          </table:table-cell>
          <table:table-cell table:formula="of:=VALUE(SUBSTITUTE(ORG.LIBREOFFICE.REGEX([.C16];&quot;(\d)+_&quot;); &quot;_&quot;;&quot;&quot;))" office:value-type="float" office:value="1" calcext:value-type="float">
            <text:p>1</text:p>
          </table:table-cell>
          <table:table-cell table:formula="of:=VALUE(SUBSTITUTE(ORG.LIBREOFFICE.REGEX([.C16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1_64.txt</text:p>
          </table:table-cell>
          <table:table-cell table:formula="of:=SUBSTITUTE([.A17];&quot;.txt&quot;;&quot;&quot;)" office:value-type="string" office:string-value="SN1_64" calcext:value-type="string">
            <text:p>SN1_64</text:p>
          </table:table-cell>
          <table:table-cell table:formula="of:=MID([.B17];3;100)" office:value-type="string" office:string-value="1_64" calcext:value-type="string">
            <text:p>1_64</text:p>
          </table:table-cell>
          <table:table-cell table:formula="of:=VALUE(SUBSTITUTE(ORG.LIBREOFFICE.REGEX([.C17];&quot;(\d)+_&quot;); &quot;_&quot;;&quot;&quot;))" office:value-type="float" office:value="1" calcext:value-type="float">
            <text:p>1</text:p>
          </table:table-cell>
          <table:table-cell table:formula="of:=VALUE(SUBSTITUTE(ORG.LIBREOFFICE.REGEX([.C17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N1_69.txt</text:p>
          </table:table-cell>
          <table:table-cell table:formula="of:=SUBSTITUTE([.A18];&quot;.txt&quot;;&quot;&quot;)" office:value-type="string" office:string-value="SN1_69" calcext:value-type="string">
            <text:p>SN1_69</text:p>
          </table:table-cell>
          <table:table-cell table:formula="of:=MID([.B18];3;100)" office:value-type="string" office:string-value="1_69" calcext:value-type="string">
            <text:p>1_69</text:p>
          </table:table-cell>
          <table:table-cell table:formula="of:=VALUE(SUBSTITUTE(ORG.LIBREOFFICE.REGEX([.C18];&quot;(\d)+_&quot;); &quot;_&quot;;&quot;&quot;))" office:value-type="float" office:value="1" calcext:value-type="float">
            <text:p>1</text:p>
          </table:table-cell>
          <table:table-cell table:formula="of:=VALUE(SUBSTITUTE(ORG.LIBREOFFICE.REGEX([.C18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1_71.txt</text:p>
          </table:table-cell>
          <table:table-cell table:formula="of:=SUBSTITUTE([.A19];&quot;.txt&quot;;&quot;&quot;)" office:value-type="string" office:string-value="SN1_71" calcext:value-type="string">
            <text:p>SN1_71</text:p>
          </table:table-cell>
          <table:table-cell table:formula="of:=MID([.B19];3;100)" office:value-type="string" office:string-value="1_71" calcext:value-type="string">
            <text:p>1_71</text:p>
          </table:table-cell>
          <table:table-cell table:formula="of:=VALUE(SUBSTITUTE(ORG.LIBREOFFICE.REGEX([.C19];&quot;(\d)+_&quot;); &quot;_&quot;;&quot;&quot;))" office:value-type="float" office:value="1" calcext:value-type="float">
            <text:p>1</text:p>
          </table:table-cell>
          <table:table-cell table:formula="of:=VALUE(SUBSTITUTE(ORG.LIBREOFFICE.REGEX([.C19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N2_2.txt</text:p>
          </table:table-cell>
          <table:table-cell table:formula="of:=SUBSTITUTE([.A20];&quot;.txt&quot;;&quot;&quot;)" office:value-type="string" office:string-value="SN2_2" calcext:value-type="string">
            <text:p>SN2_2</text:p>
          </table:table-cell>
          <table:table-cell table:formula="of:=MID([.B20];3;100)" office:value-type="string" office:string-value="2_2" calcext:value-type="string">
            <text:p>2_2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_7.txt</text:p>
          </table:table-cell>
          <table:table-cell table:formula="of:=SUBSTITUTE([.A21];&quot;.txt&quot;;&quot;&quot;)" office:value-type="string" office:string-value="SN2_7" calcext:value-type="string">
            <text:p>SN2_7</text:p>
          </table:table-cell>
          <table:table-cell table:formula="of:=MID([.B21];3;100)" office:value-type="string" office:string-value="2_7" calcext:value-type="string">
            <text:p>2_7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_17.txt</text:p>
          </table:table-cell>
          <table:table-cell table:formula="of:=SUBSTITUTE([.A22];&quot;.txt&quot;;&quot;&quot;)" office:value-type="string" office:string-value="SN2_17" calcext:value-type="string">
            <text:p>SN2_17</text:p>
          </table:table-cell>
          <table:table-cell table:formula="of:=MID([.B22];3;100)" office:value-type="string" office:string-value="2_17" calcext:value-type="string">
            <text:p>2_17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2_19.txt</text:p>
          </table:table-cell>
          <table:table-cell table:formula="of:=SUBSTITUTE([.A23];&quot;.txt&quot;;&quot;&quot;)" office:value-type="string" office:string-value="SN2_19" calcext:value-type="string">
            <text:p>SN2_19</text:p>
          </table:table-cell>
          <table:table-cell table:formula="of:=MID([.B23];3;100)" office:value-type="string" office:string-value="2_19" calcext:value-type="string">
            <text:p>2_19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2_22.txt</text:p>
          </table:table-cell>
          <table:table-cell table:formula="of:=SUBSTITUTE([.A24];&quot;.txt&quot;;&quot;&quot;)" office:value-type="string" office:string-value="SN2_22" calcext:value-type="string">
            <text:p>SN2_22</text:p>
          </table:table-cell>
          <table:table-cell table:formula="of:=MID([.B24];3;100)" office:value-type="string" office:string-value="2_22" calcext:value-type="string">
            <text:p>2_22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_1.txt</text:p>
          </table:table-cell>
          <table:table-cell table:formula="of:=SUBSTITUTE([.A25];&quot;.txt&quot;;&quot;&quot;)" office:value-type="string" office:string-value="SN3_1" calcext:value-type="string">
            <text:p>SN3_1</text:p>
          </table:table-cell>
          <table:table-cell table:formula="of:=MID([.B25];3;100)" office:value-type="string" office:string-value="3_1" calcext:value-type="string">
            <text:p>3_1</text:p>
          </table:table-cell>
          <table:table-cell table:formula="of:=VALUE(SUBSTITUTE(ORG.LIBREOFFICE.REGEX([.C25];&quot;(\d)+_&quot;); &quot;_&quot;;&quot;&quot;))" office:value-type="float" office:value="3" calcext:value-type="float">
            <text:p>3</text:p>
          </table:table-cell>
          <table:table-cell table:formula="of:=VALUE(SUBSTITUTE(ORG.LIBREOFFICE.REGEX([.C2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4.txt</text:p>
          </table:table-cell>
          <table:table-cell table:formula="of:=SUBSTITUTE([.A26];&quot;.txt&quot;;&quot;&quot;)" office:value-type="string" office:string-value="SN3_4" calcext:value-type="string">
            <text:p>SN3_4</text:p>
          </table:table-cell>
          <table:table-cell table:formula="of:=MID([.B26];3;100)" office:value-type="string" office:string-value="3_4" calcext:value-type="string">
            <text:p>3_4</text:p>
          </table:table-cell>
          <table:table-cell table:formula="of:=VALUE(SUBSTITUTE(ORG.LIBREOFFICE.REGEX([.C26];&quot;(\d)+_&quot;); &quot;_&quot;;&quot;&quot;))" office:value-type="float" office:value="3" calcext:value-type="float">
            <text:p>3</text:p>
          </table:table-cell>
          <table:table-cell table:formula="of:=VALUE(SUBSTITUTE(ORG.LIBREOFFICE.REGEX([.C26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3_5.txt</text:p>
          </table:table-cell>
          <table:table-cell table:formula="of:=SUBSTITUTE([.A27];&quot;.txt&quot;;&quot;&quot;)" office:value-type="string" office:string-value="SN3_5" calcext:value-type="string">
            <text:p>SN3_5</text:p>
          </table:table-cell>
          <table:table-cell table:formula="of:=MID([.B27];3;100)" office:value-type="string" office:string-value="3_5" calcext:value-type="string">
            <text:p>3_5</text:p>
          </table:table-cell>
          <table:table-cell table:formula="of:=VALUE(SUBSTITUTE(ORG.LIBREOFFICE.REGEX([.C27];&quot;(\d)+_&quot;); &quot;_&quot;;&quot;&quot;))" office:value-type="float" office:value="3" calcext:value-type="float">
            <text:p>3</text:p>
          </table:table-cell>
          <table:table-cell table:formula="of:=VALUE(SUBSTITUTE(ORG.LIBREOFFICE.REGEX([.C27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3_6.txt</text:p>
          </table:table-cell>
          <table:table-cell table:formula="of:=SUBSTITUTE([.A28];&quot;.txt&quot;;&quot;&quot;)" office:value-type="string" office:string-value="SN3_6" calcext:value-type="string">
            <text:p>SN3_6</text:p>
          </table:table-cell>
          <table:table-cell table:formula="of:=MID([.B28];3;100)" office:value-type="string" office:string-value="3_6" calcext:value-type="string">
            <text:p>3_6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3_7.txt</text:p>
          </table:table-cell>
          <table:table-cell table:formula="of:=SUBSTITUTE([.A29];&quot;.txt&quot;;&quot;&quot;)" office:value-type="string" office:string-value="SN3_7" calcext:value-type="string">
            <text:p>SN3_7</text:p>
          </table:table-cell>
          <table:table-cell table:formula="of:=MID([.B29];3;100)" office:value-type="string" office:string-value="3_7" calcext:value-type="string">
            <text:p>3_7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3_8.txt</text:p>
          </table:table-cell>
          <table:table-cell table:formula="of:=SUBSTITUTE([.A30];&quot;.txt&quot;;&quot;&quot;)" office:value-type="string" office:string-value="SN3_8" calcext:value-type="string">
            <text:p>SN3_8</text:p>
          </table:table-cell>
          <table:table-cell table:formula="of:=MID([.B30];3;100)" office:value-type="string" office:string-value="3_8" calcext:value-type="string">
            <text:p>3_8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3_9.txt</text:p>
          </table:table-cell>
          <table:table-cell table:formula="of:=SUBSTITUTE([.A31];&quot;.txt&quot;;&quot;&quot;)" office:value-type="string" office:string-value="SN3_9" calcext:value-type="string">
            <text:p>SN3_9</text:p>
          </table:table-cell>
          <table:table-cell table:formula="of:=MID([.B31];3;100)" office:value-type="string" office:string-value="3_9" calcext:value-type="string">
            <text:p>3_9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3_10.txt</text:p>
          </table:table-cell>
          <table:table-cell table:formula="of:=SUBSTITUTE([.A32];&quot;.txt&quot;;&quot;&quot;)" office:value-type="string" office:string-value="SN3_10" calcext:value-type="string">
            <text:p>SN3_10</text:p>
          </table:table-cell>
          <table:table-cell table:formula="of:=MID([.B32];3;100)" office:value-type="string" office:string-value="3_10" calcext:value-type="string">
            <text:p>3_10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_11.txt</text:p>
          </table:table-cell>
          <table:table-cell table:formula="of:=SUBSTITUTE([.A33];&quot;.txt&quot;;&quot;&quot;)" office:value-type="string" office:string-value="SN3_11" calcext:value-type="string">
            <text:p>SN3_11</text:p>
          </table:table-cell>
          <table:table-cell table:formula="of:=MID([.B33];3;100)" office:value-type="string" office:string-value="3_11" calcext:value-type="string">
            <text:p>3_11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3_14.txt</text:p>
          </table:table-cell>
          <table:table-cell table:formula="of:=SUBSTITUTE([.A34];&quot;.txt&quot;;&quot;&quot;)" office:value-type="string" office:string-value="SN3_14" calcext:value-type="string">
            <text:p>SN3_14</text:p>
          </table:table-cell>
          <table:table-cell table:formula="of:=MID([.B34];3;100)" office:value-type="string" office:string-value="3_14" calcext:value-type="string">
            <text:p>3_14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3_15.txt</text:p>
          </table:table-cell>
          <table:table-cell table:formula="of:=SUBSTITUTE([.A35];&quot;.txt&quot;;&quot;&quot;)" office:value-type="string" office:string-value="SN3_15" calcext:value-type="string">
            <text:p>SN3_15</text:p>
          </table:table-cell>
          <table:table-cell table:formula="of:=MID([.B35];3;100)" office:value-type="string" office:string-value="3_15" calcext:value-type="string">
            <text:p>3_15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3_17.txt</text:p>
          </table:table-cell>
          <table:table-cell table:formula="of:=SUBSTITUTE([.A36];&quot;.txt&quot;;&quot;&quot;)" office:value-type="string" office:string-value="SN3_17" calcext:value-type="string">
            <text:p>SN3_17</text:p>
          </table:table-cell>
          <table:table-cell table:formula="of:=MID([.B36];3;100)" office:value-type="string" office:string-value="3_17" calcext:value-type="string">
            <text:p>3_17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3_19.txt</text:p>
          </table:table-cell>
          <table:table-cell table:formula="of:=SUBSTITUTE([.A37];&quot;.txt&quot;;&quot;&quot;)" office:value-type="string" office:string-value="SN3_19" calcext:value-type="string">
            <text:p>SN3_19</text:p>
          </table:table-cell>
          <table:table-cell table:formula="of:=MID([.B37];3;100)" office:value-type="string" office:string-value="3_19" calcext:value-type="string">
            <text:p>3_19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_20.txt</text:p>
          </table:table-cell>
          <table:table-cell table:formula="of:=SUBSTITUTE([.A38];&quot;.txt&quot;;&quot;&quot;)" office:value-type="string" office:string-value="SN3_20" calcext:value-type="string">
            <text:p>SN3_20</text:p>
          </table:table-cell>
          <table:table-cell table:formula="of:=MID([.B38];3;100)" office:value-type="string" office:string-value="3_20" calcext:value-type="string">
            <text:p>3_20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3_21.txt</text:p>
          </table:table-cell>
          <table:table-cell table:formula="of:=SUBSTITUTE([.A39];&quot;.txt&quot;;&quot;&quot;)" office:value-type="string" office:string-value="SN3_21" calcext:value-type="string">
            <text:p>SN3_21</text:p>
          </table:table-cell>
          <table:table-cell table:formula="of:=MID([.B39];3;100)" office:value-type="string" office:string-value="3_21" calcext:value-type="string">
            <text:p>3_21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3_22.txt</text:p>
          </table:table-cell>
          <table:table-cell table:formula="of:=SUBSTITUTE([.A40];&quot;.txt&quot;;&quot;&quot;)" office:value-type="string" office:string-value="SN3_22" calcext:value-type="string">
            <text:p>SN3_22</text:p>
          </table:table-cell>
          <table:table-cell table:formula="of:=MID([.B40];3;100)" office:value-type="string" office:string-value="3_22" calcext:value-type="string">
            <text:p>3_22</text:p>
          </table:table-cell>
          <table:table-cell table:formula="of:=VALUE(SUBSTITUTE(ORG.LIBREOFFICE.REGEX([.C40];&quot;(\d)+_&quot;); &quot;_&quot;;&quot;&quot;))" office:value-type="float" office:value="3" calcext:value-type="float">
            <text:p>3</text:p>
          </table:table-cell>
          <table:table-cell table:formula="of:=VALUE(SUBSTITUTE(ORG.LIBREOFFICE.REGEX([.C40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_23.txt</text:p>
          </table:table-cell>
          <table:table-cell table:formula="of:=SUBSTITUTE([.A41];&quot;.txt&quot;;&quot;&quot;)" office:value-type="string" office:string-value="SN3_23" calcext:value-type="string">
            <text:p>SN3_23</text:p>
          </table:table-cell>
          <table:table-cell table:formula="of:=MID([.B41];3;100)" office:value-type="string" office:string-value="3_23" calcext:value-type="string">
            <text:p>3_23</text:p>
          </table:table-cell>
          <table:table-cell table:formula="of:=VALUE(SUBSTITUTE(ORG.LIBREOFFICE.REGEX([.C41];&quot;(\d)+_&quot;); &quot;_&quot;;&quot;&quot;))" office:value-type="float" office:value="3" calcext:value-type="float">
            <text:p>3</text:p>
          </table:table-cell>
          <table:table-cell table:formula="of:=VALUE(SUBSTITUTE(ORG.LIBREOFFICE.REGEX([.C41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_24.txt</text:p>
          </table:table-cell>
          <table:table-cell table:formula="of:=SUBSTITUTE([.A42];&quot;.txt&quot;;&quot;&quot;)" office:value-type="string" office:string-value="SN3_24" calcext:value-type="string">
            <text:p>SN3_24</text:p>
          </table:table-cell>
          <table:table-cell table:formula="of:=MID([.B42];3;100)" office:value-type="string" office:string-value="3_24" calcext:value-type="string">
            <text:p>3_24</text:p>
          </table:table-cell>
          <table:table-cell table:formula="of:=VALUE(SUBSTITUTE(ORG.LIBREOFFICE.REGEX([.C42];&quot;(\d)+_&quot;); &quot;_&quot;;&quot;&quot;))" office:value-type="float" office:value="3" calcext:value-type="float">
            <text:p>3</text:p>
          </table:table-cell>
          <table:table-cell table:formula="of:=VALUE(SUBSTITUTE(ORG.LIBREOFFICE.REGEX([.C42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3_25.txt</text:p>
          </table:table-cell>
          <table:table-cell table:formula="of:=SUBSTITUTE([.A43];&quot;.txt&quot;;&quot;&quot;)" office:value-type="string" office:string-value="SN3_25" calcext:value-type="string">
            <text:p>SN3_25</text:p>
          </table:table-cell>
          <table:table-cell table:formula="of:=MID([.B43];3;100)" office:value-type="string" office:string-value="3_25" calcext:value-type="string">
            <text:p>3_25</text:p>
          </table:table-cell>
          <table:table-cell table:formula="of:=VALUE(SUBSTITUTE(ORG.LIBREOFFICE.REGEX([.C43];&quot;(\d)+_&quot;); &quot;_&quot;;&quot;&quot;))" office:value-type="float" office:value="3" calcext:value-type="float">
            <text:p>3</text:p>
          </table:table-cell>
          <table:table-cell table:formula="of:=VALUE(SUBSTITUTE(ORG.LIBREOFFICE.REGEX([.C43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4_8.txt</text:p>
          </table:table-cell>
          <table:table-cell table:formula="of:=SUBSTITUTE([.A44];&quot;.txt&quot;;&quot;&quot;)" office:value-type="string" office:string-value="SN4_8" calcext:value-type="string">
            <text:p>SN4_8</text:p>
          </table:table-cell>
          <table:table-cell table:formula="of:=MID([.B44];3;100)" office:value-type="string" office:string-value="4_8" calcext:value-type="string">
            <text:p>4_8</text:p>
          </table:table-cell>
          <table:table-cell table:formula="of:=VALUE(SUBSTITUTE(ORG.LIBREOFFICE.REGEX([.C44];&quot;(\d)+_&quot;); &quot;_&quot;;&quot;&quot;))" office:value-type="float" office:value="4" calcext:value-type="float">
            <text:p>4</text:p>
          </table:table-cell>
          <table:table-cell table:formula="of:=VALUE(SUBSTITUTE(ORG.LIBREOFFICE.REGEX([.C44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_13.txt</text:p>
          </table:table-cell>
          <table:table-cell table:formula="of:=SUBSTITUTE([.A45];&quot;.txt&quot;;&quot;&quot;)" office:value-type="string" office:string-value="SN4_13" calcext:value-type="string">
            <text:p>SN4_13</text:p>
          </table:table-cell>
          <table:table-cell table:formula="of:=MID([.B45];3;100)" office:value-type="string" office:string-value="4_13" calcext:value-type="string">
            <text:p>4_13</text:p>
          </table:table-cell>
          <table:table-cell table:formula="of:=VALUE(SUBSTITUTE(ORG.LIBREOFFICE.REGEX([.C45];&quot;(\d)+_&quot;); &quot;_&quot;;&quot;&quot;))" office:value-type="float" office:value="4" calcext:value-type="float">
            <text:p>4</text:p>
          </table:table-cell>
          <table:table-cell table:formula="of:=VALUE(SUBSTITUTE(ORG.LIBREOFFICE.REGEX([.C45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4_18.txt</text:p>
          </table:table-cell>
          <table:table-cell table:formula="of:=SUBSTITUTE([.A46];&quot;.txt&quot;;&quot;&quot;)" office:value-type="string" office:string-value="SN4_18" calcext:value-type="string">
            <text:p>SN4_18</text:p>
          </table:table-cell>
          <table:table-cell table:formula="of:=MID([.B46];3;100)" office:value-type="string" office:string-value="4_18" calcext:value-type="string">
            <text:p>4_18</text:p>
          </table:table-cell>
          <table:table-cell table:formula="of:=VALUE(SUBSTITUTE(ORG.LIBREOFFICE.REGEX([.C46];&quot;(\d)+_&quot;); &quot;_&quot;;&quot;&quot;))" office:value-type="float" office:value="4" calcext:value-type="float">
            <text:p>4</text:p>
          </table:table-cell>
          <table:table-cell table:formula="of:=VALUE(SUBSTITUTE(ORG.LIBREOFFICE.REGEX([.C46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4_19.txt</text:p>
          </table:table-cell>
          <table:table-cell table:formula="of:=SUBSTITUTE([.A47];&quot;.txt&quot;;&quot;&quot;)" office:value-type="string" office:string-value="SN4_19" calcext:value-type="string">
            <text:p>SN4_19</text:p>
          </table:table-cell>
          <table:table-cell table:formula="of:=MID([.B47];3;100)" office:value-type="string" office:string-value="4_19" calcext:value-type="string">
            <text:p>4_19</text:p>
          </table:table-cell>
          <table:table-cell table:formula="of:=VALUE(SUBSTITUTE(ORG.LIBREOFFICE.REGEX([.C47];&quot;(\d)+_&quot;); &quot;_&quot;;&quot;&quot;))" office:value-type="float" office:value="4" calcext:value-type="float">
            <text:p>4</text:p>
          </table:table-cell>
          <table:table-cell table:formula="of:=VALUE(SUBSTITUTE(ORG.LIBREOFFICE.REGEX([.C47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4_20.txt</text:p>
          </table:table-cell>
          <table:table-cell table:formula="of:=SUBSTITUTE([.A48];&quot;.txt&quot;;&quot;&quot;)" office:value-type="string" office:string-value="SN4_20" calcext:value-type="string">
            <text:p>SN4_20</text:p>
          </table:table-cell>
          <table:table-cell table:formula="of:=MID([.B48];3;100)" office:value-type="string" office:string-value="4_20" calcext:value-type="string">
            <text:p>4_20</text:p>
          </table:table-cell>
          <table:table-cell table:formula="of:=VALUE(SUBSTITUTE(ORG.LIBREOFFICE.REGEX([.C48];&quot;(\d)+_&quot;); &quot;_&quot;;&quot;&quot;))" office:value-type="float" office:value="4" calcext:value-type="float">
            <text:p>4</text:p>
          </table:table-cell>
          <table:table-cell table:formula="of:=VALUE(SUBSTITUTE(ORG.LIBREOFFICE.REGEX([.C4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4_21.txt</text:p>
          </table:table-cell>
          <table:table-cell table:formula="of:=SUBSTITUTE([.A49];&quot;.txt&quot;;&quot;&quot;)" office:value-type="string" office:string-value="SN4_21" calcext:value-type="string">
            <text:p>SN4_21</text:p>
          </table:table-cell>
          <table:table-cell table:formula="of:=MID([.B49];3;100)" office:value-type="string" office:string-value="4_21" calcext:value-type="string">
            <text:p>4_21</text:p>
          </table:table-cell>
          <table:table-cell table:formula="of:=VALUE(SUBSTITUTE(ORG.LIBREOFFICE.REGEX([.C49];&quot;(\d)+_&quot;); &quot;_&quot;;&quot;&quot;))" office:value-type="float" office:value="4" calcext:value-type="float">
            <text:p>4</text:p>
          </table:table-cell>
          <table:table-cell table:formula="of:=VALUE(SUBSTITUTE(ORG.LIBREOFFICE.REGEX([.C49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5_1.txt</text:p>
          </table:table-cell>
          <table:table-cell table:formula="of:=SUBSTITUTE([.A50];&quot;.txt&quot;;&quot;&quot;)" office:value-type="string" office:string-value="SN5_1" calcext:value-type="string">
            <text:p>SN5_1</text:p>
          </table:table-cell>
          <table:table-cell table:formula="of:=MID([.B50];3;100)" office:value-type="string" office:string-value="5_1" calcext:value-type="string">
            <text:p>5_1</text:p>
          </table:table-cell>
          <table:table-cell table:formula="of:=VALUE(SUBSTITUTE(ORG.LIBREOFFICE.REGEX([.C50];&quot;(\d)+_&quot;); &quot;_&quot;;&quot;&quot;))" office:value-type="float" office:value="5" calcext:value-type="float">
            <text:p>5</text:p>
          </table:table-cell>
          <table:table-cell table:formula="of:=VALUE(SUBSTITUTE(ORG.LIBREOFFICE.REGEX([.C5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2.txt</text:p>
          </table:table-cell>
          <table:table-cell table:formula="of:=SUBSTITUTE([.A51];&quot;.txt&quot;;&quot;&quot;)" office:value-type="string" office:string-value="SN5_2" calcext:value-type="string">
            <text:p>SN5_2</text:p>
          </table:table-cell>
          <table:table-cell table:formula="of:=MID([.B51];3;100)" office:value-type="string" office:string-value="5_2" calcext:value-type="string">
            <text:p>5_2</text:p>
          </table:table-cell>
          <table:table-cell table:formula="of:=VALUE(SUBSTITUTE(ORG.LIBREOFFICE.REGEX([.C51];&quot;(\d)+_&quot;); &quot;_&quot;;&quot;&quot;))" office:value-type="float" office:value="5" calcext:value-type="float">
            <text:p>5</text:p>
          </table:table-cell>
          <table:table-cell table:formula="of:=VALUE(SUBSTITUTE(ORG.LIBREOFFICE.REGEX([.C5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5_3.txt</text:p>
          </table:table-cell>
          <table:table-cell table:formula="of:=SUBSTITUTE([.A52];&quot;.txt&quot;;&quot;&quot;)" office:value-type="string" office:string-value="SN5_3" calcext:value-type="string">
            <text:p>SN5_3</text:p>
          </table:table-cell>
          <table:table-cell table:formula="of:=MID([.B52];3;100)" office:value-type="string" office:string-value="5_3" calcext:value-type="string">
            <text:p>5_3</text:p>
          </table:table-cell>
          <table:table-cell table:formula="of:=VALUE(SUBSTITUTE(ORG.LIBREOFFICE.REGEX([.C52];&quot;(\d)+_&quot;); &quot;_&quot;;&quot;&quot;))" office:value-type="float" office:value="5" calcext:value-type="float">
            <text:p>5</text:p>
          </table:table-cell>
          <table:table-cell table:formula="of:=VALUE(SUBSTITUTE(ORG.LIBREOFFICE.REGEX([.C5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5_4.txt</text:p>
          </table:table-cell>
          <table:table-cell table:formula="of:=SUBSTITUTE([.A53];&quot;.txt&quot;;&quot;&quot;)" office:value-type="string" office:string-value="SN5_4" calcext:value-type="string">
            <text:p>SN5_4</text:p>
          </table:table-cell>
          <table:table-cell table:formula="of:=MID([.B53];3;100)" office:value-type="string" office:string-value="5_4" calcext:value-type="string">
            <text:p>5_4</text:p>
          </table:table-cell>
          <table:table-cell table:formula="of:=VALUE(SUBSTITUTE(ORG.LIBREOFFICE.REGEX([.C53];&quot;(\d)+_&quot;); &quot;_&quot;;&quot;&quot;))" office:value-type="float" office:value="5" calcext:value-type="float">
            <text:p>5</text:p>
          </table:table-cell>
          <table:table-cell table:formula="of:=VALUE(SUBSTITUTE(ORG.LIBREOFFICE.REGEX([.C5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5_5.txt</text:p>
          </table:table-cell>
          <table:table-cell table:formula="of:=SUBSTITUTE([.A54];&quot;.txt&quot;;&quot;&quot;)" office:value-type="string" office:string-value="SN5_5" calcext:value-type="string">
            <text:p>SN5_5</text:p>
          </table:table-cell>
          <table:table-cell table:formula="of:=MID([.B54];3;100)" office:value-type="string" office:string-value="5_5" calcext:value-type="string">
            <text:p>5_5</text:p>
          </table:table-cell>
          <table:table-cell table:formula="of:=VALUE(SUBSTITUTE(ORG.LIBREOFFICE.REGEX([.C54];&quot;(\d)+_&quot;); &quot;_&quot;;&quot;&quot;))" office:value-type="float" office:value="5" calcext:value-type="float">
            <text:p>5</text:p>
          </table:table-cell>
          <table:table-cell table:formula="of:=VALUE(SUBSTITUTE(ORG.LIBREOFFICE.REGEX([.C5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5_6.txt</text:p>
          </table:table-cell>
          <table:table-cell table:formula="of:=SUBSTITUTE([.A55];&quot;.txt&quot;;&quot;&quot;)" office:value-type="string" office:string-value="SN5_6" calcext:value-type="string">
            <text:p>SN5_6</text:p>
          </table:table-cell>
          <table:table-cell table:formula="of:=MID([.B55];3;100)" office:value-type="string" office:string-value="5_6" calcext:value-type="string">
            <text:p>5_6</text:p>
          </table:table-cell>
          <table:table-cell table:formula="of:=VALUE(SUBSTITUTE(ORG.LIBREOFFICE.REGEX([.C55];&quot;(\d)+_&quot;); &quot;_&quot;;&quot;&quot;))" office:value-type="float" office:value="5" calcext:value-type="float">
            <text:p>5</text:p>
          </table:table-cell>
          <table:table-cell table:formula="of:=VALUE(SUBSTITUTE(ORG.LIBREOFFICE.REGEX([.C5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5_7.txt</text:p>
          </table:table-cell>
          <table:table-cell table:formula="of:=SUBSTITUTE([.A56];&quot;.txt&quot;;&quot;&quot;)" office:value-type="string" office:string-value="SN5_7" calcext:value-type="string">
            <text:p>SN5_7</text:p>
          </table:table-cell>
          <table:table-cell table:formula="of:=MID([.B56];3;100)" office:value-type="string" office:string-value="5_7" calcext:value-type="string">
            <text:p>5_7</text:p>
          </table:table-cell>
          <table:table-cell table:formula="of:=VALUE(SUBSTITUTE(ORG.LIBREOFFICE.REGEX([.C56];&quot;(\d)+_&quot;); &quot;_&quot;;&quot;&quot;))" office:value-type="float" office:value="5" calcext:value-type="float">
            <text:p>5</text:p>
          </table:table-cell>
          <table:table-cell table:formula="of:=VALUE(SUBSTITUTE(ORG.LIBREOFFICE.REGEX([.C5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5_8.txt</text:p>
          </table:table-cell>
          <table:table-cell table:formula="of:=SUBSTITUTE([.A57];&quot;.txt&quot;;&quot;&quot;)" office:value-type="string" office:string-value="SN5_8" calcext:value-type="string">
            <text:p>SN5_8</text:p>
          </table:table-cell>
          <table:table-cell table:formula="of:=MID([.B57];3;100)" office:value-type="string" office:string-value="5_8" calcext:value-type="string">
            <text:p>5_8</text:p>
          </table:table-cell>
          <table:table-cell table:formula="of:=VALUE(SUBSTITUTE(ORG.LIBREOFFICE.REGEX([.C57];&quot;(\d)+_&quot;); &quot;_&quot;;&quot;&quot;))" office:value-type="float" office:value="5" calcext:value-type="float">
            <text:p>5</text:p>
          </table:table-cell>
          <table:table-cell table:formula="of:=VALUE(SUBSTITUTE(ORG.LIBREOFFICE.REGEX([.C5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5_9.txt</text:p>
          </table:table-cell>
          <table:table-cell table:formula="of:=SUBSTITUTE([.A58];&quot;.txt&quot;;&quot;&quot;)" office:value-type="string" office:string-value="SN5_9" calcext:value-type="string">
            <text:p>SN5_9</text:p>
          </table:table-cell>
          <table:table-cell table:formula="of:=MID([.B58];3;100)" office:value-type="string" office:string-value="5_9" calcext:value-type="string">
            <text:p>5_9</text:p>
          </table:table-cell>
          <table:table-cell table:formula="of:=VALUE(SUBSTITUTE(ORG.LIBREOFFICE.REGEX([.C58];&quot;(\d)+_&quot;); &quot;_&quot;;&quot;&quot;))" office:value-type="float" office:value="5" calcext:value-type="float">
            <text:p>5</text:p>
          </table:table-cell>
          <table:table-cell table:formula="of:=VALUE(SUBSTITUTE(ORG.LIBREOFFICE.REGEX([.C5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_10.txt</text:p>
          </table:table-cell>
          <table:table-cell table:formula="of:=SUBSTITUTE([.A59];&quot;.txt&quot;;&quot;&quot;)" office:value-type="string" office:string-value="SN5_10" calcext:value-type="string">
            <text:p>SN5_10</text:p>
          </table:table-cell>
          <table:table-cell table:formula="of:=MID([.B59];3;100)" office:value-type="string" office:string-value="5_10" calcext:value-type="string">
            <text:p>5_10</text:p>
          </table:table-cell>
          <table:table-cell table:formula="of:=VALUE(SUBSTITUTE(ORG.LIBREOFFICE.REGEX([.C59];&quot;(\d)+_&quot;); &quot;_&quot;;&quot;&quot;))" office:value-type="float" office:value="5" calcext:value-type="float">
            <text:p>5</text:p>
          </table:table-cell>
          <table:table-cell table:formula="of:=VALUE(SUBSTITUTE(ORG.LIBREOFFICE.REGEX([.C5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6_1.txt</text:p>
          </table:table-cell>
          <table:table-cell table:formula="of:=SUBSTITUTE([.A60];&quot;.txt&quot;;&quot;&quot;)" office:value-type="string" office:string-value="SN6_1" calcext:value-type="string">
            <text:p>SN6_1</text:p>
          </table:table-cell>
          <table:table-cell table:formula="of:=MID([.B60];3;100)" office:value-type="string" office:string-value="6_1" calcext:value-type="string">
            <text:p>6_1</text:p>
          </table:table-cell>
          <table:table-cell table:formula="of:=VALUE(SUBSTITUTE(ORG.LIBREOFFICE.REGEX([.C60];&quot;(\d)+_&quot;); &quot;_&quot;;&quot;&quot;))" office:value-type="float" office:value="6" calcext:value-type="float">
            <text:p>6</text:p>
          </table:table-cell>
          <table:table-cell table:formula="of:=VALUE(SUBSTITUTE(ORG.LIBREOFFICE.REGEX([.C6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_2.txt</text:p>
          </table:table-cell>
          <table:table-cell table:formula="of:=SUBSTITUTE([.A61];&quot;.txt&quot;;&quot;&quot;)" office:value-type="string" office:string-value="SN6_2" calcext:value-type="string">
            <text:p>SN6_2</text:p>
          </table:table-cell>
          <table:table-cell table:formula="of:=MID([.B61];3;100)" office:value-type="string" office:string-value="6_2" calcext:value-type="string">
            <text:p>6_2</text:p>
          </table:table-cell>
          <table:table-cell table:formula="of:=VALUE(SUBSTITUTE(ORG.LIBREOFFICE.REGEX([.C61];&quot;(\d)+_&quot;); &quot;_&quot;;&quot;&quot;))" office:value-type="float" office:value="6" calcext:value-type="float">
            <text:p>6</text:p>
          </table:table-cell>
          <table:table-cell table:formula="of:=VALUE(SUBSTITUTE(ORG.LIBREOFFICE.REGEX([.C6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6_15.txt</text:p>
          </table:table-cell>
          <table:table-cell table:formula="of:=SUBSTITUTE([.A62];&quot;.txt&quot;;&quot;&quot;)" office:value-type="string" office:string-value="SN6_15" calcext:value-type="string">
            <text:p>SN6_15</text:p>
          </table:table-cell>
          <table:table-cell table:formula="of:=MID([.B62];3;100)" office:value-type="string" office:string-value="6_15" calcext:value-type="string">
            <text:p>6_15</text:p>
          </table:table-cell>
          <table:table-cell table:formula="of:=VALUE(SUBSTITUTE(ORG.LIBREOFFICE.REGEX([.C62];&quot;(\d)+_&quot;); &quot;_&quot;;&quot;&quot;))" office:value-type="float" office:value="6" calcext:value-type="float">
            <text:p>6</text:p>
          </table:table-cell>
          <table:table-cell table:formula="of:=VALUE(SUBSTITUTE(ORG.LIBREOFFICE.REGEX([.C6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7_2.txt</text:p>
          </table:table-cell>
          <table:table-cell table:formula="of:=SUBSTITUTE([.A63];&quot;.txt&quot;;&quot;&quot;)" office:value-type="string" office:string-value="SN7_2" calcext:value-type="string">
            <text:p>SN7_2</text:p>
          </table:table-cell>
          <table:table-cell table:formula="of:=MID([.B63];3;100)" office:value-type="string" office:string-value="7_2" calcext:value-type="string">
            <text:p>7_2</text:p>
          </table:table-cell>
          <table:table-cell table:formula="of:=VALUE(SUBSTITUTE(ORG.LIBREOFFICE.REGEX([.C63];&quot;(\d)+_&quot;); &quot;_&quot;;&quot;&quot;))" office:value-type="float" office:value="7" calcext:value-type="float">
            <text:p>7</text:p>
          </table:table-cell>
          <table:table-cell table:formula="of:=VALUE(SUBSTITUTE(ORG.LIBREOFFICE.REGEX([.C6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_6.txt</text:p>
          </table:table-cell>
          <table:table-cell table:formula="of:=SUBSTITUTE([.A64];&quot;.txt&quot;;&quot;&quot;)" office:value-type="string" office:string-value="SN7_6" calcext:value-type="string">
            <text:p>SN7_6</text:p>
          </table:table-cell>
          <table:table-cell table:formula="of:=MID([.B64];3;100)" office:value-type="string" office:string-value="7_6" calcext:value-type="string">
            <text:p>7_6</text:p>
          </table:table-cell>
          <table:table-cell table:formula="of:=VALUE(SUBSTITUTE(ORG.LIBREOFFICE.REGEX([.C64];&quot;(\d)+_&quot;); &quot;_&quot;;&quot;&quot;))" office:value-type="float" office:value="7" calcext:value-type="float">
            <text:p>7</text:p>
          </table:table-cell>
          <table:table-cell table:formula="of:=VALUE(SUBSTITUTE(ORG.LIBREOFFICE.REGEX([.C6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7_12.txt</text:p>
          </table:table-cell>
          <table:table-cell table:formula="of:=SUBSTITUTE([.A65];&quot;.txt&quot;;&quot;&quot;)" office:value-type="string" office:string-value="SN7_12" calcext:value-type="string">
            <text:p>SN7_12</text:p>
          </table:table-cell>
          <table:table-cell table:formula="of:=MID([.B65];3;100)" office:value-type="string" office:string-value="7_12" calcext:value-type="string">
            <text:p>7_12</text:p>
          </table:table-cell>
          <table:table-cell table:formula="of:=VALUE(SUBSTITUTE(ORG.LIBREOFFICE.REGEX([.C65];&quot;(\d)+_&quot;); &quot;_&quot;;&quot;&quot;))" office:value-type="float" office:value="7" calcext:value-type="float">
            <text:p>7</text:p>
          </table:table-cell>
          <table:table-cell table:formula="of:=VALUE(SUBSTITUTE(ORG.LIBREOFFICE.REGEX([.C6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7_14.txt</text:p>
          </table:table-cell>
          <table:table-cell table:formula="of:=SUBSTITUTE([.A66];&quot;.txt&quot;;&quot;&quot;)" office:value-type="string" office:string-value="SN7_14" calcext:value-type="string">
            <text:p>SN7_14</text:p>
          </table:table-cell>
          <table:table-cell table:formula="of:=MID([.B66];3;100)" office:value-type="string" office:string-value="7_14" calcext:value-type="string">
            <text:p>7_14</text:p>
          </table:table-cell>
          <table:table-cell table:formula="of:=VALUE(SUBSTITUTE(ORG.LIBREOFFICE.REGEX([.C66];&quot;(\d)+_&quot;); &quot;_&quot;;&quot;&quot;))" office:value-type="float" office:value="7" calcext:value-type="float">
            <text:p>7</text:p>
          </table:table-cell>
          <table:table-cell table:formula="of:=VALUE(SUBSTITUTE(ORG.LIBREOFFICE.REGEX([.C66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7_16.txt</text:p>
          </table:table-cell>
          <table:table-cell table:formula="of:=SUBSTITUTE([.A67];&quot;.txt&quot;;&quot;&quot;)" office:value-type="string" office:string-value="SN7_16" calcext:value-type="string">
            <text:p>SN7_16</text:p>
          </table:table-cell>
          <table:table-cell table:formula="of:=MID([.B67];3;100)" office:value-type="string" office:string-value="7_16" calcext:value-type="string">
            <text:p>7_16</text:p>
          </table:table-cell>
          <table:table-cell table:formula="of:=VALUE(SUBSTITUTE(ORG.LIBREOFFICE.REGEX([.C67];&quot;(\d)+_&quot;); &quot;_&quot;;&quot;&quot;))" office:value-type="float" office:value="7" calcext:value-type="float">
            <text:p>7</text:p>
          </table:table-cell>
          <table:table-cell table:formula="of:=VALUE(SUBSTITUTE(ORG.LIBREOFFICE.REGEX([.C67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N7_17.txt</text:p>
          </table:table-cell>
          <table:table-cell table:formula="of:=SUBSTITUTE([.A68];&quot;.txt&quot;;&quot;&quot;)" office:value-type="string" office:string-value="SN7_17" calcext:value-type="string">
            <text:p>SN7_17</text:p>
          </table:table-cell>
          <table:table-cell table:formula="of:=MID([.B68];3;100)" office:value-type="string" office:string-value="7_17" calcext:value-type="string">
            <text:p>7_17</text:p>
          </table:table-cell>
          <table:table-cell table:formula="of:=VALUE(SUBSTITUTE(ORG.LIBREOFFICE.REGEX([.C68];&quot;(\d)+_&quot;); &quot;_&quot;;&quot;&quot;))" office:value-type="float" office:value="7" calcext:value-type="float">
            <text:p>7</text:p>
          </table:table-cell>
          <table:table-cell table:formula="of:=VALUE(SUBSTITUTE(ORG.LIBREOFFICE.REGEX([.C68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7_18.txt</text:p>
          </table:table-cell>
          <table:table-cell table:formula="of:=SUBSTITUTE([.A69];&quot;.txt&quot;;&quot;&quot;)" office:value-type="string" office:string-value="SN7_18" calcext:value-type="string">
            <text:p>SN7_18</text:p>
          </table:table-cell>
          <table:table-cell table:formula="of:=MID([.B69];3;100)" office:value-type="string" office:string-value="7_18" calcext:value-type="string">
            <text:p>7_18</text:p>
          </table:table-cell>
          <table:table-cell table:formula="of:=VALUE(SUBSTITUTE(ORG.LIBREOFFICE.REGEX([.C69];&quot;(\d)+_&quot;); &quot;_&quot;;&quot;&quot;))" office:value-type="float" office:value="7" calcext:value-type="float">
            <text:p>7</text:p>
          </table:table-cell>
          <table:table-cell table:formula="of:=VALUE(SUBSTITUTE(ORG.LIBREOFFICE.REGEX([.C69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8_4.txt</text:p>
          </table:table-cell>
          <table:table-cell table:formula="of:=SUBSTITUTE([.A70];&quot;.txt&quot;;&quot;&quot;)" office:value-type="string" office:string-value="SN8_4" calcext:value-type="string">
            <text:p>SN8_4</text:p>
          </table:table-cell>
          <table:table-cell table:formula="of:=MID([.B70];3;100)" office:value-type="string" office:string-value="8_4" calcext:value-type="string">
            <text:p>8_4</text:p>
          </table:table-cell>
          <table:table-cell table:formula="of:=VALUE(SUBSTITUTE(ORG.LIBREOFFICE.REGEX([.C70];&quot;(\d)+_&quot;); &quot;_&quot;;&quot;&quot;))" office:value-type="float" office:value="8" calcext:value-type="float">
            <text:p>8</text:p>
          </table:table-cell>
          <table:table-cell table:formula="of:=VALUE(SUBSTITUTE(ORG.LIBREOFFICE.REGEX([.C70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9_1.txt</text:p>
          </table:table-cell>
          <table:table-cell table:formula="of:=SUBSTITUTE([.A71];&quot;.txt&quot;;&quot;&quot;)" office:value-type="string" office:string-value="SN9_1" calcext:value-type="string">
            <text:p>SN9_1</text:p>
          </table:table-cell>
          <table:table-cell table:formula="of:=MID([.B71];3;100)" office:value-type="string" office:string-value="9_1" calcext:value-type="string">
            <text:p>9_1</text:p>
          </table:table-cell>
          <table:table-cell table:formula="of:=VALUE(SUBSTITUTE(ORG.LIBREOFFICE.REGEX([.C71];&quot;(\d)+_&quot;); &quot;_&quot;;&quot;&quot;))" office:value-type="float" office:value="9" calcext:value-type="float">
            <text:p>9</text:p>
          </table:table-cell>
          <table:table-cell table:formula="of:=VALUE(SUBSTITUTE(ORG.LIBREOFFICE.REGEX([.C7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6.txt</text:p>
          </table:table-cell>
          <table:table-cell table:formula="of:=SUBSTITUTE([.A72];&quot;.txt&quot;;&quot;&quot;)" office:value-type="string" office:string-value="SN9_6" calcext:value-type="string">
            <text:p>SN9_6</text:p>
          </table:table-cell>
          <table:table-cell table:formula="of:=MID([.B72];3;100)" office:value-type="string" office:string-value="9_6" calcext:value-type="string">
            <text:p>9_6</text:p>
          </table:table-cell>
          <table:table-cell table:formula="of:=VALUE(SUBSTITUTE(ORG.LIBREOFFICE.REGEX([.C72];&quot;(\d)+_&quot;); &quot;_&quot;;&quot;&quot;))" office:value-type="float" office:value="9" calcext:value-type="float">
            <text:p>9</text:p>
          </table:table-cell>
          <table:table-cell table:formula="of:=VALUE(SUBSTITUTE(ORG.LIBREOFFICE.REGEX([.C72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9_9.txt</text:p>
          </table:table-cell>
          <table:table-cell table:formula="of:=SUBSTITUTE([.A73];&quot;.txt&quot;;&quot;&quot;)" office:value-type="string" office:string-value="SN9_9" calcext:value-type="string">
            <text:p>SN9_9</text:p>
          </table:table-cell>
          <table:table-cell table:formula="of:=MID([.B73];3;100)" office:value-type="string" office:string-value="9_9" calcext:value-type="string">
            <text:p>9_9</text:p>
          </table:table-cell>
          <table:table-cell table:formula="of:=VALUE(SUBSTITUTE(ORG.LIBREOFFICE.REGEX([.C73];&quot;(\d)+_&quot;); &quot;_&quot;;&quot;&quot;))" office:value-type="float" office:value="9" calcext:value-type="float">
            <text:p>9</text:p>
          </table:table-cell>
          <table:table-cell table:formula="of:=VALUE(SUBSTITUTE(ORG.LIBREOFFICE.REGEX([.C7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9_11.txt</text:p>
          </table:table-cell>
          <table:table-cell table:formula="of:=SUBSTITUTE([.A74];&quot;.txt&quot;;&quot;&quot;)" office:value-type="string" office:string-value="SN9_11" calcext:value-type="string">
            <text:p>SN9_11</text:p>
          </table:table-cell>
          <table:table-cell table:formula="of:=MID([.B74];3;100)" office:value-type="string" office:string-value="9_11" calcext:value-type="string">
            <text:p>9_11</text:p>
          </table:table-cell>
          <table:table-cell table:formula="of:=VALUE(SUBSTITUTE(ORG.LIBREOFFICE.REGEX([.C74];&quot;(\d)+_&quot;); &quot;_&quot;;&quot;&quot;))" office:value-type="float" office:value="9" calcext:value-type="float">
            <text:p>9</text:p>
          </table:table-cell>
          <table:table-cell table:formula="of:=VALUE(SUBSTITUTE(ORG.LIBREOFFICE.REGEX([.C7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9_14.txt</text:p>
          </table:table-cell>
          <table:table-cell table:formula="of:=SUBSTITUTE([.A75];&quot;.txt&quot;;&quot;&quot;)" office:value-type="string" office:string-value="SN9_14" calcext:value-type="string">
            <text:p>SN9_14</text:p>
          </table:table-cell>
          <table:table-cell table:formula="of:=MID([.B75];3;100)" office:value-type="string" office:string-value="9_14" calcext:value-type="string">
            <text:p>9_14</text:p>
          </table:table-cell>
          <table:table-cell table:formula="of:=VALUE(SUBSTITUTE(ORG.LIBREOFFICE.REGEX([.C75];&quot;(\d)+_&quot;); &quot;_&quot;;&quot;&quot;))" office:value-type="float" office:value="9" calcext:value-type="float">
            <text:p>9</text:p>
          </table:table-cell>
          <table:table-cell table:formula="of:=VALUE(SUBSTITUTE(ORG.LIBREOFFICE.REGEX([.C7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0_4.txt</text:p>
          </table:table-cell>
          <table:table-cell table:formula="of:=SUBSTITUTE([.A76];&quot;.txt&quot;;&quot;&quot;)" office:value-type="string" office:string-value="SN10_4" calcext:value-type="string">
            <text:p>SN10_4</text:p>
          </table:table-cell>
          <table:table-cell table:formula="of:=MID([.B76];3;100)" office:value-type="string" office:string-value="10_4" calcext:value-type="string">
            <text:p>10_4</text:p>
          </table:table-cell>
          <table:table-cell table:formula="of:=VALUE(SUBSTITUTE(ORG.LIBREOFFICE.REGEX([.C76];&quot;(\d)+_&quot;); &quot;_&quot;;&quot;&quot;))" office:value-type="float" office:value="10" calcext:value-type="float">
            <text:p>10</text:p>
          </table:table-cell>
          <table:table-cell table:formula="of:=VALUE(SUBSTITUTE(ORG.LIBREOFFICE.REGEX([.C76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10_8.txt</text:p>
          </table:table-cell>
          <table:table-cell table:formula="of:=SUBSTITUTE([.A77];&quot;.txt&quot;;&quot;&quot;)" office:value-type="string" office:string-value="SN10_8" calcext:value-type="string">
            <text:p>SN10_8</text:p>
          </table:table-cell>
          <table:table-cell table:formula="of:=MID([.B77];3;100)" office:value-type="string" office:string-value="10_8" calcext:value-type="string">
            <text:p>10_8</text:p>
          </table:table-cell>
          <table:table-cell table:formula="of:=VALUE(SUBSTITUTE(ORG.LIBREOFFICE.REGEX([.C77];&quot;(\d)+_&quot;); &quot;_&quot;;&quot;&quot;))" office:value-type="float" office:value="10" calcext:value-type="float">
            <text:p>10</text:p>
          </table:table-cell>
          <table:table-cell table:formula="of:=VALUE(SUBSTITUTE(ORG.LIBREOFFICE.REGEX([.C7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0_12.txt</text:p>
          </table:table-cell>
          <table:table-cell table:formula="of:=SUBSTITUTE([.A78];&quot;.txt&quot;;&quot;&quot;)" office:value-type="string" office:string-value="SN10_12" calcext:value-type="string">
            <text:p>SN10_12</text:p>
          </table:table-cell>
          <table:table-cell table:formula="of:=MID([.B78];3;100)" office:value-type="string" office:string-value="10_12" calcext:value-type="string">
            <text:p>10_12</text:p>
          </table:table-cell>
          <table:table-cell table:formula="of:=VALUE(SUBSTITUTE(ORG.LIBREOFFICE.REGEX([.C78];&quot;(\d)+_&quot;); &quot;_&quot;;&quot;&quot;))" office:value-type="float" office:value="10" calcext:value-type="float">
            <text:p>10</text:p>
          </table:table-cell>
          <table:table-cell table:formula="of:=VALUE(SUBSTITUTE(ORG.LIBREOFFICE.REGEX([.C7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1_3.txt</text:p>
          </table:table-cell>
          <table:table-cell table:formula="of:=SUBSTITUTE([.A79];&quot;.txt&quot;;&quot;&quot;)" office:value-type="string" office:string-value="SN11_3" calcext:value-type="string">
            <text:p>SN11_3</text:p>
          </table:table-cell>
          <table:table-cell table:formula="of:=MID([.B79];3;100)" office:value-type="string" office:string-value="11_3" calcext:value-type="string">
            <text:p>11_3</text:p>
          </table:table-cell>
          <table:table-cell table:formula="of:=VALUE(SUBSTITUTE(ORG.LIBREOFFICE.REGEX([.C79];&quot;(\d)+_&quot;); &quot;_&quot;;&quot;&quot;))" office:value-type="float" office:value="11" calcext:value-type="float">
            <text:p>11</text:p>
          </table:table-cell>
          <table:table-cell table:formula="of:=VALUE(SUBSTITUTE(ORG.LIBREOFFICE.REGEX([.C7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1_5.txt</text:p>
          </table:table-cell>
          <table:table-cell table:formula="of:=SUBSTITUTE([.A80];&quot;.txt&quot;;&quot;&quot;)" office:value-type="string" office:string-value="SN11_5" calcext:value-type="string">
            <text:p>SN11_5</text:p>
          </table:table-cell>
          <table:table-cell table:formula="of:=MID([.B80];3;100)" office:value-type="string" office:string-value="11_5" calcext:value-type="string">
            <text:p>11_5</text:p>
          </table:table-cell>
          <table:table-cell table:formula="of:=VALUE(SUBSTITUTE(ORG.LIBREOFFICE.REGEX([.C80];&quot;(\d)+_&quot;); &quot;_&quot;;&quot;&quot;))" office:value-type="float" office:value="11" calcext:value-type="float">
            <text:p>11</text:p>
          </table:table-cell>
          <table:table-cell table:formula="of:=VALUE(SUBSTITUTE(ORG.LIBREOFFICE.REGEX([.C8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1_14.txt</text:p>
          </table:table-cell>
          <table:table-cell table:formula="of:=SUBSTITUTE([.A81];&quot;.txt&quot;;&quot;&quot;)" office:value-type="string" office:string-value="SN11_14" calcext:value-type="string">
            <text:p>SN11_14</text:p>
          </table:table-cell>
          <table:table-cell table:formula="of:=MID([.B81];3;100)" office:value-type="string" office:string-value="11_14" calcext:value-type="string">
            <text:p>11_14</text:p>
          </table:table-cell>
          <table:table-cell table:formula="of:=VALUE(SUBSTITUTE(ORG.LIBREOFFICE.REGEX([.C81];&quot;(\d)+_&quot;); &quot;_&quot;;&quot;&quot;))" office:value-type="float" office:value="11" calcext:value-type="float">
            <text:p>11</text:p>
          </table:table-cell>
          <table:table-cell table:formula="of:=VALUE(SUBSTITUTE(ORG.LIBREOFFICE.REGEX([.C81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1_15.txt</text:p>
          </table:table-cell>
          <table:table-cell table:formula="of:=SUBSTITUTE([.A82];&quot;.txt&quot;;&quot;&quot;)" office:value-type="string" office:string-value="SN11_15" calcext:value-type="string">
            <text:p>SN11_15</text:p>
          </table:table-cell>
          <table:table-cell table:formula="of:=MID([.B82];3;100)" office:value-type="string" office:string-value="11_15" calcext:value-type="string">
            <text:p>11_15</text:p>
          </table:table-cell>
          <table:table-cell table:formula="of:=VALUE(SUBSTITUTE(ORG.LIBREOFFICE.REGEX([.C82];&quot;(\d)+_&quot;); &quot;_&quot;;&quot;&quot;))" office:value-type="float" office:value="11" calcext:value-type="float">
            <text:p>11</text:p>
          </table:table-cell>
          <table:table-cell table:formula="of:=VALUE(SUBSTITUTE(ORG.LIBREOFFICE.REGEX([.C8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11_22.txt</text:p>
          </table:table-cell>
          <table:table-cell table:formula="of:=SUBSTITUTE([.A83];&quot;.txt&quot;;&quot;&quot;)" office:value-type="string" office:string-value="SN11_22" calcext:value-type="string">
            <text:p>SN11_22</text:p>
          </table:table-cell>
          <table:table-cell table:formula="of:=MID([.B83];3;100)" office:value-type="string" office:string-value="11_22" calcext:value-type="string">
            <text:p>11_22</text:p>
          </table:table-cell>
          <table:table-cell table:formula="of:=VALUE(SUBSTITUTE(ORG.LIBREOFFICE.REGEX([.C83];&quot;(\d)+_&quot;); &quot;_&quot;;&quot;&quot;))" office:value-type="float" office:value="11" calcext:value-type="float">
            <text:p>11</text:p>
          </table:table-cell>
          <table:table-cell table:formula="of:=VALUE(SUBSTITUTE(ORG.LIBREOFFICE.REGEX([.C83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11_24.txt</text:p>
          </table:table-cell>
          <table:table-cell table:formula="of:=SUBSTITUTE([.A84];&quot;.txt&quot;;&quot;&quot;)" office:value-type="string" office:string-value="SN11_24" calcext:value-type="string">
            <text:p>SN11_24</text:p>
          </table:table-cell>
          <table:table-cell table:formula="of:=MID([.B84];3;100)" office:value-type="string" office:string-value="11_24" calcext:value-type="string">
            <text:p>11_24</text:p>
          </table:table-cell>
          <table:table-cell table:formula="of:=VALUE(SUBSTITUTE(ORG.LIBREOFFICE.REGEX([.C84];&quot;(\d)+_&quot;); &quot;_&quot;;&quot;&quot;))" office:value-type="float" office:value="11" calcext:value-type="float">
            <text:p>11</text:p>
          </table:table-cell>
          <table:table-cell table:formula="of:=VALUE(SUBSTITUTE(ORG.LIBREOFFICE.REGEX([.C84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12_2.txt</text:p>
          </table:table-cell>
          <table:table-cell table:formula="of:=SUBSTITUTE([.A85];&quot;.txt&quot;;&quot;&quot;)" office:value-type="string" office:string-value="SN12_2" calcext:value-type="string">
            <text:p>SN12_2</text:p>
          </table:table-cell>
          <table:table-cell table:formula="of:=MID([.B85];3;100)" office:value-type="string" office:string-value="12_2" calcext:value-type="string">
            <text:p>12_2</text:p>
          </table:table-cell>
          <table:table-cell table:formula="of:=VALUE(SUBSTITUTE(ORG.LIBREOFFICE.REGEX([.C85];&quot;(\d)+_&quot;); &quot;_&quot;;&quot;&quot;))" office:value-type="float" office:value="12" calcext:value-type="float">
            <text:p>12</text:p>
          </table:table-cell>
          <table:table-cell table:formula="of:=VALUE(SUBSTITUTE(ORG.LIBREOFFICE.REGEX([.C85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2_10.txt</text:p>
          </table:table-cell>
          <table:table-cell table:formula="of:=SUBSTITUTE([.A86];&quot;.txt&quot;;&quot;&quot;)" office:value-type="string" office:string-value="SN12_10" calcext:value-type="string">
            <text:p>SN12_10</text:p>
          </table:table-cell>
          <table:table-cell table:formula="of:=MID([.B86];3;100)" office:value-type="string" office:string-value="12_10" calcext:value-type="string">
            <text:p>12_10</text:p>
          </table:table-cell>
          <table:table-cell table:formula="of:=VALUE(SUBSTITUTE(ORG.LIBREOFFICE.REGEX([.C86];&quot;(\d)+_&quot;); &quot;_&quot;;&quot;&quot;))" office:value-type="float" office:value="12" calcext:value-type="float">
            <text:p>12</text:p>
          </table:table-cell>
          <table:table-cell table:formula="of:=VALUE(SUBSTITUTE(ORG.LIBREOFFICE.REGEX([.C8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2_11.txt</text:p>
          </table:table-cell>
          <table:table-cell table:formula="of:=SUBSTITUTE([.A87];&quot;.txt&quot;;&quot;&quot;)" office:value-type="string" office:string-value="SN12_11" calcext:value-type="string">
            <text:p>SN12_11</text:p>
          </table:table-cell>
          <table:table-cell table:formula="of:=MID([.B87];3;100)" office:value-type="string" office:string-value="12_11" calcext:value-type="string">
            <text:p>12_11</text:p>
          </table:table-cell>
          <table:table-cell table:formula="of:=VALUE(SUBSTITUTE(ORG.LIBREOFFICE.REGEX([.C87];&quot;(\d)+_&quot;); &quot;_&quot;;&quot;&quot;))" office:value-type="float" office:value="12" calcext:value-type="float">
            <text:p>12</text:p>
          </table:table-cell>
          <table:table-cell table:formula="of:=VALUE(SUBSTITUTE(ORG.LIBREOFFICE.REGEX([.C87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2_12.txt</text:p>
          </table:table-cell>
          <table:table-cell table:formula="of:=SUBSTITUTE([.A88];&quot;.txt&quot;;&quot;&quot;)" office:value-type="string" office:string-value="SN12_12" calcext:value-type="string">
            <text:p>SN12_12</text:p>
          </table:table-cell>
          <table:table-cell table:formula="of:=MID([.B88];3;100)" office:value-type="string" office:string-value="12_12" calcext:value-type="string">
            <text:p>12_12</text:p>
          </table:table-cell>
          <table:table-cell table:formula="of:=VALUE(SUBSTITUTE(ORG.LIBREOFFICE.REGEX([.C88];&quot;(\d)+_&quot;); &quot;_&quot;;&quot;&quot;))" office:value-type="float" office:value="12" calcext:value-type="float">
            <text:p>12</text:p>
          </table:table-cell>
          <table:table-cell table:formula="of:=VALUE(SUBSTITUTE(ORG.LIBREOFFICE.REGEX([.C8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2_15.txt</text:p>
          </table:table-cell>
          <table:table-cell table:formula="of:=SUBSTITUTE([.A89];&quot;.txt&quot;;&quot;&quot;)" office:value-type="string" office:string-value="SN12_15" calcext:value-type="string">
            <text:p>SN12_15</text:p>
          </table:table-cell>
          <table:table-cell table:formula="of:=MID([.B89];3;100)" office:value-type="string" office:string-value="12_15" calcext:value-type="string">
            <text:p>12_15</text:p>
          </table:table-cell>
          <table:table-cell table:formula="of:=VALUE(SUBSTITUTE(ORG.LIBREOFFICE.REGEX([.C89];&quot;(\d)+_&quot;); &quot;_&quot;;&quot;&quot;))" office:value-type="float" office:value="12" calcext:value-type="float">
            <text:p>12</text:p>
          </table:table-cell>
          <table:table-cell table:formula="of:=VALUE(SUBSTITUTE(ORG.LIBREOFFICE.REGEX([.C89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12_17.txt</text:p>
          </table:table-cell>
          <table:table-cell table:formula="of:=SUBSTITUTE([.A90];&quot;.txt&quot;;&quot;&quot;)" office:value-type="string" office:string-value="SN12_17" calcext:value-type="string">
            <text:p>SN12_17</text:p>
          </table:table-cell>
          <table:table-cell table:formula="of:=MID([.B90];3;100)" office:value-type="string" office:string-value="12_17" calcext:value-type="string">
            <text:p>12_17</text:p>
          </table:table-cell>
          <table:table-cell table:formula="of:=VALUE(SUBSTITUTE(ORG.LIBREOFFICE.REGEX([.C90];&quot;(\d)+_&quot;); &quot;_&quot;;&quot;&quot;))" office:value-type="float" office:value="12" calcext:value-type="float">
            <text:p>12</text:p>
          </table:table-cell>
          <table:table-cell table:formula="of:=VALUE(SUBSTITUTE(ORG.LIBREOFFICE.REGEX([.C90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12_18.txt</text:p>
          </table:table-cell>
          <table:table-cell table:formula="of:=SUBSTITUTE([.A91];&quot;.txt&quot;;&quot;&quot;)" office:value-type="string" office:string-value="SN12_18" calcext:value-type="string">
            <text:p>SN12_18</text:p>
          </table:table-cell>
          <table:table-cell table:formula="of:=MID([.B91];3;100)" office:value-type="string" office:string-value="12_18" calcext:value-type="string">
            <text:p>12_18</text:p>
          </table:table-cell>
          <table:table-cell table:formula="of:=VALUE(SUBSTITUTE(ORG.LIBREOFFICE.REGEX([.C91];&quot;(\d)+_&quot;); &quot;_&quot;;&quot;&quot;))" office:value-type="float" office:value="12" calcext:value-type="float">
            <text:p>12</text:p>
          </table:table-cell>
          <table:table-cell table:formula="of:=VALUE(SUBSTITUTE(ORG.LIBREOFFICE.REGEX([.C9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12_19.txt</text:p>
          </table:table-cell>
          <table:table-cell table:formula="of:=SUBSTITUTE([.A92];&quot;.txt&quot;;&quot;&quot;)" office:value-type="string" office:string-value="SN12_19" calcext:value-type="string">
            <text:p>SN12_19</text:p>
          </table:table-cell>
          <table:table-cell table:formula="of:=MID([.B92];3;100)" office:value-type="string" office:string-value="12_19" calcext:value-type="string">
            <text:p>12_19</text:p>
          </table:table-cell>
          <table:table-cell table:formula="of:=VALUE(SUBSTITUTE(ORG.LIBREOFFICE.REGEX([.C92];&quot;(\d)+_&quot;); &quot;_&quot;;&quot;&quot;))" office:value-type="float" office:value="12" calcext:value-type="float">
            <text:p>12</text:p>
          </table:table-cell>
          <table:table-cell table:formula="of:=VALUE(SUBSTITUTE(ORG.LIBREOFFICE.REGEX([.C9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12_20.txt</text:p>
          </table:table-cell>
          <table:table-cell table:formula="of:=SUBSTITUTE([.A93];&quot;.txt&quot;;&quot;&quot;)" office:value-type="string" office:string-value="SN12_20" calcext:value-type="string">
            <text:p>SN12_20</text:p>
          </table:table-cell>
          <table:table-cell table:formula="of:=MID([.B93];3;100)" office:value-type="string" office:string-value="12_20" calcext:value-type="string">
            <text:p>12_20</text:p>
          </table:table-cell>
          <table:table-cell table:formula="of:=VALUE(SUBSTITUTE(ORG.LIBREOFFICE.REGEX([.C93];&quot;(\d)+_&quot;); &quot;_&quot;;&quot;&quot;))" office:value-type="float" office:value="12" calcext:value-type="float">
            <text:p>12</text:p>
          </table:table-cell>
          <table:table-cell table:formula="of:=VALUE(SUBSTITUTE(ORG.LIBREOFFICE.REGEX([.C9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12_23.txt</text:p>
          </table:table-cell>
          <table:table-cell table:formula="of:=SUBSTITUTE([.A94];&quot;.txt&quot;;&quot;&quot;)" office:value-type="string" office:string-value="SN12_23" calcext:value-type="string">
            <text:p>SN12_23</text:p>
          </table:table-cell>
          <table:table-cell table:formula="of:=MID([.B94];3;100)" office:value-type="string" office:string-value="12_23" calcext:value-type="string">
            <text:p>12_23</text:p>
          </table:table-cell>
          <table:table-cell table:formula="of:=VALUE(SUBSTITUTE(ORG.LIBREOFFICE.REGEX([.C94];&quot;(\d)+_&quot;); &quot;_&quot;;&quot;&quot;))" office:value-type="float" office:value="12" calcext:value-type="float">
            <text:p>12</text:p>
          </table:table-cell>
          <table:table-cell table:formula="of:=VALUE(SUBSTITUTE(ORG.LIBREOFFICE.REGEX([.C9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12_25.txt</text:p>
          </table:table-cell>
          <table:table-cell table:formula="of:=SUBSTITUTE([.A95];&quot;.txt&quot;;&quot;&quot;)" office:value-type="string" office:string-value="SN12_25" calcext:value-type="string">
            <text:p>SN12_25</text:p>
          </table:table-cell>
          <table:table-cell table:formula="of:=MID([.B95];3;100)" office:value-type="string" office:string-value="12_25" calcext:value-type="string">
            <text:p>12_25</text:p>
          </table:table-cell>
          <table:table-cell table:formula="of:=VALUE(SUBSTITUTE(ORG.LIBREOFFICE.REGEX([.C95];&quot;(\d)+_&quot;); &quot;_&quot;;&quot;&quot;))" office:value-type="float" office:value="12" calcext:value-type="float">
            <text:p>12</text:p>
          </table:table-cell>
          <table:table-cell table:formula="of:=VALUE(SUBSTITUTE(ORG.LIBREOFFICE.REGEX([.C9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12_31.txt</text:p>
          </table:table-cell>
          <table:table-cell table:formula="of:=SUBSTITUTE([.A96];&quot;.txt&quot;;&quot;&quot;)" office:value-type="string" office:string-value="SN12_31" calcext:value-type="string">
            <text:p>SN12_31</text:p>
          </table:table-cell>
          <table:table-cell table:formula="of:=MID([.B96];3;100)" office:value-type="string" office:string-value="12_31" calcext:value-type="string">
            <text:p>12_31</text:p>
          </table:table-cell>
          <table:table-cell table:formula="of:=VALUE(SUBSTITUTE(ORG.LIBREOFFICE.REGEX([.C96];&quot;(\d)+_&quot;); &quot;_&quot;;&quot;&quot;))" office:value-type="float" office:value="12" calcext:value-type="float">
            <text:p>12</text:p>
          </table:table-cell>
          <table:table-cell table:formula="of:=VALUE(SUBSTITUTE(ORG.LIBREOFFICE.REGEX([.C96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12_35.txt</text:p>
          </table:table-cell>
          <table:table-cell table:formula="of:=SUBSTITUTE([.A97];&quot;.txt&quot;;&quot;&quot;)" office:value-type="string" office:string-value="SN12_35" calcext:value-type="string">
            <text:p>SN12_35</text:p>
          </table:table-cell>
          <table:table-cell table:formula="of:=MID([.B97];3;100)" office:value-type="string" office:string-value="12_35" calcext:value-type="string">
            <text:p>12_35</text:p>
          </table:table-cell>
          <table:table-cell table:formula="of:=VALUE(SUBSTITUTE(ORG.LIBREOFFICE.REGEX([.C97];&quot;(\d)+_&quot;); &quot;_&quot;;&quot;&quot;))" office:value-type="float" office:value="12" calcext:value-type="float">
            <text:p>12</text:p>
          </table:table-cell>
          <table:table-cell table:formula="of:=VALUE(SUBSTITUTE(ORG.LIBREOFFICE.REGEX([.C97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12_38.txt</text:p>
          </table:table-cell>
          <table:table-cell table:formula="of:=SUBSTITUTE([.A98];&quot;.txt&quot;;&quot;&quot;)" office:value-type="string" office:string-value="SN12_38" calcext:value-type="string">
            <text:p>SN12_38</text:p>
          </table:table-cell>
          <table:table-cell table:formula="of:=MID([.B98];3;100)" office:value-type="string" office:string-value="12_38" calcext:value-type="string">
            <text:p>12_38</text:p>
          </table:table-cell>
          <table:table-cell table:formula="of:=VALUE(SUBSTITUTE(ORG.LIBREOFFICE.REGEX([.C98];&quot;(\d)+_&quot;); &quot;_&quot;;&quot;&quot;))" office:value-type="float" office:value="12" calcext:value-type="float">
            <text:p>12</text:p>
          </table:table-cell>
          <table:table-cell table:formula="of:=VALUE(SUBSTITUTE(ORG.LIBREOFFICE.REGEX([.C98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12_44.txt</text:p>
          </table:table-cell>
          <table:table-cell table:formula="of:=SUBSTITUTE([.A99];&quot;.txt&quot;;&quot;&quot;)" office:value-type="string" office:string-value="SN12_44" calcext:value-type="string">
            <text:p>SN12_44</text:p>
          </table:table-cell>
          <table:table-cell table:formula="of:=MID([.B99];3;100)" office:value-type="string" office:string-value="12_44" calcext:value-type="string">
            <text:p>12_44</text:p>
          </table:table-cell>
          <table:table-cell table:formula="of:=VALUE(SUBSTITUTE(ORG.LIBREOFFICE.REGEX([.C99];&quot;(\d)+_&quot;); &quot;_&quot;;&quot;&quot;))" office:value-type="float" office:value="12" calcext:value-type="float">
            <text:p>12</text:p>
          </table:table-cell>
          <table:table-cell table:formula="of:=VALUE(SUBSTITUTE(ORG.LIBREOFFICE.REGEX([.C99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12_46.txt</text:p>
          </table:table-cell>
          <table:table-cell table:formula="of:=SUBSTITUTE([.A100];&quot;.txt&quot;;&quot;&quot;)" office:value-type="string" office:string-value="SN12_46" calcext:value-type="string">
            <text:p>SN12_46</text:p>
          </table:table-cell>
          <table:table-cell table:formula="of:=MID([.B100];3;100)" office:value-type="string" office:string-value="12_46" calcext:value-type="string">
            <text:p>12_46</text:p>
          </table:table-cell>
          <table:table-cell table:formula="of:=VALUE(SUBSTITUTE(ORG.LIBREOFFICE.REGEX([.C100];&quot;(\d)+_&quot;); &quot;_&quot;;&quot;&quot;))" office:value-type="float" office:value="12" calcext:value-type="float">
            <text:p>12</text:p>
          </table:table-cell>
          <table:table-cell table:formula="of:=VALUE(SUBSTITUTE(ORG.LIBREOFFICE.REGEX([.C100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12_48.txt</text:p>
          </table:table-cell>
          <table:table-cell table:formula="of:=SUBSTITUTE([.A101];&quot;.txt&quot;;&quot;&quot;)" office:value-type="string" office:string-value="SN12_48" calcext:value-type="string">
            <text:p>SN12_48</text:p>
          </table:table-cell>
          <table:table-cell table:formula="of:=MID([.B101];3;100)" office:value-type="string" office:string-value="12_48" calcext:value-type="string">
            <text:p>12_48</text:p>
          </table:table-cell>
          <table:table-cell table:formula="of:=VALUE(SUBSTITUTE(ORG.LIBREOFFICE.REGEX([.C101];&quot;(\d)+_&quot;); &quot;_&quot;;&quot;&quot;))" office:value-type="float" office:value="12" calcext:value-type="float">
            <text:p>12</text:p>
          </table:table-cell>
          <table:table-cell table:formula="of:=VALUE(SUBSTITUTE(ORG.LIBREOFFICE.REGEX([.C101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12_51.txt</text:p>
          </table:table-cell>
          <table:table-cell table:formula="of:=SUBSTITUTE([.A102];&quot;.txt&quot;;&quot;&quot;)" office:value-type="string" office:string-value="SN12_51" calcext:value-type="string">
            <text:p>SN12_51</text:p>
          </table:table-cell>
          <table:table-cell table:formula="of:=MID([.B102];3;100)" office:value-type="string" office:string-value="12_51" calcext:value-type="string">
            <text:p>12_51</text:p>
          </table:table-cell>
          <table:table-cell table:formula="of:=VALUE(SUBSTITUTE(ORG.LIBREOFFICE.REGEX([.C102];&quot;(\d)+_&quot;); &quot;_&quot;;&quot;&quot;))" office:value-type="float" office:value="12" calcext:value-type="float">
            <text:p>12</text:p>
          </table:table-cell>
          <table:table-cell table:formula="of:=VALUE(SUBSTITUTE(ORG.LIBREOFFICE.REGEX([.C102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12_52.txt</text:p>
          </table:table-cell>
          <table:table-cell table:formula="of:=SUBSTITUTE([.A103];&quot;.txt&quot;;&quot;&quot;)" office:value-type="string" office:string-value="SN12_52" calcext:value-type="string">
            <text:p>SN12_52</text:p>
          </table:table-cell>
          <table:table-cell table:formula="of:=MID([.B103];3;100)" office:value-type="string" office:string-value="12_52" calcext:value-type="string">
            <text:p>12_52</text:p>
          </table:table-cell>
          <table:table-cell table:formula="of:=VALUE(SUBSTITUTE(ORG.LIBREOFFICE.REGEX([.C103];&quot;(\d)+_&quot;); &quot;_&quot;;&quot;&quot;))" office:value-type="float" office:value="12" calcext:value-type="float">
            <text:p>12</text:p>
          </table:table-cell>
          <table:table-cell table:formula="of:=VALUE(SUBSTITUTE(ORG.LIBREOFFICE.REGEX([.C103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12_55.txt</text:p>
          </table:table-cell>
          <table:table-cell table:formula="of:=SUBSTITUTE([.A104];&quot;.txt&quot;;&quot;&quot;)" office:value-type="string" office:string-value="SN12_55" calcext:value-type="string">
            <text:p>SN12_55</text:p>
          </table:table-cell>
          <table:table-cell table:formula="of:=MID([.B104];3;100)" office:value-type="string" office:string-value="12_55" calcext:value-type="string">
            <text:p>12_55</text:p>
          </table:table-cell>
          <table:table-cell table:formula="of:=VALUE(SUBSTITUTE(ORG.LIBREOFFICE.REGEX([.C104];&quot;(\d)+_&quot;); &quot;_&quot;;&quot;&quot;))" office:value-type="float" office:value="12" calcext:value-type="float">
            <text:p>12</text:p>
          </table:table-cell>
          <table:table-cell table:formula="of:=VALUE(SUBSTITUTE(ORG.LIBREOFFICE.REGEX([.C104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12_61.txt</text:p>
          </table:table-cell>
          <table:table-cell table:formula="of:=SUBSTITUTE([.A105];&quot;.txt&quot;;&quot;&quot;)" office:value-type="string" office:string-value="SN12_61" calcext:value-type="string">
            <text:p>SN12_61</text:p>
          </table:table-cell>
          <table:table-cell table:formula="of:=MID([.B105];3;100)" office:value-type="string" office:string-value="12_61" calcext:value-type="string">
            <text:p>12_61</text:p>
          </table:table-cell>
          <table:table-cell table:formula="of:=VALUE(SUBSTITUTE(ORG.LIBREOFFICE.REGEX([.C105];&quot;(\d)+_&quot;); &quot;_&quot;;&quot;&quot;))" office:value-type="float" office:value="12" calcext:value-type="float">
            <text:p>12</text:p>
          </table:table-cell>
          <table:table-cell table:formula="of:=VALUE(SUBSTITUTE(ORG.LIBREOFFICE.REGEX([.C105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N12_62.txt</text:p>
          </table:table-cell>
          <table:table-cell table:formula="of:=SUBSTITUTE([.A106];&quot;.txt&quot;;&quot;&quot;)" office:value-type="string" office:string-value="SN12_62" calcext:value-type="string">
            <text:p>SN12_62</text:p>
          </table:table-cell>
          <table:table-cell table:formula="of:=MID([.B106];3;100)" office:value-type="string" office:string-value="12_62" calcext:value-type="string">
            <text:p>12_62</text:p>
          </table:table-cell>
          <table:table-cell table:formula="of:=VALUE(SUBSTITUTE(ORG.LIBREOFFICE.REGEX([.C106];&quot;(\d)+_&quot;); &quot;_&quot;;&quot;&quot;))" office:value-type="float" office:value="12" calcext:value-type="float">
            <text:p>12</text:p>
          </table:table-cell>
          <table:table-cell table:formula="of:=VALUE(SUBSTITUTE(ORG.LIBREOFFICE.REGEX([.C106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N12_63.txt</text:p>
          </table:table-cell>
          <table:table-cell table:formula="of:=SUBSTITUTE([.A107];&quot;.txt&quot;;&quot;&quot;)" office:value-type="string" office:string-value="SN12_63" calcext:value-type="string">
            <text:p>SN12_63</text:p>
          </table:table-cell>
          <table:table-cell table:formula="of:=MID([.B107];3;100)" office:value-type="string" office:string-value="12_63" calcext:value-type="string">
            <text:p>12_63</text:p>
          </table:table-cell>
          <table:table-cell table:formula="of:=VALUE(SUBSTITUTE(ORG.LIBREOFFICE.REGEX([.C107];&quot;(\d)+_&quot;); &quot;_&quot;;&quot;&quot;))" office:value-type="float" office:value="12" calcext:value-type="float">
            <text:p>12</text:p>
          </table:table-cell>
          <table:table-cell table:formula="of:=VALUE(SUBSTITUTE(ORG.LIBREOFFICE.REGEX([.C10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N12_64.txt</text:p>
          </table:table-cell>
          <table:table-cell table:formula="of:=SUBSTITUTE([.A108];&quot;.txt&quot;;&quot;&quot;)" office:value-type="string" office:string-value="SN12_64" calcext:value-type="string">
            <text:p>SN12_64</text:p>
          </table:table-cell>
          <table:table-cell table:formula="of:=MID([.B108];3;100)" office:value-type="string" office:string-value="12_64" calcext:value-type="string">
            <text:p>12_64</text:p>
          </table:table-cell>
          <table:table-cell table:formula="of:=VALUE(SUBSTITUTE(ORG.LIBREOFFICE.REGEX([.C108];&quot;(\d)+_&quot;); &quot;_&quot;;&quot;&quot;))" office:value-type="float" office:value="12" calcext:value-type="float">
            <text:p>12</text:p>
          </table:table-cell>
          <table:table-cell table:formula="of:=VALUE(SUBSTITUTE(ORG.LIBREOFFICE.REGEX([.C108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N12_65.txt</text:p>
          </table:table-cell>
          <table:table-cell table:formula="of:=SUBSTITUTE([.A109];&quot;.txt&quot;;&quot;&quot;)" office:value-type="string" office:string-value="SN12_65" calcext:value-type="string">
            <text:p>SN12_65</text:p>
          </table:table-cell>
          <table:table-cell table:formula="of:=MID([.B109];3;100)" office:value-type="string" office:string-value="12_65" calcext:value-type="string">
            <text:p>12_65</text:p>
          </table:table-cell>
          <table:table-cell table:formula="of:=VALUE(SUBSTITUTE(ORG.LIBREOFFICE.REGEX([.C109];&quot;(\d)+_&quot;); &quot;_&quot;;&quot;&quot;))" office:value-type="float" office:value="12" calcext:value-type="float">
            <text:p>12</text:p>
          </table:table-cell>
          <table:table-cell table:formula="of:=VALUE(SUBSTITUTE(ORG.LIBREOFFICE.REGEX([.C109];&quot;_(\d)+&quot;); &quot;_&quot;;&quot;&quot;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N12_66.txt</text:p>
          </table:table-cell>
          <table:table-cell table:formula="of:=SUBSTITUTE([.A110];&quot;.txt&quot;;&quot;&quot;)" office:value-type="string" office:string-value="SN12_66" calcext:value-type="string">
            <text:p>SN12_66</text:p>
          </table:table-cell>
          <table:table-cell table:formula="of:=MID([.B110];3;100)" office:value-type="string" office:string-value="12_66" calcext:value-type="string">
            <text:p>12_66</text:p>
          </table:table-cell>
          <table:table-cell table:formula="of:=VALUE(SUBSTITUTE(ORG.LIBREOFFICE.REGEX([.C110];&quot;(\d)+_&quot;); &quot;_&quot;;&quot;&quot;))" office:value-type="float" office:value="12" calcext:value-type="float">
            <text:p>12</text:p>
          </table:table-cell>
          <table:table-cell table:formula="of:=VALUE(SUBSTITUTE(ORG.LIBREOFFICE.REGEX([.C110];&quot;_(\d)+&quot;); &quot;_&quot;;&quot;&quot;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N12_67.txt</text:p>
          </table:table-cell>
          <table:table-cell table:formula="of:=SUBSTITUTE([.A111];&quot;.txt&quot;;&quot;&quot;)" office:value-type="string" office:string-value="SN12_67" calcext:value-type="string">
            <text:p>SN12_67</text:p>
          </table:table-cell>
          <table:table-cell table:formula="of:=MID([.B111];3;100)" office:value-type="string" office:string-value="12_67" calcext:value-type="string">
            <text:p>12_67</text:p>
          </table:table-cell>
          <table:table-cell table:formula="of:=VALUE(SUBSTITUTE(ORG.LIBREOFFICE.REGEX([.C111];&quot;(\d)+_&quot;); &quot;_&quot;;&quot;&quot;))" office:value-type="float" office:value="12" calcext:value-type="float">
            <text:p>12</text:p>
          </table:table-cell>
          <table:table-cell table:formula="of:=VALUE(SUBSTITUTE(ORG.LIBREOFFICE.REGEX([.C111];&quot;_(\d)+&quot;); &quot;_&quot;;&quot;&quot;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12_68.txt</text:p>
          </table:table-cell>
          <table:table-cell table:formula="of:=SUBSTITUTE([.A112];&quot;.txt&quot;;&quot;&quot;)" office:value-type="string" office:string-value="SN12_68" calcext:value-type="string">
            <text:p>SN12_68</text:p>
          </table:table-cell>
          <table:table-cell table:formula="of:=MID([.B112];3;100)" office:value-type="string" office:string-value="12_68" calcext:value-type="string">
            <text:p>12_68</text:p>
          </table:table-cell>
          <table:table-cell table:formula="of:=VALUE(SUBSTITUTE(ORG.LIBREOFFICE.REGEX([.C112];&quot;(\d)+_&quot;); &quot;_&quot;;&quot;&quot;))" office:value-type="float" office:value="12" calcext:value-type="float">
            <text:p>12</text:p>
          </table:table-cell>
          <table:table-cell table:formula="of:=VALUE(SUBSTITUTE(ORG.LIBREOFFICE.REGEX([.C112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N12_69.txt</text:p>
          </table:table-cell>
          <table:table-cell table:formula="of:=SUBSTITUTE([.A113];&quot;.txt&quot;;&quot;&quot;)" office:value-type="string" office:string-value="SN12_69" calcext:value-type="string">
            <text:p>SN12_69</text:p>
          </table:table-cell>
          <table:table-cell table:formula="of:=MID([.B113];3;100)" office:value-type="string" office:string-value="12_69" calcext:value-type="string">
            <text:p>12_69</text:p>
          </table:table-cell>
          <table:table-cell table:formula="of:=VALUE(SUBSTITUTE(ORG.LIBREOFFICE.REGEX([.C113];&quot;(\d)+_&quot;); &quot;_&quot;;&quot;&quot;))" office:value-type="float" office:value="12" calcext:value-type="float">
            <text:p>12</text:p>
          </table:table-cell>
          <table:table-cell table:formula="of:=VALUE(SUBSTITUTE(ORG.LIBREOFFICE.REGEX([.C113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12_70.txt</text:p>
          </table:table-cell>
          <table:table-cell table:formula="of:=SUBSTITUTE([.A114];&quot;.txt&quot;;&quot;&quot;)" office:value-type="string" office:string-value="SN12_70" calcext:value-type="string">
            <text:p>SN12_70</text:p>
          </table:table-cell>
          <table:table-cell table:formula="of:=MID([.B114];3;100)" office:value-type="string" office:string-value="12_70" calcext:value-type="string">
            <text:p>12_70</text:p>
          </table:table-cell>
          <table:table-cell table:formula="of:=VALUE(SUBSTITUTE(ORG.LIBREOFFICE.REGEX([.C114];&quot;(\d)+_&quot;); &quot;_&quot;;&quot;&quot;))" office:value-type="float" office:value="12" calcext:value-type="float">
            <text:p>12</text:p>
          </table:table-cell>
          <table:table-cell table:formula="of:=VALUE(SUBSTITUTE(ORG.LIBREOFFICE.REGEX([.C114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N13_1.txt</text:p>
          </table:table-cell>
          <table:table-cell table:formula="of:=SUBSTITUTE([.A115];&quot;.txt&quot;;&quot;&quot;)" office:value-type="string" office:string-value="SN13_1" calcext:value-type="string">
            <text:p>SN13_1</text:p>
          </table:table-cell>
          <table:table-cell table:formula="of:=MID([.B115];3;100)" office:value-type="string" office:string-value="13_1" calcext:value-type="string">
            <text:p>13_1</text:p>
          </table:table-cell>
          <table:table-cell table:formula="of:=VALUE(SUBSTITUTE(ORG.LIBREOFFICE.REGEX([.C115];&quot;(\d)+_&quot;); &quot;_&quot;;&quot;&quot;))" office:value-type="float" office:value="13" calcext:value-type="float">
            <text:p>13</text:p>
          </table:table-cell>
          <table:table-cell table:formula="of:=VALUE(SUBSTITUTE(ORG.LIBREOFFICE.REGEX([.C11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3_2.txt</text:p>
          </table:table-cell>
          <table:table-cell table:formula="of:=SUBSTITUTE([.A116];&quot;.txt&quot;;&quot;&quot;)" office:value-type="string" office:string-value="SN13_2" calcext:value-type="string">
            <text:p>SN13_2</text:p>
          </table:table-cell>
          <table:table-cell table:formula="of:=MID([.B116];3;100)" office:value-type="string" office:string-value="13_2" calcext:value-type="string">
            <text:p>13_2</text:p>
          </table:table-cell>
          <table:table-cell table:formula="of:=VALUE(SUBSTITUTE(ORG.LIBREOFFICE.REGEX([.C116];&quot;(\d)+_&quot;); &quot;_&quot;;&quot;&quot;))" office:value-type="float" office:value="13" calcext:value-type="float">
            <text:p>13</text:p>
          </table:table-cell>
          <table:table-cell table:formula="of:=VALUE(SUBSTITUTE(ORG.LIBREOFFICE.REGEX([.C11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3_8.txt</text:p>
          </table:table-cell>
          <table:table-cell table:formula="of:=SUBSTITUTE([.A117];&quot;.txt&quot;;&quot;&quot;)" office:value-type="string" office:string-value="SN13_8" calcext:value-type="string">
            <text:p>SN13_8</text:p>
          </table:table-cell>
          <table:table-cell table:formula="of:=MID([.B117];3;100)" office:value-type="string" office:string-value="13_8" calcext:value-type="string">
            <text:p>13_8</text:p>
          </table:table-cell>
          <table:table-cell table:formula="of:=VALUE(SUBSTITUTE(ORG.LIBREOFFICE.REGEX([.C117];&quot;(\d)+_&quot;); &quot;_&quot;;&quot;&quot;))" office:value-type="float" office:value="13" calcext:value-type="float">
            <text:p>13</text:p>
          </table:table-cell>
          <table:table-cell table:formula="of:=VALUE(SUBSTITUTE(ORG.LIBREOFFICE.REGEX([.C11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4_11.txt</text:p>
          </table:table-cell>
          <table:table-cell table:formula="of:=SUBSTITUTE([.A118];&quot;.txt&quot;;&quot;&quot;)" office:value-type="string" office:string-value="SN14_11" calcext:value-type="string">
            <text:p>SN14_11</text:p>
          </table:table-cell>
          <table:table-cell table:formula="of:=MID([.B118];3;100)" office:value-type="string" office:string-value="14_11" calcext:value-type="string">
            <text:p>14_11</text:p>
          </table:table-cell>
          <table:table-cell table:formula="of:=VALUE(SUBSTITUTE(ORG.LIBREOFFICE.REGEX([.C118];&quot;(\d)+_&quot;); &quot;_&quot;;&quot;&quot;))" office:value-type="float" office:value="14" calcext:value-type="float">
            <text:p>14</text:p>
          </table:table-cell>
          <table:table-cell table:formula="of:=VALUE(SUBSTITUTE(ORG.LIBREOFFICE.REGEX([.C11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5_3.txt</text:p>
          </table:table-cell>
          <table:table-cell table:formula="of:=SUBSTITUTE([.A119];&quot;.txt&quot;;&quot;&quot;)" office:value-type="string" office:string-value="SN15_3" calcext:value-type="string">
            <text:p>SN15_3</text:p>
          </table:table-cell>
          <table:table-cell table:formula="of:=MID([.B119];3;100)" office:value-type="string" office:string-value="15_3" calcext:value-type="string">
            <text:p>15_3</text:p>
          </table:table-cell>
          <table:table-cell table:formula="of:=VALUE(SUBSTITUTE(ORG.LIBREOFFICE.REGEX([.C119];&quot;(\d)+_&quot;); &quot;_&quot;;&quot;&quot;))" office:value-type="float" office:value="15" calcext:value-type="float">
            <text:p>15</text:p>
          </table:table-cell>
          <table:table-cell table:formula="of:=VALUE(SUBSTITUTE(ORG.LIBREOFFICE.REGEX([.C11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5_5.txt</text:p>
          </table:table-cell>
          <table:table-cell table:formula="of:=SUBSTITUTE([.A120];&quot;.txt&quot;;&quot;&quot;)" office:value-type="string" office:string-value="SN15_5" calcext:value-type="string">
            <text:p>SN15_5</text:p>
          </table:table-cell>
          <table:table-cell table:formula="of:=MID([.B120];3;100)" office:value-type="string" office:string-value="15_5" calcext:value-type="string">
            <text:p>15_5</text:p>
          </table:table-cell>
          <table:table-cell table:formula="of:=VALUE(SUBSTITUTE(ORG.LIBREOFFICE.REGEX([.C120];&quot;(\d)+_&quot;); &quot;_&quot;;&quot;&quot;))" office:value-type="float" office:value="15" calcext:value-type="float">
            <text:p>15</text:p>
          </table:table-cell>
          <table:table-cell table:formula="of:=VALUE(SUBSTITUTE(ORG.LIBREOFFICE.REGEX([.C12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5_6.txt</text:p>
          </table:table-cell>
          <table:table-cell table:formula="of:=SUBSTITUTE([.A121];&quot;.txt&quot;;&quot;&quot;)" office:value-type="string" office:string-value="SN15_6" calcext:value-type="string">
            <text:p>SN15_6</text:p>
          </table:table-cell>
          <table:table-cell table:formula="of:=MID([.B121];3;100)" office:value-type="string" office:string-value="15_6" calcext:value-type="string">
            <text:p>15_6</text:p>
          </table:table-cell>
          <table:table-cell table:formula="of:=VALUE(SUBSTITUTE(ORG.LIBREOFFICE.REGEX([.C121];&quot;(\d)+_&quot;); &quot;_&quot;;&quot;&quot;))" office:value-type="float" office:value="15" calcext:value-type="float">
            <text:p>15</text:p>
          </table:table-cell>
          <table:table-cell table:formula="of:=VALUE(SUBSTITUTE(ORG.LIBREOFFICE.REGEX([.C121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15_8.txt</text:p>
          </table:table-cell>
          <table:table-cell table:formula="of:=SUBSTITUTE([.A122];&quot;.txt&quot;;&quot;&quot;)" office:value-type="string" office:string-value="SN15_8" calcext:value-type="string">
            <text:p>SN15_8</text:p>
          </table:table-cell>
          <table:table-cell table:formula="of:=MID([.B122];3;100)" office:value-type="string" office:string-value="15_8" calcext:value-type="string">
            <text:p>15_8</text:p>
          </table:table-cell>
          <table:table-cell table:formula="of:=VALUE(SUBSTITUTE(ORG.LIBREOFFICE.REGEX([.C122];&quot;(\d)+_&quot;); &quot;_&quot;;&quot;&quot;))" office:value-type="float" office:value="15" calcext:value-type="float">
            <text:p>15</text:p>
          </table:table-cell>
          <table:table-cell table:formula="of:=VALUE(SUBSTITUTE(ORG.LIBREOFFICE.REGEX([.C122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5_9.txt</text:p>
          </table:table-cell>
          <table:table-cell table:formula="of:=SUBSTITUTE([.A123];&quot;.txt&quot;;&quot;&quot;)" office:value-type="string" office:string-value="SN15_9" calcext:value-type="string">
            <text:p>SN15_9</text:p>
          </table:table-cell>
          <table:table-cell table:formula="of:=MID([.B123];3;100)" office:value-type="string" office:string-value="15_9" calcext:value-type="string">
            <text:p>15_9</text:p>
          </table:table-cell>
          <table:table-cell table:formula="of:=VALUE(SUBSTITUTE(ORG.LIBREOFFICE.REGEX([.C123];&quot;(\d)+_&quot;); &quot;_&quot;;&quot;&quot;))" office:value-type="float" office:value="15" calcext:value-type="float">
            <text:p>15</text:p>
          </table:table-cell>
          <table:table-cell table:formula="of:=VALUE(SUBSTITUTE(ORG.LIBREOFFICE.REGEX([.C12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15_10.txt</text:p>
          </table:table-cell>
          <table:table-cell table:formula="of:=SUBSTITUTE([.A124];&quot;.txt&quot;;&quot;&quot;)" office:value-type="string" office:string-value="SN15_10" calcext:value-type="string">
            <text:p>SN15_10</text:p>
          </table:table-cell>
          <table:table-cell table:formula="of:=MID([.B124];3;100)" office:value-type="string" office:string-value="15_10" calcext:value-type="string">
            <text:p>15_10</text:p>
          </table:table-cell>
          <table:table-cell table:formula="of:=VALUE(SUBSTITUTE(ORG.LIBREOFFICE.REGEX([.C124];&quot;(\d)+_&quot;); &quot;_&quot;;&quot;&quot;))" office:value-type="float" office:value="15" calcext:value-type="float">
            <text:p>15</text:p>
          </table:table-cell>
          <table:table-cell table:formula="of:=VALUE(SUBSTITUTE(ORG.LIBREOFFICE.REGEX([.C124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5_11.txt</text:p>
          </table:table-cell>
          <table:table-cell table:formula="of:=SUBSTITUTE([.A125];&quot;.txt&quot;;&quot;&quot;)" office:value-type="string" office:string-value="SN15_11" calcext:value-type="string">
            <text:p>SN15_11</text:p>
          </table:table-cell>
          <table:table-cell table:formula="of:=MID([.B125];3;100)" office:value-type="string" office:string-value="15_11" calcext:value-type="string">
            <text:p>15_11</text:p>
          </table:table-cell>
          <table:table-cell table:formula="of:=VALUE(SUBSTITUTE(ORG.LIBREOFFICE.REGEX([.C125];&quot;(\d)+_&quot;); &quot;_&quot;;&quot;&quot;))" office:value-type="float" office:value="15" calcext:value-type="float">
            <text:p>15</text:p>
          </table:table-cell>
          <table:table-cell table:formula="of:=VALUE(SUBSTITUTE(ORG.LIBREOFFICE.REGEX([.C125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5_12.txt</text:p>
          </table:table-cell>
          <table:table-cell table:formula="of:=SUBSTITUTE([.A126];&quot;.txt&quot;;&quot;&quot;)" office:value-type="string" office:string-value="SN15_12" calcext:value-type="string">
            <text:p>SN15_12</text:p>
          </table:table-cell>
          <table:table-cell table:formula="of:=MID([.B126];3;100)" office:value-type="string" office:string-value="15_12" calcext:value-type="string">
            <text:p>15_12</text:p>
          </table:table-cell>
          <table:table-cell table:formula="of:=VALUE(SUBSTITUTE(ORG.LIBREOFFICE.REGEX([.C126];&quot;(\d)+_&quot;); &quot;_&quot;;&quot;&quot;))" office:value-type="float" office:value="15" calcext:value-type="float">
            <text:p>15</text:p>
          </table:table-cell>
          <table:table-cell table:formula="of:=VALUE(SUBSTITUTE(ORG.LIBREOFFICE.REGEX([.C126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5_13.txt</text:p>
          </table:table-cell>
          <table:table-cell table:formula="of:=SUBSTITUTE([.A127];&quot;.txt&quot;;&quot;&quot;)" office:value-type="string" office:string-value="SN15_13" calcext:value-type="string">
            <text:p>SN15_13</text:p>
          </table:table-cell>
          <table:table-cell table:formula="of:=MID([.B127];3;100)" office:value-type="string" office:string-value="15_13" calcext:value-type="string">
            <text:p>15_13</text:p>
          </table:table-cell>
          <table:table-cell table:formula="of:=VALUE(SUBSTITUTE(ORG.LIBREOFFICE.REGEX([.C127];&quot;(\d)+_&quot;); &quot;_&quot;;&quot;&quot;))" office:value-type="float" office:value="15" calcext:value-type="float">
            <text:p>15</text:p>
          </table:table-cell>
          <table:table-cell table:formula="of:=VALUE(SUBSTITUTE(ORG.LIBREOFFICE.REGEX([.C127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15_14.txt</text:p>
          </table:table-cell>
          <table:table-cell table:formula="of:=SUBSTITUTE([.A128];&quot;.txt&quot;;&quot;&quot;)" office:value-type="string" office:string-value="SN15_14" calcext:value-type="string">
            <text:p>SN15_14</text:p>
          </table:table-cell>
          <table:table-cell table:formula="of:=MID([.B128];3;100)" office:value-type="string" office:string-value="15_14" calcext:value-type="string">
            <text:p>15_14</text:p>
          </table:table-cell>
          <table:table-cell table:formula="of:=VALUE(SUBSTITUTE(ORG.LIBREOFFICE.REGEX([.C128];&quot;(\d)+_&quot;); &quot;_&quot;;&quot;&quot;))" office:value-type="float" office:value="15" calcext:value-type="float">
            <text:p>15</text:p>
          </table:table-cell>
          <table:table-cell table:formula="of:=VALUE(SUBSTITUTE(ORG.LIBREOFFICE.REGEX([.C128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6_2.txt</text:p>
          </table:table-cell>
          <table:table-cell table:formula="of:=SUBSTITUTE([.A129];&quot;.txt&quot;;&quot;&quot;)" office:value-type="string" office:string-value="SN16_2" calcext:value-type="string">
            <text:p>SN16_2</text:p>
          </table:table-cell>
          <table:table-cell table:formula="of:=MID([.B129];3;100)" office:value-type="string" office:string-value="16_2" calcext:value-type="string">
            <text:p>16_2</text:p>
          </table:table-cell>
          <table:table-cell table:formula="of:=VALUE(SUBSTITUTE(ORG.LIBREOFFICE.REGEX([.C129];&quot;(\d)+_&quot;); &quot;_&quot;;&quot;&quot;))" office:value-type="float" office:value="16" calcext:value-type="float">
            <text:p>16</text:p>
          </table:table-cell>
          <table:table-cell table:formula="of:=VALUE(SUBSTITUTE(ORG.LIBREOFFICE.REGEX([.C12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6_5.txt</text:p>
          </table:table-cell>
          <table:table-cell table:formula="of:=SUBSTITUTE([.A130];&quot;.txt&quot;;&quot;&quot;)" office:value-type="string" office:string-value="SN16_5" calcext:value-type="string">
            <text:p>SN16_5</text:p>
          </table:table-cell>
          <table:table-cell table:formula="of:=MID([.B130];3;100)" office:value-type="string" office:string-value="16_5" calcext:value-type="string">
            <text:p>16_5</text:p>
          </table:table-cell>
          <table:table-cell table:formula="of:=VALUE(SUBSTITUTE(ORG.LIBREOFFICE.REGEX([.C130];&quot;(\d)+_&quot;); &quot;_&quot;;&quot;&quot;))" office:value-type="float" office:value="16" calcext:value-type="float">
            <text:p>16</text:p>
          </table:table-cell>
          <table:table-cell table:formula="of:=VALUE(SUBSTITUTE(ORG.LIBREOFFICE.REGEX([.C13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6_11.txt</text:p>
          </table:table-cell>
          <table:table-cell table:formula="of:=SUBSTITUTE([.A131];&quot;.txt&quot;;&quot;&quot;)" office:value-type="string" office:string-value="SN16_11" calcext:value-type="string">
            <text:p>SN16_11</text:p>
          </table:table-cell>
          <table:table-cell table:formula="of:=MID([.B131];3;100)" office:value-type="string" office:string-value="16_11" calcext:value-type="string">
            <text:p>16_11</text:p>
          </table:table-cell>
          <table:table-cell table:formula="of:=VALUE(SUBSTITUTE(ORG.LIBREOFFICE.REGEX([.C131];&quot;(\d)+_&quot;); &quot;_&quot;;&quot;&quot;))" office:value-type="float" office:value="16" calcext:value-type="float">
            <text:p>16</text:p>
          </table:table-cell>
          <table:table-cell table:formula="of:=VALUE(SUBSTITUTE(ORG.LIBREOFFICE.REGEX([.C131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6_13.txt</text:p>
          </table:table-cell>
          <table:table-cell table:formula="of:=SUBSTITUTE([.A132];&quot;.txt&quot;;&quot;&quot;)" office:value-type="string" office:string-value="SN16_13" calcext:value-type="string">
            <text:p>SN16_13</text:p>
          </table:table-cell>
          <table:table-cell table:formula="of:=MID([.B132];3;100)" office:value-type="string" office:string-value="16_13" calcext:value-type="string">
            <text:p>16_13</text:p>
          </table:table-cell>
          <table:table-cell table:formula="of:=VALUE(SUBSTITUTE(ORG.LIBREOFFICE.REGEX([.C132];&quot;(\d)+_&quot;); &quot;_&quot;;&quot;&quot;))" office:value-type="float" office:value="16" calcext:value-type="float">
            <text:p>16</text:p>
          </table:table-cell>
          <table:table-cell table:formula="of:=VALUE(SUBSTITUTE(ORG.LIBREOFFICE.REGEX([.C13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17_3.txt</text:p>
          </table:table-cell>
          <table:table-cell table:formula="of:=SUBSTITUTE([.A133];&quot;.txt&quot;;&quot;&quot;)" office:value-type="string" office:string-value="SN17_3" calcext:value-type="string">
            <text:p>SN17_3</text:p>
          </table:table-cell>
          <table:table-cell table:formula="of:=MID([.B133];3;100)" office:value-type="string" office:string-value="17_3" calcext:value-type="string">
            <text:p>17_3</text:p>
          </table:table-cell>
          <table:table-cell table:formula="of:=VALUE(SUBSTITUTE(ORG.LIBREOFFICE.REGEX([.C133];&quot;(\d)+_&quot;); &quot;_&quot;;&quot;&quot;))" office:value-type="float" office:value="17" calcext:value-type="float">
            <text:p>17</text:p>
          </table:table-cell>
          <table:table-cell table:formula="of:=VALUE(SUBSTITUTE(ORG.LIBREOFFICE.REGEX([.C13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7_5.txt</text:p>
          </table:table-cell>
          <table:table-cell table:formula="of:=SUBSTITUTE([.A134];&quot;.txt&quot;;&quot;&quot;)" office:value-type="string" office:string-value="SN17_5" calcext:value-type="string">
            <text:p>SN17_5</text:p>
          </table:table-cell>
          <table:table-cell table:formula="of:=MID([.B134];3;100)" office:value-type="string" office:string-value="17_5" calcext:value-type="string">
            <text:p>17_5</text:p>
          </table:table-cell>
          <table:table-cell table:formula="of:=VALUE(SUBSTITUTE(ORG.LIBREOFFICE.REGEX([.C134];&quot;(\d)+_&quot;); &quot;_&quot;;&quot;&quot;))" office:value-type="float" office:value="17" calcext:value-type="float">
            <text:p>17</text:p>
          </table:table-cell>
          <table:table-cell table:formula="of:=VALUE(SUBSTITUTE(ORG.LIBREOFFICE.REGEX([.C13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7_8.txt</text:p>
          </table:table-cell>
          <table:table-cell table:formula="of:=SUBSTITUTE([.A135];&quot;.txt&quot;;&quot;&quot;)" office:value-type="string" office:string-value="SN17_8" calcext:value-type="string">
            <text:p>SN17_8</text:p>
          </table:table-cell>
          <table:table-cell table:formula="of:=MID([.B135];3;100)" office:value-type="string" office:string-value="17_8" calcext:value-type="string">
            <text:p>17_8</text:p>
          </table:table-cell>
          <table:table-cell table:formula="of:=VALUE(SUBSTITUTE(ORG.LIBREOFFICE.REGEX([.C135];&quot;(\d)+_&quot;); &quot;_&quot;;&quot;&quot;))" office:value-type="float" office:value="17" calcext:value-type="float">
            <text:p>17</text:p>
          </table:table-cell>
          <table:table-cell table:formula="of:=VALUE(SUBSTITUTE(ORG.LIBREOFFICE.REGEX([.C13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0_2.txt</text:p>
          </table:table-cell>
          <table:table-cell table:formula="of:=SUBSTITUTE([.A136];&quot;.txt&quot;;&quot;&quot;)" office:value-type="string" office:string-value="SN20_2" calcext:value-type="string">
            <text:p>SN20_2</text:p>
          </table:table-cell>
          <table:table-cell table:formula="of:=MID([.B136];3;100)" office:value-type="string" office:string-value="20_2" calcext:value-type="string">
            <text:p>20_2</text:p>
          </table:table-cell>
          <table:table-cell table:formula="of:=VALUE(SUBSTITUTE(ORG.LIBREOFFICE.REGEX([.C136];&quot;(\d)+_&quot;); &quot;_&quot;;&quot;&quot;))" office:value-type="float" office:value="20" calcext:value-type="float">
            <text:p>20</text:p>
          </table:table-cell>
          <table:table-cell table:formula="of:=VALUE(SUBSTITUTE(ORG.LIBREOFFICE.REGEX([.C13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0_4.txt</text:p>
          </table:table-cell>
          <table:table-cell table:formula="of:=SUBSTITUTE([.A137];&quot;.txt&quot;;&quot;&quot;)" office:value-type="string" office:string-value="SN20_4" calcext:value-type="string">
            <text:p>SN20_4</text:p>
          </table:table-cell>
          <table:table-cell table:formula="of:=MID([.B137];3;100)" office:value-type="string" office:string-value="20_4" calcext:value-type="string">
            <text:p>20_4</text:p>
          </table:table-cell>
          <table:table-cell table:formula="of:=VALUE(SUBSTITUTE(ORG.LIBREOFFICE.REGEX([.C137];&quot;(\d)+_&quot;); &quot;_&quot;;&quot;&quot;))" office:value-type="float" office:value="20" calcext:value-type="float">
            <text:p>20</text:p>
          </table:table-cell>
          <table:table-cell table:formula="of:=VALUE(SUBSTITUTE(ORG.LIBREOFFICE.REGEX([.C13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0_5.txt</text:p>
          </table:table-cell>
          <table:table-cell table:formula="of:=SUBSTITUTE([.A138];&quot;.txt&quot;;&quot;&quot;)" office:value-type="string" office:string-value="SN20_5" calcext:value-type="string">
            <text:p>SN20_5</text:p>
          </table:table-cell>
          <table:table-cell table:formula="of:=MID([.B138];3;100)" office:value-type="string" office:string-value="20_5" calcext:value-type="string">
            <text:p>20_5</text:p>
          </table:table-cell>
          <table:table-cell table:formula="of:=VALUE(SUBSTITUTE(ORG.LIBREOFFICE.REGEX([.C138];&quot;(\d)+_&quot;); &quot;_&quot;;&quot;&quot;))" office:value-type="float" office:value="20" calcext:value-type="float">
            <text:p>20</text:p>
          </table:table-cell>
          <table:table-cell table:formula="of:=VALUE(SUBSTITUTE(ORG.LIBREOFFICE.REGEX([.C138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0_6.txt</text:p>
          </table:table-cell>
          <table:table-cell table:formula="of:=SUBSTITUTE([.A139];&quot;.txt&quot;;&quot;&quot;)" office:value-type="string" office:string-value="SN20_6" calcext:value-type="string">
            <text:p>SN20_6</text:p>
          </table:table-cell>
          <table:table-cell table:formula="of:=MID([.B139];3;100)" office:value-type="string" office:string-value="20_6" calcext:value-type="string">
            <text:p>20_6</text:p>
          </table:table-cell>
          <table:table-cell table:formula="of:=VALUE(SUBSTITUTE(ORG.LIBREOFFICE.REGEX([.C139];&quot;(\d)+_&quot;); &quot;_&quot;;&quot;&quot;))" office:value-type="float" office:value="20" calcext:value-type="float">
            <text:p>20</text:p>
          </table:table-cell>
          <table:table-cell table:formula="of:=VALUE(SUBSTITUTE(ORG.LIBREOFFICE.REGEX([.C13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0_7.txt</text:p>
          </table:table-cell>
          <table:table-cell table:formula="of:=SUBSTITUTE([.A140];&quot;.txt&quot;;&quot;&quot;)" office:value-type="string" office:string-value="SN20_7" calcext:value-type="string">
            <text:p>SN20_7</text:p>
          </table:table-cell>
          <table:table-cell table:formula="of:=MID([.B140];3;100)" office:value-type="string" office:string-value="20_7" calcext:value-type="string">
            <text:p>20_7</text:p>
          </table:table-cell>
          <table:table-cell table:formula="of:=VALUE(SUBSTITUTE(ORG.LIBREOFFICE.REGEX([.C140];&quot;(\d)+_&quot;); &quot;_&quot;;&quot;&quot;))" office:value-type="float" office:value="20" calcext:value-type="float">
            <text:p>20</text:p>
          </table:table-cell>
          <table:table-cell table:formula="of:=VALUE(SUBSTITUTE(ORG.LIBREOFFICE.REGEX([.C14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1_1.txt</text:p>
          </table:table-cell>
          <table:table-cell table:formula="of:=SUBSTITUTE([.A141];&quot;.txt&quot;;&quot;&quot;)" office:value-type="string" office:string-value="SN21_1" calcext:value-type="string">
            <text:p>SN21_1</text:p>
          </table:table-cell>
          <table:table-cell table:formula="of:=MID([.B141];3;100)" office:value-type="string" office:string-value="21_1" calcext:value-type="string">
            <text:p>21_1</text:p>
          </table:table-cell>
          <table:table-cell table:formula="of:=VALUE(SUBSTITUTE(ORG.LIBREOFFICE.REGEX([.C141];&quot;(\d)+_&quot;); &quot;_&quot;;&quot;&quot;))" office:value-type="float" office:value="21" calcext:value-type="float">
            <text:p>21</text:p>
          </table:table-cell>
          <table:table-cell table:formula="of:=VALUE(SUBSTITUTE(ORG.LIBREOFFICE.REGEX([.C14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2.txt</text:p>
          </table:table-cell>
          <table:table-cell table:formula="of:=SUBSTITUTE([.A142];&quot;.txt&quot;;&quot;&quot;)" office:value-type="string" office:string-value="SN21_2" calcext:value-type="string">
            <text:p>SN21_2</text:p>
          </table:table-cell>
          <table:table-cell table:formula="of:=MID([.B142];3;100)" office:value-type="string" office:string-value="21_2" calcext:value-type="string">
            <text:p>21_2</text:p>
          </table:table-cell>
          <table:table-cell table:formula="of:=VALUE(SUBSTITUTE(ORG.LIBREOFFICE.REGEX([.C142];&quot;(\d)+_&quot;); &quot;_&quot;;&quot;&quot;))" office:value-type="float" office:value="21" calcext:value-type="float">
            <text:p>21</text:p>
          </table:table-cell>
          <table:table-cell table:formula="of:=VALUE(SUBSTITUTE(ORG.LIBREOFFICE.REGEX([.C14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1_3.txt</text:p>
          </table:table-cell>
          <table:table-cell table:formula="of:=SUBSTITUTE([.A143];&quot;.txt&quot;;&quot;&quot;)" office:value-type="string" office:string-value="SN21_3" calcext:value-type="string">
            <text:p>SN21_3</text:p>
          </table:table-cell>
          <table:table-cell table:formula="of:=MID([.B143];3;100)" office:value-type="string" office:string-value="21_3" calcext:value-type="string">
            <text:p>21_3</text:p>
          </table:table-cell>
          <table:table-cell table:formula="of:=VALUE(SUBSTITUTE(ORG.LIBREOFFICE.REGEX([.C143];&quot;(\d)+_&quot;); &quot;_&quot;;&quot;&quot;))" office:value-type="float" office:value="21" calcext:value-type="float">
            <text:p>21</text:p>
          </table:table-cell>
          <table:table-cell table:formula="of:=VALUE(SUBSTITUTE(ORG.LIBREOFFICE.REGEX([.C14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1_6.txt</text:p>
          </table:table-cell>
          <table:table-cell table:formula="of:=SUBSTITUTE([.A144];&quot;.txt&quot;;&quot;&quot;)" office:value-type="string" office:string-value="SN21_6" calcext:value-type="string">
            <text:p>SN21_6</text:p>
          </table:table-cell>
          <table:table-cell table:formula="of:=MID([.B144];3;100)" office:value-type="string" office:string-value="21_6" calcext:value-type="string">
            <text:p>21_6</text:p>
          </table:table-cell>
          <table:table-cell table:formula="of:=VALUE(SUBSTITUTE(ORG.LIBREOFFICE.REGEX([.C144];&quot;(\d)+_&quot;); &quot;_&quot;;&quot;&quot;))" office:value-type="float" office:value="21" calcext:value-type="float">
            <text:p>21</text:p>
          </table:table-cell>
          <table:table-cell table:formula="of:=VALUE(SUBSTITUTE(ORG.LIBREOFFICE.REGEX([.C14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1_9.txt</text:p>
          </table:table-cell>
          <table:table-cell table:formula="of:=SUBSTITUTE([.A145];&quot;.txt&quot;;&quot;&quot;)" office:value-type="string" office:string-value="SN21_9" calcext:value-type="string">
            <text:p>SN21_9</text:p>
          </table:table-cell>
          <table:table-cell table:formula="of:=MID([.B145];3;100)" office:value-type="string" office:string-value="21_9" calcext:value-type="string">
            <text:p>21_9</text:p>
          </table:table-cell>
          <table:table-cell table:formula="of:=VALUE(SUBSTITUTE(ORG.LIBREOFFICE.REGEX([.C145];&quot;(\d)+_&quot;); &quot;_&quot;;&quot;&quot;))" office:value-type="float" office:value="21" calcext:value-type="float">
            <text:p>21</text:p>
          </table:table-cell>
          <table:table-cell table:formula="of:=VALUE(SUBSTITUTE(ORG.LIBREOFFICE.REGEX([.C145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1_10.txt</text:p>
          </table:table-cell>
          <table:table-cell table:formula="of:=SUBSTITUTE([.A146];&quot;.txt&quot;;&quot;&quot;)" office:value-type="string" office:string-value="SN21_10" calcext:value-type="string">
            <text:p>SN21_10</text:p>
          </table:table-cell>
          <table:table-cell table:formula="of:=MID([.B146];3;100)" office:value-type="string" office:string-value="21_10" calcext:value-type="string">
            <text:p>21_10</text:p>
          </table:table-cell>
          <table:table-cell table:formula="of:=VALUE(SUBSTITUTE(ORG.LIBREOFFICE.REGEX([.C146];&quot;(\d)+_&quot;); &quot;_&quot;;&quot;&quot;))" office:value-type="float" office:value="21" calcext:value-type="float">
            <text:p>21</text:p>
          </table:table-cell>
          <table:table-cell table:formula="of:=VALUE(SUBSTITUTE(ORG.LIBREOFFICE.REGEX([.C14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22_1.txt</text:p>
          </table:table-cell>
          <table:table-cell table:formula="of:=SUBSTITUTE([.A147];&quot;.txt&quot;;&quot;&quot;)" office:value-type="string" office:string-value="SN22_1" calcext:value-type="string">
            <text:p>SN22_1</text:p>
          </table:table-cell>
          <table:table-cell table:formula="of:=MID([.B147];3;100)" office:value-type="string" office:string-value="22_1" calcext:value-type="string">
            <text:p>22_1</text:p>
          </table:table-cell>
          <table:table-cell table:formula="of:=VALUE(SUBSTITUTE(ORG.LIBREOFFICE.REGEX([.C147];&quot;(\d)+_&quot;); &quot;_&quot;;&quot;&quot;))" office:value-type="float" office:value="22" calcext:value-type="float">
            <text:p>22</text:p>
          </table:table-cell>
          <table:table-cell table:formula="of:=VALUE(SUBSTITUTE(ORG.LIBREOFFICE.REGEX([.C147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.txt</text:p>
          </table:table-cell>
          <table:table-cell table:formula="of:=SUBSTITUTE([.A148];&quot;.txt&quot;;&quot;&quot;)" office:value-type="string" office:string-value="SN22_2" calcext:value-type="string">
            <text:p>SN22_2</text:p>
          </table:table-cell>
          <table:table-cell table:formula="of:=MID([.B148];3;100)" office:value-type="string" office:string-value="22_2" calcext:value-type="string">
            <text:p>22_2</text:p>
          </table:table-cell>
          <table:table-cell table:formula="of:=VALUE(SUBSTITUTE(ORG.LIBREOFFICE.REGEX([.C148];&quot;(\d)+_&quot;); &quot;_&quot;;&quot;&quot;))" office:value-type="float" office:value="22" calcext:value-type="float">
            <text:p>22</text:p>
          </table:table-cell>
          <table:table-cell table:formula="of:=VALUE(SUBSTITUTE(ORG.LIBREOFFICE.REGEX([.C14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2_3.txt</text:p>
          </table:table-cell>
          <table:table-cell table:formula="of:=SUBSTITUTE([.A149];&quot;.txt&quot;;&quot;&quot;)" office:value-type="string" office:string-value="SN22_3" calcext:value-type="string">
            <text:p>SN22_3</text:p>
          </table:table-cell>
          <table:table-cell table:formula="of:=MID([.B149];3;100)" office:value-type="string" office:string-value="22_3" calcext:value-type="string">
            <text:p>22_3</text:p>
          </table:table-cell>
          <table:table-cell table:formula="of:=VALUE(SUBSTITUTE(ORG.LIBREOFFICE.REGEX([.C149];&quot;(\d)+_&quot;); &quot;_&quot;;&quot;&quot;))" office:value-type="float" office:value="22" calcext:value-type="float">
            <text:p>22</text:p>
          </table:table-cell>
          <table:table-cell table:formula="of:=VALUE(SUBSTITUTE(ORG.LIBREOFFICE.REGEX([.C14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2_5.txt</text:p>
          </table:table-cell>
          <table:table-cell table:formula="of:=SUBSTITUTE([.A150];&quot;.txt&quot;;&quot;&quot;)" office:value-type="string" office:string-value="SN22_5" calcext:value-type="string">
            <text:p>SN22_5</text:p>
          </table:table-cell>
          <table:table-cell table:formula="of:=MID([.B150];3;100)" office:value-type="string" office:string-value="22_5" calcext:value-type="string">
            <text:p>22_5</text:p>
          </table:table-cell>
          <table:table-cell table:formula="of:=VALUE(SUBSTITUTE(ORG.LIBREOFFICE.REGEX([.C150];&quot;(\d)+_&quot;); &quot;_&quot;;&quot;&quot;))" office:value-type="float" office:value="22" calcext:value-type="float">
            <text:p>22</text:p>
          </table:table-cell>
          <table:table-cell table:formula="of:=VALUE(SUBSTITUTE(ORG.LIBREOFFICE.REGEX([.C15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2_18.txt</text:p>
          </table:table-cell>
          <table:table-cell table:formula="of:=SUBSTITUTE([.A151];&quot;.txt&quot;;&quot;&quot;)" office:value-type="string" office:string-value="SN22_18" calcext:value-type="string">
            <text:p>SN22_18</text:p>
          </table:table-cell>
          <table:table-cell table:formula="of:=MID([.B151];3;100)" office:value-type="string" office:string-value="22_18" calcext:value-type="string">
            <text:p>22_18</text:p>
          </table:table-cell>
          <table:table-cell table:formula="of:=VALUE(SUBSTITUTE(ORG.LIBREOFFICE.REGEX([.C151];&quot;(\d)+_&quot;); &quot;_&quot;;&quot;&quot;))" office:value-type="float" office:value="22" calcext:value-type="float">
            <text:p>22</text:p>
          </table:table-cell>
          <table:table-cell table:formula="of:=VALUE(SUBSTITUTE(ORG.LIBREOFFICE.REGEX([.C15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22_19.txt</text:p>
          </table:table-cell>
          <table:table-cell table:formula="of:=SUBSTITUTE([.A152];&quot;.txt&quot;;&quot;&quot;)" office:value-type="string" office:string-value="SN22_19" calcext:value-type="string">
            <text:p>SN22_19</text:p>
          </table:table-cell>
          <table:table-cell table:formula="of:=MID([.B152];3;100)" office:value-type="string" office:string-value="22_19" calcext:value-type="string">
            <text:p>22_19</text:p>
          </table:table-cell>
          <table:table-cell table:formula="of:=VALUE(SUBSTITUTE(ORG.LIBREOFFICE.REGEX([.C152];&quot;(\d)+_&quot;); &quot;_&quot;;&quot;&quot;))" office:value-type="float" office:value="22" calcext:value-type="float">
            <text:p>22</text:p>
          </table:table-cell>
          <table:table-cell table:formula="of:=VALUE(SUBSTITUTE(ORG.LIBREOFFICE.REGEX([.C15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22_20.txt</text:p>
          </table:table-cell>
          <table:table-cell table:formula="of:=SUBSTITUTE([.A153];&quot;.txt&quot;;&quot;&quot;)" office:value-type="string" office:string-value="SN22_20" calcext:value-type="string">
            <text:p>SN22_20</text:p>
          </table:table-cell>
          <table:table-cell table:formula="of:=MID([.B153];3;100)" office:value-type="string" office:string-value="22_20" calcext:value-type="string">
            <text:p>22_20</text:p>
          </table:table-cell>
          <table:table-cell table:formula="of:=VALUE(SUBSTITUTE(ORG.LIBREOFFICE.REGEX([.C153];&quot;(\d)+_&quot;); &quot;_&quot;;&quot;&quot;))" office:value-type="float" office:value="22" calcext:value-type="float">
            <text:p>22</text:p>
          </table:table-cell>
          <table:table-cell table:formula="of:=VALUE(SUBSTITUTE(ORG.LIBREOFFICE.REGEX([.C15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22_22.txt</text:p>
          </table:table-cell>
          <table:table-cell table:formula="of:=SUBSTITUTE([.A154];&quot;.txt&quot;;&quot;&quot;)" office:value-type="string" office:string-value="SN22_22" calcext:value-type="string">
            <text:p>SN22_22</text:p>
          </table:table-cell>
          <table:table-cell table:formula="of:=MID([.B154];3;100)" office:value-type="string" office:string-value="22_22" calcext:value-type="string">
            <text:p>22_22</text:p>
          </table:table-cell>
          <table:table-cell table:formula="of:=VALUE(SUBSTITUTE(ORG.LIBREOFFICE.REGEX([.C154];&quot;(\d)+_&quot;); &quot;_&quot;;&quot;&quot;))" office:value-type="float" office:value="22" calcext:value-type="float">
            <text:p>22</text:p>
          </table:table-cell>
          <table:table-cell table:formula="of:=VALUE(SUBSTITUTE(ORG.LIBREOFFICE.REGEX([.C154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22_23.txt</text:p>
          </table:table-cell>
          <table:table-cell table:formula="of:=SUBSTITUTE([.A155];&quot;.txt&quot;;&quot;&quot;)" office:value-type="string" office:string-value="SN22_23" calcext:value-type="string">
            <text:p>SN22_23</text:p>
          </table:table-cell>
          <table:table-cell table:formula="of:=MID([.B155];3;100)" office:value-type="string" office:string-value="22_23" calcext:value-type="string">
            <text:p>22_23</text:p>
          </table:table-cell>
          <table:table-cell table:formula="of:=VALUE(SUBSTITUTE(ORG.LIBREOFFICE.REGEX([.C155];&quot;(\d)+_&quot;); &quot;_&quot;;&quot;&quot;))" office:value-type="float" office:value="22" calcext:value-type="float">
            <text:p>22</text:p>
          </table:table-cell>
          <table:table-cell table:formula="of:=VALUE(SUBSTITUTE(ORG.LIBREOFFICE.REGEX([.C155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22_36.txt</text:p>
          </table:table-cell>
          <table:table-cell table:formula="of:=SUBSTITUTE([.A156];&quot;.txt&quot;;&quot;&quot;)" office:value-type="string" office:string-value="SN22_36" calcext:value-type="string">
            <text:p>SN22_36</text:p>
          </table:table-cell>
          <table:table-cell table:formula="of:=MID([.B156];3;100)" office:value-type="string" office:string-value="22_36" calcext:value-type="string">
            <text:p>22_36</text:p>
          </table:table-cell>
          <table:table-cell table:formula="of:=VALUE(SUBSTITUTE(ORG.LIBREOFFICE.REGEX([.C156];&quot;(\d)+_&quot;); &quot;_&quot;;&quot;&quot;))" office:value-type="float" office:value="22" calcext:value-type="float">
            <text:p>22</text:p>
          </table:table-cell>
          <table:table-cell table:formula="of:=VALUE(SUBSTITUTE(ORG.LIBREOFFICE.REGEX([.C156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N22_39.txt</text:p>
          </table:table-cell>
          <table:table-cell table:formula="of:=SUBSTITUTE([.A157];&quot;.txt&quot;;&quot;&quot;)" office:value-type="string" office:string-value="SN22_39" calcext:value-type="string">
            <text:p>SN22_39</text:p>
          </table:table-cell>
          <table:table-cell table:formula="of:=MID([.B157];3;100)" office:value-type="string" office:string-value="22_39" calcext:value-type="string">
            <text:p>22_39</text:p>
          </table:table-cell>
          <table:table-cell table:formula="of:=VALUE(SUBSTITUTE(ORG.LIBREOFFICE.REGEX([.C157];&quot;(\d)+_&quot;); &quot;_&quot;;&quot;&quot;))" office:value-type="float" office:value="22" calcext:value-type="float">
            <text:p>22</text:p>
          </table:table-cell>
          <table:table-cell table:formula="of:=VALUE(SUBSTITUTE(ORG.LIBREOFFICE.REGEX([.C157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N22_40.txt</text:p>
          </table:table-cell>
          <table:table-cell table:formula="of:=SUBSTITUTE([.A158];&quot;.txt&quot;;&quot;&quot;)" office:value-type="string" office:string-value="SN22_40" calcext:value-type="string">
            <text:p>SN22_40</text:p>
          </table:table-cell>
          <table:table-cell table:formula="of:=MID([.B158];3;100)" office:value-type="string" office:string-value="22_40" calcext:value-type="string">
            <text:p>22_40</text:p>
          </table:table-cell>
          <table:table-cell table:formula="of:=VALUE(SUBSTITUTE(ORG.LIBREOFFICE.REGEX([.C158];&quot;(\d)+_&quot;); &quot;_&quot;;&quot;&quot;))" office:value-type="float" office:value="22" calcext:value-type="float">
            <text:p>22</text:p>
          </table:table-cell>
          <table:table-cell table:formula="of:=VALUE(SUBSTITUTE(ORG.LIBREOFFICE.REGEX([.C158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22_41.txt</text:p>
          </table:table-cell>
          <table:table-cell table:formula="of:=SUBSTITUTE([.A159];&quot;.txt&quot;;&quot;&quot;)" office:value-type="string" office:string-value="SN22_41" calcext:value-type="string">
            <text:p>SN22_41</text:p>
          </table:table-cell>
          <table:table-cell table:formula="of:=MID([.B159];3;100)" office:value-type="string" office:string-value="22_41" calcext:value-type="string">
            <text:p>22_41</text:p>
          </table:table-cell>
          <table:table-cell table:formula="of:=VALUE(SUBSTITUTE(ORG.LIBREOFFICE.REGEX([.C159];&quot;(\d)+_&quot;); &quot;_&quot;;&quot;&quot;))" office:value-type="float" office:value="22" calcext:value-type="float">
            <text:p>22</text:p>
          </table:table-cell>
          <table:table-cell table:formula="of:=VALUE(SUBSTITUTE(ORG.LIBREOFFICE.REGEX([.C159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22_42.txt</text:p>
          </table:table-cell>
          <table:table-cell table:formula="of:=SUBSTITUTE([.A160];&quot;.txt&quot;;&quot;&quot;)" office:value-type="string" office:string-value="SN22_42" calcext:value-type="string">
            <text:p>SN22_42</text:p>
          </table:table-cell>
          <table:table-cell table:formula="of:=MID([.B160];3;100)" office:value-type="string" office:string-value="22_42" calcext:value-type="string">
            <text:p>22_42</text:p>
          </table:table-cell>
          <table:table-cell table:formula="of:=VALUE(SUBSTITUTE(ORG.LIBREOFFICE.REGEX([.C160];&quot;(\d)+_&quot;); &quot;_&quot;;&quot;&quot;))" office:value-type="float" office:value="22" calcext:value-type="float">
            <text:p>22</text:p>
          </table:table-cell>
          <table:table-cell table:formula="of:=VALUE(SUBSTITUTE(ORG.LIBREOFFICE.REGEX([.C160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22_47.txt</text:p>
          </table:table-cell>
          <table:table-cell table:formula="of:=SUBSTITUTE([.A161];&quot;.txt&quot;;&quot;&quot;)" office:value-type="string" office:string-value="SN22_47" calcext:value-type="string">
            <text:p>SN22_47</text:p>
          </table:table-cell>
          <table:table-cell table:formula="of:=MID([.B161];3;100)" office:value-type="string" office:string-value="22_47" calcext:value-type="string">
            <text:p>22_47</text:p>
          </table:table-cell>
          <table:table-cell table:formula="of:=VALUE(SUBSTITUTE(ORG.LIBREOFFICE.REGEX([.C161];&quot;(\d)+_&quot;); &quot;_&quot;;&quot;&quot;))" office:value-type="float" office:value="22" calcext:value-type="float">
            <text:p>22</text:p>
          </table:table-cell>
          <table:table-cell table:formula="of:=VALUE(SUBSTITUTE(ORG.LIBREOFFICE.REGEX([.C161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N22_48.txt</text:p>
          </table:table-cell>
          <table:table-cell table:formula="of:=SUBSTITUTE([.A162];&quot;.txt&quot;;&quot;&quot;)" office:value-type="string" office:string-value="SN22_48" calcext:value-type="string">
            <text:p>SN22_48</text:p>
          </table:table-cell>
          <table:table-cell table:formula="of:=MID([.B162];3;100)" office:value-type="string" office:string-value="22_48" calcext:value-type="string">
            <text:p>22_48</text:p>
          </table:table-cell>
          <table:table-cell table:formula="of:=VALUE(SUBSTITUTE(ORG.LIBREOFFICE.REGEX([.C162];&quot;(\d)+_&quot;); &quot;_&quot;;&quot;&quot;))" office:value-type="float" office:value="22" calcext:value-type="float">
            <text:p>22</text:p>
          </table:table-cell>
          <table:table-cell table:formula="of:=VALUE(SUBSTITUTE(ORG.LIBREOFFICE.REGEX([.C162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22_53.txt</text:p>
          </table:table-cell>
          <table:table-cell table:formula="of:=SUBSTITUTE([.A163];&quot;.txt&quot;;&quot;&quot;)" office:value-type="string" office:string-value="SN22_53" calcext:value-type="string">
            <text:p>SN22_53</text:p>
          </table:table-cell>
          <table:table-cell table:formula="of:=MID([.B163];3;100)" office:value-type="string" office:string-value="22_53" calcext:value-type="string">
            <text:p>22_53</text:p>
          </table:table-cell>
          <table:table-cell table:formula="of:=VALUE(SUBSTITUTE(ORG.LIBREOFFICE.REGEX([.C163];&quot;(\d)+_&quot;); &quot;_&quot;;&quot;&quot;))" office:value-type="float" office:value="22" calcext:value-type="float">
            <text:p>22</text:p>
          </table:table-cell>
          <table:table-cell table:formula="of:=VALUE(SUBSTITUTE(ORG.LIBREOFFICE.REGEX([.C163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22_54.txt</text:p>
          </table:table-cell>
          <table:table-cell table:formula="of:=SUBSTITUTE([.A164];&quot;.txt&quot;;&quot;&quot;)" office:value-type="string" office:string-value="SN22_54" calcext:value-type="string">
            <text:p>SN22_54</text:p>
          </table:table-cell>
          <table:table-cell table:formula="of:=MID([.B164];3;100)" office:value-type="string" office:string-value="22_54" calcext:value-type="string">
            <text:p>22_54</text:p>
          </table:table-cell>
          <table:table-cell table:formula="of:=VALUE(SUBSTITUTE(ORG.LIBREOFFICE.REGEX([.C164];&quot;(\d)+_&quot;); &quot;_&quot;;&quot;&quot;))" office:value-type="float" office:value="22" calcext:value-type="float">
            <text:p>22</text:p>
          </table:table-cell>
          <table:table-cell table:formula="of:=VALUE(SUBSTITUTE(ORG.LIBREOFFICE.REGEX([.C164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22_55.txt</text:p>
          </table:table-cell>
          <table:table-cell table:formula="of:=SUBSTITUTE([.A165];&quot;.txt&quot;;&quot;&quot;)" office:value-type="string" office:string-value="SN22_55" calcext:value-type="string">
            <text:p>SN22_55</text:p>
          </table:table-cell>
          <table:table-cell table:formula="of:=MID([.B165];3;100)" office:value-type="string" office:string-value="22_55" calcext:value-type="string">
            <text:p>22_55</text:p>
          </table:table-cell>
          <table:table-cell table:formula="of:=VALUE(SUBSTITUTE(ORG.LIBREOFFICE.REGEX([.C165];&quot;(\d)+_&quot;); &quot;_&quot;;&quot;&quot;))" office:value-type="float" office:value="22" calcext:value-type="float">
            <text:p>22</text:p>
          </table:table-cell>
          <table:table-cell table:formula="of:=VALUE(SUBSTITUTE(ORG.LIBREOFFICE.REGEX([.C165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22_56.txt</text:p>
          </table:table-cell>
          <table:table-cell table:formula="of:=SUBSTITUTE([.A166];&quot;.txt&quot;;&quot;&quot;)" office:value-type="string" office:string-value="SN22_56" calcext:value-type="string">
            <text:p>SN22_56</text:p>
          </table:table-cell>
          <table:table-cell table:formula="of:=MID([.B166];3;100)" office:value-type="string" office:string-value="22_56" calcext:value-type="string">
            <text:p>22_56</text:p>
          </table:table-cell>
          <table:table-cell table:formula="of:=VALUE(SUBSTITUTE(ORG.LIBREOFFICE.REGEX([.C166];&quot;(\d)+_&quot;); &quot;_&quot;;&quot;&quot;))" office:value-type="float" office:value="22" calcext:value-type="float">
            <text:p>22</text:p>
          </table:table-cell>
          <table:table-cell table:formula="of:=VALUE(SUBSTITUTE(ORG.LIBREOFFICE.REGEX([.C166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22_57.txt</text:p>
          </table:table-cell>
          <table:table-cell table:formula="of:=SUBSTITUTE([.A167];&quot;.txt&quot;;&quot;&quot;)" office:value-type="string" office:string-value="SN22_57" calcext:value-type="string">
            <text:p>SN22_57</text:p>
          </table:table-cell>
          <table:table-cell table:formula="of:=MID([.B167];3;100)" office:value-type="string" office:string-value="22_57" calcext:value-type="string">
            <text:p>22_57</text:p>
          </table:table-cell>
          <table:table-cell table:formula="of:=VALUE(SUBSTITUTE(ORG.LIBREOFFICE.REGEX([.C167];&quot;(\d)+_&quot;); &quot;_&quot;;&quot;&quot;))" office:value-type="float" office:value="22" calcext:value-type="float">
            <text:p>22</text:p>
          </table:table-cell>
          <table:table-cell table:formula="of:=VALUE(SUBSTITUTE(ORG.LIBREOFFICE.REGEX([.C167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22_58.txt</text:p>
          </table:table-cell>
          <table:table-cell table:formula="of:=SUBSTITUTE([.A168];&quot;.txt&quot;;&quot;&quot;)" office:value-type="string" office:string-value="SN22_58" calcext:value-type="string">
            <text:p>SN22_58</text:p>
          </table:table-cell>
          <table:table-cell table:formula="of:=MID([.B168];3;100)" office:value-type="string" office:string-value="22_58" calcext:value-type="string">
            <text:p>22_58</text:p>
          </table:table-cell>
          <table:table-cell table:formula="of:=VALUE(SUBSTITUTE(ORG.LIBREOFFICE.REGEX([.C168];&quot;(\d)+_&quot;); &quot;_&quot;;&quot;&quot;))" office:value-type="float" office:value="22" calcext:value-type="float">
            <text:p>22</text:p>
          </table:table-cell>
          <table:table-cell table:formula="of:=VALUE(SUBSTITUTE(ORG.LIBREOFFICE.REGEX([.C168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N22_59.txt</text:p>
          </table:table-cell>
          <table:table-cell table:formula="of:=SUBSTITUTE([.A169];&quot;.txt&quot;;&quot;&quot;)" office:value-type="string" office:string-value="SN22_59" calcext:value-type="string">
            <text:p>SN22_59</text:p>
          </table:table-cell>
          <table:table-cell table:formula="of:=MID([.B169];3;100)" office:value-type="string" office:string-value="22_59" calcext:value-type="string">
            <text:p>22_59</text:p>
          </table:table-cell>
          <table:table-cell table:formula="of:=VALUE(SUBSTITUTE(ORG.LIBREOFFICE.REGEX([.C169];&quot;(\d)+_&quot;); &quot;_&quot;;&quot;&quot;))" office:value-type="float" office:value="22" calcext:value-type="float">
            <text:p>22</text:p>
          </table:table-cell>
          <table:table-cell table:formula="of:=VALUE(SUBSTITUTE(ORG.LIBREOFFICE.REGEX([.C169];&quot;_(\d)+&quot;); &quot;_&quot;;&quot;&quot;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N22_60.txt</text:p>
          </table:table-cell>
          <table:table-cell table:formula="of:=SUBSTITUTE([.A170];&quot;.txt&quot;;&quot;&quot;)" office:value-type="string" office:string-value="SN22_60" calcext:value-type="string">
            <text:p>SN22_60</text:p>
          </table:table-cell>
          <table:table-cell table:formula="of:=MID([.B170];3;100)" office:value-type="string" office:string-value="22_60" calcext:value-type="string">
            <text:p>22_60</text:p>
          </table:table-cell>
          <table:table-cell table:formula="of:=VALUE(SUBSTITUTE(ORG.LIBREOFFICE.REGEX([.C170];&quot;(\d)+_&quot;); &quot;_&quot;;&quot;&quot;))" office:value-type="float" office:value="22" calcext:value-type="float">
            <text:p>22</text:p>
          </table:table-cell>
          <table:table-cell table:formula="of:=VALUE(SUBSTITUTE(ORG.LIBREOFFICE.REGEX([.C170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N22_76.txt</text:p>
          </table:table-cell>
          <table:table-cell table:formula="of:=SUBSTITUTE([.A171];&quot;.txt&quot;;&quot;&quot;)" office:value-type="string" office:string-value="SN22_76" calcext:value-type="string">
            <text:p>SN22_76</text:p>
          </table:table-cell>
          <table:table-cell table:formula="of:=MID([.B171];3;100)" office:value-type="string" office:string-value="22_76" calcext:value-type="string">
            <text:p>22_76</text:p>
          </table:table-cell>
          <table:table-cell table:formula="of:=VALUE(SUBSTITUTE(ORG.LIBREOFFICE.REGEX([.C171];&quot;(\d)+_&quot;); &quot;_&quot;;&quot;&quot;))" office:value-type="float" office:value="22" calcext:value-type="float">
            <text:p>22</text:p>
          </table:table-cell>
          <table:table-cell table:formula="of:=VALUE(SUBSTITUTE(ORG.LIBREOFFICE.REGEX([.C171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N22_78.txt</text:p>
          </table:table-cell>
          <table:table-cell table:formula="of:=SUBSTITUTE([.A172];&quot;.txt&quot;;&quot;&quot;)" office:value-type="string" office:string-value="SN22_78" calcext:value-type="string">
            <text:p>SN22_78</text:p>
          </table:table-cell>
          <table:table-cell table:formula="of:=MID([.B172];3;100)" office:value-type="string" office:string-value="22_78" calcext:value-type="string">
            <text:p>22_78</text:p>
          </table:table-cell>
          <table:table-cell table:formula="of:=VALUE(SUBSTITUTE(ORG.LIBREOFFICE.REGEX([.C172];&quot;(\d)+_&quot;); &quot;_&quot;;&quot;&quot;))" office:value-type="float" office:value="22" calcext:value-type="float">
            <text:p>22</text:p>
          </table:table-cell>
          <table:table-cell table:formula="of:=VALUE(SUBSTITUTE(ORG.LIBREOFFICE.REGEX([.C172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N22_79.txt</text:p>
          </table:table-cell>
          <table:table-cell table:formula="of:=SUBSTITUTE([.A173];&quot;.txt&quot;;&quot;&quot;)" office:value-type="string" office:string-value="SN22_79" calcext:value-type="string">
            <text:p>SN22_79</text:p>
          </table:table-cell>
          <table:table-cell table:formula="of:=MID([.B173];3;100)" office:value-type="string" office:string-value="22_79" calcext:value-type="string">
            <text:p>22_79</text:p>
          </table:table-cell>
          <table:table-cell table:formula="of:=VALUE(SUBSTITUTE(ORG.LIBREOFFICE.REGEX([.C173];&quot;(\d)+_&quot;); &quot;_&quot;;&quot;&quot;))" office:value-type="float" office:value="22" calcext:value-type="float">
            <text:p>22</text:p>
          </table:table-cell>
          <table:table-cell table:formula="of:=VALUE(SUBSTITUTE(ORG.LIBREOFFICE.REGEX([.C173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N22_80.txt</text:p>
          </table:table-cell>
          <table:table-cell table:formula="of:=SUBSTITUTE([.A174];&quot;.txt&quot;;&quot;&quot;)" office:value-type="string" office:string-value="SN22_80" calcext:value-type="string">
            <text:p>SN22_80</text:p>
          </table:table-cell>
          <table:table-cell table:formula="of:=MID([.B174];3;100)" office:value-type="string" office:string-value="22_80" calcext:value-type="string">
            <text:p>22_80</text:p>
          </table:table-cell>
          <table:table-cell table:formula="of:=VALUE(SUBSTITUTE(ORG.LIBREOFFICE.REGEX([.C174];&quot;(\d)+_&quot;); &quot;_&quot;;&quot;&quot;))" office:value-type="float" office:value="22" calcext:value-type="float">
            <text:p>22</text:p>
          </table:table-cell>
          <table:table-cell table:formula="of:=VALUE(SUBSTITUTE(ORG.LIBREOFFICE.REGEX([.C174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N22_81.txt</text:p>
          </table:table-cell>
          <table:table-cell table:formula="of:=SUBSTITUTE([.A175];&quot;.txt&quot;;&quot;&quot;)" office:value-type="string" office:string-value="SN22_81" calcext:value-type="string">
            <text:p>SN22_81</text:p>
          </table:table-cell>
          <table:table-cell table:formula="of:=MID([.B175];3;100)" office:value-type="string" office:string-value="22_81" calcext:value-type="string">
            <text:p>22_81</text:p>
          </table:table-cell>
          <table:table-cell table:formula="of:=VALUE(SUBSTITUTE(ORG.LIBREOFFICE.REGEX([.C175];&quot;(\d)+_&quot;); &quot;_&quot;;&quot;&quot;))" office:value-type="float" office:value="22" calcext:value-type="float">
            <text:p>22</text:p>
          </table:table-cell>
          <table:table-cell table:formula="of:=VALUE(SUBSTITUTE(ORG.LIBREOFFICE.REGEX([.C175];&quot;_(\d)+&quot;); &quot;_&quot;;&quot;&quot;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N22_82.txt</text:p>
          </table:table-cell>
          <table:table-cell table:formula="of:=SUBSTITUTE([.A176];&quot;.txt&quot;;&quot;&quot;)" office:value-type="string" office:string-value="SN22_82" calcext:value-type="string">
            <text:p>SN22_82</text:p>
          </table:table-cell>
          <table:table-cell table:formula="of:=MID([.B176];3;100)" office:value-type="string" office:string-value="22_82" calcext:value-type="string">
            <text:p>22_82</text:p>
          </table:table-cell>
          <table:table-cell table:formula="of:=VALUE(SUBSTITUTE(ORG.LIBREOFFICE.REGEX([.C176];&quot;(\d)+_&quot;); &quot;_&quot;;&quot;&quot;))" office:value-type="float" office:value="22" calcext:value-type="float">
            <text:p>22</text:p>
          </table:table-cell>
          <table:table-cell table:formula="of:=VALUE(SUBSTITUTE(ORG.LIBREOFFICE.REGEX([.C176];&quot;_(\d)+&quot;); &quot;_&quot;;&quot;&quot;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N22_83.txt</text:p>
          </table:table-cell>
          <table:table-cell table:formula="of:=SUBSTITUTE([.A177];&quot;.txt&quot;;&quot;&quot;)" office:value-type="string" office:string-value="SN22_83" calcext:value-type="string">
            <text:p>SN22_83</text:p>
          </table:table-cell>
          <table:table-cell table:formula="of:=MID([.B177];3;100)" office:value-type="string" office:string-value="22_83" calcext:value-type="string">
            <text:p>22_83</text:p>
          </table:table-cell>
          <table:table-cell table:formula="of:=VALUE(SUBSTITUTE(ORG.LIBREOFFICE.REGEX([.C177];&quot;(\d)+_&quot;); &quot;_&quot;;&quot;&quot;))" office:value-type="float" office:value="22" calcext:value-type="float">
            <text:p>22</text:p>
          </table:table-cell>
          <table:table-cell table:formula="of:=VALUE(SUBSTITUTE(ORG.LIBREOFFICE.REGEX([.C177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N22_84.txt</text:p>
          </table:table-cell>
          <table:table-cell table:formula="of:=SUBSTITUTE([.A178];&quot;.txt&quot;;&quot;&quot;)" office:value-type="string" office:string-value="SN22_84" calcext:value-type="string">
            <text:p>SN22_84</text:p>
          </table:table-cell>
          <table:table-cell table:formula="of:=MID([.B178];3;100)" office:value-type="string" office:string-value="22_84" calcext:value-type="string">
            <text:p>22_84</text:p>
          </table:table-cell>
          <table:table-cell table:formula="of:=VALUE(SUBSTITUTE(ORG.LIBREOFFICE.REGEX([.C178];&quot;(\d)+_&quot;); &quot;_&quot;;&quot;&quot;))" office:value-type="float" office:value="22" calcext:value-type="float">
            <text:p>22</text:p>
          </table:table-cell>
          <table:table-cell table:formula="of:=VALUE(SUBSTITUTE(ORG.LIBREOFFICE.REGEX([.C178];&quot;_(\d)+&quot;); &quot;_&quot;;&quot;&quot;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N22_85.txt</text:p>
          </table:table-cell>
          <table:table-cell table:formula="of:=SUBSTITUTE([.A179];&quot;.txt&quot;;&quot;&quot;)" office:value-type="string" office:string-value="SN22_85" calcext:value-type="string">
            <text:p>SN22_85</text:p>
          </table:table-cell>
          <table:table-cell table:formula="of:=MID([.B179];3;100)" office:value-type="string" office:string-value="22_85" calcext:value-type="string">
            <text:p>22_85</text:p>
          </table:table-cell>
          <table:table-cell table:formula="of:=VALUE(SUBSTITUTE(ORG.LIBREOFFICE.REGEX([.C179];&quot;(\d)+_&quot;); &quot;_&quot;;&quot;&quot;))" office:value-type="float" office:value="22" calcext:value-type="float">
            <text:p>22</text:p>
          </table:table-cell>
          <table:table-cell table:formula="of:=VALUE(SUBSTITUTE(ORG.LIBREOFFICE.REGEX([.C179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N22_86.txt</text:p>
          </table:table-cell>
          <table:table-cell table:formula="of:=SUBSTITUTE([.A180];&quot;.txt&quot;;&quot;&quot;)" office:value-type="string" office:string-value="SN22_86" calcext:value-type="string">
            <text:p>SN22_86</text:p>
          </table:table-cell>
          <table:table-cell table:formula="of:=MID([.B180];3;100)" office:value-type="string" office:string-value="22_86" calcext:value-type="string">
            <text:p>22_86</text:p>
          </table:table-cell>
          <table:table-cell table:formula="of:=VALUE(SUBSTITUTE(ORG.LIBREOFFICE.REGEX([.C180];&quot;(\d)+_&quot;); &quot;_&quot;;&quot;&quot;))" office:value-type="float" office:value="22" calcext:value-type="float">
            <text:p>22</text:p>
          </table:table-cell>
          <table:table-cell table:formula="of:=VALUE(SUBSTITUTE(ORG.LIBREOFFICE.REGEX([.C180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N22_88.txt</text:p>
          </table:table-cell>
          <table:table-cell table:formula="of:=SUBSTITUTE([.A181];&quot;.txt&quot;;&quot;&quot;)" office:value-type="string" office:string-value="SN22_88" calcext:value-type="string">
            <text:p>SN22_88</text:p>
          </table:table-cell>
          <table:table-cell table:formula="of:=MID([.B181];3;100)" office:value-type="string" office:string-value="22_88" calcext:value-type="string">
            <text:p>22_88</text:p>
          </table:table-cell>
          <table:table-cell table:formula="of:=VALUE(SUBSTITUTE(ORG.LIBREOFFICE.REGEX([.C181];&quot;(\d)+_&quot;); &quot;_&quot;;&quot;&quot;))" office:value-type="float" office:value="22" calcext:value-type="float">
            <text:p>22</text:p>
          </table:table-cell>
          <table:table-cell table:formula="of:=VALUE(SUBSTITUTE(ORG.LIBREOFFICE.REGEX([.C181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N22_89.txt</text:p>
          </table:table-cell>
          <table:table-cell table:formula="of:=SUBSTITUTE([.A182];&quot;.txt&quot;;&quot;&quot;)" office:value-type="string" office:string-value="SN22_89" calcext:value-type="string">
            <text:p>SN22_89</text:p>
          </table:table-cell>
          <table:table-cell table:formula="of:=MID([.B182];3;100)" office:value-type="string" office:string-value="22_89" calcext:value-type="string">
            <text:p>22_89</text:p>
          </table:table-cell>
          <table:table-cell table:formula="of:=VALUE(SUBSTITUTE(ORG.LIBREOFFICE.REGEX([.C182];&quot;(\d)+_&quot;); &quot;_&quot;;&quot;&quot;))" office:value-type="float" office:value="22" calcext:value-type="float">
            <text:p>22</text:p>
          </table:table-cell>
          <table:table-cell table:formula="of:=VALUE(SUBSTITUTE(ORG.LIBREOFFICE.REGEX([.C182];&quot;_(\d)+&quot;); &quot;_&quot;;&quot;&quot;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N22_90.txt</text:p>
          </table:table-cell>
          <table:table-cell table:formula="of:=SUBSTITUTE([.A183];&quot;.txt&quot;;&quot;&quot;)" office:value-type="string" office:string-value="SN22_90" calcext:value-type="string">
            <text:p>SN22_90</text:p>
          </table:table-cell>
          <table:table-cell table:formula="of:=MID([.B183];3;100)" office:value-type="string" office:string-value="22_90" calcext:value-type="string">
            <text:p>22_90</text:p>
          </table:table-cell>
          <table:table-cell table:formula="of:=VALUE(SUBSTITUTE(ORG.LIBREOFFICE.REGEX([.C183];&quot;(\d)+_&quot;); &quot;_&quot;;&quot;&quot;))" office:value-type="float" office:value="22" calcext:value-type="float">
            <text:p>22</text:p>
          </table:table-cell>
          <table:table-cell table:formula="of:=VALUE(SUBSTITUTE(ORG.LIBREOFFICE.REGEX([.C183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N22_93.txt</text:p>
          </table:table-cell>
          <table:table-cell table:formula="of:=SUBSTITUTE([.A184];&quot;.txt&quot;;&quot;&quot;)" office:value-type="string" office:string-value="SN22_93" calcext:value-type="string">
            <text:p>SN22_93</text:p>
          </table:table-cell>
          <table:table-cell table:formula="of:=MID([.B184];3;100)" office:value-type="string" office:string-value="22_93" calcext:value-type="string">
            <text:p>22_93</text:p>
          </table:table-cell>
          <table:table-cell table:formula="of:=VALUE(SUBSTITUTE(ORG.LIBREOFFICE.REGEX([.C184];&quot;(\d)+_&quot;); &quot;_&quot;;&quot;&quot;))" office:value-type="float" office:value="22" calcext:value-type="float">
            <text:p>22</text:p>
          </table:table-cell>
          <table:table-cell table:formula="of:=VALUE(SUBSTITUTE(ORG.LIBREOFFICE.REGEX([.C184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N22_94.txt</text:p>
          </table:table-cell>
          <table:table-cell table:formula="of:=SUBSTITUTE([.A185];&quot;.txt&quot;;&quot;&quot;)" office:value-type="string" office:string-value="SN22_94" calcext:value-type="string">
            <text:p>SN22_94</text:p>
          </table:table-cell>
          <table:table-cell table:formula="of:=MID([.B185];3;100)" office:value-type="string" office:string-value="22_94" calcext:value-type="string">
            <text:p>22_94</text:p>
          </table:table-cell>
          <table:table-cell table:formula="of:=VALUE(SUBSTITUTE(ORG.LIBREOFFICE.REGEX([.C185];&quot;(\d)+_&quot;); &quot;_&quot;;&quot;&quot;))" office:value-type="float" office:value="22" calcext:value-type="float">
            <text:p>22</text:p>
          </table:table-cell>
          <table:table-cell table:formula="of:=VALUE(SUBSTITUTE(ORG.LIBREOFFICE.REGEX([.C185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N22_95.txt</text:p>
          </table:table-cell>
          <table:table-cell table:formula="of:=SUBSTITUTE([.A186];&quot;.txt&quot;;&quot;&quot;)" office:value-type="string" office:string-value="SN22_95" calcext:value-type="string">
            <text:p>SN22_95</text:p>
          </table:table-cell>
          <table:table-cell table:formula="of:=MID([.B186];3;100)" office:value-type="string" office:string-value="22_95" calcext:value-type="string">
            <text:p>22_95</text:p>
          </table:table-cell>
          <table:table-cell table:formula="of:=VALUE(SUBSTITUTE(ORG.LIBREOFFICE.REGEX([.C186];&quot;(\d)+_&quot;); &quot;_&quot;;&quot;&quot;))" office:value-type="float" office:value="22" calcext:value-type="float">
            <text:p>22</text:p>
          </table:table-cell>
          <table:table-cell table:formula="of:=VALUE(SUBSTITUTE(ORG.LIBREOFFICE.REGEX([.C186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22_96.txt</text:p>
          </table:table-cell>
          <table:table-cell table:formula="of:=SUBSTITUTE([.A187];&quot;.txt&quot;;&quot;&quot;)" office:value-type="string" office:string-value="SN22_96" calcext:value-type="string">
            <text:p>SN22_96</text:p>
          </table:table-cell>
          <table:table-cell table:formula="of:=MID([.B187];3;100)" office:value-type="string" office:string-value="22_96" calcext:value-type="string">
            <text:p>22_96</text:p>
          </table:table-cell>
          <table:table-cell table:formula="of:=VALUE(SUBSTITUTE(ORG.LIBREOFFICE.REGEX([.C187];&quot;(\d)+_&quot;); &quot;_&quot;;&quot;&quot;))" office:value-type="float" office:value="22" calcext:value-type="float">
            <text:p>22</text:p>
          </table:table-cell>
          <table:table-cell table:formula="of:=VALUE(SUBSTITUTE(ORG.LIBREOFFICE.REGEX([.C187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N22_97.txt</text:p>
          </table:table-cell>
          <table:table-cell table:formula="of:=SUBSTITUTE([.A188];&quot;.txt&quot;;&quot;&quot;)" office:value-type="string" office:string-value="SN22_97" calcext:value-type="string">
            <text:p>SN22_97</text:p>
          </table:table-cell>
          <table:table-cell table:formula="of:=MID([.B188];3;100)" office:value-type="string" office:string-value="22_97" calcext:value-type="string">
            <text:p>22_97</text:p>
          </table:table-cell>
          <table:table-cell table:formula="of:=VALUE(SUBSTITUTE(ORG.LIBREOFFICE.REGEX([.C188];&quot;(\d)+_&quot;); &quot;_&quot;;&quot;&quot;))" office:value-type="float" office:value="22" calcext:value-type="float">
            <text:p>22</text:p>
          </table:table-cell>
          <table:table-cell table:formula="of:=VALUE(SUBSTITUTE(ORG.LIBREOFFICE.REGEX([.C188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22_99.txt</text:p>
          </table:table-cell>
          <table:table-cell table:formula="of:=SUBSTITUTE([.A189];&quot;.txt&quot;;&quot;&quot;)" office:value-type="string" office:string-value="SN22_99" calcext:value-type="string">
            <text:p>SN22_99</text:p>
          </table:table-cell>
          <table:table-cell table:formula="of:=MID([.B189];3;100)" office:value-type="string" office:string-value="22_99" calcext:value-type="string">
            <text:p>22_99</text:p>
          </table:table-cell>
          <table:table-cell table:formula="of:=VALUE(SUBSTITUTE(ORG.LIBREOFFICE.REGEX([.C189];&quot;(\d)+_&quot;); &quot;_&quot;;&quot;&quot;))" office:value-type="float" office:value="22" calcext:value-type="float">
            <text:p>22</text:p>
          </table:table-cell>
          <table:table-cell table:formula="of:=VALUE(SUBSTITUTE(ORG.LIBREOFFICE.REGEX([.C189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N22_100.txt</text:p>
          </table:table-cell>
          <table:table-cell table:formula="of:=SUBSTITUTE([.A190];&quot;.txt&quot;;&quot;&quot;)" office:value-type="string" office:string-value="SN22_100" calcext:value-type="string">
            <text:p>SN22_100</text:p>
          </table:table-cell>
          <table:table-cell table:formula="of:=MID([.B190];3;100)" office:value-type="string" office:string-value="22_100" calcext:value-type="string">
            <text:p>22_100</text:p>
          </table:table-cell>
          <table:table-cell table:formula="of:=VALUE(SUBSTITUTE(ORG.LIBREOFFICE.REGEX([.C190];&quot;(\d)+_&quot;); &quot;_&quot;;&quot;&quot;))" office:value-type="float" office:value="22" calcext:value-type="float">
            <text:p>22</text:p>
          </table:table-cell>
          <table:table-cell table:formula="of:=VALUE(SUBSTITUTE(ORG.LIBREOFFICE.REGEX([.C190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22_101.txt</text:p>
          </table:table-cell>
          <table:table-cell table:formula="of:=SUBSTITUTE([.A191];&quot;.txt&quot;;&quot;&quot;)" office:value-type="string" office:string-value="SN22_101" calcext:value-type="string">
            <text:p>SN22_101</text:p>
          </table:table-cell>
          <table:table-cell table:formula="of:=MID([.B191];3;100)" office:value-type="string" office:string-value="22_101" calcext:value-type="string">
            <text:p>22_101</text:p>
          </table:table-cell>
          <table:table-cell table:formula="of:=VALUE(SUBSTITUTE(ORG.LIBREOFFICE.REGEX([.C191];&quot;(\d)+_&quot;); &quot;_&quot;;&quot;&quot;))" office:value-type="float" office:value="22" calcext:value-type="float">
            <text:p>22</text:p>
          </table:table-cell>
          <table:table-cell table:formula="of:=VALUE(SUBSTITUTE(ORG.LIBREOFFICE.REGEX([.C191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N22_121.txt</text:p>
          </table:table-cell>
          <table:table-cell table:formula="of:=SUBSTITUTE([.A192];&quot;.txt&quot;;&quot;&quot;)" office:value-type="string" office:string-value="SN22_121" calcext:value-type="string">
            <text:p>SN22_121</text:p>
          </table:table-cell>
          <table:table-cell table:formula="of:=MID([.B192];3;100)" office:value-type="string" office:string-value="22_121" calcext:value-type="string">
            <text:p>22_121</text:p>
          </table:table-cell>
          <table:table-cell table:formula="of:=VALUE(SUBSTITUTE(ORG.LIBREOFFICE.REGEX([.C192];&quot;(\d)+_&quot;); &quot;_&quot;;&quot;&quot;))" office:value-type="float" office:value="22" calcext:value-type="float">
            <text:p>22</text:p>
          </table:table-cell>
          <table:table-cell table:formula="of:=VALUE(SUBSTITUTE(ORG.LIBREOFFICE.REGEX([.C192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22_122.txt</text:p>
          </table:table-cell>
          <table:table-cell table:formula="of:=SUBSTITUTE([.A193];&quot;.txt&quot;;&quot;&quot;)" office:value-type="string" office:string-value="SN22_122" calcext:value-type="string">
            <text:p>SN22_122</text:p>
          </table:table-cell>
          <table:table-cell table:formula="of:=MID([.B193];3;100)" office:value-type="string" office:string-value="22_122" calcext:value-type="string">
            <text:p>22_122</text:p>
          </table:table-cell>
          <table:table-cell table:formula="of:=VALUE(SUBSTITUTE(ORG.LIBREOFFICE.REGEX([.C193];&quot;(\d)+_&quot;); &quot;_&quot;;&quot;&quot;))" office:value-type="float" office:value="22" calcext:value-type="float">
            <text:p>22</text:p>
          </table:table-cell>
          <table:table-cell table:formula="of:=VALUE(SUBSTITUTE(ORG.LIBREOFFICE.REGEX([.C193];&quot;_(\d)+&quot;); &quot;_&quot;;&quot;&quot;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N22_126.txt</text:p>
          </table:table-cell>
          <table:table-cell table:formula="of:=SUBSTITUTE([.A194];&quot;.txt&quot;;&quot;&quot;)" office:value-type="string" office:string-value="SN22_126" calcext:value-type="string">
            <text:p>SN22_126</text:p>
          </table:table-cell>
          <table:table-cell table:formula="of:=MID([.B194];3;100)" office:value-type="string" office:string-value="22_126" calcext:value-type="string">
            <text:p>22_126</text:p>
          </table:table-cell>
          <table:table-cell table:formula="of:=VALUE(SUBSTITUTE(ORG.LIBREOFFICE.REGEX([.C194];&quot;(\d)+_&quot;); &quot;_&quot;;&quot;&quot;))" office:value-type="float" office:value="22" calcext:value-type="float">
            <text:p>22</text:p>
          </table:table-cell>
          <table:table-cell table:formula="of:=VALUE(SUBSTITUTE(ORG.LIBREOFFICE.REGEX([.C194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N22_127.txt</text:p>
          </table:table-cell>
          <table:table-cell table:formula="of:=SUBSTITUTE([.A195];&quot;.txt&quot;;&quot;&quot;)" office:value-type="string" office:string-value="SN22_127" calcext:value-type="string">
            <text:p>SN22_127</text:p>
          </table:table-cell>
          <table:table-cell table:formula="of:=MID([.B195];3;100)" office:value-type="string" office:string-value="22_127" calcext:value-type="string">
            <text:p>22_127</text:p>
          </table:table-cell>
          <table:table-cell table:formula="of:=VALUE(SUBSTITUTE(ORG.LIBREOFFICE.REGEX([.C195];&quot;(\d)+_&quot;); &quot;_&quot;;&quot;&quot;))" office:value-type="float" office:value="22" calcext:value-type="float">
            <text:p>22</text:p>
          </table:table-cell>
          <table:table-cell table:formula="of:=VALUE(SUBSTITUTE(ORG.LIBREOFFICE.REGEX([.C195];&quot;_(\d)+&quot;); &quot;_&quot;;&quot;&quot;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N22_131.txt</text:p>
          </table:table-cell>
          <table:table-cell table:formula="of:=SUBSTITUTE([.A196];&quot;.txt&quot;;&quot;&quot;)" office:value-type="string" office:string-value="SN22_131" calcext:value-type="string">
            <text:p>SN22_131</text:p>
          </table:table-cell>
          <table:table-cell table:formula="of:=MID([.B196];3;100)" office:value-type="string" office:string-value="22_131" calcext:value-type="string">
            <text:p>22_131</text:p>
          </table:table-cell>
          <table:table-cell table:formula="of:=VALUE(SUBSTITUTE(ORG.LIBREOFFICE.REGEX([.C196];&quot;(\d)+_&quot;); &quot;_&quot;;&quot;&quot;))" office:value-type="float" office:value="22" calcext:value-type="float">
            <text:p>22</text:p>
          </table:table-cell>
          <table:table-cell table:formula="of:=VALUE(SUBSTITUTE(ORG.LIBREOFFICE.REGEX([.C196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N22_132.txt</text:p>
          </table:table-cell>
          <table:table-cell table:formula="of:=SUBSTITUTE([.A197];&quot;.txt&quot;;&quot;&quot;)" office:value-type="string" office:string-value="SN22_132" calcext:value-type="string">
            <text:p>SN22_132</text:p>
          </table:table-cell>
          <table:table-cell table:formula="of:=MID([.B197];3;100)" office:value-type="string" office:string-value="22_132" calcext:value-type="string">
            <text:p>22_132</text:p>
          </table:table-cell>
          <table:table-cell table:formula="of:=VALUE(SUBSTITUTE(ORG.LIBREOFFICE.REGEX([.C197];&quot;(\d)+_&quot;); &quot;_&quot;;&quot;&quot;))" office:value-type="float" office:value="22" calcext:value-type="float">
            <text:p>22</text:p>
          </table:table-cell>
          <table:table-cell table:formula="of:=VALUE(SUBSTITUTE(ORG.LIBREOFFICE.REGEX([.C197];&quot;_(\d)+&quot;); &quot;_&quot;;&quot;&quot;)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N23_1.txt</text:p>
          </table:table-cell>
          <table:table-cell table:formula="of:=SUBSTITUTE([.A198];&quot;.txt&quot;;&quot;&quot;)" office:value-type="string" office:string-value="SN23_1" calcext:value-type="string">
            <text:p>SN23_1</text:p>
          </table:table-cell>
          <table:table-cell table:formula="of:=MID([.B198];3;100)" office:value-type="string" office:string-value="23_1" calcext:value-type="string">
            <text:p>23_1</text:p>
          </table:table-cell>
          <table:table-cell table:formula="of:=VALUE(SUBSTITUTE(ORG.LIBREOFFICE.REGEX([.C198];&quot;(\d)+_&quot;); &quot;_&quot;;&quot;&quot;))" office:value-type="float" office:value="23" calcext:value-type="float">
            <text:p>23</text:p>
          </table:table-cell>
          <table:table-cell table:formula="of:=VALUE(SUBSTITUTE(ORG.LIBREOFFICE.REGEX([.C19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3_2.txt</text:p>
          </table:table-cell>
          <table:table-cell table:formula="of:=SUBSTITUTE([.A199];&quot;.txt&quot;;&quot;&quot;)" office:value-type="string" office:string-value="SN23_2" calcext:value-type="string">
            <text:p>SN23_2</text:p>
          </table:table-cell>
          <table:table-cell table:formula="of:=MID([.B199];3;100)" office:value-type="string" office:string-value="23_2" calcext:value-type="string">
            <text:p>23_2</text:p>
          </table:table-cell>
          <table:table-cell table:formula="of:=VALUE(SUBSTITUTE(ORG.LIBREOFFICE.REGEX([.C199];&quot;(\d)+_&quot;); &quot;_&quot;;&quot;&quot;))" office:value-type="float" office:value="23" calcext:value-type="float">
            <text:p>23</text:p>
          </table:table-cell>
          <table:table-cell table:formula="of:=VALUE(SUBSTITUTE(ORG.LIBREOFFICE.REGEX([.C19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5_1.txt</text:p>
          </table:table-cell>
          <table:table-cell table:formula="of:=SUBSTITUTE([.A200];&quot;.txt&quot;;&quot;&quot;)" office:value-type="string" office:string-value="SN25_1" calcext:value-type="string">
            <text:p>SN25_1</text:p>
          </table:table-cell>
          <table:table-cell table:formula="of:=MID([.B200];3;100)" office:value-type="string" office:string-value="25_1" calcext:value-type="string">
            <text:p>25_1</text:p>
          </table:table-cell>
          <table:table-cell table:formula="of:=VALUE(SUBSTITUTE(ORG.LIBREOFFICE.REGEX([.C200];&quot;(\d)+_&quot;); &quot;_&quot;;&quot;&quot;))" office:value-type="float" office:value="25" calcext:value-type="float">
            <text:p>25</text:p>
          </table:table-cell>
          <table:table-cell table:formula="of:=VALUE(SUBSTITUTE(ORG.LIBREOFFICE.REGEX([.C20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2.txt</text:p>
          </table:table-cell>
          <table:table-cell table:formula="of:=SUBSTITUTE([.A201];&quot;.txt&quot;;&quot;&quot;)" office:value-type="string" office:string-value="SN25_2" calcext:value-type="string">
            <text:p>SN25_2</text:p>
          </table:table-cell>
          <table:table-cell table:formula="of:=MID([.B201];3;100)" office:value-type="string" office:string-value="25_2" calcext:value-type="string">
            <text:p>25_2</text:p>
          </table:table-cell>
          <table:table-cell table:formula="of:=VALUE(SUBSTITUTE(ORG.LIBREOFFICE.REGEX([.C201];&quot;(\d)+_&quot;); &quot;_&quot;;&quot;&quot;))" office:value-type="float" office:value="25" calcext:value-type="float">
            <text:p>25</text:p>
          </table:table-cell>
          <table:table-cell table:formula="of:=VALUE(SUBSTITUTE(ORG.LIBREOFFICE.REGEX([.C20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5_3.txt</text:p>
          </table:table-cell>
          <table:table-cell table:formula="of:=SUBSTITUTE([.A202];&quot;.txt&quot;;&quot;&quot;)" office:value-type="string" office:string-value="SN25_3" calcext:value-type="string">
            <text:p>SN25_3</text:p>
          </table:table-cell>
          <table:table-cell table:formula="of:=MID([.B202];3;100)" office:value-type="string" office:string-value="25_3" calcext:value-type="string">
            <text:p>25_3</text:p>
          </table:table-cell>
          <table:table-cell table:formula="of:=VALUE(SUBSTITUTE(ORG.LIBREOFFICE.REGEX([.C202];&quot;(\d)+_&quot;); &quot;_&quot;;&quot;&quot;))" office:value-type="float" office:value="25" calcext:value-type="float">
            <text:p>25</text:p>
          </table:table-cell>
          <table:table-cell table:formula="of:=VALUE(SUBSTITUTE(ORG.LIBREOFFICE.REGEX([.C20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5_4.txt</text:p>
          </table:table-cell>
          <table:table-cell table:formula="of:=SUBSTITUTE([.A203];&quot;.txt&quot;;&quot;&quot;)" office:value-type="string" office:string-value="SN25_4" calcext:value-type="string">
            <text:p>SN25_4</text:p>
          </table:table-cell>
          <table:table-cell table:formula="of:=MID([.B203];3;100)" office:value-type="string" office:string-value="25_4" calcext:value-type="string">
            <text:p>25_4</text:p>
          </table:table-cell>
          <table:table-cell table:formula="of:=VALUE(SUBSTITUTE(ORG.LIBREOFFICE.REGEX([.C203];&quot;(\d)+_&quot;); &quot;_&quot;;&quot;&quot;))" office:value-type="float" office:value="25" calcext:value-type="float">
            <text:p>25</text:p>
          </table:table-cell>
          <table:table-cell table:formula="of:=VALUE(SUBSTITUTE(ORG.LIBREOFFICE.REGEX([.C20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5_5.txt</text:p>
          </table:table-cell>
          <table:table-cell table:formula="of:=SUBSTITUTE([.A204];&quot;.txt&quot;;&quot;&quot;)" office:value-type="string" office:string-value="SN25_5" calcext:value-type="string">
            <text:p>SN25_5</text:p>
          </table:table-cell>
          <table:table-cell table:formula="of:=MID([.B204];3;100)" office:value-type="string" office:string-value="25_5" calcext:value-type="string">
            <text:p>25_5</text:p>
          </table:table-cell>
          <table:table-cell table:formula="of:=VALUE(SUBSTITUTE(ORG.LIBREOFFICE.REGEX([.C204];&quot;(\d)+_&quot;); &quot;_&quot;;&quot;&quot;))" office:value-type="float" office:value="25" calcext:value-type="float">
            <text:p>25</text:p>
          </table:table-cell>
          <table:table-cell table:formula="of:=VALUE(SUBSTITUTE(ORG.LIBREOFFICE.REGEX([.C20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5_6.txt</text:p>
          </table:table-cell>
          <table:table-cell table:formula="of:=SUBSTITUTE([.A205];&quot;.txt&quot;;&quot;&quot;)" office:value-type="string" office:string-value="SN25_6" calcext:value-type="string">
            <text:p>SN25_6</text:p>
          </table:table-cell>
          <table:table-cell table:formula="of:=MID([.B205];3;100)" office:value-type="string" office:string-value="25_6" calcext:value-type="string">
            <text:p>25_6</text:p>
          </table:table-cell>
          <table:table-cell table:formula="of:=VALUE(SUBSTITUTE(ORG.LIBREOFFICE.REGEX([.C205];&quot;(\d)+_&quot;); &quot;_&quot;;&quot;&quot;))" office:value-type="float" office:value="25" calcext:value-type="float">
            <text:p>25</text:p>
          </table:table-cell>
          <table:table-cell table:formula="of:=VALUE(SUBSTITUTE(ORG.LIBREOFFICE.REGEX([.C20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5_7.txt</text:p>
          </table:table-cell>
          <table:table-cell table:formula="of:=SUBSTITUTE([.A206];&quot;.txt&quot;;&quot;&quot;)" office:value-type="string" office:string-value="SN25_7" calcext:value-type="string">
            <text:p>SN25_7</text:p>
          </table:table-cell>
          <table:table-cell table:formula="of:=MID([.B206];3;100)" office:value-type="string" office:string-value="25_7" calcext:value-type="string">
            <text:p>25_7</text:p>
          </table:table-cell>
          <table:table-cell table:formula="of:=VALUE(SUBSTITUTE(ORG.LIBREOFFICE.REGEX([.C206];&quot;(\d)+_&quot;); &quot;_&quot;;&quot;&quot;))" office:value-type="float" office:value="25" calcext:value-type="float">
            <text:p>25</text:p>
          </table:table-cell>
          <table:table-cell table:formula="of:=VALUE(SUBSTITUTE(ORG.LIBREOFFICE.REGEX([.C20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5_8.txt</text:p>
          </table:table-cell>
          <table:table-cell table:formula="of:=SUBSTITUTE([.A207];&quot;.txt&quot;;&quot;&quot;)" office:value-type="string" office:string-value="SN25_8" calcext:value-type="string">
            <text:p>SN25_8</text:p>
          </table:table-cell>
          <table:table-cell table:formula="of:=MID([.B207];3;100)" office:value-type="string" office:string-value="25_8" calcext:value-type="string">
            <text:p>25_8</text:p>
          </table:table-cell>
          <table:table-cell table:formula="of:=VALUE(SUBSTITUTE(ORG.LIBREOFFICE.REGEX([.C207];&quot;(\d)+_&quot;); &quot;_&quot;;&quot;&quot;))" office:value-type="float" office:value="25" calcext:value-type="float">
            <text:p>25</text:p>
          </table:table-cell>
          <table:table-cell table:formula="of:=VALUE(SUBSTITUTE(ORG.LIBREOFFICE.REGEX([.C20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5_9.txt</text:p>
          </table:table-cell>
          <table:table-cell table:formula="of:=SUBSTITUTE([.A208];&quot;.txt&quot;;&quot;&quot;)" office:value-type="string" office:string-value="SN25_9" calcext:value-type="string">
            <text:p>SN25_9</text:p>
          </table:table-cell>
          <table:table-cell table:formula="of:=MID([.B208];3;100)" office:value-type="string" office:string-value="25_9" calcext:value-type="string">
            <text:p>25_9</text:p>
          </table:table-cell>
          <table:table-cell table:formula="of:=VALUE(SUBSTITUTE(ORG.LIBREOFFICE.REGEX([.C208];&quot;(\d)+_&quot;); &quot;_&quot;;&quot;&quot;))" office:value-type="float" office:value="25" calcext:value-type="float">
            <text:p>25</text:p>
          </table:table-cell>
          <table:table-cell table:formula="of:=VALUE(SUBSTITUTE(ORG.LIBREOFFICE.REGEX([.C20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5_10.txt</text:p>
          </table:table-cell>
          <table:table-cell table:formula="of:=SUBSTITUTE([.A209];&quot;.txt&quot;;&quot;&quot;)" office:value-type="string" office:string-value="SN25_10" calcext:value-type="string">
            <text:p>SN25_10</text:p>
          </table:table-cell>
          <table:table-cell table:formula="of:=MID([.B209];3;100)" office:value-type="string" office:string-value="25_10" calcext:value-type="string">
            <text:p>25_10</text:p>
          </table:table-cell>
          <table:table-cell table:formula="of:=VALUE(SUBSTITUTE(ORG.LIBREOFFICE.REGEX([.C209];&quot;(\d)+_&quot;); &quot;_&quot;;&quot;&quot;))" office:value-type="float" office:value="25" calcext:value-type="float">
            <text:p>25</text:p>
          </table:table-cell>
          <table:table-cell table:formula="of:=VALUE(SUBSTITUTE(ORG.LIBREOFFICE.REGEX([.C20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27_1.txt</text:p>
          </table:table-cell>
          <table:table-cell table:formula="of:=SUBSTITUTE([.A210];&quot;.txt&quot;;&quot;&quot;)" office:value-type="string" office:string-value="SN27_1" calcext:value-type="string">
            <text:p>SN27_1</text:p>
          </table:table-cell>
          <table:table-cell table:formula="of:=MID([.B210];3;100)" office:value-type="string" office:string-value="27_1" calcext:value-type="string">
            <text:p>27_1</text:p>
          </table:table-cell>
          <table:table-cell table:formula="of:=VALUE(SUBSTITUTE(ORG.LIBREOFFICE.REGEX([.C210];&quot;(\d)+_&quot;); &quot;_&quot;;&quot;&quot;))" office:value-type="float" office:value="27" calcext:value-type="float">
            <text:p>27</text:p>
          </table:table-cell>
          <table:table-cell table:formula="of:=VALUE(SUBSTITUTE(ORG.LIBREOFFICE.REGEX([.C21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2.txt</text:p>
          </table:table-cell>
          <table:table-cell table:formula="of:=SUBSTITUTE([.A211];&quot;.txt&quot;;&quot;&quot;)" office:value-type="string" office:string-value="SN27_2" calcext:value-type="string">
            <text:p>SN27_2</text:p>
          </table:table-cell>
          <table:table-cell table:formula="of:=MID([.B211];3;100)" office:value-type="string" office:string-value="27_2" calcext:value-type="string">
            <text:p>27_2</text:p>
          </table:table-cell>
          <table:table-cell table:formula="of:=VALUE(SUBSTITUTE(ORG.LIBREOFFICE.REGEX([.C211];&quot;(\d)+_&quot;); &quot;_&quot;;&quot;&quot;))" office:value-type="float" office:value="27" calcext:value-type="float">
            <text:p>27</text:p>
          </table:table-cell>
          <table:table-cell table:formula="of:=VALUE(SUBSTITUTE(ORG.LIBREOFFICE.REGEX([.C21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7_3.txt</text:p>
          </table:table-cell>
          <table:table-cell table:formula="of:=SUBSTITUTE([.A212];&quot;.txt&quot;;&quot;&quot;)" office:value-type="string" office:string-value="SN27_3" calcext:value-type="string">
            <text:p>SN27_3</text:p>
          </table:table-cell>
          <table:table-cell table:formula="of:=MID([.B212];3;100)" office:value-type="string" office:string-value="27_3" calcext:value-type="string">
            <text:p>27_3</text:p>
          </table:table-cell>
          <table:table-cell table:formula="of:=VALUE(SUBSTITUTE(ORG.LIBREOFFICE.REGEX([.C212];&quot;(\d)+_&quot;); &quot;_&quot;;&quot;&quot;))" office:value-type="float" office:value="27" calcext:value-type="float">
            <text:p>27</text:p>
          </table:table-cell>
          <table:table-cell table:formula="of:=VALUE(SUBSTITUTE(ORG.LIBREOFFICE.REGEX([.C21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7_4.txt</text:p>
          </table:table-cell>
          <table:table-cell table:formula="of:=SUBSTITUTE([.A213];&quot;.txt&quot;;&quot;&quot;)" office:value-type="string" office:string-value="SN27_4" calcext:value-type="string">
            <text:p>SN27_4</text:p>
          </table:table-cell>
          <table:table-cell table:formula="of:=MID([.B213];3;100)" office:value-type="string" office:string-value="27_4" calcext:value-type="string">
            <text:p>27_4</text:p>
          </table:table-cell>
          <table:table-cell table:formula="of:=VALUE(SUBSTITUTE(ORG.LIBREOFFICE.REGEX([.C213];&quot;(\d)+_&quot;); &quot;_&quot;;&quot;&quot;))" office:value-type="float" office:value="27" calcext:value-type="float">
            <text:p>27</text:p>
          </table:table-cell>
          <table:table-cell table:formula="of:=VALUE(SUBSTITUTE(ORG.LIBREOFFICE.REGEX([.C21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7_5.txt</text:p>
          </table:table-cell>
          <table:table-cell table:formula="of:=SUBSTITUTE([.A214];&quot;.txt&quot;;&quot;&quot;)" office:value-type="string" office:string-value="SN27_5" calcext:value-type="string">
            <text:p>SN27_5</text:p>
          </table:table-cell>
          <table:table-cell table:formula="of:=MID([.B214];3;100)" office:value-type="string" office:string-value="27_5" calcext:value-type="string">
            <text:p>27_5</text:p>
          </table:table-cell>
          <table:table-cell table:formula="of:=VALUE(SUBSTITUTE(ORG.LIBREOFFICE.REGEX([.C214];&quot;(\d)+_&quot;); &quot;_&quot;;&quot;&quot;))" office:value-type="float" office:value="27" calcext:value-type="float">
            <text:p>27</text:p>
          </table:table-cell>
          <table:table-cell table:formula="of:=VALUE(SUBSTITUTE(ORG.LIBREOFFICE.REGEX([.C21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7_6.txt</text:p>
          </table:table-cell>
          <table:table-cell table:formula="of:=SUBSTITUTE([.A215];&quot;.txt&quot;;&quot;&quot;)" office:value-type="string" office:string-value="SN27_6" calcext:value-type="string">
            <text:p>SN27_6</text:p>
          </table:table-cell>
          <table:table-cell table:formula="of:=MID([.B215];3;100)" office:value-type="string" office:string-value="27_6" calcext:value-type="string">
            <text:p>27_6</text:p>
          </table:table-cell>
          <table:table-cell table:formula="of:=VALUE(SUBSTITUTE(ORG.LIBREOFFICE.REGEX([.C215];&quot;(\d)+_&quot;); &quot;_&quot;;&quot;&quot;))" office:value-type="float" office:value="27" calcext:value-type="float">
            <text:p>27</text:p>
          </table:table-cell>
          <table:table-cell table:formula="of:=VALUE(SUBSTITUTE(ORG.LIBREOFFICE.REGEX([.C21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7_7.txt</text:p>
          </table:table-cell>
          <table:table-cell table:formula="of:=SUBSTITUTE([.A216];&quot;.txt&quot;;&quot;&quot;)" office:value-type="string" office:string-value="SN27_7" calcext:value-type="string">
            <text:p>SN27_7</text:p>
          </table:table-cell>
          <table:table-cell table:formula="of:=MID([.B216];3;100)" office:value-type="string" office:string-value="27_7" calcext:value-type="string">
            <text:p>27_7</text:p>
          </table:table-cell>
          <table:table-cell table:formula="of:=VALUE(SUBSTITUTE(ORG.LIBREOFFICE.REGEX([.C216];&quot;(\d)+_&quot;); &quot;_&quot;;&quot;&quot;))" office:value-type="float" office:value="27" calcext:value-type="float">
            <text:p>27</text:p>
          </table:table-cell>
          <table:table-cell table:formula="of:=VALUE(SUBSTITUTE(ORG.LIBREOFFICE.REGEX([.C21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7_8.txt</text:p>
          </table:table-cell>
          <table:table-cell table:formula="of:=SUBSTITUTE([.A217];&quot;.txt&quot;;&quot;&quot;)" office:value-type="string" office:string-value="SN27_8" calcext:value-type="string">
            <text:p>SN27_8</text:p>
          </table:table-cell>
          <table:table-cell table:formula="of:=MID([.B217];3;100)" office:value-type="string" office:string-value="27_8" calcext:value-type="string">
            <text:p>27_8</text:p>
          </table:table-cell>
          <table:table-cell table:formula="of:=VALUE(SUBSTITUTE(ORG.LIBREOFFICE.REGEX([.C217];&quot;(\d)+_&quot;); &quot;_&quot;;&quot;&quot;))" office:value-type="float" office:value="27" calcext:value-type="float">
            <text:p>27</text:p>
          </table:table-cell>
          <table:table-cell table:formula="of:=VALUE(SUBSTITUTE(ORG.LIBREOFFICE.REGEX([.C21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7_9.txt</text:p>
          </table:table-cell>
          <table:table-cell table:formula="of:=SUBSTITUTE([.A218];&quot;.txt&quot;;&quot;&quot;)" office:value-type="string" office:string-value="SN27_9" calcext:value-type="string">
            <text:p>SN27_9</text:p>
          </table:table-cell>
          <table:table-cell table:formula="of:=MID([.B218];3;100)" office:value-type="string" office:string-value="27_9" calcext:value-type="string">
            <text:p>27_9</text:p>
          </table:table-cell>
          <table:table-cell table:formula="of:=VALUE(SUBSTITUTE(ORG.LIBREOFFICE.REGEX([.C218];&quot;(\d)+_&quot;); &quot;_&quot;;&quot;&quot;))" office:value-type="float" office:value="27" calcext:value-type="float">
            <text:p>27</text:p>
          </table:table-cell>
          <table:table-cell table:formula="of:=VALUE(SUBSTITUTE(ORG.LIBREOFFICE.REGEX([.C21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7_10.txt</text:p>
          </table:table-cell>
          <table:table-cell table:formula="of:=SUBSTITUTE([.A219];&quot;.txt&quot;;&quot;&quot;)" office:value-type="string" office:string-value="SN27_10" calcext:value-type="string">
            <text:p>SN27_10</text:p>
          </table:table-cell>
          <table:table-cell table:formula="of:=MID([.B219];3;100)" office:value-type="string" office:string-value="27_10" calcext:value-type="string">
            <text:p>27_10</text:p>
          </table:table-cell>
          <table:table-cell table:formula="of:=VALUE(SUBSTITUTE(ORG.LIBREOFFICE.REGEX([.C219];&quot;(\d)+_&quot;); &quot;_&quot;;&quot;&quot;))" office:value-type="float" office:value="27" calcext:value-type="float">
            <text:p>27</text:p>
          </table:table-cell>
          <table:table-cell table:formula="of:=VALUE(SUBSTITUTE(ORG.LIBREOFFICE.REGEX([.C21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5_17.txt</text:p>
          </table:table-cell>
          <table:table-cell table:formula="of:=SUBSTITUTE([.A220];&quot;.txt&quot;;&quot;&quot;)" office:value-type="string" office:string-value="SN35_17" calcext:value-type="string">
            <text:p>SN35_17</text:p>
          </table:table-cell>
          <table:table-cell table:formula="of:=MID([.B220];3;100)" office:value-type="string" office:string-value="35_17" calcext:value-type="string">
            <text:p>35_17</text:p>
          </table:table-cell>
          <table:table-cell table:formula="of:=VALUE(SUBSTITUTE(ORG.LIBREOFFICE.REGEX([.C220];&quot;(\d)+_&quot;); &quot;_&quot;;&quot;&quot;))" office:value-type="float" office:value="35" calcext:value-type="float">
            <text:p>35</text:p>
          </table:table-cell>
          <table:table-cell table:formula="of:=VALUE(SUBSTITUTE(ORG.LIBREOFFICE.REGEX([.C220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35_18.txt</text:p>
          </table:table-cell>
          <table:table-cell table:formula="of:=SUBSTITUTE([.A221];&quot;.txt&quot;;&quot;&quot;)" office:value-type="string" office:string-value="SN35_18" calcext:value-type="string">
            <text:p>SN35_18</text:p>
          </table:table-cell>
          <table:table-cell table:formula="of:=MID([.B221];3;100)" office:value-type="string" office:string-value="35_18" calcext:value-type="string">
            <text:p>35_18</text:p>
          </table:table-cell>
          <table:table-cell table:formula="of:=VALUE(SUBSTITUTE(ORG.LIBREOFFICE.REGEX([.C221];&quot;(\d)+_&quot;); &quot;_&quot;;&quot;&quot;))" office:value-type="float" office:value="35" calcext:value-type="float">
            <text:p>35</text:p>
          </table:table-cell>
          <table:table-cell table:formula="of:=VALUE(SUBSTITUTE(ORG.LIBREOFFICE.REGEX([.C22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35_19.txt</text:p>
          </table:table-cell>
          <table:table-cell table:formula="of:=SUBSTITUTE([.A222];&quot;.txt&quot;;&quot;&quot;)" office:value-type="string" office:string-value="SN35_19" calcext:value-type="string">
            <text:p>SN35_19</text:p>
          </table:table-cell>
          <table:table-cell table:formula="of:=MID([.B222];3;100)" office:value-type="string" office:string-value="35_19" calcext:value-type="string">
            <text:p>35_19</text:p>
          </table:table-cell>
          <table:table-cell table:formula="of:=VALUE(SUBSTITUTE(ORG.LIBREOFFICE.REGEX([.C222];&quot;(\d)+_&quot;); &quot;_&quot;;&quot;&quot;))" office:value-type="float" office:value="35" calcext:value-type="float">
            <text:p>35</text:p>
          </table:table-cell>
          <table:table-cell table:formula="of:=VALUE(SUBSTITUTE(ORG.LIBREOFFICE.REGEX([.C22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5_20.txt</text:p>
          </table:table-cell>
          <table:table-cell table:formula="of:=SUBSTITUTE([.A223];&quot;.txt&quot;;&quot;&quot;)" office:value-type="string" office:string-value="SN35_20" calcext:value-type="string">
            <text:p>SN35_20</text:p>
          </table:table-cell>
          <table:table-cell table:formula="of:=MID([.B223];3;100)" office:value-type="string" office:string-value="35_20" calcext:value-type="string">
            <text:p>35_20</text:p>
          </table:table-cell>
          <table:table-cell table:formula="of:=VALUE(SUBSTITUTE(ORG.LIBREOFFICE.REGEX([.C223];&quot;(\d)+_&quot;); &quot;_&quot;;&quot;&quot;))" office:value-type="float" office:value="35" calcext:value-type="float">
            <text:p>35</text:p>
          </table:table-cell>
          <table:table-cell table:formula="of:=VALUE(SUBSTITUTE(ORG.LIBREOFFICE.REGEX([.C22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35_23.txt</text:p>
          </table:table-cell>
          <table:table-cell table:formula="of:=SUBSTITUTE([.A224];&quot;.txt&quot;;&quot;&quot;)" office:value-type="string" office:string-value="SN35_23" calcext:value-type="string">
            <text:p>SN35_23</text:p>
          </table:table-cell>
          <table:table-cell table:formula="of:=MID([.B224];3;100)" office:value-type="string" office:string-value="35_23" calcext:value-type="string">
            <text:p>35_23</text:p>
          </table:table-cell>
          <table:table-cell table:formula="of:=VALUE(SUBSTITUTE(ORG.LIBREOFFICE.REGEX([.C224];&quot;(\d)+_&quot;); &quot;_&quot;;&quot;&quot;))" office:value-type="float" office:value="35" calcext:value-type="float">
            <text:p>35</text:p>
          </table:table-cell>
          <table:table-cell table:formula="of:=VALUE(SUBSTITUTE(ORG.LIBREOFFICE.REGEX([.C22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5_24.txt</text:p>
          </table:table-cell>
          <table:table-cell table:formula="of:=SUBSTITUTE([.A225];&quot;.txt&quot;;&quot;&quot;)" office:value-type="string" office:string-value="SN35_24" calcext:value-type="string">
            <text:p>SN35_24</text:p>
          </table:table-cell>
          <table:table-cell table:formula="of:=MID([.B225];3;100)" office:value-type="string" office:string-value="35_24" calcext:value-type="string">
            <text:p>35_24</text:p>
          </table:table-cell>
          <table:table-cell table:formula="of:=VALUE(SUBSTITUTE(ORG.LIBREOFFICE.REGEX([.C225];&quot;(\d)+_&quot;); &quot;_&quot;;&quot;&quot;))" office:value-type="float" office:value="35" calcext:value-type="float">
            <text:p>35</text:p>
          </table:table-cell>
          <table:table-cell table:formula="of:=VALUE(SUBSTITUTE(ORG.LIBREOFFICE.REGEX([.C225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35_28.txt</text:p>
          </table:table-cell>
          <table:table-cell table:formula="of:=SUBSTITUTE([.A226];&quot;.txt&quot;;&quot;&quot;)" office:value-type="string" office:string-value="SN35_28" calcext:value-type="string">
            <text:p>SN35_28</text:p>
          </table:table-cell>
          <table:table-cell table:formula="of:=MID([.B226];3;100)" office:value-type="string" office:string-value="35_28" calcext:value-type="string">
            <text:p>35_28</text:p>
          </table:table-cell>
          <table:table-cell table:formula="of:=VALUE(SUBSTITUTE(ORG.LIBREOFFICE.REGEX([.C226];&quot;(\d)+_&quot;); &quot;_&quot;;&quot;&quot;))" office:value-type="float" office:value="35" calcext:value-type="float">
            <text:p>35</text:p>
          </table:table-cell>
          <table:table-cell table:formula="of:=VALUE(SUBSTITUTE(ORG.LIBREOFFICE.REGEX([.C226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N35_63.txt</text:p>
          </table:table-cell>
          <table:table-cell table:formula="of:=SUBSTITUTE([.A227];&quot;.txt&quot;;&quot;&quot;)" office:value-type="string" office:string-value="SN35_63" calcext:value-type="string">
            <text:p>SN35_63</text:p>
          </table:table-cell>
          <table:table-cell table:formula="of:=MID([.B227];3;100)" office:value-type="string" office:string-value="35_63" calcext:value-type="string">
            <text:p>35_63</text:p>
          </table:table-cell>
          <table:table-cell table:formula="of:=VALUE(SUBSTITUTE(ORG.LIBREOFFICE.REGEX([.C227];&quot;(\d)+_&quot;); &quot;_&quot;;&quot;&quot;))" office:value-type="float" office:value="35" calcext:value-type="float">
            <text:p>35</text:p>
          </table:table-cell>
          <table:table-cell table:formula="of:=VALUE(SUBSTITUTE(ORG.LIBREOFFICE.REGEX([.C22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N35_69.txt</text:p>
          </table:table-cell>
          <table:table-cell table:formula="of:=SUBSTITUTE([.A228];&quot;.txt&quot;;&quot;&quot;)" office:value-type="string" office:string-value="SN35_69" calcext:value-type="string">
            <text:p>SN35_69</text:p>
          </table:table-cell>
          <table:table-cell table:formula="of:=MID([.B228];3;100)" office:value-type="string" office:string-value="35_69" calcext:value-type="string">
            <text:p>35_69</text:p>
          </table:table-cell>
          <table:table-cell table:formula="of:=VALUE(SUBSTITUTE(ORG.LIBREOFFICE.REGEX([.C228];&quot;(\d)+_&quot;); &quot;_&quot;;&quot;&quot;))" office:value-type="float" office:value="35" calcext:value-type="float">
            <text:p>35</text:p>
          </table:table-cell>
          <table:table-cell table:formula="of:=VALUE(SUBSTITUTE(ORG.LIBREOFFICE.REGEX([.C228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35_74.txt</text:p>
          </table:table-cell>
          <table:table-cell table:formula="of:=SUBSTITUTE([.A229];&quot;.txt&quot;;&quot;&quot;)" office:value-type="string" office:string-value="SN35_74" calcext:value-type="string">
            <text:p>SN35_74</text:p>
          </table:table-cell>
          <table:table-cell table:formula="of:=MID([.B229];3;100)" office:value-type="string" office:string-value="35_74" calcext:value-type="string">
            <text:p>35_74</text:p>
          </table:table-cell>
          <table:table-cell table:formula="of:=VALUE(SUBSTITUTE(ORG.LIBREOFFICE.REGEX([.C229];&quot;(\d)+_&quot;); &quot;_&quot;;&quot;&quot;))" office:value-type="float" office:value="35" calcext:value-type="float">
            <text:p>35</text:p>
          </table:table-cell>
          <table:table-cell table:formula="of:=VALUE(SUBSTITUTE(ORG.LIBREOFFICE.REGEX([.C229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N35_75.txt</text:p>
          </table:table-cell>
          <table:table-cell table:formula="of:=SUBSTITUTE([.A230];&quot;.txt&quot;;&quot;&quot;)" office:value-type="string" office:string-value="SN35_75" calcext:value-type="string">
            <text:p>SN35_75</text:p>
          </table:table-cell>
          <table:table-cell table:formula="of:=MID([.B230];3;100)" office:value-type="string" office:string-value="35_75" calcext:value-type="string">
            <text:p>35_75</text:p>
          </table:table-cell>
          <table:table-cell table:formula="of:=VALUE(SUBSTITUTE(ORG.LIBREOFFICE.REGEX([.C230];&quot;(\d)+_&quot;); &quot;_&quot;;&quot;&quot;))" office:value-type="float" office:value="35" calcext:value-type="float">
            <text:p>35</text:p>
          </table:table-cell>
          <table:table-cell table:formula="of:=VALUE(SUBSTITUTE(ORG.LIBREOFFICE.REGEX([.C230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N35_80.txt</text:p>
          </table:table-cell>
          <table:table-cell table:formula="of:=SUBSTITUTE([.A231];&quot;.txt&quot;;&quot;&quot;)" office:value-type="string" office:string-value="SN35_80" calcext:value-type="string">
            <text:p>SN35_80</text:p>
          </table:table-cell>
          <table:table-cell table:formula="of:=MID([.B231];3;100)" office:value-type="string" office:string-value="35_80" calcext:value-type="string">
            <text:p>35_80</text:p>
          </table:table-cell>
          <table:table-cell table:formula="of:=VALUE(SUBSTITUTE(ORG.LIBREOFFICE.REGEX([.C231];&quot;(\d)+_&quot;); &quot;_&quot;;&quot;&quot;))" office:value-type="float" office:value="35" calcext:value-type="float">
            <text:p>35</text:p>
          </table:table-cell>
          <table:table-cell table:formula="of:=VALUE(SUBSTITUTE(ORG.LIBREOFFICE.REGEX([.C231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N35_82.txt</text:p>
          </table:table-cell>
          <table:table-cell table:formula="of:=SUBSTITUTE([.A232];&quot;.txt&quot;;&quot;&quot;)" office:value-type="string" office:string-value="SN35_82" calcext:value-type="string">
            <text:p>SN35_82</text:p>
          </table:table-cell>
          <table:table-cell table:formula="of:=MID([.B232];3;100)" office:value-type="string" office:string-value="35_82" calcext:value-type="string">
            <text:p>35_82</text:p>
          </table:table-cell>
          <table:table-cell table:formula="of:=VALUE(SUBSTITUTE(ORG.LIBREOFFICE.REGEX([.C232];&quot;(\d)+_&quot;); &quot;_&quot;;&quot;&quot;))" office:value-type="float" office:value="35" calcext:value-type="float">
            <text:p>35</text:p>
          </table:table-cell>
          <table:table-cell table:formula="of:=VALUE(SUBSTITUTE(ORG.LIBREOFFICE.REGEX([.C232];&quot;_(\d)+&quot;); &quot;_&quot;;&quot;&quot;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N35_85.txt</text:p>
          </table:table-cell>
          <table:table-cell table:formula="of:=SUBSTITUTE([.A233];&quot;.txt&quot;;&quot;&quot;)" office:value-type="string" office:string-value="SN35_85" calcext:value-type="string">
            <text:p>SN35_85</text:p>
          </table:table-cell>
          <table:table-cell table:formula="of:=MID([.B233];3;100)" office:value-type="string" office:string-value="35_85" calcext:value-type="string">
            <text:p>35_85</text:p>
          </table:table-cell>
          <table:table-cell table:formula="of:=VALUE(SUBSTITUTE(ORG.LIBREOFFICE.REGEX([.C233];&quot;(\d)+_&quot;); &quot;_&quot;;&quot;&quot;))" office:value-type="float" office:value="35" calcext:value-type="float">
            <text:p>35</text:p>
          </table:table-cell>
          <table:table-cell table:formula="of:=VALUE(SUBSTITUTE(ORG.LIBREOFFICE.REGEX([.C233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N35_88.txt</text:p>
          </table:table-cell>
          <table:table-cell table:formula="of:=SUBSTITUTE([.A234];&quot;.txt&quot;;&quot;&quot;)" office:value-type="string" office:string-value="SN35_88" calcext:value-type="string">
            <text:p>SN35_88</text:p>
          </table:table-cell>
          <table:table-cell table:formula="of:=MID([.B234];3;100)" office:value-type="string" office:string-value="35_88" calcext:value-type="string">
            <text:p>35_88</text:p>
          </table:table-cell>
          <table:table-cell table:formula="of:=VALUE(SUBSTITUTE(ORG.LIBREOFFICE.REGEX([.C234];&quot;(\d)+_&quot;); &quot;_&quot;;&quot;&quot;))" office:value-type="float" office:value="35" calcext:value-type="float">
            <text:p>35</text:p>
          </table:table-cell>
          <table:table-cell table:formula="of:=VALUE(SUBSTITUTE(ORG.LIBREOFFICE.REGEX([.C234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N35_93.txt</text:p>
          </table:table-cell>
          <table:table-cell table:formula="of:=SUBSTITUTE([.A235];&quot;.txt&quot;;&quot;&quot;)" office:value-type="string" office:string-value="SN35_93" calcext:value-type="string">
            <text:p>SN35_93</text:p>
          </table:table-cell>
          <table:table-cell table:formula="of:=MID([.B235];3;100)" office:value-type="string" office:string-value="35_93" calcext:value-type="string">
            <text:p>35_93</text:p>
          </table:table-cell>
          <table:table-cell table:formula="of:=VALUE(SUBSTITUTE(ORG.LIBREOFFICE.REGEX([.C235];&quot;(\d)+_&quot;); &quot;_&quot;;&quot;&quot;))" office:value-type="float" office:value="35" calcext:value-type="float">
            <text:p>35</text:p>
          </table:table-cell>
          <table:table-cell table:formula="of:=VALUE(SUBSTITUTE(ORG.LIBREOFFICE.REGEX([.C235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N35_95.txt</text:p>
          </table:table-cell>
          <table:table-cell table:formula="of:=SUBSTITUTE([.A236];&quot;.txt&quot;;&quot;&quot;)" office:value-type="string" office:string-value="SN35_95" calcext:value-type="string">
            <text:p>SN35_95</text:p>
          </table:table-cell>
          <table:table-cell table:formula="of:=MID([.B236];3;100)" office:value-type="string" office:string-value="35_95" calcext:value-type="string">
            <text:p>35_95</text:p>
          </table:table-cell>
          <table:table-cell table:formula="of:=VALUE(SUBSTITUTE(ORG.LIBREOFFICE.REGEX([.C236];&quot;(\d)+_&quot;); &quot;_&quot;;&quot;&quot;))" office:value-type="float" office:value="35" calcext:value-type="float">
            <text:p>35</text:p>
          </table:table-cell>
          <table:table-cell table:formula="of:=VALUE(SUBSTITUTE(ORG.LIBREOFFICE.REGEX([.C236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35_97.txt</text:p>
          </table:table-cell>
          <table:table-cell table:formula="of:=SUBSTITUTE([.A237];&quot;.txt&quot;;&quot;&quot;)" office:value-type="string" office:string-value="SN35_97" calcext:value-type="string">
            <text:p>SN35_97</text:p>
          </table:table-cell>
          <table:table-cell table:formula="of:=MID([.B237];3;100)" office:value-type="string" office:string-value="35_97" calcext:value-type="string">
            <text:p>35_97</text:p>
          </table:table-cell>
          <table:table-cell table:formula="of:=VALUE(SUBSTITUTE(ORG.LIBREOFFICE.REGEX([.C237];&quot;(\d)+_&quot;); &quot;_&quot;;&quot;&quot;))" office:value-type="float" office:value="35" calcext:value-type="float">
            <text:p>35</text:p>
          </table:table-cell>
          <table:table-cell table:formula="of:=VALUE(SUBSTITUTE(ORG.LIBREOFFICE.REGEX([.C237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35_99.txt</text:p>
          </table:table-cell>
          <table:table-cell table:formula="of:=SUBSTITUTE([.A238];&quot;.txt&quot;;&quot;&quot;)" office:value-type="string" office:string-value="SN35_99" calcext:value-type="string">
            <text:p>SN35_99</text:p>
          </table:table-cell>
          <table:table-cell table:formula="of:=MID([.B238];3;100)" office:value-type="string" office:string-value="35_99" calcext:value-type="string">
            <text:p>35_99</text:p>
          </table:table-cell>
          <table:table-cell table:formula="of:=VALUE(SUBSTITUTE(ORG.LIBREOFFICE.REGEX([.C238];&quot;(\d)+_&quot;); &quot;_&quot;;&quot;&quot;))" office:value-type="float" office:value="35" calcext:value-type="float">
            <text:p>35</text:p>
          </table:table-cell>
          <table:table-cell table:formula="of:=VALUE(SUBSTITUTE(ORG.LIBREOFFICE.REGEX([.C238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N35_101.txt</text:p>
          </table:table-cell>
          <table:table-cell table:formula="of:=SUBSTITUTE([.A239];&quot;.txt&quot;;&quot;&quot;)" office:value-type="string" office:string-value="SN35_101" calcext:value-type="string">
            <text:p>SN35_101</text:p>
          </table:table-cell>
          <table:table-cell table:formula="of:=MID([.B239];3;100)" office:value-type="string" office:string-value="35_101" calcext:value-type="string">
            <text:p>35_101</text:p>
          </table:table-cell>
          <table:table-cell table:formula="of:=VALUE(SUBSTITUTE(ORG.LIBREOFFICE.REGEX([.C239];&quot;(\d)+_&quot;); &quot;_&quot;;&quot;&quot;))" office:value-type="float" office:value="35" calcext:value-type="float">
            <text:p>35</text:p>
          </table:table-cell>
          <table:table-cell table:formula="of:=VALUE(SUBSTITUTE(ORG.LIBREOFFICE.REGEX([.C239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N35_115.txt</text:p>
          </table:table-cell>
          <table:table-cell table:formula="of:=SUBSTITUTE([.A240];&quot;.txt&quot;;&quot;&quot;)" office:value-type="string" office:string-value="SN35_115" calcext:value-type="string">
            <text:p>SN35_115</text:p>
          </table:table-cell>
          <table:table-cell table:formula="of:=MID([.B240];3;100)" office:value-type="string" office:string-value="35_115" calcext:value-type="string">
            <text:p>35_115</text:p>
          </table:table-cell>
          <table:table-cell table:formula="of:=VALUE(SUBSTITUTE(ORG.LIBREOFFICE.REGEX([.C240];&quot;(\d)+_&quot;); &quot;_&quot;;&quot;&quot;))" office:value-type="float" office:value="35" calcext:value-type="float">
            <text:p>35</text:p>
          </table:table-cell>
          <table:table-cell table:formula="of:=VALUE(SUBSTITUTE(ORG.LIBREOFFICE.REGEX([.C240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N35_116.txt</text:p>
          </table:table-cell>
          <table:table-cell table:formula="of:=SUBSTITUTE([.A241];&quot;.txt&quot;;&quot;&quot;)" office:value-type="string" office:string-value="SN35_116" calcext:value-type="string">
            <text:p>SN35_116</text:p>
          </table:table-cell>
          <table:table-cell table:formula="of:=MID([.B241];3;100)" office:value-type="string" office:string-value="35_116" calcext:value-type="string">
            <text:p>35_116</text:p>
          </table:table-cell>
          <table:table-cell table:formula="of:=VALUE(SUBSTITUTE(ORG.LIBREOFFICE.REGEX([.C241];&quot;(\d)+_&quot;); &quot;_&quot;;&quot;&quot;))" office:value-type="float" office:value="35" calcext:value-type="float">
            <text:p>35</text:p>
          </table:table-cell>
          <table:table-cell table:formula="of:=VALUE(SUBSTITUTE(ORG.LIBREOFFICE.REGEX([.C241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N35_117.txt</text:p>
          </table:table-cell>
          <table:table-cell table:formula="of:=SUBSTITUTE([.A242];&quot;.txt&quot;;&quot;&quot;)" office:value-type="string" office:string-value="SN35_117" calcext:value-type="string">
            <text:p>SN35_117</text:p>
          </table:table-cell>
          <table:table-cell table:formula="of:=MID([.B242];3;100)" office:value-type="string" office:string-value="35_117" calcext:value-type="string">
            <text:p>35_117</text:p>
          </table:table-cell>
          <table:table-cell table:formula="of:=VALUE(SUBSTITUTE(ORG.LIBREOFFICE.REGEX([.C242];&quot;(\d)+_&quot;); &quot;_&quot;;&quot;&quot;))" office:value-type="float" office:value="35" calcext:value-type="float">
            <text:p>35</text:p>
          </table:table-cell>
          <table:table-cell table:formula="of:=VALUE(SUBSTITUTE(ORG.LIBREOFFICE.REGEX([.C242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N35_118.txt</text:p>
          </table:table-cell>
          <table:table-cell table:formula="of:=SUBSTITUTE([.A243];&quot;.txt&quot;;&quot;&quot;)" office:value-type="string" office:string-value="SN35_118" calcext:value-type="string">
            <text:p>SN35_118</text:p>
          </table:table-cell>
          <table:table-cell table:formula="of:=MID([.B243];3;100)" office:value-type="string" office:string-value="35_118" calcext:value-type="string">
            <text:p>35_118</text:p>
          </table:table-cell>
          <table:table-cell table:formula="of:=VALUE(SUBSTITUTE(ORG.LIBREOFFICE.REGEX([.C243];&quot;(\d)+_&quot;); &quot;_&quot;;&quot;&quot;))" office:value-type="float" office:value="35" calcext:value-type="float">
            <text:p>35</text:p>
          </table:table-cell>
          <table:table-cell table:formula="of:=VALUE(SUBSTITUTE(ORG.LIBREOFFICE.REGEX([.C243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N35_127.txt</text:p>
          </table:table-cell>
          <table:table-cell table:formula="of:=SUBSTITUTE([.A244];&quot;.txt&quot;;&quot;&quot;)" office:value-type="string" office:string-value="SN35_127" calcext:value-type="string">
            <text:p>SN35_127</text:p>
          </table:table-cell>
          <table:table-cell table:formula="of:=MID([.B244];3;100)" office:value-type="string" office:string-value="35_127" calcext:value-type="string">
            <text:p>35_127</text:p>
          </table:table-cell>
          <table:table-cell table:formula="of:=VALUE(SUBSTITUTE(ORG.LIBREOFFICE.REGEX([.C244];&quot;(\d)+_&quot;); &quot;_&quot;;&quot;&quot;))" office:value-type="float" office:value="35" calcext:value-type="float">
            <text:p>35</text:p>
          </table:table-cell>
          <table:table-cell table:formula="of:=VALUE(SUBSTITUTE(ORG.LIBREOFFICE.REGEX([.C244];&quot;_(\d)+&quot;); &quot;_&quot;;&quot;&quot;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N35_134.txt</text:p>
          </table:table-cell>
          <table:table-cell table:formula="of:=SUBSTITUTE([.A245];&quot;.txt&quot;;&quot;&quot;)" office:value-type="string" office:string-value="SN35_134" calcext:value-type="string">
            <text:p>SN35_134</text:p>
          </table:table-cell>
          <table:table-cell table:formula="of:=MID([.B245];3;100)" office:value-type="string" office:string-value="35_134" calcext:value-type="string">
            <text:p>35_134</text:p>
          </table:table-cell>
          <table:table-cell table:formula="of:=VALUE(SUBSTITUTE(ORG.LIBREOFFICE.REGEX([.C245];&quot;(\d)+_&quot;); &quot;_&quot;;&quot;&quot;))" office:value-type="float" office:value="35" calcext:value-type="float">
            <text:p>35</text:p>
          </table:table-cell>
          <table:table-cell table:formula="of:=VALUE(SUBSTITUTE(ORG.LIBREOFFICE.REGEX([.C245];&quot;_(\d)+&quot;); &quot;_&quot;;&quot;&quot;)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N35_135.txt</text:p>
          </table:table-cell>
          <table:table-cell table:formula="of:=SUBSTITUTE([.A246];&quot;.txt&quot;;&quot;&quot;)" office:value-type="string" office:string-value="SN35_135" calcext:value-type="string">
            <text:p>SN35_135</text:p>
          </table:table-cell>
          <table:table-cell table:formula="of:=MID([.B246];3;100)" office:value-type="string" office:string-value="35_135" calcext:value-type="string">
            <text:p>35_135</text:p>
          </table:table-cell>
          <table:table-cell table:formula="of:=VALUE(SUBSTITUTE(ORG.LIBREOFFICE.REGEX([.C246];&quot;(\d)+_&quot;); &quot;_&quot;;&quot;&quot;))" office:value-type="float" office:value="35" calcext:value-type="float">
            <text:p>35</text:p>
          </table:table-cell>
          <table:table-cell table:formula="of:=VALUE(SUBSTITUTE(ORG.LIBREOFFICE.REGEX([.C246];&quot;_(\d)+&quot;); &quot;_&quot;;&quot;&quot;)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N35_136.txt</text:p>
          </table:table-cell>
          <table:table-cell table:formula="of:=SUBSTITUTE([.A247];&quot;.txt&quot;;&quot;&quot;)" office:value-type="string" office:string-value="SN35_136" calcext:value-type="string">
            <text:p>SN35_136</text:p>
          </table:table-cell>
          <table:table-cell table:formula="of:=MID([.B247];3;100)" office:value-type="string" office:string-value="35_136" calcext:value-type="string">
            <text:p>35_136</text:p>
          </table:table-cell>
          <table:table-cell table:formula="of:=VALUE(SUBSTITUTE(ORG.LIBREOFFICE.REGEX([.C247];&quot;(\d)+_&quot;); &quot;_&quot;;&quot;&quot;))" office:value-type="float" office:value="35" calcext:value-type="float">
            <text:p>35</text:p>
          </table:table-cell>
          <table:table-cell table:formula="of:=VALUE(SUBSTITUTE(ORG.LIBREOFFICE.REGEX([.C247];&quot;_(\d)+&quot;); &quot;_&quot;;&quot;&quot;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N35_145.txt</text:p>
          </table:table-cell>
          <table:table-cell table:formula="of:=SUBSTITUTE([.A248];&quot;.txt&quot;;&quot;&quot;)" office:value-type="string" office:string-value="SN35_145" calcext:value-type="string">
            <text:p>SN35_145</text:p>
          </table:table-cell>
          <table:table-cell table:formula="of:=MID([.B248];3;100)" office:value-type="string" office:string-value="35_145" calcext:value-type="string">
            <text:p>35_145</text:p>
          </table:table-cell>
          <table:table-cell table:formula="of:=VALUE(SUBSTITUTE(ORG.LIBREOFFICE.REGEX([.C248];&quot;(\d)+_&quot;); &quot;_&quot;;&quot;&quot;))" office:value-type="float" office:value="35" calcext:value-type="float">
            <text:p>35</text:p>
          </table:table-cell>
          <table:table-cell table:formula="of:=VALUE(SUBSTITUTE(ORG.LIBREOFFICE.REGEX([.C248];&quot;_(\d)+&quot;); &quot;_&quot;;&quot;&quot;)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N35_153.txt</text:p>
          </table:table-cell>
          <table:table-cell table:formula="of:=SUBSTITUTE([.A249];&quot;.txt&quot;;&quot;&quot;)" office:value-type="string" office:string-value="SN35_153" calcext:value-type="string">
            <text:p>SN35_153</text:p>
          </table:table-cell>
          <table:table-cell table:formula="of:=MID([.B249];3;100)" office:value-type="string" office:string-value="35_153" calcext:value-type="string">
            <text:p>35_153</text:p>
          </table:table-cell>
          <table:table-cell table:formula="of:=VALUE(SUBSTITUTE(ORG.LIBREOFFICE.REGEX([.C249];&quot;(\d)+_&quot;); &quot;_&quot;;&quot;&quot;))" office:value-type="float" office:value="35" calcext:value-type="float">
            <text:p>35</text:p>
          </table:table-cell>
          <table:table-cell table:formula="of:=VALUE(SUBSTITUTE(ORG.LIBREOFFICE.REGEX([.C249];&quot;_(\d)+&quot;); &quot;_&quot;;&quot;&quot;)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N35_187.txt</text:p>
          </table:table-cell>
          <table:table-cell table:formula="of:=SUBSTITUTE([.A250];&quot;.txt&quot;;&quot;&quot;)" office:value-type="string" office:string-value="SN35_187" calcext:value-type="string">
            <text:p>SN35_187</text:p>
          </table:table-cell>
          <table:table-cell table:formula="of:=MID([.B250];3;100)" office:value-type="string" office:string-value="35_187" calcext:value-type="string">
            <text:p>35_187</text:p>
          </table:table-cell>
          <table:table-cell table:formula="of:=VALUE(SUBSTITUTE(ORG.LIBREOFFICE.REGEX([.C250];&quot;(\d)+_&quot;); &quot;_&quot;;&quot;&quot;))" office:value-type="float" office:value="35" calcext:value-type="float">
            <text:p>35</text:p>
          </table:table-cell>
          <table:table-cell table:formula="of:=VALUE(SUBSTITUTE(ORG.LIBREOFFICE.REGEX([.C250];&quot;_(\d)+&quot;); &quot;_&quot;;&quot;&quot;)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N35_188.txt</text:p>
          </table:table-cell>
          <table:table-cell table:formula="of:=SUBSTITUTE([.A251];&quot;.txt&quot;;&quot;&quot;)" office:value-type="string" office:string-value="SN35_188" calcext:value-type="string">
            <text:p>SN35_188</text:p>
          </table:table-cell>
          <table:table-cell table:formula="of:=MID([.B251];3;100)" office:value-type="string" office:string-value="35_188" calcext:value-type="string">
            <text:p>35_188</text:p>
          </table:table-cell>
          <table:table-cell table:formula="of:=VALUE(SUBSTITUTE(ORG.LIBREOFFICE.REGEX([.C251];&quot;(\d)+_&quot;); &quot;_&quot;;&quot;&quot;))" office:value-type="float" office:value="35" calcext:value-type="float">
            <text:p>35</text:p>
          </table:table-cell>
          <table:table-cell table:formula="of:=VALUE(SUBSTITUTE(ORG.LIBREOFFICE.REGEX([.C251];&quot;_(\d)+&quot;); &quot;_&quot;;&quot;&quot;)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N35_189.txt</text:p>
          </table:table-cell>
          <table:table-cell table:formula="of:=SUBSTITUTE([.A252];&quot;.txt&quot;;&quot;&quot;)" office:value-type="string" office:string-value="SN35_189" calcext:value-type="string">
            <text:p>SN35_189</text:p>
          </table:table-cell>
          <table:table-cell table:formula="of:=MID([.B252];3;100)" office:value-type="string" office:string-value="35_189" calcext:value-type="string">
            <text:p>35_189</text:p>
          </table:table-cell>
          <table:table-cell table:formula="of:=VALUE(SUBSTITUTE(ORG.LIBREOFFICE.REGEX([.C252];&quot;(\d)+_&quot;); &quot;_&quot;;&quot;&quot;))" office:value-type="float" office:value="35" calcext:value-type="float">
            <text:p>35</text:p>
          </table:table-cell>
          <table:table-cell table:formula="of:=VALUE(SUBSTITUTE(ORG.LIBREOFFICE.REGEX([.C252];&quot;_(\d)+&quot;); &quot;_&quot;;&quot;&quot;)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N35_190.txt</text:p>
          </table:table-cell>
          <table:table-cell table:formula="of:=SUBSTITUTE([.A253];&quot;.txt&quot;;&quot;&quot;)" office:value-type="string" office:string-value="SN35_190" calcext:value-type="string">
            <text:p>SN35_190</text:p>
          </table:table-cell>
          <table:table-cell table:formula="of:=MID([.B253];3;100)" office:value-type="string" office:string-value="35_190" calcext:value-type="string">
            <text:p>35_190</text:p>
          </table:table-cell>
          <table:table-cell table:formula="of:=VALUE(SUBSTITUTE(ORG.LIBREOFFICE.REGEX([.C253];&quot;(\d)+_&quot;); &quot;_&quot;;&quot;&quot;))" office:value-type="float" office:value="35" calcext:value-type="float">
            <text:p>35</text:p>
          </table:table-cell>
          <table:table-cell table:formula="of:=VALUE(SUBSTITUTE(ORG.LIBREOFFICE.REGEX([.C253];&quot;_(\d)+&quot;); &quot;_&quot;;&quot;&quot;)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N35_191.txt</text:p>
          </table:table-cell>
          <table:table-cell table:formula="of:=SUBSTITUTE([.A254];&quot;.txt&quot;;&quot;&quot;)" office:value-type="string" office:string-value="SN35_191" calcext:value-type="string">
            <text:p>SN35_191</text:p>
          </table:table-cell>
          <table:table-cell table:formula="of:=MID([.B254];3;100)" office:value-type="string" office:string-value="35_191" calcext:value-type="string">
            <text:p>35_191</text:p>
          </table:table-cell>
          <table:table-cell table:formula="of:=VALUE(SUBSTITUTE(ORG.LIBREOFFICE.REGEX([.C254];&quot;(\d)+_&quot;); &quot;_&quot;;&quot;&quot;))" office:value-type="float" office:value="35" calcext:value-type="float">
            <text:p>35</text:p>
          </table:table-cell>
          <table:table-cell table:formula="of:=VALUE(SUBSTITUTE(ORG.LIBREOFFICE.REGEX([.C254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N35_193.txt</text:p>
          </table:table-cell>
          <table:table-cell table:formula="of:=SUBSTITUTE([.A255];&quot;.txt&quot;;&quot;&quot;)" office:value-type="string" office:string-value="SN35_193" calcext:value-type="string">
            <text:p>SN35_193</text:p>
          </table:table-cell>
          <table:table-cell table:formula="of:=MID([.B255];3;100)" office:value-type="string" office:string-value="35_193" calcext:value-type="string">
            <text:p>35_193</text:p>
          </table:table-cell>
          <table:table-cell table:formula="of:=VALUE(SUBSTITUTE(ORG.LIBREOFFICE.REGEX([.C255];&quot;(\d)+_&quot;); &quot;_&quot;;&quot;&quot;))" office:value-type="float" office:value="35" calcext:value-type="float">
            <text:p>35</text:p>
          </table:table-cell>
          <table:table-cell table:formula="of:=VALUE(SUBSTITUTE(ORG.LIBREOFFICE.REGEX([.C255];&quot;_(\d)+&quot;); &quot;_&quot;;&quot;&quot;)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N35_197.txt</text:p>
          </table:table-cell>
          <table:table-cell table:formula="of:=SUBSTITUTE([.A256];&quot;.txt&quot;;&quot;&quot;)" office:value-type="string" office:string-value="SN35_197" calcext:value-type="string">
            <text:p>SN35_197</text:p>
          </table:table-cell>
          <table:table-cell table:formula="of:=MID([.B256];3;100)" office:value-type="string" office:string-value="35_197" calcext:value-type="string">
            <text:p>35_197</text:p>
          </table:table-cell>
          <table:table-cell table:formula="of:=VALUE(SUBSTITUTE(ORG.LIBREOFFICE.REGEX([.C256];&quot;(\d)+_&quot;); &quot;_&quot;;&quot;&quot;))" office:value-type="float" office:value="35" calcext:value-type="float">
            <text:p>35</text:p>
          </table:table-cell>
          <table:table-cell table:formula="of:=VALUE(SUBSTITUTE(ORG.LIBREOFFICE.REGEX([.C256];&quot;_(\d)+&quot;); &quot;_&quot;;&quot;&quot;)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N35_198.txt</text:p>
          </table:table-cell>
          <table:table-cell table:formula="of:=SUBSTITUTE([.A257];&quot;.txt&quot;;&quot;&quot;)" office:value-type="string" office:string-value="SN35_198" calcext:value-type="string">
            <text:p>SN35_198</text:p>
          </table:table-cell>
          <table:table-cell table:formula="of:=MID([.B257];3;100)" office:value-type="string" office:string-value="35_198" calcext:value-type="string">
            <text:p>35_198</text:p>
          </table:table-cell>
          <table:table-cell table:formula="of:=VALUE(SUBSTITUTE(ORG.LIBREOFFICE.REGEX([.C257];&quot;(\d)+_&quot;); &quot;_&quot;;&quot;&quot;))" office:value-type="float" office:value="35" calcext:value-type="float">
            <text:p>35</text:p>
          </table:table-cell>
          <table:table-cell table:formula="of:=VALUE(SUBSTITUTE(ORG.LIBREOFFICE.REGEX([.C257];&quot;_(\d)+&quot;); &quot;_&quot;;&quot;&quot;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N35_199.txt</text:p>
          </table:table-cell>
          <table:table-cell table:formula="of:=SUBSTITUTE([.A258];&quot;.txt&quot;;&quot;&quot;)" office:value-type="string" office:string-value="SN35_199" calcext:value-type="string">
            <text:p>SN35_199</text:p>
          </table:table-cell>
          <table:table-cell table:formula="of:=MID([.B258];3;100)" office:value-type="string" office:string-value="35_199" calcext:value-type="string">
            <text:p>35_199</text:p>
          </table:table-cell>
          <table:table-cell table:formula="of:=VALUE(SUBSTITUTE(ORG.LIBREOFFICE.REGEX([.C258];&quot;(\d)+_&quot;); &quot;_&quot;;&quot;&quot;))" office:value-type="float" office:value="35" calcext:value-type="float">
            <text:p>35</text:p>
          </table:table-cell>
          <table:table-cell table:formula="of:=VALUE(SUBSTITUTE(ORG.LIBREOFFICE.REGEX([.C258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N35_200.txt</text:p>
          </table:table-cell>
          <table:table-cell table:formula="of:=SUBSTITUTE([.A259];&quot;.txt&quot;;&quot;&quot;)" office:value-type="string" office:string-value="SN35_200" calcext:value-type="string">
            <text:p>SN35_200</text:p>
          </table:table-cell>
          <table:table-cell table:formula="of:=MID([.B259];3;100)" office:value-type="string" office:string-value="35_200" calcext:value-type="string">
            <text:p>35_200</text:p>
          </table:table-cell>
          <table:table-cell table:formula="of:=VALUE(SUBSTITUTE(ORG.LIBREOFFICE.REGEX([.C259];&quot;(\d)+_&quot;); &quot;_&quot;;&quot;&quot;))" office:value-type="float" office:value="35" calcext:value-type="float">
            <text:p>35</text:p>
          </table:table-cell>
          <table:table-cell table:formula="of:=VALUE(SUBSTITUTE(ORG.LIBREOFFICE.REGEX([.C259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N35_202.txt</text:p>
          </table:table-cell>
          <table:table-cell table:formula="of:=SUBSTITUTE([.A260];&quot;.txt&quot;;&quot;&quot;)" office:value-type="string" office:string-value="SN35_202" calcext:value-type="string">
            <text:p>SN35_202</text:p>
          </table:table-cell>
          <table:table-cell table:formula="of:=MID([.B260];3;100)" office:value-type="string" office:string-value="35_202" calcext:value-type="string">
            <text:p>35_202</text:p>
          </table:table-cell>
          <table:table-cell table:formula="of:=VALUE(SUBSTITUTE(ORG.LIBREOFFICE.REGEX([.C260];&quot;(\d)+_&quot;); &quot;_&quot;;&quot;&quot;))" office:value-type="float" office:value="35" calcext:value-type="float">
            <text:p>35</text:p>
          </table:table-cell>
          <table:table-cell table:formula="of:=VALUE(SUBSTITUTE(ORG.LIBREOFFICE.REGEX([.C260];&quot;_(\d)+&quot;); &quot;_&quot;;&quot;&quot;)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N35_204.txt</text:p>
          </table:table-cell>
          <table:table-cell table:formula="of:=SUBSTITUTE([.A261];&quot;.txt&quot;;&quot;&quot;)" office:value-type="string" office:string-value="SN35_204" calcext:value-type="string">
            <text:p>SN35_204</text:p>
          </table:table-cell>
          <table:table-cell table:formula="of:=MID([.B261];3;100)" office:value-type="string" office:string-value="35_204" calcext:value-type="string">
            <text:p>35_204</text:p>
          </table:table-cell>
          <table:table-cell table:formula="of:=VALUE(SUBSTITUTE(ORG.LIBREOFFICE.REGEX([.C261];&quot;(\d)+_&quot;); &quot;_&quot;;&quot;&quot;))" office:value-type="float" office:value="35" calcext:value-type="float">
            <text:p>35</text:p>
          </table:table-cell>
          <table:table-cell table:formula="of:=VALUE(SUBSTITUTE(ORG.LIBREOFFICE.REGEX([.C261];&quot;_(\d)+&quot;); &quot;_&quot;;&quot;&quot;)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N35_205.txt</text:p>
          </table:table-cell>
          <table:table-cell table:formula="of:=SUBSTITUTE([.A262];&quot;.txt&quot;;&quot;&quot;)" office:value-type="string" office:string-value="SN35_205" calcext:value-type="string">
            <text:p>SN35_205</text:p>
          </table:table-cell>
          <table:table-cell table:formula="of:=MID([.B262];3;100)" office:value-type="string" office:string-value="35_205" calcext:value-type="string">
            <text:p>35_205</text:p>
          </table:table-cell>
          <table:table-cell table:formula="of:=VALUE(SUBSTITUTE(ORG.LIBREOFFICE.REGEX([.C262];&quot;(\d)+_&quot;); &quot;_&quot;;&quot;&quot;))" office:value-type="float" office:value="35" calcext:value-type="float">
            <text:p>35</text:p>
          </table:table-cell>
          <table:table-cell table:formula="of:=VALUE(SUBSTITUTE(ORG.LIBREOFFICE.REGEX([.C262];&quot;_(\d)+&quot;); &quot;_&quot;;&quot;&quot;))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N35_206.txt</text:p>
          </table:table-cell>
          <table:table-cell table:formula="of:=SUBSTITUTE([.A263];&quot;.txt&quot;;&quot;&quot;)" office:value-type="string" office:string-value="SN35_206" calcext:value-type="string">
            <text:p>SN35_206</text:p>
          </table:table-cell>
          <table:table-cell table:formula="of:=MID([.B263];3;100)" office:value-type="string" office:string-value="35_206" calcext:value-type="string">
            <text:p>35_206</text:p>
          </table:table-cell>
          <table:table-cell table:formula="of:=VALUE(SUBSTITUTE(ORG.LIBREOFFICE.REGEX([.C263];&quot;(\d)+_&quot;); &quot;_&quot;;&quot;&quot;))" office:value-type="float" office:value="35" calcext:value-type="float">
            <text:p>35</text:p>
          </table:table-cell>
          <table:table-cell table:formula="of:=VALUE(SUBSTITUTE(ORG.LIBREOFFICE.REGEX([.C263];&quot;_(\d)+&quot;); &quot;_&quot;;&quot;&quot;)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N35_207.txt</text:p>
          </table:table-cell>
          <table:table-cell table:formula="of:=SUBSTITUTE([.A264];&quot;.txt&quot;;&quot;&quot;)" office:value-type="string" office:string-value="SN35_207" calcext:value-type="string">
            <text:p>SN35_207</text:p>
          </table:table-cell>
          <table:table-cell table:formula="of:=MID([.B264];3;100)" office:value-type="string" office:string-value="35_207" calcext:value-type="string">
            <text:p>35_207</text:p>
          </table:table-cell>
          <table:table-cell table:formula="of:=VALUE(SUBSTITUTE(ORG.LIBREOFFICE.REGEX([.C264];&quot;(\d)+_&quot;); &quot;_&quot;;&quot;&quot;))" office:value-type="float" office:value="35" calcext:value-type="float">
            <text:p>35</text:p>
          </table:table-cell>
          <table:table-cell table:formula="of:=VALUE(SUBSTITUTE(ORG.LIBREOFFICE.REGEX([.C264];&quot;_(\d)+&quot;); &quot;_&quot;;&quot;&quot;)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N36_4.txt</text:p>
          </table:table-cell>
          <table:table-cell table:formula="of:=SUBSTITUTE([.A265];&quot;.txt&quot;;&quot;&quot;)" office:value-type="string" office:string-value="SN36_4" calcext:value-type="string">
            <text:p>SN36_4</text:p>
          </table:table-cell>
          <table:table-cell table:formula="of:=MID([.B265];3;100)" office:value-type="string" office:string-value="36_4" calcext:value-type="string">
            <text:p>36_4</text:p>
          </table:table-cell>
          <table:table-cell table:formula="of:=VALUE(SUBSTITUTE(ORG.LIBREOFFICE.REGEX([.C265];&quot;(\d)+_&quot;); &quot;_&quot;;&quot;&quot;))" office:value-type="float" office:value="36" calcext:value-type="float">
            <text:p>36</text:p>
          </table:table-cell>
          <table:table-cell table:formula="of:=VALUE(SUBSTITUTE(ORG.LIBREOFFICE.REGEX([.C26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36_6.txt</text:p>
          </table:table-cell>
          <table:table-cell table:formula="of:=SUBSTITUTE([.A266];&quot;.txt&quot;;&quot;&quot;)" office:value-type="string" office:string-value="SN36_6" calcext:value-type="string">
            <text:p>SN36_6</text:p>
          </table:table-cell>
          <table:table-cell table:formula="of:=MID([.B266];3;100)" office:value-type="string" office:string-value="36_6" calcext:value-type="string">
            <text:p>36_6</text:p>
          </table:table-cell>
          <table:table-cell table:formula="of:=VALUE(SUBSTITUTE(ORG.LIBREOFFICE.REGEX([.C266];&quot;(\d)+_&quot;); &quot;_&quot;;&quot;&quot;))" office:value-type="float" office:value="36" calcext:value-type="float">
            <text:p>36</text:p>
          </table:table-cell>
          <table:table-cell table:formula="of:=VALUE(SUBSTITUTE(ORG.LIBREOFFICE.REGEX([.C266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36_7.txt</text:p>
          </table:table-cell>
          <table:table-cell table:formula="of:=SUBSTITUTE([.A267];&quot;.txt&quot;;&quot;&quot;)" office:value-type="string" office:string-value="SN36_7" calcext:value-type="string">
            <text:p>SN36_7</text:p>
          </table:table-cell>
          <table:table-cell table:formula="of:=MID([.B267];3;100)" office:value-type="string" office:string-value="36_7" calcext:value-type="string">
            <text:p>36_7</text:p>
          </table:table-cell>
          <table:table-cell table:formula="of:=VALUE(SUBSTITUTE(ORG.LIBREOFFICE.REGEX([.C267];&quot;(\d)+_&quot;); &quot;_&quot;;&quot;&quot;))" office:value-type="float" office:value="36" calcext:value-type="float">
            <text:p>36</text:p>
          </table:table-cell>
          <table:table-cell table:formula="of:=VALUE(SUBSTITUTE(ORG.LIBREOFFICE.REGEX([.C267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36_11.txt</text:p>
          </table:table-cell>
          <table:table-cell table:formula="of:=SUBSTITUTE([.A268];&quot;.txt&quot;;&quot;&quot;)" office:value-type="string" office:string-value="SN36_11" calcext:value-type="string">
            <text:p>SN36_11</text:p>
          </table:table-cell>
          <table:table-cell table:formula="of:=MID([.B268];3;100)" office:value-type="string" office:string-value="36_11" calcext:value-type="string">
            <text:p>36_11</text:p>
          </table:table-cell>
          <table:table-cell table:formula="of:=VALUE(SUBSTITUTE(ORG.LIBREOFFICE.REGEX([.C268];&quot;(\d)+_&quot;); &quot;_&quot;;&quot;&quot;))" office:value-type="float" office:value="36" calcext:value-type="float">
            <text:p>36</text:p>
          </table:table-cell>
          <table:table-cell table:formula="of:=VALUE(SUBSTITUTE(ORG.LIBREOFFICE.REGEX([.C26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36_19.txt</text:p>
          </table:table-cell>
          <table:table-cell table:formula="of:=SUBSTITUTE([.A269];&quot;.txt&quot;;&quot;&quot;)" office:value-type="string" office:string-value="SN36_19" calcext:value-type="string">
            <text:p>SN36_19</text:p>
          </table:table-cell>
          <table:table-cell table:formula="of:=MID([.B269];3;100)" office:value-type="string" office:string-value="36_19" calcext:value-type="string">
            <text:p>36_19</text:p>
          </table:table-cell>
          <table:table-cell table:formula="of:=VALUE(SUBSTITUTE(ORG.LIBREOFFICE.REGEX([.C269];&quot;(\d)+_&quot;); &quot;_&quot;;&quot;&quot;))" office:value-type="float" office:value="36" calcext:value-type="float">
            <text:p>36</text:p>
          </table:table-cell>
          <table:table-cell table:formula="of:=VALUE(SUBSTITUTE(ORG.LIBREOFFICE.REGEX([.C269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6_21.txt</text:p>
          </table:table-cell>
          <table:table-cell table:formula="of:=SUBSTITUTE([.A270];&quot;.txt&quot;;&quot;&quot;)" office:value-type="string" office:string-value="SN36_21" calcext:value-type="string">
            <text:p>SN36_21</text:p>
          </table:table-cell>
          <table:table-cell table:formula="of:=MID([.B270];3;100)" office:value-type="string" office:string-value="36_21" calcext:value-type="string">
            <text:p>36_21</text:p>
          </table:table-cell>
          <table:table-cell table:formula="of:=VALUE(SUBSTITUTE(ORG.LIBREOFFICE.REGEX([.C270];&quot;(\d)+_&quot;); &quot;_&quot;;&quot;&quot;))" office:value-type="float" office:value="36" calcext:value-type="float">
            <text:p>36</text:p>
          </table:table-cell>
          <table:table-cell table:formula="of:=VALUE(SUBSTITUTE(ORG.LIBREOFFICE.REGEX([.C270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36_22.txt</text:p>
          </table:table-cell>
          <table:table-cell table:formula="of:=SUBSTITUTE([.A271];&quot;.txt&quot;;&quot;&quot;)" office:value-type="string" office:string-value="SN36_22" calcext:value-type="string">
            <text:p>SN36_22</text:p>
          </table:table-cell>
          <table:table-cell table:formula="of:=MID([.B271];3;100)" office:value-type="string" office:string-value="36_22" calcext:value-type="string">
            <text:p>36_22</text:p>
          </table:table-cell>
          <table:table-cell table:formula="of:=VALUE(SUBSTITUTE(ORG.LIBREOFFICE.REGEX([.C271];&quot;(\d)+_&quot;); &quot;_&quot;;&quot;&quot;))" office:value-type="float" office:value="36" calcext:value-type="float">
            <text:p>36</text:p>
          </table:table-cell>
          <table:table-cell table:formula="of:=VALUE(SUBSTITUTE(ORG.LIBREOFFICE.REGEX([.C271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6_23.txt</text:p>
          </table:table-cell>
          <table:table-cell table:formula="of:=SUBSTITUTE([.A272];&quot;.txt&quot;;&quot;&quot;)" office:value-type="string" office:string-value="SN36_23" calcext:value-type="string">
            <text:p>SN36_23</text:p>
          </table:table-cell>
          <table:table-cell table:formula="of:=MID([.B272];3;100)" office:value-type="string" office:string-value="36_23" calcext:value-type="string">
            <text:p>36_23</text:p>
          </table:table-cell>
          <table:table-cell table:formula="of:=VALUE(SUBSTITUTE(ORG.LIBREOFFICE.REGEX([.C272];&quot;(\d)+_&quot;); &quot;_&quot;;&quot;&quot;))" office:value-type="float" office:value="36" calcext:value-type="float">
            <text:p>36</text:p>
          </table:table-cell>
          <table:table-cell table:formula="of:=VALUE(SUBSTITUTE(ORG.LIBREOFFICE.REGEX([.C272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6_31.txt</text:p>
          </table:table-cell>
          <table:table-cell table:formula="of:=SUBSTITUTE([.A273];&quot;.txt&quot;;&quot;&quot;)" office:value-type="string" office:string-value="SN36_31" calcext:value-type="string">
            <text:p>SN36_31</text:p>
          </table:table-cell>
          <table:table-cell table:formula="of:=MID([.B273];3;100)" office:value-type="string" office:string-value="36_31" calcext:value-type="string">
            <text:p>36_31</text:p>
          </table:table-cell>
          <table:table-cell table:formula="of:=VALUE(SUBSTITUTE(ORG.LIBREOFFICE.REGEX([.C273];&quot;(\d)+_&quot;); &quot;_&quot;;&quot;&quot;))" office:value-type="float" office:value="36" calcext:value-type="float">
            <text:p>36</text:p>
          </table:table-cell>
          <table:table-cell table:formula="of:=VALUE(SUBSTITUTE(ORG.LIBREOFFICE.REGEX([.C273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37_34.txt</text:p>
          </table:table-cell>
          <table:table-cell table:formula="of:=SUBSTITUTE([.A274];&quot;.txt&quot;;&quot;&quot;)" office:value-type="string" office:string-value="SN37_34" calcext:value-type="string">
            <text:p>SN37_34</text:p>
          </table:table-cell>
          <table:table-cell table:formula="of:=MID([.B274];3;100)" office:value-type="string" office:string-value="37_34" calcext:value-type="string">
            <text:p>37_34</text:p>
          </table:table-cell>
          <table:table-cell table:formula="of:=VALUE(SUBSTITUTE(ORG.LIBREOFFICE.REGEX([.C274];&quot;(\d)+_&quot;); &quot;_&quot;;&quot;&quot;))" office:value-type="float" office:value="37" calcext:value-type="float">
            <text:p>37</text:p>
          </table:table-cell>
          <table:table-cell table:formula="of:=VALUE(SUBSTITUTE(ORG.LIBREOFFICE.REGEX([.C274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N38_14.txt</text:p>
          </table:table-cell>
          <table:table-cell table:formula="of:=SUBSTITUTE([.A275];&quot;.txt&quot;;&quot;&quot;)" office:value-type="string" office:string-value="SN38_14" calcext:value-type="string">
            <text:p>SN38_14</text:p>
          </table:table-cell>
          <table:table-cell table:formula="of:=MID([.B275];3;100)" office:value-type="string" office:string-value="38_14" calcext:value-type="string">
            <text:p>38_14</text:p>
          </table:table-cell>
          <table:table-cell table:formula="of:=VALUE(SUBSTITUTE(ORG.LIBREOFFICE.REGEX([.C275];&quot;(\d)+_&quot;); &quot;_&quot;;&quot;&quot;))" office:value-type="float" office:value="38" calcext:value-type="float">
            <text:p>38</text:p>
          </table:table-cell>
          <table:table-cell table:formula="of:=VALUE(SUBSTITUTE(ORG.LIBREOFFICE.REGEX([.C27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41_3.txt</text:p>
          </table:table-cell>
          <table:table-cell table:formula="of:=SUBSTITUTE([.A276];&quot;.txt&quot;;&quot;&quot;)" office:value-type="string" office:string-value="SN41_3" calcext:value-type="string">
            <text:p>SN41_3</text:p>
          </table:table-cell>
          <table:table-cell table:formula="of:=MID([.B276];3;100)" office:value-type="string" office:string-value="41_3" calcext:value-type="string">
            <text:p>41_3</text:p>
          </table:table-cell>
          <table:table-cell table:formula="of:=VALUE(SUBSTITUTE(ORG.LIBREOFFICE.REGEX([.C276];&quot;(\d)+_&quot;); &quot;_&quot;;&quot;&quot;))" office:value-type="float" office:value="41" calcext:value-type="float">
            <text:p>41</text:p>
          </table:table-cell>
          <table:table-cell table:formula="of:=VALUE(SUBSTITUTE(ORG.LIBREOFFICE.REGEX([.C27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1_4.txt</text:p>
          </table:table-cell>
          <table:table-cell table:formula="of:=SUBSTITUTE([.A277];&quot;.txt&quot;;&quot;&quot;)" office:value-type="string" office:string-value="SN41_4" calcext:value-type="string">
            <text:p>SN41_4</text:p>
          </table:table-cell>
          <table:table-cell table:formula="of:=MID([.B277];3;100)" office:value-type="string" office:string-value="41_4" calcext:value-type="string">
            <text:p>41_4</text:p>
          </table:table-cell>
          <table:table-cell table:formula="of:=VALUE(SUBSTITUTE(ORG.LIBREOFFICE.REGEX([.C277];&quot;(\d)+_&quot;); &quot;_&quot;;&quot;&quot;))" office:value-type="float" office:value="41" calcext:value-type="float">
            <text:p>41</text:p>
          </table:table-cell>
          <table:table-cell table:formula="of:=VALUE(SUBSTITUTE(ORG.LIBREOFFICE.REGEX([.C27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1_6.txt</text:p>
          </table:table-cell>
          <table:table-cell table:formula="of:=SUBSTITUTE([.A278];&quot;.txt&quot;;&quot;&quot;)" office:value-type="string" office:string-value="SN41_6" calcext:value-type="string">
            <text:p>SN41_6</text:p>
          </table:table-cell>
          <table:table-cell table:formula="of:=MID([.B278];3;100)" office:value-type="string" office:string-value="41_6" calcext:value-type="string">
            <text:p>41_6</text:p>
          </table:table-cell>
          <table:table-cell table:formula="of:=VALUE(SUBSTITUTE(ORG.LIBREOFFICE.REGEX([.C278];&quot;(\d)+_&quot;); &quot;_&quot;;&quot;&quot;))" office:value-type="float" office:value="41" calcext:value-type="float">
            <text:p>41</text:p>
          </table:table-cell>
          <table:table-cell table:formula="of:=VALUE(SUBSTITUTE(ORG.LIBREOFFICE.REGEX([.C27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1_7.txt</text:p>
          </table:table-cell>
          <table:table-cell table:formula="of:=SUBSTITUTE([.A279];&quot;.txt&quot;;&quot;&quot;)" office:value-type="string" office:string-value="SN41_7" calcext:value-type="string">
            <text:p>SN41_7</text:p>
          </table:table-cell>
          <table:table-cell table:formula="of:=MID([.B279];3;100)" office:value-type="string" office:string-value="41_7" calcext:value-type="string">
            <text:p>41_7</text:p>
          </table:table-cell>
          <table:table-cell table:formula="of:=VALUE(SUBSTITUTE(ORG.LIBREOFFICE.REGEX([.C279];&quot;(\d)+_&quot;); &quot;_&quot;;&quot;&quot;))" office:value-type="float" office:value="41" calcext:value-type="float">
            <text:p>41</text:p>
          </table:table-cell>
          <table:table-cell table:formula="of:=VALUE(SUBSTITUTE(ORG.LIBREOFFICE.REGEX([.C27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1_10.txt</text:p>
          </table:table-cell>
          <table:table-cell table:formula="of:=SUBSTITUTE([.A280];&quot;.txt&quot;;&quot;&quot;)" office:value-type="string" office:string-value="SN41_10" calcext:value-type="string">
            <text:p>SN41_10</text:p>
          </table:table-cell>
          <table:table-cell table:formula="of:=MID([.B280];3;100)" office:value-type="string" office:string-value="41_10" calcext:value-type="string">
            <text:p>41_10</text:p>
          </table:table-cell>
          <table:table-cell table:formula="of:=VALUE(SUBSTITUTE(ORG.LIBREOFFICE.REGEX([.C280];&quot;(\d)+_&quot;); &quot;_&quot;;&quot;&quot;))" office:value-type="float" office:value="41" calcext:value-type="float">
            <text:p>41</text:p>
          </table:table-cell>
          <table:table-cell table:formula="of:=VALUE(SUBSTITUTE(ORG.LIBREOFFICE.REGEX([.C280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2_2.txt</text:p>
          </table:table-cell>
          <table:table-cell table:formula="of:=SUBSTITUTE([.A281];&quot;.txt&quot;;&quot;&quot;)" office:value-type="string" office:string-value="SN42_2" calcext:value-type="string">
            <text:p>SN42_2</text:p>
          </table:table-cell>
          <table:table-cell table:formula="of:=MID([.B281];3;100)" office:value-type="string" office:string-value="42_2" calcext:value-type="string">
            <text:p>42_2</text:p>
          </table:table-cell>
          <table:table-cell table:formula="of:=VALUE(SUBSTITUTE(ORG.LIBREOFFICE.REGEX([.C281];&quot;(\d)+_&quot;); &quot;_&quot;;&quot;&quot;))" office:value-type="float" office:value="42" calcext:value-type="float">
            <text:p>42</text:p>
          </table:table-cell>
          <table:table-cell table:formula="of:=VALUE(SUBSTITUTE(ORG.LIBREOFFICE.REGEX([.C28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42_3.txt</text:p>
          </table:table-cell>
          <table:table-cell table:formula="of:=SUBSTITUTE([.A282];&quot;.txt&quot;;&quot;&quot;)" office:value-type="string" office:string-value="SN42_3" calcext:value-type="string">
            <text:p>SN42_3</text:p>
          </table:table-cell>
          <table:table-cell table:formula="of:=MID([.B282];3;100)" office:value-type="string" office:string-value="42_3" calcext:value-type="string">
            <text:p>42_3</text:p>
          </table:table-cell>
          <table:table-cell table:formula="of:=VALUE(SUBSTITUTE(ORG.LIBREOFFICE.REGEX([.C282];&quot;(\d)+_&quot;); &quot;_&quot;;&quot;&quot;))" office:value-type="float" office:value="42" calcext:value-type="float">
            <text:p>42</text:p>
          </table:table-cell>
          <table:table-cell table:formula="of:=VALUE(SUBSTITUTE(ORG.LIBREOFFICE.REGEX([.C28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2_6.txt</text:p>
          </table:table-cell>
          <table:table-cell table:formula="of:=SUBSTITUTE([.A283];&quot;.txt&quot;;&quot;&quot;)" office:value-type="string" office:string-value="SN42_6" calcext:value-type="string">
            <text:p>SN42_6</text:p>
          </table:table-cell>
          <table:table-cell table:formula="of:=MID([.B283];3;100)" office:value-type="string" office:string-value="42_6" calcext:value-type="string">
            <text:p>42_6</text:p>
          </table:table-cell>
          <table:table-cell table:formula="of:=VALUE(SUBSTITUTE(ORG.LIBREOFFICE.REGEX([.C283];&quot;(\d)+_&quot;); &quot;_&quot;;&quot;&quot;))" office:value-type="float" office:value="42" calcext:value-type="float">
            <text:p>42</text:p>
          </table:table-cell>
          <table:table-cell table:formula="of:=VALUE(SUBSTITUTE(ORG.LIBREOFFICE.REGEX([.C28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2_7.txt</text:p>
          </table:table-cell>
          <table:table-cell table:formula="of:=SUBSTITUTE([.A284];&quot;.txt&quot;;&quot;&quot;)" office:value-type="string" office:string-value="SN42_7" calcext:value-type="string">
            <text:p>SN42_7</text:p>
          </table:table-cell>
          <table:table-cell table:formula="of:=MID([.B284];3;100)" office:value-type="string" office:string-value="42_7" calcext:value-type="string">
            <text:p>42_7</text:p>
          </table:table-cell>
          <table:table-cell table:formula="of:=VALUE(SUBSTITUTE(ORG.LIBREOFFICE.REGEX([.C284];&quot;(\d)+_&quot;); &quot;_&quot;;&quot;&quot;))" office:value-type="float" office:value="42" calcext:value-type="float">
            <text:p>42</text:p>
          </table:table-cell>
          <table:table-cell table:formula="of:=VALUE(SUBSTITUTE(ORG.LIBREOFFICE.REGEX([.C28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2_8.txt</text:p>
          </table:table-cell>
          <table:table-cell table:formula="of:=SUBSTITUTE([.A285];&quot;.txt&quot;;&quot;&quot;)" office:value-type="string" office:string-value="SN42_8" calcext:value-type="string">
            <text:p>SN42_8</text:p>
          </table:table-cell>
          <table:table-cell table:formula="of:=MID([.B285];3;100)" office:value-type="string" office:string-value="42_8" calcext:value-type="string">
            <text:p>42_8</text:p>
          </table:table-cell>
          <table:table-cell table:formula="of:=VALUE(SUBSTITUTE(ORG.LIBREOFFICE.REGEX([.C285];&quot;(\d)+_&quot;); &quot;_&quot;;&quot;&quot;))" office:value-type="float" office:value="42" calcext:value-type="float">
            <text:p>42</text:p>
          </table:table-cell>
          <table:table-cell table:formula="of:=VALUE(SUBSTITUTE(ORG.LIBREOFFICE.REGEX([.C28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2_9.txt</text:p>
          </table:table-cell>
          <table:table-cell table:formula="of:=SUBSTITUTE([.A286];&quot;.txt&quot;;&quot;&quot;)" office:value-type="string" office:string-value="SN42_9" calcext:value-type="string">
            <text:p>SN42_9</text:p>
          </table:table-cell>
          <table:table-cell table:formula="of:=MID([.B286];3;100)" office:value-type="string" office:string-value="42_9" calcext:value-type="string">
            <text:p>42_9</text:p>
          </table:table-cell>
          <table:table-cell table:formula="of:=VALUE(SUBSTITUTE(ORG.LIBREOFFICE.REGEX([.C286];&quot;(\d)+_&quot;); &quot;_&quot;;&quot;&quot;))" office:value-type="float" office:value="42" calcext:value-type="float">
            <text:p>42</text:p>
          </table:table-cell>
          <table:table-cell table:formula="of:=VALUE(SUBSTITUTE(ORG.LIBREOFFICE.REGEX([.C28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42_10.txt</text:p>
          </table:table-cell>
          <table:table-cell table:formula="of:=SUBSTITUTE([.A287];&quot;.txt&quot;;&quot;&quot;)" office:value-type="string" office:string-value="SN42_10" calcext:value-type="string">
            <text:p>SN42_10</text:p>
          </table:table-cell>
          <table:table-cell table:formula="of:=MID([.B287];3;100)" office:value-type="string" office:string-value="42_10" calcext:value-type="string">
            <text:p>42_10</text:p>
          </table:table-cell>
          <table:table-cell table:formula="of:=VALUE(SUBSTITUTE(ORG.LIBREOFFICE.REGEX([.C287];&quot;(\d)+_&quot;); &quot;_&quot;;&quot;&quot;))" office:value-type="float" office:value="42" calcext:value-type="float">
            <text:p>42</text:p>
          </table:table-cell>
          <table:table-cell table:formula="of:=VALUE(SUBSTITUTE(ORG.LIBREOFFICE.REGEX([.C28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2_11.txt</text:p>
          </table:table-cell>
          <table:table-cell table:formula="of:=SUBSTITUTE([.A288];&quot;.txt&quot;;&quot;&quot;)" office:value-type="string" office:string-value="SN42_11" calcext:value-type="string">
            <text:p>SN42_11</text:p>
          </table:table-cell>
          <table:table-cell table:formula="of:=MID([.B288];3;100)" office:value-type="string" office:string-value="42_11" calcext:value-type="string">
            <text:p>42_11</text:p>
          </table:table-cell>
          <table:table-cell table:formula="of:=VALUE(SUBSTITUTE(ORG.LIBREOFFICE.REGEX([.C288];&quot;(\d)+_&quot;); &quot;_&quot;;&quot;&quot;))" office:value-type="float" office:value="42" calcext:value-type="float">
            <text:p>42</text:p>
          </table:table-cell>
          <table:table-cell table:formula="of:=VALUE(SUBSTITUTE(ORG.LIBREOFFICE.REGEX([.C28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3.txt</text:p>
          </table:table-cell>
          <table:table-cell table:formula="of:=SUBSTITUTE([.A289];&quot;.txt&quot;;&quot;&quot;)" office:value-type="string" office:string-value="SN43" calcext:value-type="string">
            <text:p>SN43</text:p>
          </table:table-cell>
          <table:table-cell table:formula="of:=MID([.B289];3;100)" office:value-type="string" office:string-value="43" calcext:value-type="string">
            <text:p>43</text:p>
          </table:table-cell>
          <table:table-cell table:formula="of:=VALUE([.C289])" office:value-type="float" office:value="43" calcext:value-type="float">
            <text:p>43</text:p>
          </table:table-cell>
          <table:table-cell table:formula="of:=VALUE(SUBSTITUTE(ORG.LIBREOFFICE.REGEX([.C28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N44_1.txt</text:p>
          </table:table-cell>
          <table:table-cell table:formula="of:=SUBSTITUTE([.A290];&quot;.txt&quot;;&quot;&quot;)" office:value-type="string" office:string-value="SN44_1" calcext:value-type="string">
            <text:p>SN44_1</text:p>
          </table:table-cell>
          <table:table-cell table:formula="of:=MID([.B290];3;100)" office:value-type="string" office:string-value="44_1" calcext:value-type="string">
            <text:p>44_1</text:p>
          </table:table-cell>
          <table:table-cell table:formula="of:=VALUE(SUBSTITUTE(ORG.LIBREOFFICE.REGEX([.C290];&quot;(\d)+_&quot;); &quot;_&quot;;&quot;&quot;))" office:value-type="float" office:value="44" calcext:value-type="float">
            <text:p>44</text:p>
          </table:table-cell>
          <table:table-cell table:formula="of:=VALUE(SUBSTITUTE(ORG.LIBREOFFICE.REGEX([.C29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3.txt</text:p>
          </table:table-cell>
          <table:table-cell table:formula="of:=SUBSTITUTE([.A291];&quot;.txt&quot;;&quot;&quot;)" office:value-type="string" office:string-value="SN44_3" calcext:value-type="string">
            <text:p>SN44_3</text:p>
          </table:table-cell>
          <table:table-cell table:formula="of:=MID([.B291];3;100)" office:value-type="string" office:string-value="44_3" calcext:value-type="string">
            <text:p>44_3</text:p>
          </table:table-cell>
          <table:table-cell table:formula="of:=VALUE(SUBSTITUTE(ORG.LIBREOFFICE.REGEX([.C291];&quot;(\d)+_&quot;); &quot;_&quot;;&quot;&quot;))" office:value-type="float" office:value="44" calcext:value-type="float">
            <text:p>44</text:p>
          </table:table-cell>
          <table:table-cell table:formula="of:=VALUE(SUBSTITUTE(ORG.LIBREOFFICE.REGEX([.C291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4_4.txt</text:p>
          </table:table-cell>
          <table:table-cell table:formula="of:=SUBSTITUTE([.A292];&quot;.txt&quot;;&quot;&quot;)" office:value-type="string" office:string-value="SN44_4" calcext:value-type="string">
            <text:p>SN44_4</text:p>
          </table:table-cell>
          <table:table-cell table:formula="of:=MID([.B292];3;100)" office:value-type="string" office:string-value="44_4" calcext:value-type="string">
            <text:p>44_4</text:p>
          </table:table-cell>
          <table:table-cell table:formula="of:=VALUE(SUBSTITUTE(ORG.LIBREOFFICE.REGEX([.C292];&quot;(\d)+_&quot;); &quot;_&quot;;&quot;&quot;))" office:value-type="float" office:value="44" calcext:value-type="float">
            <text:p>44</text:p>
          </table:table-cell>
          <table:table-cell table:formula="of:=VALUE(SUBSTITUTE(ORG.LIBREOFFICE.REGEX([.C29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4_5.txt</text:p>
          </table:table-cell>
          <table:table-cell table:formula="of:=SUBSTITUTE([.A293];&quot;.txt&quot;;&quot;&quot;)" office:value-type="string" office:string-value="SN44_5" calcext:value-type="string">
            <text:p>SN44_5</text:p>
          </table:table-cell>
          <table:table-cell table:formula="of:=MID([.B293];3;100)" office:value-type="string" office:string-value="44_5" calcext:value-type="string">
            <text:p>44_5</text:p>
          </table:table-cell>
          <table:table-cell table:formula="of:=VALUE(SUBSTITUTE(ORG.LIBREOFFICE.REGEX([.C293];&quot;(\d)+_&quot;); &quot;_&quot;;&quot;&quot;))" office:value-type="float" office:value="44" calcext:value-type="float">
            <text:p>44</text:p>
          </table:table-cell>
          <table:table-cell table:formula="of:=VALUE(SUBSTITUTE(ORG.LIBREOFFICE.REGEX([.C293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44_6.txt</text:p>
          </table:table-cell>
          <table:table-cell table:formula="of:=SUBSTITUTE([.A294];&quot;.txt&quot;;&quot;&quot;)" office:value-type="string" office:string-value="SN44_6" calcext:value-type="string">
            <text:p>SN44_6</text:p>
          </table:table-cell>
          <table:table-cell table:formula="of:=MID([.B294];3;100)" office:value-type="string" office:string-value="44_6" calcext:value-type="string">
            <text:p>44_6</text:p>
          </table:table-cell>
          <table:table-cell table:formula="of:=VALUE(SUBSTITUTE(ORG.LIBREOFFICE.REGEX([.C294];&quot;(\d)+_&quot;); &quot;_&quot;;&quot;&quot;))" office:value-type="float" office:value="44" calcext:value-type="float">
            <text:p>44</text:p>
          </table:table-cell>
          <table:table-cell table:formula="of:=VALUE(SUBSTITUTE(ORG.LIBREOFFICE.REGEX([.C29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4_7.txt</text:p>
          </table:table-cell>
          <table:table-cell table:formula="of:=SUBSTITUTE([.A295];&quot;.txt&quot;;&quot;&quot;)" office:value-type="string" office:string-value="SN44_7" calcext:value-type="string">
            <text:p>SN44_7</text:p>
          </table:table-cell>
          <table:table-cell table:formula="of:=MID([.B295];3;100)" office:value-type="string" office:string-value="44_7" calcext:value-type="string">
            <text:p>44_7</text:p>
          </table:table-cell>
          <table:table-cell table:formula="of:=VALUE(SUBSTITUTE(ORG.LIBREOFFICE.REGEX([.C295];&quot;(\d)+_&quot;); &quot;_&quot;;&quot;&quot;))" office:value-type="float" office:value="44" calcext:value-type="float">
            <text:p>44</text:p>
          </table:table-cell>
          <table:table-cell table:formula="of:=VALUE(SUBSTITUTE(ORG.LIBREOFFICE.REGEX([.C29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4_8.txt</text:p>
          </table:table-cell>
          <table:table-cell table:formula="of:=SUBSTITUTE([.A296];&quot;.txt&quot;;&quot;&quot;)" office:value-type="string" office:string-value="SN44_8" calcext:value-type="string">
            <text:p>SN44_8</text:p>
          </table:table-cell>
          <table:table-cell table:formula="of:=MID([.B296];3;100)" office:value-type="string" office:string-value="44_8" calcext:value-type="string">
            <text:p>44_8</text:p>
          </table:table-cell>
          <table:table-cell table:formula="of:=VALUE(SUBSTITUTE(ORG.LIBREOFFICE.REGEX([.C296];&quot;(\d)+_&quot;); &quot;_&quot;;&quot;&quot;))" office:value-type="float" office:value="44" calcext:value-type="float">
            <text:p>44</text:p>
          </table:table-cell>
          <table:table-cell table:formula="of:=VALUE(SUBSTITUTE(ORG.LIBREOFFICE.REGEX([.C29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4_9.txt</text:p>
          </table:table-cell>
          <table:table-cell table:formula="of:=SUBSTITUTE([.A297];&quot;.txt&quot;;&quot;&quot;)" office:value-type="string" office:string-value="SN44_9" calcext:value-type="string">
            <text:p>SN44_9</text:p>
          </table:table-cell>
          <table:table-cell table:formula="of:=MID([.B297];3;100)" office:value-type="string" office:string-value="44_9" calcext:value-type="string">
            <text:p>44_9</text:p>
          </table:table-cell>
          <table:table-cell table:formula="of:=VALUE(SUBSTITUTE(ORG.LIBREOFFICE.REGEX([.C297];&quot;(\d)+_&quot;); &quot;_&quot;;&quot;&quot;))" office:value-type="float" office:value="44" calcext:value-type="float">
            <text:p>44</text:p>
          </table:table-cell>
          <table:table-cell table:formula="of:=VALUE(SUBSTITUTE(ORG.LIBREOFFICE.REGEX([.C297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44_10.txt</text:p>
          </table:table-cell>
          <table:table-cell table:formula="of:=SUBSTITUTE([.A298];&quot;.txt&quot;;&quot;&quot;)" office:value-type="string" office:string-value="SN44_10" calcext:value-type="string">
            <text:p>SN44_10</text:p>
          </table:table-cell>
          <table:table-cell table:formula="of:=MID([.B298];3;100)" office:value-type="string" office:string-value="44_10" calcext:value-type="string">
            <text:p>44_10</text:p>
          </table:table-cell>
          <table:table-cell table:formula="of:=VALUE(SUBSTITUTE(ORG.LIBREOFFICE.REGEX([.C298];&quot;(\d)+_&quot;); &quot;_&quot;;&quot;&quot;))" office:value-type="float" office:value="44" calcext:value-type="float">
            <text:p>44</text:p>
          </table:table-cell>
          <table:table-cell table:formula="of:=VALUE(SUBSTITUTE(ORG.LIBREOFFICE.REGEX([.C298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4_11.txt</text:p>
          </table:table-cell>
          <table:table-cell table:formula="of:=SUBSTITUTE([.A299];&quot;.txt&quot;;&quot;&quot;)" office:value-type="string" office:string-value="SN44_11" calcext:value-type="string">
            <text:p>SN44_11</text:p>
          </table:table-cell>
          <table:table-cell table:formula="of:=MID([.B299];3;100)" office:value-type="string" office:string-value="44_11" calcext:value-type="string">
            <text:p>44_11</text:p>
          </table:table-cell>
          <table:table-cell table:formula="of:=VALUE(SUBSTITUTE(ORG.LIBREOFFICE.REGEX([.C299];&quot;(\d)+_&quot;); &quot;_&quot;;&quot;&quot;))" office:value-type="float" office:value="44" calcext:value-type="float">
            <text:p>44</text:p>
          </table:table-cell>
          <table:table-cell table:formula="of:=VALUE(SUBSTITUTE(ORG.LIBREOFFICE.REGEX([.C299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5_1.txt</text:p>
          </table:table-cell>
          <table:table-cell table:formula="of:=SUBSTITUTE([.A300];&quot;.txt&quot;;&quot;&quot;)" office:value-type="string" office:string-value="SN45_1" calcext:value-type="string">
            <text:p>SN45_1</text:p>
          </table:table-cell>
          <table:table-cell table:formula="of:=MID([.B300];3;100)" office:value-type="string" office:string-value="45_1" calcext:value-type="string">
            <text:p>45_1</text:p>
          </table:table-cell>
          <table:table-cell table:formula="of:=VALUE(SUBSTITUTE(ORG.LIBREOFFICE.REGEX([.C300];&quot;(\d)+_&quot;); &quot;_&quot;;&quot;&quot;))" office:value-type="float" office:value="45" calcext:value-type="float">
            <text:p>45</text:p>
          </table:table-cell>
          <table:table-cell table:formula="of:=VALUE(SUBSTITUTE(ORG.LIBREOFFICE.REGEX([.C30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2.txt</text:p>
          </table:table-cell>
          <table:table-cell table:formula="of:=SUBSTITUTE([.A301];&quot;.txt&quot;;&quot;&quot;)" office:value-type="string" office:string-value="SN45_2" calcext:value-type="string">
            <text:p>SN45_2</text:p>
          </table:table-cell>
          <table:table-cell table:formula="of:=MID([.B301];3;100)" office:value-type="string" office:string-value="45_2" calcext:value-type="string">
            <text:p>45_2</text:p>
          </table:table-cell>
          <table:table-cell table:formula="of:=VALUE(SUBSTITUTE(ORG.LIBREOFFICE.REGEX([.C301];&quot;(\d)+_&quot;); &quot;_&quot;;&quot;&quot;))" office:value-type="float" office:value="45" calcext:value-type="float">
            <text:p>45</text:p>
          </table:table-cell>
          <table:table-cell table:formula="of:=VALUE(SUBSTITUTE(ORG.LIBREOFFICE.REGEX([.C30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45_4.txt</text:p>
          </table:table-cell>
          <table:table-cell table:formula="of:=SUBSTITUTE([.A302];&quot;.txt&quot;;&quot;&quot;)" office:value-type="string" office:string-value="SN45_4" calcext:value-type="string">
            <text:p>SN45_4</text:p>
          </table:table-cell>
          <table:table-cell table:formula="of:=MID([.B302];3;100)" office:value-type="string" office:string-value="45_4" calcext:value-type="string">
            <text:p>45_4</text:p>
          </table:table-cell>
          <table:table-cell table:formula="of:=VALUE(SUBSTITUTE(ORG.LIBREOFFICE.REGEX([.C302];&quot;(\d)+_&quot;); &quot;_&quot;;&quot;&quot;))" office:value-type="float" office:value="45" calcext:value-type="float">
            <text:p>45</text:p>
          </table:table-cell>
          <table:table-cell table:formula="of:=VALUE(SUBSTITUTE(ORG.LIBREOFFICE.REGEX([.C30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5_8.txt</text:p>
          </table:table-cell>
          <table:table-cell table:formula="of:=SUBSTITUTE([.A303];&quot;.txt&quot;;&quot;&quot;)" office:value-type="string" office:string-value="SN45_8" calcext:value-type="string">
            <text:p>SN45_8</text:p>
          </table:table-cell>
          <table:table-cell table:formula="of:=MID([.B303];3;100)" office:value-type="string" office:string-value="45_8" calcext:value-type="string">
            <text:p>45_8</text:p>
          </table:table-cell>
          <table:table-cell table:formula="of:=VALUE(SUBSTITUTE(ORG.LIBREOFFICE.REGEX([.C303];&quot;(\d)+_&quot;); &quot;_&quot;;&quot;&quot;))" office:value-type="float" office:value="45" calcext:value-type="float">
            <text:p>45</text:p>
          </table:table-cell>
          <table:table-cell table:formula="of:=VALUE(SUBSTITUTE(ORG.LIBREOFFICE.REGEX([.C30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5_27.txt</text:p>
          </table:table-cell>
          <table:table-cell table:formula="of:=SUBSTITUTE([.A304];&quot;.txt&quot;;&quot;&quot;)" office:value-type="string" office:string-value="SN45_27" calcext:value-type="string">
            <text:p>SN45_27</text:p>
          </table:table-cell>
          <table:table-cell table:formula="of:=MID([.B304];3;100)" office:value-type="string" office:string-value="45_27" calcext:value-type="string">
            <text:p>45_27</text:p>
          </table:table-cell>
          <table:table-cell table:formula="of:=VALUE(SUBSTITUTE(ORG.LIBREOFFICE.REGEX([.C304];&quot;(\d)+_&quot;); &quot;_&quot;;&quot;&quot;))" office:value-type="float" office:value="45" calcext:value-type="float">
            <text:p>45</text:p>
          </table:table-cell>
          <table:table-cell table:formula="of:=VALUE(SUBSTITUTE(ORG.LIBREOFFICE.REGEX([.C304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45_56.txt</text:p>
          </table:table-cell>
          <table:table-cell table:formula="of:=SUBSTITUTE([.A305];&quot;.txt&quot;;&quot;&quot;)" office:value-type="string" office:string-value="SN45_56" calcext:value-type="string">
            <text:p>SN45_56</text:p>
          </table:table-cell>
          <table:table-cell table:formula="of:=MID([.B305];3;100)" office:value-type="string" office:string-value="45_56" calcext:value-type="string">
            <text:p>45_56</text:p>
          </table:table-cell>
          <table:table-cell table:formula="of:=VALUE(SUBSTITUTE(ORG.LIBREOFFICE.REGEX([.C305];&quot;(\d)+_&quot;); &quot;_&quot;;&quot;&quot;))" office:value-type="float" office:value="45" calcext:value-type="float">
            <text:p>45</text:p>
          </table:table-cell>
          <table:table-cell table:formula="of:=VALUE(SUBSTITUTE(ORG.LIBREOFFICE.REGEX([.C305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45_153.txt</text:p>
          </table:table-cell>
          <table:table-cell table:formula="of:=SUBSTITUTE([.A306];&quot;.txt&quot;;&quot;&quot;)" office:value-type="string" office:string-value="SN45_153" calcext:value-type="string">
            <text:p>SN45_153</text:p>
          </table:table-cell>
          <table:table-cell table:formula="of:=MID([.B306];3;100)" office:value-type="string" office:string-value="45_153" calcext:value-type="string">
            <text:p>45_153</text:p>
          </table:table-cell>
          <table:table-cell table:formula="of:=VALUE(SUBSTITUTE(ORG.LIBREOFFICE.REGEX([.C306];&quot;(\d)+_&quot;); &quot;_&quot;;&quot;&quot;))" office:value-type="float" office:value="45" calcext:value-type="float">
            <text:p>45</text:p>
          </table:table-cell>
          <table:table-cell table:formula="of:=VALUE(SUBSTITUTE(ORG.LIBREOFFICE.REGEX([.C306];&quot;_(\d)+&quot;); &quot;_&quot;;&quot;&quot;)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N45_154.txt</text:p>
          </table:table-cell>
          <table:table-cell table:formula="of:=SUBSTITUTE([.A307];&quot;.txt&quot;;&quot;&quot;)" office:value-type="string" office:string-value="SN45_154" calcext:value-type="string">
            <text:p>SN45_154</text:p>
          </table:table-cell>
          <table:table-cell table:formula="of:=MID([.B307];3;100)" office:value-type="string" office:string-value="45_154" calcext:value-type="string">
            <text:p>45_154</text:p>
          </table:table-cell>
          <table:table-cell table:formula="of:=VALUE(SUBSTITUTE(ORG.LIBREOFFICE.REGEX([.C307];&quot;(\d)+_&quot;); &quot;_&quot;;&quot;&quot;))" office:value-type="float" office:value="45" calcext:value-type="float">
            <text:p>45</text:p>
          </table:table-cell>
          <table:table-cell table:formula="of:=VALUE(SUBSTITUTE(ORG.LIBREOFFICE.REGEX([.C307];&quot;_(\d)+&quot;); &quot;_&quot;;&quot;&quot;)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N45_155.txt</text:p>
          </table:table-cell>
          <table:table-cell table:formula="of:=SUBSTITUTE([.A308];&quot;.txt&quot;;&quot;&quot;)" office:value-type="string" office:string-value="SN45_155" calcext:value-type="string">
            <text:p>SN45_155</text:p>
          </table:table-cell>
          <table:table-cell table:formula="of:=MID([.B308];3;100)" office:value-type="string" office:string-value="45_155" calcext:value-type="string">
            <text:p>45_155</text:p>
          </table:table-cell>
          <table:table-cell table:formula="of:=VALUE(SUBSTITUTE(ORG.LIBREOFFICE.REGEX([.C308];&quot;(\d)+_&quot;); &quot;_&quot;;&quot;&quot;))" office:value-type="float" office:value="45" calcext:value-type="float">
            <text:p>45</text:p>
          </table:table-cell>
          <table:table-cell table:formula="of:=VALUE(SUBSTITUTE(ORG.LIBREOFFICE.REGEX([.C308];&quot;_(\d)+&quot;); &quot;_&quot;;&quot;&quot;)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N45_159.txt</text:p>
          </table:table-cell>
          <table:table-cell table:formula="of:=SUBSTITUTE([.A309];&quot;.txt&quot;;&quot;&quot;)" office:value-type="string" office:string-value="SN45_159" calcext:value-type="string">
            <text:p>SN45_159</text:p>
          </table:table-cell>
          <table:table-cell table:formula="of:=MID([.B309];3;100)" office:value-type="string" office:string-value="45_159" calcext:value-type="string">
            <text:p>45_159</text:p>
          </table:table-cell>
          <table:table-cell table:formula="of:=VALUE(SUBSTITUTE(ORG.LIBREOFFICE.REGEX([.C309];&quot;(\d)+_&quot;); &quot;_&quot;;&quot;&quot;))" office:value-type="float" office:value="45" calcext:value-type="float">
            <text:p>45</text:p>
          </table:table-cell>
          <table:table-cell table:formula="of:=VALUE(SUBSTITUTE(ORG.LIBREOFFICE.REGEX([.C309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N45_171.txt</text:p>
          </table:table-cell>
          <table:table-cell table:formula="of:=SUBSTITUTE([.A310];&quot;.txt&quot;;&quot;&quot;)" office:value-type="string" office:string-value="SN45_171" calcext:value-type="string">
            <text:p>SN45_171</text:p>
          </table:table-cell>
          <table:table-cell table:formula="of:=MID([.B310];3;100)" office:value-type="string" office:string-value="45_171" calcext:value-type="string">
            <text:p>45_171</text:p>
          </table:table-cell>
          <table:table-cell table:formula="of:=VALUE(SUBSTITUTE(ORG.LIBREOFFICE.REGEX([.C310];&quot;(\d)+_&quot;); &quot;_&quot;;&quot;&quot;))" office:value-type="float" office:value="45" calcext:value-type="float">
            <text:p>45</text:p>
          </table:table-cell>
          <table:table-cell table:formula="of:=VALUE(SUBSTITUTE(ORG.LIBREOFFICE.REGEX([.C310];&quot;_(\d)+&quot;); &quot;_&quot;;&quot;&quot;)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N46_1.txt</text:p>
          </table:table-cell>
          <table:table-cell table:formula="of:=SUBSTITUTE([.A311];&quot;.txt&quot;;&quot;&quot;)" office:value-type="string" office:string-value="SN46_1" calcext:value-type="string">
            <text:p>SN46_1</text:p>
          </table:table-cell>
          <table:table-cell table:formula="of:=MID([.B311];3;100)" office:value-type="string" office:string-value="46_1" calcext:value-type="string">
            <text:p>46_1</text:p>
          </table:table-cell>
          <table:table-cell table:formula="of:=VALUE(SUBSTITUTE(ORG.LIBREOFFICE.REGEX([.C311];&quot;(\d)+_&quot;); &quot;_&quot;;&quot;&quot;))" office:value-type="float" office:value="46" calcext:value-type="float">
            <text:p>46</text:p>
          </table:table-cell>
          <table:table-cell table:formula="of:=VALUE(SUBSTITUTE(ORG.LIBREOFFICE.REGEX([.C31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3.txt</text:p>
          </table:table-cell>
          <table:table-cell table:formula="of:=SUBSTITUTE([.A312];&quot;.txt&quot;;&quot;&quot;)" office:value-type="string" office:string-value="SN46_3" calcext:value-type="string">
            <text:p>SN46_3</text:p>
          </table:table-cell>
          <table:table-cell table:formula="of:=MID([.B312];3;100)" office:value-type="string" office:string-value="46_3" calcext:value-type="string">
            <text:p>46_3</text:p>
          </table:table-cell>
          <table:table-cell table:formula="of:=VALUE(SUBSTITUTE(ORG.LIBREOFFICE.REGEX([.C312];&quot;(\d)+_&quot;); &quot;_&quot;;&quot;&quot;))" office:value-type="float" office:value="46" calcext:value-type="float">
            <text:p>46</text:p>
          </table:table-cell>
          <table:table-cell table:formula="of:=VALUE(SUBSTITUTE(ORG.LIBREOFFICE.REGEX([.C31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6_4.txt</text:p>
          </table:table-cell>
          <table:table-cell table:formula="of:=SUBSTITUTE([.A313];&quot;.txt&quot;;&quot;&quot;)" office:value-type="string" office:string-value="SN46_4" calcext:value-type="string">
            <text:p>SN46_4</text:p>
          </table:table-cell>
          <table:table-cell table:formula="of:=MID([.B313];3;100)" office:value-type="string" office:string-value="46_4" calcext:value-type="string">
            <text:p>46_4</text:p>
          </table:table-cell>
          <table:table-cell table:formula="of:=VALUE(SUBSTITUTE(ORG.LIBREOFFICE.REGEX([.C313];&quot;(\d)+_&quot;); &quot;_&quot;;&quot;&quot;))" office:value-type="float" office:value="46" calcext:value-type="float">
            <text:p>46</text:p>
          </table:table-cell>
          <table:table-cell table:formula="of:=VALUE(SUBSTITUTE(ORG.LIBREOFFICE.REGEX([.C31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6_5.txt</text:p>
          </table:table-cell>
          <table:table-cell table:formula="of:=SUBSTITUTE([.A314];&quot;.txt&quot;;&quot;&quot;)" office:value-type="string" office:string-value="SN46_5" calcext:value-type="string">
            <text:p>SN46_5</text:p>
          </table:table-cell>
          <table:table-cell table:formula="of:=MID([.B314];3;100)" office:value-type="string" office:string-value="46_5" calcext:value-type="string">
            <text:p>46_5</text:p>
          </table:table-cell>
          <table:table-cell table:formula="of:=VALUE(SUBSTITUTE(ORG.LIBREOFFICE.REGEX([.C314];&quot;(\d)+_&quot;); &quot;_&quot;;&quot;&quot;))" office:value-type="float" office:value="46" calcext:value-type="float">
            <text:p>46</text:p>
          </table:table-cell>
          <table:table-cell table:formula="of:=VALUE(SUBSTITUTE(ORG.LIBREOFFICE.REGEX([.C31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46_8.txt</text:p>
          </table:table-cell>
          <table:table-cell table:formula="of:=SUBSTITUTE([.A315];&quot;.txt&quot;;&quot;&quot;)" office:value-type="string" office:string-value="SN46_8" calcext:value-type="string">
            <text:p>SN46_8</text:p>
          </table:table-cell>
          <table:table-cell table:formula="of:=MID([.B315];3;100)" office:value-type="string" office:string-value="46_8" calcext:value-type="string">
            <text:p>46_8</text:p>
          </table:table-cell>
          <table:table-cell table:formula="of:=VALUE(SUBSTITUTE(ORG.LIBREOFFICE.REGEX([.C315];&quot;(\d)+_&quot;); &quot;_&quot;;&quot;&quot;))" office:value-type="float" office:value="46" calcext:value-type="float">
            <text:p>46</text:p>
          </table:table-cell>
          <table:table-cell table:formula="of:=VALUE(SUBSTITUTE(ORG.LIBREOFFICE.REGEX([.C31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6_11.txt</text:p>
          </table:table-cell>
          <table:table-cell table:formula="of:=SUBSTITUTE([.A316];&quot;.txt&quot;;&quot;&quot;)" office:value-type="string" office:string-value="SN46_11" calcext:value-type="string">
            <text:p>SN46_11</text:p>
          </table:table-cell>
          <table:table-cell table:formula="of:=MID([.B316];3;100)" office:value-type="string" office:string-value="46_11" calcext:value-type="string">
            <text:p>46_11</text:p>
          </table:table-cell>
          <table:table-cell table:formula="of:=VALUE(SUBSTITUTE(ORG.LIBREOFFICE.REGEX([.C316];&quot;(\d)+_&quot;); &quot;_&quot;;&quot;&quot;))" office:value-type="float" office:value="46" calcext:value-type="float">
            <text:p>46</text:p>
          </table:table-cell>
          <table:table-cell table:formula="of:=VALUE(SUBSTITUTE(ORG.LIBREOFFICE.REGEX([.C31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6_14.txt</text:p>
          </table:table-cell>
          <table:table-cell table:formula="of:=SUBSTITUTE([.A317];&quot;.txt&quot;;&quot;&quot;)" office:value-type="string" office:string-value="SN46_14" calcext:value-type="string">
            <text:p>SN46_14</text:p>
          </table:table-cell>
          <table:table-cell table:formula="of:=MID([.B317];3;100)" office:value-type="string" office:string-value="46_14" calcext:value-type="string">
            <text:p>46_14</text:p>
          </table:table-cell>
          <table:table-cell table:formula="of:=VALUE(SUBSTITUTE(ORG.LIBREOFFICE.REGEX([.C317];&quot;(\d)+_&quot;); &quot;_&quot;;&quot;&quot;))" office:value-type="float" office:value="46" calcext:value-type="float">
            <text:p>46</text:p>
          </table:table-cell>
          <table:table-cell table:formula="of:=VALUE(SUBSTITUTE(ORG.LIBREOFFICE.REGEX([.C317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46_18.txt</text:p>
          </table:table-cell>
          <table:table-cell table:formula="of:=SUBSTITUTE([.A318];&quot;.txt&quot;;&quot;&quot;)" office:value-type="string" office:string-value="SN46_18" calcext:value-type="string">
            <text:p>SN46_18</text:p>
          </table:table-cell>
          <table:table-cell table:formula="of:=MID([.B318];3;100)" office:value-type="string" office:string-value="46_18" calcext:value-type="string">
            <text:p>46_18</text:p>
          </table:table-cell>
          <table:table-cell table:formula="of:=VALUE(SUBSTITUTE(ORG.LIBREOFFICE.REGEX([.C318];&quot;(\d)+_&quot;); &quot;_&quot;;&quot;&quot;))" office:value-type="float" office:value="46" calcext:value-type="float">
            <text:p>46</text:p>
          </table:table-cell>
          <table:table-cell table:formula="of:=VALUE(SUBSTITUTE(ORG.LIBREOFFICE.REGEX([.C318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46_26.txt</text:p>
          </table:table-cell>
          <table:table-cell table:formula="of:=SUBSTITUTE([.A319];&quot;.txt&quot;;&quot;&quot;)" office:value-type="string" office:string-value="SN46_26" calcext:value-type="string">
            <text:p>SN46_26</text:p>
          </table:table-cell>
          <table:table-cell table:formula="of:=MID([.B319];3;100)" office:value-type="string" office:string-value="46_26" calcext:value-type="string">
            <text:p>46_26</text:p>
          </table:table-cell>
          <table:table-cell table:formula="of:=VALUE(SUBSTITUTE(ORG.LIBREOFFICE.REGEX([.C319];&quot;(\d)+_&quot;); &quot;_&quot;;&quot;&quot;))" office:value-type="float" office:value="46" calcext:value-type="float">
            <text:p>46</text:p>
          </table:table-cell>
          <table:table-cell table:formula="of:=VALUE(SUBSTITUTE(ORG.LIBREOFFICE.REGEX([.C319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46_29.txt</text:p>
          </table:table-cell>
          <table:table-cell table:formula="of:=SUBSTITUTE([.A320];&quot;.txt&quot;;&quot;&quot;)" office:value-type="string" office:string-value="SN46_29" calcext:value-type="string">
            <text:p>SN46_29</text:p>
          </table:table-cell>
          <table:table-cell table:formula="of:=MID([.B320];3;100)" office:value-type="string" office:string-value="46_29" calcext:value-type="string">
            <text:p>46_29</text:p>
          </table:table-cell>
          <table:table-cell table:formula="of:=VALUE(SUBSTITUTE(ORG.LIBREOFFICE.REGEX([.C320];&quot;(\d)+_&quot;); &quot;_&quot;;&quot;&quot;))" office:value-type="float" office:value="46" calcext:value-type="float">
            <text:p>46</text:p>
          </table:table-cell>
          <table:table-cell table:formula="of:=VALUE(SUBSTITUTE(ORG.LIBREOFFICE.REGEX([.C320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N46_30.txt</text:p>
          </table:table-cell>
          <table:table-cell table:formula="of:=SUBSTITUTE([.A321];&quot;.txt&quot;;&quot;&quot;)" office:value-type="string" office:string-value="SN46_30" calcext:value-type="string">
            <text:p>SN46_30</text:p>
          </table:table-cell>
          <table:table-cell table:formula="of:=MID([.B321];3;100)" office:value-type="string" office:string-value="46_30" calcext:value-type="string">
            <text:p>46_30</text:p>
          </table:table-cell>
          <table:table-cell table:formula="of:=VALUE(SUBSTITUTE(ORG.LIBREOFFICE.REGEX([.C321];&quot;(\d)+_&quot;); &quot;_&quot;;&quot;&quot;))" office:value-type="float" office:value="46" calcext:value-type="float">
            <text:p>46</text:p>
          </table:table-cell>
          <table:table-cell table:formula="of:=VALUE(SUBSTITUTE(ORG.LIBREOFFICE.REGEX([.C321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46_38.txt</text:p>
          </table:table-cell>
          <table:table-cell table:formula="of:=SUBSTITUTE([.A322];&quot;.txt&quot;;&quot;&quot;)" office:value-type="string" office:string-value="SN46_38" calcext:value-type="string">
            <text:p>SN46_38</text:p>
          </table:table-cell>
          <table:table-cell table:formula="of:=MID([.B322];3;100)" office:value-type="string" office:string-value="46_38" calcext:value-type="string">
            <text:p>46_38</text:p>
          </table:table-cell>
          <table:table-cell table:formula="of:=VALUE(SUBSTITUTE(ORG.LIBREOFFICE.REGEX([.C322];&quot;(\d)+_&quot;); &quot;_&quot;;&quot;&quot;))" office:value-type="float" office:value="46" calcext:value-type="float">
            <text:p>46</text:p>
          </table:table-cell>
          <table:table-cell table:formula="of:=VALUE(SUBSTITUTE(ORG.LIBREOFFICE.REGEX([.C322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6_51.txt</text:p>
          </table:table-cell>
          <table:table-cell table:formula="of:=SUBSTITUTE([.A323];&quot;.txt&quot;;&quot;&quot;)" office:value-type="string" office:string-value="SN46_51" calcext:value-type="string">
            <text:p>SN46_51</text:p>
          </table:table-cell>
          <table:table-cell table:formula="of:=MID([.B323];3;100)" office:value-type="string" office:string-value="46_51" calcext:value-type="string">
            <text:p>46_51</text:p>
          </table:table-cell>
          <table:table-cell table:formula="of:=VALUE(SUBSTITUTE(ORG.LIBREOFFICE.REGEX([.C323];&quot;(\d)+_&quot;); &quot;_&quot;;&quot;&quot;))" office:value-type="float" office:value="46" calcext:value-type="float">
            <text:p>46</text:p>
          </table:table-cell>
          <table:table-cell table:formula="of:=VALUE(SUBSTITUTE(ORG.LIBREOFFICE.REGEX([.C32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46_52.txt</text:p>
          </table:table-cell>
          <table:table-cell table:formula="of:=SUBSTITUTE([.A324];&quot;.txt&quot;;&quot;&quot;)" office:value-type="string" office:string-value="SN46_52" calcext:value-type="string">
            <text:p>SN46_52</text:p>
          </table:table-cell>
          <table:table-cell table:formula="of:=MID([.B324];3;100)" office:value-type="string" office:string-value="46_52" calcext:value-type="string">
            <text:p>46_52</text:p>
          </table:table-cell>
          <table:table-cell table:formula="of:=VALUE(SUBSTITUTE(ORG.LIBREOFFICE.REGEX([.C324];&quot;(\d)+_&quot;); &quot;_&quot;;&quot;&quot;))" office:value-type="float" office:value="46" calcext:value-type="float">
            <text:p>46</text:p>
          </table:table-cell>
          <table:table-cell table:formula="of:=VALUE(SUBSTITUTE(ORG.LIBREOFFICE.REGEX([.C324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46_53.txt</text:p>
          </table:table-cell>
          <table:table-cell table:formula="of:=SUBSTITUTE([.A325];&quot;.txt&quot;;&quot;&quot;)" office:value-type="string" office:string-value="SN46_53" calcext:value-type="string">
            <text:p>SN46_53</text:p>
          </table:table-cell>
          <table:table-cell table:formula="of:=MID([.B325];3;100)" office:value-type="string" office:string-value="46_53" calcext:value-type="string">
            <text:p>46_53</text:p>
          </table:table-cell>
          <table:table-cell table:formula="of:=VALUE(SUBSTITUTE(ORG.LIBREOFFICE.REGEX([.C325];&quot;(\d)+_&quot;); &quot;_&quot;;&quot;&quot;))" office:value-type="float" office:value="46" calcext:value-type="float">
            <text:p>46</text:p>
          </table:table-cell>
          <table:table-cell table:formula="of:=VALUE(SUBSTITUTE(ORG.LIBREOFFICE.REGEX([.C325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46_54.txt</text:p>
          </table:table-cell>
          <table:table-cell table:formula="of:=SUBSTITUTE([.A326];&quot;.txt&quot;;&quot;&quot;)" office:value-type="string" office:string-value="SN46_54" calcext:value-type="string">
            <text:p>SN46_54</text:p>
          </table:table-cell>
          <table:table-cell table:formula="of:=MID([.B326];3;100)" office:value-type="string" office:string-value="46_54" calcext:value-type="string">
            <text:p>46_54</text:p>
          </table:table-cell>
          <table:table-cell table:formula="of:=VALUE(SUBSTITUTE(ORG.LIBREOFFICE.REGEX([.C326];&quot;(\d)+_&quot;); &quot;_&quot;;&quot;&quot;))" office:value-type="float" office:value="46" calcext:value-type="float">
            <text:p>46</text:p>
          </table:table-cell>
          <table:table-cell table:formula="of:=VALUE(SUBSTITUTE(ORG.LIBREOFFICE.REGEX([.C326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47_4.txt</text:p>
          </table:table-cell>
          <table:table-cell table:formula="of:=SUBSTITUTE([.A327];&quot;.txt&quot;;&quot;&quot;)" office:value-type="string" office:string-value="SN47_4" calcext:value-type="string">
            <text:p>SN47_4</text:p>
          </table:table-cell>
          <table:table-cell table:formula="of:=MID([.B327];3;100)" office:value-type="string" office:string-value="47_4" calcext:value-type="string">
            <text:p>47_4</text:p>
          </table:table-cell>
          <table:table-cell table:formula="of:=VALUE(SUBSTITUTE(ORG.LIBREOFFICE.REGEX([.C327];&quot;(\d)+_&quot;); &quot;_&quot;;&quot;&quot;))" office:value-type="float" office:value="47" calcext:value-type="float">
            <text:p>47</text:p>
          </table:table-cell>
          <table:table-cell table:formula="of:=VALUE(SUBSTITUTE(ORG.LIBREOFFICE.REGEX([.C32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7_6.txt</text:p>
          </table:table-cell>
          <table:table-cell table:formula="of:=SUBSTITUTE([.A328];&quot;.txt&quot;;&quot;&quot;)" office:value-type="string" office:string-value="SN47_6" calcext:value-type="string">
            <text:p>SN47_6</text:p>
          </table:table-cell>
          <table:table-cell table:formula="of:=MID([.B328];3;100)" office:value-type="string" office:string-value="47_6" calcext:value-type="string">
            <text:p>47_6</text:p>
          </table:table-cell>
          <table:table-cell table:formula="of:=VALUE(SUBSTITUTE(ORG.LIBREOFFICE.REGEX([.C328];&quot;(\d)+_&quot;); &quot;_&quot;;&quot;&quot;))" office:value-type="float" office:value="47" calcext:value-type="float">
            <text:p>47</text:p>
          </table:table-cell>
          <table:table-cell table:formula="of:=VALUE(SUBSTITUTE(ORG.LIBREOFFICE.REGEX([.C32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7_7.txt</text:p>
          </table:table-cell>
          <table:table-cell table:formula="of:=SUBSTITUTE([.A329];&quot;.txt&quot;;&quot;&quot;)" office:value-type="string" office:string-value="SN47_7" calcext:value-type="string">
            <text:p>SN47_7</text:p>
          </table:table-cell>
          <table:table-cell table:formula="of:=MID([.B329];3;100)" office:value-type="string" office:string-value="47_7" calcext:value-type="string">
            <text:p>47_7</text:p>
          </table:table-cell>
          <table:table-cell table:formula="of:=VALUE(SUBSTITUTE(ORG.LIBREOFFICE.REGEX([.C329];&quot;(\d)+_&quot;); &quot;_&quot;;&quot;&quot;))" office:value-type="float" office:value="47" calcext:value-type="float">
            <text:p>47</text:p>
          </table:table-cell>
          <table:table-cell table:formula="of:=VALUE(SUBSTITUTE(ORG.LIBREOFFICE.REGEX([.C32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7_8.txt</text:p>
          </table:table-cell>
          <table:table-cell table:formula="of:=SUBSTITUTE([.A330];&quot;.txt&quot;;&quot;&quot;)" office:value-type="string" office:string-value="SN47_8" calcext:value-type="string">
            <text:p>SN47_8</text:p>
          </table:table-cell>
          <table:table-cell table:formula="of:=MID([.B330];3;100)" office:value-type="string" office:string-value="47_8" calcext:value-type="string">
            <text:p>47_8</text:p>
          </table:table-cell>
          <table:table-cell table:formula="of:=VALUE(SUBSTITUTE(ORG.LIBREOFFICE.REGEX([.C330];&quot;(\d)+_&quot;); &quot;_&quot;;&quot;&quot;))" office:value-type="float" office:value="47" calcext:value-type="float">
            <text:p>47</text:p>
          </table:table-cell>
          <table:table-cell table:formula="of:=VALUE(SUBSTITUTE(ORG.LIBREOFFICE.REGEX([.C33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7_10.txt</text:p>
          </table:table-cell>
          <table:table-cell table:formula="of:=SUBSTITUTE([.A331];&quot;.txt&quot;;&quot;&quot;)" office:value-type="string" office:string-value="SN47_10" calcext:value-type="string">
            <text:p>SN47_10</text:p>
          </table:table-cell>
          <table:table-cell table:formula="of:=MID([.B331];3;100)" office:value-type="string" office:string-value="47_10" calcext:value-type="string">
            <text:p>47_10</text:p>
          </table:table-cell>
          <table:table-cell table:formula="of:=VALUE(SUBSTITUTE(ORG.LIBREOFFICE.REGEX([.C331];&quot;(\d)+_&quot;); &quot;_&quot;;&quot;&quot;))" office:value-type="float" office:value="47" calcext:value-type="float">
            <text:p>47</text:p>
          </table:table-cell>
          <table:table-cell table:formula="of:=VALUE(SUBSTITUTE(ORG.LIBREOFFICE.REGEX([.C33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7_13.txt</text:p>
          </table:table-cell>
          <table:table-cell table:formula="of:=SUBSTITUTE([.A332];&quot;.txt&quot;;&quot;&quot;)" office:value-type="string" office:string-value="SN47_13" calcext:value-type="string">
            <text:p>SN47_13</text:p>
          </table:table-cell>
          <table:table-cell table:formula="of:=MID([.B332];3;100)" office:value-type="string" office:string-value="47_13" calcext:value-type="string">
            <text:p>47_13</text:p>
          </table:table-cell>
          <table:table-cell table:formula="of:=VALUE(SUBSTITUTE(ORG.LIBREOFFICE.REGEX([.C332];&quot;(\d)+_&quot;); &quot;_&quot;;&quot;&quot;))" office:value-type="float" office:value="47" calcext:value-type="float">
            <text:p>47</text:p>
          </table:table-cell>
          <table:table-cell table:formula="of:=VALUE(SUBSTITUTE(ORG.LIBREOFFICE.REGEX([.C33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47_16.txt</text:p>
          </table:table-cell>
          <table:table-cell table:formula="of:=SUBSTITUTE([.A333];&quot;.txt&quot;;&quot;&quot;)" office:value-type="string" office:string-value="SN47_16" calcext:value-type="string">
            <text:p>SN47_16</text:p>
          </table:table-cell>
          <table:table-cell table:formula="of:=MID([.B333];3;100)" office:value-type="string" office:string-value="47_16" calcext:value-type="string">
            <text:p>47_16</text:p>
          </table:table-cell>
          <table:table-cell table:formula="of:=VALUE(SUBSTITUTE(ORG.LIBREOFFICE.REGEX([.C333];&quot;(\d)+_&quot;); &quot;_&quot;;&quot;&quot;))" office:value-type="float" office:value="47" calcext:value-type="float">
            <text:p>47</text:p>
          </table:table-cell>
          <table:table-cell table:formula="of:=VALUE(SUBSTITUTE(ORG.LIBREOFFICE.REGEX([.C333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N47_19.txt</text:p>
          </table:table-cell>
          <table:table-cell table:formula="of:=SUBSTITUTE([.A334];&quot;.txt&quot;;&quot;&quot;)" office:value-type="string" office:string-value="SN47_19" calcext:value-type="string">
            <text:p>SN47_19</text:p>
          </table:table-cell>
          <table:table-cell table:formula="of:=MID([.B334];3;100)" office:value-type="string" office:string-value="47_19" calcext:value-type="string">
            <text:p>47_19</text:p>
          </table:table-cell>
          <table:table-cell table:formula="of:=VALUE(SUBSTITUTE(ORG.LIBREOFFICE.REGEX([.C334];&quot;(\d)+_&quot;); &quot;_&quot;;&quot;&quot;))" office:value-type="float" office:value="47" calcext:value-type="float">
            <text:p>47</text:p>
          </table:table-cell>
          <table:table-cell table:formula="of:=VALUE(SUBSTITUTE(ORG.LIBREOFFICE.REGEX([.C334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47_20.txt</text:p>
          </table:table-cell>
          <table:table-cell table:formula="of:=SUBSTITUTE([.A335];&quot;.txt&quot;;&quot;&quot;)" office:value-type="string" office:string-value="SN47_20" calcext:value-type="string">
            <text:p>SN47_20</text:p>
          </table:table-cell>
          <table:table-cell table:formula="of:=MID([.B335];3;100)" office:value-type="string" office:string-value="47_20" calcext:value-type="string">
            <text:p>47_20</text:p>
          </table:table-cell>
          <table:table-cell table:formula="of:=VALUE(SUBSTITUTE(ORG.LIBREOFFICE.REGEX([.C335];&quot;(\d)+_&quot;); &quot;_&quot;;&quot;&quot;))" office:value-type="float" office:value="47" calcext:value-type="float">
            <text:p>47</text:p>
          </table:table-cell>
          <table:table-cell table:formula="of:=VALUE(SUBSTITUTE(ORG.LIBREOFFICE.REGEX([.C335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47_25.txt</text:p>
          </table:table-cell>
          <table:table-cell table:formula="of:=SUBSTITUTE([.A336];&quot;.txt&quot;;&quot;&quot;)" office:value-type="string" office:string-value="SN47_25" calcext:value-type="string">
            <text:p>SN47_25</text:p>
          </table:table-cell>
          <table:table-cell table:formula="of:=MID([.B336];3;100)" office:value-type="string" office:string-value="47_25" calcext:value-type="string">
            <text:p>47_25</text:p>
          </table:table-cell>
          <table:table-cell table:formula="of:=VALUE(SUBSTITUTE(ORG.LIBREOFFICE.REGEX([.C336];&quot;(\d)+_&quot;); &quot;_&quot;;&quot;&quot;))" office:value-type="float" office:value="47" calcext:value-type="float">
            <text:p>47</text:p>
          </table:table-cell>
          <table:table-cell table:formula="of:=VALUE(SUBSTITUTE(ORG.LIBREOFFICE.REGEX([.C336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47_33.txt</text:p>
          </table:table-cell>
          <table:table-cell table:formula="of:=SUBSTITUTE([.A337];&quot;.txt&quot;;&quot;&quot;)" office:value-type="string" office:string-value="SN47_33" calcext:value-type="string">
            <text:p>SN47_33</text:p>
          </table:table-cell>
          <table:table-cell table:formula="of:=MID([.B337];3;100)" office:value-type="string" office:string-value="47_33" calcext:value-type="string">
            <text:p>47_33</text:p>
          </table:table-cell>
          <table:table-cell table:formula="of:=VALUE(SUBSTITUTE(ORG.LIBREOFFICE.REGEX([.C337];&quot;(\d)+_&quot;); &quot;_&quot;;&quot;&quot;))" office:value-type="float" office:value="47" calcext:value-type="float">
            <text:p>47</text:p>
          </table:table-cell>
          <table:table-cell table:formula="of:=VALUE(SUBSTITUTE(ORG.LIBREOFFICE.REGEX([.C337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N47_35.txt</text:p>
          </table:table-cell>
          <table:table-cell table:formula="of:=SUBSTITUTE([.A338];&quot;.txt&quot;;&quot;&quot;)" office:value-type="string" office:string-value="SN47_35" calcext:value-type="string">
            <text:p>SN47_35</text:p>
          </table:table-cell>
          <table:table-cell table:formula="of:=MID([.B338];3;100)" office:value-type="string" office:string-value="47_35" calcext:value-type="string">
            <text:p>47_35</text:p>
          </table:table-cell>
          <table:table-cell table:formula="of:=VALUE(SUBSTITUTE(ORG.LIBREOFFICE.REGEX([.C338];&quot;(\d)+_&quot;); &quot;_&quot;;&quot;&quot;))" office:value-type="float" office:value="47" calcext:value-type="float">
            <text:p>47</text:p>
          </table:table-cell>
          <table:table-cell table:formula="of:=VALUE(SUBSTITUTE(ORG.LIBREOFFICE.REGEX([.C338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47_37.txt</text:p>
          </table:table-cell>
          <table:table-cell table:formula="of:=SUBSTITUTE([.A339];&quot;.txt&quot;;&quot;&quot;)" office:value-type="string" office:string-value="SN47_37" calcext:value-type="string">
            <text:p>SN47_37</text:p>
          </table:table-cell>
          <table:table-cell table:formula="of:=MID([.B339];3;100)" office:value-type="string" office:string-value="47_37" calcext:value-type="string">
            <text:p>47_37</text:p>
          </table:table-cell>
          <table:table-cell table:formula="of:=VALUE(SUBSTITUTE(ORG.LIBREOFFICE.REGEX([.C339];&quot;(\d)+_&quot;); &quot;_&quot;;&quot;&quot;))" office:value-type="float" office:value="47" calcext:value-type="float">
            <text:p>47</text:p>
          </table:table-cell>
          <table:table-cell table:formula="of:=VALUE(SUBSTITUTE(ORG.LIBREOFFICE.REGEX([.C339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N47_38.txt</text:p>
          </table:table-cell>
          <table:table-cell table:formula="of:=SUBSTITUTE([.A340];&quot;.txt&quot;;&quot;&quot;)" office:value-type="string" office:string-value="SN47_38" calcext:value-type="string">
            <text:p>SN47_38</text:p>
          </table:table-cell>
          <table:table-cell table:formula="of:=MID([.B340];3;100)" office:value-type="string" office:string-value="47_38" calcext:value-type="string">
            <text:p>47_38</text:p>
          </table:table-cell>
          <table:table-cell table:formula="of:=VALUE(SUBSTITUTE(ORG.LIBREOFFICE.REGEX([.C340];&quot;(\d)+_&quot;); &quot;_&quot;;&quot;&quot;))" office:value-type="float" office:value="47" calcext:value-type="float">
            <text:p>47</text:p>
          </table:table-cell>
          <table:table-cell table:formula="of:=VALUE(SUBSTITUTE(ORG.LIBREOFFICE.REGEX([.C340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7_40.txt</text:p>
          </table:table-cell>
          <table:table-cell table:formula="of:=SUBSTITUTE([.A341];&quot;.txt&quot;;&quot;&quot;)" office:value-type="string" office:string-value="SN47_40" calcext:value-type="string">
            <text:p>SN47_40</text:p>
          </table:table-cell>
          <table:table-cell table:formula="of:=MID([.B341];3;100)" office:value-type="string" office:string-value="47_40" calcext:value-type="string">
            <text:p>47_40</text:p>
          </table:table-cell>
          <table:table-cell table:formula="of:=VALUE(SUBSTITUTE(ORG.LIBREOFFICE.REGEX([.C341];&quot;(\d)+_&quot;); &quot;_&quot;;&quot;&quot;))" office:value-type="float" office:value="47" calcext:value-type="float">
            <text:p>47</text:p>
          </table:table-cell>
          <table:table-cell table:formula="of:=VALUE(SUBSTITUTE(ORG.LIBREOFFICE.REGEX([.C341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47_41.txt</text:p>
          </table:table-cell>
          <table:table-cell table:formula="of:=SUBSTITUTE([.A342];&quot;.txt&quot;;&quot;&quot;)" office:value-type="string" office:string-value="SN47_41" calcext:value-type="string">
            <text:p>SN47_41</text:p>
          </table:table-cell>
          <table:table-cell table:formula="of:=MID([.B342];3;100)" office:value-type="string" office:string-value="47_41" calcext:value-type="string">
            <text:p>47_41</text:p>
          </table:table-cell>
          <table:table-cell table:formula="of:=VALUE(SUBSTITUTE(ORG.LIBREOFFICE.REGEX([.C342];&quot;(\d)+_&quot;); &quot;_&quot;;&quot;&quot;))" office:value-type="float" office:value="47" calcext:value-type="float">
            <text:p>47</text:p>
          </table:table-cell>
          <table:table-cell table:formula="of:=VALUE(SUBSTITUTE(ORG.LIBREOFFICE.REGEX([.C342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47_42.txt</text:p>
          </table:table-cell>
          <table:table-cell table:formula="of:=SUBSTITUTE([.A343];&quot;.txt&quot;;&quot;&quot;)" office:value-type="string" office:string-value="SN47_42" calcext:value-type="string">
            <text:p>SN47_42</text:p>
          </table:table-cell>
          <table:table-cell table:formula="of:=MID([.B343];3;100)" office:value-type="string" office:string-value="47_42" calcext:value-type="string">
            <text:p>47_42</text:p>
          </table:table-cell>
          <table:table-cell table:formula="of:=VALUE(SUBSTITUTE(ORG.LIBREOFFICE.REGEX([.C343];&quot;(\d)+_&quot;); &quot;_&quot;;&quot;&quot;))" office:value-type="float" office:value="47" calcext:value-type="float">
            <text:p>47</text:p>
          </table:table-cell>
          <table:table-cell table:formula="of:=VALUE(SUBSTITUTE(ORG.LIBREOFFICE.REGEX([.C343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48_3.txt</text:p>
          </table:table-cell>
          <table:table-cell table:formula="of:=SUBSTITUTE([.A344];&quot;.txt&quot;;&quot;&quot;)" office:value-type="string" office:string-value="SN48_3" calcext:value-type="string">
            <text:p>SN48_3</text:p>
          </table:table-cell>
          <table:table-cell table:formula="of:=MID([.B344];3;100)" office:value-type="string" office:string-value="48_3" calcext:value-type="string">
            <text:p>48_3</text:p>
          </table:table-cell>
          <table:table-cell table:formula="of:=VALUE(SUBSTITUTE(ORG.LIBREOFFICE.REGEX([.C344];&quot;(\d)+_&quot;); &quot;_&quot;;&quot;&quot;))" office:value-type="float" office:value="48" calcext:value-type="float">
            <text:p>48</text:p>
          </table:table-cell>
          <table:table-cell table:formula="of:=VALUE(SUBSTITUTE(ORG.LIBREOFFICE.REGEX([.C34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8_4.txt</text:p>
          </table:table-cell>
          <table:table-cell table:formula="of:=SUBSTITUTE([.A345];&quot;.txt&quot;;&quot;&quot;)" office:value-type="string" office:string-value="SN48_4" calcext:value-type="string">
            <text:p>SN48_4</text:p>
          </table:table-cell>
          <table:table-cell table:formula="of:=MID([.B345];3;100)" office:value-type="string" office:string-value="48_4" calcext:value-type="string">
            <text:p>48_4</text:p>
          </table:table-cell>
          <table:table-cell table:formula="of:=VALUE(SUBSTITUTE(ORG.LIBREOFFICE.REGEX([.C345];&quot;(\d)+_&quot;); &quot;_&quot;;&quot;&quot;))" office:value-type="float" office:value="48" calcext:value-type="float">
            <text:p>48</text:p>
          </table:table-cell>
          <table:table-cell table:formula="of:=VALUE(SUBSTITUTE(ORG.LIBREOFFICE.REGEX([.C34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8_8.txt</text:p>
          </table:table-cell>
          <table:table-cell table:formula="of:=SUBSTITUTE([.A346];&quot;.txt&quot;;&quot;&quot;)" office:value-type="string" office:string-value="SN48_8" calcext:value-type="string">
            <text:p>SN48_8</text:p>
          </table:table-cell>
          <table:table-cell table:formula="of:=MID([.B346];3;100)" office:value-type="string" office:string-value="48_8" calcext:value-type="string">
            <text:p>48_8</text:p>
          </table:table-cell>
          <table:table-cell table:formula="of:=VALUE(SUBSTITUTE(ORG.LIBREOFFICE.REGEX([.C346];&quot;(\d)+_&quot;); &quot;_&quot;;&quot;&quot;))" office:value-type="float" office:value="48" calcext:value-type="float">
            <text:p>48</text:p>
          </table:table-cell>
          <table:table-cell table:formula="of:=VALUE(SUBSTITUTE(ORG.LIBREOFFICE.REGEX([.C34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8_10.txt</text:p>
          </table:table-cell>
          <table:table-cell table:formula="of:=SUBSTITUTE([.A347];&quot;.txt&quot;;&quot;&quot;)" office:value-type="string" office:string-value="SN48_10" calcext:value-type="string">
            <text:p>SN48_10</text:p>
          </table:table-cell>
          <table:table-cell table:formula="of:=MID([.B347];3;100)" office:value-type="string" office:string-value="48_10" calcext:value-type="string">
            <text:p>48_10</text:p>
          </table:table-cell>
          <table:table-cell table:formula="of:=VALUE(SUBSTITUTE(ORG.LIBREOFFICE.REGEX([.C347];&quot;(\d)+_&quot;); &quot;_&quot;;&quot;&quot;))" office:value-type="float" office:value="48" calcext:value-type="float">
            <text:p>48</text:p>
          </table:table-cell>
          <table:table-cell table:formula="of:=VALUE(SUBSTITUTE(ORG.LIBREOFFICE.REGEX([.C34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8_21.txt</text:p>
          </table:table-cell>
          <table:table-cell table:formula="of:=SUBSTITUTE([.A348];&quot;.txt&quot;;&quot;&quot;)" office:value-type="string" office:string-value="SN48_21" calcext:value-type="string">
            <text:p>SN48_21</text:p>
          </table:table-cell>
          <table:table-cell table:formula="of:=MID([.B348];3;100)" office:value-type="string" office:string-value="48_21" calcext:value-type="string">
            <text:p>48_21</text:p>
          </table:table-cell>
          <table:table-cell table:formula="of:=VALUE(SUBSTITUTE(ORG.LIBREOFFICE.REGEX([.C348];&quot;(\d)+_&quot;); &quot;_&quot;;&quot;&quot;))" office:value-type="float" office:value="48" calcext:value-type="float">
            <text:p>48</text:p>
          </table:table-cell>
          <table:table-cell table:formula="of:=VALUE(SUBSTITUTE(ORG.LIBREOFFICE.REGEX([.C348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48_38.txt</text:p>
          </table:table-cell>
          <table:table-cell table:formula="of:=SUBSTITUTE([.A349];&quot;.txt&quot;;&quot;&quot;)" office:value-type="string" office:string-value="SN48_38" calcext:value-type="string">
            <text:p>SN48_38</text:p>
          </table:table-cell>
          <table:table-cell table:formula="of:=MID([.B349];3;100)" office:value-type="string" office:string-value="48_38" calcext:value-type="string">
            <text:p>48_38</text:p>
          </table:table-cell>
          <table:table-cell table:formula="of:=VALUE(SUBSTITUTE(ORG.LIBREOFFICE.REGEX([.C349];&quot;(\d)+_&quot;); &quot;_&quot;;&quot;&quot;))" office:value-type="float" office:value="48" calcext:value-type="float">
            <text:p>48</text:p>
          </table:table-cell>
          <table:table-cell table:formula="of:=VALUE(SUBSTITUTE(ORG.LIBREOFFICE.REGEX([.C349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8_39.txt</text:p>
          </table:table-cell>
          <table:table-cell table:formula="of:=SUBSTITUTE([.A350];&quot;.txt&quot;;&quot;&quot;)" office:value-type="string" office:string-value="SN48_39" calcext:value-type="string">
            <text:p>SN48_39</text:p>
          </table:table-cell>
          <table:table-cell table:formula="of:=MID([.B350];3;100)" office:value-type="string" office:string-value="48_39" calcext:value-type="string">
            <text:p>48_39</text:p>
          </table:table-cell>
          <table:table-cell table:formula="of:=VALUE(SUBSTITUTE(ORG.LIBREOFFICE.REGEX([.C350];&quot;(\d)+_&quot;); &quot;_&quot;;&quot;&quot;))" office:value-type="float" office:value="48" calcext:value-type="float">
            <text:p>48</text:p>
          </table:table-cell>
          <table:table-cell table:formula="of:=VALUE(SUBSTITUTE(ORG.LIBREOFFICE.REGEX([.C350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N48_41.txt</text:p>
          </table:table-cell>
          <table:table-cell table:formula="of:=SUBSTITUTE([.A351];&quot;.txt&quot;;&quot;&quot;)" office:value-type="string" office:string-value="SN48_41" calcext:value-type="string">
            <text:p>SN48_41</text:p>
          </table:table-cell>
          <table:table-cell table:formula="of:=MID([.B351];3;100)" office:value-type="string" office:string-value="48_41" calcext:value-type="string">
            <text:p>48_41</text:p>
          </table:table-cell>
          <table:table-cell table:formula="of:=VALUE(SUBSTITUTE(ORG.LIBREOFFICE.REGEX([.C351];&quot;(\d)+_&quot;); &quot;_&quot;;&quot;&quot;))" office:value-type="float" office:value="48" calcext:value-type="float">
            <text:p>48</text:p>
          </table:table-cell>
          <table:table-cell table:formula="of:=VALUE(SUBSTITUTE(ORG.LIBREOFFICE.REGEX([.C35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48_44.txt</text:p>
          </table:table-cell>
          <table:table-cell table:formula="of:=SUBSTITUTE([.A352];&quot;.txt&quot;;&quot;&quot;)" office:value-type="string" office:string-value="SN48_44" calcext:value-type="string">
            <text:p>SN48_44</text:p>
          </table:table-cell>
          <table:table-cell table:formula="of:=MID([.B352];3;100)" office:value-type="string" office:string-value="48_44" calcext:value-type="string">
            <text:p>48_44</text:p>
          </table:table-cell>
          <table:table-cell table:formula="of:=VALUE(SUBSTITUTE(ORG.LIBREOFFICE.REGEX([.C352];&quot;(\d)+_&quot;); &quot;_&quot;;&quot;&quot;))" office:value-type="float" office:value="48" calcext:value-type="float">
            <text:p>48</text:p>
          </table:table-cell>
          <table:table-cell table:formula="of:=VALUE(SUBSTITUTE(ORG.LIBREOFFICE.REGEX([.C352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48_46.txt</text:p>
          </table:table-cell>
          <table:table-cell table:formula="of:=SUBSTITUTE([.A353];&quot;.txt&quot;;&quot;&quot;)" office:value-type="string" office:string-value="SN48_46" calcext:value-type="string">
            <text:p>SN48_46</text:p>
          </table:table-cell>
          <table:table-cell table:formula="of:=MID([.B353];3;100)" office:value-type="string" office:string-value="48_46" calcext:value-type="string">
            <text:p>48_46</text:p>
          </table:table-cell>
          <table:table-cell table:formula="of:=VALUE(SUBSTITUTE(ORG.LIBREOFFICE.REGEX([.C353];&quot;(\d)+_&quot;); &quot;_&quot;;&quot;&quot;))" office:value-type="float" office:value="48" calcext:value-type="float">
            <text:p>48</text:p>
          </table:table-cell>
          <table:table-cell table:formula="of:=VALUE(SUBSTITUTE(ORG.LIBREOFFICE.REGEX([.C353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48_50.txt</text:p>
          </table:table-cell>
          <table:table-cell table:formula="of:=SUBSTITUTE([.A354];&quot;.txt&quot;;&quot;&quot;)" office:value-type="string" office:string-value="SN48_50" calcext:value-type="string">
            <text:p>SN48_50</text:p>
          </table:table-cell>
          <table:table-cell table:formula="of:=MID([.B354];3;100)" office:value-type="string" office:string-value="48_50" calcext:value-type="string">
            <text:p>48_50</text:p>
          </table:table-cell>
          <table:table-cell table:formula="of:=VALUE(SUBSTITUTE(ORG.LIBREOFFICE.REGEX([.C354];&quot;(\d)+_&quot;); &quot;_&quot;;&quot;&quot;))" office:value-type="float" office:value="48" calcext:value-type="float">
            <text:p>48</text:p>
          </table:table-cell>
          <table:table-cell table:formula="of:=VALUE(SUBSTITUTE(ORG.LIBREOFFICE.REGEX([.C354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N48_52.txt</text:p>
          </table:table-cell>
          <table:table-cell table:formula="of:=SUBSTITUTE([.A355];&quot;.txt&quot;;&quot;&quot;)" office:value-type="string" office:string-value="SN48_52" calcext:value-type="string">
            <text:p>SN48_52</text:p>
          </table:table-cell>
          <table:table-cell table:formula="of:=MID([.B355];3;100)" office:value-type="string" office:string-value="48_52" calcext:value-type="string">
            <text:p>48_52</text:p>
          </table:table-cell>
          <table:table-cell table:formula="of:=VALUE(SUBSTITUTE(ORG.LIBREOFFICE.REGEX([.C355];&quot;(\d)+_&quot;); &quot;_&quot;;&quot;&quot;))" office:value-type="float" office:value="48" calcext:value-type="float">
            <text:p>48</text:p>
          </table:table-cell>
          <table:table-cell table:formula="of:=VALUE(SUBSTITUTE(ORG.LIBREOFFICE.REGEX([.C355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48_53.txt</text:p>
          </table:table-cell>
          <table:table-cell table:formula="of:=SUBSTITUTE([.A356];&quot;.txt&quot;;&quot;&quot;)" office:value-type="string" office:string-value="SN48_53" calcext:value-type="string">
            <text:p>SN48_53</text:p>
          </table:table-cell>
          <table:table-cell table:formula="of:=MID([.B356];3;100)" office:value-type="string" office:string-value="48_53" calcext:value-type="string">
            <text:p>48_53</text:p>
          </table:table-cell>
          <table:table-cell table:formula="of:=VALUE(SUBSTITUTE(ORG.LIBREOFFICE.REGEX([.C356];&quot;(\d)+_&quot;); &quot;_&quot;;&quot;&quot;))" office:value-type="float" office:value="48" calcext:value-type="float">
            <text:p>48</text:p>
          </table:table-cell>
          <table:table-cell table:formula="of:=VALUE(SUBSTITUTE(ORG.LIBREOFFICE.REGEX([.C356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48_56.txt</text:p>
          </table:table-cell>
          <table:table-cell table:formula="of:=SUBSTITUTE([.A357];&quot;.txt&quot;;&quot;&quot;)" office:value-type="string" office:string-value="SN48_56" calcext:value-type="string">
            <text:p>SN48_56</text:p>
          </table:table-cell>
          <table:table-cell table:formula="of:=MID([.B357];3;100)" office:value-type="string" office:string-value="48_56" calcext:value-type="string">
            <text:p>48_56</text:p>
          </table:table-cell>
          <table:table-cell table:formula="of:=VALUE(SUBSTITUTE(ORG.LIBREOFFICE.REGEX([.C357];&quot;(\d)+_&quot;); &quot;_&quot;;&quot;&quot;))" office:value-type="float" office:value="48" calcext:value-type="float">
            <text:p>48</text:p>
          </table:table-cell>
          <table:table-cell table:formula="of:=VALUE(SUBSTITUTE(ORG.LIBREOFFICE.REGEX([.C357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51_13.txt</text:p>
          </table:table-cell>
          <table:table-cell table:formula="of:=SUBSTITUTE([.A358];&quot;.txt&quot;;&quot;&quot;)" office:value-type="string" office:string-value="SN51_13" calcext:value-type="string">
            <text:p>SN51_13</text:p>
          </table:table-cell>
          <table:table-cell table:formula="of:=MID([.B358];3;100)" office:value-type="string" office:string-value="51_13" calcext:value-type="string">
            <text:p>51_13</text:p>
          </table:table-cell>
          <table:table-cell table:formula="of:=VALUE(SUBSTITUTE(ORG.LIBREOFFICE.REGEX([.C358];&quot;(\d)+_&quot;); &quot;_&quot;;&quot;&quot;))" office:value-type="float" office:value="51" calcext:value-type="float">
            <text:p>51</text:p>
          </table:table-cell>
          <table:table-cell table:formula="of:=VALUE(SUBSTITUTE(ORG.LIBREOFFICE.REGEX([.C35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51_14.txt</text:p>
          </table:table-cell>
          <table:table-cell table:formula="of:=SUBSTITUTE([.A359];&quot;.txt&quot;;&quot;&quot;)" office:value-type="string" office:string-value="SN51_14" calcext:value-type="string">
            <text:p>SN51_14</text:p>
          </table:table-cell>
          <table:table-cell table:formula="of:=MID([.B359];3;100)" office:value-type="string" office:string-value="51_14" calcext:value-type="string">
            <text:p>51_14</text:p>
          </table:table-cell>
          <table:table-cell table:formula="of:=VALUE(SUBSTITUTE(ORG.LIBREOFFICE.REGEX([.C359];&quot;(\d)+_&quot;); &quot;_&quot;;&quot;&quot;))" office:value-type="float" office:value="51" calcext:value-type="float">
            <text:p>51</text:p>
          </table:table-cell>
          <table:table-cell table:formula="of:=VALUE(SUBSTITUTE(ORG.LIBREOFFICE.REGEX([.C35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51_15.txt</text:p>
          </table:table-cell>
          <table:table-cell table:formula="of:=SUBSTITUTE([.A360];&quot;.txt&quot;;&quot;&quot;)" office:value-type="string" office:string-value="SN51_15" calcext:value-type="string">
            <text:p>SN51_15</text:p>
          </table:table-cell>
          <table:table-cell table:formula="of:=MID([.B360];3;100)" office:value-type="string" office:string-value="51_15" calcext:value-type="string">
            <text:p>51_15</text:p>
          </table:table-cell>
          <table:table-cell table:formula="of:=VALUE(SUBSTITUTE(ORG.LIBREOFFICE.REGEX([.C360];&quot;(\d)+_&quot;); &quot;_&quot;;&quot;&quot;))" office:value-type="float" office:value="51" calcext:value-type="float">
            <text:p>51</text:p>
          </table:table-cell>
          <table:table-cell table:formula="of:=VALUE(SUBSTITUTE(ORG.LIBREOFFICE.REGEX([.C360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51_20.txt</text:p>
          </table:table-cell>
          <table:table-cell table:formula="of:=SUBSTITUTE([.A361];&quot;.txt&quot;;&quot;&quot;)" office:value-type="string" office:string-value="SN51_20" calcext:value-type="string">
            <text:p>SN51_20</text:p>
          </table:table-cell>
          <table:table-cell table:formula="of:=MID([.B361];3;100)" office:value-type="string" office:string-value="51_20" calcext:value-type="string">
            <text:p>51_20</text:p>
          </table:table-cell>
          <table:table-cell table:formula="of:=VALUE(SUBSTITUTE(ORG.LIBREOFFICE.REGEX([.C361];&quot;(\d)+_&quot;); &quot;_&quot;;&quot;&quot;))" office:value-type="float" office:value="51" calcext:value-type="float">
            <text:p>51</text:p>
          </table:table-cell>
          <table:table-cell table:formula="of:=VALUE(SUBSTITUTE(ORG.LIBREOFFICE.REGEX([.C361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51_22.txt</text:p>
          </table:table-cell>
          <table:table-cell table:formula="of:=SUBSTITUTE([.A362];&quot;.txt&quot;;&quot;&quot;)" office:value-type="string" office:string-value="SN51_22" calcext:value-type="string">
            <text:p>SN51_22</text:p>
          </table:table-cell>
          <table:table-cell table:formula="of:=MID([.B362];3;100)" office:value-type="string" office:string-value="51_22" calcext:value-type="string">
            <text:p>51_22</text:p>
          </table:table-cell>
          <table:table-cell table:formula="of:=VALUE(SUBSTITUTE(ORG.LIBREOFFICE.REGEX([.C362];&quot;(\d)+_&quot;); &quot;_&quot;;&quot;&quot;))" office:value-type="float" office:value="51" calcext:value-type="float">
            <text:p>51</text:p>
          </table:table-cell>
          <table:table-cell table:formula="of:=VALUE(SUBSTITUTE(ORG.LIBREOFFICE.REGEX([.C362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52_9.txt</text:p>
          </table:table-cell>
          <table:table-cell table:formula="of:=SUBSTITUTE([.A363];&quot;.txt&quot;;&quot;&quot;)" office:value-type="string" office:string-value="SN52_9" calcext:value-type="string">
            <text:p>SN52_9</text:p>
          </table:table-cell>
          <table:table-cell table:formula="of:=MID([.B363];3;100)" office:value-type="string" office:string-value="52_9" calcext:value-type="string">
            <text:p>52_9</text:p>
          </table:table-cell>
          <table:table-cell table:formula="of:=VALUE(SUBSTITUTE(ORG.LIBREOFFICE.REGEX([.C363];&quot;(\d)+_&quot;); &quot;_&quot;;&quot;&quot;))" office:value-type="float" office:value="52" calcext:value-type="float">
            <text:p>52</text:p>
          </table:table-cell>
          <table:table-cell table:formula="of:=VALUE(SUBSTITUTE(ORG.LIBREOFFICE.REGEX([.C36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2_10.txt</text:p>
          </table:table-cell>
          <table:table-cell table:formula="of:=SUBSTITUTE([.A364];&quot;.txt&quot;;&quot;&quot;)" office:value-type="string" office:string-value="SN52_10" calcext:value-type="string">
            <text:p>SN52_10</text:p>
          </table:table-cell>
          <table:table-cell table:formula="of:=MID([.B364];3;100)" office:value-type="string" office:string-value="52_10" calcext:value-type="string">
            <text:p>52_10</text:p>
          </table:table-cell>
          <table:table-cell table:formula="of:=VALUE(SUBSTITUTE(ORG.LIBREOFFICE.REGEX([.C364];&quot;(\d)+_&quot;); &quot;_&quot;;&quot;&quot;))" office:value-type="float" office:value="52" calcext:value-type="float">
            <text:p>52</text:p>
          </table:table-cell>
          <table:table-cell table:formula="of:=VALUE(SUBSTITUTE(ORG.LIBREOFFICE.REGEX([.C364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54_6.txt</text:p>
          </table:table-cell>
          <table:table-cell table:formula="of:=SUBSTITUTE([.A365];&quot;.txt&quot;;&quot;&quot;)" office:value-type="string" office:string-value="SN54_6" calcext:value-type="string">
            <text:p>SN54_6</text:p>
          </table:table-cell>
          <table:table-cell table:formula="of:=MID([.B365];3;100)" office:value-type="string" office:string-value="54_6" calcext:value-type="string">
            <text:p>54_6</text:p>
          </table:table-cell>
          <table:table-cell table:formula="of:=VALUE(SUBSTITUTE(ORG.LIBREOFFICE.REGEX([.C365];&quot;(\d)+_&quot;); &quot;_&quot;;&quot;&quot;))" office:value-type="float" office:value="54" calcext:value-type="float">
            <text:p>54</text:p>
          </table:table-cell>
          <table:table-cell table:formula="of:=VALUE(SUBSTITUTE(ORG.LIBREOFFICE.REGEX([.C36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54_8.txt</text:p>
          </table:table-cell>
          <table:table-cell table:formula="of:=SUBSTITUTE([.A366];&quot;.txt&quot;;&quot;&quot;)" office:value-type="string" office:string-value="SN54_8" calcext:value-type="string">
            <text:p>SN54_8</text:p>
          </table:table-cell>
          <table:table-cell table:formula="of:=MID([.B366];3;100)" office:value-type="string" office:string-value="54_8" calcext:value-type="string">
            <text:p>54_8</text:p>
          </table:table-cell>
          <table:table-cell table:formula="of:=VALUE(SUBSTITUTE(ORG.LIBREOFFICE.REGEX([.C366];&quot;(\d)+_&quot;); &quot;_&quot;;&quot;&quot;))" office:value-type="float" office:value="54" calcext:value-type="float">
            <text:p>54</text:p>
          </table:table-cell>
          <table:table-cell table:formula="of:=VALUE(SUBSTITUTE(ORG.LIBREOFFICE.REGEX([.C36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54_9.txt</text:p>
          </table:table-cell>
          <table:table-cell table:formula="of:=SUBSTITUTE([.A367];&quot;.txt&quot;;&quot;&quot;)" office:value-type="string" office:string-value="SN54_9" calcext:value-type="string">
            <text:p>SN54_9</text:p>
          </table:table-cell>
          <table:table-cell table:formula="of:=MID([.B367];3;100)" office:value-type="string" office:string-value="54_9" calcext:value-type="string">
            <text:p>54_9</text:p>
          </table:table-cell>
          <table:table-cell table:formula="of:=VALUE(SUBSTITUTE(ORG.LIBREOFFICE.REGEX([.C367];&quot;(\d)+_&quot;); &quot;_&quot;;&quot;&quot;))" office:value-type="float" office:value="54" calcext:value-type="float">
            <text:p>54</text:p>
          </table:table-cell>
          <table:table-cell table:formula="of:=VALUE(SUBSTITUTE(ORG.LIBREOFFICE.REGEX([.C367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4_11.txt</text:p>
          </table:table-cell>
          <table:table-cell table:formula="of:=SUBSTITUTE([.A368];&quot;.txt&quot;;&quot;&quot;)" office:value-type="string" office:string-value="SN54_11" calcext:value-type="string">
            <text:p>SN54_11</text:p>
          </table:table-cell>
          <table:table-cell table:formula="of:=MID([.B368];3;100)" office:value-type="string" office:string-value="54_11" calcext:value-type="string">
            <text:p>54_11</text:p>
          </table:table-cell>
          <table:table-cell table:formula="of:=VALUE(SUBSTITUTE(ORG.LIBREOFFICE.REGEX([.C368];&quot;(\d)+_&quot;); &quot;_&quot;;&quot;&quot;))" office:value-type="float" office:value="54" calcext:value-type="float">
            <text:p>54</text:p>
          </table:table-cell>
          <table:table-cell table:formula="of:=VALUE(SUBSTITUTE(ORG.LIBREOFFICE.REGEX([.C36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54_12.txt</text:p>
          </table:table-cell>
          <table:table-cell table:formula="of:=SUBSTITUTE([.A369];&quot;.txt&quot;;&quot;&quot;)" office:value-type="string" office:string-value="SN54_12" calcext:value-type="string">
            <text:p>SN54_12</text:p>
          </table:table-cell>
          <table:table-cell table:formula="of:=MID([.B369];3;100)" office:value-type="string" office:string-value="54_12" calcext:value-type="string">
            <text:p>54_12</text:p>
          </table:table-cell>
          <table:table-cell table:formula="of:=VALUE(SUBSTITUTE(ORG.LIBREOFFICE.REGEX([.C369];&quot;(\d)+_&quot;); &quot;_&quot;;&quot;&quot;))" office:value-type="float" office:value="54" calcext:value-type="float">
            <text:p>54</text:p>
          </table:table-cell>
          <table:table-cell table:formula="of:=VALUE(SUBSTITUTE(ORG.LIBREOFFICE.REGEX([.C369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54_13.txt</text:p>
          </table:table-cell>
          <table:table-cell table:formula="of:=SUBSTITUTE([.A370];&quot;.txt&quot;;&quot;&quot;)" office:value-type="string" office:string-value="SN54_13" calcext:value-type="string">
            <text:p>SN54_13</text:p>
          </table:table-cell>
          <table:table-cell table:formula="of:=MID([.B370];3;100)" office:value-type="string" office:string-value="54_13" calcext:value-type="string">
            <text:p>54_13</text:p>
          </table:table-cell>
          <table:table-cell table:formula="of:=VALUE(SUBSTITUTE(ORG.LIBREOFFICE.REGEX([.C370];&quot;(\d)+_&quot;); &quot;_&quot;;&quot;&quot;))" office:value-type="float" office:value="54" calcext:value-type="float">
            <text:p>54</text:p>
          </table:table-cell>
          <table:table-cell table:formula="of:=VALUE(SUBSTITUTE(ORG.LIBREOFFICE.REGEX([.C370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55_1.txt</text:p>
          </table:table-cell>
          <table:table-cell table:formula="of:=SUBSTITUTE([.A371];&quot;.txt&quot;;&quot;&quot;)" office:value-type="string" office:string-value="SN55_1" calcext:value-type="string">
            <text:p>SN55_1</text:p>
          </table:table-cell>
          <table:table-cell table:formula="of:=MID([.B371];3;100)" office:value-type="string" office:string-value="55_1" calcext:value-type="string">
            <text:p>55_1</text:p>
          </table:table-cell>
          <table:table-cell table:formula="of:=VALUE(SUBSTITUTE(ORG.LIBREOFFICE.REGEX([.C371];&quot;(\d)+_&quot;); &quot;_&quot;;&quot;&quot;))" office:value-type="float" office:value="55" calcext:value-type="float">
            <text:p>55</text:p>
          </table:table-cell>
          <table:table-cell table:formula="of:=VALUE(SUBSTITUTE(ORG.LIBREOFFICE.REGEX([.C37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5.txt</text:p>
          </table:table-cell>
          <table:table-cell table:formula="of:=SUBSTITUTE([.A372];&quot;.txt&quot;;&quot;&quot;)" office:value-type="string" office:string-value="SN55_5" calcext:value-type="string">
            <text:p>SN55_5</text:p>
          </table:table-cell>
          <table:table-cell table:formula="of:=MID([.B372];3;100)" office:value-type="string" office:string-value="55_5" calcext:value-type="string">
            <text:p>55_5</text:p>
          </table:table-cell>
          <table:table-cell table:formula="of:=VALUE(SUBSTITUTE(ORG.LIBREOFFICE.REGEX([.C372];&quot;(\d)+_&quot;); &quot;_&quot;;&quot;&quot;))" office:value-type="float" office:value="55" calcext:value-type="float">
            <text:p>55</text:p>
          </table:table-cell>
          <table:table-cell table:formula="of:=VALUE(SUBSTITUTE(ORG.LIBREOFFICE.REGEX([.C37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55_7.txt</text:p>
          </table:table-cell>
          <table:table-cell table:formula="of:=SUBSTITUTE([.A373];&quot;.txt&quot;;&quot;&quot;)" office:value-type="string" office:string-value="SN55_7" calcext:value-type="string">
            <text:p>SN55_7</text:p>
          </table:table-cell>
          <table:table-cell table:formula="of:=MID([.B373];3;100)" office:value-type="string" office:string-value="55_7" calcext:value-type="string">
            <text:p>55_7</text:p>
          </table:table-cell>
          <table:table-cell table:formula="of:=VALUE(SUBSTITUTE(ORG.LIBREOFFICE.REGEX([.C373];&quot;(\d)+_&quot;); &quot;_&quot;;&quot;&quot;))" office:value-type="float" office:value="55" calcext:value-type="float">
            <text:p>55</text:p>
          </table:table-cell>
          <table:table-cell table:formula="of:=VALUE(SUBSTITUTE(ORG.LIBREOFFICE.REGEX([.C373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55_21.txt</text:p>
          </table:table-cell>
          <table:table-cell table:formula="of:=SUBSTITUTE([.A374];&quot;.txt&quot;;&quot;&quot;)" office:value-type="string" office:string-value="SN55_21" calcext:value-type="string">
            <text:p>SN55_21</text:p>
          </table:table-cell>
          <table:table-cell table:formula="of:=MID([.B374];3;100)" office:value-type="string" office:string-value="55_21" calcext:value-type="string">
            <text:p>55_21</text:p>
          </table:table-cell>
          <table:table-cell table:formula="of:=VALUE(SUBSTITUTE(ORG.LIBREOFFICE.REGEX([.C374];&quot;(\d)+_&quot;); &quot;_&quot;;&quot;&quot;))" office:value-type="float" office:value="55" calcext:value-type="float">
            <text:p>55</text:p>
          </table:table-cell>
          <table:table-cell table:formula="of:=VALUE(SUBSTITUTE(ORG.LIBREOFFICE.REGEX([.C374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55_22.txt</text:p>
          </table:table-cell>
          <table:table-cell table:formula="of:=SUBSTITUTE([.A375];&quot;.txt&quot;;&quot;&quot;)" office:value-type="string" office:string-value="SN55_22" calcext:value-type="string">
            <text:p>SN55_22</text:p>
          </table:table-cell>
          <table:table-cell table:formula="of:=MID([.B375];3;100)" office:value-type="string" office:string-value="55_22" calcext:value-type="string">
            <text:p>55_22</text:p>
          </table:table-cell>
          <table:table-cell table:formula="of:=VALUE(SUBSTITUTE(ORG.LIBREOFFICE.REGEX([.C375];&quot;(\d)+_&quot;); &quot;_&quot;;&quot;&quot;))" office:value-type="float" office:value="55" calcext:value-type="float">
            <text:p>55</text:p>
          </table:table-cell>
          <table:table-cell table:formula="of:=VALUE(SUBSTITUTE(ORG.LIBREOFFICE.REGEX([.C37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55_23.txt</text:p>
          </table:table-cell>
          <table:table-cell table:formula="of:=SUBSTITUTE([.A376];&quot;.txt&quot;;&quot;&quot;)" office:value-type="string" office:string-value="SN55_23" calcext:value-type="string">
            <text:p>SN55_23</text:p>
          </table:table-cell>
          <table:table-cell table:formula="of:=MID([.B376];3;100)" office:value-type="string" office:string-value="55_23" calcext:value-type="string">
            <text:p>55_23</text:p>
          </table:table-cell>
          <table:table-cell table:formula="of:=VALUE(SUBSTITUTE(ORG.LIBREOFFICE.REGEX([.C376];&quot;(\d)+_&quot;); &quot;_&quot;;&quot;&quot;))" office:value-type="float" office:value="55" calcext:value-type="float">
            <text:p>55</text:p>
          </table:table-cell>
          <table:table-cell table:formula="of:=VALUE(SUBSTITUTE(ORG.LIBREOFFICE.REGEX([.C376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55_25.txt</text:p>
          </table:table-cell>
          <table:table-cell table:formula="of:=SUBSTITUTE([.A377];&quot;.txt&quot;;&quot;&quot;)" office:value-type="string" office:string-value="SN55_25" calcext:value-type="string">
            <text:p>SN55_25</text:p>
          </table:table-cell>
          <table:table-cell table:formula="of:=MID([.B377];3;100)" office:value-type="string" office:string-value="55_25" calcext:value-type="string">
            <text:p>55_25</text:p>
          </table:table-cell>
          <table:table-cell table:formula="of:=VALUE(SUBSTITUTE(ORG.LIBREOFFICE.REGEX([.C377];&quot;(\d)+_&quot;); &quot;_&quot;;&quot;&quot;))" office:value-type="float" office:value="55" calcext:value-type="float">
            <text:p>55</text:p>
          </table:table-cell>
          <table:table-cell table:formula="of:=VALUE(SUBSTITUTE(ORG.LIBREOFFICE.REGEX([.C377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55_26.txt</text:p>
          </table:table-cell>
          <table:table-cell table:formula="of:=SUBSTITUTE([.A378];&quot;.txt&quot;;&quot;&quot;)" office:value-type="string" office:string-value="SN55_26" calcext:value-type="string">
            <text:p>SN55_26</text:p>
          </table:table-cell>
          <table:table-cell table:formula="of:=MID([.B378];3;100)" office:value-type="string" office:string-value="55_26" calcext:value-type="string">
            <text:p>55_26</text:p>
          </table:table-cell>
          <table:table-cell table:formula="of:=VALUE(SUBSTITUTE(ORG.LIBREOFFICE.REGEX([.C378];&quot;(\d)+_&quot;); &quot;_&quot;;&quot;&quot;))" office:value-type="float" office:value="55" calcext:value-type="float">
            <text:p>55</text:p>
          </table:table-cell>
          <table:table-cell table:formula="of:=VALUE(SUBSTITUTE(ORG.LIBREOFFICE.REGEX([.C378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55_27.txt</text:p>
          </table:table-cell>
          <table:table-cell table:formula="of:=SUBSTITUTE([.A379];&quot;.txt&quot;;&quot;&quot;)" office:value-type="string" office:string-value="SN55_27" calcext:value-type="string">
            <text:p>SN55_27</text:p>
          </table:table-cell>
          <table:table-cell table:formula="of:=MID([.B379];3;100)" office:value-type="string" office:string-value="55_27" calcext:value-type="string">
            <text:p>55_27</text:p>
          </table:table-cell>
          <table:table-cell table:formula="of:=VALUE(SUBSTITUTE(ORG.LIBREOFFICE.REGEX([.C379];&quot;(\d)+_&quot;); &quot;_&quot;;&quot;&quot;))" office:value-type="float" office:value="55" calcext:value-type="float">
            <text:p>55</text:p>
          </table:table-cell>
          <table:table-cell table:formula="of:=VALUE(SUBSTITUTE(ORG.LIBREOFFICE.REGEX([.C379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55_30.txt</text:p>
          </table:table-cell>
          <table:table-cell table:formula="of:=SUBSTITUTE([.A380];&quot;.txt&quot;;&quot;&quot;)" office:value-type="string" office:string-value="SN55_30" calcext:value-type="string">
            <text:p>SN55_30</text:p>
          </table:table-cell>
          <table:table-cell table:formula="of:=MID([.B380];3;100)" office:value-type="string" office:string-value="55_30" calcext:value-type="string">
            <text:p>55_30</text:p>
          </table:table-cell>
          <table:table-cell table:formula="of:=VALUE(SUBSTITUTE(ORG.LIBREOFFICE.REGEX([.C380];&quot;(\d)+_&quot;); &quot;_&quot;;&quot;&quot;))" office:value-type="float" office:value="55" calcext:value-type="float">
            <text:p>55</text:p>
          </table:table-cell>
          <table:table-cell table:formula="of:=VALUE(SUBSTITUTE(ORG.LIBREOFFICE.REGEX([.C38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55_31.txt</text:p>
          </table:table-cell>
          <table:table-cell table:formula="of:=SUBSTITUTE([.A381];&quot;.txt&quot;;&quot;&quot;)" office:value-type="string" office:string-value="SN55_31" calcext:value-type="string">
            <text:p>SN55_31</text:p>
          </table:table-cell>
          <table:table-cell table:formula="of:=MID([.B381];3;100)" office:value-type="string" office:string-value="55_31" calcext:value-type="string">
            <text:p>55_31</text:p>
          </table:table-cell>
          <table:table-cell table:formula="of:=VALUE(SUBSTITUTE(ORG.LIBREOFFICE.REGEX([.C381];&quot;(\d)+_&quot;); &quot;_&quot;;&quot;&quot;))" office:value-type="float" office:value="55" calcext:value-type="float">
            <text:p>55</text:p>
          </table:table-cell>
          <table:table-cell table:formula="of:=VALUE(SUBSTITUTE(ORG.LIBREOFFICE.REGEX([.C38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55_32.txt</text:p>
          </table:table-cell>
          <table:table-cell table:formula="of:=SUBSTITUTE([.A382];&quot;.txt&quot;;&quot;&quot;)" office:value-type="string" office:string-value="SN55_32" calcext:value-type="string">
            <text:p>SN55_32</text:p>
          </table:table-cell>
          <table:table-cell table:formula="of:=MID([.B382];3;100)" office:value-type="string" office:string-value="55_32" calcext:value-type="string">
            <text:p>55_32</text:p>
          </table:table-cell>
          <table:table-cell table:formula="of:=VALUE(SUBSTITUTE(ORG.LIBREOFFICE.REGEX([.C382];&quot;(\d)+_&quot;); &quot;_&quot;;&quot;&quot;))" office:value-type="float" office:value="55" calcext:value-type="float">
            <text:p>55</text:p>
          </table:table-cell>
          <table:table-cell table:formula="of:=VALUE(SUBSTITUTE(ORG.LIBREOFFICE.REGEX([.C38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N55_33.txt</text:p>
          </table:table-cell>
          <table:table-cell table:formula="of:=SUBSTITUTE([.A383];&quot;.txt&quot;;&quot;&quot;)" office:value-type="string" office:string-value="SN55_33" calcext:value-type="string">
            <text:p>SN55_33</text:p>
          </table:table-cell>
          <table:table-cell table:formula="of:=MID([.B383];3;100)" office:value-type="string" office:string-value="55_33" calcext:value-type="string">
            <text:p>55_33</text:p>
          </table:table-cell>
          <table:table-cell table:formula="of:=VALUE(SUBSTITUTE(ORG.LIBREOFFICE.REGEX([.C383];&quot;(\d)+_&quot;); &quot;_&quot;;&quot;&quot;))" office:value-type="float" office:value="55" calcext:value-type="float">
            <text:p>55</text:p>
          </table:table-cell>
          <table:table-cell table:formula="of:=VALUE(SUBSTITUTE(ORG.LIBREOFFICE.REGEX([.C38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N55_40.txt</text:p>
          </table:table-cell>
          <table:table-cell table:formula="of:=SUBSTITUTE([.A384];&quot;.txt&quot;;&quot;&quot;)" office:value-type="string" office:string-value="SN55_40" calcext:value-type="string">
            <text:p>SN55_40</text:p>
          </table:table-cell>
          <table:table-cell table:formula="of:=MID([.B384];3;100)" office:value-type="string" office:string-value="55_40" calcext:value-type="string">
            <text:p>55_40</text:p>
          </table:table-cell>
          <table:table-cell table:formula="of:=VALUE(SUBSTITUTE(ORG.LIBREOFFICE.REGEX([.C384];&quot;(\d)+_&quot;); &quot;_&quot;;&quot;&quot;))" office:value-type="float" office:value="55" calcext:value-type="float">
            <text:p>55</text:p>
          </table:table-cell>
          <table:table-cell table:formula="of:=VALUE(SUBSTITUTE(ORG.LIBREOFFICE.REGEX([.C384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55_54.txt</text:p>
          </table:table-cell>
          <table:table-cell table:formula="of:=SUBSTITUTE([.A385];&quot;.txt&quot;;&quot;&quot;)" office:value-type="string" office:string-value="SN55_54" calcext:value-type="string">
            <text:p>SN55_54</text:p>
          </table:table-cell>
          <table:table-cell table:formula="of:=MID([.B385];3;100)" office:value-type="string" office:string-value="55_54" calcext:value-type="string">
            <text:p>55_54</text:p>
          </table:table-cell>
          <table:table-cell table:formula="of:=VALUE(SUBSTITUTE(ORG.LIBREOFFICE.REGEX([.C385];&quot;(\d)+_&quot;); &quot;_&quot;;&quot;&quot;))" office:value-type="float" office:value="55" calcext:value-type="float">
            <text:p>55</text:p>
          </table:table-cell>
          <table:table-cell table:formula="of:=VALUE(SUBSTITUTE(ORG.LIBREOFFICE.REGEX([.C385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56_1.txt</text:p>
          </table:table-cell>
          <table:table-cell table:formula="of:=SUBSTITUTE([.A386];&quot;.txt&quot;;&quot;&quot;)" office:value-type="string" office:string-value="SN56_1" calcext:value-type="string">
            <text:p>SN56_1</text:p>
          </table:table-cell>
          <table:table-cell table:formula="of:=MID([.B386];3;100)" office:value-type="string" office:string-value="56_1" calcext:value-type="string">
            <text:p>56_1</text:p>
          </table:table-cell>
          <table:table-cell table:formula="of:=VALUE(SUBSTITUTE(ORG.LIBREOFFICE.REGEX([.C386];&quot;(\d)+_&quot;); &quot;_&quot;;&quot;&quot;))" office:value-type="float" office:value="56" calcext:value-type="float">
            <text:p>56</text:p>
          </table:table-cell>
          <table:table-cell table:formula="of:=VALUE(SUBSTITUTE(ORG.LIBREOFFICE.REGEX([.C386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.txt</text:p>
          </table:table-cell>
          <table:table-cell table:formula="of:=SUBSTITUTE([.A387];&quot;.txt&quot;;&quot;&quot;)" office:value-type="string" office:string-value="SN56_2" calcext:value-type="string">
            <text:p>SN56_2</text:p>
          </table:table-cell>
          <table:table-cell table:formula="of:=MID([.B387];3;100)" office:value-type="string" office:string-value="56_2" calcext:value-type="string">
            <text:p>56_2</text:p>
          </table:table-cell>
          <table:table-cell table:formula="of:=VALUE(SUBSTITUTE(ORG.LIBREOFFICE.REGEX([.C387];&quot;(\d)+_&quot;); &quot;_&quot;;&quot;&quot;))" office:value-type="float" office:value="56" calcext:value-type="float">
            <text:p>56</text:p>
          </table:table-cell>
          <table:table-cell table:formula="of:=VALUE(SUBSTITUTE(ORG.LIBREOFFICE.REGEX([.C38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56_11.txt</text:p>
          </table:table-cell>
          <table:table-cell table:formula="of:=SUBSTITUTE([.A388];&quot;.txt&quot;;&quot;&quot;)" office:value-type="string" office:string-value="SN56_11" calcext:value-type="string">
            <text:p>SN56_11</text:p>
          </table:table-cell>
          <table:table-cell table:formula="of:=MID([.B388];3;100)" office:value-type="string" office:string-value="56_11" calcext:value-type="string">
            <text:p>56_11</text:p>
          </table:table-cell>
          <table:table-cell table:formula="of:=VALUE(SUBSTITUTE(ORG.LIBREOFFICE.REGEX([.C388];&quot;(\d)+_&quot;); &quot;_&quot;;&quot;&quot;))" office:value-type="float" office:value="56" calcext:value-type="float">
            <text:p>56</text:p>
          </table:table-cell>
          <table:table-cell table:formula="of:=VALUE(SUBSTITUTE(ORG.LIBREOFFICE.REGEX([.C38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56_20.txt</text:p>
          </table:table-cell>
          <table:table-cell table:formula="of:=SUBSTITUTE([.A389];&quot;.txt&quot;;&quot;&quot;)" office:value-type="string" office:string-value="SN56_20" calcext:value-type="string">
            <text:p>SN56_20</text:p>
          </table:table-cell>
          <table:table-cell table:formula="of:=MID([.B389];3;100)" office:value-type="string" office:string-value="56_20" calcext:value-type="string">
            <text:p>56_20</text:p>
          </table:table-cell>
          <table:table-cell table:formula="of:=VALUE(SUBSTITUTE(ORG.LIBREOFFICE.REGEX([.C389];&quot;(\d)+_&quot;); &quot;_&quot;;&quot;&quot;))" office:value-type="float" office:value="56" calcext:value-type="float">
            <text:p>56</text:p>
          </table:table-cell>
          <table:table-cell table:formula="of:=VALUE(SUBSTITUTE(ORG.LIBREOFFICE.REGEX([.C389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56_26.txt</text:p>
          </table:table-cell>
          <table:table-cell table:formula="of:=SUBSTITUTE([.A390];&quot;.txt&quot;;&quot;&quot;)" office:value-type="string" office:string-value="SN56_26" calcext:value-type="string">
            <text:p>SN56_26</text:p>
          </table:table-cell>
          <table:table-cell table:formula="of:=MID([.B390];3;100)" office:value-type="string" office:string-value="56_26" calcext:value-type="string">
            <text:p>56_26</text:p>
          </table:table-cell>
          <table:table-cell table:formula="of:=VALUE(SUBSTITUTE(ORG.LIBREOFFICE.REGEX([.C390];&quot;(\d)+_&quot;); &quot;_&quot;;&quot;&quot;))" office:value-type="float" office:value="56" calcext:value-type="float">
            <text:p>56</text:p>
          </table:table-cell>
          <table:table-cell table:formula="of:=VALUE(SUBSTITUTE(ORG.LIBREOFFICE.REGEX([.C390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56_27.txt</text:p>
          </table:table-cell>
          <table:table-cell table:formula="of:=SUBSTITUTE([.A391];&quot;.txt&quot;;&quot;&quot;)" office:value-type="string" office:string-value="SN56_27" calcext:value-type="string">
            <text:p>SN56_27</text:p>
          </table:table-cell>
          <table:table-cell table:formula="of:=MID([.B391];3;100)" office:value-type="string" office:string-value="56_27" calcext:value-type="string">
            <text:p>56_27</text:p>
          </table:table-cell>
          <table:table-cell table:formula="of:=VALUE(SUBSTITUTE(ORG.LIBREOFFICE.REGEX([.C391];&quot;(\d)+_&quot;); &quot;_&quot;;&quot;&quot;))" office:value-type="float" office:value="56" calcext:value-type="float">
            <text:p>56</text:p>
          </table:table-cell>
          <table:table-cell table:formula="of:=VALUE(SUBSTITUTE(ORG.LIBREOFFICE.REGEX([.C391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56_28.txt</text:p>
          </table:table-cell>
          <table:table-cell table:formula="of:=SUBSTITUTE([.A392];&quot;.txt&quot;;&quot;&quot;)" office:value-type="string" office:string-value="SN56_28" calcext:value-type="string">
            <text:p>SN56_28</text:p>
          </table:table-cell>
          <table:table-cell table:formula="of:=MID([.B392];3;100)" office:value-type="string" office:string-value="56_28" calcext:value-type="string">
            <text:p>56_28</text:p>
          </table:table-cell>
          <table:table-cell table:formula="of:=VALUE(SUBSTITUTE(ORG.LIBREOFFICE.REGEX([.C392];&quot;(\d)+_&quot;); &quot;_&quot;;&quot;&quot;))" office:value-type="float" office:value="56" calcext:value-type="float">
            <text:p>56</text:p>
          </table:table-cell>
          <table:table-cell table:formula="of:=VALUE(SUBSTITUTE(ORG.LIBREOFFICE.REGEX([.C392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N56_30.txt</text:p>
          </table:table-cell>
          <table:table-cell table:formula="of:=SUBSTITUTE([.A393];&quot;.txt&quot;;&quot;&quot;)" office:value-type="string" office:string-value="SN56_30" calcext:value-type="string">
            <text:p>SN56_30</text:p>
          </table:table-cell>
          <table:table-cell table:formula="of:=MID([.B393];3;100)" office:value-type="string" office:string-value="56_30" calcext:value-type="string">
            <text:p>56_30</text:p>
          </table:table-cell>
          <table:table-cell table:formula="of:=VALUE(SUBSTITUTE(ORG.LIBREOFFICE.REGEX([.C393];&quot;(\d)+_&quot;); &quot;_&quot;;&quot;&quot;))" office:value-type="float" office:value="56" calcext:value-type="float">
            <text:p>56</text:p>
          </table:table-cell>
          <table:table-cell table:formula="of:=VALUE(SUBSTITUTE(ORG.LIBREOFFICE.REGEX([.C393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56_31.txt</text:p>
          </table:table-cell>
          <table:table-cell table:formula="of:=SUBSTITUTE([.A394];&quot;.txt&quot;;&quot;&quot;)" office:value-type="string" office:string-value="SN56_31" calcext:value-type="string">
            <text:p>SN56_31</text:p>
          </table:table-cell>
          <table:table-cell table:formula="of:=MID([.B394];3;100)" office:value-type="string" office:string-value="56_31" calcext:value-type="string">
            <text:p>56_31</text:p>
          </table:table-cell>
          <table:table-cell table:formula="of:=VALUE(SUBSTITUTE(ORG.LIBREOFFICE.REGEX([.C394];&quot;(\d)+_&quot;); &quot;_&quot;;&quot;&quot;))" office:value-type="float" office:value="56" calcext:value-type="float">
            <text:p>56</text:p>
          </table:table-cell>
          <table:table-cell table:formula="of:=VALUE(SUBSTITUTE(ORG.LIBREOFFICE.REGEX([.C394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56_32.txt</text:p>
          </table:table-cell>
          <table:table-cell table:formula="of:=SUBSTITUTE([.A395];&quot;.txt&quot;;&quot;&quot;)" office:value-type="string" office:string-value="SN56_32" calcext:value-type="string">
            <text:p>SN56_32</text:p>
          </table:table-cell>
          <table:table-cell table:formula="of:=MID([.B395];3;100)" office:value-type="string" office:string-value="56_32" calcext:value-type="string">
            <text:p>56_32</text:p>
          </table:table-cell>
          <table:table-cell table:formula="of:=VALUE(SUBSTITUTE(ORG.LIBREOFFICE.REGEX([.C395];&quot;(\d)+_&quot;); &quot;_&quot;;&quot;&quot;))" office:value-type="float" office:value="56" calcext:value-type="float">
            <text:p>56</text:p>
          </table:table-cell>
          <table:table-cell table:formula="of:=VALUE(SUBSTITUTE(ORG.LIBREOFFICE.REGEX([.C395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N56_35.txt</text:p>
          </table:table-cell>
          <table:table-cell table:formula="of:=SUBSTITUTE([.A396];&quot;.txt&quot;;&quot;&quot;)" office:value-type="string" office:string-value="SN56_35" calcext:value-type="string">
            <text:p>SN56_35</text:p>
          </table:table-cell>
          <table:table-cell table:formula="of:=MID([.B396];3;100)" office:value-type="string" office:string-value="56_35" calcext:value-type="string">
            <text:p>56_35</text:p>
          </table:table-cell>
          <table:table-cell table:formula="of:=VALUE(SUBSTITUTE(ORG.LIBREOFFICE.REGEX([.C396];&quot;(\d)+_&quot;); &quot;_&quot;;&quot;&quot;))" office:value-type="float" office:value="56" calcext:value-type="float">
            <text:p>56</text:p>
          </table:table-cell>
          <table:table-cell table:formula="of:=VALUE(SUBSTITUTE(ORG.LIBREOFFICE.REGEX([.C396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56_36.txt</text:p>
          </table:table-cell>
          <table:table-cell table:formula="of:=SUBSTITUTE([.A397];&quot;.txt&quot;;&quot;&quot;)" office:value-type="string" office:string-value="SN56_36" calcext:value-type="string">
            <text:p>SN56_36</text:p>
          </table:table-cell>
          <table:table-cell table:formula="of:=MID([.B397];3;100)" office:value-type="string" office:string-value="56_36" calcext:value-type="string">
            <text:p>56_36</text:p>
          </table:table-cell>
          <table:table-cell table:formula="of:=VALUE(SUBSTITUTE(ORG.LIBREOFFICE.REGEX([.C397];&quot;(\d)+_&quot;); &quot;_&quot;;&quot;&quot;))" office:value-type="float" office:value="56" calcext:value-type="float">
            <text:p>56</text:p>
          </table:table-cell>
          <table:table-cell table:formula="of:=VALUE(SUBSTITUTE(ORG.LIBREOFFICE.REGEX([.C397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N56_42.txt</text:p>
          </table:table-cell>
          <table:table-cell table:formula="of:=SUBSTITUTE([.A398];&quot;.txt&quot;;&quot;&quot;)" office:value-type="string" office:string-value="SN56_42" calcext:value-type="string">
            <text:p>SN56_42</text:p>
          </table:table-cell>
          <table:table-cell table:formula="of:=MID([.B398];3;100)" office:value-type="string" office:string-value="56_42" calcext:value-type="string">
            <text:p>56_42</text:p>
          </table:table-cell>
          <table:table-cell table:formula="of:=VALUE(SUBSTITUTE(ORG.LIBREOFFICE.REGEX([.C398];&quot;(\d)+_&quot;); &quot;_&quot;;&quot;&quot;))" office:value-type="float" office:value="56" calcext:value-type="float">
            <text:p>56</text:p>
          </table:table-cell>
          <table:table-cell table:formula="of:=VALUE(SUBSTITUTE(ORG.LIBREOFFICE.REGEX([.C398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56_44.txt</text:p>
          </table:table-cell>
          <table:table-cell table:formula="of:=SUBSTITUTE([.A399];&quot;.txt&quot;;&quot;&quot;)" office:value-type="string" office:string-value="SN56_44" calcext:value-type="string">
            <text:p>SN56_44</text:p>
          </table:table-cell>
          <table:table-cell table:formula="of:=MID([.B399];3;100)" office:value-type="string" office:string-value="56_44" calcext:value-type="string">
            <text:p>56_44</text:p>
          </table:table-cell>
          <table:table-cell table:formula="of:=VALUE(SUBSTITUTE(ORG.LIBREOFFICE.REGEX([.C399];&quot;(\d)+_&quot;); &quot;_&quot;;&quot;&quot;))" office:value-type="float" office:value="56" calcext:value-type="float">
            <text:p>56</text:p>
          </table:table-cell>
          <table:table-cell table:formula="of:=VALUE(SUBSTITUTE(ORG.LIBREOFFICE.REGEX([.C399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56_45.txt</text:p>
          </table:table-cell>
          <table:table-cell table:formula="of:=SUBSTITUTE([.A400];&quot;.txt&quot;;&quot;&quot;)" office:value-type="string" office:string-value="SN56_45" calcext:value-type="string">
            <text:p>SN56_45</text:p>
          </table:table-cell>
          <table:table-cell table:formula="of:=MID([.B400];3;100)" office:value-type="string" office:string-value="56_45" calcext:value-type="string">
            <text:p>56_45</text:p>
          </table:table-cell>
          <table:table-cell table:formula="of:=VALUE(SUBSTITUTE(ORG.LIBREOFFICE.REGEX([.C400];&quot;(\d)+_&quot;); &quot;_&quot;;&quot;&quot;))" office:value-type="float" office:value="56" calcext:value-type="float">
            <text:p>56</text:p>
          </table:table-cell>
          <table:table-cell table:formula="of:=VALUE(SUBSTITUTE(ORG.LIBREOFFICE.REGEX([.C400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N56_46.txt</text:p>
          </table:table-cell>
          <table:table-cell table:formula="of:=SUBSTITUTE([.A401];&quot;.txt&quot;;&quot;&quot;)" office:value-type="string" office:string-value="SN56_46" calcext:value-type="string">
            <text:p>SN56_46</text:p>
          </table:table-cell>
          <table:table-cell table:formula="of:=MID([.B401];3;100)" office:value-type="string" office:string-value="56_46" calcext:value-type="string">
            <text:p>56_46</text:p>
          </table:table-cell>
          <table:table-cell table:formula="of:=VALUE(SUBSTITUTE(ORG.LIBREOFFICE.REGEX([.C401];&quot;(\d)+_&quot;); &quot;_&quot;;&quot;&quot;))" office:value-type="float" office:value="56" calcext:value-type="float">
            <text:p>56</text:p>
          </table:table-cell>
          <table:table-cell table:formula="of:=VALUE(SUBSTITUTE(ORG.LIBREOFFICE.REGEX([.C401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56_48.txt</text:p>
          </table:table-cell>
          <table:table-cell table:formula="of:=SUBSTITUTE([.A402];&quot;.txt&quot;;&quot;&quot;)" office:value-type="string" office:string-value="SN56_48" calcext:value-type="string">
            <text:p>SN56_48</text:p>
          </table:table-cell>
          <table:table-cell table:formula="of:=MID([.B402];3;100)" office:value-type="string" office:string-value="56_48" calcext:value-type="string">
            <text:p>56_48</text:p>
          </table:table-cell>
          <table:table-cell table:formula="of:=VALUE(SUBSTITUTE(ORG.LIBREOFFICE.REGEX([.C402];&quot;(\d)+_&quot;); &quot;_&quot;;&quot;&quot;))" office:value-type="float" office:value="56" calcext:value-type="float">
            <text:p>56</text:p>
          </table:table-cell>
          <table:table-cell table:formula="of:=VALUE(SUBSTITUTE(ORG.LIBREOFFICE.REGEX([.C402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56_102.txt</text:p>
          </table:table-cell>
          <table:table-cell table:formula="of:=SUBSTITUTE([.A403];&quot;.txt&quot;;&quot;&quot;)" office:value-type="string" office:string-value="SN56_102" calcext:value-type="string">
            <text:p>SN56_102</text:p>
          </table:table-cell>
          <table:table-cell table:formula="of:=MID([.B403];3;100)" office:value-type="string" office:string-value="56_102" calcext:value-type="string">
            <text:p>56_102</text:p>
          </table:table-cell>
          <table:table-cell table:formula="of:=VALUE(SUBSTITUTE(ORG.LIBREOFFICE.REGEX([.C403];&quot;(\d)+_&quot;); &quot;_&quot;;&quot;&quot;))" office:value-type="float" office:value="56" calcext:value-type="float">
            <text:p>56</text:p>
          </table:table-cell>
          <table:table-cell table:formula="of:=VALUE(SUBSTITUTE(ORG.LIBREOFFICE.REGEX([.C403];&quot;_(\d)+&quot;); &quot;_&quot;;&quot;&quot;))" office:value-type="float" office:value="102" calcext:value-type="float">
            <text:p>102</text:p>
          </table:table-cell>
        </table:table-row>
      </table:table>
      <table:named-expressions/>
      <table:database-ranges>
        <table:database-range table:name="__Anonymous_Sheet_DB__0" table:target-range-address="'collections-base'.A1:'collections-base'.B14">
          <table:sort>
            <table:sort-by table:field-number="1" table:data-type="automatic"/>
          </table:sort>
        </table:database-range>
        <table:database-range table:name="__Anonymous_Sheet_DB__1" table:target-range-address="AN.A1:AN.E393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" table:target-range-address="DN.A1:DN.E2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4" table:target-range-address="Iti.A1:Iti.E110">
          <table:sort>
            <table:sort-by table:field-number="3" table:data-type="automatic"/>
          </table:sort>
        </table:database-range>
        <table:database-range table:name="__Anonymous_Sheet_DB__6" table:target-range-address="StNp.A1:StNp.E73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7" table:target-range-address="Thag.A1:Thag.E98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8" table:target-range-address="Thig.A1:Thig.E35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9" table:target-range-address="Ud.A1:Ud.E8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0" table:target-range-address="MN.A1:MN.E10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1" table:target-range-address="SN.A1:SN.E403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4:50:29.33376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8-27T14:56:26.725411714</dc:date>
    <meta:editing-duration>PT2H6M30S</meta:editing-duration>
    <meta:editing-cycles>29</meta:editing-cycles>
    <meta:document-statistic meta:table-count="12" meta:cell-count="6803" meta:object-count="0"/>
  </office:meta>
</office:document-meta>
</file>